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>
      <style:text-properties fo:font-style="italic" style:font-style-asian="italic" style:font-style-complex="italic"/>
    </style:style>
    <style:style style:name="T4_44" style:family="text">
      <style:text-properties fo:font-style="italic" style:font-style-asian="italic" style:font-style-complex="italic"/>
    </style:style>
    <style:style style:name="T4_45" style:family="text">
      <style:text-properties fo:font-style="italic" style:font-style-asian="italic" style:font-style-complex="italic"/>
    </style:style>
    <style:style style:name="T4_46" style:family="text">
      <style:text-properties fo:font-style="italic" style:font-style-asian="italic" style:font-style-complex="italic"/>
    </style:style>
    <style:style style:name="T4_47" style:family="text">
      <style:text-properties fo:font-style="italic" style:font-style-asian="italic" style:font-style-complex="italic"/>
    </style:style>
    <style:style style:name="T4_48" style:family="text">
      <style:text-properties fo:font-style="italic" style:font-style-asian="italic" style:font-style-complex="italic"/>
    </style:style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 style:parent-style-name="Standard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0pt" style:font-size-asian="10pt" style:font-size-complex="10pt"/>
    </style:style>
    <style:style style:name="T5_2" style:family="text">
      <style:text-properties fo:font-size="10pt" style:font-size-asian="10pt" style:font-size-complex="10pt"/>
    </style:style>
    <style:style style:name="T5_3" style:family="text">
      <style:text-properties fo:font-size="10pt" style:font-size-asian="10pt" style:font-size-complex="10pt"/>
    </style:style>
    <style:style style:name="T5_4" style:family="text">
      <style:text-properties fo:font-size="10pt" style:font-size-asian="10pt" style:font-size-complex="10pt"/>
    </style:style>
    <style:style style:name="T5_5" style:family="text">
      <style:text-properties fo:font-size="10pt" style:font-size-asian="10pt" style:font-size-complex="10pt"/>
    </style:style>
    <style:style style:name="T5_6" style:family="text">
      <style:text-properties fo:font-size="10pt" style:font-size-asian="10pt" style:font-size-complex="10pt"/>
    </style:style>
    <style:style style:name="T5_7" style:family="text">
      <style:text-properties fo:font-size="10pt" style:font-size-asian="10pt" style:font-size-complex="10pt"/>
    </style:style>
    <style:style style:name="T5_8" style:family="text">
      <style:text-properties fo:font-size="10pt" style:font-size-asian="10pt" style:font-size-complex="10pt"/>
    </style:style>
    <style:style style:name="T5_9" style:family="text">
      <style:text-properties fo:font-size="10pt" style:font-size-asian="10pt" style:font-size-complex="10pt"/>
    </style:style>
    <style:style style:name="T5_10" style:family="text">
      <style:text-properties fo:font-size="10pt" style:font-size-asian="10pt" style:font-size-complex="10pt"/>
    </style:style>
    <style:style style:name="T5_11" style:family="text">
      <style:text-properties fo:font-size="10pt" style:font-size-asian="10pt" style:font-size-complex="10pt"/>
    </style:style>
    <style:style style:name="T5_12" style:family="text">
      <style:text-properties fo:font-size="10pt" style:font-size-asian="10pt" style:font-size-complex="10pt"/>
    </style:style>
    <style:style style:name="T5_13" style:family="text">
      <style:text-properties fo:font-size="10pt" style:font-size-asian="10pt" style:font-size-complex="10pt"/>
    </style:style>
    <style:style style:name="T5_14" style:family="text">
      <style:text-properties fo:font-size="10pt" style:font-size-asian="10pt" style:font-size-complex="10pt"/>
    </style:style>
    <style:style style:name="T5_15" style:family="text">
      <style:text-properties fo:font-size="10pt" style:font-size-asian="10pt" style:font-size-complex="10pt"/>
    </style:style>
    <style:style style:name="T5_16" style:family="text">
      <style:text-properties fo:font-size="10pt" style:font-size-asian="10pt" style:font-size-complex="10pt"/>
    </style:style>
    <style:style style:name="T5_17" style:family="text">
      <style:text-properties fo:font-size="10pt" style:font-size-asian="10pt" style:font-size-complex="10pt"/>
    </style:style>
    <style:style style:name="T5_18" style:family="text">
      <style:text-properties fo:font-size="10pt" style:font-size-asian="10pt" style:font-size-complex="10pt"/>
    </style:style>
    <style:style style:name="T5_19" style:family="text">
      <style:text-properties fo:font-size="10pt" style:font-size-asian="10pt" style:font-size-complex="10pt"/>
    </style:style>
    <style:style style:name="T5_20" style:family="text">
      <style:text-properties fo:font-size="10pt" style:font-size-asian="10pt" style:font-size-complex="10pt"/>
    </style:style>
    <style:style style:name="T5_21" style:family="text">
      <style:text-properties fo:font-size="10pt" style:font-size-asian="10pt" style:font-size-complex="10pt"/>
    </style:style>
    <style:style style:name="T5_22" style:family="text">
      <style:text-properties fo:font-size="10pt" style:font-size-asian="10pt" style:font-size-complex="10pt"/>
    </style:style>
    <style:style style:name="T5_23" style:family="text">
      <style:text-properties fo:font-size="10pt" style:font-size-asian="10pt" style:font-size-complex="10pt"/>
    </style:style>
    <style:style style:name="T5_24" style:family="text">
      <style:text-properties fo:font-size="10pt" style:font-size-asian="10pt" style:font-size-complex="10pt"/>
    </style:style>
    <style:style style:name="T5_25" style:family="text">
      <style:text-properties fo:font-size="10pt" style:font-size-asian="10pt" style:font-size-complex="10pt"/>
    </style:style>
    <style:style style:name="T5_26" style:family="text">
      <style:text-properties fo:font-size="10pt" style:font-size-asian="10pt" style:font-size-complex="10pt"/>
    </style:style>
    <style:style style:name="T5_27" style:family="text">
      <style:text-properties fo:font-size="10pt" style:font-size-asian="10pt" style:font-size-complex="10pt"/>
    </style:style>
    <style:style style:name="T5_28" style:family="text">
      <style:text-properties fo:font-size="10pt" style:font-size-asian="10pt" style:font-size-complex="10pt"/>
    </style:style>
    <style:style style:name="T5_29" style:family="text">
      <style:text-properties fo:font-size="10pt" style:font-size-asian="10pt" style:font-size-complex="10pt"/>
    </style:style>
    <style:style style:name="T5_30" style:family="text">
      <style:text-properties fo:font-size="10pt" style:font-size-asian="10pt" style:font-size-complex="10pt"/>
    </style:style>
    <style:style style:name="T5_31" style:family="text">
      <style:text-properties fo:font-size="10pt" style:font-size-asian="10pt" style:font-size-complex="10pt"/>
    </style:style>
    <style:style style:name="T5_32" style:family="text">
      <style:text-properties fo:font-size="10pt" style:font-size-asian="10pt" style:font-size-complex="10pt"/>
    </style:style>
    <style:style style:name="T5_33" style:family="text">
      <style:text-properties fo:font-size="10pt" style:font-size-asian="10pt" style:font-size-complex="10pt"/>
    </style:style>
    <style:style style:name="T5_34" style:family="text">
      <style:text-properties fo:font-size="10pt" style:font-size-asian="10pt" style:font-size-complex="10pt"/>
    </style:style>
    <style:style style:name="T5_35" style:family="text">
      <style:text-properties fo:font-size="10pt" style:font-size-asian="10pt" style:font-size-complex="10pt"/>
    </style:style>
    <style:style style:name="T5_36" style:family="text">
      <style:text-properties fo:font-size="10pt" style:font-size-asian="10pt" style:font-size-complex="10pt"/>
    </style:style>
    <style:style style:name="T5_37" style:family="text">
      <style:text-properties fo:font-size="10pt" style:font-size-asian="10pt" style:font-size-complex="10pt"/>
    </style:style>
    <style:style style:name="T5_38" style:family="text">
      <style:text-properties fo:font-size="10pt" style:font-size-asian="10pt" style:font-size-complex="10pt"/>
    </style:style>
    <style:style style:name="T5_39" style:family="text">
      <style:text-properties fo:font-size="10pt" style:font-size-asian="10pt" style:font-size-complex="10pt"/>
    </style:style>
    <style:style style:name="T5_40" style:family="text">
      <style:text-properties fo:font-size="10pt" style:font-size-asian="10pt" style:font-size-complex="10pt"/>
    </style:style>
    <style:style style:name="T5_41" style:family="text">
      <style:text-properties fo:font-size="10pt" style:font-size-asian="10pt" style:font-size-complex="10pt"/>
    </style:style>
    <style:style style:name="T5_42" style:family="text">
      <style:text-properties fo:font-size="10pt" style:font-size-asian="10pt" style:font-size-complex="10pt"/>
    </style:style>
    <style:style style:name="T5_43" style:family="text">
      <style:text-properties fo:font-size="10pt" style:font-size-asian="10pt" style:font-size-complex="10pt"/>
    </style:style>
    <style:style style:name="T5_44" style:family="text">
      <style:text-properties fo:font-size="10pt" style:font-size-asian="10pt" style:font-size-complex="10pt"/>
    </style:style>
    <style:style style:name="T5_45" style:family="text">
      <style:text-properties fo:font-size="10pt" style:font-size-asian="10pt" style:font-size-complex="10pt"/>
    </style:style>
    <style:style style:name="T5_46" style:family="text">
      <style:text-properties fo:font-size="10pt" style:font-size-asian="10pt" style:font-size-complex="10pt"/>
    </style:style>
    <style:style style:name="T5_47" style:family="text">
      <style:text-properties fo:font-size="10pt" style:font-size-asian="10pt" style:font-size-complex="10pt"/>
    </style:style>
    <style:style style:name="T5_48" style:family="text">
      <style:text-properties fo:font-size="10pt" style:font-size-asian="10pt" style:font-size-complex="10pt"/>
    </style:style>
    <style:style style:name="T5_49" style:family="text">
      <style:text-properties fo:font-size="10pt" style:font-size-asian="10pt" style:font-size-complex="10pt"/>
    </style:style>
    <style:style style:name="T5_50" style:family="text">
      <style:text-properties fo:font-size="10pt" style:font-size-asian="10pt" style:font-size-complex="10pt"/>
    </style:style>
    <style:style style:name="T5_51" style:family="text">
      <style:text-properties fo:font-size="10pt" style:font-size-asian="10pt" style:font-size-complex="10pt"/>
    </style:style>
    <style:style style:name="T5_52" style:family="text">
      <style:text-properties fo:font-size="10pt" style:font-size-asian="10pt" style:font-size-complex="10pt"/>
    </style:style>
    <style:style style:name="T5_53" style:family="text">
      <style:text-properties fo:font-size="10pt" style:font-size-asian="10pt" style:font-size-complex="10pt"/>
    </style:style>
    <style:style style:name="T5_54" style:family="text">
      <style:text-properties fo:font-size="10pt" style:font-size-asian="10pt" style:font-size-complex="10pt"/>
    </style:style>
    <style:style style:name="T5_55" style:family="text">
      <style:text-properties fo:font-size="10pt" style:font-size-asian="10pt" style:font-size-complex="10pt"/>
    </style:style>
    <style:style style:name="T5_56" style:family="text">
      <style:text-properties fo:font-size="10pt" style:font-size-asian="10pt" style:font-size-complex="10pt"/>
    </style:style>
    <style:style style:name="T5_57" style:family="text">
      <style:text-properties fo:font-size="10pt" style:font-size-asian="10pt" style:font-size-complex="10pt"/>
    </style:style>
    <style:style style:name="T5_58" style:family="text">
      <style:text-properties fo:font-size="10pt" style:font-size-asian="10pt" style:font-size-complex="10pt"/>
    </style:style>
    <style:style style:name="T5_59" style:family="text">
      <style:text-properties fo:font-size="10pt" style:font-size-asian="10pt" style:font-size-complex="10pt"/>
    </style:style>
    <style:style style:name="T5_60" style:family="text">
      <style:text-properties fo:font-size="10pt" style:font-size-asian="10pt" style:font-size-complex="10pt"/>
    </style:style>
    <style:style style:name="T5_61" style:family="text">
      <style:text-properties fo:font-size="10pt" style:font-size-asian="10pt" style:font-size-complex="10pt"/>
    </style:style>
    <style:style style:name="T5_62" style:family="text">
      <style:text-properties fo:font-size="10pt" style:font-size-asian="10pt" style:font-size-complex="10pt"/>
    </style:style>
    <style:style style:name="T5_63" style:family="text">
      <style:text-properties fo:font-size="10pt" style:font-size-asian="10pt" style:font-size-complex="10pt"/>
    </style:style>
    <style:style style:name="T5_64" style:family="text">
      <style:text-properties fo:font-size="10pt" style:font-size-asian="10pt" style:font-size-complex="10pt"/>
    </style:style>
    <style:style style:name="T5_65" style:family="text">
      <style:text-properties fo:font-size="10pt" style:font-size-asian="10pt" style:font-size-complex="10pt"/>
    </style:style>
    <style:style style:name="T5_66" style:family="text">
      <style:text-properties fo:font-size="10pt" style:font-size-asian="10pt" style:font-size-complex="10pt"/>
    </style:style>
    <style:style style:name="T5_67" style:family="text">
      <style:text-properties fo:font-size="10pt" style:font-size-asian="10pt" style:font-size-complex="10pt"/>
    </style:style>
    <style:style style:name="T5_68" style:family="text">
      <style:text-properties fo:font-size="10pt" style:font-size-asian="10pt" style:font-size-complex="10pt"/>
    </style:style>
    <style:style style:name="T5_69" style:family="text">
      <style:text-properties fo:font-size="10pt" style:font-size-asian="10pt" style:font-size-complex="10pt"/>
    </style:style>
    <style:style style:name="T5_70" style:family="text">
      <style:text-properties fo:font-size="10pt" style:font-size-asian="10pt" style:font-size-complex="10pt"/>
    </style:style>
    <style:style style:name="T5_71" style:family="text">
      <style:text-properties fo:font-size="10pt" style:font-size-asian="10pt" style:font-size-complex="10pt"/>
    </style:style>
    <style:style style:name="T5_72" style:family="text">
      <style:text-properties fo:font-size="10pt" style:font-size-asian="10pt" style:font-size-complex="10pt"/>
    </style:style>
    <style:style style:name="T5_73" style:family="text">
      <style:text-properties fo:font-size="10pt" style:font-size-asian="10pt" style:font-size-complex="10pt"/>
    </style:style>
    <style:style style:name="T5_74" style:family="text">
      <style:text-properties fo:font-size="10pt" style:font-size-asian="10pt" style:font-size-complex="10pt"/>
    </style:style>
    <style:style style:name="T5_75" style:family="text">
      <style:text-properties fo:font-size="10pt" style:font-size-asian="10pt" style:font-size-complex="10pt"/>
    </style:style>
    <style:style style:name="T5_76" style:family="text">
      <style:text-properties fo:font-size="10pt" style:font-size-asian="10pt" style:font-size-complex="10pt"/>
    </style:style>
    <style:style style:name="T5_77" style:family="text">
      <style:text-properties fo:font-size="10pt" style:font-size-asian="10pt" style:font-size-complex="10pt"/>
    </style:style>
    <style:style style:name="T5_78" style:family="text">
      <style:text-properties fo:font-size="10pt" style:font-size-asian="10pt" style:font-size-complex="10pt"/>
    </style:style>
    <style:style style:name="T5_79" style:family="text">
      <style:text-properties fo:font-size="10pt" style:font-size-asian="10pt" style:font-size-complex="10pt"/>
    </style:style>
    <style:style style:name="T5_80" style:family="text">
      <style:text-properties fo:font-size="10pt" style:font-size-asian="10pt" style:font-size-complex="10pt"/>
    </style:style>
    <style:style style:name="T5_81" style:family="text">
      <style:text-properties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font-style="italic" style:font-style-asian="italic" style:font-style-complex="italic"/>
    </style:style>
    <style:style style:name="T8_3" style:family="text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9_1" style:family="text"/>
    <style:style style:name="T9_2" style:family="text"/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P15" style:family="paragraph" style:parent-style-name="Heading_20_5">
      <style:paragraph-properties fo:break-before="auto" fo:line-height="115%" style:writing-mode="lr-tb"/>
    </style:style>
    <style:style style:name="T15_1" style:family="text">
      <style:text-properties fo:font-weight="normal" style:font-weight-asian="normal" style:font-weight-complex="normal"/>
    </style:style>
    <style:style style:name="T15_2" style:family="text">
      <style:text-properties fo:font-weight="normal" style:font-weight-asian="normal" style:font-weight-complex="normal"/>
    </style:style>
    <style:style style:name="T15_3" style:family="text">
      <style:text-properties fo:font-weight="normal" style:font-weight-asian="normal" style:font-weight-complex="normal"/>
    </style:style>
    <style:style style:name="T15_4" style:family="text">
      <style:text-properties fo:font-weight="normal" style:font-weight-asian="normal" style:font-weight-complex="normal"/>
    </style:style>
    <style:style style:name="T15_5" style:family="text">
      <style:text-properties fo:font-weight="normal" style:font-weight-asian="normal" style:font-weight-complex="normal"/>
    </style:style>
    <style:style style:name="T15_6" style:family="text">
      <style:text-properties fo:font-weight="normal" style:font-weight-asian="normal" style:font-weight-complex="normal"/>
    </style:style>
    <style:style style:name="T15_7" style:family="text">
      <style:text-properties fo:font-weight="normal" style:font-weight-asian="normal" style:font-weight-complex="normal"/>
    </style:style>
    <style:style style:name="T15_8" style:family="text">
      <style:text-properties fo:font-weight="normal" style:font-weight-asian="normal" style:font-weight-complex="normal"/>
    </style:style>
    <style:style style:name="T15_9" style:family="text">
      <style:text-properties fo:font-weight="normal" style:font-weight-asian="normal" style:font-weight-complex="normal"/>
    </style:style>
    <style:style style:name="T15_10" style:family="text">
      <style:text-properties fo:font-weight="normal" style:font-weight-asian="normal" style:font-weight-complex="normal"/>
    </style:style>
    <style:style style:name="T15_11" style:family="text">
      <style:text-properties fo:font-weight="normal" style:font-weight-asian="normal" style:font-weight-complex="normal"/>
    </style:style>
    <style:style style:name="T15_12" style:family="text">
      <style:text-properties fo:font-weight="normal" style:font-weight-asian="normal" style:font-weight-complex="normal"/>
    </style:style>
    <style:style style:name="T15_13" style:family="text">
      <style:text-properties fo:font-weight="normal" style:font-weight-asian="normal" style:font-weight-complex="normal"/>
    </style:style>
    <style:style style:name="T15_14" style:family="text">
      <style:text-properties fo:font-weight="normal" style:font-weight-asian="normal" style:font-weight-complex="normal"/>
    </style:style>
    <style:style style:name="T15_15" style:family="text">
      <style:text-properties fo:font-weight="normal" style:font-weight-asian="normal" style:font-weight-complex="normal"/>
    </style:style>
    <style:style style:name="T15_16" style:family="text">
      <style:text-properties fo:font-weight="normal" style:font-weight-asian="normal" style:font-weight-complex="normal"/>
    </style:style>
    <style:style style:name="T15_17" style:family="text">
      <style:text-properties fo:font-weight="normal" style:font-weight-asian="normal" style:font-weight-complex="normal"/>
    </style:style>
    <style:style style:name="T15_18" style:family="text">
      <style:text-properties fo:font-weight="normal" style:font-weight-asian="normal" style:font-weight-complex="normal"/>
    </style:style>
    <style:style style:name="T15_19" style:family="text">
      <style:text-properties fo:font-weight="normal" style:font-weight-asian="normal" style:font-weight-complex="normal"/>
    </style:style>
    <style:style style:name="T15_20" style:family="text">
      <style:text-properties fo:font-weight="normal" style:font-weight-asian="normal" style:font-weight-complex="normal"/>
    </style:style>
    <style:style style:name="T15_21" style:family="text">
      <style:text-properties fo:font-weight="normal" style:font-weight-asian="normal" style:font-weight-complex="normal"/>
    </style:style>
    <style:style style:name="T15_22" style:family="text">
      <style:text-properties fo:font-weight="normal" style:font-weight-asian="normal" style:font-weight-complex="normal"/>
    </style:style>
    <style:style style:name="T15_23" style:family="text">
      <style:text-properties fo:font-weight="normal" style:font-weight-asian="normal" style:font-weight-complex="normal"/>
    </style:style>
    <style:style style:name="T15_24" style:family="text">
      <style:text-properties fo:font-weight="normal" style:font-weight-asian="normal" style:font-weight-complex="normal"/>
    </style:style>
    <style:style style:name="T15_25" style:family="text">
      <style:text-properties fo:font-weight="normal" style:font-weight-asian="normal" style:font-weight-complex="normal"/>
    </style:style>
    <style:style style:name="T15_26" style:family="text">
      <style:text-properties fo:font-weight="normal" style:font-weight-asian="normal" style:font-weight-complex="normal"/>
    </style:style>
    <style:style style:name="T15_27" style:family="text">
      <style:text-properties fo:font-weight="normal" style:font-weight-asian="normal" style:font-weight-complex="normal"/>
    </style:style>
    <style:style style:name="T15_28" style:family="text">
      <style:text-properties fo:font-weight="normal" style:font-weight-asian="normal" style:font-weight-complex="normal"/>
    </style:style>
    <style:style style:name="T15_29" style:family="text">
      <style:text-properties fo:font-weight="normal" style:font-weight-asian="normal" style:font-weight-complex="normal"/>
    </style:style>
    <style:style style:name="T15_30" style:family="text">
      <style:text-properties fo:font-weight="normal" style:font-weight-asian="normal" style:font-weight-complex="normal"/>
    </style:style>
    <style:style style:name="T15_31" style:family="text">
      <style:text-properties fo:font-weight="normal" style:font-weight-asian="normal" style:font-weight-complex="normal"/>
    </style:style>
    <style:style style:name="T15_32" style:family="text">
      <style:text-properties fo:font-weight="normal" style:font-weight-asian="normal" style:font-weight-complex="normal"/>
    </style:style>
    <style:style style:name="T15_33" style:family="text">
      <style:text-properties fo:font-weight="normal" style:font-weight-asian="normal" style:font-weight-complex="normal"/>
    </style:style>
    <style:style style:name="T15_34" style:family="text">
      <style:text-properties fo:font-weight="normal" style:font-weight-asian="normal" style:font-weight-complex="normal"/>
    </style:style>
    <style:style style:name="T15_35" style:family="text">
      <style:text-properties fo:font-weight="normal" style:font-weight-asian="normal" style:font-weight-complex="normal"/>
    </style:style>
    <style:style style:name="T15_36" style:family="text">
      <style:text-properties fo:font-weight="normal" style:font-weight-asian="normal" style:font-weight-complex="normal"/>
    </style:style>
    <style:style style:name="T15_37" style:family="text">
      <style:text-properties fo:font-weight="normal" style:font-weight-asian="normal" style:font-weight-complex="normal"/>
    </style:style>
    <style:style style:name="T15_38" style:family="text">
      <style:text-properties fo:font-weight="normal" style:font-weight-asian="normal" style:font-weight-complex="normal"/>
    </style:style>
    <style:style style:name="T15_39" style:family="text">
      <style:text-properties fo:font-weight="normal" style:font-weight-asian="normal" style:font-weight-complex="normal"/>
    </style:style>
    <style:style style:name="T15_40" style:family="text">
      <style:text-properties fo:font-weight="normal" style:font-weight-asian="normal" style:font-weight-complex="normal"/>
    </style:style>
    <style:style style:name="T15_41" style:family="text">
      <style:text-properties fo:font-weight="normal" style:font-weight-asian="normal" style:font-weight-complex="normal"/>
    </style:style>
    <style:style style:name="T15_42" style:family="text">
      <style:text-properties fo:font-weight="normal" style:font-weight-asian="normal" style:font-weight-complex="normal"/>
    </style:style>
    <style:style style:name="T15_43" style:family="text">
      <style:text-properties fo:font-weight="normal" style:font-weight-asian="normal" style:font-weight-complex="normal"/>
    </style:style>
    <style:style style:name="T15_44" style:family="text">
      <style:text-properties fo:font-weight="normal" style:font-weight-asian="normal" style:font-weight-complex="normal"/>
    </style:style>
    <style:style style:name="T15_45" style:family="text">
      <style:text-properties fo:font-weight="normal" style:font-weight-asian="normal" style:font-weight-complex="normal"/>
    </style:style>
    <style:style style:name="T15_46" style:family="text">
      <style:text-properties fo:font-weight="normal" style:font-weight-asian="normal" style:font-weight-complex="normal"/>
    </style:style>
    <style:style style:name="T15_47" style:family="text">
      <style:text-properties fo:font-weight="normal" style:font-weight-asian="normal" style:font-weight-complex="normal"/>
    </style:style>
    <style:style style:name="T15_48" style:family="text">
      <style:text-properties fo:font-weight="normal" style:font-weight-asian="normal" style:font-weight-complex="normal"/>
    </style:style>
    <style:style style:name="T15_49" style:family="text">
      <style:text-properties fo:font-weight="normal" style:font-weight-asian="normal" style:font-weight-complex="normal"/>
    </style:style>
    <style:style style:name="T15_50" style:family="text">
      <style:text-properties fo:font-weight="normal" style:font-weight-asian="normal" style:font-weight-complex="normal"/>
    </style:style>
    <style:style style:name="T15_51" style:family="text">
      <style:text-properties fo:font-weight="normal" style:font-weight-asian="normal" style:font-weight-complex="normal"/>
    </style:style>
    <style:style style:name="T15_52" style:family="text">
      <style:text-properties fo:font-weight="normal" style:font-weight-asian="normal" style:font-weight-complex="normal"/>
    </style:style>
    <style:style style:name="T15_53" style:family="text">
      <style:text-properties fo:font-weight="normal" style:font-weight-asian="normal" style:font-weight-complex="normal"/>
    </style:style>
    <style:style style:name="T15_54" style:family="text">
      <style:text-properties fo:font-weight="normal" style:font-weight-asian="normal" style:font-weight-complex="normal"/>
    </style:style>
    <style:style style:name="T15_55" style:family="text">
      <style:text-properties fo:font-weight="normal" style:font-weight-asian="normal" style:font-weight-complex="normal"/>
    </style:style>
    <style:style style:name="T15_56" style:family="text">
      <style:text-properties fo:font-weight="normal" style:font-weight-asian="normal" style:font-weight-complex="normal"/>
    </style:style>
    <style:style style:name="T15_57" style:family="text">
      <style:text-properties fo:font-weight="normal" style:font-weight-asian="normal" style:font-weight-complex="normal"/>
    </style:style>
    <style:style style:name="T15_58" style:family="text">
      <style:text-properties fo:font-weight="normal" style:font-weight-asian="normal" style:font-weight-complex="normal"/>
    </style:style>
    <style:style style:name="T15_59" style:family="text">
      <style:text-properties fo:font-weight="normal" style:font-weight-asian="normal" style:font-weight-complex="normal"/>
    </style:style>
    <style:style style:name="T15_60" style:family="text">
      <style:text-properties fo:font-weight="normal" style:font-weight-asian="normal" style:font-weight-complex="normal"/>
    </style:style>
    <style:style style:name="T15_61" style:family="text">
      <style:text-properties fo:font-weight="normal" style:font-weight-asian="normal" style:font-weight-complex="normal"/>
    </style:style>
    <style:style style:name="T15_62" style:family="text">
      <style:text-properties fo:font-weight="normal" style:font-weight-asian="normal" style:font-weight-complex="normal"/>
    </style:style>
    <style:style style:name="T15_63" style:family="text">
      <style:text-properties fo:font-weight="normal" style:font-weight-asian="normal" style:font-weight-complex="normal"/>
    </style:style>
    <style:style style:name="T15_64" style:family="text">
      <style:text-properties fo:font-weight="normal" style:font-weight-asian="normal" style:font-weight-complex="normal"/>
    </style:style>
    <style:style style:name="T15_65" style:family="text">
      <style:text-properties fo:font-weight="normal" style:font-weight-asian="normal" style:font-weight-complex="normal"/>
    </style:style>
    <style:style style:name="T15_66" style:family="text">
      <style:text-properties fo:font-weight="normal" style:font-weight-asian="normal" style:font-weight-complex="normal"/>
    </style:style>
    <style:style style:name="T15_67" style:family="text">
      <style:text-properties fo:font-weight="normal" style:font-weight-asian="normal" style:font-weight-complex="normal"/>
    </style:style>
    <style:style style:name="T15_68" style:family="text">
      <style:text-properties fo:font-weight="normal" style:font-weight-asian="normal" style:font-weight-complex="normal"/>
    </style:style>
    <style:style style:name="T15_69" style:family="text">
      <style:text-properties fo:font-weight="normal" style:font-weight-asian="normal" style:font-weight-complex="normal"/>
    </style:style>
    <style:style style:name="T15_70" style:family="text">
      <style:text-properties fo:font-weight="normal" style:font-weight-asian="normal" style:font-weight-complex="normal"/>
    </style:style>
    <style:style style:name="T15_71" style:family="text">
      <style:text-properties fo:font-weight="normal" style:font-weight-asian="normal" style:font-weight-complex="normal"/>
    </style:style>
    <style:style style:name="T15_72" style:family="text">
      <style:text-properties fo:font-weight="normal" style:font-weight-asian="normal" style:font-weight-complex="normal"/>
    </style:style>
    <style:style style:name="T15_73" style:family="text">
      <style:text-properties fo:font-weight="normal" style:font-weight-asian="normal" style:font-weight-complex="normal"/>
    </style:style>
    <style:style style:name="T15_74" style:family="text">
      <style:text-properties fo:font-weight="normal" style:font-weight-asian="normal" style:font-weight-complex="normal"/>
    </style:style>
    <style:style style:name="T15_75" style:family="text">
      <style:text-properties fo:font-weight="normal" style:font-weight-asian="normal" style:font-weight-complex="normal"/>
    </style:style>
    <style:style style:name="T15_76" style:family="text">
      <style:text-properties fo:font-weight="normal" style:font-weight-asian="normal" style:font-weight-complex="normal"/>
    </style:style>
    <style:style style:name="T15_77" style:family="text">
      <style:text-properties fo:font-weight="normal" style:font-weight-asian="normal" style:font-weight-complex="normal"/>
    </style:style>
    <style:style style:name="T15_78" style:family="text">
      <style:text-properties fo:font-weight="normal" style:font-weight-asian="normal" style:font-weight-complex="normal"/>
    </style:style>
    <style:style style:name="T15_79" style:family="text">
      <style:text-properties fo:font-weight="normal" style:font-weight-asian="normal" style:font-weight-complex="normal"/>
    </style:style>
    <style:style style:name="T15_80" style:family="text">
      <style:text-properties fo:font-weight="normal" style:font-weight-asian="normal" style:font-weight-complex="normal"/>
    </style:style>
    <style:style style:name="T15_81" style:family="text">
      <style:text-properties fo:font-weight="normal" style:font-weight-asian="normal" style:font-weight-complex="normal"/>
    </style:style>
    <style:style style:name="T15_82" style:family="text">
      <style:text-properties fo:font-weight="normal" style:font-weight-asian="normal" style:font-weight-complex="normal"/>
    </style:style>
    <style:style style:name="T15_83" style:family="text">
      <style:text-properties fo:font-weight="normal" style:font-weight-asian="normal" style:font-weight-complex="normal"/>
    </style:style>
    <style:style style:name="T15_84" style:family="text">
      <style:text-properties fo:font-weight="normal" style:font-weight-asian="normal" style:font-weight-complex="normal"/>
    </style:style>
    <style:style style:name="T15_85" style:family="text">
      <style:text-properties fo:font-weight="normal" style:font-weight-asian="normal" style:font-weight-complex="normal"/>
    </style:style>
    <style:style style:name="T15_86" style:family="text">
      <style:text-properties fo:font-weight="normal" style:font-weight-asian="normal" style:font-weight-complex="normal"/>
    </style:style>
    <style:style style:name="T15_87" style:family="text">
      <style:text-properties fo:font-weight="normal" style:font-weight-asian="normal" style:font-weight-complex="normal"/>
    </style:style>
    <style:style style:name="T15_88" style:family="text">
      <style:text-properties fo:font-weight="normal" style:font-weight-asian="normal" style:font-weight-complex="normal"/>
    </style:style>
    <style:style style:name="T15_89" style:family="text">
      <style:text-properties fo:font-weight="normal" style:font-weight-asian="normal" style:font-weight-complex="normal"/>
    </style:style>
    <style:style style:name="T15_90" style:family="text">
      <style:text-properties fo:font-weight="normal" style:font-weight-asian="normal" style:font-weight-complex="normal"/>
    </style:style>
    <style:style style:name="T15_91" style:family="text">
      <style:text-properties fo:font-weight="normal" style:font-weight-asian="normal" style:font-weight-complex="normal"/>
    </style:style>
    <style:style style:name="T15_92" style:family="text">
      <style:text-properties fo:font-weight="normal" style:font-weight-asian="normal" style:font-weight-complex="normal"/>
    </style:style>
    <style:style style:name="T15_93" style:family="text">
      <style:text-properties fo:font-weight="normal" style:font-weight-asian="normal" style:font-weight-complex="normal"/>
    </style:style>
    <style:style style:name="T15_94" style:family="text">
      <style:text-properties fo:font-weight="normal" style:font-weight-asian="normal" style:font-weight-complex="normal"/>
    </style:style>
    <style:style style:name="T15_95" style:family="text">
      <style:text-properties fo:font-weight="normal" style:font-weight-asian="normal" style:font-weight-complex="normal"/>
    </style:style>
    <style:style style:name="T15_96" style:family="text">
      <style:text-properties fo:font-weight="normal" style:font-weight-asian="normal" style:font-weight-complex="normal"/>
    </style:style>
    <style:style style:name="T15_97" style:family="text">
      <style:text-properties fo:font-weight="normal" style:font-weight-asian="normal" style:font-weight-complex="normal"/>
    </style:style>
    <style:style style:name="T15_98" style:family="text">
      <style:text-properties fo:font-weight="normal" style:font-weight-asian="normal" style:font-weight-complex="normal"/>
    </style:style>
    <style:style style:name="T15_99" style:family="text">
      <style:text-properties fo:font-weight="normal" style:font-weight-asian="normal" style:font-weight-complex="normal"/>
    </style:style>
    <style:style style:name="T15_100" style:family="text">
      <style:text-properties fo:font-weight="normal" style:font-weight-asian="normal" style:font-weight-complex="normal"/>
    </style:style>
    <style:style style:name="T15_101" style:family="text">
      <style:text-properties fo:font-weight="normal" style:font-weight-asian="normal" style:font-weight-complex="normal"/>
    </style:style>
    <style:style style:name="T15_102" style:family="text">
      <style:text-properties fo:font-weight="normal" style:font-weight-asian="normal" style:font-weight-complex="normal"/>
    </style:style>
    <style:style style:name="T15_103" style:family="text">
      <style:text-properties fo:font-weight="normal" style:font-weight-asian="normal" style:font-weight-complex="normal"/>
    </style:style>
    <style:style style:name="T15_104" style:family="text">
      <style:text-properties fo:font-weight="normal" style:font-weight-asian="normal" style:font-weight-complex="normal"/>
    </style:style>
    <style:style style:name="T15_105" style:family="text">
      <style:text-properties fo:font-weight="normal" style:font-weight-asian="normal" style:font-weight-complex="normal"/>
    </style:style>
    <style:style style:name="T15_106" style:family="text">
      <style:text-properties fo:font-weight="normal" style:font-weight-asian="normal" style:font-weight-complex="normal"/>
    </style:style>
    <style:style style:name="T15_107" style:family="text">
      <style:text-properties fo:font-weight="normal" style:font-weight-asian="normal" style:font-weight-complex="normal"/>
    </style:style>
    <style:style style:name="T15_108" style:family="text">
      <style:text-properties fo:font-weight="normal" style:font-weight-asian="normal" style:font-weight-complex="normal"/>
    </style:style>
    <style:style style:name="T15_109" style:family="text">
      <style:text-properties fo:font-weight="normal" style:font-weight-asian="normal" style:font-weight-complex="normal"/>
    </style:style>
    <style:style style:name="T15_110" style:family="text">
      <style:text-properties fo:font-weight="normal" style:font-weight-asian="normal" style:font-weight-complex="normal"/>
    </style:style>
    <style:style style:name="T15_111" style:family="text">
      <style:text-properties fo:font-weight="normal" style:font-weight-asian="normal" style:font-weight-complex="normal"/>
    </style:style>
    <style:style style:name="T15_112" style:family="text">
      <style:text-properties fo:font-weight="normal" style:font-weight-asian="normal" style:font-weight-complex="normal"/>
    </style:style>
    <style:style style:name="T15_113" style:family="text">
      <style:text-properties fo:font-weight="normal" style:font-weight-asian="normal" style:font-weight-complex="normal"/>
    </style:style>
    <style:style style:name="T15_114" style:family="text">
      <style:text-properties fo:font-weight="normal" style:font-weight-asian="normal" style:font-weight-complex="normal"/>
    </style:style>
    <style:style style:name="T15_115" style:family="text">
      <style:text-properties fo:font-weight="normal" style:font-weight-asian="normal" style:font-weight-complex="normal"/>
    </style:style>
    <style:style style:name="T15_116" style:family="text">
      <style:text-properties fo:font-weight="normal" style:font-weight-asian="normal" style:font-weight-complex="normal"/>
    </style:style>
    <style:style style:name="T15_117" style:family="text">
      <style:text-properties fo:font-weight="normal" style:font-weight-asian="normal" style:font-weight-complex="normal"/>
    </style:style>
    <style:style style:name="T15_118" style:family="text">
      <style:text-properties fo:font-weight="normal" style:font-weight-asian="normal" style:font-weight-complex="normal"/>
    </style:style>
    <style:style style:name="T15_119" style:family="text">
      <style:text-properties fo:font-weight="normal" style:font-weight-asian="normal" style:font-weight-complex="normal"/>
    </style:style>
    <style:style style:name="T15_120" style:family="text">
      <style:text-properties fo:font-weight="normal" style:font-weight-asian="normal" style:font-weight-complex="normal"/>
    </style:style>
    <style:style style:name="T15_121" style:family="text">
      <style:text-properties fo:font-weight="normal" style:font-weight-asian="normal" style:font-weight-complex="normal"/>
    </style:style>
    <style:style style:name="T15_122" style:family="text">
      <style:text-properties fo:font-weight="normal" style:font-weight-asian="normal" style:font-weight-complex="normal"/>
    </style:style>
    <style:style style:name="T15_123" style:family="text">
      <style:text-properties fo:font-weight="normal" style:font-weight-asian="normal" style:font-weight-complex="normal"/>
    </style:style>
    <style:style style:name="T15_124" style:family="text">
      <style:text-properties fo:font-weight="normal" style:font-weight-asian="normal" style:font-weight-complex="normal"/>
    </style:style>
    <style:style style:name="T15_125" style:family="text">
      <style:text-properties fo:font-weight="normal" style:font-weight-asian="normal" style:font-weight-complex="normal"/>
    </style:style>
    <style:style style:name="T15_126" style:family="text">
      <style:text-properties fo:font-weight="normal" style:font-weight-asian="normal" style:font-weight-complex="normal"/>
    </style:style>
    <style:style style:name="T15_127" style:family="text">
      <style:text-properties fo:font-weight="normal" style:font-weight-asian="normal" style:font-weight-complex="normal"/>
    </style:style>
    <style:style style:name="T15_128" style:family="text">
      <style:text-properties fo:font-weight="normal" style:font-weight-asian="normal" style:font-weight-complex="normal"/>
    </style:style>
    <style:style style:name="T15_129" style:family="text">
      <style:text-properties fo:font-weight="normal" style:font-weight-asian="normal" style:font-weight-complex="normal"/>
    </style:style>
    <style:style style:name="T15_130" style:family="text">
      <style:text-properties fo:font-weight="normal" style:font-weight-asian="normal" style:font-weight-complex="normal"/>
    </style:style>
    <style:style style:name="T15_131" style:family="text">
      <style:text-properties fo:font-weight="normal" style:font-weight-asian="normal" style:font-weight-complex="normal"/>
    </style:style>
    <style:style style:name="T15_132" style:family="text">
      <style:text-properties fo:font-weight="normal" style:font-weight-asian="normal" style:font-weight-complex="normal"/>
    </style:style>
    <style:style style:name="T15_133" style:family="text">
      <style:text-properties fo:font-weight="normal" style:font-weight-asian="normal" style:font-weight-complex="normal"/>
    </style:style>
    <style:style style:name="T15_134" style:family="text">
      <style:text-properties fo:font-weight="normal" style:font-weight-asian="normal" style:font-weight-complex="normal"/>
    </style:style>
    <style:style style:name="T15_135" style:family="text">
      <style:text-properties fo:font-weight="normal" style:font-weight-asian="normal" style:font-weight-complex="normal"/>
    </style:style>
    <style:style style:name="T15_136" style:family="text">
      <style:text-properties fo:font-weight="normal" style:font-weight-asian="normal" style:font-weight-complex="normal"/>
    </style:style>
    <style:style style:name="T15_137" style:family="text">
      <style:text-properties fo:font-weight="normal" style:font-weight-asian="normal" style:font-weight-complex="normal"/>
    </style:style>
    <style:style style:name="T15_138" style:family="text">
      <style:text-properties fo:font-weight="normal" style:font-weight-asian="normal" style:font-weight-complex="normal"/>
    </style:style>
    <style:style style:name="T15_139" style:family="text">
      <style:text-properties fo:font-weight="normal" style:font-weight-asian="normal" style:font-weight-complex="normal"/>
    </style:style>
    <style:style style:name="T15_140" style:family="text">
      <style:text-properties fo:font-weight="normal" style:font-weight-asian="normal" style:font-weight-complex="normal"/>
    </style:style>
    <style:style style:name="T15_141" style:family="text">
      <style:text-properties fo:font-weight="normal" style:font-weight-asian="normal" style:font-weight-complex="normal"/>
    </style:style>
    <style:style style:name="T15_142" style:family="text">
      <style:text-properties fo:font-weight="normal" style:font-weight-asian="normal" style:font-weight-complex="normal"/>
    </style:style>
    <style:style style:name="T15_143" style:family="text">
      <style:text-properties fo:font-weight="normal" style:font-weight-asian="normal" style:font-weight-complex="normal"/>
    </style:style>
    <style:style style:name="T15_144" style:family="text">
      <style:text-properties fo:font-weight="normal" style:font-weight-asian="normal" style:font-weight-complex="normal"/>
    </style:style>
    <style:style style:name="T15_145" style:family="text">
      <style:text-properties fo:font-weight="normal" style:font-weight-asian="normal" style:font-weight-complex="normal"/>
    </style:style>
    <style:style style:name="T15_146" style:family="text">
      <style:text-properties fo:font-weight="normal" style:font-weight-asian="normal" style:font-weight-complex="normal"/>
    </style:style>
    <style:style style:name="T15_147" style:family="text">
      <style:text-properties fo:font-weight="normal" style:font-weight-asian="normal" style:font-weight-complex="normal"/>
    </style:style>
    <style:style style:name="T15_148" style:family="text">
      <style:text-properties fo:font-weight="normal" style:font-weight-asian="normal" style:font-weight-complex="normal"/>
    </style:style>
    <style:style style:name="T15_149" style:family="text">
      <style:text-properties fo:font-weight="normal" style:font-weight-asian="normal" style:font-weight-complex="normal"/>
    </style:style>
    <style:style style:name="T15_150" style:family="text">
      <style:text-properties fo:font-weight="normal" style:font-weight-asian="normal" style:font-weight-complex="normal"/>
    </style:style>
    <style:style style:name="T15_151" style:family="text">
      <style:text-properties fo:font-weight="normal" style:font-weight-asian="normal" style:font-weight-complex="normal"/>
    </style:style>
    <style:style style:name="T15_152" style:family="text">
      <style:text-properties fo:font-weight="normal" style:font-weight-asian="normal" style:font-weight-complex="normal"/>
    </style:style>
    <style:style style:name="T15_153" style:family="text">
      <style:text-properties fo:font-weight="normal" style:font-weight-asian="normal" style:font-weight-complex="normal"/>
    </style:style>
    <style:style style:name="T15_154" style:family="text">
      <style:text-properties fo:font-weight="normal" style:font-weight-asian="normal" style:font-weight-complex="normal"/>
    </style:style>
    <style:style style:name="T15_155" style:family="text">
      <style:text-properties fo:font-weight="normal" style:font-weight-asian="normal" style:font-weight-complex="normal"/>
    </style:style>
    <style:style style:name="T15_156" style:family="text">
      <style:text-properties fo:font-weight="normal" style:font-weight-asian="normal" style:font-weight-complex="normal"/>
    </style:style>
    <style:style style:name="T15_157" style:family="text">
      <style:text-properties fo:font-weight="normal" style:font-weight-asian="normal" style:font-weight-complex="normal"/>
    </style:style>
    <style:style style:name="T15_158" style:family="text">
      <style:text-properties fo:font-weight="normal" style:font-weight-asian="normal" style:font-weight-complex="normal"/>
    </style:style>
    <style:style style:name="T15_159" style:family="text">
      <style:text-properties fo:font-weight="normal" style:font-weight-asian="normal" style:font-weight-complex="normal"/>
    </style:style>
    <style:style style:name="T15_160" style:family="text">
      <style:text-properties fo:font-weight="normal" style:font-weight-asian="normal" style:font-weight-complex="normal"/>
    </style:style>
    <style:style style:name="T15_161" style:family="text">
      <style:text-properties fo:font-weight="normal" style:font-weight-asian="normal" style:font-weight-complex="normal"/>
    </style:style>
    <style:style style:name="T15_162" style:family="text">
      <style:text-properties fo:font-weight="normal" style:font-weight-asian="normal" style:font-weight-complex="normal"/>
    </style:style>
    <style:style style:name="T15_163" style:family="text">
      <style:text-properties fo:font-weight="normal" style:font-weight-asian="normal" style:font-weight-complex="normal"/>
    </style:style>
    <style:style style:name="T15_164" style:family="text">
      <style:text-properties fo:font-weight="normal" style:font-weight-asian="normal" style:font-weight-complex="normal"/>
    </style:style>
    <style:style style:name="T15_165" style:family="text">
      <style:text-properties fo:font-weight="normal" style:font-weight-asian="normal" style:font-weight-complex="normal"/>
    </style:style>
    <style:style style:name="T15_166" style:family="text">
      <style:text-properties fo:font-weight="normal" style:font-weight-asian="normal" style:font-weight-complex="normal"/>
    </style:style>
    <style:style style:name="T15_167" style:family="text">
      <style:text-properties fo:font-weight="normal" style:font-weight-asian="normal" style:font-weight-complex="normal"/>
    </style:style>
    <style:style style:name="T15_168" style:family="text">
      <style:text-properties fo:font-weight="normal" style:font-weight-asian="normal" style:font-weight-complex="normal"/>
    </style:style>
    <style:style style:name="T15_169" style:family="text">
      <style:text-properties fo:font-weight="normal" style:font-weight-asian="normal" style:font-weight-complex="normal"/>
    </style:style>
    <style:style style:name="T15_170" style:family="text">
      <style:text-properties fo:font-weight="normal" style:font-weight-asian="normal" style:font-weight-complex="normal"/>
    </style:style>
    <style:style style:name="T15_171" style:family="text">
      <style:text-properties fo:font-weight="normal" style:font-weight-asian="normal" style:font-weight-complex="normal"/>
    </style:style>
    <style:style style:name="T15_172" style:family="text">
      <style:text-properties fo:font-weight="normal" style:font-weight-asian="normal" style:font-weight-complex="normal"/>
    </style:style>
    <style:style style:name="T15_173" style:family="text">
      <style:text-properties fo:font-weight="normal" style:font-weight-asian="normal" style:font-weight-complex="normal"/>
    </style:style>
    <style:style style:name="T15_174" style:family="text">
      <style:text-properties fo:font-weight="normal" style:font-weight-asian="normal" style:font-weight-complex="normal"/>
    </style:style>
    <style:style style:name="T15_175" style:family="text">
      <style:text-properties fo:font-weight="normal" style:font-weight-asian="normal" style:font-weight-complex="normal"/>
    </style:style>
    <style:style style:name="T15_176" style:family="text">
      <style:text-properties fo:font-weight="normal" style:font-weight-asian="normal" style:font-weight-complex="normal"/>
    </style:style>
    <style:style style:name="T15_177" style:family="text">
      <style:text-properties fo:font-weight="normal" style:font-weight-asian="normal" style:font-weight-complex="normal"/>
    </style:style>
    <style:style style:name="T15_178" style:family="text">
      <style:text-properties fo:font-weight="normal" style:font-weight-asian="normal" style:font-weight-complex="normal"/>
    </style:style>
    <style:style style:name="T15_179" style:family="text">
      <style:text-properties fo:font-weight="normal" style:font-weight-asian="normal" style:font-weight-complex="normal"/>
    </style:style>
    <style:style style:name="T15_180" style:family="text">
      <style:text-properties fo:font-weight="normal" style:font-weight-asian="normal" style:font-weight-complex="normal"/>
    </style:style>
    <style:style style:name="T15_181" style:family="text">
      <style:text-properties fo:font-weight="normal" style:font-weight-asian="normal" style:font-weight-complex="normal"/>
    </style:style>
    <style:style style:name="T15_182" style:family="text">
      <style:text-properties fo:font-weight="normal" style:font-weight-asian="normal" style:font-weight-complex="normal"/>
    </style:style>
    <style:style style:name="T15_183" style:family="text">
      <style:text-properties fo:font-weight="normal" style:font-weight-asian="normal" style:font-weight-complex="normal"/>
    </style:style>
    <style:style style:name="T15_184" style:family="text">
      <style:text-properties fo:font-weight="normal" style:font-weight-asian="normal" style:font-weight-complex="normal"/>
    </style:style>
    <style:style style:name="T15_185" style:family="text">
      <style:text-properties fo:font-weight="normal" style:font-weight-asian="normal" style:font-weight-complex="normal"/>
    </style:style>
    <style:style style:name="T15_186" style:family="text">
      <style:text-properties fo:font-weight="normal" style:font-weight-asian="normal" style:font-weight-complex="normal"/>
    </style:style>
    <style:style style:name="T15_187" style:family="text">
      <style:text-properties fo:font-weight="normal" style:font-weight-asian="normal" style:font-weight-complex="normal"/>
    </style:style>
    <style:style style:name="T15_188" style:family="text">
      <style:text-properties fo:font-weight="normal" style:font-weight-asian="normal" style:font-weight-complex="normal"/>
    </style:style>
    <style:style style:name="T15_189" style:family="text">
      <style:text-properties fo:font-weight="normal" style:font-weight-asian="normal" style:font-weight-complex="normal"/>
    </style:style>
    <style:style style:name="T15_190" style:family="text">
      <style:text-properties fo:font-weight="normal" style:font-weight-asian="normal" style:font-weight-complex="normal"/>
    </style:style>
    <style:style style:name="T15_191" style:family="text">
      <style:text-properties fo:font-weight="normal" style:font-weight-asian="normal" style:font-weight-complex="normal"/>
    </style:style>
    <style:style style:name="T15_192" style:family="text">
      <style:text-properties fo:font-weight="normal" style:font-weight-asian="normal" style:font-weight-complex="normal"/>
    </style:style>
    <style:style style:name="T15_193" style:family="text">
      <style:text-properties fo:font-weight="normal" style:font-weight-asian="normal" style:font-weight-complex="normal"/>
    </style:style>
    <style:style style:name="T15_194" style:family="text">
      <style:text-properties fo:font-weight="normal" style:font-weight-asian="normal" style:font-weight-complex="normal"/>
    </style:style>
    <style:style style:name="T15_195" style:family="text">
      <style:text-properties fo:font-weight="normal" style:font-weight-asian="normal" style:font-weight-complex="normal"/>
    </style:style>
    <style:style style:name="T15_196" style:family="text">
      <style:text-properties fo:font-weight="normal" style:font-weight-asian="normal" style:font-weight-complex="normal"/>
    </style:style>
    <style:style style:name="T15_197" style:family="text">
      <style:text-properties fo:font-weight="normal" style:font-weight-asian="normal" style:font-weight-complex="normal"/>
    </style:style>
    <style:style style:name="T15_198" style:family="text">
      <style:text-properties fo:font-weight="normal" style:font-weight-asian="normal" style:font-weight-complex="normal"/>
    </style:style>
    <style:style style:name="T15_199" style:family="text">
      <style:text-properties fo:font-weight="normal" style:font-weight-asian="normal" style:font-weight-complex="normal"/>
    </style:style>
    <style:style style:name="T15_200" style:family="text">
      <style:text-properties fo:font-weight="normal" style:font-weight-asian="normal" style:font-weight-complex="normal"/>
    </style:style>
    <style:style style:name="T15_201" style:family="text">
      <style:text-properties fo:font-weight="normal" style:font-weight-asian="normal" style:font-weight-complex="normal"/>
    </style:style>
    <style:style style:name="T15_202" style:family="text">
      <style:text-properties fo:font-weight="normal" style:font-weight-asian="normal" style:font-weight-complex="normal"/>
    </style:style>
    <style:style style:name="T15_203" style:family="text">
      <style:text-properties fo:font-weight="normal" style:font-weight-asian="normal" style:font-weight-complex="normal"/>
    </style:style>
    <style:style style:name="T15_204" style:family="text">
      <style:text-properties fo:font-weight="normal" style:font-weight-asian="normal" style:font-weight-complex="normal"/>
    </style:style>
    <style:style style:name="T15_205" style:family="text">
      <style:text-properties fo:font-weight="normal" style:font-weight-asian="normal" style:font-weight-complex="normal"/>
    </style:style>
    <style:style style:name="T15_206" style:family="text">
      <style:text-properties fo:font-weight="normal" style:font-weight-asian="normal" style:font-weight-complex="normal"/>
    </style:style>
    <style:style style:name="T15_207" style:family="text">
      <style:text-properties fo:font-weight="normal" style:font-weight-asian="normal" style:font-weight-complex="normal"/>
    </style:style>
    <style:style style:name="T15_208" style:family="text">
      <style:text-properties fo:font-weight="normal" style:font-weight-asian="normal" style:font-weight-complex="normal"/>
    </style:style>
    <style:style style:name="T15_209" style:family="text">
      <style:text-properties fo:font-weight="normal" style:font-weight-asian="normal" style:font-weight-complex="normal"/>
    </style:style>
    <style:style style:name="T15_210" style:family="text">
      <style:text-properties fo:font-weight="normal" style:font-weight-asian="normal" style:font-weight-complex="normal"/>
    </style:style>
    <style:style style:name="T15_211" style:family="text">
      <style:text-properties fo:font-weight="normal" style:font-weight-asian="normal" style:font-weight-complex="normal"/>
    </style:style>
    <style:style style:name="T15_212" style:family="text">
      <style:text-properties fo:font-weight="normal" style:font-weight-asian="normal" style:font-weight-complex="normal"/>
    </style:style>
    <style:style style:name="T15_213" style:family="text">
      <style:text-properties fo:font-weight="normal" style:font-weight-asian="normal" style:font-weight-complex="normal"/>
    </style:style>
    <style:style style:name="T15_214" style:family="text">
      <style:text-properties fo:font-weight="normal" style:font-weight-asian="normal" style:font-weight-complex="normal"/>
    </style:style>
    <style:style style:name="T15_215" style:family="text">
      <style:text-properties fo:font-weight="normal" style:font-weight-asian="normal" style:font-weight-complex="normal"/>
    </style:style>
    <style:style style:name="T15_216" style:family="text">
      <style:text-properties fo:font-weight="normal" style:font-weight-asian="normal" style:font-weight-complex="normal"/>
    </style:style>
    <style:style style:name="T15_217" style:family="text">
      <style:text-properties fo:font-weight="normal" style:font-weight-asian="normal" style:font-weight-complex="normal"/>
    </style:style>
    <style:style style:name="T15_218" style:family="text">
      <style:text-properties fo:font-weight="normal" style:font-weight-asian="normal" style:font-weight-complex="normal"/>
    </style:style>
    <style:style style:name="T15_219" style:family="text">
      <style:text-properties fo:font-weight="normal" style:font-weight-asian="normal" style:font-weight-complex="normal"/>
    </style:style>
    <style:style style:name="T15_220" style:family="text">
      <style:text-properties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Heading_20_5">
      <style:paragraph-properties fo:break-before="auto" fo:line-height="115%" fo:margin-top="0cm" style:writing-mode="lr-tb"/>
    </style:style>
    <style:style style:name="T17_1" style:family="text">
      <style:text-properties fo:font-weight="normal" style:font-weight-asian="normal" style:font-weight-complex="normal"/>
    </style:style>
    <style:style style:name="T17_2" style:family="text">
      <style:text-properties fo:font-weight="normal" style:font-weight-asian="normal" style:font-weight-complex="normal"/>
    </style:style>
    <style:style style:name="T17_3" style:family="text">
      <style:text-properties fo:font-weight="normal" style:font-weight-asian="normal" style:font-weight-complex="normal"/>
    </style:style>
    <style:style style:name="T17_4" style:family="text">
      <style:text-properties fo:font-weight="normal" style:font-weight-asian="normal" style:font-weight-complex="normal"/>
    </style:style>
    <style:style style:name="T17_5" style:family="text">
      <style:text-properties fo:font-weight="normal" style:font-weight-asian="normal" style:font-weight-complex="normal"/>
    </style:style>
    <style:style style:name="T17_6" style:family="text">
      <style:text-properties fo:font-weight="normal" style:font-weight-asian="normal" style:font-weight-complex="normal"/>
    </style:style>
    <style:style style:name="T17_7" style:family="text">
      <style:text-properties fo:font-weight="normal" style:font-weight-asian="normal" style:font-weight-complex="normal"/>
    </style:style>
    <style:style style:name="T17_8" style:family="text">
      <style:text-properties fo:font-weight="normal" style:font-weight-asian="normal" style:font-weight-complex="normal"/>
    </style:style>
    <style:style style:name="T17_9" style:family="text">
      <style:text-properties fo:font-weight="normal" style:font-weight-asian="normal" style:font-weight-complex="normal"/>
    </style:style>
    <style:style style:name="T17_10" style:family="text">
      <style:text-properties fo:font-weight="normal" style:font-weight-asian="normal" style:font-weight-complex="normal"/>
    </style:style>
    <style:style style:name="T17_11" style:family="text">
      <style:text-properties fo:font-weight="normal" style:font-weight-asian="normal" style:font-weight-complex="normal"/>
    </style:style>
    <style:style style:name="T17_12" style:family="text">
      <style:text-properties fo:font-weight="normal" style:font-weight-asian="normal" style:font-weight-complex="normal"/>
    </style:style>
    <style:style style:name="T17_13" style:family="text">
      <style:text-properties fo:font-weight="normal" style:font-weight-asian="normal" style:font-weight-complex="normal"/>
    </style:style>
    <style:style style:name="T17_14" style:family="text">
      <style:text-properties fo:font-weight="normal" style:font-weight-asian="normal" style:font-weight-complex="normal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T25_181" style:family="text"/>
    <style:style style:name="T25_182" style:family="text"/>
    <style:style style:name="T25_183" style:family="text"/>
    <style:style style:name="T25_184" style:family="text"/>
    <style:style style:name="T25_185" style:family="text"/>
    <style:style style:name="T25_186" style:family="text"/>
    <style:style style:name="T25_187" style:family="text"/>
    <style:style style:name="T25_188" style:family="text"/>
    <style:style style:name="T25_189" style:family="text"/>
    <style:style style:name="T25_190" style:family="text"/>
    <style:style style:name="T25_191" style:family="text"/>
    <style:style style:name="T25_192" style:family="text"/>
    <style:style style:name="T25_193" style:family="text"/>
    <style:style style:name="T25_194" style:family="text"/>
    <style:style style:name="T25_195" style:family="text"/>
    <style:style style:name="T25_196" style:family="text"/>
    <style:style style:name="T25_197" style:family="text"/>
    <style:style style:name="T25_198" style:family="text"/>
    <style:style style:name="T25_199" style:family="text"/>
    <style:style style:name="T25_200" style:family="text"/>
    <style:style style:name="T25_201" style:family="text"/>
    <style:style style:name="T25_202" style:family="text"/>
    <style:style style:name="T25_203" style:family="text"/>
    <style:style style:name="T25_204" style:family="text"/>
    <style:style style:name="T25_205" style:family="text"/>
    <style:style style:name="T25_206" style:family="text"/>
    <style:style style:name="T25_207" style:family="text"/>
    <style:style style:name="T25_208" style:family="text"/>
    <style:style style:name="T25_209" style:family="text"/>
    <style:style style:name="T25_210" style:family="text"/>
    <style:style style:name="T25_211" style:family="text"/>
    <style:style style:name="T25_212" style:family="text"/>
    <style:style style:name="T25_213" style:family="text"/>
    <style:style style:name="T25_214" style:family="text"/>
    <style:style style:name="T25_215" style:family="text"/>
    <style:style style:name="T25_216" style:family="text"/>
    <style:style style:name="T25_217" style:family="text"/>
    <style:style style:name="T25_218" style:family="text"/>
    <style:style style:name="T25_219" style:family="text"/>
    <style:style style:name="T25_220" style:family="text"/>
    <style:style style:name="T25_221" style:family="text"/>
    <style:style style:name="T25_222" style:family="text"/>
    <style:style style:name="T25_223" style:family="text"/>
    <style:style style:name="T25_224" style:family="text"/>
    <style:style style:name="T25_225" style:family="text"/>
    <style:style style:name="T25_226" style:family="text"/>
    <style:style style:name="T25_227" style:family="text"/>
    <style:style style:name="T25_228" style:family="text"/>
    <style:style style:name="T25_229" style:family="text"/>
    <style:style style:name="T25_230" style:family="text"/>
    <style:style style:name="T25_231" style:family="text"/>
    <style:style style:name="T25_232" style:family="text"/>
    <style:style style:name="T25_233" style:family="text"/>
    <style:style style:name="T25_234" style:family="text"/>
    <style:style style:name="T25_235" style:family="text"/>
    <style:style style:name="T25_236" style:family="text"/>
    <style:style style:name="T25_237" style:family="text"/>
    <style:style style:name="T25_238" style:family="text"/>
    <style:style style:name="P26" style:family="paragraph" style:parent-style-name="Heading_20_2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T27_159" style:family="text"/>
    <style:style style:name="T27_160" style:family="text"/>
    <style:style style:name="T27_161" style:family="text"/>
    <style:style style:name="T27_162" style:family="text"/>
    <style:style style:name="T27_163" style:family="text"/>
    <style:style style:name="T27_164" style:family="text"/>
    <style:style style:name="T27_165" style:family="text"/>
    <style:style style:name="T27_166" style:family="text"/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T27_173" style:family="text"/>
    <style:style style:name="T27_174" style:family="text"/>
    <style:style style:name="T27_175" style:family="text"/>
    <style:style style:name="T27_176" style:family="text"/>
    <style:style style:name="T27_177" style:family="text"/>
    <style:style style:name="T27_178" style:family="text"/>
    <style:style style:name="T27_179" style:family="text"/>
    <style:style style:name="T27_180" style:family="text"/>
    <style:style style:name="T27_181" style:family="text"/>
    <style:style style:name="T27_182" style:family="text"/>
    <style:style style:name="T27_183" style:family="text"/>
    <style:style style:name="T27_184" style:family="text"/>
    <style:style style:name="T27_185" style:family="text"/>
    <style:style style:name="T27_186" style:family="text"/>
    <style:style style:name="T27_187" style:family="text"/>
    <style:style style:name="T27_188" style:family="text"/>
    <style:style style:name="T27_189" style:family="text"/>
    <style:style style:name="T27_190" style:family="text"/>
    <style:style style:name="T27_191" style:family="text"/>
    <style:style style:name="T27_192" style:family="text"/>
    <style:style style:name="T27_193" style:family="text"/>
    <style:style style:name="T27_194" style:family="text"/>
    <style:style style:name="T27_195" style:family="text"/>
    <style:style style:name="T27_196" style:family="text"/>
    <style:style style:name="T27_197" style:family="text"/>
    <style:style style:name="T27_198" style:family="text"/>
    <style:style style:name="T27_199" style:family="text"/>
    <style:style style:name="T27_200" style:family="text"/>
    <style:style style:name="T27_201" style:family="text"/>
    <style:style style:name="T27_202" style:family="text"/>
    <style:style style:name="T27_203" style:family="text"/>
    <style:style style:name="T27_204" style:family="text"/>
    <style:style style:name="T27_205" style:family="text"/>
    <style:style style:name="T27_206" style:family="text"/>
    <style:style style:name="T27_207" style:family="text"/>
    <style:style style:name="T27_208" style:family="text"/>
    <style:style style:name="T27_209" style:family="text"/>
    <style:style style:name="T27_210" style:family="text"/>
    <style:style style:name="T27_211" style:family="text"/>
    <style:style style:name="T27_212" style:family="text"/>
    <style:style style:name="T27_213" style:family="text"/>
    <style:style style:name="T27_214" style:family="text"/>
    <style:style style:name="T27_215" style:family="text"/>
    <style:style style:name="T27_216" style:family="text"/>
    <style:style style:name="T27_217" style:family="text"/>
    <style:style style:name="T27_218" style:family="text"/>
    <style:style style:name="T27_219" style:family="text"/>
    <style:style style:name="T27_220" style:family="text"/>
    <style:style style:name="T27_221" style:family="text"/>
    <style:style style:name="T27_222" style:family="text"/>
    <style:style style:name="T27_223" style:family="text"/>
    <style:style style:name="T27_224" style:family="text"/>
    <style:style style:name="T27_225" style:family="text"/>
    <style:style style:name="T27_226" style:family="text"/>
    <style:style style:name="T27_227" style:family="text"/>
    <style:style style:name="T27_228" style:family="text"/>
    <style:style style:name="T27_229" style:family="text"/>
    <style:style style:name="T27_230" style:family="text"/>
    <style:style style:name="T27_231" style:family="text"/>
    <style:style style:name="T27_232" style:family="text"/>
    <style:style style:name="T27_233" style:family="text"/>
    <style:style style:name="T27_234" style:family="text"/>
    <style:style style:name="T27_235" style:family="text"/>
    <style:style style:name="T27_236" style:family="text"/>
    <style:style style:name="T27_237" style:family="text"/>
    <style:style style:name="T27_238" style:family="text"/>
    <style:style style:name="T27_239" style:family="text"/>
    <style:style style:name="T27_240" style:family="text"/>
    <style:style style:name="T27_241" style:family="text"/>
    <style:style style:name="T27_242" style:family="text"/>
    <style:style style:name="T27_243" style:family="text"/>
    <style:style style:name="T27_244" style:family="text"/>
    <style:style style:name="T27_245" style:family="text"/>
    <style:style style:name="T27_246" style:family="text"/>
    <style:style style:name="T27_247" style:family="text"/>
    <style:style style:name="T27_248" style:family="text"/>
    <style:style style:name="T27_249" style:family="text"/>
    <style:style style:name="T27_250" style:family="text"/>
    <style:style style:name="T27_251" style:family="text"/>
    <style:style style:name="T27_252" style:family="text"/>
    <style:style style:name="T27_253" style:family="text"/>
    <style:style style:name="T27_254" style:family="text"/>
    <style:style style:name="T27_255" style:family="text"/>
    <style:style style:name="T27_256" style:family="text"/>
    <style:style style:name="T27_257" style:family="text"/>
    <style:style style:name="T27_258" style:family="text"/>
    <style:style style:name="T27_259" style:family="text"/>
    <style:style style:name="T27_260" style:family="text" style:parent-style-name="Standard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0pt" style:font-size-asian="10pt" style:font-size-complex="10pt"/>
    </style:style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T28_215" style:family="text"/>
    <style:style style:name="T28_216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T32_19" style:family="text">
      <style:text-properties fo:font-size="10pt" style:font-size-asian="10pt" style:font-size-complex="10pt"/>
    </style:style>
    <style:style style:name="T32_20" style:family="text">
      <style:text-properties fo:font-size="10pt" style:font-size-asian="10pt" style:font-size-complex="10pt"/>
    </style:style>
    <style:style style:name="T32_21" style:family="text">
      <style:text-properties fo:font-size="10pt" style:font-size-asian="10pt" style:font-size-complex="10pt"/>
    </style:style>
    <style:style style:name="T32_22" style:family="text">
      <style:text-properties fo:font-size="10pt" style:font-size-asian="10pt" style:font-size-complex="10pt"/>
    </style:style>
    <style:style style:name="T32_23" style:family="text">
      <style:text-properties fo:font-size="10pt" style:font-size-asian="10pt" style:font-size-complex="10pt"/>
    </style:style>
    <style:style style:name="T32_24" style:family="text">
      <style:text-properties fo:font-size="10pt" style:font-size-asian="10pt" style:font-size-complex="10pt"/>
    </style:style>
    <style:style style:name="T32_25" style:family="text">
      <style:text-properties fo:font-size="10pt" style:font-size-asian="10pt" style:font-size-complex="10pt"/>
    </style:style>
    <style:style style:name="T32_26" style:family="text">
      <style:text-properties fo:font-size="10pt" style:font-size-asian="10pt" style:font-size-complex="10pt"/>
    </style:style>
    <style:style style:name="T32_27" style:family="text">
      <style:text-properties fo:font-size="10pt" style:font-size-asian="10pt" style:font-size-complex="10pt"/>
    </style:style>
    <style:style style:name="T32_28" style:family="text">
      <style:text-properties fo:font-size="10pt" style:font-size-asian="10pt" style:font-size-complex="10pt"/>
    </style:style>
    <style:style style:name="T32_29" style:family="text">
      <style:text-properties fo:font-size="10pt" style:font-size-asian="10pt" style:font-size-complex="10pt"/>
    </style:style>
    <style:style style:name="T32_30" style:family="text">
      <style:text-properties fo:font-size="10pt" style:font-size-asian="10pt" style:font-size-complex="10pt"/>
    </style:style>
    <style:style style:name="T32_31" style:family="text">
      <style:text-properties fo:font-size="10pt" style:font-size-asian="10pt" style:font-size-complex="10pt"/>
    </style:style>
    <style:style style:name="T32_32" style:family="text">
      <style:text-properties fo:font-size="10pt" style:font-size-asian="10pt" style:font-size-complex="10pt"/>
    </style:style>
    <style:style style:name="T32_33" style:family="text">
      <style:text-properties fo:font-size="10pt" style:font-size-asian="10pt" style:font-size-complex="10pt"/>
    </style:style>
    <style:style style:name="T32_34" style:family="text">
      <style:text-properties fo:font-size="10pt" style:font-size-asian="10pt" style:font-size-complex="10pt"/>
    </style:style>
    <style:style style:name="T32_35" style:family="text">
      <style:text-properties fo:font-size="10pt" style:font-size-asian="10pt" style:font-size-complex="10pt"/>
    </style:style>
    <style:style style:name="T32_36" style:family="text">
      <style:text-properties fo:font-size="10pt" style:font-size-asian="10pt" style:font-size-complex="10pt"/>
    </style:style>
    <style:style style:name="T32_37" style:family="text">
      <style:text-properties fo:font-size="10pt" style:font-size-asian="10pt" style:font-size-complex="10pt"/>
    </style:style>
    <style:style style:name="T32_38" style:family="text">
      <style:text-properties fo:font-size="10pt" style:font-size-asian="10pt" style:font-size-complex="10pt"/>
    </style:style>
    <style:style style:name="T32_39" style:family="text">
      <style:text-properties fo:font-size="10pt" style:font-size-asian="10pt" style:font-size-complex="10pt"/>
    </style:style>
    <style:style style:name="T32_40" style:family="text">
      <style:text-properties fo:font-size="10pt" style:font-size-asian="10pt" style:font-size-complex="10pt"/>
    </style:style>
    <style:style style:name="T32_41" style:family="text">
      <style:text-properties fo:font-size="10pt" style:font-size-asian="10pt" style:font-size-complex="10pt"/>
    </style:style>
    <style:style style:name="T32_42" style:family="text">
      <style:text-properties fo:font-size="10pt" style:font-size-asian="10pt" style:font-size-complex="10pt"/>
    </style:style>
    <style:style style:name="T32_43" style:family="text">
      <style:text-properties fo:font-size="10pt" style:font-size-asian="10pt" style:font-size-complex="10pt"/>
    </style:style>
    <style:style style:name="T32_44" style:family="text">
      <style:text-properties fo:font-size="10pt" style:font-size-asian="10pt" style:font-size-complex="10pt"/>
    </style:style>
    <style:style style:name="T32_45" style:family="text">
      <style:text-properties fo:font-size="10pt" style:font-size-asian="10pt" style:font-size-complex="10pt"/>
    </style:style>
    <style:style style:name="T32_46" style:family="text">
      <style:text-properties fo:font-size="10pt" style:font-size-asian="10pt" style:font-size-complex="10pt"/>
    </style:style>
    <style:style style:name="T32_47" style:family="text">
      <style:text-properties fo:font-size="10pt" style:font-size-asian="10pt" style:font-size-complex="10pt"/>
    </style:style>
    <style:style style:name="T32_48" style:family="text">
      <style:text-properties fo:font-size="10pt" style:font-size-asian="10pt" style:font-size-complex="10pt"/>
    </style:style>
    <style:style style:name="T32_49" style:family="text">
      <style:text-properties fo:font-size="10pt" style:font-size-asian="10pt" style:font-size-complex="10pt"/>
    </style:style>
    <style:style style:name="T32_50" style:family="text">
      <style:text-properties fo:font-size="10pt" style:font-size-asian="10pt" style:font-size-complex="10pt"/>
    </style:style>
    <style:style style:name="T32_51" style:family="text">
      <style:text-properties fo:font-size="10pt" style:font-size-asian="10pt" style:font-size-complex="10pt"/>
    </style:style>
    <style:style style:name="T32_52" style:family="text">
      <style:text-properties fo:font-size="10pt" style:font-size-asian="10pt" style:font-size-complex="10pt"/>
    </style:style>
    <style:style style:name="T32_53" style:family="text">
      <style:text-properties fo:font-size="10pt" style:font-size-asian="10pt" style:font-size-complex="10pt"/>
    </style:style>
    <style:style style:name="T32_54" style:family="text">
      <style:text-properties fo:font-size="10pt" style:font-size-asian="10pt" style:font-size-complex="10pt"/>
    </style:style>
    <style:style style:name="T32_55" style:family="text">
      <style:text-properties fo:font-size="10pt" style:font-size-asian="10pt" style:font-size-complex="10pt"/>
    </style:style>
    <style:style style:name="T32_56" style:family="text">
      <style:text-properties fo:font-size="10pt" style:font-size-asian="10pt" style:font-size-complex="10pt"/>
    </style:style>
    <style:style style:name="T32_57" style:family="text">
      <style:text-properties fo:font-size="10pt" style:font-size-asian="10pt" style:font-size-complex="10pt"/>
    </style:style>
    <style:style style:name="T32_58" style:family="text">
      <style:text-properties fo:font-size="10pt" style:font-size-asian="10pt" style:font-size-complex="10pt"/>
    </style:style>
    <style:style style:name="T32_59" style:family="text">
      <style:text-properties fo:font-size="10pt" style:font-size-asian="10pt" style:font-size-complex="10pt"/>
    </style:style>
    <style:style style:name="T32_60" style:family="text">
      <style:text-properties fo:font-size="10pt" style:font-size-asian="10pt" style:font-size-complex="10pt"/>
    </style:style>
    <style:style style:name="T32_61" style:family="text">
      <style:text-properties fo:font-size="10pt" style:font-size-asian="10pt" style:font-size-complex="10pt"/>
    </style:style>
    <style:style style:name="T32_62" style:family="text">
      <style:text-properties fo:font-size="10pt" style:font-size-asian="10pt" style:font-size-complex="10pt"/>
    </style:style>
    <style:style style:name="T32_63" style:family="text">
      <style:text-properties fo:font-size="10pt" style:font-size-asian="10pt" style:font-size-complex="10pt"/>
    </style:style>
    <style:style style:name="T32_64" style:family="text">
      <style:text-properties fo:font-size="10pt" style:font-size-asian="10pt" style:font-size-complex="10pt"/>
    </style:style>
    <style:style style:name="T32_65" style:family="text">
      <style:text-properties fo:font-size="10pt" style:font-size-asian="10pt" style:font-size-complex="10pt"/>
    </style:style>
    <style:style style:name="T32_66" style:family="text">
      <style:text-properties fo:font-size="10pt" style:font-size-asian="10pt" style:font-size-complex="10pt"/>
    </style:style>
    <style:style style:name="T32_67" style:family="text">
      <style:text-properties fo:font-size="10pt" style:font-size-asian="10pt" style:font-size-complex="10pt"/>
    </style:style>
    <style:style style:name="T32_68" style:family="text">
      <style:text-properties fo:font-size="10pt" style:font-size-asian="10pt" style:font-size-complex="10pt"/>
    </style:style>
    <style:style style:name="T32_69" style:family="text">
      <style:text-properties fo:font-size="10pt" style:font-size-asian="10pt" style:font-size-complex="10pt"/>
    </style:style>
    <style:style style:name="T32_70" style:family="text">
      <style:text-properties fo:font-size="10pt" style:font-size-asian="10pt" style:font-size-complex="10pt"/>
    </style:style>
    <style:style style:name="T32_71" style:family="text">
      <style:text-properties fo:font-size="10pt" style:font-size-asian="10pt" style:font-size-complex="10pt"/>
    </style:style>
    <style:style style:name="T32_72" style:family="text">
      <style:text-properties fo:font-size="10pt" style:font-size-asian="10pt" style:font-size-complex="10pt"/>
    </style:style>
    <style:style style:name="T32_73" style:family="text">
      <style:text-properties fo:font-size="10pt" style:font-size-asian="10pt" style:font-size-complex="10pt"/>
    </style:style>
    <style:style style:name="T32_74" style:family="text">
      <style:text-properties fo:font-size="10pt" style:font-size-asian="10pt" style:font-size-complex="10pt"/>
    </style:style>
    <style:style style:name="T32_75" style:family="text">
      <style:text-properties fo:font-size="10pt" style:font-size-asian="10pt" style:font-size-complex="10pt"/>
    </style:style>
    <style:style style:name="T32_76" style:family="text">
      <style:text-properties fo:font-size="10pt" style:font-size-asian="10pt" style:font-size-complex="10pt"/>
    </style:style>
    <style:style style:name="T32_77" style:family="text">
      <style:text-properties fo:font-size="10pt" style:font-size-asian="10pt" style:font-size-complex="10pt"/>
    </style:style>
    <style:style style:name="T32_78" style:family="text">
      <style:text-properties fo:font-size="10pt" style:font-size-asian="10pt" style:font-size-complex="10pt"/>
    </style:style>
    <style:style style:name="T32_79" style:family="text">
      <style:text-properties fo:font-size="10pt" style:font-size-asian="10pt" style:font-size-complex="10pt"/>
    </style:style>
    <style:style style:name="T32_80" style:family="text">
      <style:text-properties fo:font-size="10pt" style:font-size-asian="10pt" style:font-size-complex="10pt"/>
    </style:style>
    <style:style style:name="T32_81" style:family="text">
      <style:text-properties fo:font-size="10pt" style:font-size-asian="10pt" style:font-size-complex="10pt"/>
    </style:style>
    <style:style style:name="T32_82" style:family="text">
      <style:text-properties fo:font-size="10pt" style:font-size-asian="10pt" style:font-size-complex="10pt"/>
    </style:style>
    <style:style style:name="T32_83" style:family="text">
      <style:text-properties fo:font-size="10pt" style:font-size-asian="10pt" style:font-size-complex="10pt"/>
    </style:style>
    <style:style style:name="T32_84" style:family="text">
      <style:text-properties fo:font-size="10pt" style:font-size-asian="10pt" style:font-size-complex="10pt"/>
    </style:style>
    <style:style style:name="T32_85" style:family="text">
      <style:text-properties fo:font-size="10pt" style:font-size-asian="10pt" style:font-size-complex="10pt"/>
    </style:style>
    <style:style style:name="T32_86" style:family="text">
      <style:text-properties fo:font-size="10pt" style:font-size-asian="10pt" style:font-size-complex="10pt"/>
    </style:style>
    <style:style style:name="T32_87" style:family="text">
      <style:text-properties fo:font-size="10pt" style:font-size-asian="10pt" style:font-size-complex="10pt"/>
    </style:style>
    <style:style style:name="T32_88" style:family="text">
      <style:text-properties fo:font-size="10pt" style:font-size-asian="10pt" style:font-size-complex="10pt"/>
    </style:style>
    <style:style style:name="T32_89" style:family="text">
      <style:text-properties fo:font-size="10pt" style:font-size-asian="10pt" style:font-size-complex="10pt"/>
    </style:style>
    <style:style style:name="T32_90" style:family="text">
      <style:text-properties fo:font-size="10pt" style:font-size-asian="10pt" style:font-size-complex="10pt"/>
    </style:style>
    <style:style style:name="T32_91" style:family="text">
      <style:text-properties fo:font-size="10pt" style:font-size-asian="10pt" style:font-size-complex="10pt"/>
    </style:style>
    <style:style style:name="T32_92" style:family="text">
      <style:text-properties fo:font-size="10pt" style:font-size-asian="10pt" style:font-size-complex="10pt"/>
    </style:style>
    <style:style style:name="T32_93" style:family="text">
      <style:text-properties fo:font-size="10pt" style:font-size-asian="10pt" style:font-size-complex="10pt"/>
    </style:style>
    <style:style style:name="T32_94" style:family="text">
      <style:text-properties fo:font-size="10pt" style:font-size-asian="10pt" style:font-size-complex="10pt"/>
    </style:style>
    <style:style style:name="T32_95" style:family="text">
      <style:text-properties fo:font-size="10pt" style:font-size-asian="10pt" style:font-size-complex="10pt"/>
    </style:style>
    <style:style style:name="T32_96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>
      <style:text-properties fo:font-style="italic" style:font-style-asian="italic" style:font-style-complex="italic"/>
    </style:style>
    <style:style style:name="T34_79" style:family="text">
      <style:text-properties fo:font-style="italic" style:font-style-asian="italic" style:font-style-complex="italic"/>
    </style:style>
    <style:style style:name="T34_80" style:family="text"/>
    <style:style style:name="T34_81" style:family="text"/>
    <style:style style:name="T34_82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>
      <style:text-properties fo:font-style="italic" style:font-style-asian="italic" style:font-style-complex="italic"/>
    </style:style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T36_155" style:family="text"/>
    <style:style style:name="T36_156" style:family="text"/>
    <style:style style:name="T36_157" style:family="text"/>
    <style:style style:name="T36_158" style:family="text"/>
    <style:style style:name="T36_159" style:family="text"/>
    <style:style style:name="T36_160" style:family="text"/>
    <style:style style:name="T36_161" style:family="text"/>
    <style:style style:name="T36_162" style:family="text"/>
    <style:style style:name="T36_163" style:family="text"/>
    <style:style style:name="T36_164" style:family="text"/>
    <style:style style:name="T36_165" style:family="text"/>
    <style:style style:name="T36_166" style:family="text"/>
    <style:style style:name="T36_167" style:family="text"/>
    <style:style style:name="T36_168" style:family="text"/>
    <style:style style:name="T36_169" style:family="text"/>
    <style:style style:name="T36_170" style:family="text"/>
    <style:style style:name="T36_171" style:family="text"/>
    <style:style style:name="T36_172" style:family="text"/>
    <style:style style:name="T36_173" style:family="text"/>
    <style:style style:name="T36_174" style:family="text"/>
    <style:style style:name="T36_175" style:family="text"/>
    <style:style style:name="T36_176" style:family="text"/>
    <style:style style:name="T36_177" style:family="text"/>
    <style:style style:name="T36_178" style:family="text"/>
    <style:style style:name="T36_179" style:family="text"/>
    <style:style style:name="T36_180" style:family="text"/>
    <style:style style:name="T36_181" style:family="text"/>
    <style:style style:name="T36_182" style:family="text"/>
    <style:style style:name="T36_183" style:family="text"/>
    <style:style style:name="T36_184" style:family="text"/>
    <style:style style:name="T36_185" style:family="text"/>
    <style:style style:name="T36_186" style:family="text"/>
    <style:style style:name="T36_187" style:family="text"/>
    <style:style style:name="T36_188" style:family="text"/>
    <style:style style:name="P37" style:family="paragraph" style:parent-style-name="Standard">
      <style:paragraph-properties fo:break-before="auto" fo:line-height="115%" style:writing-mode="lr-tb"/>
      <style:text-properties fo:color="#800000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>
      <style:text-properties fo:font-style="italic" style:font-style-asian="italic" style:font-style-complex="italic"/>
    </style:style>
    <style:style style:name="T38_12" style:family="text">
      <style:text-properties fo:font-style="italic" style:font-style-asian="italic" style:font-style-complex="italic"/>
    </style:style>
    <style:style style:name="T38_13" style:family="text">
      <style:text-properties fo:font-style="italic" style:font-style-asian="italic" style:font-style-complex="italic"/>
    </style:style>
    <style:style style:name="T38_14" style:family="text">
      <style:text-properties fo:font-style="italic" style:font-style-asian="italic" style:font-style-complex="italic"/>
    </style:style>
    <style:style style:name="T38_15" style:family="text">
      <style:text-properties fo:font-style="italic" style:font-style-asian="italic" style:font-style-complex="italic"/>
    </style:style>
    <style:style style:name="T38_16" style:family="text">
      <style:text-properties fo:font-style="italic" style:font-style-asian="italic" style:font-style-complex="italic"/>
    </style:style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P39" style:family="paragraph" style:parent-style-name="Standard">
      <style:paragraph-properties fo:break-before="auto" fo:line-height="115%" style:writing-mode="lr-tb"/>
      <style:text-properties fo:color="#800000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>
      <style:text-properties fo:font-style="italic" style:font-style-asian="italic" style:font-style-complex="italic"/>
    </style:style>
    <style:style style:name="T40_34" style:family="text">
      <style:text-properties fo:font-style="italic" style:font-style-asian="italic" style:font-style-complex="italic"/>
    </style:style>
    <style:style style:name="T40_35" style:family="text">
      <style:text-properties fo:font-style="italic" style:font-style-asian="italic" style:font-style-complex="italic"/>
    </style:style>
    <style:style style:name="T40_36" style:family="text">
      <style:text-properties fo:font-style="italic" style:font-style-asian="italic" style:font-style-complex="italic"/>
    </style:style>
    <style:style style:name="T40_37" style:family="text">
      <style:text-properties fo:font-style="italic" style:font-style-asian="italic" style:font-style-complex="italic"/>
    </style:style>
    <style:style style:name="T40_38" style:family="text">
      <style:text-properties fo:font-style="italic" style:font-style-asian="italic" style:font-style-complex="italic"/>
    </style:style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/>
    <style:style style:name="T40_142" style:family="text"/>
    <style:style style:name="T40_143" style:family="text"/>
    <style:style style:name="T40_144" style:family="text"/>
    <style:style style:name="T40_145" style:family="text"/>
    <style:style style:name="T40_146" style:family="text"/>
    <style:style style:name="T40_147" style:family="text"/>
    <style:style style:name="T40_148" style:family="text"/>
    <style:style style:name="T40_149" style:family="text"/>
    <style:style style:name="T40_150" style:family="text"/>
    <style:style style:name="T40_151" style:family="text"/>
    <style:style style:name="T40_152" style:family="text"/>
    <style:style style:name="T40_153" style:family="text"/>
    <style:style style:name="T40_154" style:family="text"/>
    <style:style style:name="T40_155" style:family="text"/>
    <style:style style:name="T40_156" style:family="text"/>
    <style:style style:name="T40_157" style:family="text"/>
    <style:style style:name="T40_158" style:family="text"/>
    <style:style style:name="T40_159" style:family="text"/>
    <style:style style:name="T40_160" style:family="text"/>
    <style:style style:name="T40_161" style:family="text"/>
    <style:style style:name="T40_162" style:family="text"/>
    <style:style style:name="T40_163" style:family="text"/>
    <style:style style:name="T40_164" style:family="text"/>
    <style:style style:name="T40_165" style:family="text"/>
    <style:style style:name="T40_166" style:family="text"/>
    <style:style style:name="T40_167" style:family="text"/>
    <style:style style:name="T40_168" style:family="text"/>
    <style:style style:name="T40_169" style:family="text"/>
    <style:style style:name="T40_170" style:family="text"/>
    <style:style style:name="T40_171" style:family="text"/>
    <style:style style:name="T40_172" style:family="text"/>
    <style:style style:name="T40_173" style:family="text"/>
    <style:style style:name="T40_174" style:family="text"/>
    <style:style style:name="T40_175" style:family="text"/>
    <style:style style:name="T40_176" style:family="text"/>
    <style:style style:name="T40_177" style:family="text"/>
    <style:style style:name="T40_178" style:family="text"/>
    <style:style style:name="T40_179" style:family="text"/>
    <style:style style:name="T40_180" style:family="text"/>
    <style:style style:name="T40_181" style:family="text"/>
    <style:style style:name="T40_182" style:family="text"/>
    <style:style style:name="T40_183" style:family="text"/>
    <style:style style:name="T40_184" style:family="text"/>
    <style:style style:name="T40_185" style:family="text"/>
    <style:style style:name="T40_186" style:family="text"/>
    <style:style style:name="T40_187" style:family="text"/>
    <style:style style:name="T40_188" style:family="text"/>
    <style:style style:name="T40_189" style:family="text"/>
    <style:style style:name="T40_190" style:family="text"/>
    <style:style style:name="T40_191" style:family="text"/>
    <style:style style:name="T40_192" style:family="text"/>
    <style:style style:name="T40_193" style:family="text"/>
    <style:style style:name="T40_194" style:family="text"/>
    <style:style style:name="T40_195" style:family="text"/>
    <style:style style:name="T40_196" style:family="text"/>
    <style:style style:name="T40_197" style:family="text"/>
    <style:style style:name="T40_198" style:family="text"/>
    <style:style style:name="T40_199" style:family="text"/>
    <style:style style:name="T40_200" style:family="text"/>
    <style:style style:name="T40_201" style:family="text"/>
    <style:style style:name="T40_202" style:family="text"/>
    <style:style style:name="T40_203" style:family="text"/>
    <style:style style:name="T40_204" style:family="text"/>
    <style:style style:name="P41" style:family="paragraph" style:parent-style-name="Standard">
      <style:paragraph-properties fo:break-before="auto" fo:line-height="115%" style:writing-mode="lr-tb"/>
      <style:text-properties fo:color="#800000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>
      <style:text-properties fo:font-style="italic" style:font-style-asian="italic" style:font-style-complex="italic"/>
    </style:style>
    <style:style style:name="T42_68" style:family="text">
      <style:text-properties fo:font-style="italic" style:font-style-asian="italic" style:font-style-complex="italic"/>
    </style:style>
    <style:style style:name="T42_69" style:family="text">
      <style:text-properties fo:font-style="italic" style:font-style-asian="italic" style:font-style-complex="italic"/>
    </style:style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>
      <style:text-properties fo:font-style="italic" style:font-style-asian="italic" style:font-style-complex="italic"/>
    </style:style>
    <style:style style:name="T42_102" style:family="text">
      <style:text-properties fo:font-style="italic" style:font-style-asian="italic" style:font-style-complex="italic"/>
    </style:style>
    <style:style style:name="T42_103" style:family="text">
      <style:text-properties fo:font-style="italic" style:font-style-asian="italic" style:font-style-complex="italic"/>
    </style:style>
    <style:style style:name="T42_104" style:family="text">
      <style:text-properties fo:font-style="italic" style:font-style-asian="italic" style:font-style-complex="italic"/>
    </style:style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>
      <style:text-properties fo:font-style="italic" style:font-style-asian="italic" style:font-style-complex="italic"/>
    </style:style>
    <style:style style:name="T42_118" style:family="text"/>
    <style:style style:name="T42_119" style:family="text"/>
    <style:style style:name="T42_120" style:family="text"/>
    <style:style style:name="T42_121" style:family="text"/>
    <style:style style:name="T42_122" style:family="text"/>
    <style:style style:name="T42_123" style:family="text"/>
    <style:style style:name="T42_124" style:family="text"/>
    <style:style style:name="T42_125" style:family="text"/>
    <style:style style:name="T42_126" style:family="text"/>
    <style:style style:name="T42_127" style:family="text"/>
    <style:style style:name="T42_128" style:family="text"/>
    <style:style style:name="T42_129" style:family="text"/>
    <style:style style:name="T42_130" style:family="text"/>
    <style:style style:name="T42_131" style:family="text"/>
    <style:style style:name="T42_132" style:family="text"/>
    <style:style style:name="T42_133" style:family="text"/>
    <style:style style:name="T42_134" style:family="text"/>
    <style:style style:name="T42_135" style:family="text"/>
    <style:style style:name="T42_136" style:family="text"/>
    <style:style style:name="T42_137" style:family="text"/>
    <style:style style:name="T42_138" style:family="text"/>
    <style:style style:name="T42_139" style:family="text"/>
    <style:style style:name="T42_140" style:family="text"/>
    <style:style style:name="T42_141" style:family="text"/>
    <style:style style:name="T42_142" style:family="text"/>
    <style:style style:name="T42_143" style:family="text"/>
    <style:style style:name="T42_144" style:family="text"/>
    <style:style style:name="T42_145" style:family="text"/>
    <style:style style:name="T42_146" style:family="text"/>
    <style:style style:name="T42_147" style:family="text"/>
    <style:style style:name="T42_148" style:family="text"/>
    <style:style style:name="T42_149" style:family="text">
      <style:text-properties fo:font-style="italic" style:font-style-asian="italic" style:font-style-complex="italic"/>
    </style:style>
    <style:style style:name="T42_150" style:family="text">
      <style:text-properties fo:font-style="italic" style:font-style-asian="italic" style:font-style-complex="italic"/>
    </style:style>
    <style:style style:name="T42_151" style:family="text">
      <style:text-properties fo:font-style="italic" style:font-style-asian="italic" style:font-style-complex="italic"/>
    </style:style>
    <style:style style:name="T42_152" style:family="text"/>
    <style:style style:name="T42_153" style:family="text"/>
    <style:style style:name="T42_154" style:family="text"/>
    <style:style style:name="T42_155" style:family="text"/>
    <style:style style:name="T42_156" style:family="text"/>
    <style:style style:name="T42_157" style:family="text"/>
    <style:style style:name="T42_158" style:family="text"/>
    <style:style style:name="T42_159" style:family="text"/>
    <style:style style:name="T42_160" style:family="text"/>
    <style:style style:name="T42_161" style:family="text"/>
    <style:style style:name="T42_162" style:family="text"/>
    <style:style style:name="T42_163" style:family="text"/>
    <style:style style:name="T42_164" style:family="text"/>
    <style:style style:name="T42_165" style:family="text"/>
    <style:style style:name="T42_166" style:family="text"/>
    <style:style style:name="T42_167" style:family="text"/>
    <style:style style:name="T42_168" style:family="text"/>
    <style:style style:name="T42_169" style:family="text"/>
    <style:style style:name="T42_170" style:family="text"/>
    <style:style style:name="T42_171" style:family="text"/>
    <style:style style:name="T42_172" style:family="text"/>
    <style:style style:name="T42_173" style:family="text"/>
    <style:style style:name="T42_174" style:family="text"/>
    <style:style style:name="T42_175" style:family="text"/>
    <style:style style:name="T42_176" style:family="text"/>
    <style:style style:name="T42_177" style:family="text"/>
    <style:style style:name="T42_178" style:family="text"/>
    <style:style style:name="T42_179" style:family="text"/>
    <style:style style:name="T42_180" style:family="text"/>
    <style:style style:name="T42_181" style:family="text"/>
    <style:style style:name="T42_182" style:family="text"/>
    <style:style style:name="T42_183" style:family="text"/>
    <style:style style:name="T42_184" style:family="text"/>
    <style:style style:name="T42_185" style:family="text"/>
    <style:style style:name="T42_186" style:family="text"/>
    <style:style style:name="T42_187" style:family="text"/>
    <style:style style:name="T42_188" style:family="text"/>
    <style:style style:name="T42_189" style:family="text"/>
    <style:style style:name="T42_190" style:family="text"/>
    <style:style style:name="T42_191" style:family="text"/>
    <style:style style:name="T42_192" style:family="text"/>
    <style:style style:name="T42_193" style:family="text"/>
    <style:style style:name="T42_194" style:family="text"/>
    <style:style style:name="T42_195" style:family="text"/>
    <style:style style:name="T42_196" style:family="text"/>
    <style:style style:name="T42_197" style:family="text"/>
    <style:style style:name="T42_198" style:family="text"/>
    <style:style style:name="T42_199" style:family="text"/>
    <style:style style:name="T42_200" style:family="text"/>
    <style:style style:name="T42_201" style:family="text"/>
    <style:style style:name="T42_202" style:family="text"/>
    <style:style style:name="T42_203" style:family="text"/>
    <style:style style:name="T42_204" style:family="text"/>
    <style:style style:name="T42_205" style:family="text"/>
    <style:style style:name="T42_206" style:family="text"/>
    <style:style style:name="T42_207" style:family="text"/>
    <style:style style:name="T42_208" style:family="text"/>
    <style:style style:name="T42_209" style:family="text"/>
    <style:style style:name="T42_210" style:family="text"/>
    <style:style style:name="T42_211" style:family="text"/>
    <style:style style:name="T42_212" style:family="text"/>
    <style:style style:name="T42_213" style:family="text"/>
    <style:style style:name="T42_214" style:family="text"/>
    <style:style style:name="T42_215" style:family="text"/>
    <style:style style:name="T42_216" style:family="text"/>
    <style:style style:name="P4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T44_119" style:family="text"/>
    <style:style style:name="T44_120" style:family="text"/>
    <style:style style:name="T44_121" style:family="text"/>
    <style:style style:name="T44_122" style:family="text"/>
    <style:style style:name="T44_123" style:family="text"/>
    <style:style style:name="T44_124" style:family="text"/>
    <style:style style:name="T44_125" style:family="text"/>
    <style:style style:name="T44_126" style:family="text"/>
    <style:style style:name="T44_127" style:family="text"/>
    <style:style style:name="T44_128" style:family="text"/>
    <style:style style:name="T44_129" style:family="text"/>
    <style:style style:name="T44_130" style:family="text"/>
    <style:style style:name="T44_131" style:family="text"/>
    <style:style style:name="T44_132" style:family="text"/>
    <style:style style:name="T44_133" style:family="text"/>
    <style:style style:name="T44_134" style:family="text"/>
    <style:style style:name="T44_135" style:family="text"/>
    <style:style style:name="T44_136" style:family="text"/>
    <style:style style:name="T44_137" style:family="text"/>
    <style:style style:name="T44_138" style:family="text"/>
    <style:style style:name="T44_139" style:family="text"/>
    <style:style style:name="T44_140" style:family="text"/>
    <style:style style:name="T44_141" style:family="text"/>
    <style:style style:name="T44_142" style:family="text"/>
    <style:style style:name="T44_143" style:family="text"/>
    <style:style style:name="T44_144" style:family="text"/>
    <style:style style:name="T44_145" style:family="text"/>
    <style:style style:name="T44_146" style:family="text"/>
    <style:style style:name="T44_147" style:family="text"/>
    <style:style style:name="T44_148" style:family="text"/>
    <style:style style:name="T44_149" style:family="text"/>
    <style:style style:name="T44_150" style:family="text"/>
    <style:style style:name="T44_151" style:family="text"/>
    <style:style style:name="T44_152" style:family="text"/>
    <style:style style:name="T44_153" style:family="text"/>
    <style:style style:name="T44_154" style:family="text"/>
    <style:style style:name="T44_155" style:family="text"/>
    <style:style style:name="T44_156" style:family="text"/>
    <style:style style:name="T44_157" style:family="text"/>
    <style:style style:name="T44_158" style:family="text"/>
    <style:style style:name="T44_159" style:family="text"/>
    <style:style style:name="T44_160" style:family="text"/>
    <style:style style:name="T44_161" style:family="text"/>
    <style:style style:name="T44_162" style:family="text"/>
    <style:style style:name="T44_163" style:family="text"/>
    <style:style style:name="T44_164" style:family="text"/>
    <style:style style:name="T44_165" style:family="text"/>
    <style:style style:name="T44_166" style:family="text"/>
    <style:style style:name="T44_167" style:family="text"/>
    <style:style style:name="T44_168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T46_180" style:family="text"/>
    <style:style style:name="T46_181" style:family="text"/>
    <style:style style:name="T46_182" style:family="text"/>
    <style:style style:name="T46_183" style:family="text"/>
    <style:style style:name="T46_184" style:family="text"/>
    <style:style style:name="T46_185" style:family="text"/>
    <style:style style:name="T46_186" style:family="text"/>
    <style:style style:name="T46_187" style:family="text"/>
    <style:style style:name="T46_188" style:family="text"/>
    <style:style style:name="T46_189" style:family="text"/>
    <style:style style:name="T46_190" style:family="text"/>
    <style:style style:name="T46_191" style:family="text"/>
    <style:style style:name="T46_192" style:family="text"/>
    <style:style style:name="T46_193" style:family="text"/>
    <style:style style:name="T46_194" style:family="text"/>
    <style:style style:name="T46_195" style:family="text"/>
    <style:style style:name="T46_196" style:family="text"/>
    <style:style style:name="T46_197" style:family="text"/>
    <style:style style:name="T46_198" style:family="text"/>
    <style:style style:name="T46_199" style:family="text"/>
    <style:style style:name="T46_200" style:family="text"/>
    <style:style style:name="T46_201" style:family="text"/>
    <style:style style:name="T46_202" style:family="text"/>
    <style:style style:name="T46_203" style:family="text"/>
    <style:style style:name="T46_204" style:family="text"/>
    <style:style style:name="T46_205" style:family="text"/>
    <style:style style:name="T46_206" style:family="text"/>
    <style:style style:name="T46_207" style:family="text"/>
    <style:style style:name="T46_20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>
      <style:text-properties fo:font-style="italic" style:font-style-asian="italic" style:font-style-complex="italic"/>
    </style:style>
    <style:style style:name="T48_58" style:family="text">
      <style:text-properties fo:font-style="italic" style:font-style-asian="italic" style:font-style-complex="italic"/>
    </style:style>
    <style:style style:name="T48_59" style:family="text">
      <style:text-properties fo:font-style="italic" style:font-style-asian="italic" style:font-style-complex="italic"/>
    </style:style>
    <style:style style:name="T48_60" style:family="text">
      <style:text-properties fo:font-style="italic" style:font-style-asian="italic" style:font-style-complex="italic"/>
    </style:style>
    <style:style style:name="T48_61" style:family="text">
      <style:text-properties fo:font-style="italic" style:font-style-asian="italic" style:font-style-complex="italic"/>
    </style:style>
    <style:style style:name="T48_62" style:family="text">
      <style:text-properties fo:font-style="italic" style:font-style-asian="italic" style:font-style-complex="italic"/>
    </style:style>
    <style:style style:name="T48_63" style:family="text">
      <style:text-properties fo:font-style="italic" style:font-style-asian="italic" style:font-style-complex="italic"/>
    </style:style>
    <style:style style:name="T48_64" style:family="text">
      <style:text-properties fo:font-style="italic" style:font-style-asian="italic" style:font-style-complex="italic"/>
    </style:style>
    <style:style style:name="T48_65" style:family="text">
      <style:text-properties fo:font-style="italic" style:font-style-asian="italic" style:font-style-complex="italic"/>
    </style:style>
    <style:style style:name="T48_66" style:family="text">
      <style:text-properties fo:font-style="italic" style:font-style-asian="italic" style:font-style-complex="italic"/>
    </style:style>
    <style:style style:name="T48_67" style:family="text">
      <style:text-properties fo:font-style="italic" style:font-style-asian="italic" style:font-style-complex="italic"/>
    </style:style>
    <style:style style:name="T48_68" style:family="text">
      <style:text-properties fo:font-style="italic" style:font-style-asian="italic" style:font-style-complex="italic"/>
    </style:style>
    <style:style style:name="T48_69" style:family="text">
      <style:text-properties fo:font-style="italic" style:font-style-asian="italic" style:font-style-complex="italic"/>
    </style:style>
    <style:style style:name="T48_70" style:family="text">
      <style:text-properties fo:font-style="italic" style:font-style-asian="italic" style:font-style-complex="italic"/>
    </style:style>
    <style:style style:name="T48_71" style:family="text">
      <style:text-properties fo:font-style="italic" style:font-style-asian="italic" style:font-style-complex="italic"/>
    </style:style>
    <style:style style:name="T48_72" style:family="text">
      <style:text-properties fo:font-style="italic" style:font-style-asian="italic" style:font-style-complex="italic"/>
    </style:style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/>
    <style:style style:name="T48_130" style:family="text"/>
    <style:style style:name="T48_131" style:family="text"/>
    <style:style style:name="T48_132" style:family="text"/>
    <style:style style:name="T48_133" style:family="text"/>
    <style:style style:name="T48_134" style:family="text"/>
    <style:style style:name="T48_135" style:family="text"/>
    <style:style style:name="T48_136" style:family="text"/>
    <style:style style:name="T48_137" style:family="text"/>
    <style:style style:name="T48_138" style:family="text"/>
    <style:style style:name="T48_139" style:family="text"/>
    <style:style style:name="T48_140" style:family="text"/>
    <style:style style:name="T48_141" style:family="text"/>
    <style:style style:name="T48_142" style:family="text"/>
    <style:style style:name="T48_143" style:family="text"/>
    <style:style style:name="T48_144" style:family="text"/>
    <style:style style:name="T48_145" style:family="text"/>
    <style:style style:name="T48_146" style:family="text"/>
    <style:style style:name="T48_147" style:family="text">
      <style:text-properties style:font-name="Times New Roman" style:font-name-asian="Times New Roman" style:font-name-complex="Times New Roman"/>
    </style:style>
    <style:style style:name="T48_148" style:family="text"/>
    <style:style style:name="T48_149" style:family="text"/>
    <style:style style:name="T48_150" style:family="text"/>
    <style:style style:name="T48_151" style:family="text"/>
    <style:style style:name="T48_152" style:family="text"/>
    <style:style style:name="T48_153" style:family="text"/>
    <style:style style:name="T48_154" style:family="text"/>
    <style:style style:name="T48_155" style:family="text"/>
    <style:style style:name="T48_156" style:family="text"/>
    <style:style style:name="T48_157" style:family="text"/>
    <style:style style:name="T48_158" style:family="text"/>
    <style:style style:name="T48_159" style:family="text"/>
    <style:style style:name="T48_160" style:family="text"/>
    <style:style style:name="T48_161" style:family="text"/>
    <style:style style:name="T48_162" style:family="text"/>
    <style:style style:name="T48_163" style:family="text"/>
    <style:style style:name="T48_164" style:family="text"/>
    <style:style style:name="T48_165" style:family="text"/>
    <style:style style:name="T48_166" style:family="text"/>
    <style:style style:name="T48_167" style:family="text"/>
    <style:style style:name="T48_168" style:family="text"/>
    <style:style style:name="T48_169" style:family="text"/>
    <style:style style:name="T48_170" style:family="text"/>
    <style:style style:name="T48_171" style:family="text"/>
    <style:style style:name="T48_172" style:family="text"/>
    <style:style style:name="T48_173" style:family="text"/>
    <style:style style:name="T48_174" style:family="text"/>
    <style:style style:name="T48_175" style:family="text"/>
    <style:style style:name="T48_176" style:family="text"/>
    <style:style style:name="T48_177" style:family="text"/>
    <style:style style:name="T48_178" style:family="text"/>
    <style:style style:name="T48_179" style:family="text"/>
    <style:style style:name="T48_180" style:family="text"/>
    <style:style style:name="T48_181" style:family="text"/>
    <style:style style:name="T48_182" style:family="text"/>
    <style:style style:name="T48_183" style:family="text"/>
    <style:style style:name="T48_184" style:family="text"/>
    <style:style style:name="T48_185" style:family="text"/>
    <style:style style:name="T48_186" style:family="text"/>
    <style:style style:name="T48_187" style:family="text"/>
    <style:style style:name="T48_188" style:family="text"/>
    <style:style style:name="T48_189" style:family="text"/>
    <style:style style:name="T48_190" style:family="text"/>
    <style:style style:name="T48_191" style:family="text"/>
    <style:style style:name="T48_192" style:family="text"/>
    <style:style style:name="T48_193" style:family="text"/>
    <style:style style:name="T48_194" style:family="text"/>
    <style:style style:name="T48_195" style:family="text"/>
    <style:style style:name="T48_196" style:family="text"/>
    <style:style style:name="T48_197" style:family="text"/>
    <style:style style:name="T48_198" style:family="text"/>
    <style:style style:name="T48_199" style:family="text"/>
    <style:style style:name="T48_200" style:family="text"/>
    <style:style style:name="T48_201" style:family="text"/>
    <style:style style:name="T48_202" style:family="text"/>
    <style:style style:name="T48_203" style:family="text"/>
    <style:style style:name="T48_204" style:family="text"/>
    <style:style style:name="T48_205" style:family="text"/>
    <style:style style:name="T48_206" style:family="text"/>
    <style:style style:name="T48_207" style:family="text"/>
    <style:style style:name="T48_208" style:family="text"/>
    <style:style style:name="T48_209" style:family="text"/>
    <style:style style:name="T48_210" style:family="text"/>
    <style:style style:name="T48_211" style:family="text"/>
    <style:style style:name="T48_212" style:family="text"/>
    <style:style style:name="T48_213" style:family="text"/>
    <style:style style:name="T48_214" style:family="text"/>
    <style:style style:name="T48_215" style:family="text"/>
    <style:style style:name="T48_216" style:family="text"/>
    <style:style style:name="T48_217" style:family="text"/>
    <style:style style:name="T48_218" style:family="text"/>
    <style:style style:name="T48_219" style:family="text"/>
    <style:style style:name="T48_220" style:family="text"/>
    <style:style style:name="T48_221" style:family="text"/>
    <style:style style:name="T48_222" style:family="text"/>
    <style:style style:name="T48_223" style:family="text"/>
    <style:style style:name="T48_224" style:family="text"/>
    <style:style style:name="T48_225" style:family="text"/>
    <style:style style:name="T48_226" style:family="text"/>
    <style:style style:name="T48_227" style:family="text"/>
    <style:style style:name="T48_228" style:family="text"/>
    <style:style style:name="T48_229" style:family="text"/>
    <style:style style:name="T48_230" style:family="text"/>
    <style:style style:name="T48_231" style:family="text"/>
    <style:style style:name="T48_232" style:family="text"/>
    <style:style style:name="T48_233" style:family="text"/>
    <style:style style:name="T48_234" style:family="text"/>
    <style:style style:name="T48_235" style:family="text"/>
    <style:style style:name="T48_236" style:family="text"/>
    <style:style style:name="T48_237" style:family="text"/>
    <style:style style:name="T48_238" style:family="text"/>
    <style:style style:name="T48_239" style:family="text"/>
    <style:style style:name="T48_240" style:family="text"/>
    <style:style style:name="T48_241" style:family="text"/>
    <style:style style:name="T48_242" style:family="text"/>
    <style:style style:name="T48_243" style:family="text"/>
    <style:style style:name="T48_244" style:family="text"/>
    <style:style style:name="T48_245" style:family="text"/>
    <style:style style:name="T48_246" style:family="text"/>
    <style:style style:name="T48_247" style:family="text"/>
    <style:style style:name="T48_248" style:family="text"/>
    <style:style style:name="T48_249" style:family="text"/>
    <style:style style:name="T48_250" style:family="text"/>
    <style:style style:name="T48_251" style:family="text"/>
    <style:style style:name="T48_252" style:family="text"/>
    <style:style style:name="T48_253" style:family="text"/>
    <style:style style:name="T48_254" style:family="text"/>
    <style:style style:name="T48_255" style:family="text"/>
    <style:style style:name="T48_256" style:family="text"/>
    <style:style style:name="T48_257" style:family="text"/>
    <style:style style:name="T48_258" style:family="text"/>
    <style:style style:name="T48_259" style:family="text"/>
    <style:style style:name="T48_260" style:family="text"/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>
      <style:text-properties fo:font-size="10pt" style:font-size-asian="10pt" style:font-size-complex="10pt"/>
    </style:style>
    <style:style style:name="T52_2" style:family="text">
      <style:text-properties fo:font-size="10pt" style:font-size-asian="10pt" style:font-size-complex="10pt"/>
    </style:style>
    <style:style style:name="T52_3" style:family="text">
      <style:text-properties fo:font-size="10pt" style:font-size-asian="10pt" style:font-size-complex="10pt"/>
    </style:style>
    <style:style style:name="T52_4" style:family="text">
      <style:text-properties fo:font-size="10pt" style:font-size-asian="10pt" style:font-size-complex="10pt"/>
    </style:style>
    <style:style style:name="T52_5" style:family="text">
      <style:text-properties fo:font-size="10pt" style:font-size-asian="10pt" style:font-size-complex="10pt"/>
    </style:style>
    <style:style style:name="T52_6" style:family="text">
      <style:text-properties fo:font-size="10pt" style:font-size-asian="10pt" style:font-size-complex="10pt"/>
    </style:style>
    <style:style style:name="T52_7" style:family="text">
      <style:text-properties fo:font-size="10pt" style:font-size-asian="10pt" style:font-size-complex="10pt"/>
    </style:style>
    <style:style style:name="T52_8" style:family="text">
      <style:text-properties fo:font-size="10pt" style:font-size-asian="10pt" style:font-size-complex="10pt"/>
    </style:style>
    <style:style style:name="T52_9" style:family="text">
      <style:text-properties fo:font-size="10pt" style:font-size-asian="10pt" style:font-size-complex="10pt"/>
    </style:style>
    <style:style style:name="T52_10" style:family="text">
      <style:text-properties fo:font-size="10pt" style:font-size-asian="10pt" style:font-size-complex="10pt"/>
    </style:style>
    <style:style style:name="T52_11" style:family="text">
      <style:text-properties fo:font-size="10pt" style:font-size-asian="10pt" style:font-size-complex="10pt"/>
    </style:style>
    <style:style style:name="T52_12" style:family="text">
      <style:text-properties fo:font-size="10pt" style:font-size-asian="10pt" style:font-size-complex="10pt"/>
    </style:style>
    <style:style style:name="T52_13" style:family="text">
      <style:text-properties fo:font-size="10pt" style:font-size-asian="10pt" style:font-size-complex="10pt"/>
    </style:style>
    <style:style style:name="T52_14" style:family="text">
      <style:text-properties fo:font-size="10pt" style:font-size-asian="10pt" style:font-size-complex="10pt"/>
    </style:style>
    <style:style style:name="T52_15" style:family="text">
      <style:text-properties fo:font-size="10pt" style:font-size-asian="10pt" style:font-size-complex="10pt"/>
    </style:style>
    <style:style style:name="T52_16" style:family="text">
      <style:text-properties fo:font-size="10pt" style:font-size-asian="10pt" style:font-size-complex="10pt"/>
    </style:style>
    <style:style style:name="T52_17" style:family="text">
      <style:text-properties fo:font-size="10pt" style:font-size-asian="10pt" style:font-size-complex="10pt"/>
    </style:style>
    <style:style style:name="T52_18" style:family="text">
      <style:text-properties fo:font-size="10pt" style:font-size-asian="10pt" style:font-size-complex="10pt"/>
    </style:style>
    <style:style style:name="T52_19" style:family="text">
      <style:text-properties fo:font-size="10pt" style:font-size-asian="10pt" style:font-size-complex="10pt"/>
    </style:style>
    <style:style style:name="T52_20" style:family="text">
      <style:text-properties fo:font-size="10pt" style:font-size-asian="10pt" style:font-size-complex="10pt"/>
    </style:style>
    <style:style style:name="T52_21" style:family="text">
      <style:text-properties fo:font-size="10pt" style:font-size-asian="10pt" style:font-size-complex="10pt"/>
    </style:style>
    <style:style style:name="T52_22" style:family="text">
      <style:text-properties fo:font-size="10pt" style:font-size-asian="10pt" style:font-size-complex="10pt"/>
    </style:style>
    <style:style style:name="T52_23" style:family="text">
      <style:text-properties fo:font-size="10pt" style:font-size-asian="10pt" style:font-size-complex="10pt"/>
    </style:style>
    <style:style style:name="T52_24" style:family="text">
      <style:text-properties fo:font-size="10pt" style:font-size-asian="10pt" style:font-size-complex="10pt"/>
    </style:style>
    <style:style style:name="T52_25" style:family="text">
      <style:text-properties fo:font-size="10pt" style:font-size-asian="10pt" style:font-size-complex="10pt"/>
    </style:style>
    <style:style style:name="T52_26" style:family="text">
      <style:text-properties fo:font-size="10pt" style:font-size-asian="10pt" style:font-size-complex="10pt"/>
    </style:style>
    <style:style style:name="T52_27" style:family="text">
      <style:text-properties fo:font-size="10pt" style:font-size-asian="10pt" style:font-size-complex="10pt"/>
    </style:style>
    <style:style style:name="T52_28" style:family="text">
      <style:text-properties fo:font-size="10pt" style:font-size-asian="10pt" style:font-size-complex="10pt"/>
    </style:style>
    <style:style style:name="T52_29" style:family="text">
      <style:text-properties fo:font-size="10pt" style:font-size-asian="10pt" style:font-size-complex="10pt"/>
    </style:style>
    <style:style style:name="T52_30" style:family="text">
      <style:text-properties fo:font-size="10pt" style:font-size-asian="10pt" style:font-size-complex="10pt"/>
    </style:style>
    <style:style style:name="T52_31" style:family="text">
      <style:text-properties fo:font-size="10pt" style:font-size-asian="10pt" style:font-size-complex="10pt"/>
    </style:style>
    <style:style style:name="T52_32" style:family="text">
      <style:text-properties fo:font-size="10pt" style:font-size-asian="10pt" style:font-size-complex="10pt"/>
    </style:style>
    <style:style style:name="T52_33" style:family="text">
      <style:text-properties fo:font-size="10pt" style:font-size-asian="10pt" style:font-size-complex="10pt"/>
    </style:style>
    <style:style style:name="T52_34" style:family="text">
      <style:text-properties fo:font-size="10pt" style:font-size-asian="10pt" style:font-size-complex="10pt"/>
    </style:style>
    <style:style style:name="T52_35" style:family="text">
      <style:text-properties fo:font-size="10pt" style:font-size-asian="10pt" style:font-size-complex="10pt"/>
    </style:style>
    <style:style style:name="T52_36" style:family="text">
      <style:text-properties fo:font-size="10pt" style:font-size-asian="10pt" style:font-size-complex="10pt"/>
    </style:style>
    <style:style style:name="T52_37" style:family="text">
      <style:text-properties fo:font-size="10pt" style:font-size-asian="10pt" style:font-size-complex="10pt"/>
    </style:style>
    <style:style style:name="T52_38" style:family="text">
      <style:text-properties fo:font-size="10pt" style:font-size-asian="10pt" style:font-size-complex="10pt"/>
    </style:style>
    <style:style style:name="T52_39" style:family="text">
      <style:text-properties fo:font-size="10pt" style:font-size-asian="10pt" style:font-size-complex="10pt"/>
    </style:style>
    <style:style style:name="T52_40" style:family="text">
      <style:text-properties fo:font-size="10pt" style:font-size-asian="10pt" style:font-size-complex="10pt"/>
    </style:style>
    <style:style style:name="T52_41" style:family="text">
      <style:text-properties fo:font-size="10pt" style:font-size-asian="10pt" style:font-size-complex="10pt"/>
    </style:style>
    <style:style style:name="T52_42" style:family="text">
      <style:text-properties fo:font-size="10pt" style:font-size-asian="10pt" style:font-size-complex="10pt"/>
    </style:style>
    <style:style style:name="T52_43" style:family="text">
      <style:text-properties fo:font-size="10pt" style:font-size-asian="10pt" style:font-size-complex="10pt"/>
    </style:style>
    <style:style style:name="T52_44" style:family="text">
      <style:text-properties fo:font-size="10pt" style:font-size-asian="10pt" style:font-size-complex="10pt"/>
    </style:style>
    <style:style style:name="T52_45" style:family="text">
      <style:text-properties fo:font-size="10pt" style:font-size-asian="10pt" style:font-size-complex="10pt"/>
    </style:style>
    <style:style style:name="T52_46" style:family="text">
      <style:text-properties fo:font-size="10pt" style:font-size-asian="10pt" style:font-size-complex="10pt"/>
    </style:style>
    <style:style style:name="T52_47" style:family="text">
      <style:text-properties fo:font-size="10pt" style:font-size-asian="10pt" style:font-size-complex="10pt"/>
    </style:style>
    <style:style style:name="T52_48" style:family="text">
      <style:text-properties fo:font-size="10pt" style:font-size-asian="10pt" style:font-size-complex="10pt"/>
    </style:style>
    <style:style style:name="T52_49" style:family="text">
      <style:text-properties fo:font-size="10pt" style:font-size-asian="10pt" style:font-size-complex="10pt"/>
    </style:style>
    <style:style style:name="T52_50" style:family="text">
      <style:text-properties fo:font-size="10pt" style:font-size-asian="10pt" style:font-size-complex="10pt"/>
    </style:style>
    <style:style style:name="T52_51" style:family="text">
      <style:text-properties fo:font-size="10pt" style:font-size-asian="10pt" style:font-size-complex="10pt"/>
    </style:style>
    <style:style style:name="T52_52" style:family="text">
      <style:text-properties fo:font-size="10pt" style:font-size-asian="10pt" style:font-size-complex="10pt"/>
    </style:style>
    <style:style style:name="T52_53" style:family="text">
      <style:text-properties fo:font-size="10pt" style:font-size-asian="10pt" style:font-size-complex="10pt"/>
    </style:style>
    <style:style style:name="T52_54" style:family="text">
      <style:text-properties fo:font-size="10pt" style:font-size-asian="10pt" style:font-size-complex="10pt"/>
    </style:style>
    <style:style style:name="T52_55" style:family="text">
      <style:text-properties fo:font-size="10pt" style:font-size-asian="10pt" style:font-size-complex="10pt"/>
    </style:style>
    <style:style style:name="T52_56" style:family="text">
      <style:text-properties fo:font-size="10pt" style:font-size-asian="10pt" style:font-size-complex="10pt"/>
    </style:style>
    <style:style style:name="T52_57" style:family="text">
      <style:text-properties fo:font-size="10pt" style:font-size-asian="10pt" style:font-size-complex="10pt"/>
    </style:style>
    <style:style style:name="T52_58" style:family="text">
      <style:text-properties fo:font-size="10pt" style:font-size-asian="10pt" style:font-size-complex="10pt"/>
    </style:style>
    <style:style style:name="T52_59" style:family="text">
      <style:text-properties fo:font-size="10pt" style:font-size-asian="10pt" style:font-size-complex="10pt"/>
    </style:style>
    <style:style style:name="T52_60" style:family="text">
      <style:text-properties fo:font-size="10pt" style:font-size-asian="10pt" style:font-size-complex="10pt"/>
    </style:style>
    <style:style style:name="T52_61" style:family="text">
      <style:text-properties fo:font-size="10pt" style:font-size-asian="10pt" style:font-size-complex="10pt"/>
    </style:style>
    <style:style style:name="T52_62" style:family="text">
      <style:text-properties fo:font-size="10pt" style:font-size-asian="10pt" style:font-size-complex="10pt"/>
    </style:style>
    <style:style style:name="T52_63" style:family="text">
      <style:text-properties fo:font-size="10pt" style:font-size-asian="10pt" style:font-size-complex="10pt"/>
    </style:style>
    <style:style style:name="T52_64" style:family="text">
      <style:text-properties fo:font-size="10pt" style:font-size-asian="10pt" style:font-size-complex="10pt"/>
    </style:style>
    <style:style style:name="T52_65" style:family="text">
      <style:text-properties fo:font-size="10pt" style:font-size-asian="10pt" style:font-size-complex="10pt"/>
    </style:style>
    <style:style style:name="T52_66" style:family="text">
      <style:text-properties fo:font-size="10pt" style:font-size-asian="10pt" style:font-size-complex="10pt"/>
    </style:style>
    <style:style style:name="T52_67" style:family="text">
      <style:text-properties fo:font-size="10pt" style:font-size-asian="10pt" style:font-size-complex="10pt"/>
    </style:style>
    <style:style style:name="T52_68" style:family="text">
      <style:text-properties fo:font-size="10pt" style:font-size-asian="10pt" style:font-size-complex="10pt"/>
    </style:style>
    <style:style style:name="T52_69" style:family="text">
      <style:text-properties fo:font-size="10pt" style:font-size-asian="10pt" style:font-size-complex="10pt"/>
    </style:style>
    <style:style style:name="T52_70" style:family="text">
      <style:text-properties fo:font-size="10pt" style:font-size-asian="10pt" style:font-size-complex="10pt"/>
    </style:style>
    <style:style style:name="T52_71" style:family="text">
      <style:text-properties fo:font-size="10pt" style:font-size-asian="10pt" style:font-size-complex="10pt"/>
    </style:style>
    <style:style style:name="T52_72" style:family="text">
      <style:text-properties fo:font-size="10pt" style:font-size-asian="10pt" style:font-size-complex="10pt"/>
    </style:style>
    <style:style style:name="T52_73" style:family="text">
      <style:text-properties fo:font-size="10pt" style:font-size-asian="10pt" style:font-size-complex="10pt"/>
    </style:style>
    <style:style style:name="T52_74" style:family="text">
      <style:text-properties fo:font-size="10pt" style:font-size-asian="10pt" style:font-size-complex="10pt"/>
    </style:style>
    <style:style style:name="T52_75" style:family="text">
      <style:text-properties fo:font-size="10pt" style:font-size-asian="10pt" style:font-size-complex="10pt"/>
    </style:style>
    <style:style style:name="T52_76" style:family="text">
      <style:text-properties fo:font-size="10pt" style:font-size-asian="10pt" style:font-size-complex="10pt"/>
    </style:style>
    <style:style style:name="T52_77" style:family="text">
      <style:text-properties fo:font-size="10pt" style:font-size-asian="10pt" style:font-size-complex="10pt"/>
    </style:style>
    <style:style style:name="T52_78" style:family="text">
      <style:text-properties fo:font-size="10pt" style:font-size-asian="10pt" style:font-size-complex="10pt"/>
    </style:style>
    <style:style style:name="T52_79" style:family="text">
      <style:text-properties fo:font-size="10pt" style:font-size-asian="10pt" style:font-size-complex="10pt"/>
    </style:style>
    <style:style style:name="T52_80" style:family="text">
      <style:text-properties fo:font-size="10pt" style:font-size-asian="10pt" style:font-size-complex="10pt"/>
    </style:style>
    <style:style style:name="T52_81" style:family="text">
      <style:text-properties fo:font-size="10pt" style:font-size-asian="10pt" style:font-size-complex="10pt"/>
    </style:style>
    <style:style style:name="T52_82" style:family="text">
      <style:text-properties fo:font-size="10pt" style:font-size-asian="10pt" style:font-size-complex="10pt"/>
    </style:style>
    <style:style style:name="T52_83" style:family="text">
      <style:text-properties fo:font-size="10pt" style:font-size-asian="10pt" style:font-size-complex="10pt"/>
    </style:style>
    <style:style style:name="T52_84" style:family="text">
      <style:text-properties fo:font-size="10pt" style:font-size-asian="10pt" style:font-size-complex="10pt"/>
    </style:style>
    <style:style style:name="T52_85" style:family="text">
      <style:text-properties fo:font-size="10pt" style:font-size-asian="10pt" style:font-size-complex="10pt"/>
    </style:style>
    <style:style style:name="T52_86" style:family="text">
      <style:text-properties fo:font-size="10pt" style:font-size-asian="10pt" style:font-size-complex="10pt"/>
    </style:style>
    <style:style style:name="T52_87" style:family="text">
      <style:text-properties fo:font-size="10pt" style:font-size-asian="10pt" style:font-size-complex="10pt"/>
    </style:style>
    <style:style style:name="T52_88" style:family="text">
      <style:text-properties fo:font-size="10pt" style:font-size-asian="10pt" style:font-size-complex="10pt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/>
    <style:style style:name="T56_149" style:family="text"/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T56_155" style:family="text"/>
    <style:style style:name="T56_156" style:family="text"/>
    <style:style style:name="T56_157" style:family="text"/>
    <style:style style:name="T56_158" style:family="text"/>
    <style:style style:name="T56_159" style:family="text"/>
    <style:style style:name="T56_160" style:family="text"/>
    <style:style style:name="T56_161" style:family="text"/>
    <style:style style:name="T56_162" style:family="text"/>
    <style:style style:name="T56_163" style:family="text"/>
    <style:style style:name="T56_164" style:family="text"/>
    <style:style style:name="T56_165" style:family="text"/>
    <style:style style:name="T56_166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T58_136" style:family="text"/>
    <style:style style:name="T58_137" style:family="text"/>
    <style:style style:name="T58_138" style:family="text"/>
    <style:style style:name="T58_139" style:family="text"/>
    <style:style style:name="T58_140" style:family="text"/>
    <style:style style:name="T58_141" style:family="text"/>
    <style:style style:name="T58_142" style:family="text"/>
    <style:style style:name="T58_143" style:family="text"/>
    <style:style style:name="T58_144" style:family="text"/>
    <style:style style:name="T58_145" style:family="text"/>
    <style:style style:name="T58_146" style:family="text"/>
    <style:style style:name="T58_147" style:family="text"/>
    <style:style style:name="T58_148" style:family="text"/>
    <style:style style:name="T58_149" style:family="text"/>
    <style:style style:name="T58_150" style:family="text"/>
    <style:style style:name="T58_151" style:family="text"/>
    <style:style style:name="T58_152" style:family="text"/>
    <style:style style:name="T58_153" style:family="text"/>
    <style:style style:name="T58_154" style:family="text"/>
    <style:style style:name="T58_155" style:family="text"/>
    <style:style style:name="T58_156" style:family="text"/>
    <style:style style:name="T58_157" style:family="text"/>
    <style:style style:name="T58_158" style:family="text"/>
    <style:style style:name="T58_159" style:family="text"/>
    <style:style style:name="T58_160" style:family="text"/>
    <style:style style:name="T58_161" style:family="text"/>
    <style:style style:name="T58_162" style:family="text"/>
    <style:style style:name="T58_163" style:family="text"/>
    <style:style style:name="T58_164" style:family="text"/>
    <style:style style:name="T58_165" style:family="text"/>
    <style:style style:name="T58_166" style:family="text"/>
    <style:style style:name="T58_167" style:family="text"/>
    <style:style style:name="T58_168" style:family="text"/>
    <style:style style:name="T58_169" style:family="text"/>
    <style:style style:name="T58_170" style:family="text"/>
    <style:style style:name="T58_171" style:family="text"/>
    <style:style style:name="T58_172" style:family="text"/>
    <style:style style:name="T58_173" style:family="text"/>
    <style:style style:name="T58_174" style:family="text"/>
    <style:style style:name="T58_175" style:family="text"/>
    <style:style style:name="T58_176" style:family="text"/>
    <style:style style:name="T58_177" style:family="text"/>
    <style:style style:name="T58_178" style:family="text"/>
    <style:style style:name="T58_179" style:family="text"/>
    <style:style style:name="T58_180" style:family="text"/>
    <style:style style:name="T58_181" style:family="text"/>
    <style:style style:name="T58_182" style:family="text"/>
    <style:style style:name="T58_183" style:family="text"/>
    <style:style style:name="T58_184" style:family="text"/>
    <style:style style:name="T58_185" style:family="text"/>
    <style:style style:name="T58_186" style:family="text"/>
    <style:style style:name="T58_187" style:family="text"/>
    <style:style style:name="T58_188" style:family="text"/>
    <style:style style:name="T58_189" style:family="text"/>
    <style:style style:name="T58_190" style:family="text"/>
    <style:style style:name="T58_191" style:family="text"/>
    <style:style style:name="T58_192" style:family="text"/>
    <style:style style:name="T58_193" style:family="text"/>
    <style:style style:name="T58_194" style:family="text"/>
    <style:style style:name="T58_195" style:family="text"/>
    <style:style style:name="T58_196" style:family="text"/>
    <style:style style:name="T58_197" style:family="text"/>
    <style:style style:name="T58_198" style:family="text"/>
    <style:style style:name="T58_199" style:family="text"/>
    <style:style style:name="T58_200" style:family="text"/>
    <style:style style:name="T58_201" style:family="text"/>
    <style:style style:name="T58_202" style:family="text"/>
    <style:style style:name="T58_203" style:family="text"/>
    <style:style style:name="T58_204" style:family="text"/>
    <style:style style:name="T58_205" style:family="text"/>
    <style:style style:name="T58_206" style:family="text"/>
    <style:style style:name="T58_207" style:family="text"/>
    <style:style style:name="T58_208" style:family="text"/>
    <style:style style:name="T58_209" style:family="text"/>
    <style:style style:name="T58_210" style:family="text"/>
    <style:style style:name="T58_211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T60_156" style:family="text"/>
    <style:style style:name="T60_157" style:family="text"/>
    <style:style style:name="T60_158" style:family="text"/>
    <style:style style:name="T60_159" style:family="text"/>
    <style:style style:name="T60_160" style:family="text"/>
    <style:style style:name="T60_161" style:family="text"/>
    <style:style style:name="T60_162" style:family="text"/>
    <style:style style:name="T60_163" style:family="text"/>
    <style:style style:name="T60_164" style:family="text"/>
    <style:style style:name="T60_165" style:family="text"/>
    <style:style style:name="T60_166" style:family="text"/>
    <style:style style:name="T60_167" style:family="text"/>
    <style:style style:name="T60_168" style:family="text"/>
    <style:style style:name="T60_169" style:family="text"/>
    <style:style style:name="T60_170" style:family="text"/>
    <style:style style:name="T60_171" style:family="text"/>
    <style:style style:name="T60_172" style:family="text"/>
    <style:style style:name="T60_173" style:family="text"/>
    <style:style style:name="T60_174" style:family="text"/>
    <style:style style:name="T60_175" style:family="text"/>
    <style:style style:name="T60_176" style:family="text"/>
    <style:style style:name="T60_177" style:family="text"/>
    <style:style style:name="T60_178" style:family="text"/>
    <style:style style:name="T60_179" style:family="text"/>
    <style:style style:name="T60_180" style:family="text"/>
    <style:style style:name="T60_181" style:family="text"/>
    <style:style style:name="T60_182" style:family="text"/>
    <style:style style:name="T60_183" style:family="text"/>
    <style:style style:name="T60_184" style:family="text"/>
    <style:style style:name="T60_185" style:family="text"/>
    <style:style style:name="T60_186" style:family="text"/>
    <style:style style:name="T60_187" style:family="text"/>
    <style:style style:name="T60_188" style:family="text"/>
    <style:style style:name="T60_189" style:family="text"/>
    <style:style style:name="T60_190" style:family="text"/>
    <style:style style:name="T60_191" style:family="text"/>
    <style:style style:name="T60_192" style:family="text"/>
    <style:style style:name="T60_193" style:family="text"/>
    <style:style style:name="T60_194" style:family="text"/>
    <style:style style:name="T60_195" style:family="text"/>
    <style:style style:name="T60_196" style:family="text"/>
    <style:style style:name="T60_197" style:family="text"/>
    <style:style style:name="T60_198" style:family="text"/>
    <style:style style:name="T60_199" style:family="text"/>
    <style:style style:name="T60_200" style:family="text"/>
    <style:style style:name="T60_201" style:family="text"/>
    <style:style style:name="T60_202" style:family="text"/>
    <style:style style:name="T60_203" style:family="text"/>
    <style:style style:name="T60_204" style:family="text"/>
    <style:style style:name="T60_205" style:family="text"/>
    <style:style style:name="T60_206" style:family="text"/>
    <style:style style:name="T60_207" style:family="text"/>
    <style:style style:name="T60_208" style:family="text"/>
    <style:style style:name="T60_209" style:family="text"/>
    <style:style style:name="T60_210" style:family="text"/>
    <style:style style:name="T60_211" style:family="text"/>
    <style:style style:name="T60_212" style:family="text"/>
    <style:style style:name="T60_213" style:family="text"/>
    <style:style style:name="T60_214" style:family="text"/>
    <style:style style:name="T60_215" style:family="text"/>
    <style:style style:name="T60_216" style:family="text"/>
    <style:style style:name="T60_217" style:family="text"/>
    <style:style style:name="T60_218" style:family="text"/>
    <style:style style:name="T60_219" style:family="text"/>
    <style:style style:name="T60_220" style:family="text"/>
    <style:style style:name="T60_221" style:family="text"/>
    <style:style style:name="T60_222" style:family="text"/>
    <style:style style:name="T60_223" style:family="text"/>
    <style:style style:name="T60_224" style:family="text"/>
    <style:style style:name="T60_225" style:family="text"/>
    <style:style style:name="T60_226" style:family="text"/>
    <style:style style:name="T60_227" style:family="text"/>
    <style:style style:name="T60_228" style:family="text"/>
    <style:style style:name="T60_229" style:family="text"/>
    <style:style style:name="T60_230" style:family="text"/>
    <style:style style:name="T60_231" style:family="text"/>
    <style:style style:name="T60_232" style:family="text"/>
    <style:style style:name="T60_233" style:family="text"/>
    <style:style style:name="T60_234" style:family="text"/>
    <style:style style:name="T60_235" style:family="text"/>
    <style:style style:name="T60_236" style:family="text"/>
    <style:style style:name="T60_237" style:family="text"/>
    <style:style style:name="T60_238" style:family="text"/>
    <style:style style:name="T60_239" style:family="text"/>
    <style:style style:name="T60_240" style:family="text"/>
    <style:style style:name="T60_241" style:family="text"/>
    <style:style style:name="T60_242" style:family="text"/>
    <style:style style:name="T60_243" style:family="text"/>
    <style:style style:name="T60_244" style:family="text"/>
    <style:style style:name="T60_245" style:family="text"/>
    <style:style style:name="T60_246" style:family="text"/>
    <style:style style:name="T60_247" style:family="text"/>
    <style:style style:name="T60_248" style:family="text"/>
    <style:style style:name="T60_249" style:family="text"/>
    <style:style style:name="T60_250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>
      <style:text-properties fo:font-size="10pt" style:font-size-asian="10pt" style:font-size-complex="10pt"/>
    </style:style>
    <style:style style:name="T62_2" style:family="text">
      <style:text-properties fo:font-size="10pt" style:font-size-asian="10pt" style:font-size-complex="10pt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T62_9" style:family="text">
      <style:text-properties fo:font-size="10pt" style:font-size-asian="10pt" style:font-size-complex="10pt"/>
    </style:style>
    <style:style style:name="T62_10" style:family="text">
      <style:text-properties fo:font-size="10pt" style:font-size-asian="10pt" style:font-size-complex="10pt"/>
    </style:style>
    <style:style style:name="T62_11" style:family="text">
      <style:text-properties fo:font-size="10pt" style:font-size-asian="10pt" style:font-size-complex="10pt"/>
    </style:style>
    <style:style style:name="T62_12" style:family="text">
      <style:text-properties fo:font-size="10pt" style:font-size-asian="10pt" style:font-size-complex="10pt"/>
    </style:style>
    <style:style style:name="T62_13" style:family="text">
      <style:text-properties fo:font-size="10pt" style:font-size-asian="10pt" style:font-size-complex="10pt"/>
    </style:style>
    <style:style style:name="T62_14" style:family="text">
      <style:text-properties fo:font-size="10pt" style:font-size-asian="10pt" style:font-size-complex="10pt"/>
    </style:style>
    <style:style style:name="T62_15" style:family="text">
      <style:text-properties fo:font-size="10pt" style:font-size-asian="10pt" style:font-size-complex="10pt"/>
    </style:style>
    <style:style style:name="T62_16" style:family="text">
      <style:text-properties fo:font-size="10pt" style:font-size-asian="10pt" style:font-size-complex="10pt"/>
    </style:style>
    <style:style style:name="T62_17" style:family="text">
      <style:text-properties fo:font-size="10pt" style:font-size-asian="10pt" style:font-size-complex="10pt"/>
    </style:style>
    <style:style style:name="T62_18" style:family="text">
      <style:text-properties fo:font-size="10pt" style:font-size-asian="10pt" style:font-size-complex="10pt"/>
    </style:style>
    <style:style style:name="T62_19" style:family="text">
      <style:text-properties fo:font-size="10pt" style:font-size-asian="10pt" style:font-size-complex="10pt"/>
    </style:style>
    <style:style style:name="T62_20" style:family="text">
      <style:text-properties fo:font-size="10pt" style:font-size-asian="10pt" style:font-size-complex="10pt"/>
    </style:style>
    <style:style style:name="T62_21" style:family="text">
      <style:text-properties fo:font-size="10pt" style:font-size-asian="10pt" style:font-size-complex="10pt"/>
    </style:style>
    <style:style style:name="T62_22" style:family="text">
      <style:text-properties fo:font-size="10pt" style:font-size-asian="10pt" style:font-size-complex="10pt"/>
    </style:style>
    <style:style style:name="T62_23" style:family="text">
      <style:text-properties fo:font-size="10pt" style:font-size-asian="10pt" style:font-size-complex="10pt"/>
    </style:style>
    <style:style style:name="T62_24" style:family="text">
      <style:text-properties fo:font-size="10pt" style:font-size-asian="10pt" style:font-size-complex="10pt"/>
    </style:style>
    <style:style style:name="T62_25" style:family="text">
      <style:text-properties fo:font-size="10pt" style:font-size-asian="10pt" style:font-size-complex="10pt"/>
    </style:style>
    <style:style style:name="T62_26" style:family="text">
      <style:text-properties fo:font-size="10pt" style:font-size-asian="10pt" style:font-size-complex="10pt"/>
    </style:style>
    <style:style style:name="T62_27" style:family="text">
      <style:text-properties fo:font-size="10pt" style:font-size-asian="10pt" style:font-size-complex="10pt"/>
    </style:style>
    <style:style style:name="T62_28" style:family="text">
      <style:text-properties fo:font-size="10pt" style:font-size-asian="10pt" style:font-size-complex="10pt"/>
    </style:style>
    <style:style style:name="T62_29" style:family="text">
      <style:text-properties fo:font-size="10pt" style:font-size-asian="10pt" style:font-size-complex="10pt"/>
    </style:style>
    <style:style style:name="T62_30" style:family="text">
      <style:text-properties fo:font-size="10pt" style:font-size-asian="10pt" style:font-size-complex="10pt"/>
    </style:style>
    <style:style style:name="T62_31" style:family="text">
      <style:text-properties fo:font-size="10pt" style:font-size-asian="10pt" style:font-size-complex="10pt"/>
    </style:style>
    <style:style style:name="T62_32" style:family="text">
      <style:text-properties fo:font-size="10pt" style:font-size-asian="10pt" style:font-size-complex="10pt"/>
    </style:style>
    <style:style style:name="T62_33" style:family="text">
      <style:text-properties fo:font-size="10pt" style:font-size-asian="10pt" style:font-size-complex="10pt"/>
    </style:style>
    <style:style style:name="T62_34" style:family="text">
      <style:text-properties fo:font-size="10pt" style:font-size-asian="10pt" style:font-size-complex="10pt"/>
    </style:style>
    <style:style style:name="T62_35" style:family="text">
      <style:text-properties fo:font-size="10pt" style:font-size-asian="10pt" style:font-size-complex="10pt"/>
    </style:style>
    <style:style style:name="T62_36" style:family="text">
      <style:text-properties fo:font-size="10pt" style:font-size-asian="10pt" style:font-size-complex="10pt"/>
    </style:style>
    <style:style style:name="T62_37" style:family="text">
      <style:text-properties fo:font-size="10pt" style:font-size-asian="10pt" style:font-size-complex="10pt"/>
    </style:style>
    <style:style style:name="T62_38" style:family="text">
      <style:text-properties fo:font-size="10pt" style:font-size-asian="10pt" style:font-size-complex="10pt"/>
    </style:style>
    <style:style style:name="T62_39" style:family="text">
      <style:text-properties fo:font-size="10pt" style:font-size-asian="10pt" style:font-size-complex="10pt"/>
    </style:style>
    <style:style style:name="T62_40" style:family="text">
      <style:text-properties fo:font-size="10pt" style:font-size-asian="10pt" style:font-size-complex="10pt"/>
    </style:style>
    <style:style style:name="T62_41" style:family="text">
      <style:text-properties fo:font-size="10pt" style:font-size-asian="10pt" style:font-size-complex="10pt"/>
    </style:style>
    <style:style style:name="T62_42" style:family="text">
      <style:text-properties fo:font-size="10pt" style:font-size-asian="10pt" style:font-size-complex="10pt"/>
    </style:style>
    <style:style style:name="T62_43" style:family="text">
      <style:text-properties fo:font-size="10pt" style:font-size-asian="10pt" style:font-size-complex="10pt"/>
    </style:style>
    <style:style style:name="T62_44" style:family="text">
      <style:text-properties fo:font-size="10pt" style:font-size-asian="10pt" style:font-size-complex="10pt"/>
    </style:style>
    <style:style style:name="T62_45" style:family="text">
      <style:text-properties fo:font-size="10pt" style:font-size-asian="10pt" style:font-size-complex="10pt"/>
    </style:style>
    <style:style style:name="T62_46" style:family="text">
      <style:text-properties fo:font-size="10pt" style:font-size-asian="10pt" style:font-size-complex="10pt"/>
    </style:style>
    <style:style style:name="T62_47" style:family="text">
      <style:text-properties fo:font-size="10pt" style:font-size-asian="10pt" style:font-size-complex="10pt"/>
    </style:style>
    <style:style style:name="T62_48" style:family="text">
      <style:text-properties fo:font-size="10pt" style:font-size-asian="10pt" style:font-size-complex="10pt"/>
    </style:style>
    <style:style style:name="T62_49" style:family="text">
      <style:text-properties fo:font-size="10pt" style:font-size-asian="10pt" style:font-size-complex="10pt"/>
    </style:style>
    <style:style style:name="T62_50" style:family="text">
      <style:text-properties fo:font-size="10pt" style:font-size-asian="10pt" style:font-size-complex="10pt"/>
    </style:style>
    <style:style style:name="T62_51" style:family="text">
      <style:text-properties fo:font-size="10pt" style:font-size-asian="10pt" style:font-size-complex="10pt"/>
    </style:style>
    <style:style style:name="T62_52" style:family="text">
      <style:text-properties fo:font-size="10pt" style:font-size-asian="10pt" style:font-size-complex="10pt"/>
    </style:style>
    <style:style style:name="T62_53" style:family="text">
      <style:text-properties fo:font-size="10pt" style:font-size-asian="10pt" style:font-size-complex="10pt"/>
    </style:style>
    <style:style style:name="T62_54" style:family="text">
      <style:text-properties fo:font-size="10pt" style:font-size-asian="10pt" style:font-size-complex="10pt"/>
    </style:style>
    <style:style style:name="T62_55" style:family="text">
      <style:text-properties fo:font-size="10pt" style:font-size-asian="10pt" style:font-size-complex="10pt"/>
    </style:style>
    <style:style style:name="T62_56" style:family="text">
      <style:text-properties fo:font-size="10pt" style:font-size-asian="10pt" style:font-size-complex="10pt"/>
    </style:style>
    <style:style style:name="T62_57" style:family="text">
      <style:text-properties fo:font-size="10pt" style:font-size-asian="10pt" style:font-size-complex="10pt"/>
    </style:style>
    <style:style style:name="T62_58" style:family="text">
      <style:text-properties fo:font-size="10pt" style:font-size-asian="10pt" style:font-size-complex="10pt"/>
    </style:style>
    <style:style style:name="T62_59" style:family="text">
      <style:text-properties fo:font-size="10pt" style:font-size-asian="10pt" style:font-size-complex="10pt"/>
    </style:style>
    <style:style style:name="T62_60" style:family="text">
      <style:text-properties fo:font-size="10pt" style:font-size-asian="10pt" style:font-size-complex="10pt"/>
    </style:style>
    <style:style style:name="T62_61" style:family="text">
      <style:text-properties fo:font-size="10pt" style:font-size-asian="10pt" style:font-size-complex="10pt"/>
    </style:style>
    <style:style style:name="T62_62" style:family="text">
      <style:text-properties fo:font-size="10pt" style:font-size-asian="10pt" style:font-size-complex="10pt"/>
    </style:style>
    <style:style style:name="T62_63" style:family="text">
      <style:text-properties fo:font-size="10pt" style:font-size-asian="10pt" style:font-size-complex="10pt"/>
    </style:style>
    <style:style style:name="T62_64" style:family="text">
      <style:text-properties fo:font-size="10pt" style:font-size-asian="10pt" style:font-size-complex="10pt"/>
    </style:style>
    <style:style style:name="T62_65" style:family="text">
      <style:text-properties fo:font-size="10pt" style:font-size-asian="10pt" style:font-size-complex="10pt"/>
    </style:style>
    <style:style style:name="T62_66" style:family="text">
      <style:text-properties fo:font-size="10pt" style:font-size-asian="10pt" style:font-size-complex="10pt"/>
    </style:style>
    <style:style style:name="T62_67" style:family="text">
      <style:text-properties fo:font-size="10pt" style:font-size-asian="10pt" style:font-size-complex="10pt"/>
    </style:style>
    <style:style style:name="T62_68" style:family="text">
      <style:text-properties fo:font-size="10pt" style:font-size-asian="10pt" style:font-size-complex="10pt"/>
    </style:style>
    <style:style style:name="T62_69" style:family="text">
      <style:text-properties fo:font-size="10pt" style:font-size-asian="10pt" style:font-size-complex="10pt"/>
    </style:style>
    <style:style style:name="T62_70" style:family="text">
      <style:text-properties fo:font-size="10pt" style:font-size-asian="10pt" style:font-size-complex="10pt"/>
    </style:style>
    <style:style style:name="T62_71" style:family="text">
      <style:text-properties fo:font-size="10pt" style:font-size-asian="10pt" style:font-size-complex="10pt"/>
    </style:style>
    <style:style style:name="T62_72" style:family="text">
      <style:text-properties fo:font-size="10pt" style:font-size-asian="10pt" style:font-size-complex="10pt"/>
    </style:style>
    <style:style style:name="T62_73" style:family="text">
      <style:text-properties fo:font-size="10pt" style:font-size-asian="10pt" style:font-size-complex="10pt"/>
    </style:style>
    <style:style style:name="T62_74" style:family="text">
      <style:text-properties fo:font-size="10pt" style:font-size-asian="10pt" style:font-size-complex="10pt"/>
    </style:style>
    <style:style style:name="T62_75" style:family="text">
      <style:text-properties fo:font-size="10pt" style:font-size-asian="10pt" style:font-size-complex="10pt"/>
    </style:style>
    <style:style style:name="T62_76" style:family="text">
      <style:text-properties fo:font-size="10pt" style:font-size-asian="10pt" style:font-size-complex="10pt"/>
    </style:style>
    <style:style style:name="T62_77" style:family="text">
      <style:text-properties fo:font-size="10pt" style:font-size-asian="10pt" style:font-size-complex="10pt"/>
    </style:style>
    <style:style style:name="T62_78" style:family="text">
      <style:text-properties fo:font-size="10pt" style:font-size-asian="10pt" style:font-size-complex="10pt"/>
    </style:style>
    <style:style style:name="T62_79" style:family="text">
      <style:text-properties fo:font-size="10pt" style:font-size-asian="10pt" style:font-size-complex="10pt"/>
    </style:style>
    <style:style style:name="T62_80" style:family="text">
      <style:text-properties fo:font-size="10pt" style:font-size-asian="10pt" style:font-size-complex="10pt"/>
    </style:style>
    <style:style style:name="T62_81" style:family="text">
      <style:text-properties fo:font-size="10pt" style:font-size-asian="10pt" style:font-size-complex="10pt"/>
    </style:style>
    <style:style style:name="T62_82" style:family="text">
      <style:text-properties fo:font-size="10pt" style:font-size-asian="10pt" style:font-size-complex="10pt"/>
    </style:style>
    <style:style style:name="T62_83" style:family="text">
      <style:text-properties fo:font-size="10pt" style:font-size-asian="10pt" style:font-size-complex="10pt"/>
    </style:style>
    <style:style style:name="T62_84" style:family="text">
      <style:text-properties fo:font-size="10pt" style:font-size-asian="10pt" style:font-size-complex="10pt"/>
    </style:style>
    <style:style style:name="T62_85" style:family="text">
      <style:text-properties fo:font-size="10pt" style:font-size-asian="10pt" style:font-size-complex="10pt"/>
    </style:style>
    <style:style style:name="T62_86" style:family="text">
      <style:text-properties fo:font-size="10pt" style:font-size-asian="10pt" style:font-size-complex="10pt"/>
    </style:style>
    <style:style style:name="T62_87" style:family="text">
      <style:text-properties fo:font-size="10pt" style:font-size-asian="10pt" style:font-size-complex="10pt"/>
    </style:style>
    <style:style style:name="T62_88" style:family="text">
      <style:text-properties fo:font-size="10pt" style:font-size-asian="10pt" style:font-size-complex="10pt"/>
    </style:style>
    <style:style style:name="T62_89" style:family="text">
      <style:text-properties fo:font-size="10pt" style:font-size-asian="10pt" style:font-size-complex="10pt"/>
    </style:style>
    <style:style style:name="T62_90" style:family="text">
      <style:text-properties fo:font-size="10pt" style:font-size-asian="10pt" style:font-size-complex="10pt"/>
    </style:style>
    <style:style style:name="T62_91" style:family="text">
      <style:text-properties fo:font-size="10pt" style:font-size-asian="10pt" style:font-size-complex="10pt"/>
    </style:style>
    <style:style style:name="T62_92" style:family="text">
      <style:text-properties fo:font-size="10pt" style:font-size-asian="10pt" style:font-size-complex="10pt"/>
    </style:style>
    <style:style style:name="T62_93" style:family="text">
      <style:text-properties fo:font-size="10pt" style:font-size-asian="10pt" style:font-size-complex="10pt"/>
    </style:style>
    <style:style style:name="T62_94" style:family="text">
      <style:text-properties fo:font-size="10pt" style:font-size-asian="10pt" style:font-size-complex="10pt"/>
    </style:style>
    <style:style style:name="T62_95" style:family="text">
      <style:text-properties fo:font-size="10pt" style:font-size-asian="10pt" style:font-size-complex="10pt"/>
    </style:style>
    <style:style style:name="T62_96" style:family="text">
      <style:text-properties fo:font-size="10pt" style:font-size-asian="10pt" style:font-size-complex="10pt"/>
    </style:style>
    <style:style style:name="T62_97" style:family="text">
      <style:text-properties fo:font-size="10pt" style:font-size-asian="10pt" style:font-size-complex="10pt"/>
    </style:style>
    <style:style style:name="T62_98" style:family="text">
      <style:text-properties fo:font-size="10pt" style:font-size-asian="10pt" style:font-size-complex="10pt"/>
    </style:style>
    <style:style style:name="T62_99" style:family="text">
      <style:text-properties fo:font-size="10pt" style:font-size-asian="10pt" style:font-size-complex="10pt"/>
    </style:style>
    <style:style style:name="T62_100" style:family="text">
      <style:text-properties fo:font-size="10pt" style:font-size-asian="10pt" style:font-size-complex="10pt"/>
    </style:style>
    <style:style style:name="T62_101" style:family="text">
      <style:text-properties fo:font-size="10pt" style:font-size-asian="10pt" style:font-size-complex="10pt"/>
    </style:style>
    <style:style style:name="T62_102" style:family="text">
      <style:text-properties fo:font-size="10pt" style:font-size-asian="10pt" style:font-size-complex="10pt"/>
    </style:style>
    <style:style style:name="T62_103" style:family="text">
      <style:text-properties fo:font-size="10pt" style:font-size-asian="10pt" style:font-size-complex="10pt"/>
    </style:style>
    <style:style style:name="T62_104" style:family="text">
      <style:text-properties fo:font-size="10pt" style:font-size-asian="10pt" style:font-size-complex="10pt"/>
    </style:style>
    <style:style style:name="T62_105" style:family="text">
      <style:text-properties fo:font-size="10pt" style:font-size-asian="10pt" style:font-size-complex="10pt"/>
    </style:style>
    <style:style style:name="T62_106" style:family="text">
      <style:text-properties fo:font-size="10pt" style:font-size-asian="10pt" style:font-size-complex="10pt"/>
    </style:style>
    <style:style style:name="T62_107" style:family="text">
      <style:text-properties fo:font-size="10pt" style:font-size-asian="10pt" style:font-size-complex="10pt"/>
    </style:style>
    <style:style style:name="T62_108" style:family="text">
      <style:text-properties fo:font-size="10pt" style:font-size-asian="10pt" style:font-size-complex="10pt"/>
    </style:style>
    <style:style style:name="T62_109" style:family="text">
      <style:text-properties fo:font-size="10pt" style:font-size-asian="10pt" style:font-size-complex="10pt"/>
    </style:style>
    <style:style style:name="T62_110" style:family="text">
      <style:text-properties fo:font-size="10pt" style:font-size-asian="10pt" style:font-size-complex="10pt"/>
    </style:style>
    <style:style style:name="T62_111" style:family="text">
      <style:text-properties fo:font-size="10pt" style:font-size-asian="10pt" style:font-size-complex="10pt"/>
    </style:style>
    <style:style style:name="T62_112" style:family="text">
      <style:text-properties fo:font-size="10pt" style:font-size-asian="10pt" style:font-size-complex="10pt"/>
    </style:style>
    <style:style style:name="T62_113" style:family="text">
      <style:text-properties fo:font-size="10pt" style:font-size-asian="10pt" style:font-size-complex="10pt"/>
    </style:style>
    <style:style style:name="T62_114" style:family="text">
      <style:text-properties fo:font-size="10pt" style:font-size-asian="10pt" style:font-size-complex="10pt"/>
    </style:style>
    <style:style style:name="T62_115" style:family="text">
      <style:text-properties fo:font-size="10pt" style:font-size-asian="10pt" style:font-size-complex="10pt"/>
    </style:style>
    <style:style style:name="T62_116" style:family="text">
      <style:text-properties fo:font-size="10pt" style:font-size-asian="10pt" style:font-size-complex="10pt"/>
    </style:style>
    <style:style style:name="T62_117" style:family="text">
      <style:text-properties fo:font-size="10pt" style:font-size-asian="10pt" style:font-size-complex="10pt"/>
    </style:style>
    <style:style style:name="T62_118" style:family="text">
      <style:text-properties fo:font-size="10pt" style:font-size-asian="10pt" style:font-size-complex="10pt"/>
    </style:style>
    <style:style style:name="T62_119" style:family="text">
      <style:text-properties fo:font-size="10pt" style:font-size-asian="10pt" style:font-size-complex="10pt"/>
    </style:style>
    <style:style style:name="T62_120" style:family="text">
      <style:text-properties fo:font-size="10pt" style:font-size-asian="10pt" style:font-size-complex="10pt"/>
    </style:style>
    <style:style style:name="T62_121" style:family="text">
      <style:text-properties fo:font-size="10pt" style:font-size-asian="10pt" style:font-size-complex="10pt"/>
    </style:style>
    <style:style style:name="T62_122" style:family="text">
      <style:text-properties fo:font-size="10pt" style:font-size-asian="10pt" style:font-size-complex="10pt"/>
    </style:style>
    <style:style style:name="T62_123" style:family="text">
      <style:text-properties fo:font-size="10pt" style:font-size-asian="10pt" style:font-size-complex="10pt"/>
    </style:style>
    <style:style style:name="T62_124" style:family="text">
      <style:text-properties fo:font-size="10pt" style:font-size-asian="10pt" style:font-size-complex="10pt"/>
    </style:style>
    <style:style style:name="T62_125" style:family="text">
      <style:text-properties fo:font-size="10pt" style:font-size-asian="10pt" style:font-size-complex="10pt"/>
    </style:style>
    <style:style style:name="T62_126" style:family="text">
      <style:text-properties fo:font-size="10pt" style:font-size-asian="10pt" style:font-size-complex="10pt"/>
    </style:style>
    <style:style style:name="T62_127" style:family="text">
      <style:text-properties fo:font-size="10pt" style:font-size-asian="10pt" style:font-size-complex="10pt"/>
    </style:style>
    <style:style style:name="T62_128" style:family="text">
      <style:text-properties fo:font-size="10pt" style:font-size-asian="10pt" style:font-size-complex="10pt"/>
    </style:style>
    <style:style style:name="T62_129" style:family="text">
      <style:text-properties fo:font-size="10pt" style:font-size-asian="10pt" style:font-size-complex="10pt"/>
    </style:style>
    <style:style style:name="T62_130" style:family="text">
      <style:text-properties fo:font-size="10pt" style:font-size-asian="10pt" style:font-size-complex="10pt"/>
    </style:style>
    <style:style style:name="T62_131" style:family="text">
      <style:text-properties fo:font-size="10pt" style:font-size-asian="10pt" style:font-size-complex="10pt"/>
    </style:style>
    <style:style style:name="T62_132" style:family="text">
      <style:text-properties fo:font-size="10pt" style:font-size-asian="10pt" style:font-size-complex="10pt"/>
    </style:style>
    <style:style style:name="T62_133" style:family="text">
      <style:text-properties fo:font-size="10pt" style:font-size-asian="10pt" style:font-size-complex="10pt"/>
    </style:style>
    <style:style style:name="T62_134" style:family="text">
      <style:text-properties fo:font-size="10pt" style:font-size-asian="10pt" style:font-size-complex="10pt"/>
    </style:style>
    <style:style style:name="T62_135" style:family="text">
      <style:text-properties fo:font-size="10pt" style:font-size-asian="10pt" style:font-size-complex="10pt"/>
    </style:style>
    <style:style style:name="T62_136" style:family="text">
      <style:text-properties fo:font-size="10pt" style:font-size-asian="10pt" style:font-size-complex="10pt"/>
    </style:style>
    <style:style style:name="T62_137" style:family="text">
      <style:text-properties fo:font-size="10pt" style:font-size-asian="10pt" style:font-size-complex="10pt"/>
    </style:style>
    <style:style style:name="T62_138" style:family="text">
      <style:text-properties fo:font-size="10pt" style:font-size-asian="10pt" style:font-size-complex="10pt"/>
    </style:style>
    <style:style style:name="T62_139" style:family="text">
      <style:text-properties fo:font-size="10pt" style:font-size-asian="10pt" style:font-size-complex="10pt"/>
    </style:style>
    <style:style style:name="T62_140" style:family="text">
      <style:text-properties fo:font-size="10pt" style:font-size-asian="10pt" style:font-size-complex="10pt"/>
    </style:style>
    <style:style style:name="T62_141" style:family="text">
      <style:text-properties fo:font-size="10pt" style:font-size-asian="10pt" style:font-size-complex="10pt"/>
    </style:style>
    <style:style style:name="T62_142" style:family="text">
      <style:text-properties fo:font-size="10pt" style:font-size-asian="10pt" style:font-size-complex="10pt"/>
    </style:style>
    <style:style style:name="T62_143" style:family="text">
      <style:text-properties fo:font-size="10pt" style:font-size-asian="10pt" style:font-size-complex="10pt"/>
    </style:style>
    <style:style style:name="T62_144" style:family="text">
      <style:text-properties fo:font-size="10pt" style:font-size-asian="10pt" style:font-size-complex="10pt"/>
    </style:style>
    <style:style style:name="T62_145" style:family="text">
      <style:text-properties fo:font-size="10pt" style:font-size-asian="10pt" style:font-size-complex="10pt"/>
    </style:style>
    <style:style style:name="T62_146" style:family="text">
      <style:text-properties fo:font-size="10pt" style:font-size-asian="10pt" style:font-size-complex="10pt"/>
    </style:style>
    <style:style style:name="T62_147" style:family="text">
      <style:text-properties fo:font-size="10pt" style:font-size-asian="10pt" style:font-size-complex="10pt"/>
    </style:style>
    <style:style style:name="T62_148" style:family="text">
      <style:text-properties fo:font-size="10pt" style:font-size-asian="10pt" style:font-size-complex="10pt"/>
    </style:style>
    <style:style style:name="T62_149" style:family="text">
      <style:text-properties fo:font-size="10pt" style:font-size-asian="10pt" style:font-size-complex="10pt"/>
    </style:style>
    <style:style style:name="T62_150" style:family="text">
      <style:text-properties fo:font-size="10pt" style:font-size-asian="10pt" style:font-size-complex="10pt"/>
    </style:style>
    <style:style style:name="T62_151" style:family="text">
      <style:text-properties fo:font-size="10pt" style:font-size-asian="10pt" style:font-size-complex="10pt"/>
    </style:style>
    <style:style style:name="T62_152" style:family="text">
      <style:text-properties fo:font-size="10pt" style:font-size-asian="10pt" style:font-size-complex="10pt"/>
    </style:style>
    <style:style style:name="T62_153" style:family="text">
      <style:text-properties fo:font-size="10pt" style:font-size-asian="10pt" style:font-size-complex="10pt"/>
    </style:style>
    <style:style style:name="T62_154" style:family="text">
      <style:text-properties fo:font-size="10pt" style:font-size-asian="10pt" style:font-size-complex="10pt"/>
    </style:style>
    <style:style style:name="T62_155" style:family="text">
      <style:text-properties fo:font-size="10pt" style:font-size-asian="10pt" style:font-size-complex="10pt"/>
    </style:style>
    <style:style style:name="T62_156" style:family="text">
      <style:text-properties fo:font-size="10pt" style:font-size-asian="10pt" style:font-size-complex="10pt"/>
    </style:style>
    <style:style style:name="T62_157" style:family="text">
      <style:text-properties fo:font-size="10pt" style:font-size-asian="10pt" style:font-size-complex="10pt"/>
    </style:style>
    <style:style style:name="T62_158" style:family="text">
      <style:text-properties fo:font-size="10pt" style:font-size-asian="10pt" style:font-size-complex="10pt"/>
    </style:style>
    <style:style style:name="T62_159" style:family="text">
      <style:text-properties fo:font-size="10pt" style:font-size-asian="10pt" style:font-size-complex="10pt"/>
    </style:style>
    <style:style style:name="T62_160" style:family="text">
      <style:text-properties fo:font-size="10pt" style:font-size-asian="10pt" style:font-size-complex="10pt"/>
    </style:style>
    <style:style style:name="T62_161" style:family="text">
      <style:text-properties fo:font-size="10pt" style:font-size-asian="10pt" style:font-size-complex="10pt"/>
    </style:style>
    <style:style style:name="T62_162" style:family="text">
      <style:text-properties fo:font-size="10pt" style:font-size-asian="10pt" style:font-size-complex="10pt"/>
    </style:style>
    <style:style style:name="T62_163" style:family="text">
      <style:text-properties fo:font-size="10pt" style:font-size-asian="10pt" style:font-size-complex="10pt"/>
    </style:style>
    <style:style style:name="T62_164" style:family="text">
      <style:text-properties fo:font-size="10pt" style:font-size-asian="10pt" style:font-size-complex="10pt"/>
    </style:style>
    <style:style style:name="T62_165" style:family="text">
      <style:text-properties fo:font-size="10pt" style:font-size-asian="10pt" style:font-size-complex="10pt"/>
    </style:style>
    <style:style style:name="T62_166" style:family="text">
      <style:text-properties fo:font-size="10pt" style:font-size-asian="10pt" style:font-size-complex="10pt"/>
    </style:style>
    <style:style style:name="T62_167" style:family="text">
      <style:text-properties fo:font-size="10pt" style:font-size-asian="10pt" style:font-size-complex="10pt"/>
    </style:style>
    <style:style style:name="T62_168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T64_115" style:family="text"/>
    <style:style style:name="T64_116" style:family="text"/>
    <style:style style:name="T64_117" style:family="text"/>
    <style:style style:name="T64_118" style:family="text"/>
    <style:style style:name="T64_119" style:family="text"/>
    <style:style style:name="T64_120" style:family="text"/>
    <style:style style:name="T64_121" style:family="text"/>
    <style:style style:name="T64_122" style:family="text"/>
    <style:style style:name="T64_123" style:family="text"/>
    <style:style style:name="T64_124" style:family="text"/>
    <style:style style:name="T64_125" style:family="text"/>
    <style:style style:name="T64_126" style:family="text"/>
    <style:style style:name="T64_127" style:family="text"/>
    <style:style style:name="T64_128" style:family="text"/>
    <style:style style:name="T64_129" style:family="text"/>
    <style:style style:name="T64_130" style:family="text"/>
    <style:style style:name="T64_131" style:family="text"/>
    <style:style style:name="T64_132" style:family="text"/>
    <style:style style:name="T64_133" style:family="text"/>
    <style:style style:name="T64_134" style:family="text"/>
    <style:style style:name="T64_135" style:family="text"/>
    <style:style style:name="T64_136" style:family="text"/>
    <style:style style:name="T64_137" style:family="text"/>
    <style:style style:name="T64_138" style:family="text"/>
    <style:style style:name="T64_139" style:family="text"/>
    <style:style style:name="T64_140" style:family="text"/>
    <style:style style:name="T64_141" style:family="text"/>
    <style:style style:name="T64_142" style:family="text"/>
    <style:style style:name="T64_143" style:family="text"/>
    <style:style style:name="T64_144" style:family="text"/>
    <style:style style:name="T64_145" style:family="text"/>
    <style:style style:name="T64_146" style:family="text"/>
    <style:style style:name="T64_147" style:family="text"/>
    <style:style style:name="T64_148" style:family="text"/>
    <style:style style:name="T64_149" style:family="text"/>
    <style:style style:name="T64_150" style:family="text"/>
    <style:style style:name="T64_151" style:family="text"/>
    <style:style style:name="T64_152" style:family="text"/>
    <style:style style:name="T64_153" style:family="text"/>
    <style:style style:name="T64_154" style:family="text"/>
    <style:style style:name="T64_155" style:family="text"/>
    <style:style style:name="T64_156" style:family="text"/>
    <style:style style:name="T64_157" style:family="text"/>
    <style:style style:name="T64_158" style:family="text"/>
    <style:style style:name="T64_159" style:family="text"/>
    <style:style style:name="T64_160" style:family="text"/>
    <style:style style:name="T64_161" style:family="text"/>
    <style:style style:name="T64_162" style:family="text"/>
    <style:style style:name="T64_163" style:family="text"/>
    <style:style style:name="T64_164" style:family="text"/>
    <style:style style:name="T64_165" style:family="text"/>
    <style:style style:name="T64_166" style:family="text"/>
    <style:style style:name="T64_167" style:family="text"/>
    <style:style style:name="T64_168" style:family="text"/>
    <style:style style:name="T64_169" style:family="text"/>
    <style:style style:name="T64_170" style:family="text"/>
    <style:style style:name="P65" style:family="paragraph" style:parent-style-name="Standard">
      <style:paragraph-properties fo:text-align="justify" fo:break-before="auto" fo:line-height="115%" style:writing-mode="lr-tb"/>
      <style:text-properties fo:color="#dd7e6b" style:font-name="Times New Roman" style:font-name-asian="Times New Roman" style:font-name-complex="Times New Roman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P67" style:family="paragraph" style:parent-style-name="Heading_20_2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  <style:style style:name="T68_111" style:family="text"/>
    <style:style style:name="T68_112" style:family="text"/>
    <style:style style:name="T68_113" style:family="text"/>
    <style:style style:name="T68_114" style:family="text"/>
    <style:style style:name="T68_115" style:family="text"/>
    <style:style style:name="T68_116" style:family="text"/>
    <style:style style:name="T68_117" style:family="text"/>
    <style:style style:name="T68_118" style:family="text"/>
    <style:style style:name="T68_119" style:family="text"/>
    <style:style style:name="T68_120" style:family="text"/>
    <style:style style:name="T68_121" style:family="text"/>
    <style:style style:name="T68_122" style:family="text"/>
    <style:style style:name="T68_123" style:family="text"/>
    <style:style style:name="T68_124" style:family="text"/>
    <style:style style:name="T68_125" style:family="text"/>
    <style:style style:name="T68_126" style:family="text"/>
    <style:style style:name="T68_127" style:family="text"/>
    <style:style style:name="T68_128" style:family="text"/>
    <style:style style:name="T68_129" style:family="text"/>
    <style:style style:name="T68_130" style:family="text"/>
    <style:style style:name="T68_131" style:family="text"/>
    <style:style style:name="T68_132" style:family="text"/>
    <style:style style:name="T68_133" style:family="text"/>
    <style:style style:name="T68_134" style:family="text"/>
    <style:style style:name="T68_135" style:family="text"/>
    <style:style style:name="T68_136" style:family="text"/>
    <style:style style:name="T68_137" style:family="text"/>
    <style:style style:name="T68_138" style:family="text"/>
    <style:style style:name="T68_139" style:family="text"/>
    <style:style style:name="T68_140" style:family="text"/>
    <style:style style:name="T68_141" style:family="text"/>
    <style:style style:name="T68_142" style:family="text"/>
    <style:style style:name="T68_143" style:family="text"/>
    <style:style style:name="T68_144" style:family="text"/>
    <style:style style:name="T68_145" style:family="text"/>
    <style:style style:name="T68_146" style:family="text"/>
    <style:style style:name="T68_147" style:family="text"/>
    <style:style style:name="T68_148" style:family="text"/>
    <style:style style:name="T68_149" style:family="text"/>
    <style:style style:name="T68_150" style:family="text"/>
    <style:style style:name="T68_151" style:family="text"/>
    <style:style style:name="T68_152" style:family="text"/>
    <style:style style:name="T68_153" style:family="text"/>
    <style:style style:name="T68_154" style:family="text"/>
    <style:style style:name="T68_155" style:family="text"/>
    <style:style style:name="T68_156" style:family="text"/>
    <style:style style:name="T68_157" style:family="text"/>
    <style:style style:name="T68_158" style:family="text"/>
    <style:style style:name="T68_159" style:family="text"/>
    <style:style style:name="T68_160" style:family="text"/>
    <style:style style:name="T68_161" style:family="text"/>
    <style:style style:name="T68_162" style:family="text"/>
    <style:style style:name="T68_163" style:family="text"/>
    <style:style style:name="T68_164" style:family="text"/>
    <style:style style:name="T68_165" style:family="text"/>
    <style:style style:name="T68_166" style:family="text"/>
    <style:style style:name="T68_167" style:family="text"/>
    <style:style style:name="T68_168" style:family="text"/>
    <style:style style:name="T68_169" style:family="text"/>
    <style:style style:name="T68_170" style:family="text"/>
    <style:style style:name="T68_171" style:family="text"/>
    <style:style style:name="T68_172" style:family="text"/>
    <style:style style:name="T68_173" style:family="text"/>
    <style:style style:name="T68_174" style:family="text"/>
    <style:style style:name="T68_175" style:family="text"/>
    <style:style style:name="T68_176" style:family="text"/>
    <style:style style:name="T68_177" style:family="text"/>
    <style:style style:name="T68_178" style:family="text"/>
    <style:style style:name="T68_179" style:family="text"/>
    <style:style style:name="T68_180" style:family="text"/>
    <style:style style:name="T68_181" style:family="text"/>
    <style:style style:name="T68_182" style:family="text"/>
    <style:style style:name="T68_183" style:family="text"/>
    <style:style style:name="T68_184" style:family="text"/>
    <style:style style:name="T68_185" style:family="text"/>
    <style:style style:name="T68_186" style:family="text"/>
    <style:style style:name="T68_187" style:family="text"/>
    <style:style style:name="T68_188" style:family="text"/>
    <style:style style:name="T68_189" style:family="text"/>
    <style:style style:name="T68_190" style:family="text"/>
    <style:style style:name="T68_191" style:family="text"/>
    <style:style style:name="T68_192" style:family="text"/>
    <style:style style:name="T68_193" style:family="text"/>
    <style:style style:name="T68_194" style:family="text"/>
    <style:style style:name="T68_195" style:family="text"/>
    <style:style style:name="T68_196" style:family="text"/>
    <style:style style:name="T68_197" style:family="text"/>
    <style:style style:name="T68_198" style:family="text"/>
    <style:style style:name="T68_199" style:family="text"/>
    <style:style style:name="T68_200" style:family="text"/>
    <style:style style:name="T68_201" style:family="text"/>
    <style:style style:name="T68_202" style:family="text"/>
    <style:style style:name="T68_203" style:family="text"/>
    <style:style style:name="T68_204" style:family="text"/>
    <style:style style:name="T68_205" style:family="text"/>
    <style:style style:name="T68_206" style:family="text"/>
    <style:style style:name="T68_207" style:family="text"/>
    <style:style style:name="T68_208" style:family="text"/>
    <style:style style:name="T68_209" style:family="text"/>
    <style:style style:name="T68_210" style:family="text"/>
    <style:style style:name="T68_211" style:family="text"/>
    <style:style style:name="T68_212" style:family="text"/>
    <style:style style:name="T68_213" style:family="text"/>
    <style:style style:name="T68_214" style:family="text"/>
    <style:style style:name="T68_215" style:family="text"/>
    <style:style style:name="T68_216" style:family="text"/>
    <style:style style:name="T68_217" style:family="text"/>
    <style:style style:name="T68_218" style:family="text"/>
    <style:style style:name="T68_219" style:family="text"/>
    <style:style style:name="T68_220" style:family="text"/>
    <style:style style:name="T68_221" style:family="text"/>
    <style:style style:name="T68_222" style:family="text"/>
    <style:style style:name="T68_223" style:family="text"/>
    <style:style style:name="T68_224" style:family="text"/>
    <style:style style:name="T68_225" style:family="text"/>
    <style:style style:name="T68_226" style:family="text"/>
    <style:style style:name="T68_227" style:family="text"/>
    <style:style style:name="T68_228" style:family="text"/>
    <style:style style:name="T68_229" style:family="text"/>
    <style:style style:name="T68_230" style:family="text"/>
    <style:style style:name="T68_231" style:family="text"/>
    <style:style style:name="T68_232" style:family="text"/>
    <style:style style:name="T68_233" style:family="text"/>
    <style:style style:name="T68_234" style:family="text"/>
    <style:style style:name="T68_235" style:family="text"/>
    <style:style style:name="T68_236" style:family="text"/>
    <style:style style:name="T68_237" style:family="text"/>
    <style:style style:name="T68_238" style:family="text"/>
    <style:style style:name="T68_239" style:family="text"/>
    <style:style style:name="T68_240" style:family="text"/>
    <style:style style:name="T68_241" style:family="text"/>
    <style:style style:name="T68_242" style:family="text"/>
    <style:style style:name="T68_243" style:family="text"/>
    <style:style style:name="T68_244" style:family="text"/>
    <style:style style:name="T68_245" style:family="text"/>
    <style:style style:name="T68_246" style:family="text"/>
    <style:style style:name="T68_247" style:family="text"/>
    <style:style style:name="T68_248" style:family="text"/>
    <style:style style:name="T68_249" style:family="text"/>
    <style:style style:name="T68_250" style:family="text"/>
    <style:style style:name="T68_251" style:family="text"/>
    <style:style style:name="T68_252" style:family="text"/>
    <style:style style:name="T68_253" style:family="text"/>
    <style:style style:name="T68_254" style:family="text"/>
    <style:style style:name="T68_255" style:family="text"/>
    <style:style style:name="T68_256" style:family="text"/>
    <style:style style:name="T68_257" style:family="text"/>
    <style:style style:name="T68_258" style:family="text"/>
    <style:style style:name="T68_259" style:family="text"/>
    <style:style style:name="T68_260" style:family="text"/>
    <style:style style:name="T68_261" style:family="text"/>
    <style:style style:name="T68_262" style:family="text"/>
    <style:style style:name="T68_263" style:family="text"/>
    <style:style style:name="T68_264" style:family="text"/>
    <style:style style:name="T68_265" style:family="text"/>
    <style:style style:name="T68_266" style:family="text"/>
    <style:style style:name="T68_267" style:family="text"/>
    <style:style style:name="T68_268" style:family="text"/>
    <style:style style:name="T68_269" style:family="text"/>
    <style:style style:name="T68_270" style:family="text"/>
    <style:style style:name="T68_271" style:family="text"/>
    <style:style style:name="T68_272" style:family="text"/>
    <style:style style:name="T68_273" style:family="text"/>
    <style:style style:name="T68_274" style:family="text"/>
    <style:style style:name="T68_275" style:family="text"/>
    <style:style style:name="T68_276" style:family="text"/>
    <style:style style:name="T68_277" style:family="text"/>
    <style:style style:name="T68_278" style:family="text"/>
    <style:style style:name="T68_279" style:family="text"/>
    <style:style style:name="T68_280" style:family="text"/>
    <style:style style:name="T68_281" style:family="text"/>
    <style:style style:name="T68_282" style:family="text"/>
    <style:style style:name="T68_283" style:family="text"/>
    <style:style style:name="T68_284" style:family="text"/>
    <style:style style:name="T68_285" style:family="text"/>
    <style:style style:name="T68_286" style:family="text"/>
    <style:style style:name="T68_287" style:family="text"/>
    <style:style style:name="T68_288" style:family="text"/>
    <style:style style:name="T68_289" style:family="text"/>
    <style:style style:name="T68_290" style:family="text"/>
    <style:style style:name="T68_291" style:family="text"/>
    <style:style style:name="T68_292" style:family="text"/>
    <style:style style:name="T68_293" style:family="text"/>
    <style:style style:name="T68_294" style:family="text"/>
    <style:style style:name="T68_295" style:family="text"/>
    <style:style style:name="T68_296" style:family="text"/>
    <style:style style:name="T68_297" style:family="text"/>
    <style:style style:name="T68_298" style:family="text"/>
    <style:style style:name="T68_299" style:family="text"/>
    <style:style style:name="T68_300" style:family="text"/>
    <style:style style:name="T68_301" style:family="text"/>
    <style:style style:name="T68_302" style:family="text"/>
    <style:style style:name="T68_303" style:family="text"/>
    <style:style style:name="T68_304" style:family="text"/>
    <style:style style:name="T68_305" style:family="text"/>
    <style:style style:name="T68_306" style:family="text"/>
    <style:style style:name="T68_307" style:family="text"/>
    <style:style style:name="T68_308" style:family="text"/>
    <style:style style:name="T68_309" style:family="text"/>
    <style:style style:name="T68_310" style:family="text"/>
    <style:style style:name="T68_311" style:family="text"/>
    <style:style style:name="T68_312" style:family="text"/>
    <style:style style:name="T68_313" style:family="text"/>
    <style:style style:name="T68_314" style:family="text"/>
    <style:style style:name="T68_315" style:family="text"/>
    <style:style style:name="T68_316" style:family="text"/>
    <style:style style:name="T68_317" style:family="text"/>
    <style:style style:name="T68_318" style:family="text"/>
    <style:style style:name="T68_319" style:family="text"/>
    <style:style style:name="T68_320" style:family="text"/>
    <style:style style:name="T68_321" style:family="text"/>
    <style:style style:name="T68_322" style:family="text"/>
    <style:style style:name="T68_323" style:family="text"/>
    <style:style style:name="T68_324" style:family="text"/>
    <style:style style:name="T68_325" style:family="text"/>
    <style:style style:name="T68_326" style:family="text"/>
    <style:style style:name="T68_327" style:family="text"/>
    <style:style style:name="T68_328" style:family="text"/>
    <style:style style:name="T68_329" style:family="text"/>
    <style:style style:name="T68_330" style:family="text"/>
    <style:style style:name="T68_331" style:family="text"/>
    <style:style style:name="T68_332" style:family="text"/>
    <style:style style:name="T68_333" style:family="text"/>
    <style:style style:name="T68_334" style:family="text"/>
    <style:style style:name="T68_335" style:family="text"/>
    <style:style style:name="T68_336" style:family="text"/>
    <style:style style:name="T68_337" style:family="text"/>
    <style:style style:name="T68_338" style:family="text"/>
    <style:style style:name="T68_339" style:family="text"/>
    <style:style style:name="T68_340" style:family="text"/>
    <style:style style:name="T68_341" style:family="text"/>
    <style:style style:name="T68_342" style:family="text"/>
    <style:style style:name="T68_343" style:family="text"/>
    <style:style style:name="T68_344" style:family="text"/>
    <style:style style:name="T68_345" style:family="text"/>
    <style:style style:name="T68_346" style:family="text"/>
    <style:style style:name="T68_347" style:family="text"/>
    <style:style style:name="T68_348" style:family="text"/>
    <style:style style:name="T68_349" style:family="text"/>
    <style:style style:name="T68_350" style:family="text"/>
    <style:style style:name="T68_351" style:family="text"/>
    <style:style style:name="T68_352" style:family="text"/>
    <style:style style:name="T68_353" style:family="text">
      <style:text-properties fo:font-style="italic" style:font-style-asian="italic" style:font-style-complex="italic"/>
    </style:style>
    <style:style style:name="T68_354" style:family="text"/>
    <style:style style:name="T68_355" style:family="text"/>
    <style:style style:name="T68_356" style:family="text"/>
    <style:style style:name="T68_357" style:family="text"/>
    <style:style style:name="T68_358" style:family="text"/>
    <style:style style:name="T68_359" style:family="text"/>
    <style:style style:name="T68_360" style:family="text"/>
    <style:style style:name="T68_361" style:family="text"/>
    <style:style style:name="T68_362" style:family="text"/>
    <style:style style:name="T68_363" style:family="text"/>
    <style:style style:name="T68_364" style:family="text"/>
    <style:style style:name="T68_365" style:family="text"/>
    <style:style style:name="T68_366" style:family="text"/>
    <style:style style:name="T68_367" style:family="text"/>
    <style:style style:name="T68_368" style:family="text"/>
    <style:style style:name="T68_369" style:family="text"/>
    <style:style style:name="T68_370" style:family="text"/>
    <style:style style:name="T68_371" style:family="text"/>
    <style:style style:name="T68_372" style:family="text"/>
    <style:style style:name="T68_373" style:family="text"/>
    <style:style style:name="T68_374" style:family="text"/>
    <style:style style:name="T68_375" style:family="text"/>
    <style:style style:name="T68_376" style:family="text"/>
    <style:style style:name="T68_377" style:family="text"/>
    <style:style style:name="T68_378" style:family="text"/>
    <style:style style:name="T68_379" style:family="text"/>
    <style:style style:name="T68_380" style:family="text"/>
    <style:style style:name="T68_381" style:family="text"/>
    <style:style style:name="T68_382" style:family="text"/>
    <style:style style:name="T68_383" style:family="text"/>
    <style:style style:name="T68_384" style:family="text"/>
    <style:style style:name="T68_385" style:family="text"/>
    <style:style style:name="T68_386" style:family="text"/>
    <style:style style:name="T68_387" style:family="text"/>
    <style:style style:name="T68_388" style:family="text"/>
    <style:style style:name="T68_389" style:family="text"/>
    <style:style style:name="T68_390" style:family="text"/>
    <style:style style:name="T68_391" style:family="text"/>
    <style:style style:name="T68_392" style:family="text"/>
    <style:style style:name="T68_393" style:family="text"/>
    <style:style style:name="T68_394" style:family="text"/>
    <style:style style:name="T68_395" style:family="text"/>
    <style:style style:name="T68_396" style:family="text"/>
    <style:style style:name="T68_397" style:family="text"/>
    <style:style style:name="T68_398" style:family="text"/>
    <style:style style:name="T68_399" style:family="text"/>
    <style:style style:name="T68_400" style:family="text"/>
    <style:style style:name="T68_401" style:family="text"/>
    <style:style style:name="T68_402" style:family="text"/>
    <style:style style:name="T68_403" style:family="text"/>
    <style:style style:name="T68_404" style:family="text"/>
    <style:style style:name="T68_405" style:family="text"/>
    <style:style style:name="T68_406" style:family="text"/>
    <style:style style:name="T68_407" style:family="text"/>
    <style:style style:name="T68_408" style:family="text"/>
    <style:style style:name="T68_409" style:family="text"/>
    <style:style style:name="T68_410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T70_137" style:family="text"/>
    <style:style style:name="T70_138" style:family="text"/>
    <style:style style:name="T70_139" style:family="text"/>
    <style:style style:name="T70_140" style:family="text"/>
    <style:style style:name="T70_141" style:family="text"/>
    <style:style style:name="T70_142" style:family="text"/>
    <style:style style:name="T70_143" style:family="text"/>
    <style:style style:name="T70_144" style:family="text"/>
    <style:style style:name="T70_145" style:family="text"/>
    <style:style style:name="T70_146" style:family="text"/>
    <style:style style:name="T70_147" style:family="text"/>
    <style:style style:name="T70_148" style:family="text"/>
    <style:style style:name="T70_149" style:family="text"/>
    <style:style style:name="T70_150" style:family="text"/>
    <style:style style:name="T70_151" style:family="text"/>
    <style:style style:name="T70_152" style:family="text"/>
    <style:style style:name="T70_153" style:family="text"/>
    <style:style style:name="T70_154" style:family="text"/>
    <style:style style:name="T70_155" style:family="text"/>
    <style:style style:name="T70_156" style:family="text"/>
    <style:style style:name="T70_157" style:family="text"/>
    <style:style style:name="T70_158" style:family="text"/>
    <style:style style:name="T70_159" style:family="text"/>
    <style:style style:name="T70_160" style:family="text"/>
    <style:style style:name="T70_161" style:family="text"/>
    <style:style style:name="T70_162" style:family="text"/>
    <style:style style:name="T70_163" style:family="text"/>
    <style:style style:name="T70_164" style:family="text"/>
    <style:style style:name="T70_165" style:family="text"/>
    <style:style style:name="T70_166" style:family="text"/>
    <style:style style:name="T70_167" style:family="text"/>
    <style:style style:name="T70_168" style:family="text"/>
    <style:style style:name="T70_169" style:family="text"/>
    <style:style style:name="T70_170" style:family="text"/>
    <style:style style:name="T70_171" style:family="text"/>
    <style:style style:name="T70_172" style:family="text"/>
    <style:style style:name="T70_173" style:family="text"/>
    <style:style style:name="T70_174" style:family="text"/>
    <style:style style:name="T70_175" style:family="text"/>
    <style:style style:name="T70_176" style:family="text"/>
    <style:style style:name="T70_177" style:family="text"/>
    <style:style style:name="T70_178" style:family="text"/>
    <style:style style:name="T70_179" style:family="text"/>
    <style:style style:name="T70_180" style:family="text"/>
    <style:style style:name="T70_181" style:family="text"/>
    <style:style style:name="T70_182" style:family="text"/>
    <style:style style:name="T70_183" style:family="text"/>
    <style:style style:name="T70_184" style:family="text"/>
    <style:style style:name="T70_185" style:family="text"/>
    <style:style style:name="T70_186" style:family="text"/>
    <style:style style:name="T70_187" style:family="text"/>
    <style:style style:name="T70_188" style:family="text"/>
    <style:style style:name="T70_189" style:family="text"/>
    <style:style style:name="T70_190" style:family="text"/>
    <style:style style:name="T70_191" style:family="text"/>
    <style:style style:name="T70_192" style:family="text"/>
    <style:style style:name="T70_193" style:family="text"/>
    <style:style style:name="T70_194" style:family="text"/>
    <style:style style:name="T70_195" style:family="text"/>
    <style:style style:name="T70_196" style:family="text"/>
    <style:style style:name="T70_197" style:family="text"/>
    <style:style style:name="T70_198" style:family="text"/>
    <style:style style:name="T70_199" style:family="text"/>
    <style:style style:name="T70_200" style:family="text"/>
    <style:style style:name="T70_201" style:family="text"/>
    <style:style style:name="T70_202" style:family="text"/>
    <style:style style:name="T70_203" style:family="text"/>
    <style:style style:name="T70_204" style:family="text"/>
    <style:style style:name="T70_205" style:family="text"/>
    <style:style style:name="T70_206" style:family="text"/>
    <style:style style:name="T70_207" style:family="text"/>
    <style:style style:name="T70_208" style:family="text"/>
    <style:style style:name="T70_209" style:family="text"/>
    <style:style style:name="T70_210" style:family="text"/>
    <style:style style:name="T70_211" style:family="text"/>
    <style:style style:name="T70_212" style:family="text"/>
    <style:style style:name="T70_213" style:family="text"/>
    <style:style style:name="T70_214" style:family="text"/>
    <style:style style:name="T70_215" style:family="text"/>
    <style:style style:name="T70_216" style:family="text"/>
    <style:style style:name="T70_217" style:family="text"/>
    <style:style style:name="T70_218" style:family="text"/>
    <style:style style:name="T70_219" style:family="text"/>
    <style:style style:name="T70_220" style:family="text"/>
    <style:style style:name="T70_221" style:family="text"/>
    <style:style style:name="T70_222" style:family="text"/>
    <style:style style:name="T70_223" style:family="text"/>
    <style:style style:name="T70_224" style:family="text"/>
    <style:style style:name="T70_225" style:family="text"/>
    <style:style style:name="T70_226" style:family="text"/>
    <style:style style:name="T70_227" style:family="text"/>
    <style:style style:name="T70_228" style:family="text"/>
    <style:style style:name="T70_229" style:family="text"/>
    <style:style style:name="T70_230" style:family="text"/>
    <style:style style:name="T70_231" style:family="text"/>
    <style:style style:name="T70_232" style:family="text"/>
    <style:style style:name="T70_233" style:family="text"/>
    <style:style style:name="T70_234" style:family="text"/>
    <style:style style:name="T70_235" style:family="text"/>
    <style:style style:name="T70_236" style:family="text"/>
    <style:style style:name="T70_237" style:family="text"/>
    <style:style style:name="T70_238" style:family="text"/>
    <style:style style:name="T70_239" style:family="text"/>
    <style:style style:name="T70_240" style:family="text"/>
    <style:style style:name="T70_241" style:family="text"/>
    <style:style style:name="T70_242" style:family="text"/>
    <style:style style:name="T70_243" style:family="text"/>
    <style:style style:name="T70_244" style:family="text"/>
    <style:style style:name="T70_245" style:family="text"/>
    <style:style style:name="T70_246" style:family="text"/>
    <style:style style:name="T70_247" style:family="text"/>
    <style:style style:name="T70_248" style:family="text"/>
    <style:style style:name="T70_249" style:family="text"/>
    <style:style style:name="T70_250" style:family="text"/>
    <style:style style:name="T70_251" style:family="text"/>
    <style:style style:name="T70_252" style:family="text"/>
    <style:style style:name="T70_253" style:family="text"/>
    <style:style style:name="T70_254" style:family="text"/>
    <style:style style:name="T70_255" style:family="text"/>
    <style:style style:name="T70_256" style:family="text"/>
    <style:style style:name="T70_257" style:family="text"/>
    <style:style style:name="T70_258" style:family="text"/>
    <style:style style:name="T70_259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 style:parent-style-name="Standard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T73_5" style:family="text">
      <style:text-properties fo:font-size="10pt" style:font-size-asian="10pt" style:font-size-complex="10pt"/>
    </style:style>
    <style:style style:name="T73_6" style:family="text">
      <style:text-properties fo:font-size="10pt" style:font-size-asian="10pt" style:font-size-complex="10pt"/>
    </style:style>
    <style:style style:name="T73_7" style:family="text">
      <style:text-properties fo:font-size="10pt" style:font-size-asian="10pt" style:font-size-complex="10pt"/>
    </style:style>
    <style:style style:name="T73_8" style:family="text">
      <style:text-properties fo:font-size="10pt" style:font-size-asian="10pt" style:font-size-complex="10pt"/>
    </style:style>
    <style:style style:name="T73_9" style:family="text">
      <style:text-properties fo:font-size="10pt" style:font-size-asian="10pt" style:font-size-complex="10pt"/>
    </style:style>
    <style:style style:name="T73_10" style:family="text">
      <style:text-properties fo:font-size="10pt" style:font-size-asian="10pt" style:font-size-complex="10pt"/>
    </style:style>
    <style:style style:name="T73_11" style:family="text">
      <style:text-properties fo:font-size="10pt" style:font-size-asian="10pt" style:font-size-complex="10pt"/>
    </style:style>
    <style:style style:name="T73_12" style:family="text">
      <style:text-properties fo:font-size="10pt" style:font-size-asian="10pt" style:font-size-complex="10pt"/>
    </style:style>
    <style:style style:name="T73_13" style:family="text">
      <style:text-properties fo:font-size="10pt" style:font-size-asian="10pt" style:font-size-complex="10pt"/>
    </style:style>
    <style:style style:name="T73_14" style:family="text">
      <style:text-properties fo:font-size="10pt" style:font-size-asian="10pt" style:font-size-complex="10pt"/>
    </style:style>
    <style:style style:name="T73_15" style:family="text">
      <style:text-properties fo:font-size="10pt" style:font-size-asian="10pt" style:font-size-complex="10pt"/>
    </style:style>
    <style:style style:name="T73_16" style:family="text">
      <style:text-properties fo:font-size="10pt" style:font-size-asian="10pt" style:font-size-complex="10pt"/>
    </style:style>
    <style:style style:name="T73_17" style:family="text">
      <style:text-properties fo:font-size="10pt" style:font-size-asian="10pt" style:font-size-complex="10pt"/>
    </style:style>
    <style:style style:name="T73_18" style:family="text">
      <style:text-properties fo:font-size="10pt" style:font-size-asian="10pt" style:font-size-complex="10pt"/>
    </style:style>
    <style:style style:name="T73_19" style:family="text">
      <style:text-properties fo:font-size="10pt" style:font-size-asian="10pt" style:font-size-complex="10pt"/>
    </style:style>
    <style:style style:name="T73_20" style:family="text">
      <style:text-properties fo:font-size="10pt" style:font-size-asian="10pt" style:font-size-complex="10pt"/>
    </style:style>
    <style:style style:name="T73_21" style:family="text">
      <style:text-properties fo:font-size="10pt" style:font-size-asian="10pt" style:font-size-complex="10pt"/>
    </style:style>
    <style:style style:name="T73_22" style:family="text">
      <style:text-properties fo:font-size="10pt" style:font-size-asian="10pt" style:font-size-complex="10pt"/>
    </style:style>
    <style:style style:name="T73_23" style:family="text">
      <style:text-properties fo:font-size="10pt" style:font-size-asian="10pt" style:font-size-complex="10pt"/>
    </style:style>
    <style:style style:name="T73_24" style:family="text">
      <style:text-properties fo:font-size="10pt" style:font-size-asian="10pt" style:font-size-complex="10pt"/>
    </style:style>
    <style:style style:name="T73_25" style:family="text">
      <style:text-properties fo:font-size="10pt" style:font-size-asian="10pt" style:font-size-complex="10pt"/>
    </style:style>
    <style:style style:name="T73_26" style:family="text">
      <style:text-properties fo:font-size="10pt" style:font-size-asian="10pt" style:font-size-complex="10pt"/>
    </style:style>
    <style:style style:name="T73_27" style:family="text">
      <style:text-properties fo:font-size="10pt" style:font-size-asian="10pt" style:font-size-complex="10pt"/>
    </style:style>
    <style:style style:name="T73_28" style:family="text">
      <style:text-properties fo:font-size="10pt" style:font-size-asian="10pt" style:font-size-complex="10pt"/>
    </style:style>
    <style:style style:name="T73_29" style:family="text">
      <style:text-properties fo:font-size="10pt" style:font-size-asian="10pt" style:font-size-complex="10pt"/>
    </style:style>
    <style:style style:name="T73_30" style:family="text">
      <style:text-properties fo:font-size="10pt" style:font-size-asian="10pt" style:font-size-complex="10pt"/>
    </style:style>
    <style:style style:name="T73_31" style:family="text">
      <style:text-properties fo:font-size="10pt" style:font-size-asian="10pt" style:font-size-complex="10pt"/>
    </style:style>
    <style:style style:name="T73_32" style:family="text">
      <style:text-properties fo:font-size="10pt" style:font-size-asian="10pt" style:font-size-complex="10pt"/>
    </style:style>
    <style:style style:name="T73_33" style:family="text">
      <style:text-properties fo:font-size="10pt" style:font-size-asian="10pt" style:font-size-complex="10pt"/>
    </style:style>
    <style:style style:name="T73_34" style:family="text">
      <style:text-properties fo:font-size="10pt" style:font-size-asian="10pt" style:font-size-complex="10pt"/>
    </style:style>
    <style:style style:name="T73_35" style:family="text">
      <style:text-properties fo:font-size="10pt" style:font-size-asian="10pt" style:font-size-complex="10pt"/>
    </style:style>
    <style:style style:name="T73_36" style:family="text">
      <style:text-properties fo:font-size="10pt" style:font-size-asian="10pt" style:font-size-complex="10pt"/>
    </style:style>
    <style:style style:name="T73_37" style:family="text">
      <style:text-properties fo:font-size="10pt" style:font-size-asian="10pt" style:font-size-complex="10pt"/>
    </style:style>
    <style:style style:name="T73_38" style:family="text">
      <style:text-properties fo:font-size="10pt" style:font-size-asian="10pt" style:font-size-complex="10pt"/>
    </style:style>
    <style:style style:name="T73_39" style:family="text">
      <style:text-properties fo:font-size="10pt" style:font-size-asian="10pt" style:font-size-complex="10pt"/>
    </style:style>
    <style:style style:name="T73_40" style:family="text">
      <style:text-properties fo:font-size="10pt" style:font-size-asian="10pt" style:font-size-complex="10pt"/>
    </style:style>
    <style:style style:name="T73_41" style:family="text">
      <style:text-properties fo:font-size="10pt" style:font-size-asian="10pt" style:font-size-complex="10pt"/>
    </style:style>
    <style:style style:name="T73_42" style:family="text">
      <style:text-properties fo:font-size="10pt" style:font-size-asian="10pt" style:font-size-complex="10pt"/>
    </style:style>
    <style:style style:name="T73_43" style:family="text">
      <style:text-properties fo:font-size="10pt" style:font-size-asian="10pt" style:font-size-complex="10pt"/>
    </style:style>
    <style:style style:name="T73_44" style:family="text">
      <style:text-properties fo:font-size="10pt" style:font-size-asian="10pt" style:font-size-complex="10pt"/>
    </style:style>
    <style:style style:name="T73_45" style:family="text">
      <style:text-properties fo:font-size="10pt" style:font-size-asian="10pt" style:font-size-complex="10pt"/>
    </style:style>
    <style:style style:name="T73_46" style:family="text">
      <style:text-properties fo:font-size="10pt" style:font-size-asian="10pt" style:font-size-complex="10pt"/>
    </style:style>
    <style:style style:name="T73_47" style:family="text">
      <style:text-properties fo:font-size="10pt" style:font-size-asian="10pt" style:font-size-complex="10pt"/>
    </style:style>
    <style:style style:name="T73_48" style:family="text">
      <style:text-properties fo:font-size="10pt" style:font-size-asian="10pt" style:font-size-complex="10pt"/>
    </style:style>
    <style:style style:name="T73_49" style:family="text">
      <style:text-properties fo:font-size="10pt" style:font-size-asian="10pt" style:font-size-complex="10pt"/>
    </style:style>
    <style:style style:name="T73_50" style:family="text">
      <style:text-properties fo:font-size="10pt" style:font-size-asian="10pt" style:font-size-complex="10pt"/>
    </style:style>
    <style:style style:name="T73_51" style:family="text">
      <style:text-properties fo:font-size="10pt" style:font-size-asian="10pt" style:font-size-complex="10pt"/>
    </style:style>
    <style:style style:name="T73_52" style:family="text">
      <style:text-properties fo:font-size="10pt" style:font-size-asian="10pt" style:font-size-complex="10pt"/>
    </style:style>
    <style:style style:name="T73_53" style:family="text">
      <style:text-properties fo:font-size="10pt" style:font-size-asian="10pt" style:font-size-complex="10pt"/>
    </style:style>
    <style:style style:name="T73_54" style:family="text">
      <style:text-properties fo:font-size="10pt" style:font-size-asian="10pt" style:font-size-complex="10pt"/>
    </style:style>
    <style:style style:name="T73_55" style:family="text">
      <style:text-properties fo:font-size="10pt" style:font-size-asian="10pt" style:font-size-complex="10pt"/>
    </style:style>
    <style:style style:name="T73_56" style:family="text">
      <style:text-properties fo:font-size="10pt" style:font-size-asian="10pt" style:font-size-complex="10pt"/>
    </style:style>
    <style:style style:name="T73_57" style:family="text">
      <style:text-properties fo:font-size="10pt" style:font-size-asian="10pt" style:font-size-complex="10pt"/>
    </style:style>
    <style:style style:name="T73_58" style:family="text">
      <style:text-properties fo:font-size="10pt" style:font-size-asian="10pt" style:font-size-complex="10pt"/>
    </style:style>
    <style:style style:name="T73_59" style:family="text">
      <style:text-properties fo:font-size="10pt" style:font-size-asian="10pt" style:font-size-complex="10pt"/>
    </style:style>
    <style:style style:name="T73_60" style:family="text">
      <style:text-properties fo:font-size="10pt" style:font-size-asian="10pt" style:font-size-complex="10pt"/>
    </style:style>
    <style:style style:name="T73_61" style:family="text">
      <style:text-properties fo:font-size="10pt" style:font-size-asian="10pt" style:font-size-complex="10pt"/>
    </style:style>
    <style:style style:name="T73_62" style:family="text">
      <style:text-properties fo:font-size="10pt" style:font-size-asian="10pt" style:font-size-complex="10pt"/>
    </style:style>
    <style:style style:name="T73_63" style:family="text">
      <style:text-properties fo:font-size="10pt" style:font-size-asian="10pt" style:font-size-complex="10pt"/>
    </style:style>
    <style:style style:name="T73_64" style:family="text">
      <style:text-properties fo:font-size="10pt" style:font-size-asian="10pt" style:font-size-complex="10pt"/>
    </style:style>
    <style:style style:name="T73_65" style:family="text">
      <style:text-properties fo:font-size="10pt" style:font-size-asian="10pt" style:font-size-complex="10pt"/>
    </style:style>
    <style:style style:name="T73_66" style:family="text">
      <style:text-properties fo:font-size="10pt" style:font-size-asian="10pt" style:font-size-complex="10pt"/>
    </style:style>
    <style:style style:name="T73_67" style:family="text">
      <style:text-properties fo:font-size="10pt" style:font-size-asian="10pt" style:font-size-complex="10pt"/>
    </style:style>
    <style:style style:name="T73_68" style:family="text">
      <style:text-properties fo:font-size="10pt" style:font-size-asian="10pt" style:font-size-complex="10pt"/>
    </style:style>
    <style:style style:name="T73_69" style:family="text">
      <style:text-properties fo:font-size="10pt" style:font-size-asian="10pt" style:font-size-complex="10pt"/>
    </style:style>
    <style:style style:name="T73_70" style:family="text">
      <style:text-properties fo:font-size="10pt" style:font-size-asian="10pt" style:font-size-complex="10pt"/>
    </style:style>
    <style:style style:name="T73_71" style:family="text">
      <style:text-properties fo:font-size="10pt" style:font-size-asian="10pt" style:font-size-complex="10pt"/>
    </style:style>
    <style:style style:name="T73_72" style:family="text">
      <style:text-properties fo:font-size="10pt" style:font-size-asian="10pt" style:font-size-complex="10pt"/>
    </style:style>
    <style:style style:name="T73_73" style:family="text">
      <style:text-properties fo:font-size="10pt" style:font-size-asian="10pt" style:font-size-complex="10pt"/>
    </style:style>
    <style:style style:name="T73_74" style:family="text">
      <style:text-properties fo:font-size="10pt" style:font-size-asian="10pt" style:font-size-complex="10pt"/>
    </style:style>
    <style:style style:name="T73_75" style:family="text">
      <style:text-properties fo:font-size="10pt" style:font-size-asian="10pt" style:font-size-complex="10pt"/>
    </style:style>
    <style:style style:name="T73_76" style:family="text">
      <style:text-properties fo:font-size="10pt" style:font-size-asian="10pt" style:font-size-complex="10pt"/>
    </style:style>
    <style:style style:name="T73_77" style:family="text">
      <style:text-properties fo:font-size="10pt" style:font-size-asian="10pt" style:font-size-complex="10pt"/>
    </style:style>
    <style:style style:name="T73_78" style:family="text">
      <style:text-properties fo:font-size="10pt" style:font-size-asian="10pt" style:font-size-complex="10pt"/>
    </style:style>
    <style:style style:name="T73_79" style:family="text">
      <style:text-properties fo:font-size="10pt" style:font-size-asian="10pt" style:font-size-complex="10pt"/>
    </style:style>
    <style:style style:name="T73_80" style:family="text">
      <style:text-properties fo:font-size="10pt" style:font-size-asian="10pt" style:font-size-complex="10pt"/>
    </style:style>
    <style:style style:name="T73_81" style:family="text">
      <style:text-properties fo:font-size="10pt" style:font-size-asian="10pt" style:font-size-complex="10pt"/>
    </style:style>
    <style:style style:name="T73_82" style:family="text">
      <style:text-properties fo:font-size="10pt" style:font-size-asian="10pt" style:font-size-complex="10pt"/>
    </style:style>
    <style:style style:name="T73_83" style:family="text">
      <style:text-properties fo:font-size="10pt" style:font-size-asian="10pt" style:font-size-complex="10pt"/>
    </style:style>
    <style:style style:name="T73_84" style:family="text">
      <style:text-properties fo:font-size="10pt" style:font-size-asian="10pt" style:font-size-complex="10pt"/>
    </style:style>
    <style:style style:name="T73_85" style:family="text">
      <style:text-properties fo:font-size="10pt" style:font-size-asian="10pt" style:font-size-complex="10pt"/>
    </style:style>
    <style:style style:name="T73_86" style:family="text">
      <style:text-properties fo:font-size="10pt" style:font-size-asian="10pt" style:font-size-complex="10pt"/>
    </style:style>
    <style:style style:name="T73_87" style:family="text">
      <style:text-properties fo:font-size="10pt" style:font-size-asian="10pt" style:font-size-complex="10pt"/>
    </style:style>
    <style:style style:name="T73_88" style:family="text">
      <style:text-properties fo:font-size="10pt" style:font-size-asian="10pt" style:font-size-complex="10pt"/>
    </style:style>
    <style:style style:name="T73_89" style:family="text">
      <style:text-properties fo:font-size="10pt" style:font-size-asian="10pt" style:font-size-complex="10pt"/>
    </style:style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>
      <style:text-properties fo:font-style="italic" style:font-style-asian="italic" style:font-style-complex="italic"/>
    </style:style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T73_127" style:family="text"/>
    <style:style style:name="T73_128" style:family="text"/>
    <style:style style:name="T73_129" style:family="text"/>
    <style:style style:name="T73_130" style:family="text"/>
    <style:style style:name="T73_131" style:family="text"/>
    <style:style style:name="T73_132" style:family="text"/>
    <style:style style:name="T73_133" style:family="text"/>
    <style:style style:name="T73_134" style:family="text"/>
    <style:style style:name="T73_135" style:family="text"/>
    <style:style style:name="T73_136" style:family="text"/>
    <style:style style:name="T73_137" style:family="text"/>
    <style:style style:name="T73_138" style:family="text"/>
    <style:style style:name="T73_139" style:family="text"/>
    <style:style style:name="T73_140" style:family="text"/>
    <style:style style:name="T73_141" style:family="text"/>
    <style:style style:name="T73_142" style:family="text"/>
    <style:style style:name="T73_143" style:family="text"/>
    <style:style style:name="T73_144" style:family="text"/>
    <style:style style:name="T73_145" style:family="text"/>
    <style:style style:name="T73_146" style:family="text"/>
    <style:style style:name="T73_147" style:family="text"/>
    <style:style style:name="T73_148" style:family="text"/>
    <style:style style:name="T73_149" style:family="text"/>
    <style:style style:name="T73_150" style:family="text"/>
    <style:style style:name="T73_151" style:family="text"/>
    <style:style style:name="T73_152" style:family="text"/>
    <style:style style:name="T73_153" style:family="text"/>
    <style:style style:name="T73_154" style:family="text"/>
    <style:style style:name="T73_155" style:family="text"/>
    <style:style style:name="T73_156" style:family="text"/>
    <style:style style:name="T73_157" style:family="text"/>
    <style:style style:name="T73_158" style:family="text"/>
    <style:style style:name="T73_159" style:family="text"/>
    <style:style style:name="T73_160" style:family="text"/>
    <style:style style:name="T73_161" style:family="text"/>
    <style:style style:name="T73_162" style:family="text"/>
    <style:style style:name="T73_163" style:family="text"/>
    <style:style style:name="T73_164" style:family="text"/>
    <style:style style:name="T73_165" style:family="text"/>
    <style:style style:name="T73_166" style:family="text"/>
    <style:style style:name="T73_167" style:family="text"/>
    <style:style style:name="T73_168" style:family="text"/>
    <style:style style:name="T73_169" style:family="text"/>
    <style:style style:name="T73_170" style:family="text"/>
    <style:style style:name="T73_171" style:family="text"/>
    <style:style style:name="T73_172" style:family="text"/>
    <style:style style:name="T73_173" style:family="text"/>
    <style:style style:name="T73_174" style:family="text"/>
    <style:style style:name="T73_175" style:family="text"/>
    <style:style style:name="T73_176" style:family="text"/>
    <style:style style:name="T73_177" style:family="text"/>
    <style:style style:name="T73_178" style:family="text"/>
    <style:style style:name="T73_179" style:family="text"/>
    <style:style style:name="T73_180" style:family="text"/>
    <style:style style:name="T73_181" style:family="text"/>
    <style:style style:name="T73_182" style:family="text"/>
    <style:style style:name="T73_183" style:family="text"/>
    <style:style style:name="T73_184" style:family="text"/>
    <style:style style:name="T73_185" style:family="text"/>
    <style:style style:name="T73_186" style:family="text"/>
    <style:style style:name="T73_187" style:family="text"/>
    <style:style style:name="T73_188" style:family="text"/>
    <style:style style:name="T73_189" style:family="text"/>
    <style:style style:name="T73_190" style:family="text"/>
    <style:style style:name="T73_191" style:family="text"/>
    <style:style style:name="T73_192" style:family="text"/>
    <style:style style:name="T73_193" style:family="text"/>
    <style:style style:name="T73_194" style:family="text"/>
    <style:style style:name="T73_195" style:family="text"/>
    <style:style style:name="T73_196" style:family="text"/>
    <style:style style:name="T73_197" style:family="text"/>
    <style:style style:name="T73_198" style:family="text"/>
    <style:style style:name="T73_199" style:family="text"/>
    <style:style style:name="T73_200" style:family="text"/>
    <style:style style:name="T73_201" style:family="text"/>
    <style:style style:name="T73_202" style:family="text"/>
    <style:style style:name="T73_203" style:family="text"/>
    <style:style style:name="T73_204" style:family="text"/>
    <style:style style:name="T73_205" style:family="text"/>
    <style:style style:name="T73_206" style:family="text"/>
    <style:style style:name="T73_207" style:family="text"/>
    <style:style style:name="T73_208" style:family="text"/>
    <style:style style:name="T73_209" style:family="text"/>
    <style:style style:name="T73_210" style:family="text"/>
    <style:style style:name="T73_211" style:family="text"/>
    <style:style style:name="T73_212" style:family="text"/>
    <style:style style:name="T73_213" style:family="text"/>
    <style:style style:name="T73_214" style:family="text"/>
    <style:style style:name="T73_215" style:family="text"/>
    <style:style style:name="T73_216" style:family="text"/>
    <style:style style:name="T73_217" style:family="text"/>
    <style:style style:name="T73_218" style:family="text"/>
    <style:style style:name="T73_219" style:family="text"/>
    <style:style style:name="T73_220" style:family="text"/>
    <style:style style:name="T73_221" style:family="text"/>
    <style:style style:name="T73_222" style:family="text"/>
    <style:style style:name="T73_223" style:family="text"/>
    <style:style style:name="T73_224" style:family="text"/>
    <style:style style:name="T73_225" style:family="text"/>
    <style:style style:name="T73_226" style:family="text"/>
    <style:style style:name="T73_227" style:family="text"/>
    <style:style style:name="T73_228" style:family="text"/>
    <style:style style:name="T73_229" style:family="text"/>
    <style:style style:name="T73_230" style:family="text"/>
    <style:style style:name="T73_231" style:family="text"/>
    <style:style style:name="T73_232" style:family="text"/>
    <style:style style:name="T73_233" style:family="text"/>
    <style:style style:name="T73_234" style:family="text"/>
    <style:style style:name="T73_235" style:family="text"/>
    <style:style style:name="T73_236" style:family="text"/>
    <style:style style:name="T73_237" style:family="text"/>
    <style:style style:name="T73_238" style:family="text"/>
    <style:style style:name="T73_239" style:family="text"/>
    <style:style style:name="T73_240" style:family="text"/>
    <style:style style:name="T73_241" style:family="text"/>
    <style:style style:name="T73_242" style:family="text"/>
    <style:style style:name="T73_243" style:family="text"/>
    <style:style style:name="T73_244" style:family="text"/>
    <style:style style:name="T73_245" style:family="text"/>
    <style:style style:name="T73_246" style:family="text"/>
    <style:style style:name="T73_247" style:family="text"/>
    <style:style style:name="T73_248" style:family="text"/>
    <style:style style:name="T73_249" style:family="text"/>
    <style:style style:name="T73_250" style:family="text"/>
    <style:style style:name="T73_251" style:family="text"/>
    <style:style style:name="T73_252" style:family="text"/>
    <style:style style:name="T73_253" style:family="text"/>
    <style:style style:name="T73_254" style:family="text"/>
    <style:style style:name="T73_255" style:family="text"/>
    <style:style style:name="T73_256" style:family="text"/>
    <style:style style:name="T73_257" style:family="text"/>
    <style:style style:name="T73_258" style:family="text"/>
    <style:style style:name="T73_259" style:family="text"/>
    <style:style style:name="T73_260" style:family="text"/>
    <style:style style:name="T73_261" style:family="text"/>
    <style:style style:name="T73_262" style:family="text"/>
    <style:style style:name="T73_263" style:family="text"/>
    <style:style style:name="T73_264" style:family="text"/>
    <style:style style:name="T73_265" style:family="text"/>
    <style:style style:name="T73_266" style:family="text"/>
    <style:style style:name="T73_267" style:family="text"/>
    <style:style style:name="T73_268" style:family="text"/>
    <style:style style:name="T73_269" style:family="text"/>
    <style:style style:name="T73_270" style:family="text"/>
    <style:style style:name="T73_271" style:family="text"/>
    <style:style style:name="T73_272" style:family="text"/>
    <style:style style:name="T73_273" style:family="text"/>
    <style:style style:name="T73_274" style:family="text"/>
    <style:style style:name="T73_275" style:family="text"/>
    <style:style style:name="T73_276" style:family="text"/>
    <style:style style:name="T73_277" style:family="text"/>
    <style:style style:name="T73_278" style:family="text"/>
    <style:style style:name="T73_279" style:family="text"/>
    <style:style style:name="T73_280" style:family="text"/>
    <style:style style:name="T73_281" style:family="text"/>
    <style:style style:name="T73_282" style:family="text"/>
    <style:style style:name="T73_283" style:family="text"/>
    <style:style style:name="T73_284" style:family="text"/>
    <style:style style:name="T73_285" style:family="text"/>
    <style:style style:name="T73_286" style:family="text"/>
    <style:style style:name="T73_287" style:family="text"/>
    <style:style style:name="T73_288" style:family="text"/>
    <style:style style:name="T73_289" style:family="text"/>
    <style:style style:name="T73_290" style:family="text"/>
    <style:style style:name="T73_291" style:family="text"/>
    <style:style style:name="T73_292" style:family="text"/>
    <style:style style:name="T73_293" style:family="text"/>
    <style:style style:name="T73_294" style:family="text"/>
    <style:style style:name="T73_295" style:family="text"/>
    <style:style style:name="T73_296" style:family="text"/>
    <style:style style:name="T73_297" style:family="text"/>
    <style:style style:name="T73_298" style:family="text"/>
    <style:style style:name="T73_299" style:family="text"/>
    <style:style style:name="T73_300" style:family="text"/>
    <style:style style:name="T73_301" style:family="text"/>
    <style:style style:name="T73_302" style:family="text"/>
    <style:style style:name="T73_303" style:family="text"/>
    <style:style style:name="T73_304" style:family="text"/>
    <style:style style:name="T73_305" style:family="text"/>
    <style:style style:name="T73_306" style:family="text"/>
    <style:style style:name="T73_307" style:family="text"/>
    <style:style style:name="T73_308" style:family="text"/>
    <style:style style:name="T73_309" style:family="text"/>
    <style:style style:name="T73_310" style:family="text"/>
    <style:style style:name="T73_311" style:family="text"/>
    <style:style style:name="T73_312" style:family="text"/>
    <style:style style:name="T73_313" style:family="text"/>
    <style:style style:name="T73_314" style:family="text"/>
    <style:style style:name="T73_315" style:family="text"/>
    <style:style style:name="T73_316" style:family="text"/>
    <style:style style:name="T73_317" style:family="text"/>
    <style:style style:name="T73_318" style:family="text"/>
    <style:style style:name="T73_319" style:family="text"/>
    <style:style style:name="T73_320" style:family="text"/>
    <style:style style:name="T73_321" style:family="text"/>
    <style:style style:name="T73_322" style:family="text"/>
    <style:style style:name="T73_323" style:family="text"/>
    <style:style style:name="T73_324" style:family="text"/>
    <style:style style:name="T73_325" style:family="text"/>
    <style:style style:name="T73_326" style:family="text"/>
    <style:style style:name="T73_327" style:family="text"/>
    <style:style style:name="T73_328" style:family="text"/>
    <style:style style:name="T73_329" style:family="text"/>
    <style:style style:name="T73_330" style:family="text"/>
    <style:style style:name="T73_331" style:family="text"/>
    <style:style style:name="T73_332" style:family="text"/>
    <style:style style:name="T73_333" style:family="text"/>
    <style:style style:name="T73_334" style:family="text"/>
    <style:style style:name="T73_335" style:family="text"/>
    <style:style style:name="T73_336" style:family="text"/>
    <style:style style:name="T73_337" style:family="text"/>
    <style:style style:name="T73_338" style:family="text"/>
    <style:style style:name="T73_339" style:family="text"/>
    <style:style style:name="T73_340" style:family="text"/>
    <style:style style:name="T73_341" style:family="text"/>
    <style:style style:name="T73_342" style:family="text"/>
    <style:style style:name="T73_343" style:family="text"/>
    <style:style style:name="T73_344" style:family="text"/>
    <style:style style:name="T73_345" style:family="text"/>
    <style:style style:name="T73_346" style:family="text"/>
    <style:style style:name="T73_347" style:family="text"/>
    <style:style style:name="T73_348" style:family="text"/>
    <style:style style:name="T73_349" style:family="text"/>
    <style:style style:name="T73_350" style:family="text"/>
    <style:style style:name="T73_351" style:family="text"/>
    <style:style style:name="T73_352" style:family="text"/>
    <style:style style:name="T73_353" style:family="text"/>
    <style:style style:name="T73_354" style:family="text"/>
    <style:style style:name="T73_355" style:family="text"/>
    <style:style style:name="T73_356" style:family="text"/>
    <style:style style:name="T73_357" style:family="text"/>
    <style:style style:name="T73_358" style:family="text"/>
    <style:style style:name="T73_359" style:family="text"/>
    <style:style style:name="T73_360" style:family="text"/>
    <style:style style:name="T73_361" style:family="text"/>
    <style:style style:name="T73_362" style:family="text"/>
    <style:style style:name="T73_363" style:family="text"/>
    <style:style style:name="T73_364" style:family="text"/>
    <style:style style:name="T73_365" style:family="text"/>
    <style:style style:name="T73_366" style:family="text"/>
    <style:style style:name="T73_367" style:family="text"/>
    <style:style style:name="T73_368" style:family="text"/>
    <style:style style:name="T73_369" style:family="text"/>
    <style:style style:name="T73_370" style:family="text"/>
    <style:style style:name="T73_371" style:family="text"/>
    <style:style style:name="T73_372" style:family="text"/>
    <style:style style:name="T73_373" style:family="text"/>
    <style:style style:name="T73_374" style:family="text"/>
    <style:style style:name="T73_375" style:family="text"/>
    <style:style style:name="T73_376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>
      <style:text-properties fo:font-style="italic" style:font-style-asian="italic" style:font-style-complex="italic"/>
    </style:style>
    <style:style style:name="T75_42" style:family="text">
      <style:text-properties fo:font-style="italic" style:font-style-asian="italic" style:font-style-complex="italic"/>
    </style:style>
    <style:style style:name="T75_43" style:family="text">
      <style:text-properties fo:font-style="italic" style:font-style-asian="italic" style:font-style-complex="italic"/>
    </style:style>
    <style:style style:name="T75_44" style:family="text">
      <style:text-properties fo:font-style="italic" style:font-style-asian="italic" style:font-style-complex="italic"/>
    </style:style>
    <style:style style:name="T75_45" style:family="text">
      <style:text-properties fo:font-style="italic" style:font-style-asian="italic" style:font-style-complex="italic"/>
    </style:style>
    <style:style style:name="T75_46" style:family="text">
      <style:text-properties fo:font-style="italic" style:font-style-asian="italic" style:font-style-complex="italic"/>
    </style:style>
    <style:style style:name="T75_47" style:family="text">
      <style:text-properties fo:font-style="italic" style:font-style-asian="italic" style:font-style-complex="italic"/>
    </style:style>
    <style:style style:name="T75_48" style:family="text">
      <style:text-properties fo:font-style="italic" style:font-style-asian="italic" style:font-style-complex="italic"/>
    </style:style>
    <style:style style:name="T75_49" style:family="text">
      <style:text-properties fo:font-style="italic" style:font-style-asian="italic" style:font-style-complex="italic"/>
    </style:style>
    <style:style style:name="T75_50" style:family="text">
      <style:text-properties fo:font-style="italic" style:font-style-asian="italic" style:font-style-complex="italic"/>
    </style:style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T75_117" style:family="text"/>
    <style:style style:name="T75_118" style:family="text"/>
    <style:style style:name="T75_119" style:family="text"/>
    <style:style style:name="T75_120" style:family="text"/>
    <style:style style:name="T75_121" style:family="text"/>
    <style:style style:name="T75_122" style:family="text"/>
    <style:style style:name="T75_123" style:family="text"/>
    <style:style style:name="T75_124" style:family="text"/>
    <style:style style:name="T75_125" style:family="text"/>
    <style:style style:name="T75_126" style:family="text"/>
    <style:style style:name="T75_127" style:family="text"/>
    <style:style style:name="T75_128" style:family="text"/>
    <style:style style:name="T75_129" style:family="text"/>
    <style:style style:name="T75_130" style:family="text"/>
    <style:style style:name="T75_131" style:family="text"/>
    <style:style style:name="T75_132" style:family="text"/>
    <style:style style:name="T75_133" style:family="text"/>
    <style:style style:name="T75_134" style:family="text"/>
    <style:style style:name="T75_135" style:family="text"/>
    <style:style style:name="T75_136" style:family="text"/>
    <style:style style:name="T75_137" style:family="text"/>
    <style:style style:name="T75_138" style:family="text"/>
    <style:style style:name="T75_139" style:family="text"/>
    <style:style style:name="T75_140" style:family="text"/>
    <style:style style:name="T75_141" style:family="text"/>
    <style:style style:name="T75_142" style:family="text"/>
    <style:style style:name="T75_143" style:family="text"/>
    <style:style style:name="T75_144" style:family="text"/>
    <style:style style:name="T75_145" style:family="text"/>
    <style:style style:name="T75_146" style:family="text"/>
    <style:style style:name="T75_147" style:family="text"/>
    <style:style style:name="T75_148" style:family="text"/>
    <style:style style:name="T75_149" style:family="text"/>
    <style:style style:name="T75_150" style:family="text"/>
    <style:style style:name="T75_151" style:family="text"/>
    <style:style style:name="T75_152" style:family="text"/>
    <style:style style:name="T75_153" style:family="text"/>
    <style:style style:name="T75_154" style:family="text"/>
    <style:style style:name="T75_155" style:family="text"/>
    <style:style style:name="T75_156" style:family="text"/>
    <style:style style:name="T75_157" style:family="text"/>
    <style:style style:name="T75_158" style:family="text"/>
    <style:style style:name="T75_159" style:family="text"/>
    <style:style style:name="T75_160" style:family="text"/>
    <style:style style:name="T75_161" style:family="text"/>
    <style:style style:name="T75_162" style:family="text"/>
    <style:style style:name="T75_163" style:family="text"/>
    <style:style style:name="T75_164" style:family="text"/>
    <style:style style:name="T75_165" style:family="text"/>
    <style:style style:name="T75_166" style:family="text"/>
    <style:style style:name="T75_167" style:family="text"/>
    <style:style style:name="T75_168" style:family="text"/>
    <style:style style:name="T75_169" style:family="text"/>
    <style:style style:name="T75_170" style:family="text"/>
    <style:style style:name="T75_171" style:family="text"/>
    <style:style style:name="T75_172" style:family="text"/>
    <style:style style:name="T75_173" style:family="text"/>
    <style:style style:name="T75_174" style:family="text"/>
    <style:style style:name="T75_175" style:family="text"/>
    <style:style style:name="T75_176" style:family="text"/>
    <style:style style:name="T75_177" style:family="text"/>
    <style:style style:name="T75_178" style:family="text"/>
    <style:style style:name="T75_179" style:family="text"/>
    <style:style style:name="T75_180" style:family="text"/>
    <style:style style:name="T75_181" style:family="text"/>
    <style:style style:name="T75_182" style:family="text"/>
    <style:style style:name="T75_183" style:family="text"/>
    <style:style style:name="T75_184" style:family="text"/>
    <style:style style:name="T75_185" style:family="text"/>
    <style:style style:name="T75_186" style:family="text"/>
    <style:style style:name="T75_187" style:family="text"/>
    <style:style style:name="T75_188" style:family="text"/>
    <style:style style:name="T75_189" style:family="text"/>
    <style:style style:name="T75_190" style:family="text"/>
    <style:style style:name="T75_191" style:family="text"/>
    <style:style style:name="T75_192" style:family="text"/>
    <style:style style:name="T75_193" style:family="text"/>
    <style:style style:name="T75_194" style:family="text"/>
    <style:style style:name="T75_195" style:family="text"/>
    <style:style style:name="T75_196" style:family="text"/>
    <style:style style:name="T75_197" style:family="text"/>
    <style:style style:name="T75_198" style:family="text"/>
    <style:style style:name="T75_199" style:family="text"/>
    <style:style style:name="T75_200" style:family="text"/>
    <style:style style:name="T75_201" style:family="text"/>
    <style:style style:name="T75_202" style:family="text"/>
    <style:style style:name="T75_203" style:family="text"/>
    <style:style style:name="T75_204" style:family="text"/>
    <style:style style:name="T75_205" style:family="text"/>
    <style:style style:name="T75_206" style:family="text"/>
    <style:style style:name="T75_207" style:family="text"/>
    <style:style style:name="T75_208" style:family="text"/>
    <style:style style:name="T75_209" style:family="text"/>
    <style:style style:name="T75_210" style:family="text"/>
    <style:style style:name="T75_211" style:family="text"/>
    <style:style style:name="T75_212" style:family="text"/>
    <style:style style:name="T75_213" style:family="text"/>
    <style:style style:name="T75_214" style:family="text"/>
    <style:style style:name="T75_215" style:family="text"/>
    <style:style style:name="T75_216" style:family="text"/>
    <style:style style:name="T75_217" style:family="text"/>
    <style:style style:name="T75_218" style:family="text"/>
    <style:style style:name="T75_219" style:family="text"/>
    <style:style style:name="T75_220" style:family="text"/>
    <style:style style:name="T75_221" style:family="text"/>
    <style:style style:name="T75_222" style:family="text"/>
    <style:style style:name="T75_223" style:family="text"/>
    <style:style style:name="T75_224" style:family="text"/>
    <style:style style:name="T75_225" style:family="text"/>
    <style:style style:name="T75_226" style:family="text"/>
    <style:style style:name="T75_227" style:family="text"/>
    <style:style style:name="T75_228" style:family="text"/>
    <style:style style:name="T75_229" style:family="text"/>
    <style:style style:name="T75_230" style:family="text"/>
    <style:style style:name="T75_231" style:family="text"/>
    <style:style style:name="T75_232" style:family="text"/>
    <style:style style:name="T75_233" style:family="text"/>
    <style:style style:name="T75_234" style:family="text"/>
    <style:style style:name="T75_235" style:family="text"/>
    <style:style style:name="T75_236" style:family="text"/>
    <style:style style:name="T75_237" style:family="text"/>
    <style:style style:name="T75_238" style:family="text"/>
    <style:style style:name="T75_239" style:family="text"/>
    <style:style style:name="T75_240" style:family="text"/>
    <style:style style:name="T75_241" style:family="text"/>
    <style:style style:name="T75_242" style:family="text"/>
    <style:style style:name="T75_243" style:family="text"/>
    <style:style style:name="T75_244" style:family="text"/>
    <style:style style:name="T75_245" style:family="text"/>
    <style:style style:name="T75_246" style:family="text"/>
    <style:style style:name="T75_247" style:family="text"/>
    <style:style style:name="T75_248" style:family="text"/>
    <style:style style:name="T75_249" style:family="text"/>
    <style:style style:name="T75_250" style:family="text"/>
    <style:style style:name="T75_251" style:family="text"/>
    <style:style style:name="T75_252" style:family="text"/>
    <style:style style:name="T75_253" style:family="text"/>
    <style:style style:name="T75_254" style:family="text"/>
    <style:style style:name="T75_255" style:family="text"/>
    <style:style style:name="T75_256" style:family="text"/>
    <style:style style:name="T75_257" style:family="text"/>
    <style:style style:name="T75_258" style:family="text"/>
    <style:style style:name="T75_259" style:family="text"/>
    <style:style style:name="T75_260" style:family="text"/>
    <style:style style:name="T75_261" style:family="text"/>
    <style:style style:name="T75_262" style:family="text"/>
    <style:style style:name="T75_263" style:family="text"/>
    <style:style style:name="T75_264" style:family="text"/>
    <style:style style:name="T75_265" style:family="text"/>
    <style:style style:name="T75_266" style:family="text"/>
    <style:style style:name="T75_267" style:family="text"/>
    <style:style style:name="T75_268" style:family="text"/>
    <style:style style:name="T75_269" style:family="text"/>
    <style:style style:name="T75_270" style:family="text"/>
    <style:style style:name="T75_271" style:family="text"/>
    <style:style style:name="T75_272" style:family="text"/>
    <style:style style:name="T75_273" style:family="text"/>
    <style:style style:name="T75_274" style:family="text"/>
    <style:style style:name="T75_275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T77_158" style:family="text"/>
    <style:style style:name="T77_159" style:family="text"/>
    <style:style style:name="T77_160" style:family="text"/>
    <style:style style:name="T77_161" style:family="text"/>
    <style:style style:name="T77_162" style:family="text"/>
    <style:style style:name="T77_163" style:family="text"/>
    <style:style style:name="T77_164" style:family="text"/>
    <style:style style:name="T77_165" style:family="text"/>
    <style:style style:name="T77_166" style:family="text"/>
    <style:style style:name="T77_167" style:family="text"/>
    <style:style style:name="T77_168" style:family="text"/>
    <style:style style:name="T77_169" style:family="text"/>
    <style:style style:name="T77_170" style:family="text"/>
    <style:style style:name="T77_171" style:family="text"/>
    <style:style style:name="T77_172" style:family="text"/>
    <style:style style:name="T77_173" style:family="text"/>
    <style:style style:name="T77_174" style:family="text"/>
    <style:style style:name="T77_175" style:family="text"/>
    <style:style style:name="T77_176" style:family="text"/>
    <style:style style:name="T77_177" style:family="text"/>
    <style:style style:name="T77_178" style:family="text"/>
    <style:style style:name="T77_179" style:family="text"/>
    <style:style style:name="T77_180" style:family="text"/>
    <style:style style:name="T77_181" style:family="text"/>
    <style:style style:name="T77_182" style:family="text"/>
    <style:style style:name="T77_183" style:family="text"/>
    <style:style style:name="T77_184" style:family="text"/>
    <style:style style:name="T77_185" style:family="text"/>
    <style:style style:name="T77_186" style:family="text"/>
    <style:style style:name="T77_187" style:family="text"/>
    <style:style style:name="T77_188" style:family="text"/>
    <style:style style:name="T77_189" style:family="text"/>
    <style:style style:name="T77_190" style:family="text"/>
    <style:style style:name="T77_191" style:family="text"/>
    <style:style style:name="T77_192" style:family="text"/>
    <style:style style:name="T77_193" style:family="text"/>
    <style:style style:name="T77_194" style:family="text"/>
    <style:style style:name="T77_195" style:family="text"/>
    <style:style style:name="T77_196" style:family="text"/>
    <style:style style:name="T77_197" style:family="text"/>
    <style:style style:name="T77_198" style:family="text"/>
    <style:style style:name="T77_199" style:family="text"/>
    <style:style style:name="T77_200" style:family="text"/>
    <style:style style:name="T77_201" style:family="text"/>
    <style:style style:name="T77_202" style:family="text"/>
    <style:style style:name="T77_203" style:family="text"/>
    <style:style style:name="T77_204" style:family="text"/>
    <style:style style:name="T77_205" style:family="text"/>
    <style:style style:name="T77_206" style:family="text"/>
    <style:style style:name="T77_207" style:family="text"/>
    <style:style style:name="T77_208" style:family="text"/>
    <style:style style:name="T77_209" style:family="text"/>
    <style:style style:name="T77_210" style:family="text"/>
    <style:style style:name="T77_211" style:family="text"/>
    <style:style style:name="T77_212" style:family="text"/>
    <style:style style:name="T77_213" style:family="text"/>
    <style:style style:name="T77_214" style:family="text"/>
    <style:style style:name="T77_215" style:family="text"/>
    <style:style style:name="T77_216" style:family="text"/>
    <style:style style:name="T77_217" style:family="text"/>
    <style:style style:name="P78" style:family="paragraph" style:parent-style-name="Standard">
      <style:paragraph-properties fo:text-align="justify" fo:break-before="auto" fo:line-height="115%" style:writing-mode="lr-tb"/>
    </style:style>
    <style:style style:name="P79" style:family="paragraph" style:parent-style-name="Heading_20_2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T80_111" style:family="text"/>
    <style:style style:name="T80_112" style:family="text"/>
    <style:style style:name="T80_113" style:family="text"/>
    <style:style style:name="T80_114" style:family="text"/>
    <style:style style:name="T80_115" style:family="text"/>
    <style:style style:name="T80_116" style:family="text"/>
    <style:style style:name="T80_117" style:family="text"/>
    <style:style style:name="T80_118" style:family="text"/>
    <style:style style:name="T80_119" style:family="text"/>
    <style:style style:name="T80_120" style:family="text"/>
    <style:style style:name="T80_121" style:family="text"/>
    <style:style style:name="T80_122" style:family="text"/>
    <style:style style:name="T80_123" style:family="text"/>
    <style:style style:name="T80_124" style:family="text"/>
    <style:style style:name="T80_125" style:family="text"/>
    <style:style style:name="T80_126" style:family="text"/>
    <style:style style:name="T80_127" style:family="text"/>
    <style:style style:name="T80_128" style:family="text"/>
    <style:style style:name="T80_129" style:family="text"/>
    <style:style style:name="T80_130" style:family="text"/>
    <style:style style:name="T80_131" style:family="text"/>
    <style:style style:name="T80_132" style:family="text"/>
    <style:style style:name="T80_133" style:family="text"/>
    <style:style style:name="T80_134" style:family="text"/>
    <style:style style:name="T80_135" style:family="text"/>
    <style:style style:name="T80_136" style:family="text"/>
    <style:style style:name="T80_137" style:family="text"/>
    <style:style style:name="T80_138" style:family="text"/>
    <style:style style:name="T80_139" style:family="text"/>
    <style:style style:name="T80_140" style:family="text"/>
    <style:style style:name="T80_141" style:family="text"/>
    <style:style style:name="T80_142" style:family="text"/>
    <style:style style:name="T80_143" style:family="text"/>
    <style:style style:name="T80_144" style:family="text"/>
    <style:style style:name="T80_145" style:family="text"/>
    <style:style style:name="T80_146" style:family="text"/>
    <style:style style:name="T80_147" style:family="text"/>
    <style:style style:name="T80_148" style:family="text"/>
    <style:style style:name="T80_149" style:family="text"/>
    <style:style style:name="T80_150" style:family="text"/>
    <style:style style:name="T80_151" style:family="text"/>
    <style:style style:name="T80_152" style:family="text"/>
    <style:style style:name="T80_153" style:family="text"/>
    <style:style style:name="T80_154" style:family="text"/>
    <style:style style:name="T80_155" style:family="text"/>
    <style:style style:name="T80_156" style:family="text"/>
    <style:style style:name="T80_157" style:family="text"/>
    <style:style style:name="T80_158" style:family="text"/>
    <style:style style:name="T80_159" style:family="text"/>
    <style:style style:name="T80_160" style:family="text"/>
    <style:style style:name="T80_161" style:family="text"/>
    <style:style style:name="T80_162" style:family="text"/>
    <style:style style:name="T80_163" style:family="text"/>
    <style:style style:name="T80_164" style:family="text"/>
    <style:style style:name="T80_165" style:family="text"/>
    <style:style style:name="T80_166" style:family="text"/>
    <style:style style:name="T80_167" style:family="text"/>
    <style:style style:name="T80_168" style:family="text"/>
    <style:style style:name="T80_169" style:family="text"/>
    <style:style style:name="T80_170" style:family="text"/>
    <style:style style:name="T80_171" style:family="text"/>
    <style:style style:name="T80_172" style:family="text"/>
    <style:style style:name="T80_173" style:family="text"/>
    <style:style style:name="T80_174" style:family="text"/>
    <style:style style:name="T80_175" style:family="text"/>
    <style:style style:name="T80_176" style:family="text"/>
    <style:style style:name="T80_177" style:family="text"/>
    <style:style style:name="T80_178" style:family="text"/>
    <style:style style:name="T80_179" style:family="text"/>
    <style:style style:name="T80_180" style:family="text"/>
    <style:style style:name="T80_181" style:family="text"/>
    <style:style style:name="T80_182" style:family="text"/>
    <style:style style:name="T80_183" style:family="text"/>
    <style:style style:name="T80_184" style:family="text"/>
    <style:style style:name="T80_185" style:family="text"/>
    <style:style style:name="T80_186" style:family="text"/>
    <style:style style:name="T80_187" style:family="text"/>
    <style:style style:name="T80_188" style:family="text"/>
    <style:style style:name="T80_189" style:family="text"/>
    <style:style style:name="T80_190" style:family="text"/>
    <style:style style:name="T80_191" style:family="text"/>
    <style:style style:name="T80_192" style:family="text"/>
    <style:style style:name="T80_193" style:family="text"/>
    <style:style style:name="T80_194" style:family="text"/>
    <style:style style:name="T80_195" style:family="text"/>
    <style:style style:name="T80_196" style:family="text"/>
    <style:style style:name="T80_197" style:family="text"/>
    <style:style style:name="T80_198" style:family="text"/>
    <style:style style:name="T80_199" style:family="text"/>
    <style:style style:name="T80_200" style:family="text"/>
    <style:style style:name="T80_201" style:family="text"/>
    <style:style style:name="T80_202" style:family="text"/>
    <style:style style:name="T80_203" style:family="text"/>
    <style:style style:name="T80_204" style:family="text"/>
    <style:style style:name="T80_205" style:family="text"/>
    <style:style style:name="T80_206" style:family="text"/>
    <style:style style:name="T80_207" style:family="text"/>
    <style:style style:name="T80_208" style:family="text"/>
    <style:style style:name="T80_209" style:family="text"/>
    <style:style style:name="T80_210" style:family="text"/>
    <style:style style:name="T80_211" style:family="text"/>
    <style:style style:name="T80_212" style:family="text"/>
    <style:style style:name="T80_213" style:family="text"/>
    <style:style style:name="T80_214" style:family="text"/>
    <style:style style:name="T80_215" style:family="text"/>
    <style:style style:name="T80_216" style:family="text"/>
    <style:style style:name="T80_217" style:family="text"/>
    <style:style style:name="T80_218" style:family="text"/>
    <style:style style:name="T80_219" style:family="text"/>
    <style:style style:name="T80_220" style:family="text"/>
    <style:style style:name="T80_221" style:family="text"/>
    <style:style style:name="T80_222" style:family="text"/>
    <style:style style:name="T80_223" style:family="text"/>
    <style:style style:name="T80_224" style:family="text"/>
    <style:style style:name="T80_225" style:family="text"/>
    <style:style style:name="T80_226" style:family="text"/>
    <style:style style:name="T80_227" style:family="text"/>
    <style:style style:name="T80_228" style:family="text"/>
    <style:style style:name="T80_229" style:family="text"/>
    <style:style style:name="T80_230" style:family="text"/>
    <style:style style:name="T80_231" style:family="text"/>
    <style:style style:name="T80_232" style:family="text"/>
    <style:style style:name="T80_233" style:family="text"/>
    <style:style style:name="T80_234" style:family="text"/>
    <style:style style:name="T80_235" style:family="text"/>
    <style:style style:name="T80_236" style:family="text"/>
    <style:style style:name="T80_237" style:family="text"/>
    <style:style style:name="T80_238" style:family="text"/>
    <style:style style:name="T80_239" style:family="text"/>
    <style:style style:name="T80_240" style:family="text"/>
    <style:style style:name="T80_241" style:family="text"/>
    <style:style style:name="T80_242" style:family="text"/>
    <style:style style:name="T80_243" style:family="text"/>
    <style:style style:name="T80_244" style:family="text"/>
    <style:style style:name="T80_245" style:family="text"/>
    <style:style style:name="T80_246" style:family="text"/>
    <style:style style:name="T80_247" style:family="text"/>
    <style:style style:name="T80_248" style:family="text"/>
    <style:style style:name="T80_249" style:family="text"/>
    <style:style style:name="T80_250" style:family="text"/>
    <style:style style:name="T80_251" style:family="text"/>
    <style:style style:name="T80_252" style:family="text"/>
    <style:style style:name="T80_253" style:family="text"/>
    <style:style style:name="T80_254" style:family="text"/>
    <style:style style:name="T80_255" style:family="text"/>
    <style:style style:name="T80_256" style:family="text"/>
    <style:style style:name="T80_257" style:family="text"/>
    <style:style style:name="T80_258" style:family="text"/>
    <style:style style:name="T80_259" style:family="text"/>
    <style:style style:name="T80_260" style:family="text"/>
    <style:style style:name="T80_261" style:family="text"/>
    <style:style style:name="T80_262" style:family="text"/>
    <style:style style:name="T80_263" style:family="text"/>
    <style:style style:name="T80_264" style:family="text"/>
    <style:style style:name="T80_265" style:family="text"/>
    <style:style style:name="T80_266" style:family="text"/>
    <style:style style:name="T80_267" style:family="text"/>
    <style:style style:name="T80_268" style:family="text"/>
    <style:style style:name="T80_269" style:family="text"/>
    <style:style style:name="T80_270" style:family="text"/>
    <style:style style:name="T80_271" style:family="text"/>
    <style:style style:name="T80_272" style:family="text"/>
    <style:style style:name="T80_273" style:family="text"/>
    <style:style style:name="T80_274" style:family="text"/>
    <style:style style:name="T80_275" style:family="text"/>
    <style:style style:name="T80_276" style:family="text"/>
    <style:style style:name="T80_277" style:family="text"/>
    <style:style style:name="T80_278" style:family="text"/>
    <style:style style:name="T80_279" style:family="text"/>
    <style:style style:name="T80_280" style:family="text"/>
    <style:style style:name="T80_281" style:family="text"/>
    <style:style style:name="T80_282" style:family="text"/>
    <style:style style:name="T80_283" style:family="text"/>
    <style:style style:name="T80_284" style:family="text"/>
    <style:style style:name="T80_285" style:family="text"/>
    <style:style style:name="T80_286" style:family="text"/>
    <style:style style:name="T80_287" style:family="text"/>
    <style:style style:name="T80_288" style:family="text"/>
    <style:style style:name="T80_289" style:family="text"/>
    <style:style style:name="T80_290" style:family="text"/>
    <style:style style:name="T80_291" style:family="text"/>
    <style:style style:name="T80_292" style:family="text"/>
    <style:style style:name="T80_293" style:family="text"/>
    <style:style style:name="T80_294" style:family="text"/>
    <style:style style:name="T80_295" style:family="text"/>
    <style:style style:name="T80_296" style:family="text"/>
    <style:style style:name="T80_297" style:family="text"/>
    <style:style style:name="T80_298" style:family="text"/>
    <style:style style:name="T80_299" style:family="text"/>
    <style:style style:name="T80_300" style:family="text"/>
    <style:style style:name="T80_301" style:family="text"/>
    <style:style style:name="T80_302" style:family="text"/>
    <style:style style:name="T80_303" style:family="text"/>
    <style:style style:name="T80_304" style:family="text"/>
    <style:style style:name="T80_305" style:family="text"/>
    <style:style style:name="T80_306" style:family="text"/>
    <style:style style:name="T80_307" style:family="text"/>
    <style:style style:name="T80_308" style:family="text"/>
    <style:style style:name="T80_309" style:family="text"/>
    <style:style style:name="T80_310" style:family="text"/>
    <style:style style:name="T80_311" style:family="text"/>
    <style:style style:name="T80_312" style:family="text"/>
    <style:style style:name="T80_313" style:family="text"/>
    <style:style style:name="T80_314" style:family="text"/>
    <style:style style:name="T80_315" style:family="text"/>
    <style:style style:name="T80_316" style:family="text"/>
    <style:style style:name="T80_317" style:family="text"/>
    <style:style style:name="T80_318" style:family="text"/>
    <style:style style:name="T80_319" style:family="text"/>
    <style:style style:name="T80_320" style:family="text"/>
    <style:style style:name="T80_321" style:family="text"/>
    <style:style style:name="T80_322" style:family="text"/>
    <style:style style:name="T80_323" style:family="text"/>
    <style:style style:name="T80_324" style:family="text"/>
    <style:style style:name="T80_325" style:family="text"/>
    <style:style style:name="T80_326" style:family="text"/>
    <style:style style:name="T80_327" style:family="text"/>
    <style:style style:name="T80_328" style:family="text"/>
    <style:style style:name="T80_329" style:family="text"/>
    <style:style style:name="T80_330" style:family="text"/>
    <style:style style:name="T80_331" style:family="text"/>
    <style:style style:name="T80_332" style:family="text"/>
    <style:style style:name="T80_333" style:family="text"/>
    <style:style style:name="T80_334" style:family="text"/>
    <style:style style:name="T80_335" style:family="text"/>
    <style:style style:name="T80_336" style:family="text"/>
    <style:style style:name="T80_337" style:family="text"/>
    <style:style style:name="T80_338" style:family="text"/>
    <style:style style:name="T80_339" style:family="text"/>
    <style:style style:name="T80_340" style:family="text"/>
    <style:style style:name="T80_341" style:family="text"/>
    <style:style style:name="T80_342" style:family="text"/>
    <style:style style:name="T80_343" style:family="text"/>
    <style:style style:name="T80_344" style:family="text"/>
    <style:style style:name="T80_345" style:family="text"/>
    <style:style style:name="T80_346" style:family="text"/>
    <style:style style:name="T80_347" style:family="text"/>
    <style:style style:name="T80_348" style:family="text"/>
    <style:style style:name="T80_349" style:family="text"/>
    <style:style style:name="T80_350" style:family="text"/>
    <style:style style:name="T80_351" style:family="text"/>
    <style:style style:name="T80_352" style:family="text"/>
    <style:style style:name="T80_353" style:family="text"/>
    <style:style style:name="T80_354" style:family="text"/>
    <style:style style:name="T80_355" style:family="text"/>
    <style:style style:name="T80_356" style:family="text"/>
    <style:style style:name="T80_357" style:family="text"/>
    <style:style style:name="T80_358" style:family="text"/>
    <style:style style:name="T80_359" style:family="text"/>
    <style:style style:name="T80_360" style:family="text"/>
    <style:style style:name="T80_361" style:family="text"/>
    <style:style style:name="T80_362" style:family="text"/>
    <style:style style:name="T80_363" style:family="text"/>
    <style:style style:name="T80_364" style:family="text"/>
    <style:style style:name="T80_365" style:family="text"/>
    <style:style style:name="T80_366" style:family="text"/>
    <style:style style:name="T80_367" style:family="text"/>
    <style:style style:name="T80_368" style:family="text"/>
    <style:style style:name="T80_369" style:family="text"/>
    <style:style style:name="T80_370" style:family="text"/>
    <style:style style:name="T80_371" style:family="text"/>
    <style:style style:name="T80_372" style:family="text"/>
    <style:style style:name="T80_373" style:family="text"/>
    <style:style style:name="T80_374" style:family="text"/>
    <style:style style:name="T80_375" style:family="text"/>
    <style:style style:name="T80_376" style:family="text"/>
    <style:style style:name="T80_377" style:family="text"/>
    <style:style style:name="T80_378" style:family="text"/>
    <style:style style:name="T80_379" style:family="text"/>
    <style:style style:name="T80_380" style:family="text"/>
    <style:style style:name="T80_381" style:family="text"/>
    <style:style style:name="T80_382" style:family="text"/>
    <style:style style:name="T80_383" style:family="text"/>
    <style:style style:name="T80_384" style:family="text"/>
    <style:style style:name="T80_385" style:family="text"/>
    <style:style style:name="T80_386" style:family="text"/>
    <style:style style:name="T80_387" style:family="text"/>
    <style:style style:name="T80_388" style:family="text"/>
    <style:style style:name="T80_389" style:family="text"/>
    <style:style style:name="T80_390" style:family="text"/>
    <style:style style:name="T80_391" style:family="text"/>
    <style:style style:name="T80_392" style:family="text"/>
    <style:style style:name="T80_393" style:family="text"/>
    <style:style style:name="T80_394" style:family="text"/>
    <style:style style:name="T80_395" style:family="text"/>
    <style:style style:name="T80_396" style:family="text"/>
    <style:style style:name="T80_397" style:family="text"/>
    <style:style style:name="T80_398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T82_123" style:family="text"/>
    <style:style style:name="T82_124" style:family="text"/>
    <style:style style:name="T82_125" style:family="text"/>
    <style:style style:name="T82_126" style:family="text"/>
    <style:style style:name="T82_127" style:family="text"/>
    <style:style style:name="T82_128" style:family="text"/>
    <style:style style:name="T82_129" style:family="text"/>
    <style:style style:name="T82_130" style:family="text"/>
    <style:style style:name="T82_131" style:family="text"/>
    <style:style style:name="T82_132" style:family="text"/>
    <style:style style:name="T82_133" style:family="text"/>
    <style:style style:name="T82_134" style:family="text"/>
    <style:style style:name="T82_135" style:family="text"/>
    <style:style style:name="T82_136" style:family="text"/>
    <style:style style:name="T82_137" style:family="text"/>
    <style:style style:name="T82_138" style:family="text"/>
    <style:style style:name="T82_139" style:family="text"/>
    <style:style style:name="T82_140" style:family="text"/>
    <style:style style:name="T82_141" style:family="text"/>
    <style:style style:name="T82_142" style:family="text"/>
    <style:style style:name="T82_143" style:family="text"/>
    <style:style style:name="T82_144" style:family="text"/>
    <style:style style:name="T82_145" style:family="text"/>
    <style:style style:name="T82_146" style:family="text"/>
    <style:style style:name="T82_147" style:family="text"/>
    <style:style style:name="T82_148" style:family="text"/>
    <style:style style:name="T82_149" style:family="text"/>
    <style:style style:name="T82_150" style:family="text"/>
    <style:style style:name="T82_151" style:family="text"/>
    <style:style style:name="T82_152" style:family="text"/>
    <style:style style:name="T82_153" style:family="text"/>
    <style:style style:name="T82_154" style:family="text"/>
    <style:style style:name="T82_155" style:family="text"/>
    <style:style style:name="T82_156" style:family="text"/>
    <style:style style:name="T82_157" style:family="text"/>
    <style:style style:name="T82_158" style:family="text"/>
    <style:style style:name="T82_159" style:family="text"/>
    <style:style style:name="T82_160" style:family="text"/>
    <style:style style:name="T82_161" style:family="text"/>
    <style:style style:name="T82_162" style:family="text"/>
    <style:style style:name="T82_163" style:family="text"/>
    <style:style style:name="T82_164" style:family="text"/>
    <style:style style:name="T82_165" style:family="text"/>
    <style:style style:name="T82_166" style:family="text"/>
    <style:style style:name="T82_167" style:family="text"/>
    <style:style style:name="T82_168" style:family="text"/>
    <style:style style:name="T82_169" style:family="text"/>
    <style:style style:name="T82_170" style:family="text"/>
    <style:style style:name="T82_171" style:family="text"/>
    <style:style style:name="T82_172" style:family="text"/>
    <style:style style:name="T82_173" style:family="text"/>
    <style:style style:name="T82_174" style:family="text"/>
    <style:style style:name="T82_175" style:family="text"/>
    <style:style style:name="T82_176" style:family="text"/>
    <style:style style:name="T82_177" style:family="text"/>
    <style:style style:name="T82_178" style:family="text"/>
    <style:style style:name="T82_179" style:family="text"/>
    <style:style style:name="T82_180" style:family="text"/>
    <style:style style:name="T82_181" style:family="text"/>
    <style:style style:name="T82_182" style:family="text"/>
    <style:style style:name="T82_183" style:family="text"/>
    <style:style style:name="T82_184" style:family="text"/>
    <style:style style:name="T82_185" style:family="text"/>
    <style:style style:name="T82_186" style:family="text"/>
    <style:style style:name="T82_187" style:family="text"/>
    <style:style style:name="T82_188" style:family="text"/>
    <style:style style:name="T82_189" style:family="text"/>
    <style:style style:name="T82_190" style:family="text"/>
    <style:style style:name="T82_191" style:family="text"/>
    <style:style style:name="T82_192" style:family="text"/>
    <style:style style:name="T82_193" style:family="text"/>
    <style:style style:name="T82_194" style:family="text"/>
    <style:style style:name="T82_195" style:family="text"/>
    <style:style style:name="T82_196" style:family="text"/>
    <style:style style:name="T82_197" style:family="text"/>
    <style:style style:name="T82_198" style:family="text"/>
    <style:style style:name="T82_199" style:family="text"/>
    <style:style style:name="T82_200" style:family="text"/>
    <style:style style:name="T82_201" style:family="text"/>
    <style:style style:name="T82_202" style:family="text"/>
    <style:style style:name="T82_203" style:family="text"/>
    <style:style style:name="T82_204" style:family="text"/>
    <style:style style:name="T82_205" style:family="text"/>
    <style:style style:name="T82_206" style:family="text"/>
    <style:style style:name="T82_207" style:family="text"/>
    <style:style style:name="T82_208" style:family="text"/>
    <style:style style:name="T82_209" style:family="text"/>
    <style:style style:name="T82_210" style:family="text"/>
    <style:style style:name="T82_211" style:family="text"/>
    <style:style style:name="T82_212" style:family="text"/>
    <style:style style:name="T82_213" style:family="text"/>
    <style:style style:name="T82_214" style:family="text"/>
    <style:style style:name="T82_215" style:family="text"/>
    <style:style style:name="T82_216" style:family="text"/>
    <style:style style:name="T82_217" style:family="text"/>
    <style:style style:name="T82_218" style:family="text"/>
    <style:style style:name="T82_219" style:family="text"/>
    <style:style style:name="T82_220" style:family="text"/>
    <style:style style:name="T82_221" style:family="text"/>
    <style:style style:name="T82_222" style:family="text"/>
    <style:style style:name="T82_223" style:family="text"/>
    <style:style style:name="T82_224" style:family="text"/>
    <style:style style:name="T82_225" style:family="text"/>
    <style:style style:name="T82_226" style:family="text"/>
    <style:style style:name="T82_227" style:family="text"/>
    <style:style style:name="T82_228" style:family="text"/>
    <style:style style:name="T82_229" style:family="text"/>
    <style:style style:name="T82_230" style:family="text"/>
    <style:style style:name="T82_231" style:family="text"/>
    <style:style style:name="T82_232" style:family="text"/>
    <style:style style:name="T82_233" style:family="text"/>
    <style:style style:name="T82_234" style:family="text"/>
    <style:style style:name="T82_235" style:family="text"/>
    <style:style style:name="T82_236" style:family="text"/>
    <style:style style:name="T82_237" style:family="text"/>
    <style:style style:name="T82_238" style:family="text"/>
    <style:style style:name="T82_239" style:family="text"/>
    <style:style style:name="T82_240" style:family="text"/>
    <style:style style:name="T82_241" style:family="text"/>
    <style:style style:name="T82_242" style:family="text"/>
    <style:style style:name="T82_243" style:family="text"/>
    <style:style style:name="T82_244" style:family="text"/>
    <style:style style:name="T82_245" style:family="text"/>
    <style:style style:name="T82_246" style:family="text"/>
    <style:style style:name="T82_247" style:family="text"/>
    <style:style style:name="T82_248" style:family="text"/>
    <style:style style:name="T82_249" style:family="text"/>
    <style:style style:name="T82_250" style:family="text"/>
    <style:style style:name="T82_251" style:family="text"/>
    <style:style style:name="T82_252" style:family="text"/>
    <style:style style:name="T82_253" style:family="text"/>
    <style:style style:name="T82_254" style:family="text"/>
    <style:style style:name="T82_255" style:family="text"/>
    <style:style style:name="T82_256" style:family="text"/>
    <style:style style:name="T82_257" style:family="text"/>
    <style:style style:name="T82_258" style:family="text"/>
    <style:style style:name="T82_259" style:family="text"/>
    <style:style style:name="T82_260" style:family="text"/>
    <style:style style:name="T82_261" style:family="text"/>
    <style:style style:name="T82_262" style:family="text"/>
    <style:style style:name="T82_263" style:family="text"/>
    <style:style style:name="T82_264" style:family="text"/>
    <style:style style:name="T82_265" style:family="text"/>
    <style:style style:name="T82_266" style:family="text"/>
    <style:style style:name="T82_267" style:family="text"/>
    <style:style style:name="T82_268" style:family="text"/>
    <style:style style:name="T82_269" style:family="text"/>
    <style:style style:name="T82_270" style:family="text"/>
    <style:style style:name="T82_271" style:family="text"/>
    <style:style style:name="T82_272" style:family="text"/>
    <style:style style:name="T82_273" style:family="text"/>
    <style:style style:name="T82_274" style:family="text"/>
    <style:style style:name="T82_275" style:family="text"/>
    <style:style style:name="T82_276" style:family="text"/>
    <style:style style:name="T82_277" style:family="text"/>
    <style:style style:name="T82_278" style:family="text"/>
    <style:style style:name="T82_279" style:family="text"/>
    <style:style style:name="T82_280" style:family="text"/>
    <style:style style:name="T82_281" style:family="text"/>
    <style:style style:name="T82_282" style:family="text"/>
    <style:style style:name="T82_283" style:family="text"/>
    <style:style style:name="T82_284" style:family="text"/>
    <style:style style:name="T82_285" style:family="text"/>
    <style:style style:name="T82_286" style:family="text"/>
    <style:style style:name="T82_287" style:family="text"/>
    <style:style style:name="T82_288" style:family="text"/>
    <style:style style:name="T82_289" style:family="text"/>
    <style:style style:name="T82_290" style:family="text"/>
    <style:style style:name="T82_291" style:family="text"/>
    <style:style style:name="T82_292" style:family="text"/>
    <style:style style:name="T82_293" style:family="text"/>
    <style:style style:name="T82_294" style:family="text"/>
    <style:style style:name="T82_295" style:family="text"/>
    <style:style style:name="T82_296" style:family="text"/>
    <style:style style:name="T82_297" style:family="text"/>
    <style:style style:name="T82_298" style:family="text"/>
    <style:style style:name="T82_299" style:family="text"/>
    <style:style style:name="T82_300" style:family="text"/>
    <style:style style:name="T82_301" style:family="text"/>
    <style:style style:name="T82_302" style:family="text"/>
    <style:style style:name="T82_303" style:family="text"/>
    <style:style style:name="T82_304" style:family="text"/>
    <style:style style:name="T82_305" style:family="text"/>
    <style:style style:name="T82_306" style:family="text"/>
    <style:style style:name="T82_307" style:family="text"/>
    <style:style style:name="T82_308" style:family="text"/>
    <style:style style:name="T82_309" style:family="text"/>
    <style:style style:name="T82_310" style:family="text"/>
    <style:style style:name="T82_311" style:family="text"/>
    <style:style style:name="T82_312" style:family="text"/>
    <style:style style:name="T82_313" style:family="text"/>
    <style:style style:name="T82_314" style:family="text"/>
    <style:style style:name="T82_315" style:family="text"/>
    <style:style style:name="T82_316" style:family="text"/>
    <style:style style:name="T82_317" style:family="text"/>
    <style:style style:name="T82_318" style:family="text"/>
    <style:style style:name="T82_319" style:family="text"/>
    <style:style style:name="T82_320" style:family="text"/>
    <style:style style:name="T82_321" style:family="text"/>
    <style:style style:name="T82_322" style:family="text"/>
    <style:style style:name="T82_323" style:family="text"/>
    <style:style style:name="T82_324" style:family="text"/>
    <style:style style:name="T82_325" style:family="text"/>
    <style:style style:name="T82_326" style:family="text"/>
    <style:style style:name="P83" style:family="paragraph" style:parent-style-name="Standard">
      <style:paragraph-properties fo:text-align="justify"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T84_109" style:family="text"/>
    <style:style style:name="T84_110" style:family="text"/>
    <style:style style:name="T84_111" style:family="text"/>
    <style:style style:name="T84_112" style:family="text"/>
    <style:style style:name="T84_113" style:family="text"/>
    <style:style style:name="T84_114" style:family="text"/>
    <style:style style:name="T84_115" style:family="text"/>
    <style:style style:name="T84_116" style:family="text"/>
    <style:style style:name="T84_117" style:family="text"/>
    <style:style style:name="T84_118" style:family="text"/>
    <style:style style:name="T84_119" style:family="text"/>
    <style:style style:name="T84_120" style:family="text"/>
    <style:style style:name="T84_121" style:family="text"/>
    <style:style style:name="T84_122" style:family="text"/>
    <style:style style:name="T84_123" style:family="text"/>
    <style:style style:name="T84_124" style:family="text"/>
    <style:style style:name="T84_125" style:family="text"/>
    <style:style style:name="T84_126" style:family="text"/>
    <style:style style:name="T84_127" style:family="text"/>
    <style:style style:name="T84_128" style:family="text"/>
    <style:style style:name="T84_129" style:family="text"/>
    <style:style style:name="T84_130" style:family="text"/>
    <style:style style:name="T84_131" style:family="text"/>
    <style:style style:name="T84_132" style:family="text"/>
    <style:style style:name="T84_133" style:family="text"/>
    <style:style style:name="T84_134" style:family="text"/>
    <style:style style:name="T84_135" style:family="text"/>
    <style:style style:name="T84_136" style:family="text"/>
    <style:style style:name="T84_137" style:family="text"/>
    <style:style style:name="T84_138" style:family="text"/>
    <style:style style:name="T84_139" style:family="text"/>
    <style:style style:name="T84_140" style:family="text"/>
    <style:style style:name="T84_141" style:family="text"/>
    <style:style style:name="T84_142" style:family="text"/>
    <style:style style:name="T84_143" style:family="text"/>
    <style:style style:name="T84_144" style:family="text"/>
    <style:style style:name="T84_145" style:family="text"/>
    <style:style style:name="T84_146" style:family="text"/>
    <style:style style:name="T84_147" style:family="text"/>
    <style:style style:name="T84_148" style:family="text"/>
    <style:style style:name="T84_149" style:family="text"/>
    <style:style style:name="T84_150" style:family="text"/>
    <style:style style:name="T84_151" style:family="text"/>
    <style:style style:name="T84_152" style:family="text"/>
    <style:style style:name="T84_153" style:family="text"/>
    <style:style style:name="T84_154" style:family="text"/>
    <style:style style:name="T84_155" style:family="text"/>
    <style:style style:name="T84_156" style:family="text"/>
    <style:style style:name="T84_157" style:family="text"/>
    <style:style style:name="T84_158" style:family="text"/>
    <style:style style:name="T84_159" style:family="text"/>
    <style:style style:name="T84_160" style:family="text"/>
    <style:style style:name="T84_161" style:family="text"/>
    <style:style style:name="T84_162" style:family="text"/>
    <style:style style:name="T84_163" style:family="text"/>
    <style:style style:name="T84_164" style:family="text"/>
    <style:style style:name="T84_165" style:family="text"/>
    <style:style style:name="T84_166" style:family="text"/>
    <style:style style:name="T84_167" style:family="text"/>
    <style:style style:name="T84_168" style:family="text"/>
    <style:style style:name="T84_169" style:family="text"/>
    <style:style style:name="T84_170" style:family="text"/>
    <style:style style:name="T84_171" style:family="text"/>
    <style:style style:name="T84_172" style:family="text"/>
    <style:style style:name="T84_173" style:family="text"/>
    <style:style style:name="T84_174" style:family="text"/>
    <style:style style:name="T84_175" style:family="text"/>
    <style:style style:name="T84_176" style:family="text"/>
    <style:style style:name="T84_177" style:family="text"/>
    <style:style style:name="T84_178" style:family="text"/>
    <style:style style:name="T84_179" style:family="text"/>
    <style:style style:name="T84_180" style:family="text"/>
    <style:style style:name="T84_181" style:family="text"/>
    <style:style style:name="T84_182" style:family="text"/>
    <style:style style:name="T84_183" style:family="text"/>
    <style:style style:name="T84_184" style:family="text"/>
    <style:style style:name="T84_185" style:family="text"/>
    <style:style style:name="T84_186" style:family="text"/>
    <style:style style:name="T84_187" style:family="text"/>
    <style:style style:name="T84_188" style:family="text"/>
    <style:style style:name="T84_189" style:family="text"/>
    <style:style style:name="T84_190" style:family="text"/>
    <style:style style:name="T84_191" style:family="text"/>
    <style:style style:name="T84_192" style:family="text"/>
    <style:style style:name="T84_193" style:family="text"/>
    <style:style style:name="T84_194" style:family="text"/>
    <style:style style:name="T84_195" style:family="text"/>
    <style:style style:name="T84_196" style:family="text"/>
    <style:style style:name="T84_197" style:family="text"/>
    <style:style style:name="T84_198" style:family="text"/>
    <style:style style:name="T84_199" style:family="text"/>
    <style:style style:name="T84_200" style:family="text"/>
    <style:style style:name="T84_201" style:family="text"/>
    <style:style style:name="T84_202" style:family="text"/>
    <style:style style:name="T84_203" style:family="text"/>
    <style:style style:name="T84_204" style:family="text"/>
    <style:style style:name="T84_205" style:family="text"/>
    <style:style style:name="T84_206" style:family="text"/>
    <style:style style:name="T84_207" style:family="text"/>
    <style:style style:name="T84_208" style:family="text"/>
    <style:style style:name="T84_209" style:family="text"/>
    <style:style style:name="T84_210" style:family="text"/>
    <style:style style:name="T84_211" style:family="text"/>
    <style:style style:name="T84_212" style:family="text"/>
    <style:style style:name="T84_213" style:family="text"/>
    <style:style style:name="T84_214" style:family="text"/>
    <style:style style:name="T84_215" style:family="text"/>
    <style:style style:name="T84_216" style:family="text"/>
    <style:style style:name="T84_217" style:family="text"/>
    <style:style style:name="T84_218" style:family="text"/>
    <style:style style:name="T84_219" style:family="text"/>
    <style:style style:name="T84_220" style:family="text"/>
    <style:style style:name="T84_221" style:family="text"/>
    <style:style style:name="T84_222" style:family="text"/>
    <style:style style:name="T84_223" style:family="text"/>
    <style:style style:name="T84_224" style:family="text"/>
    <style:style style:name="T84_225" style:family="text"/>
    <style:style style:name="T84_226" style:family="text"/>
    <style:style style:name="T84_227" style:family="text"/>
    <style:style style:name="T84_228" style:family="text"/>
    <style:style style:name="T84_229" style:family="text"/>
    <style:style style:name="T84_230" style:family="text"/>
    <style:style style:name="T84_231" style:family="text"/>
    <style:style style:name="T84_232" style:family="text"/>
    <style:style style:name="T84_233" style:family="text"/>
    <style:style style:name="T84_234" style:family="text"/>
    <style:style style:name="T84_235" style:family="text"/>
    <style:style style:name="T84_236" style:family="text"/>
    <style:style style:name="T84_237" style:family="text"/>
    <style:style style:name="T84_238" style:family="text"/>
    <style:style style:name="T84_239" style:family="text"/>
    <style:style style:name="T84_240" style:family="text"/>
    <style:style style:name="P85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T86_121" style:family="text"/>
    <style:style style:name="T86_122" style:family="text"/>
    <style:style style:name="T86_123" style:family="text"/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/>
    <style:style style:name="T86_131" style:family="text"/>
    <style:style style:name="T86_132" style:family="text"/>
    <style:style style:name="T86_133" style:family="text"/>
    <style:style style:name="T86_134" style:family="text"/>
    <style:style style:name="T86_135" style:family="text"/>
    <style:style style:name="T86_136" style:family="text"/>
    <style:style style:name="T86_137" style:family="text"/>
    <style:style style:name="T86_138" style:family="text"/>
    <style:style style:name="T86_139" style:family="text"/>
    <style:style style:name="T86_140" style:family="text"/>
    <style:style style:name="T86_141" style:family="text"/>
    <style:style style:name="T86_142" style:family="text"/>
    <style:style style:name="T86_143" style:family="text"/>
    <style:style style:name="T86_144" style:family="text"/>
    <style:style style:name="T86_145" style:family="text"/>
    <style:style style:name="T86_146" style:family="text"/>
    <style:style style:name="T86_147" style:family="text"/>
    <style:style style:name="T86_148" style:family="text"/>
    <style:style style:name="T86_149" style:family="text"/>
    <style:style style:name="T86_150" style:family="text"/>
    <style:style style:name="T86_151" style:family="text"/>
    <style:style style:name="T86_152" style:family="text"/>
    <style:style style:name="T86_153" style:family="text"/>
    <style:style style:name="T86_154" style:family="text"/>
    <style:style style:name="T86_155" style:family="text"/>
    <style:style style:name="T86_156" style:family="text"/>
    <style:style style:name="T86_157" style:family="text"/>
    <style:style style:name="T86_158" style:family="text"/>
    <style:style style:name="T86_159" style:family="text"/>
    <style:style style:name="T86_160" style:family="text"/>
    <style:style style:name="T86_161" style:family="text"/>
    <style:style style:name="T86_162" style:family="text"/>
    <style:style style:name="T86_163" style:family="text"/>
    <style:style style:name="T86_164" style:family="text"/>
    <style:style style:name="T86_165" style:family="text"/>
    <style:style style:name="T86_166" style:family="text"/>
    <style:style style:name="T86_167" style:family="text"/>
    <style:style style:name="T86_168" style:family="text"/>
    <style:style style:name="T86_169" style:family="text"/>
    <style:style style:name="T86_170" style:family="text"/>
    <style:style style:name="T86_171" style:family="text"/>
    <style:style style:name="T86_172" style:family="text"/>
    <style:style style:name="T86_173" style:family="text"/>
    <style:style style:name="T86_174" style:family="text"/>
    <style:style style:name="T86_175" style:family="text"/>
    <style:style style:name="T86_176" style:family="text"/>
    <style:style style:name="T86_177" style:family="text"/>
    <style:style style:name="T86_178" style:family="text"/>
    <style:style style:name="T86_179" style:family="text"/>
    <style:style style:name="T86_180" style:family="text"/>
    <style:style style:name="T86_181" style:family="text"/>
    <style:style style:name="T86_182" style:family="text"/>
    <style:style style:name="T86_183" style:family="text"/>
    <style:style style:name="T86_184" style:family="text"/>
    <style:style style:name="T86_185" style:family="text"/>
    <style:style style:name="T86_186" style:family="text"/>
    <style:style style:name="T86_187" style:family="text"/>
    <style:style style:name="T86_188" style:family="text"/>
    <style:style style:name="T86_189" style:family="text"/>
    <style:style style:name="T86_190" style:family="text"/>
    <style:style style:name="T86_191" style:family="text"/>
    <style:style style:name="T86_192" style:family="text"/>
    <style:style style:name="T86_193" style:family="text"/>
    <style:style style:name="T86_194" style:family="text"/>
    <style:style style:name="T86_195" style:family="text"/>
    <style:style style:name="T86_196" style:family="text"/>
    <style:style style:name="T86_197" style:family="text"/>
    <style:style style:name="T86_198" style:family="text"/>
    <style:style style:name="T86_199" style:family="text"/>
    <style:style style:name="T86_200" style:family="text"/>
    <style:style style:name="T86_201" style:family="text"/>
    <style:style style:name="T86_202" style:family="text"/>
    <style:style style:name="T86_203" style:family="text"/>
    <style:style style:name="T86_204" style:family="text"/>
    <style:style style:name="T86_205" style:family="text"/>
    <style:style style:name="T86_206" style:family="text"/>
    <style:style style:name="T86_207" style:family="text"/>
    <style:style style:name="T86_208" style:family="text"/>
    <style:style style:name="T86_209" style:family="text"/>
    <style:style style:name="T86_210" style:family="text"/>
    <style:style style:name="T86_211" style:family="text"/>
    <style:style style:name="T86_212" style:family="text"/>
    <style:style style:name="T86_213" style:family="text"/>
    <style:style style:name="T86_214" style:family="text"/>
    <style:style style:name="T86_215" style:family="text"/>
    <style:style style:name="T86_216" style:family="text"/>
    <style:style style:name="T86_217" style:family="text"/>
    <style:style style:name="T86_218" style:family="text"/>
    <style:style style:name="T86_219" style:family="text"/>
    <style:style style:name="T86_220" style:family="text"/>
    <style:style style:name="T86_221" style:family="text"/>
    <style:style style:name="T86_222" style:family="text"/>
    <style:style style:name="T86_223" style:family="text"/>
    <style:style style:name="T86_224" style:family="text"/>
    <style:style style:name="T86_225" style:family="text"/>
    <style:style style:name="T86_226" style:family="text"/>
    <style:style style:name="T86_227" style:family="text"/>
    <style:style style:name="T86_228" style:family="text"/>
    <style:style style:name="T86_229" style:family="text"/>
    <style:style style:name="T86_230" style:family="text"/>
    <style:style style:name="T86_231" style:family="text"/>
    <style:style style:name="T86_232" style:family="text"/>
    <style:style style:name="T86_233" style:family="text"/>
    <style:style style:name="T86_234" style:family="text"/>
    <style:style style:name="T86_235" style:family="text"/>
    <style:style style:name="T86_236" style:family="text"/>
    <style:style style:name="T86_237" style:family="text"/>
    <style:style style:name="T86_238" style:family="text"/>
    <style:style style:name="T86_239" style:family="text"/>
    <style:style style:name="T86_240" style:family="text"/>
    <style:style style:name="T86_241" style:family="text"/>
    <style:style style:name="T86_242" style:family="text"/>
    <style:style style:name="T86_243" style:family="text"/>
    <style:style style:name="T86_244" style:family="text"/>
    <style:style style:name="T86_245" style:family="text"/>
    <style:style style:name="T86_246" style:family="text"/>
    <style:style style:name="T86_247" style:family="text"/>
    <style:style style:name="T86_248" style:family="text"/>
    <style:style style:name="T86_249" style:family="text"/>
    <style:style style:name="T86_250" style:family="text"/>
    <style:style style:name="T86_251" style:family="text"/>
    <style:style style:name="T86_252" style:family="text"/>
    <style:style style:name="T86_253" style:family="text"/>
    <style:style style:name="T86_254" style:family="text"/>
    <style:style style:name="T86_255" style:family="text"/>
    <style:style style:name="T86_256" style:family="text"/>
    <style:style style:name="T86_257" style:family="text"/>
    <style:style style:name="T86_258" style:family="text"/>
    <style:style style:name="T86_259" style:family="text"/>
    <style:style style:name="T86_260" style:family="text"/>
    <style:style style:name="T86_261" style:family="text"/>
    <style:style style:name="T86_262" style:family="text"/>
    <style:style style:name="T86_263" style:family="text"/>
    <style:style style:name="T86_264" style:family="text"/>
    <style:style style:name="T86_265" style:family="text"/>
    <style:style style:name="T86_266" style:family="text"/>
    <style:style style:name="T86_267" style:family="text"/>
    <style:style style:name="T86_268" style:family="text"/>
    <style:style style:name="T86_269" style:family="text"/>
    <style:style style:name="T86_270" style:family="text"/>
    <style:style style:name="T86_271" style:family="text"/>
    <style:style style:name="T86_272" style:family="text"/>
    <style:style style:name="T86_273" style:family="text"/>
    <style:style style:name="T86_274" style:family="text"/>
    <style:style style:name="T86_275" style:family="text"/>
    <style:style style:name="T86_276" style:family="text"/>
    <style:style style:name="T86_277" style:family="text"/>
    <style:style style:name="T86_278" style:family="text"/>
    <style:style style:name="T86_279" style:family="text"/>
    <style:style style:name="T86_280" style:family="text"/>
    <style:style style:name="T86_281" style:family="text"/>
    <style:style style:name="T86_282" style:family="text"/>
    <style:style style:name="T86_283" style:family="text"/>
    <style:style style:name="T86_284" style:family="text"/>
    <style:style style:name="T86_285" style:family="text"/>
    <style:style style:name="T86_286" style:family="text"/>
    <style:style style:name="T86_287" style:family="text"/>
    <style:style style:name="T86_288" style:family="text"/>
    <style:style style:name="T86_289" style:family="text"/>
    <style:style style:name="T86_290" style:family="text"/>
    <style:style style:name="T86_291" style:family="text"/>
    <style:style style:name="T86_292" style:family="text"/>
    <style:style style:name="T86_293" style:family="text"/>
    <style:style style:name="T86_294" style:family="text"/>
    <style:style style:name="T86_295" style:family="text"/>
    <style:style style:name="T86_296" style:family="text"/>
    <style:style style:name="T86_297" style:family="text"/>
    <style:style style:name="T86_298" style:family="text"/>
    <style:style style:name="T86_299" style:family="text"/>
    <style:style style:name="T86_300" style:family="text"/>
    <style:style style:name="T86_301" style:family="text"/>
    <style:style style:name="T86_302" style:family="text"/>
    <style:style style:name="T86_303" style:family="text"/>
    <style:style style:name="T86_304" style:family="text"/>
    <style:style style:name="T86_305" style:family="text"/>
    <style:style style:name="T86_306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T88_117" style:family="text"/>
    <style:style style:name="T88_118" style:family="text"/>
    <style:style style:name="T88_119" style:family="text"/>
    <style:style style:name="T88_120" style:family="text"/>
    <style:style style:name="T88_121" style:family="text"/>
    <style:style style:name="T88_122" style:family="text"/>
    <style:style style:name="T88_123" style:family="text"/>
    <style:style style:name="T88_124" style:family="text"/>
    <style:style style:name="T88_125" style:family="text"/>
    <style:style style:name="T88_126" style:family="text"/>
    <style:style style:name="T88_127" style:family="text"/>
    <style:style style:name="T88_128" style:family="text"/>
    <style:style style:name="T88_129" style:family="text"/>
    <style:style style:name="T88_130" style:family="text"/>
    <style:style style:name="T88_131" style:family="text"/>
    <style:style style:name="T88_132" style:family="text"/>
    <style:style style:name="T88_133" style:family="text"/>
    <style:style style:name="T88_134" style:family="text"/>
    <style:style style:name="T88_135" style:family="text"/>
    <style:style style:name="T88_136" style:family="text"/>
    <style:style style:name="T88_137" style:family="text"/>
    <style:style style:name="T88_138" style:family="text"/>
    <style:style style:name="T88_139" style:family="text"/>
    <style:style style:name="T88_140" style:family="text"/>
    <style:style style:name="T88_141" style:family="text"/>
    <style:style style:name="T88_142" style:family="text"/>
    <style:style style:name="T88_143" style:family="text"/>
    <style:style style:name="T88_144" style:family="text"/>
    <style:style style:name="T88_145" style:family="text"/>
    <style:style style:name="T88_146" style:family="text"/>
    <style:style style:name="T88_147" style:family="text"/>
    <style:style style:name="T88_148" style:family="text"/>
    <style:style style:name="T88_149" style:family="text"/>
    <style:style style:name="T88_150" style:family="text"/>
    <style:style style:name="T88_151" style:family="text"/>
    <style:style style:name="T88_152" style:family="text"/>
    <style:style style:name="T88_153" style:family="text"/>
    <style:style style:name="T88_154" style:family="text"/>
    <style:style style:name="T88_155" style:family="text"/>
    <style:style style:name="T88_156" style:family="text"/>
    <style:style style:name="T88_157" style:family="text"/>
    <style:style style:name="T88_158" style:family="text"/>
    <style:style style:name="T88_159" style:family="text"/>
    <style:style style:name="T88_160" style:family="text"/>
    <style:style style:name="T88_161" style:family="text"/>
    <style:style style:name="T88_162" style:family="text"/>
    <style:style style:name="T88_163" style:family="text"/>
    <style:style style:name="T88_164" style:family="text"/>
    <style:style style:name="T88_165" style:family="text"/>
    <style:style style:name="T88_166" style:family="text"/>
    <style:style style:name="T88_167" style:family="text"/>
    <style:style style:name="T88_168" style:family="text"/>
    <style:style style:name="T88_169" style:family="text"/>
    <style:style style:name="T88_170" style:family="text"/>
    <style:style style:name="T88_171" style:family="text"/>
    <style:style style:name="T88_172" style:family="text"/>
    <style:style style:name="T88_173" style:family="text"/>
    <style:style style:name="T88_174" style:family="text"/>
    <style:style style:name="T88_175" style:family="text"/>
    <style:style style:name="T88_176" style:family="text"/>
    <style:style style:name="T88_177" style:family="text"/>
    <style:style style:name="T88_178" style:family="text"/>
    <style:style style:name="T88_179" style:family="text"/>
    <style:style style:name="T88_180" style:family="text"/>
    <style:style style:name="T88_181" style:family="text"/>
    <style:style style:name="T88_182" style:family="text"/>
    <style:style style:name="T88_183" style:family="text"/>
    <style:style style:name="T88_184" style:family="text"/>
    <style:style style:name="T88_185" style:family="text"/>
    <style:style style:name="T88_186" style:family="text"/>
    <style:style style:name="T88_187" style:family="text"/>
    <style:style style:name="T88_188" style:family="text"/>
    <style:style style:name="T88_189" style:family="text"/>
    <style:style style:name="T88_190" style:family="text"/>
    <style:style style:name="T88_191" style:family="text"/>
    <style:style style:name="T88_192" style:family="text"/>
    <style:style style:name="T88_193" style:family="text"/>
    <style:style style:name="T88_194" style:family="text"/>
    <style:style style:name="T88_195" style:family="text"/>
    <style:style style:name="T88_196" style:family="text"/>
    <style:style style:name="T88_197" style:family="text"/>
    <style:style style:name="T88_198" style:family="text"/>
    <style:style style:name="T88_199" style:family="text"/>
    <style:style style:name="T88_200" style:family="text"/>
    <style:style style:name="T88_201" style:family="text"/>
    <style:style style:name="T88_202" style:family="text"/>
    <style:style style:name="T88_203" style:family="text"/>
    <style:style style:name="T88_204" style:family="text"/>
    <style:style style:name="T88_205" style:family="text"/>
    <style:style style:name="T88_206" style:family="text"/>
    <style:style style:name="T88_207" style:family="text"/>
    <style:style style:name="T88_208" style:family="text"/>
    <style:style style:name="T88_209" style:family="text"/>
    <style:style style:name="T88_210" style:family="text"/>
    <style:style style:name="T88_211" style:family="text"/>
    <style:style style:name="T88_212" style:family="text"/>
    <style:style style:name="T88_213" style:family="text"/>
    <style:style style:name="T88_214" style:family="text"/>
    <style:style style:name="T88_215" style:family="text"/>
    <style:style style:name="T88_216" style:family="text"/>
    <style:style style:name="T88_217" style:family="text"/>
    <style:style style:name="T88_218" style:family="text"/>
    <style:style style:name="T88_219" style:family="text"/>
    <style:style style:name="T88_220" style:family="text"/>
    <style:style style:name="T88_221" style:family="text"/>
    <style:style style:name="T88_222" style:family="text"/>
    <style:style style:name="T88_223" style:family="text"/>
    <style:style style:name="T88_224" style:family="text"/>
    <style:style style:name="T88_225" style:family="text"/>
    <style:style style:name="T88_226" style:family="text"/>
    <style:style style:name="T88_227" style:family="text"/>
    <style:style style:name="T88_228" style:family="text"/>
    <style:style style:name="T88_229" style:family="text"/>
    <style:style style:name="T88_230" style:family="text"/>
    <style:style style:name="T88_231" style:family="text"/>
    <style:style style:name="T88_232" style:family="text"/>
    <style:style style:name="T88_233" style:family="text"/>
    <style:style style:name="T88_234" style:family="text"/>
    <style:style style:name="T88_235" style:family="text"/>
    <style:style style:name="T88_236" style:family="text"/>
    <style:style style:name="T88_237" style:family="text"/>
    <style:style style:name="T88_238" style:family="text"/>
    <style:style style:name="T88_239" style:family="text"/>
    <style:style style:name="T88_240" style:family="text"/>
    <style:style style:name="T88_241" style:family="text"/>
    <style:style style:name="T88_242" style:family="text"/>
    <style:style style:name="T88_243" style:family="text"/>
    <style:style style:name="T88_244" style:family="text"/>
    <style:style style:name="T88_245" style:family="text"/>
    <style:style style:name="T88_246" style:family="text"/>
    <style:style style:name="T88_247" style:family="text"/>
    <style:style style:name="T88_248" style:family="text"/>
    <style:style style:name="T88_249" style:family="text"/>
    <style:style style:name="T88_250" style:family="text"/>
    <style:style style:name="T88_251" style:family="text"/>
    <style:style style:name="T88_252" style:family="text"/>
    <style:style style:name="T88_253" style:family="text"/>
    <style:style style:name="T88_254" style:family="text"/>
    <style:style style:name="T88_255" style:family="text"/>
    <style:style style:name="T88_256" style:family="text"/>
    <style:style style:name="T88_257" style:family="text"/>
    <style:style style:name="T88_258" style:family="text"/>
    <style:style style:name="T88_259" style:family="text"/>
    <style:style style:name="T88_260" style:family="text"/>
    <style:style style:name="T88_261" style:family="text"/>
    <style:style style:name="T88_262" style:family="text"/>
    <style:style style:name="T88_263" style:family="text"/>
    <style:style style:name="T88_264" style:family="text"/>
    <style:style style:name="T88_265" style:family="text"/>
    <style:style style:name="T88_266" style:family="text"/>
    <style:style style:name="T88_267" style:family="text"/>
    <style:style style:name="T88_268" style:family="text"/>
    <style:style style:name="T88_269" style:family="text"/>
    <style:style style:name="T88_270" style:family="text"/>
    <style:style style:name="T88_271" style:family="text"/>
    <style:style style:name="T88_272" style:family="text"/>
    <style:style style:name="T88_273" style:family="text"/>
    <style:style style:name="T88_274" style:family="text"/>
    <style:style style:name="T88_275" style:family="text"/>
    <style:style style:name="T88_276" style:family="text"/>
    <style:style style:name="T88_277" style:family="text"/>
    <style:style style:name="T88_278" style:family="text"/>
    <style:style style:name="T88_279" style:family="text"/>
    <style:style style:name="T88_280" style:family="text"/>
    <style:style style:name="T88_281" style:family="text"/>
    <style:style style:name="T88_282" style:family="text"/>
    <style:style style:name="T88_283" style:family="text"/>
    <style:style style:name="T88_284" style:family="text"/>
    <style:style style:name="T88_285" style:family="text"/>
    <style:style style:name="T88_286" style:family="text"/>
    <style:style style:name="T88_287" style:family="text"/>
    <style:style style:name="T88_288" style:family="text"/>
    <style:style style:name="T88_289" style:family="text"/>
    <style:style style:name="T88_290" style:family="text"/>
    <style:style style:name="T88_291" style:family="text"/>
    <style:style style:name="T88_292" style:family="text"/>
    <style:style style:name="T88_293" style:family="text"/>
    <style:style style:name="T88_294" style:family="text"/>
    <style:style style:name="T88_295" style:family="text"/>
    <style:style style:name="T88_296" style:family="text"/>
    <style:style style:name="T88_297" style:family="text"/>
    <style:style style:name="T88_298" style:family="text"/>
    <style:style style:name="T88_299" style:family="text"/>
    <style:style style:name="T88_300" style:family="text"/>
    <style:style style:name="T88_301" style:family="text"/>
    <style:style style:name="T88_302" style:family="text"/>
    <style:style style:name="T88_303" style:family="text"/>
    <style:style style:name="T88_304" style:family="text"/>
    <style:style style:name="T88_305" style:family="text"/>
    <style:style style:name="T88_306" style:family="text"/>
    <style:style style:name="T88_307" style:family="text"/>
    <style:style style:name="T88_308" style:family="text"/>
    <style:style style:name="T88_309" style:family="text"/>
    <style:style style:name="T88_310" style:family="text"/>
    <style:style style:name="P89" style:family="paragraph" style:parent-style-name="Standard">
      <style:paragraph-properties fo:text-align="justify" fo:break-before="auto" fo:line-height="115%" style:writing-mode="lr-tb"/>
      <style:text-properties fo:color="#800000" style:font-name="Times New Roman" style:font-name-asian="Times New Roman" style:font-name-complex="Times New Roman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  <style:style style:name="T90_137" style:family="text"/>
    <style:style style:name="T90_138" style:family="text"/>
    <style:style style:name="T90_139" style:family="text"/>
    <style:style style:name="T90_140" style:family="text"/>
    <style:style style:name="T90_141" style:family="text"/>
    <style:style style:name="T90_142" style:family="text"/>
    <style:style style:name="T90_143" style:family="text"/>
    <style:style style:name="T90_144" style:family="text"/>
    <style:style style:name="T90_145" style:family="text"/>
    <style:style style:name="T90_146" style:family="text"/>
    <style:style style:name="T90_147" style:family="text"/>
    <style:style style:name="T90_148" style:family="text"/>
    <style:style style:name="T90_149" style:family="text"/>
    <style:style style:name="T90_150" style:family="text"/>
    <style:style style:name="T90_151" style:family="text"/>
    <style:style style:name="T90_152" style:family="text"/>
    <style:style style:name="T90_153" style:family="text"/>
    <style:style style:name="T90_154" style:family="text"/>
    <style:style style:name="T90_155" style:family="text"/>
    <style:style style:name="T90_156" style:family="text"/>
    <style:style style:name="T90_157" style:family="text"/>
    <style:style style:name="T90_158" style:family="text"/>
    <style:style style:name="T90_159" style:family="text">
      <style:text-properties fo:font-style="italic" style:font-style-asian="italic" style:font-style-complex="italic"/>
    </style:style>
    <style:style style:name="T90_160" style:family="text"/>
    <style:style style:name="T90_161" style:family="text"/>
    <style:style style:name="T90_162" style:family="text"/>
    <style:style style:name="T90_163" style:family="text"/>
    <style:style style:name="T90_164" style:family="text"/>
    <style:style style:name="T90_165" style:family="text"/>
    <style:style style:name="T90_166" style:family="text"/>
    <style:style style:name="T90_167" style:family="text"/>
    <style:style style:name="T90_168" style:family="text"/>
    <style:style style:name="T90_169" style:family="text"/>
    <style:style style:name="T90_170" style:family="text"/>
    <style:style style:name="T90_171" style:family="text"/>
    <style:style style:name="T90_172" style:family="text"/>
    <style:style style:name="T90_173" style:family="text"/>
    <style:style style:name="T90_174" style:family="text"/>
    <style:style style:name="T90_175" style:family="text"/>
    <style:style style:name="T90_176" style:family="text"/>
    <style:style style:name="T90_177" style:family="text"/>
    <style:style style:name="T90_178" style:family="text"/>
    <style:style style:name="T90_179" style:family="text"/>
    <style:style style:name="T90_180" style:family="text"/>
    <style:style style:name="T90_181" style:family="text"/>
    <style:style style:name="T90_182" style:family="text"/>
    <style:style style:name="T90_183" style:family="text"/>
    <style:style style:name="T90_184" style:family="text"/>
    <style:style style:name="T90_185" style:family="text"/>
    <style:style style:name="T90_186" style:family="text"/>
    <style:style style:name="P91" style:family="paragraph" style:parent-style-name="Standard">
      <style:paragraph-properties fo:text-align="justify" fo:break-before="auto" fo:line-height="115%" style:writing-mode="lr-tb"/>
    </style:style>
    <style:style style:name="P92" style:family="paragraph" style:parent-style-name="Heading_20_2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>
      <style:text-properties fo:font-style="italic" style:font-style-asian="italic" style:font-style-complex="italic"/>
    </style:style>
    <style:style style:name="T93_88" style:family="text">
      <style:text-properties fo:font-style="italic" style:font-style-asian="italic" style:font-style-complex="italic"/>
    </style:style>
    <style:style style:name="T93_89" style:family="text">
      <style:text-properties fo:font-style="italic" style:font-style-asian="italic" style:font-style-complex="italic"/>
    </style:style>
    <style:style style:name="T93_90" style:family="text">
      <style:text-properties fo:font-style="italic" style:font-style-asian="italic" style:font-style-complex="italic"/>
    </style:style>
    <style:style style:name="T93_91" style:family="text">
      <style:text-properties fo:font-style="italic" style:font-style-asian="italic" style:font-style-complex="italic"/>
    </style:style>
    <style:style style:name="T93_92" style:family="text">
      <style:text-properties fo:font-style="italic" style:font-style-asian="italic" style:font-style-complex="italic"/>
    </style:style>
    <style:style style:name="T93_93" style:family="text">
      <style:text-properties fo:font-style="italic" style:font-style-asian="italic" style:font-style-complex="italic"/>
    </style:style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/>
    <style:style style:name="T93_130" style:family="text"/>
    <style:style style:name="T93_131" style:family="text"/>
    <style:style style:name="T93_132" style:family="text"/>
    <style:style style:name="T93_133" style:family="text"/>
    <style:style style:name="T93_134" style:family="text"/>
    <style:style style:name="T93_135" style:family="text"/>
    <style:style style:name="T93_136" style:family="text"/>
    <style:style style:name="T93_137" style:family="text"/>
    <style:style style:name="T93_138" style:family="text"/>
    <style:style style:name="T93_139" style:family="text"/>
    <style:style style:name="T93_140" style:family="text"/>
    <style:style style:name="T93_141" style:family="text"/>
    <style:style style:name="T93_142" style:family="text"/>
    <style:style style:name="T93_143" style:family="text"/>
    <style:style style:name="T93_144" style:family="text"/>
    <style:style style:name="T93_145" style:family="text"/>
    <style:style style:name="T93_146" style:family="text"/>
    <style:style style:name="T93_147" style:family="text"/>
    <style:style style:name="T93_148" style:family="text"/>
    <style:style style:name="T93_149" style:family="text"/>
    <style:style style:name="T93_150" style:family="text"/>
    <style:style style:name="T93_151" style:family="text"/>
    <style:style style:name="T93_152" style:family="text"/>
    <style:style style:name="T93_153" style:family="text"/>
    <style:style style:name="T93_154" style:family="text"/>
    <style:style style:name="T93_155" style:family="text"/>
    <style:style style:name="T93_156" style:family="text"/>
    <style:style style:name="T93_157" style:family="text"/>
    <style:style style:name="T93_158" style:family="text"/>
    <style:style style:name="T93_159" style:family="text"/>
    <style:style style:name="T93_160" style:family="text"/>
    <style:style style:name="T93_161" style:family="text"/>
    <style:style style:name="T93_162" style:family="text"/>
    <style:style style:name="T93_163" style:family="text"/>
    <style:style style:name="T93_164" style:family="text"/>
    <style:style style:name="T93_165" style:family="text"/>
    <style:style style:name="T93_166" style:family="text"/>
    <style:style style:name="T93_167" style:family="text"/>
    <style:style style:name="T93_168" style:family="text"/>
    <style:style style:name="T93_169" style:family="text"/>
    <style:style style:name="T93_170" style:family="text"/>
    <style:style style:name="T93_171" style:family="text"/>
    <style:style style:name="T93_172" style:family="text"/>
    <style:style style:name="T93_173" style:family="text"/>
    <style:style style:name="T93_174" style:family="text"/>
    <style:style style:name="T93_175" style:family="text"/>
    <style:style style:name="T93_176" style:family="text"/>
    <style:style style:name="T93_177" style:family="text"/>
    <style:style style:name="T93_178" style:family="text"/>
    <style:style style:name="T93_179" style:family="text"/>
    <style:style style:name="T93_180" style:family="text"/>
    <style:style style:name="T93_181" style:family="text"/>
    <style:style style:name="T93_182" style:family="text"/>
    <style:style style:name="T93_183" style:family="text"/>
    <style:style style:name="T93_184" style:family="text"/>
    <style:style style:name="T93_185" style:family="text"/>
    <style:style style:name="T93_186" style:family="text"/>
    <style:style style:name="T93_187" style:family="text"/>
    <style:style style:name="T93_188" style:family="text"/>
    <style:style style:name="T93_189" style:family="text"/>
    <style:style style:name="T93_190" style:family="text"/>
    <style:style style:name="T93_191" style:family="text"/>
    <style:style style:name="T93_192" style:family="text"/>
    <style:style style:name="T93_193" style:family="text"/>
    <style:style style:name="T93_194" style:family="text"/>
    <style:style style:name="T93_195" style:family="text"/>
    <style:style style:name="T93_196" style:family="text"/>
    <style:style style:name="T93_197" style:family="text"/>
    <style:style style:name="T93_198" style:family="text"/>
    <style:style style:name="T93_199" style:family="text"/>
    <style:style style:name="T93_200" style:family="text"/>
    <style:style style:name="T93_201" style:family="text"/>
    <style:style style:name="T93_202" style:family="text"/>
    <style:style style:name="T93_203" style:family="text"/>
    <style:style style:name="T93_204" style:family="text"/>
    <style:style style:name="T93_205" style:family="text"/>
    <style:style style:name="T93_206" style:family="text"/>
    <style:style style:name="T93_207" style:family="text"/>
    <style:style style:name="T93_208" style:family="text"/>
    <style:style style:name="T93_209" style:family="text"/>
    <style:style style:name="T93_210" style:family="text"/>
    <style:style style:name="T93_211" style:family="text"/>
    <style:style style:name="T93_212" style:family="text"/>
    <style:style style:name="T93_213" style:family="text"/>
    <style:style style:name="T93_214" style:family="text"/>
    <style:style style:name="T93_215" style:family="text"/>
    <style:style style:name="T93_216" style:family="text"/>
    <style:style style:name="T93_217" style:family="text"/>
    <style:style style:name="T93_218" style:family="text"/>
    <style:style style:name="T93_219" style:family="text"/>
    <style:style style:name="T93_220" style:family="text"/>
    <style:style style:name="T93_221" style:family="text"/>
    <style:style style:name="T93_222" style:family="text"/>
    <style:style style:name="T93_223" style:family="text"/>
    <style:style style:name="T93_224" style:family="text"/>
    <style:style style:name="T93_225" style:family="text"/>
    <style:style style:name="T93_226" style:family="text"/>
    <style:style style:name="T93_227" style:family="text"/>
    <style:style style:name="T93_228" style:family="text"/>
    <style:style style:name="T93_229" style:family="text"/>
    <style:style style:name="T93_230" style:family="text"/>
    <style:style style:name="T93_231" style:family="text"/>
    <style:style style:name="T93_232" style:family="text"/>
    <style:style style:name="T93_233" style:family="text"/>
    <style:style style:name="T93_234" style:family="text"/>
    <style:style style:name="T93_235" style:family="text"/>
    <style:style style:name="T93_236" style:family="text"/>
    <style:style style:name="T93_237" style:family="text"/>
    <style:style style:name="T93_238" style:family="text"/>
    <style:style style:name="T93_239" style:family="text"/>
    <style:style style:name="T93_240" style:family="text"/>
    <style:style style:name="T93_241" style:family="text"/>
    <style:style style:name="T93_242" style:family="text"/>
    <style:style style:name="T93_243" style:family="text"/>
    <style:style style:name="T93_244" style:family="text"/>
    <style:style style:name="T93_245" style:family="text"/>
    <style:style style:name="T93_246" style:family="text"/>
    <style:style style:name="T93_247" style:family="text"/>
    <style:style style:name="T93_248" style:family="text"/>
    <style:style style:name="T93_249" style:family="text"/>
    <style:style style:name="T93_250" style:family="text"/>
    <style:style style:name="T93_251" style:family="text"/>
    <style:style style:name="T93_252" style:family="text"/>
    <style:style style:name="T93_253" style:family="text"/>
    <style:style style:name="T93_254" style:family="text"/>
    <style:style style:name="T93_255" style:family="text"/>
    <style:style style:name="T93_256" style:family="text"/>
    <style:style style:name="T93_257" style:family="text"/>
    <style:style style:name="T93_258" style:family="text"/>
    <style:style style:name="T93_259" style:family="text"/>
    <style:style style:name="T93_260" style:family="text"/>
    <style:style style:name="T93_261" style:family="text"/>
    <style:style style:name="T93_262" style:family="text"/>
    <style:style style:name="T93_263" style:family="text"/>
    <style:style style:name="T93_264" style:family="text"/>
    <style:style style:name="T93_265" style:family="text"/>
    <style:style style:name="T93_266" style:family="text"/>
    <style:style style:name="T93_267" style:family="text"/>
    <style:style style:name="T93_268" style:family="text"/>
    <style:style style:name="T93_269" style:family="text"/>
    <style:style style:name="T93_270" style:family="text"/>
    <style:style style:name="T93_271" style:family="text"/>
    <style:style style:name="T93_272" style:family="text"/>
    <style:style style:name="T93_273" style:family="text"/>
    <style:style style:name="T93_274" style:family="text"/>
    <style:style style:name="T93_275" style:family="text"/>
    <style:style style:name="T93_276" style:family="text"/>
    <style:style style:name="T93_277" style:family="text"/>
    <style:style style:name="T93_278" style:family="text"/>
    <style:style style:name="T93_279" style:family="text"/>
    <style:style style:name="T93_280" style:family="text"/>
    <style:style style:name="T93_281" style:family="text"/>
    <style:style style:name="T93_282" style:family="text"/>
    <style:style style:name="T93_283" style:family="text"/>
    <style:style style:name="T93_284" style:family="text"/>
    <style:style style:name="T93_285" style:family="text"/>
    <style:style style:name="T93_286" style:family="text"/>
    <style:style style:name="T93_287" style:family="text"/>
    <style:style style:name="T93_288" style:family="text"/>
    <style:style style:name="T93_289" style:family="text"/>
    <style:style style:name="T93_290" style:family="text"/>
    <style:style style:name="T93_291" style:family="text"/>
    <style:style style:name="T93_292" style:family="text"/>
    <style:style style:name="T93_293" style:family="text"/>
    <style:style style:name="T93_294" style:family="text"/>
    <style:style style:name="T93_295" style:family="text"/>
    <style:style style:name="T93_296" style:family="text"/>
    <style:style style:name="T93_297" style:family="text"/>
    <style:style style:name="T93_298" style:family="text"/>
    <style:style style:name="T93_299" style:family="text"/>
    <style:style style:name="T93_300" style:family="text"/>
    <style:style style:name="T93_301" style:family="text"/>
    <style:style style:name="T93_302" style:family="text"/>
    <style:style style:name="T93_303" style:family="text"/>
    <style:style style:name="T93_304" style:family="text"/>
    <style:style style:name="T93_305" style:family="text"/>
    <style:style style:name="T93_306" style:family="text"/>
    <style:style style:name="T93_307" style:family="text"/>
    <style:style style:name="T93_308" style:family="text"/>
    <style:style style:name="T93_309" style:family="text"/>
    <style:style style:name="T93_310" style:family="text"/>
    <style:style style:name="T93_311" style:family="text"/>
    <style:style style:name="T93_312" style:family="text"/>
    <style:style style:name="T93_313" style:family="text"/>
    <style:style style:name="T93_314" style:family="text"/>
    <style:style style:name="T93_315" style:family="text"/>
    <style:style style:name="T93_316" style:family="text"/>
    <style:style style:name="T93_317" style:family="text"/>
    <style:style style:name="T93_318" style:family="text"/>
    <style:style style:name="T93_319" style:family="text"/>
    <style:style style:name="T93_320" style:family="text"/>
    <style:style style:name="T93_321" style:family="text"/>
    <style:style style:name="T93_322" style:family="text"/>
    <style:style style:name="T93_323" style:family="text"/>
    <style:style style:name="T93_324" style:family="text"/>
    <style:style style:name="T93_325" style:family="text"/>
    <style:style style:name="T93_326" style:family="text"/>
    <style:style style:name="T93_327" style:family="text"/>
    <style:style style:name="T93_328" style:family="text"/>
    <style:style style:name="T93_329" style:family="text"/>
    <style:style style:name="T93_330" style:family="text"/>
    <style:style style:name="T93_331" style:family="text"/>
    <style:style style:name="T93_332" style:family="text"/>
    <style:style style:name="T93_333" style:family="text"/>
    <style:style style:name="T93_334" style:family="text"/>
    <style:style style:name="T93_335" style:family="text"/>
    <style:style style:name="T93_336" style:family="text"/>
    <style:style style:name="T93_337" style:family="text"/>
    <style:style style:name="T93_338" style:family="text"/>
    <style:style style:name="T93_339" style:family="text"/>
    <style:style style:name="T93_340" style:family="text"/>
    <style:style style:name="T93_341" style:family="text"/>
    <style:style style:name="T93_342" style:family="text"/>
    <style:style style:name="T93_343" style:family="text"/>
    <style:style style:name="T93_344" style:family="text"/>
    <style:style style:name="T93_345" style:family="text"/>
    <style:style style:name="T93_346" style:family="text"/>
    <style:style style:name="T93_347" style:family="text"/>
    <style:style style:name="T93_348" style:family="text"/>
    <style:style style:name="T93_349" style:family="text"/>
    <style:style style:name="T93_350" style:family="text"/>
    <style:style style:name="T93_351" style:family="text"/>
    <style:style style:name="T93_352" style:family="text"/>
    <style:style style:name="T93_353" style:family="text"/>
    <style:style style:name="T93_354" style:family="text"/>
    <style:style style:name="T93_355" style:family="text"/>
    <style:style style:name="T93_356" style:family="text"/>
    <style:style style:name="T93_357" style:family="text"/>
    <style:style style:name="T93_358" style:family="text"/>
    <style:style style:name="T93_359" style:family="text"/>
    <style:style style:name="T93_360" style:family="text"/>
    <style:style style:name="T93_361" style:family="text"/>
    <style:style style:name="T93_362" style:family="text"/>
    <style:style style:name="T93_363" style:family="text"/>
    <style:style style:name="T93_364" style:family="text"/>
    <style:style style:name="T93_365" style:family="text"/>
    <style:style style:name="T93_366" style:family="text"/>
    <style:style style:name="T93_367" style:family="text"/>
    <style:style style:name="T93_368" style:family="text"/>
    <style:style style:name="T93_369" style:family="text"/>
    <style:style style:name="T93_370" style:family="text"/>
    <style:style style:name="T93_371" style:family="text"/>
    <style:style style:name="T93_372" style:family="text"/>
    <style:style style:name="T93_373" style:family="text"/>
    <style:style style:name="T93_374" style:family="text"/>
    <style:style style:name="T93_375" style:family="text"/>
    <style:style style:name="T93_376" style:family="text"/>
    <style:style style:name="T93_377" style:family="text"/>
    <style:style style:name="T93_378" style:family="text"/>
    <style:style style:name="T93_379" style:family="text"/>
    <style:style style:name="T93_380" style:family="text"/>
    <style:style style:name="T93_381" style:family="text"/>
    <style:style style:name="T93_382" style:family="text"/>
    <style:style style:name="T93_383" style:family="text"/>
    <style:style style:name="T93_384" style:family="text"/>
    <style:style style:name="T93_385" style:family="text"/>
    <style:style style:name="T93_386" style:family="text"/>
    <style:style style:name="T93_387" style:family="text"/>
    <style:style style:name="T93_388" style:family="text"/>
    <style:style style:name="T93_389" style:family="text"/>
    <style:style style:name="T93_390" style:family="text"/>
    <style:style style:name="T93_391" style:family="text"/>
    <style:style style:name="T93_392" style:family="text"/>
    <style:style style:name="T93_393" style:family="text"/>
    <style:style style:name="T93_394" style:family="text"/>
    <style:style style:name="T93_395" style:family="text"/>
    <style:style style:name="T93_396" style:family="text"/>
    <style:style style:name="T93_397" style:family="text"/>
    <style:style style:name="T93_398" style:family="text"/>
    <style:style style:name="T93_399" style:family="text"/>
    <style:style style:name="T93_400" style:family="text"/>
    <style:style style:name="T93_401" style:family="text"/>
    <style:style style:name="T93_402" style:family="text"/>
    <style:style style:name="T93_403" style:family="text"/>
    <style:style style:name="T93_404" style:family="text"/>
    <style:style style:name="T93_405" style:family="text"/>
    <style:style style:name="T93_406" style:family="text"/>
    <style:style style:name="T93_407" style:family="text"/>
    <style:style style:name="T93_408" style:family="text"/>
    <style:style style:name="T93_409" style:family="text"/>
    <style:style style:name="T93_410" style:family="text"/>
    <style:style style:name="T93_411" style:family="text"/>
    <style:style style:name="T93_412" style:family="text"/>
    <style:style style:name="T93_413" style:family="text"/>
    <style:style style:name="T93_414" style:family="text"/>
    <style:style style:name="T93_415" style:family="text"/>
    <style:style style:name="T93_416" style:family="text"/>
    <style:style style:name="T93_417" style:family="text"/>
    <style:style style:name="T93_418" style:family="text"/>
    <style:style style:name="T93_419" style:family="text"/>
    <style:style style:name="T93_420" style:family="text"/>
    <style:style style:name="T93_421" style:family="text"/>
    <style:style style:name="T93_422" style:family="text"/>
    <style:style style:name="T93_423" style:family="text"/>
    <style:style style:name="T93_424" style:family="text"/>
    <style:style style:name="T93_425" style:family="text"/>
    <style:style style:name="T93_426" style:family="text"/>
    <style:style style:name="T93_427" style:family="text"/>
    <style:style style:name="T93_428" style:family="text"/>
    <style:style style:name="T93_429" style:family="text"/>
    <style:style style:name="T93_430" style:family="text"/>
    <style:style style:name="T93_431" style:family="text"/>
    <style:style style:name="T93_432" style:family="text"/>
    <style:style style:name="T93_433" style:family="text"/>
    <style:style style:name="T93_434" style:family="text"/>
    <style:style style:name="T93_435" style:family="text"/>
    <style:style style:name="T93_436" style:family="text"/>
    <style:style style:name="T93_437" style:family="text"/>
    <style:style style:name="T93_438" style:family="text"/>
    <style:style style:name="T93_439" style:family="text"/>
    <style:style style:name="T93_440" style:family="text"/>
    <style:style style:name="T93_441" style:family="text"/>
    <style:style style:name="T93_442" style:family="text"/>
    <style:style style:name="T93_443" style:family="text"/>
    <style:style style:name="T93_444" style:family="text"/>
    <style:style style:name="T93_445" style:family="text"/>
    <style:style style:name="T93_446" style:family="text"/>
    <style:style style:name="T93_447" style:family="text"/>
    <style:style style:name="T93_448" style:family="text"/>
    <style:style style:name="T93_449" style:family="text"/>
    <style:style style:name="T93_450" style:family="text"/>
    <style:style style:name="T93_451" style:family="text"/>
    <style:style style:name="T93_452" style:family="text"/>
    <style:style style:name="T93_453" style:family="text"/>
    <style:style style:name="T93_454" style:family="text"/>
    <style:style style:name="T93_455" style:family="text"/>
    <style:style style:name="T93_456" style:family="text"/>
    <style:style style:name="T93_457" style:family="text"/>
    <style:style style:name="T93_458" style:family="text"/>
    <style:style style:name="T93_459" style:family="text"/>
    <style:style style:name="T93_460" style:family="text"/>
    <style:style style:name="T93_461" style:family="text"/>
    <style:style style:name="T93_462" style:family="text"/>
    <style:style style:name="T93_463" style:family="text"/>
    <style:style style:name="T93_464" style:family="text"/>
    <style:style style:name="T93_465" style:family="text"/>
    <style:style style:name="T93_466" style:family="text"/>
    <style:style style:name="T93_467" style:family="text"/>
    <style:style style:name="T93_468" style:family="text"/>
    <style:style style:name="T93_469" style:family="text"/>
    <style:style style:name="T93_470" style:family="text"/>
    <style:style style:name="T93_471" style:family="text"/>
    <style:style style:name="T93_472" style:family="text"/>
    <style:style style:name="T93_473" style:family="text"/>
    <style:style style:name="T93_474" style:family="text"/>
    <style:style style:name="T93_475" style:family="text"/>
    <style:style style:name="T93_476" style:family="text"/>
    <style:style style:name="T93_477" style:family="text"/>
    <style:style style:name="T93_478" style:family="text"/>
    <style:style style:name="T93_479" style:family="text"/>
    <style:style style:name="T93_480" style:family="text"/>
    <style:style style:name="T93_481" style:family="text"/>
    <style:style style:name="T93_482" style:family="text"/>
    <style:style style:name="T93_483" style:family="text"/>
    <style:style style:name="T93_484" style:family="text"/>
    <style:style style:name="T93_485" style:family="text"/>
    <style:style style:name="T93_486" style:family="text"/>
    <style:style style:name="T93_487" style:family="text"/>
    <style:style style:name="T93_488" style:family="text"/>
    <style:style style:name="T93_489" style:family="text"/>
    <style:style style:name="T93_490" style:family="text"/>
    <style:style style:name="T93_491" style:family="text"/>
    <style:style style:name="T93_492" style:family="text"/>
    <style:style style:name="T93_493" style:family="text"/>
    <style:style style:name="T93_494" style:family="text"/>
    <style:style style:name="T93_495" style:family="text"/>
    <style:style style:name="T93_496" style:family="text"/>
    <style:style style:name="T93_497" style:family="text"/>
    <style:style style:name="T93_498" style:family="text"/>
    <style:style style:name="T93_499" style:family="text"/>
    <style:style style:name="T93_500" style:family="text"/>
    <style:style style:name="T93_501" style:family="text"/>
    <style:style style:name="T93_502" style:family="text"/>
    <style:style style:name="T93_503" style:family="text"/>
    <style:style style:name="T93_504" style:family="text"/>
    <style:style style:name="T93_505" style:family="text"/>
    <style:style style:name="T93_506" style:family="text"/>
    <style:style style:name="T93_507" style:family="text"/>
    <style:style style:name="T93_508" style:family="text"/>
    <style:style style:name="T93_509" style:family="text"/>
    <style:style style:name="T93_510" style:family="text"/>
    <style:style style:name="T93_511" style:family="text"/>
    <style:style style:name="T93_512" style:family="text"/>
    <style:style style:name="T93_513" style:family="text"/>
    <style:style style:name="T93_514" style:family="text"/>
    <style:style style:name="T93_515" style:family="text"/>
    <style:style style:name="T93_516" style:family="text"/>
    <style:style style:name="T93_517" style:family="text"/>
    <style:style style:name="T93_518" style:family="text"/>
    <style:style style:name="T93_519" style:family="text"/>
    <style:style style:name="T93_520" style:family="text"/>
    <style:style style:name="T93_521" style:family="text"/>
    <style:style style:name="T93_522" style:family="text"/>
    <style:style style:name="T93_523" style:family="text"/>
    <style:style style:name="T93_524" style:family="text"/>
    <style:style style:name="T93_525" style:family="text"/>
    <style:style style:name="T93_526" style:family="text"/>
    <style:style style:name="T93_527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P9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97" style:family="paragraph" style:parent-style-name="Standard">
      <style:paragraph-properties fo:break-before="auto" fo:text-indent="0cm" fo:line-height="115%" fo:margin-left="1.27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P98" style:family="paragraph" style:parent-style-name="Standard">
      <style:paragraph-properties fo:text-align="justify"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P10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T101_97" style:family="text"/>
    <style:style style:name="T101_98" style:family="text"/>
    <style:style style:name="T101_99" style:family="text"/>
    <style:style style:name="T101_100" style:family="text"/>
    <style:style style:name="T101_101" style:family="text"/>
    <style:style style:name="T101_102" style:family="text"/>
    <style:style style:name="T101_103" style:family="text"/>
    <style:style style:name="T101_104" style:family="text"/>
    <style:style style:name="T101_105" style:family="text"/>
    <style:style style:name="T101_106" style:family="text"/>
    <style:style style:name="T101_107" style:family="text"/>
    <style:style style:name="T101_108" style:family="text"/>
    <style:style style:name="T101_109" style:family="text"/>
    <style:style style:name="T101_110" style:family="text"/>
    <style:style style:name="T101_111" style:family="text"/>
    <style:style style:name="T101_112" style:family="text"/>
    <style:style style:name="T101_113" style:family="text"/>
    <style:style style:name="T101_114" style:family="text"/>
    <style:style style:name="T101_115" style:family="text"/>
    <style:style style:name="T101_116" style:family="text"/>
    <style:style style:name="T101_117" style:family="text"/>
    <style:style style:name="T101_118" style:family="text"/>
    <style:style style:name="T101_119" style:family="text"/>
    <style:style style:name="T101_120" style:family="text"/>
    <style:style style:name="T101_121" style:family="text"/>
    <style:style style:name="T101_122" style:family="text"/>
    <style:style style:name="T101_123" style:family="text"/>
    <style:style style:name="T101_124" style:family="text"/>
    <style:style style:name="T101_125" style:family="text"/>
    <style:style style:name="T101_126" style:family="text"/>
    <style:style style:name="T101_127" style:family="text"/>
    <style:style style:name="T101_128" style:family="text"/>
    <style:style style:name="T101_129" style:family="text"/>
    <style:style style:name="T101_130" style:family="text"/>
    <style:style style:name="T101_131" style:family="text"/>
    <style:style style:name="T101_132" style:family="text"/>
    <style:style style:name="T101_133" style:family="text"/>
    <style:style style:name="T101_134" style:family="text"/>
    <style:style style:name="T101_135" style:family="text"/>
    <style:style style:name="T101_136" style:family="text"/>
    <style:style style:name="T101_137" style:family="text"/>
    <style:style style:name="T101_138" style:family="text"/>
    <style:style style:name="T101_139" style:family="text"/>
    <style:style style:name="T101_140" style:family="text"/>
    <style:style style:name="T101_141" style:family="text"/>
    <style:style style:name="T101_142" style:family="text"/>
    <style:style style:name="T101_143" style:family="text"/>
    <style:style style:name="T101_144" style:family="text"/>
    <style:style style:name="T101_145" style:family="text"/>
    <style:style style:name="T101_146" style:family="text"/>
    <style:style style:name="T101_147" style:family="text"/>
    <style:style style:name="T101_148" style:family="text"/>
    <style:style style:name="T101_149" style:family="text"/>
    <style:style style:name="T101_150" style:family="text"/>
    <style:style style:name="T101_151" style:family="text"/>
    <style:style style:name="T101_152" style:family="text"/>
    <style:style style:name="T101_153" style:family="text"/>
    <style:style style:name="T101_154" style:family="text"/>
    <style:style style:name="T101_155" style:family="text"/>
    <style:style style:name="T101_156" style:family="text"/>
    <style:style style:name="T101_157" style:family="text"/>
    <style:style style:name="T101_158" style:family="text"/>
    <style:style style:name="T101_159" style:family="text"/>
    <style:style style:name="T101_160" style:family="text"/>
    <style:style style:name="T101_161" style:family="text"/>
    <style:style style:name="T101_162" style:family="text"/>
    <style:style style:name="T101_163" style:family="text"/>
    <style:style style:name="T101_164" style:family="text"/>
    <style:style style:name="T101_165" style:family="text"/>
    <style:style style:name="T101_166" style:family="text"/>
    <style:style style:name="T101_167" style:family="text"/>
    <style:style style:name="T101_168" style:family="text"/>
    <style:style style:name="T101_169" style:family="text"/>
    <style:style style:name="T101_170" style:family="text"/>
    <style:style style:name="T101_171" style:family="text"/>
    <style:style style:name="T101_172" style:family="text"/>
    <style:style style:name="T101_173" style:family="text"/>
    <style:style style:name="T101_174" style:family="text"/>
    <style:style style:name="T101_175" style:family="text"/>
    <style:style style:name="T101_176" style:family="text"/>
    <style:style style:name="T101_177" style:family="text"/>
    <style:style style:name="T101_178" style:family="text"/>
    <style:style style:name="T101_179" style:family="text"/>
    <style:style style:name="T101_180" style:family="text"/>
    <style:style style:name="T101_181" style:family="text"/>
    <style:style style:name="T101_182" style:family="text"/>
    <style:style style:name="T101_183" style:family="text"/>
    <style:style style:name="T101_184" style:family="text"/>
    <style:style style:name="T101_185" style:family="text"/>
    <style:style style:name="T101_186" style:family="text"/>
    <style:style style:name="T101_187" style:family="text"/>
    <style:style style:name="T101_188" style:family="text"/>
    <style:style style:name="T101_189" style:family="text"/>
    <style:style style:name="T101_190" style:family="text"/>
    <style:style style:name="T101_191" style:family="text"/>
    <style:style style:name="T101_192" style:family="text"/>
    <style:style style:name="T101_193" style:family="text"/>
    <style:style style:name="T101_194" style:family="text"/>
    <style:style style:name="T101_195" style:family="text"/>
    <style:style style:name="T101_196" style:family="text"/>
    <style:style style:name="T101_197" style:family="text"/>
    <style:style style:name="T101_198" style:family="text"/>
    <style:style style:name="T101_199" style:family="text"/>
    <style:style style:name="T101_200" style:family="text"/>
    <style:style style:name="T101_201" style:family="text"/>
    <style:style style:name="T101_202" style:family="text"/>
    <style:style style:name="T101_203" style:family="text"/>
    <style:style style:name="T101_204" style:family="text"/>
    <style:style style:name="T101_205" style:family="text"/>
    <style:style style:name="T101_206" style:family="text"/>
    <style:style style:name="P102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T103_85" style:family="text"/>
    <style:style style:name="T103_86" style:family="text"/>
    <style:style style:name="T103_87" style:family="text"/>
    <style:style style:name="T103_88" style:family="text"/>
    <style:style style:name="T103_89" style:family="text"/>
    <style:style style:name="T103_90" style:family="text"/>
    <style:style style:name="T103_91" style:family="text"/>
    <style:style style:name="T103_92" style:family="text"/>
    <style:style style:name="T103_93" style:family="text"/>
    <style:style style:name="T103_94" style:family="text"/>
    <style:style style:name="T103_95" style:family="text"/>
    <style:style style:name="T103_96" style:family="text"/>
    <style:style style:name="T103_97" style:family="text"/>
    <style:style style:name="T103_98" style:family="text"/>
    <style:style style:name="T103_99" style:family="text"/>
    <style:style style:name="T103_100" style:family="text"/>
    <style:style style:name="T103_101" style:family="text"/>
    <style:style style:name="T103_102" style:family="text"/>
    <style:style style:name="T103_103" style:family="text"/>
    <style:style style:name="T103_104" style:family="text"/>
    <style:style style:name="T103_105" style:family="text"/>
    <style:style style:name="T103_106" style:family="text"/>
    <style:style style:name="T103_107" style:family="text"/>
    <style:style style:name="T103_108" style:family="text"/>
    <style:style style:name="T103_109" style:family="text"/>
    <style:style style:name="T103_110" style:family="text"/>
    <style:style style:name="T103_111" style:family="text"/>
    <style:style style:name="T103_112" style:family="text"/>
    <style:style style:name="T103_113" style:family="text"/>
    <style:style style:name="T103_114" style:family="text"/>
    <style:style style:name="T103_115" style:family="text"/>
    <style:style style:name="T103_116" style:family="text"/>
    <style:style style:name="T103_117" style:family="text"/>
    <style:style style:name="T103_118" style:family="text"/>
    <style:style style:name="T103_119" style:family="text"/>
    <style:style style:name="T103_120" style:family="text"/>
    <style:style style:name="T103_121" style:family="text"/>
    <style:style style:name="T103_122" style:family="text"/>
    <style:style style:name="T103_123" style:family="text"/>
    <style:style style:name="T103_124" style:family="text"/>
    <style:style style:name="T103_125" style:family="text"/>
    <style:style style:name="T103_126" style:family="text"/>
    <style:style style:name="T103_127" style:family="text"/>
    <style:style style:name="T103_128" style:family="text"/>
    <style:style style:name="T103_129" style:family="text"/>
    <style:style style:name="T103_130" style:family="text"/>
    <style:style style:name="T103_131" style:family="text"/>
    <style:style style:name="T103_132" style:family="text"/>
    <style:style style:name="T103_133" style:family="text"/>
    <style:style style:name="T103_134" style:family="text"/>
    <style:style style:name="T103_135" style:family="text"/>
    <style:style style:name="T103_136" style:family="text"/>
    <style:style style:name="P104" style:family="paragraph" style:parent-style-name="Heading_20_2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/>
    <style:style style:name="T105_91" style:family="text"/>
    <style:style style:name="T105_92" style:family="text"/>
    <style:style style:name="T105_93" style:family="text"/>
    <style:style style:name="T105_94" style:family="text"/>
    <style:style style:name="T105_95" style:family="text"/>
    <style:style style:name="T105_96" style:family="text"/>
    <style:style style:name="T105_97" style:family="text"/>
    <style:style style:name="T105_98" style:family="text"/>
    <style:style style:name="T105_99" style:family="text"/>
    <style:style style:name="T105_100" style:family="text"/>
    <style:style style:name="T105_101" style:family="text"/>
    <style:style style:name="T105_102" style:family="text"/>
    <style:style style:name="T105_103" style:family="text"/>
    <style:style style:name="T105_104" style:family="text"/>
    <style:style style:name="T105_105" style:family="text"/>
    <style:style style:name="T105_106" style:family="text"/>
    <style:style style:name="T105_107" style:family="text"/>
    <style:style style:name="T105_108" style:family="text"/>
    <style:style style:name="T105_109" style:family="text"/>
    <style:style style:name="T105_110" style:family="text"/>
    <style:style style:name="T105_111" style:family="text"/>
    <style:style style:name="T105_112" style:family="text"/>
    <style:style style:name="T105_113" style:family="text"/>
    <style:style style:name="T105_114" style:family="text"/>
    <style:style style:name="T105_115" style:family="text"/>
    <style:style style:name="T105_116" style:family="text"/>
    <style:style style:name="T105_117" style:family="text"/>
    <style:style style:name="T105_118" style:family="text"/>
    <style:style style:name="T105_119" style:family="text"/>
    <style:style style:name="T105_120" style:family="text"/>
    <style:style style:name="T105_121" style:family="text"/>
    <style:style style:name="T105_122" style:family="text"/>
    <style:style style:name="T105_123" style:family="text"/>
    <style:style style:name="T105_124" style:family="text"/>
    <style:style style:name="T105_125" style:family="text"/>
    <style:style style:name="T105_126" style:family="text"/>
    <style:style style:name="T105_127" style:family="text"/>
    <style:style style:name="T105_128" style:family="text"/>
    <style:style style:name="T105_129" style:family="text"/>
    <style:style style:name="T105_130" style:family="text"/>
    <style:style style:name="T105_131" style:family="text"/>
    <style:style style:name="T105_132" style:family="text"/>
    <style:style style:name="T105_133" style:family="text"/>
    <style:style style:name="T105_134" style:family="text"/>
    <style:style style:name="T105_135" style:family="text"/>
    <style:style style:name="T105_136" style:family="text"/>
    <style:style style:name="T105_137" style:family="text"/>
    <style:style style:name="T105_138" style:family="text"/>
    <style:style style:name="T105_139" style:family="text"/>
    <style:style style:name="T105_140" style:family="text"/>
    <style:style style:name="T105_141" style:family="text"/>
    <style:style style:name="T105_142" style:family="text"/>
    <style:style style:name="T105_143" style:family="text"/>
    <style:style style:name="T105_144" style:family="text"/>
    <style:style style:name="T105_145" style:family="text"/>
    <style:style style:name="T105_146" style:family="text"/>
    <style:style style:name="T105_147" style:family="text"/>
    <style:style style:name="T105_148" style:family="text"/>
    <style:style style:name="T105_149" style:family="text"/>
    <style:style style:name="T105_150" style:family="text"/>
    <style:style style:name="T105_151" style:family="text"/>
    <style:style style:name="T105_152" style:family="text"/>
    <style:style style:name="T105_153" style:family="text"/>
    <style:style style:name="T105_154" style:family="text"/>
    <style:style style:name="T105_155" style:family="text"/>
    <style:style style:name="T105_156" style:family="text"/>
    <style:style style:name="T105_157" style:family="text"/>
    <style:style style:name="T105_158" style:family="text"/>
    <style:style style:name="T105_159" style:family="text"/>
    <style:style style:name="T105_160" style:family="text"/>
    <style:style style:name="T105_161" style:family="text"/>
    <style:style style:name="T105_162" style:family="text"/>
    <style:style style:name="T105_163" style:family="text"/>
    <style:style style:name="T105_164" style:family="text"/>
    <style:style style:name="T105_165" style:family="text"/>
    <style:style style:name="T105_166" style:family="text"/>
    <style:style style:name="T105_167" style:family="text"/>
    <style:style style:name="T105_168" style:family="text"/>
    <style:style style:name="T105_169" style:family="text"/>
    <style:style style:name="T105_170" style:family="text"/>
    <style:style style:name="T105_171" style:family="text"/>
    <style:style style:name="T105_172" style:family="text"/>
    <style:style style:name="T105_173" style:family="text"/>
    <style:style style:name="T105_174" style:family="text"/>
    <style:style style:name="T105_175" style:family="text"/>
    <style:style style:name="T105_176" style:family="text"/>
    <style:style style:name="T105_177" style:family="text"/>
    <style:style style:name="T105_178" style:family="text"/>
    <style:style style:name="T105_179" style:family="text"/>
    <style:style style:name="T105_180" style:family="text"/>
    <style:style style:name="T105_181" style:family="text"/>
    <style:style style:name="T105_182" style:family="text"/>
    <style:style style:name="T105_183" style:family="text"/>
    <style:style style:name="T105_184" style:family="text"/>
    <style:style style:name="T105_185" style:family="text"/>
    <style:style style:name="T105_186" style:family="text"/>
    <style:style style:name="T105_187" style:family="text"/>
    <style:style style:name="T105_188" style:family="text"/>
    <style:style style:name="T105_189" style:family="text"/>
    <style:style style:name="T105_190" style:family="text"/>
    <style:style style:name="T105_191" style:family="text"/>
    <style:style style:name="T105_192" style:family="text"/>
    <style:style style:name="T105_193" style:family="text"/>
    <style:style style:name="T105_194" style:family="text"/>
    <style:style style:name="T105_195" style:family="text"/>
    <style:style style:name="T105_196" style:family="text"/>
    <style:style style:name="T105_197" style:family="text"/>
    <style:style style:name="T105_198" style:family="text"/>
    <style:style style:name="T105_199" style:family="text"/>
    <style:style style:name="T105_200" style:family="text"/>
    <style:style style:name="T105_201" style:family="text"/>
    <style:style style:name="T105_202" style:family="text"/>
    <style:style style:name="T105_203" style:family="text"/>
    <style:style style:name="T105_204" style:family="text"/>
    <style:style style:name="T105_205" style:family="text"/>
    <style:style style:name="T105_206" style:family="text"/>
    <style:style style:name="T105_207" style:family="text"/>
    <style:style style:name="T105_208" style:family="text"/>
    <style:style style:name="T105_209" style:family="text"/>
    <style:style style:name="T105_210" style:family="text"/>
    <style:style style:name="T105_211" style:family="text"/>
    <style:style style:name="T105_212" style:family="text"/>
    <style:style style:name="T105_213" style:family="text"/>
    <style:style style:name="T105_214" style:family="text"/>
    <style:style style:name="T105_215" style:family="text"/>
    <style:style style:name="T105_216" style:family="text"/>
    <style:style style:name="T105_217" style:family="text"/>
    <style:style style:name="T105_218" style:family="text"/>
    <style:style style:name="T105_219" style:family="text"/>
    <style:style style:name="T105_220" style:family="text"/>
    <style:style style:name="T105_221" style:family="text"/>
    <style:style style:name="T105_222" style:family="text"/>
    <style:style style:name="T105_223" style:family="text"/>
    <style:style style:name="T105_224" style:family="text"/>
    <style:style style:name="T105_225" style:family="text"/>
    <style:style style:name="T105_226" style:family="text"/>
    <style:style style:name="T105_227" style:family="text"/>
    <style:style style:name="T105_228" style:family="text"/>
    <style:style style:name="T105_229" style:family="text"/>
    <style:style style:name="T105_230" style:family="text"/>
    <style:style style:name="T105_231" style:family="text"/>
    <style:style style:name="T105_232" style:family="text"/>
    <style:style style:name="T105_233" style:family="text"/>
    <style:style style:name="T105_234" style:family="text"/>
    <style:style style:name="T105_235" style:family="text"/>
    <style:style style:name="T105_236" style:family="text"/>
    <style:style style:name="T105_237" style:family="text"/>
    <style:style style:name="T105_238" style:family="text"/>
    <style:style style:name="T105_239" style:family="text"/>
    <style:style style:name="T105_240" style:family="text"/>
    <style:style style:name="T105_241" style:family="text"/>
    <style:style style:name="T105_242" style:family="text"/>
    <style:style style:name="T105_243" style:family="text"/>
    <style:style style:name="T105_244" style:family="text"/>
    <style:style style:name="T105_245" style:family="text"/>
    <style:style style:name="T105_246" style:family="text"/>
    <style:style style:name="T105_247" style:family="text"/>
    <style:style style:name="T105_248" style:family="text"/>
    <style:style style:name="T105_249" style:family="text"/>
    <style:style style:name="T105_250" style:family="text"/>
    <style:style style:name="T105_251" style:family="text"/>
    <style:style style:name="T105_252" style:family="text"/>
    <style:style style:name="T105_253" style:family="text"/>
    <style:style style:name="T105_254" style:family="text"/>
    <style:style style:name="T105_255" style:family="text"/>
    <style:style style:name="T105_256" style:family="text"/>
    <style:style style:name="T105_257" style:family="text"/>
    <style:style style:name="T105_258" style:family="text"/>
    <style:style style:name="T105_259" style:family="text"/>
    <style:style style:name="T105_260" style:family="text"/>
    <style:style style:name="T105_261" style:family="text"/>
    <style:style style:name="T105_262" style:family="text"/>
    <style:style style:name="T105_263" style:family="text"/>
    <style:style style:name="T105_264" style:family="text"/>
    <style:style style:name="T105_265" style:family="text"/>
    <style:style style:name="T105_266" style:family="text"/>
    <style:style style:name="T105_267" style:family="text"/>
    <style:style style:name="T105_268" style:family="text"/>
    <style:style style:name="T105_269" style:family="text"/>
    <style:style style:name="T105_270" style:family="text"/>
    <style:style style:name="T105_271" style:family="text"/>
    <style:style style:name="T105_272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T107_99" style:family="text"/>
    <style:style style:name="T107_100" style:family="text"/>
    <style:style style:name="T107_101" style:family="text"/>
    <style:style style:name="T107_102" style:family="text"/>
    <style:style style:name="T107_103" style:family="text"/>
    <style:style style:name="T107_104" style:family="text"/>
    <style:style style:name="T107_105" style:family="text"/>
    <style:style style:name="T107_106" style:family="text"/>
    <style:style style:name="T107_107" style:family="text"/>
    <style:style style:name="T107_108" style:family="text"/>
    <style:style style:name="T107_109" style:family="text"/>
    <style:style style:name="T107_110" style:family="text"/>
    <style:style style:name="T107_111" style:family="text"/>
    <style:style style:name="T107_112" style:family="text"/>
    <style:style style:name="T107_113" style:family="text"/>
    <style:style style:name="T107_114" style:family="text"/>
    <style:style style:name="T107_115" style:family="text"/>
    <style:style style:name="T107_116" style:family="text"/>
    <style:style style:name="T107_117" style:family="text"/>
    <style:style style:name="T107_118" style:family="text"/>
    <style:style style:name="T107_119" style:family="text"/>
    <style:style style:name="T107_120" style:family="text"/>
    <style:style style:name="T107_121" style:family="text"/>
    <style:style style:name="T107_122" style:family="text"/>
    <style:style style:name="T107_123" style:family="text"/>
    <style:style style:name="T107_124" style:family="text"/>
    <style:style style:name="T107_125" style:family="text"/>
    <style:style style:name="T107_126" style:family="text"/>
    <style:style style:name="T107_127" style:family="text"/>
    <style:style style:name="T107_128" style:family="text"/>
    <style:style style:name="T107_129" style:family="text"/>
    <style:style style:name="T107_130" style:family="text"/>
    <style:style style:name="T107_131" style:family="text"/>
    <style:style style:name="T107_132" style:family="text"/>
    <style:style style:name="T107_133" style:family="text"/>
    <style:style style:name="T107_134" style:family="text"/>
    <style:style style:name="T107_135" style:family="text"/>
    <style:style style:name="T107_136" style:family="text"/>
    <style:style style:name="T107_137" style:family="text"/>
    <style:style style:name="T107_138" style:family="text"/>
    <style:style style:name="T107_139" style:family="text"/>
    <style:style style:name="T107_140" style:family="text"/>
    <style:style style:name="T107_141" style:family="text"/>
    <style:style style:name="T107_142" style:family="text"/>
    <style:style style:name="T107_143" style:family="text"/>
    <style:style style:name="T107_144" style:family="text"/>
    <style:style style:name="T107_145" style:family="text"/>
    <style:style style:name="T107_146" style:family="text"/>
    <style:style style:name="T107_147" style:family="text"/>
    <style:style style:name="T107_148" style:family="text"/>
    <style:style style:name="T107_149" style:family="text"/>
    <style:style style:name="T107_150" style:family="text"/>
    <style:style style:name="T107_151" style:family="text"/>
    <style:style style:name="T107_152" style:family="text"/>
    <style:style style:name="T107_153" style:family="text"/>
    <style:style style:name="T107_154" style:family="text"/>
    <style:style style:name="T107_155" style:family="text"/>
    <style:style style:name="T107_156" style:family="text"/>
    <style:style style:name="T107_157" style:family="text"/>
    <style:style style:name="T107_158" style:family="text"/>
    <style:style style:name="T107_159" style:family="text"/>
    <style:style style:name="T107_160" style:family="text"/>
    <style:style style:name="T107_161" style:family="text"/>
    <style:style style:name="T107_162" style:family="text"/>
    <style:style style:name="T107_163" style:family="text"/>
    <style:style style:name="T107_164" style:family="text"/>
    <style:style style:name="T107_165" style:family="text"/>
    <style:style style:name="T107_166" style:family="text"/>
    <style:style style:name="T107_167" style:family="text"/>
    <style:style style:name="T107_168" style:family="text"/>
    <style:style style:name="T107_169" style:family="text"/>
    <style:style style:name="T107_170" style:family="text"/>
    <style:style style:name="T107_171" style:family="text"/>
    <style:style style:name="T107_172" style:family="text"/>
    <style:style style:name="T107_173" style:family="text"/>
    <style:style style:name="T107_174" style:family="text"/>
    <style:style style:name="T107_175" style:family="text"/>
    <style:style style:name="T107_176" style:family="text"/>
    <style:style style:name="T107_177" style:family="text"/>
    <style:style style:name="T107_178" style:family="text"/>
    <style:style style:name="T107_179" style:family="text"/>
    <style:style style:name="T107_180" style:family="text"/>
    <style:style style:name="T107_181" style:family="text"/>
    <style:style style:name="T107_182" style:family="text"/>
    <style:style style:name="T107_183" style:family="text"/>
    <style:style style:name="T107_184" style:family="text"/>
    <style:style style:name="T107_185" style:family="text"/>
    <style:style style:name="T107_186" style:family="text"/>
    <style:style style:name="T107_187" style:family="text"/>
    <style:style style:name="T107_188" style:family="text"/>
    <style:style style:name="T107_189" style:family="text"/>
    <style:style style:name="T107_190" style:family="text"/>
    <style:style style:name="T107_191" style:family="text"/>
    <style:style style:name="T107_192" style:family="text"/>
    <style:style style:name="T107_193" style:family="text"/>
    <style:style style:name="T107_194" style:family="text"/>
    <style:style style:name="T107_195" style:family="text"/>
    <style:style style:name="T107_196" style:family="text"/>
    <style:style style:name="T107_197" style:family="text"/>
    <style:style style:name="T107_198" style:family="text"/>
    <style:style style:name="T107_199" style:family="text"/>
    <style:style style:name="T107_200" style:family="text"/>
    <style:style style:name="T107_201" style:family="text"/>
    <style:style style:name="T107_202" style:family="text"/>
    <style:style style:name="T107_203" style:family="text"/>
    <style:style style:name="T107_204" style:family="text"/>
    <style:style style:name="T107_205" style:family="text"/>
    <style:style style:name="T107_206" style:family="text"/>
    <style:style style:name="T107_207" style:family="text"/>
    <style:style style:name="T107_208" style:family="text"/>
    <style:style style:name="T107_209" style:family="text"/>
    <style:style style:name="T107_210" style:family="text"/>
    <style:style style:name="T107_211" style:family="text"/>
    <style:style style:name="T107_212" style:family="text"/>
    <style:style style:name="T107_213" style:family="text"/>
    <style:style style:name="T107_214" style:family="text"/>
    <style:style style:name="T107_215" style:family="text"/>
    <style:style style:name="T107_216" style:family="text"/>
    <style:style style:name="T107_217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>
      <style:text-properties fo:font-style="italic" style:font-style-asian="italic" style:font-style-complex="italic"/>
    </style:style>
    <style:style style:name="T109_26" style:family="text">
      <style:text-properties fo:font-style="italic" style:font-style-asian="italic" style:font-style-complex="italic"/>
    </style:style>
    <style:style style:name="T109_27" style:family="text">
      <style:text-properties fo:font-style="italic" style:font-style-asian="italic" style:font-style-complex="italic"/>
    </style:style>
    <style:style style:name="T109_28" style:family="text">
      <style:text-properties fo:font-style="italic" style:font-style-asian="italic" style:font-style-complex="italic"/>
    </style:style>
    <style:style style:name="T109_29" style:family="text"/>
    <style:style style:name="T109_30" style:family="text"/>
    <style:style style:name="T109_31" style:family="text"/>
    <style:style style:name="T109_32" style:family="text">
      <style:text-properties fo:font-style="italic" style:font-style-asian="italic" style:font-style-complex="italic"/>
    </style:style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>
      <style:text-properties fo:font-style="italic" style:font-style-asian="italic" style:font-style-complex="italic"/>
    </style:style>
    <style:style style:name="T109_47" style:family="text">
      <style:text-properties fo:font-style="italic" style:font-style-asian="italic" style:font-style-complex="italic"/>
    </style:style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>
      <style:text-properties fo:font-style="italic" style:font-style-asian="italic" style:font-style-complex="italic"/>
    </style:style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T109_119" style:family="text"/>
    <style:style style:name="T109_120" style:family="text"/>
    <style:style style:name="T109_121" style:family="text"/>
    <style:style style:name="T109_122" style:family="text"/>
    <style:style style:name="T109_123" style:family="text"/>
    <style:style style:name="T109_124" style:family="text"/>
    <style:style style:name="T109_125" style:family="text"/>
    <style:style style:name="T109_126" style:family="text"/>
    <style:style style:name="T109_127" style:family="text"/>
    <style:style style:name="T109_128" style:family="text"/>
    <style:style style:name="T109_129" style:family="text"/>
    <style:style style:name="T109_130" style:family="text"/>
    <style:style style:name="T109_131" style:family="text"/>
    <style:style style:name="T109_132" style:family="text"/>
    <style:style style:name="T109_133" style:family="text"/>
    <style:style style:name="T109_134" style:family="text"/>
    <style:style style:name="T109_135" style:family="text"/>
    <style:style style:name="T109_136" style:family="text"/>
    <style:style style:name="T109_137" style:family="text"/>
    <style:style style:name="T109_138" style:family="text"/>
    <style:style style:name="T109_139" style:family="text"/>
    <style:style style:name="T109_140" style:family="text"/>
    <style:style style:name="T109_141" style:family="text"/>
    <style:style style:name="T109_142" style:family="text"/>
    <style:style style:name="T109_143" style:family="text"/>
    <style:style style:name="T109_144" style:family="text"/>
    <style:style style:name="T109_145" style:family="text"/>
    <style:style style:name="T109_146" style:family="text"/>
    <style:style style:name="T109_147" style:family="text"/>
    <style:style style:name="T109_148" style:family="text"/>
    <style:style style:name="T109_149" style:family="text"/>
    <style:style style:name="T109_150" style:family="text"/>
    <style:style style:name="T109_151" style:family="text"/>
    <style:style style:name="T109_152" style:family="text"/>
    <style:style style:name="T109_153" style:family="text"/>
    <style:style style:name="T109_154" style:family="text"/>
    <style:style style:name="T109_155" style:family="text"/>
    <style:style style:name="T109_156" style:family="text"/>
    <style:style style:name="T109_157" style:family="text"/>
    <style:style style:name="T109_158" style:family="text"/>
    <style:style style:name="T109_159" style:family="text"/>
    <style:style style:name="T109_160" style:family="text"/>
    <style:style style:name="T109_161" style:family="text"/>
    <style:style style:name="T109_162" style:family="text"/>
    <style:style style:name="T109_163" style:family="text"/>
    <style:style style:name="T109_164" style:family="text"/>
    <style:style style:name="T109_165" style:family="text"/>
    <style:style style:name="T109_166" style:family="text"/>
    <style:style style:name="T109_167" style:family="text"/>
    <style:style style:name="T109_168" style:family="text"/>
    <style:style style:name="T109_169" style:family="text"/>
    <style:style style:name="T109_170" style:family="text"/>
    <style:style style:name="T109_171" style:family="text"/>
    <style:style style:name="T109_172" style:family="text"/>
    <style:style style:name="T109_173" style:family="text"/>
    <style:style style:name="T109_174" style:family="text"/>
    <style:style style:name="T109_175" style:family="text"/>
    <style:style style:name="T109_176" style:family="text"/>
    <style:style style:name="T109_177" style:family="text"/>
    <style:style style:name="T109_178" style:family="text"/>
    <style:style style:name="T109_179" style:family="text"/>
    <style:style style:name="T109_180" style:family="text"/>
    <style:style style:name="T109_181" style:family="text"/>
    <style:style style:name="T109_182" style:family="text"/>
    <style:style style:name="T109_183" style:family="text"/>
    <style:style style:name="T109_184" style:family="text"/>
    <style:style style:name="T109_185" style:family="text"/>
    <style:style style:name="T109_186" style:family="text"/>
    <style:style style:name="T109_187" style:family="text"/>
    <style:style style:name="T109_188" style:family="text"/>
    <style:style style:name="T109_189" style:family="text"/>
    <style:style style:name="T109_190" style:family="text"/>
    <style:style style:name="T109_191" style:family="text"/>
    <style:style style:name="T109_192" style:family="text"/>
    <style:style style:name="T109_193" style:family="text"/>
    <style:style style:name="T109_194" style:family="text"/>
    <style:style style:name="T109_195" style:family="text"/>
    <style:style style:name="T109_196" style:family="text"/>
    <style:style style:name="T109_197" style:family="text"/>
    <style:style style:name="T109_198" style:family="text"/>
    <style:style style:name="T109_199" style:family="text"/>
    <style:style style:name="T109_200" style:family="text"/>
    <style:style style:name="T109_201" style:family="text"/>
    <style:style style:name="T109_202" style:family="text"/>
    <style:style style:name="T109_203" style:family="text"/>
    <style:style style:name="T109_204" style:family="text"/>
    <style:style style:name="T109_205" style:family="text"/>
    <style:style style:name="T109_206" style:family="text"/>
    <style:style style:name="T109_207" style:family="text"/>
    <style:style style:name="T109_208" style:family="text"/>
    <style:style style:name="T109_209" style:family="text"/>
    <style:style style:name="T109_210" style:family="text"/>
    <style:style style:name="T109_211" style:family="text"/>
    <style:style style:name="T109_212" style:family="text"/>
    <style:style style:name="T109_213" style:family="text"/>
    <style:style style:name="T109_214" style:family="text"/>
    <style:style style:name="T109_215" style:family="text"/>
    <style:style style:name="T109_216" style:family="text"/>
    <style:style style:name="T109_217" style:family="text"/>
    <style:style style:name="T109_218" style:family="text"/>
    <style:style style:name="T109_219" style:family="text"/>
    <style:style style:name="T109_220" style:family="text"/>
    <style:style style:name="T109_221" style:family="text"/>
    <style:style style:name="T109_222" style:family="text"/>
    <style:style style:name="T109_223" style:family="text"/>
    <style:style style:name="T109_224" style:family="text"/>
    <style:style style:name="T109_225" style:family="text"/>
    <style:style style:name="T109_226" style:family="text"/>
    <style:style style:name="T109_227" style:family="text"/>
    <style:style style:name="T109_228" style:family="text"/>
    <style:style style:name="T109_229" style:family="text"/>
    <style:style style:name="T109_230" style:family="text"/>
    <style:style style:name="T109_231" style:family="text"/>
    <style:style style:name="T109_232" style:family="text"/>
    <style:style style:name="T109_233" style:family="text"/>
    <style:style style:name="T109_234" style:family="text"/>
    <style:style style:name="T109_235" style:family="text"/>
    <style:style style:name="T109_236" style:family="text"/>
    <style:style style:name="T109_237" style:family="text"/>
    <style:style style:name="T109_238" style:family="text"/>
    <style:style style:name="T109_239" style:family="text"/>
    <style:style style:name="T109_240" style:family="text"/>
    <style:style style:name="T109_241" style:family="text"/>
    <style:style style:name="T109_242" style:family="text">
      <style:text-properties fo:font-style="italic" style:font-style-asian="italic" style:font-style-complex="italic"/>
    </style:style>
    <style:style style:name="T109_243" style:family="text">
      <style:text-properties fo:font-style="italic" style:font-style-asian="italic" style:font-style-complex="italic"/>
    </style:style>
    <style:style style:name="T109_244" style:family="text">
      <style:text-properties fo:font-style="italic" style:font-style-asian="italic" style:font-style-complex="italic"/>
    </style:style>
    <style:style style:name="T109_245" style:family="text"/>
    <style:style style:name="P110" style:family="paragraph" style:parent-style-name="Heading_20_2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T111_143" style:family="text"/>
    <style:style style:name="T111_144" style:family="text"/>
    <style:style style:name="T111_145" style:family="text"/>
    <style:style style:name="T111_146" style:family="text"/>
    <style:style style:name="T111_147" style:family="text"/>
    <style:style style:name="T111_148" style:family="text"/>
    <style:style style:name="T111_149" style:family="text"/>
    <style:style style:name="T111_150" style:family="text"/>
    <style:style style:name="T111_151" style:family="text"/>
    <style:style style:name="T111_152" style:family="text"/>
    <style:style style:name="T111_153" style:family="text"/>
    <style:style style:name="T111_154" style:family="text"/>
    <style:style style:name="T111_155" style:family="text"/>
    <style:style style:name="T111_156" style:family="text"/>
    <style:style style:name="T111_157" style:family="text"/>
    <style:style style:name="T111_158" style:family="text"/>
    <style:style style:name="T111_159" style:family="text"/>
    <style:style style:name="T111_160" style:family="text"/>
    <style:style style:name="T111_161" style:family="text"/>
    <style:style style:name="T111_162" style:family="text"/>
    <style:style style:name="T111_163" style:family="text"/>
    <style:style style:name="T111_164" style:family="text"/>
    <style:style style:name="T111_165" style:family="text"/>
    <style:style style:name="T111_166" style:family="text"/>
    <style:style style:name="T111_167" style:family="text"/>
    <style:style style:name="T111_168" style:family="text"/>
    <style:style style:name="T111_169" style:family="text"/>
    <style:style style:name="T111_170" style:family="text"/>
    <style:style style:name="T111_171" style:family="text"/>
    <style:style style:name="T111_172" style:family="text"/>
    <style:style style:name="T111_173" style:family="text"/>
    <style:style style:name="T111_174" style:family="text"/>
    <style:style style:name="T111_175" style:family="text"/>
    <style:style style:name="T111_176" style:family="text"/>
    <style:style style:name="T111_177" style:family="text"/>
    <style:style style:name="T111_178" style:family="text"/>
    <style:style style:name="T111_179" style:family="text"/>
    <style:style style:name="T111_180" style:family="text"/>
    <style:style style:name="T111_181" style:family="text"/>
    <style:style style:name="T111_182" style:family="text"/>
    <style:style style:name="T111_183" style:family="text"/>
    <style:style style:name="T111_184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>
      <style:text-properties fo:font-style="italic" style:font-style-asian="italic" style:font-style-complex="italic"/>
    </style:style>
    <style:style style:name="T113_86" style:family="text">
      <style:text-properties fo:font-style="italic" style:font-style-asian="italic" style:font-style-complex="italic"/>
    </style:style>
    <style:style style:name="T113_87" style:family="text">
      <style:text-properties fo:font-style="italic" style:font-style-asian="italic" style:font-style-complex="italic"/>
    </style:style>
    <style:style style:name="T113_88" style:family="text">
      <style:text-properties fo:font-style="italic" style:font-style-asian="italic" style:font-style-complex="italic"/>
    </style:style>
    <style:style style:name="T113_89" style:family="text">
      <style:text-properties fo:font-style="italic" style:font-style-asian="italic" style:font-style-complex="italic"/>
    </style:style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>
      <style:text-properties fo:font-style="italic" style:font-style-asian="italic" style:font-style-complex="italic"/>
    </style:style>
    <style:style style:name="T113_123" style:family="text">
      <style:text-properties fo:font-style="italic" style:font-style-asian="italic" style:font-style-complex="italic"/>
    </style:style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>
      <style:text-properties fo:font-style="italic" style:font-style-asian="italic" style:font-style-complex="italic"/>
    </style:style>
    <style:style style:name="T113_148" style:family="text">
      <style:text-properties fo:font-style="italic" style:font-style-asian="italic" style:font-style-complex="italic"/>
    </style:style>
    <style:style style:name="T113_149" style:family="text">
      <style:text-properties fo:font-style="italic" style:font-style-asian="italic" style:font-style-complex="italic"/>
    </style:style>
    <style:style style:name="T113_150" style:family="text">
      <style:text-properties fo:font-style="italic" style:font-style-asian="italic" style:font-style-complex="italic"/>
    </style:style>
    <style:style style:name="T113_151" style:family="text">
      <style:text-properties fo:font-style="italic" style:font-style-asian="italic" style:font-style-complex="italic"/>
    </style:style>
    <style:style style:name="T113_152" style:family="text">
      <style:text-properties fo:font-style="italic" style:font-style-asian="italic" style:font-style-complex="italic"/>
    </style:style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T113_163" style:family="text"/>
    <style:style style:name="T113_164" style:family="text"/>
    <style:style style:name="T113_165" style:family="text"/>
    <style:style style:name="T113_166" style:family="text"/>
    <style:style style:name="T113_167" style:family="text"/>
    <style:style style:name="T113_168" style:family="text"/>
    <style:style style:name="T113_169" style:family="text"/>
    <style:style style:name="T113_170" style:family="text"/>
    <style:style style:name="T113_171" style:family="text"/>
    <style:style style:name="T113_172" style:family="text"/>
    <style:style style:name="T113_173" style:family="text"/>
    <style:style style:name="T113_174" style:family="text"/>
    <style:style style:name="T113_175" style:family="text"/>
    <style:style style:name="T113_176" style:family="text"/>
    <style:style style:name="T113_177" style:family="text"/>
    <style:style style:name="T113_178" style:family="text"/>
    <style:style style:name="T113_179" style:family="text"/>
    <style:style style:name="T113_180" style:family="text"/>
    <style:style style:name="T113_181" style:family="text"/>
    <style:style style:name="T113_182" style:family="text"/>
    <style:style style:name="T113_183" style:family="text"/>
    <style:style style:name="T113_184" style:family="text"/>
    <style:style style:name="T113_185" style:family="text"/>
    <style:style style:name="T113_186" style:family="text"/>
    <style:style style:name="T113_187" style:family="text"/>
    <style:style style:name="T113_188" style:family="text"/>
    <style:style style:name="T113_189" style:family="text"/>
    <style:style style:name="T113_190" style:family="text"/>
    <style:style style:name="T113_191" style:family="text"/>
    <style:style style:name="T113_192" style:family="text"/>
    <style:style style:name="T113_193" style:family="text"/>
    <style:style style:name="T113_194" style:family="text"/>
    <style:style style:name="T113_195" style:family="text"/>
    <style:style style:name="T113_196" style:family="text"/>
    <style:style style:name="T113_197" style:family="text"/>
    <style:style style:name="T113_198" style:family="text"/>
    <style:style style:name="T113_199" style:family="text"/>
    <style:style style:name="T113_200" style:family="text"/>
    <style:style style:name="T113_201" style:family="text"/>
    <style:style style:name="T113_202" style:family="text"/>
    <style:style style:name="T113_203" style:family="text"/>
    <style:style style:name="T113_204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Heading_20_3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>
      <style:text-properties fo:font-style="italic" style:font-style-asian="italic" style:font-style-complex="italic"/>
    </style:style>
    <style:style style:name="T116_62" style:family="text">
      <style:text-properties fo:font-style="italic" style:font-style-asian="italic" style:font-style-complex="italic"/>
    </style:style>
    <style:style style:name="T116_63" style:family="text">
      <style:text-properties fo:font-style="italic" style:font-style-asian="italic" style:font-style-complex="italic"/>
    </style:style>
    <style:style style:name="T116_64" style:family="text">
      <style:text-properties fo:font-style="italic" style:font-style-asian="italic" style:font-style-complex="italic"/>
    </style:style>
    <style:style style:name="T116_65" style:family="text">
      <style:text-properties fo:font-style="italic" style:font-style-asian="italic" style:font-style-complex="italic"/>
    </style:style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T116_129" style:family="text"/>
    <style:style style:name="T116_130" style:family="text"/>
    <style:style style:name="T116_131" style:family="text"/>
    <style:style style:name="T116_132" style:family="text"/>
    <style:style style:name="T116_133" style:family="text"/>
    <style:style style:name="T116_134" style:family="text"/>
    <style:style style:name="T116_135" style:family="text"/>
    <style:style style:name="T116_136" style:family="text"/>
    <style:style style:name="T116_137" style:family="text"/>
    <style:style style:name="T116_138" style:family="text"/>
    <style:style style:name="T116_139" style:family="text"/>
    <style:style style:name="T116_140" style:family="text"/>
    <style:style style:name="T116_141" style:family="text"/>
    <style:style style:name="T116_142" style:family="text"/>
    <style:style style:name="T116_143" style:family="text"/>
    <style:style style:name="T116_144" style:family="text"/>
    <style:style style:name="T116_145" style:family="text"/>
    <style:style style:name="T116_146" style:family="text"/>
    <style:style style:name="T116_147" style:family="text"/>
    <style:style style:name="T116_148" style:family="text"/>
    <style:style style:name="T116_149" style:family="text"/>
    <style:style style:name="T116_150" style:family="text"/>
    <style:style style:name="T116_151" style:family="text"/>
    <style:style style:name="T116_152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text-indent="0cm" fo:line-height="115%" fo:margin-left="1.429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/>
    <style:style style:name="T120_124" style:family="text"/>
    <style:style style:name="T120_125" style:family="text"/>
    <style:style style:name="T120_126" style:family="text"/>
    <style:style style:name="T120_127" style:family="text"/>
    <style:style style:name="T120_128" style:family="text"/>
    <style:style style:name="T120_129" style:family="text"/>
    <style:style style:name="T120_130" style:family="text"/>
    <style:style style:name="T120_131" style:family="text"/>
    <style:style style:name="T120_132" style:family="text"/>
    <style:style style:name="T120_133" style:family="text"/>
    <style:style style:name="T120_134" style:family="text"/>
    <style:style style:name="T120_135" style:family="text"/>
    <style:style style:name="T120_136" style:family="text"/>
    <style:style style:name="T120_137" style:family="text"/>
    <style:style style:name="T120_138" style:family="text"/>
    <style:style style:name="T120_139" style:family="text"/>
    <style:style style:name="T120_140" style:family="text"/>
    <style:style style:name="T120_141" style:family="text"/>
    <style:style style:name="T120_142" style:family="text"/>
    <style:style style:name="T120_143" style:family="text"/>
    <style:style style:name="T120_144" style:family="text"/>
    <style:style style:name="T120_145" style:family="text"/>
    <style:style style:name="T120_146" style:family="text"/>
    <style:style style:name="T120_147" style:family="text"/>
    <style:style style:name="T120_148" style:family="text"/>
    <style:style style:name="T120_149" style:family="text"/>
    <style:style style:name="T120_150" style:family="text"/>
    <style:style style:name="T120_151" style:family="text"/>
    <style:style style:name="T120_152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T122_120" style:family="text"/>
    <style:style style:name="T122_121" style:family="text"/>
    <style:style style:name="T122_122" style:family="text"/>
    <style:style style:name="T122_123" style:family="text"/>
    <style:style style:name="T122_124" style:family="text"/>
    <style:style style:name="T122_125" style:family="text"/>
    <style:style style:name="T122_126" style:family="text"/>
    <style:style style:name="T122_127" style:family="text"/>
    <style:style style:name="T122_128" style:family="text"/>
    <style:style style:name="T122_129" style:family="text"/>
    <style:style style:name="T122_130" style:family="text"/>
    <style:style style:name="T122_131" style:family="text"/>
    <style:style style:name="T122_132" style:family="text"/>
    <style:style style:name="T122_133" style:family="text"/>
    <style:style style:name="T122_134" style:family="text"/>
    <style:style style:name="T122_135" style:family="text"/>
    <style:style style:name="T122_136" style:family="text"/>
    <style:style style:name="T122_137" style:family="text"/>
    <style:style style:name="T122_138" style:family="text"/>
    <style:style style:name="T122_139" style:family="text"/>
    <style:style style:name="T122_140" style:family="text"/>
    <style:style style:name="T122_141" style:family="text"/>
    <style:style style:name="T122_142" style:family="text"/>
    <style:style style:name="T122_143" style:family="text"/>
    <style:style style:name="T122_144" style:family="text"/>
    <style:style style:name="T122_145" style:family="text"/>
    <style:style style:name="T122_146" style:family="text"/>
    <style:style style:name="T122_147" style:family="text"/>
    <style:style style:name="T122_148" style:family="text"/>
    <style:style style:name="T122_149" style:family="text"/>
    <style:style style:name="T122_150" style:family="text"/>
    <style:style style:name="T122_151" style:family="text"/>
    <style:style style:name="T122_152" style:family="text"/>
    <style:style style:name="T122_153" style:family="text"/>
    <style:style style:name="T122_154" style:family="text"/>
    <style:style style:name="T122_155" style:family="text"/>
    <style:style style:name="T122_156" style:family="text"/>
    <style:style style:name="T122_157" style:family="text"/>
    <style:style style:name="T122_158" style:family="text"/>
    <style:style style:name="T122_159" style:family="text"/>
    <style:style style:name="T122_160" style:family="text"/>
    <style:style style:name="T122_161" style:family="text"/>
    <style:style style:name="T122_162" style:family="text"/>
    <style:style style:name="T122_163" style:family="text"/>
    <style:style style:name="T122_164" style:family="text"/>
    <style:style style:name="T122_165" style:family="text"/>
    <style:style style:name="T122_166" style:family="text"/>
    <style:style style:name="T122_167" style:family="text"/>
    <style:style style:name="T122_168" style:family="text"/>
    <style:style style:name="T122_169" style:family="text"/>
    <style:style style:name="T122_170" style:family="text"/>
    <style:style style:name="T122_171" style:family="text"/>
    <style:style style:name="T122_172" style:family="text"/>
    <style:style style:name="T122_173" style:family="text"/>
    <style:style style:name="T122_174" style:family="text"/>
    <style:style style:name="T122_175" style:family="text"/>
    <style:style style:name="T122_176" style:family="text"/>
    <style:style style:name="T122_177" style:family="text"/>
    <style:style style:name="T122_178" style:family="text"/>
    <style:style style:name="T122_179" style:family="text"/>
    <style:style style:name="T122_180" style:family="text"/>
    <style:style style:name="T122_181" style:family="text"/>
    <style:style style:name="T122_182" style:family="text"/>
    <style:style style:name="T122_183" style:family="text"/>
    <style:style style:name="T122_184" style:family="text"/>
    <style:style style:name="T122_185" style:family="text"/>
    <style:style style:name="T122_186" style:family="text"/>
    <style:style style:name="T122_187" style:family="text"/>
    <style:style style:name="T122_188" style:family="text"/>
    <style:style style:name="T122_189" style:family="text"/>
    <style:style style:name="T122_190" style:family="text"/>
    <style:style style:name="T122_191" style:family="text"/>
    <style:style style:name="T122_192" style:family="text"/>
    <style:style style:name="T122_193" style:family="text"/>
    <style:style style:name="T122_194" style:family="text"/>
    <style:style style:name="T122_195" style:family="text"/>
    <style:style style:name="T122_196" style:family="text"/>
    <style:style style:name="T122_197" style:family="text"/>
    <style:style style:name="T122_198" style:family="text"/>
    <style:style style:name="T122_199" style:family="text"/>
    <style:style style:name="T122_200" style:family="text"/>
    <style:style style:name="T122_201" style:family="text"/>
    <style:style style:name="T122_202" style:family="text"/>
    <style:style style:name="T122_203" style:family="text"/>
    <style:style style:name="T122_204" style:family="text"/>
    <style:style style:name="T122_205" style:family="text"/>
    <style:style style:name="T122_206" style:family="text"/>
    <style:style style:name="T122_207" style:family="text"/>
    <style:style style:name="T122_208" style:family="text"/>
    <style:style style:name="T122_209" style:family="text"/>
    <style:style style:name="T122_210" style:family="text"/>
    <style:style style:name="T122_211" style:family="text"/>
    <style:style style:name="T122_212" style:family="text"/>
    <style:style style:name="T122_213" style:family="text"/>
    <style:style style:name="T122_214" style:family="text"/>
    <style:style style:name="T122_215" style:family="text"/>
    <style:style style:name="T122_216" style:family="text"/>
    <style:style style:name="T122_217" style:family="text"/>
    <style:style style:name="T122_218" style:family="text"/>
    <style:style style:name="T122_219" style:family="text"/>
    <style:style style:name="T122_220" style:family="text"/>
    <style:style style:name="T122_221" style:family="text"/>
    <style:style style:name="T122_222" style:family="text"/>
    <style:style style:name="T122_223" style:family="text"/>
    <style:style style:name="T122_224" style:family="text"/>
    <style:style style:name="T122_225" style:family="text"/>
    <style:style style:name="T122_226" style:family="text"/>
    <style:style style:name="T122_227" style:family="text"/>
    <style:style style:name="T122_228" style:family="text"/>
    <style:style style:name="T122_229" style:family="text"/>
    <style:style style:name="T122_230" style:family="text"/>
    <style:style style:name="T122_231" style:family="text"/>
    <style:style style:name="T122_232" style:family="text"/>
    <style:style style:name="T122_233" style:family="text"/>
    <style:style style:name="T122_234" style:family="text"/>
    <style:style style:name="T122_235" style:family="text"/>
    <style:style style:name="T122_236" style:family="text"/>
    <style:style style:name="T122_237" style:family="text"/>
    <style:style style:name="T122_238" style:family="text"/>
    <style:style style:name="T122_239" style:family="text"/>
    <style:style style:name="T122_240" style:family="text"/>
    <style:style style:name="T122_241" style:family="text"/>
    <style:style style:name="T122_242" style:family="text"/>
    <style:style style:name="T122_243" style:family="text"/>
    <style:style style:name="T122_244" style:family="text"/>
    <style:style style:name="T122_245" style:family="text"/>
    <style:style style:name="T122_246" style:family="text"/>
    <style:style style:name="T122_247" style:family="text"/>
    <style:style style:name="T122_248" style:family="text"/>
    <style:style style:name="T122_249" style:family="text"/>
    <style:style style:name="T122_250" style:family="text"/>
    <style:style style:name="T122_251" style:family="text"/>
    <style:style style:name="T122_252" style:family="text"/>
    <style:style style:name="T122_253" style:family="text"/>
    <style:style style:name="T122_254" style:family="text"/>
    <style:style style:name="T122_255" style:family="text"/>
    <style:style style:name="T122_256" style:family="text"/>
    <style:style style:name="T122_257" style:family="text"/>
    <style:style style:name="T122_258" style:family="text"/>
    <style:style style:name="T122_259" style:family="text"/>
    <style:style style:name="T122_260" style:family="text"/>
    <style:style style:name="T122_261" style:family="text"/>
    <style:style style:name="T122_262" style:family="text"/>
    <style:style style:name="T122_263" style:family="text"/>
    <style:style style:name="T122_264" style:family="text"/>
    <style:style style:name="T122_265" style:family="text"/>
    <style:style style:name="T122_266" style:family="text"/>
    <style:style style:name="T122_267" style:family="text"/>
    <style:style style:name="T122_268" style:family="text"/>
    <style:style style:name="T122_269" style:family="text"/>
    <style:style style:name="T122_270" style:family="text"/>
    <style:style style:name="T122_271" style:family="text"/>
    <style:style style:name="T122_272" style:family="text"/>
    <style:style style:name="T122_273" style:family="text"/>
    <style:style style:name="T122_274" style:family="text"/>
    <style:style style:name="T122_275" style:family="text"/>
    <style:style style:name="T122_276" style:family="text"/>
    <style:style style:name="T122_277" style:family="text"/>
    <style:style style:name="T122_278" style:family="text"/>
    <style:style style:name="T122_279" style:family="text"/>
    <style:style style:name="T122_280" style:family="text"/>
    <style:style style:name="T122_281" style:family="text"/>
    <style:style style:name="T122_282" style:family="text"/>
    <style:style style:name="T122_283" style:family="text"/>
    <style:style style:name="T122_284" style:family="text"/>
    <style:style style:name="T122_285" style:family="text"/>
    <style:style style:name="T122_286" style:family="text"/>
    <style:style style:name="T122_287" style:family="text"/>
    <style:style style:name="T122_288" style:family="text"/>
    <style:style style:name="T122_289" style:family="text"/>
    <style:style style:name="T122_290" style:family="text"/>
    <style:style style:name="T122_291" style:family="text"/>
    <style:style style:name="T122_292" style:family="text"/>
    <style:style style:name="T122_293" style:family="text"/>
    <style:style style:name="T122_294" style:family="text"/>
    <style:style style:name="T122_295" style:family="text"/>
    <style:style style:name="T122_296" style:family="text"/>
    <style:style style:name="T122_297" style:family="text"/>
    <style:style style:name="T122_298" style:family="text"/>
    <style:style style:name="T122_299" style:family="text"/>
    <style:style style:name="T122_300" style:family="text"/>
    <style:style style:name="T122_301" style:family="text"/>
    <style:style style:name="T122_302" style:family="text"/>
    <style:style style:name="T122_303" style:family="text"/>
    <style:style style:name="T122_304" style:family="text"/>
    <style:style style:name="T122_305" style:family="text"/>
    <style:style style:name="T122_306" style:family="text"/>
    <style:style style:name="T122_307" style:family="text"/>
    <style:style style:name="T122_308" style:family="text"/>
    <style:style style:name="T122_309" style:family="text"/>
    <style:style style:name="T122_310" style:family="text"/>
    <style:style style:name="T122_311" style:family="text"/>
    <style:style style:name="T122_312" style:family="text"/>
    <style:style style:name="T122_313" style:family="text"/>
    <style:style style:name="T122_314" style:family="text"/>
    <style:style style:name="T122_315" style:family="text"/>
    <style:style style:name="T122_316" style:family="text"/>
    <style:style style:name="T122_317" style:family="text"/>
    <style:style style:name="T122_318" style:family="text"/>
    <style:style style:name="T122_319" style:family="text">
      <style:text-properties fo:font-style="italic" style:font-style-asian="italic" style:font-style-complex="italic"/>
    </style:style>
    <style:style style:name="T122_320" style:family="text">
      <style:text-properties fo:font-style="italic" style:font-style-asian="italic" style:font-style-complex="italic"/>
    </style:style>
    <style:style style:name="T122_321" style:family="text">
      <style:text-properties fo:font-style="italic" style:font-style-asian="italic" style:font-style-complex="italic"/>
    </style:style>
    <style:style style:name="T122_322" style:family="text">
      <style:text-properties fo:font-style="italic" style:font-style-asian="italic" style:font-style-complex="italic"/>
    </style:style>
    <style:style style:name="T122_323" style:family="text">
      <style:text-properties fo:font-style="italic" style:font-style-asian="italic" style:font-style-complex="italic"/>
    </style:style>
    <style:style style:name="T122_324" style:family="text">
      <style:text-properties fo:font-style="italic" style:font-style-asian="italic" style:font-style-complex="italic"/>
    </style:style>
    <style:style style:name="T122_325" style:family="text"/>
    <style:style style:name="T122_326" style:family="text"/>
    <style:style style:name="T122_327" style:family="text"/>
    <style:style style:name="T122_328" style:family="text"/>
    <style:style style:name="T122_329" style:family="text"/>
    <style:style style:name="T122_330" style:family="text"/>
    <style:style style:name="T122_331" style:family="text"/>
    <style:style style:name="T122_332" style:family="text"/>
    <style:style style:name="T122_333" style:family="text"/>
    <style:style style:name="T122_334" style:family="text"/>
    <style:style style:name="T122_335" style:family="text"/>
    <style:style style:name="T122_336" style:family="text"/>
    <style:style style:name="T122_337" style:family="text"/>
    <style:style style:name="T122_338" style:family="text"/>
    <style:style style:name="T122_339" style:family="text"/>
    <style:style style:name="T122_340" style:family="text"/>
    <style:style style:name="T122_341" style:family="text"/>
    <style:style style:name="T122_342" style:family="text"/>
    <style:style style:name="T122_343" style:family="text"/>
    <style:style style:name="T122_344" style:family="text"/>
    <style:style style:name="T122_345" style:family="text"/>
    <style:style style:name="T122_346" style:family="text"/>
    <style:style style:name="T122_347" style:family="text"/>
    <style:style style:name="T122_348" style:family="text"/>
    <style:style style:name="T122_349" style:family="text"/>
    <style:style style:name="T122_350" style:family="text"/>
    <style:style style:name="T122_351" style:family="text"/>
    <style:style style:name="T122_352" style:family="text"/>
    <style:style style:name="T122_353" style:family="text"/>
    <style:style style:name="T122_354" style:family="text"/>
    <style:style style:name="T122_355" style:family="text"/>
    <style:style style:name="T122_356" style:family="text"/>
    <style:style style:name="T122_357" style:family="text"/>
    <style:style style:name="T122_358" style:family="text"/>
    <style:style style:name="T122_359" style:family="text"/>
    <style:style style:name="T122_360" style:family="text"/>
    <style:style style:name="T122_361" style:family="text"/>
    <style:style style:name="T122_362" style:family="text"/>
    <style:style style:name="T122_363" style:family="text"/>
    <style:style style:name="T122_364" style:family="text"/>
    <style:style style:name="T122_365" style:family="text"/>
    <style:style style:name="T122_366" style:family="text"/>
    <style:style style:name="T122_367" style:family="text"/>
    <style:style style:name="T122_368" style:family="text"/>
    <style:style style:name="T122_369" style:family="text"/>
    <style:style style:name="T122_370" style:family="text"/>
    <style:style style:name="T122_371" style:family="text"/>
    <style:style style:name="T122_372" style:family="text"/>
    <style:style style:name="T122_373" style:family="text"/>
    <style:style style:name="T122_374" style:family="text"/>
    <style:style style:name="T122_375" style:family="text"/>
    <style:style style:name="T122_376" style:family="text"/>
    <style:style style:name="T122_377" style:family="text"/>
    <style:style style:name="T122_378" style:family="text"/>
    <style:style style:name="T122_379" style:family="text"/>
    <style:style style:name="T122_380" style:family="text"/>
    <style:style style:name="T122_381" style:family="text"/>
    <style:style style:name="T122_382" style:family="text"/>
    <style:style style:name="T122_383" style:family="text"/>
    <style:style style:name="T122_384" style:family="text"/>
    <style:style style:name="T122_385" style:family="text"/>
    <style:style style:name="T122_386" style:family="text"/>
    <style:style style:name="T122_387" style:family="text"/>
    <style:style style:name="T122_388" style:family="text"/>
    <style:style style:name="T122_389" style:family="text"/>
    <style:style style:name="T122_390" style:family="text"/>
    <style:style style:name="T122_391" style:family="text"/>
    <style:style style:name="T122_392" style:family="text"/>
    <style:style style:name="T122_393" style:family="text"/>
    <style:style style:name="T122_394" style:family="text"/>
    <style:style style:name="T122_395" style:family="text"/>
    <style:style style:name="T122_396" style:family="text"/>
    <style:style style:name="T122_397" style:family="text"/>
    <style:style style:name="T122_398" style:family="text"/>
    <style:style style:name="T122_399" style:family="text"/>
    <style:style style:name="T122_400" style:family="text"/>
    <style:style style:name="T122_401" style:family="text"/>
    <style:style style:name="T122_402" style:family="text"/>
    <style:style style:name="T122_403" style:family="text"/>
    <style:style style:name="T122_404" style:family="text"/>
    <style:style style:name="T122_405" style:family="text"/>
    <style:style style:name="T122_406" style:family="text"/>
    <style:style style:name="T122_407" style:family="text"/>
    <style:style style:name="T122_408" style:family="text"/>
    <style:style style:name="T122_409" style:family="text"/>
    <style:style style:name="T122_410" style:family="text"/>
    <style:style style:name="T122_411" style:family="text"/>
    <style:style style:name="T122_412" style:family="text"/>
    <style:style style:name="T122_413" style:family="text"/>
    <style:style style:name="T122_414" style:family="text"/>
    <style:style style:name="T122_415" style:family="text"/>
    <style:style style:name="T122_416" style:family="text"/>
    <style:style style:name="T122_417" style:family="text"/>
    <style:style style:name="T122_418" style:family="text"/>
    <style:style style:name="T122_419" style:family="text"/>
    <style:style style:name="T122_420" style:family="text"/>
    <style:style style:name="T122_421" style:family="text"/>
    <style:style style:name="T122_422" style:family="text"/>
    <style:style style:name="T122_423" style:family="text"/>
    <style:style style:name="T122_424" style:family="text"/>
    <style:style style:name="T122_425" style:family="text"/>
    <style:style style:name="T122_426" style:family="text"/>
    <style:style style:name="T122_427" style:family="text"/>
    <style:style style:name="T122_428" style:family="text"/>
    <style:style style:name="T122_429" style:family="text"/>
    <style:style style:name="T122_430" style:family="text"/>
    <style:style style:name="T122_431" style:family="text"/>
    <style:style style:name="T122_432" style:family="text"/>
    <style:style style:name="T122_433" style:family="text"/>
    <style:style style:name="T122_434" style:family="text"/>
    <style:style style:name="T122_435" style:family="text"/>
    <style:style style:name="T122_436" style:family="text"/>
    <style:style style:name="T122_437" style:family="text"/>
    <style:style style:name="T122_438" style:family="text"/>
    <style:style style:name="T122_439" style:family="text"/>
    <style:style style:name="T122_440" style:family="text"/>
    <style:style style:name="T122_441" style:family="text"/>
    <style:style style:name="T122_442" style:family="text"/>
    <style:style style:name="T122_443" style:family="text"/>
    <style:style style:name="T122_444" style:family="text"/>
    <style:style style:name="T122_445" style:family="text"/>
    <style:style style:name="T122_446" style:family="text"/>
    <style:style style:name="T122_447" style:family="text"/>
    <style:style style:name="T122_448" style:family="text"/>
    <style:style style:name="T122_449" style:family="text"/>
    <style:style style:name="T122_450" style:family="text"/>
    <style:style style:name="T122_451" style:family="text"/>
    <style:style style:name="T122_452" style:family="text"/>
    <style:style style:name="T122_453" style:family="text"/>
    <style:style style:name="T122_454" style:family="text"/>
    <style:style style:name="T122_455" style:family="text"/>
    <style:style style:name="T122_456" style:family="text"/>
    <style:style style:name="T122_457" style:family="text"/>
    <style:style style:name="T122_458" style:family="text"/>
    <style:style style:name="T122_459" style:family="text"/>
    <style:style style:name="T122_460" style:family="text"/>
    <style:style style:name="T122_461" style:family="text"/>
    <style:style style:name="T122_462" style:family="text"/>
    <style:style style:name="T122_463" style:family="text"/>
    <style:style style:name="T122_464" style:family="text"/>
    <style:style style:name="T122_465" style:family="text"/>
    <style:style style:name="T122_466" style:family="text"/>
    <style:style style:name="T122_467" style:family="text"/>
    <style:style style:name="T122_468" style:family="text"/>
    <style:style style:name="T122_469" style:family="text"/>
    <style:style style:name="T122_470" style:family="text"/>
    <style:style style:name="T122_471" style:family="text"/>
    <style:style style:name="T122_472" style:family="text"/>
    <style:style style:name="T122_473" style:family="text"/>
    <style:style style:name="T122_474" style:family="text"/>
    <style:style style:name="T122_475" style:family="text"/>
    <style:style style:name="T122_476" style:family="text"/>
    <style:style style:name="T122_477" style:family="text"/>
    <style:style style:name="T122_478" style:family="text"/>
    <style:style style:name="T122_479" style:family="text"/>
    <style:style style:name="T122_480" style:family="text"/>
    <style:style style:name="T122_481" style:family="text"/>
    <style:style style:name="T122_482" style:family="text"/>
    <style:style style:name="T122_483" style:family="text"/>
    <style:style style:name="T122_484" style:family="text"/>
    <style:style style:name="T122_485" style:family="text"/>
    <style:style style:name="T122_486" style:family="text"/>
    <style:style style:name="T122_487" style:family="text"/>
    <style:style style:name="T122_488" style:family="text"/>
    <style:style style:name="T122_489" style:family="text"/>
    <style:style style:name="T122_490" style:family="text"/>
    <style:style style:name="T122_491" style:family="text"/>
    <style:style style:name="T122_492" style:family="text"/>
    <style:style style:name="T122_493" style:family="text"/>
    <style:style style:name="T122_494" style:family="text"/>
    <style:style style:name="T122_495" style:family="text"/>
    <style:style style:name="T122_496" style:family="text"/>
    <style:style style:name="T122_497" style:family="text"/>
    <style:style style:name="T122_498" style:family="text"/>
    <style:style style:name="T122_499" style:family="text"/>
    <style:style style:name="T122_500" style:family="text"/>
    <style:style style:name="T122_501" style:family="text"/>
    <style:style style:name="T122_502" style:family="text"/>
    <style:style style:name="T122_503" style:family="text"/>
    <style:style style:name="T122_504" style:family="text"/>
    <style:style style:name="T122_505" style:family="text"/>
    <style:style style:name="T122_506" style:family="text"/>
    <style:style style:name="T122_507" style:family="text"/>
    <style:style style:name="T122_508" style:family="text"/>
    <style:style style:name="T122_509" style:family="text"/>
    <style:style style:name="T122_510" style:family="text"/>
    <style:style style:name="T122_511" style:family="text"/>
    <style:style style:name="T122_512" style:family="text"/>
    <style:style style:name="T122_513" style:family="text"/>
    <style:style style:name="T122_514" style:family="text"/>
    <style:style style:name="T122_515" style:family="text"/>
    <style:style style:name="T122_516" style:family="text"/>
    <style:style style:name="T122_517" style:family="text"/>
    <style:style style:name="T122_518" style:family="text"/>
    <style:style style:name="T122_519" style:family="text"/>
    <style:style style:name="T122_520" style:family="text"/>
    <style:style style:name="T122_521" style:family="text"/>
    <style:style style:name="T122_522" style:family="text"/>
    <style:style style:name="T122_523" style:family="text"/>
    <style:style style:name="T122_524" style:family="text"/>
    <style:style style:name="T122_525" style:family="text"/>
    <style:style style:name="T122_526" style:family="text"/>
    <style:style style:name="T122_527" style:family="text"/>
    <style:style style:name="T122_528" style:family="text"/>
    <style:style style:name="T122_529" style:family="text"/>
    <style:style style:name="T122_530" style:family="text"/>
    <style:style style:name="T122_531" style:family="text"/>
    <style:style style:name="T122_532" style:family="text"/>
    <style:style style:name="T122_533" style:family="text"/>
    <style:style style:name="T122_534" style:family="text"/>
    <style:style style:name="T122_535" style:family="text"/>
    <style:style style:name="T122_536" style:family="text"/>
    <style:style style:name="T122_537" style:family="text"/>
    <style:style style:name="T122_538" style:family="text"/>
    <style:style style:name="T122_539" style:family="text"/>
    <style:style style:name="T122_540" style:family="text"/>
    <style:style style:name="T122_541" style:family="text"/>
    <style:style style:name="T122_542" style:family="text"/>
    <style:style style:name="T122_543" style:family="text"/>
    <style:style style:name="T122_544" style:family="text"/>
    <style:style style:name="T122_545" style:family="text"/>
    <style:style style:name="T122_546" style:family="text"/>
    <style:style style:name="T122_547" style:family="text"/>
    <style:style style:name="T122_548" style:family="text"/>
    <style:style style:name="T122_549" style:family="text"/>
    <style:style style:name="T122_550" style:family="text"/>
    <style:style style:name="T122_551" style:family="text"/>
    <style:style style:name="T122_552" style:family="text"/>
    <style:style style:name="T122_553" style:family="text"/>
    <style:style style:name="T122_554" style:family="text"/>
    <style:style style:name="T122_555" style:family="text"/>
    <style:style style:name="T122_556" style:family="text"/>
    <style:style style:name="T122_557" style:family="text"/>
    <style:style style:name="T122_558" style:family="text"/>
    <style:style style:name="T122_559" style:family="text"/>
    <style:style style:name="T122_560" style:family="text"/>
    <style:style style:name="T122_561" style:family="text"/>
    <style:style style:name="T122_562" style:family="text"/>
    <style:style style:name="T122_563" style:family="text"/>
    <style:style style:name="T122_564" style:family="text"/>
    <style:style style:name="T122_565" style:family="text"/>
    <style:style style:name="T122_566" style:family="text"/>
    <style:style style:name="T122_567" style:family="text"/>
    <style:style style:name="T122_568" style:family="text"/>
    <style:style style:name="T122_569" style:family="text"/>
    <style:style style:name="T122_570" style:family="text"/>
    <style:style style:name="T122_571" style:family="text"/>
    <style:style style:name="T122_572" style:family="text"/>
    <style:style style:name="T122_573" style:family="text"/>
    <style:style style:name="T122_574" style:family="text"/>
    <style:style style:name="T122_575" style:family="text"/>
    <style:style style:name="T122_576" style:family="text"/>
    <style:style style:name="T122_577" style:family="text"/>
    <style:style style:name="T122_578" style:family="text"/>
    <style:style style:name="T122_579" style:family="text"/>
    <style:style style:name="T122_580" style:family="text"/>
    <style:style style:name="T122_581" style:family="text"/>
    <style:style style:name="T122_582" style:family="text"/>
    <style:style style:name="T122_583" style:family="text"/>
    <style:style style:name="T122_584" style:family="text"/>
    <style:style style:name="T122_585" style:family="text"/>
    <style:style style:name="T122_586" style:family="text"/>
    <style:style style:name="T122_587" style:family="text"/>
    <style:style style:name="T122_588" style:family="text"/>
    <style:style style:name="T122_589" style:family="text"/>
    <style:style style:name="T122_590" style:family="text"/>
    <style:style style:name="T122_591" style:family="text"/>
    <style:style style:name="T122_592" style:family="text"/>
    <style:style style:name="T122_593" style:family="text"/>
    <style:style style:name="T122_594" style:family="text"/>
    <style:style style:name="T122_595" style:family="text"/>
    <style:style style:name="T122_596" style:family="text"/>
    <style:style style:name="T122_597" style:family="text"/>
    <style:style style:name="T122_598" style:family="text"/>
    <style:style style:name="T122_599" style:family="text"/>
    <style:style style:name="T122_600" style:family="text"/>
    <style:style style:name="T122_601" style:family="text"/>
    <style:style style:name="T122_602" style:family="text"/>
    <style:style style:name="T122_603" style:family="text"/>
    <style:style style:name="T122_604" style:family="text"/>
    <style:style style:name="T122_605" style:family="text"/>
    <style:style style:name="T122_606" style:family="text"/>
    <style:style style:name="T122_607" style:family="text"/>
    <style:style style:name="T122_608" style:family="text"/>
    <style:style style:name="T122_609" style:family="text"/>
    <style:style style:name="T122_610" style:family="text"/>
    <style:style style:name="T122_611" style:family="text"/>
    <style:style style:name="T122_612" style:family="text"/>
    <style:style style:name="T122_613" style:family="text"/>
    <style:style style:name="T122_614" style:family="text"/>
    <style:style style:name="T122_615" style:family="text"/>
    <style:style style:name="T122_616" style:family="text"/>
    <style:style style:name="T122_617" style:family="text"/>
    <style:style style:name="T122_618" style:family="text"/>
    <style:style style:name="T122_619" style:family="text"/>
    <style:style style:name="T122_620" style:family="text"/>
    <style:style style:name="T122_621" style:family="text"/>
    <style:style style:name="T122_622" style:family="text"/>
    <style:style style:name="T122_623" style:family="text"/>
    <style:style style:name="T122_624" style:family="text"/>
    <style:style style:name="T122_625" style:family="text"/>
    <style:style style:name="T122_626" style:family="text"/>
    <style:style style:name="T122_627" style:family="text"/>
    <style:style style:name="T122_628" style:family="text"/>
    <style:style style:name="T122_629" style:family="text"/>
    <style:style style:name="T122_630" style:family="text"/>
    <style:style style:name="T122_631" style:family="text"/>
    <style:style style:name="T122_632" style:family="text"/>
    <style:style style:name="T122_633" style:family="text"/>
    <style:style style:name="T122_634" style:family="text"/>
    <style:style style:name="T122_635" style:family="text"/>
    <style:style style:name="T122_636" style:family="text"/>
    <style:style style:name="T122_637" style:family="text"/>
    <style:style style:name="T122_638" style:family="text"/>
    <style:style style:name="T122_639" style:family="text"/>
    <style:style style:name="T122_640" style:family="text"/>
    <style:style style:name="T122_641" style:family="text"/>
    <style:style style:name="T122_642" style:family="text"/>
    <style:style style:name="T122_643" style:family="text"/>
    <style:style style:name="T122_644" style:family="text"/>
    <style:style style:name="T122_645" style:family="text"/>
    <style:style style:name="T122_646" style:family="text"/>
    <style:style style:name="T122_647" style:family="text"/>
    <style:style style:name="T122_648" style:family="text"/>
    <style:style style:name="T122_649" style:family="text"/>
    <style:style style:name="T122_650" style:family="text"/>
    <style:style style:name="T122_651" style:family="text"/>
    <style:style style:name="T122_652" style:family="text"/>
    <style:style style:name="T122_653" style:family="text"/>
    <style:style style:name="T122_654" style:family="text"/>
    <style:style style:name="T122_655" style:family="text"/>
    <style:style style:name="T122_656" style:family="text"/>
    <style:style style:name="T122_657" style:family="text"/>
    <style:style style:name="T122_658" style:family="text"/>
    <style:style style:name="T122_659" style:family="text"/>
    <style:style style:name="T122_660" style:family="text"/>
    <style:style style:name="T122_661" style:family="text"/>
    <style:style style:name="T122_662" style:family="text"/>
    <style:style style:name="T122_663" style:family="text"/>
    <style:style style:name="T122_664" style:family="text"/>
    <style:style style:name="T122_665" style:family="text"/>
    <style:style style:name="T122_666" style:family="text"/>
    <style:style style:name="T122_667" style:family="text"/>
    <style:style style:name="T122_668" style:family="text"/>
    <style:style style:name="T122_669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text-indent="0cm" fo:line-height="115%" fo:margin-left="1.27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T126_114" style:family="text"/>
    <style:style style:name="T126_115" style:family="text"/>
    <style:style style:name="T126_116" style:family="text"/>
    <style:style style:name="T126_117" style:family="text"/>
    <style:style style:name="T126_118" style:family="text"/>
    <style:style style:name="T126_119" style:family="text"/>
    <style:style style:name="T126_120" style:family="text"/>
    <style:style style:name="T126_121" style:family="text"/>
    <style:style style:name="T126_122" style:family="text"/>
    <style:style style:name="T126_123" style:family="text"/>
    <style:style style:name="T126_124" style:family="text"/>
    <style:style style:name="T126_125" style:family="text"/>
    <style:style style:name="T126_126" style:family="text"/>
    <style:style style:name="T126_127" style:family="text"/>
    <style:style style:name="T126_128" style:family="text"/>
    <style:style style:name="T126_129" style:family="text"/>
    <style:style style:name="T126_130" style:family="text"/>
    <style:style style:name="T126_131" style:family="text"/>
    <style:style style:name="T126_132" style:family="text"/>
    <style:style style:name="T126_133" style:family="text"/>
    <style:style style:name="T126_134" style:family="text"/>
    <style:style style:name="T126_135" style:family="text"/>
    <style:style style:name="T126_136" style:family="text"/>
    <style:style style:name="T126_137" style:family="text"/>
    <style:style style:name="T126_138" style:family="text"/>
    <style:style style:name="T126_139" style:family="text"/>
    <style:style style:name="T126_140" style:family="text"/>
    <style:style style:name="T126_141" style:family="text"/>
    <style:style style:name="T126_142" style:family="text"/>
    <style:style style:name="T126_143" style:family="text"/>
    <style:style style:name="T126_144" style:family="text"/>
    <style:style style:name="T126_145" style:family="text"/>
    <style:style style:name="T126_146" style:family="text"/>
    <style:style style:name="T126_147" style:family="text"/>
    <style:style style:name="T126_148" style:family="text"/>
    <style:style style:name="T126_149" style:family="text"/>
    <style:style style:name="T126_150" style:family="text"/>
    <style:style style:name="T126_151" style:family="text"/>
    <style:style style:name="T126_152" style:family="text"/>
    <style:style style:name="T126_153" style:family="text"/>
    <style:style style:name="T126_154" style:family="text"/>
    <style:style style:name="T126_155" style:family="text"/>
    <style:style style:name="T126_156" style:family="text"/>
    <style:style style:name="T126_157" style:family="text"/>
    <style:style style:name="T126_158" style:family="text"/>
    <style:style style:name="T126_159" style:family="text"/>
    <style:style style:name="T126_160" style:family="text"/>
    <style:style style:name="T126_161" style:family="text"/>
    <style:style style:name="T126_162" style:family="text"/>
    <style:style style:name="T126_163" style:family="text"/>
    <style:style style:name="T126_164" style:family="text"/>
    <style:style style:name="T126_165" style:family="text"/>
    <style:style style:name="T126_166" style:family="text"/>
    <style:style style:name="T126_167" style:family="text"/>
    <style:style style:name="T126_168" style:family="text"/>
    <style:style style:name="T126_169" style:family="text"/>
    <style:style style:name="T126_170" style:family="text"/>
    <style:style style:name="T126_171" style:family="text"/>
    <style:style style:name="T126_172" style:family="text"/>
    <style:style style:name="T126_173" style:family="text"/>
    <style:style style:name="T126_174" style:family="text"/>
    <style:style style:name="T126_175" style:family="text"/>
    <style:style style:name="T126_176" style:family="text"/>
    <style:style style:name="T126_177" style:family="text"/>
    <style:style style:name="T126_178" style:family="text"/>
    <style:style style:name="T126_179" style:family="text"/>
    <style:style style:name="T126_180" style:family="text"/>
    <style:style style:name="T126_181" style:family="text"/>
    <style:style style:name="T126_182" style:family="text"/>
    <style:style style:name="T126_183" style:family="text"/>
    <style:style style:name="T126_184" style:family="text"/>
    <style:style style:name="T126_185" style:family="text"/>
    <style:style style:name="T126_186" style:family="text"/>
    <style:style style:name="T126_187" style:family="text"/>
    <style:style style:name="T126_188" style:family="text"/>
    <style:style style:name="T126_189" style:family="text"/>
    <style:style style:name="T126_190" style:family="text"/>
    <style:style style:name="T126_191" style:family="text"/>
    <style:style style:name="T126_192" style:family="text"/>
    <style:style style:name="T126_193" style:family="text"/>
    <style:style style:name="T126_194" style:family="text"/>
    <style:style style:name="T126_195" style:family="text"/>
    <style:style style:name="T126_196" style:family="text"/>
    <style:style style:name="T126_197" style:family="text"/>
    <style:style style:name="T126_198" style:family="text"/>
    <style:style style:name="T126_199" style:family="text"/>
    <style:style style:name="T126_200" style:family="text"/>
    <style:style style:name="T126_201" style:family="text"/>
    <style:style style:name="T126_202" style:family="text"/>
    <style:style style:name="T126_203" style:family="text"/>
    <style:style style:name="T126_204" style:family="text"/>
    <style:style style:name="T126_205" style:family="text"/>
    <style:style style:name="T126_206" style:family="text"/>
    <style:style style:name="T126_207" style:family="text"/>
    <style:style style:name="T126_208" style:family="text"/>
    <style:style style:name="T126_209" style:family="text"/>
    <style:style style:name="T126_210" style:family="text"/>
    <style:style style:name="T126_211" style:family="text"/>
    <style:style style:name="T126_212" style:family="text"/>
    <style:style style:name="T126_213" style:family="text"/>
    <style:style style:name="T126_214" style:family="text"/>
    <style:style style:name="T126_215" style:family="text"/>
    <style:style style:name="T126_216" style:family="text"/>
    <style:style style:name="T126_217" style:family="text"/>
    <style:style style:name="T126_218" style:family="text"/>
    <style:style style:name="T126_219" style:family="text"/>
    <style:style style:name="T126_220" style:family="text"/>
    <style:style style:name="T126_221" style:family="text"/>
    <style:style style:name="T126_222" style:family="text"/>
    <style:style style:name="T126_223" style:family="text"/>
    <style:style style:name="T126_224" style:family="text"/>
    <style:style style:name="T126_225" style:family="text"/>
    <style:style style:name="T126_226" style:family="text"/>
    <style:style style:name="T126_227" style:family="text"/>
    <style:style style:name="T126_228" style:family="text"/>
    <style:style style:name="T126_229" style:family="text"/>
    <style:style style:name="T126_230" style:family="text"/>
    <style:style style:name="T126_231" style:family="text">
      <style:text-properties fo:font-size="10pt" style:font-size-asian="10pt" style:font-size-complex="10pt"/>
    </style:style>
    <style:style style:name="T126_232" style:family="text"/>
    <style:style style:name="T126_233" style:family="text"/>
    <style:style style:name="T126_234" style:family="text"/>
    <style:style style:name="T126_235" style:family="text"/>
    <style:style style:name="T126_236" style:family="text"/>
    <style:style style:name="T126_237" style:family="text"/>
    <style:style style:name="T126_238" style:family="text"/>
    <style:style style:name="T126_239" style:family="text"/>
    <style:style style:name="T126_240" style:family="text"/>
    <style:style style:name="T126_241" style:family="text"/>
    <style:style style:name="T126_242" style:family="text"/>
    <style:style style:name="T126_243" style:family="text"/>
    <style:style style:name="T126_244" style:family="text"/>
    <style:style style:name="T126_245" style:family="text"/>
    <style:style style:name="T126_246" style:family="text"/>
    <style:style style:name="T126_247" style:family="text"/>
    <style:style style:name="T126_248" style:family="text"/>
    <style:style style:name="T126_249" style:family="text"/>
    <style:style style:name="T126_250" style:family="text"/>
    <style:style style:name="T126_251" style:family="text"/>
    <style:style style:name="T126_252" style:family="text"/>
    <style:style style:name="T126_253" style:family="text"/>
    <style:style style:name="T126_254" style:family="text"/>
    <style:style style:name="T126_255" style:family="text"/>
    <style:style style:name="T126_256" style:family="text"/>
    <style:style style:name="T126_257" style:family="text"/>
    <style:style style:name="T126_258" style:family="text"/>
    <style:style style:name="T126_259" style:family="text"/>
    <style:style style:name="T126_260" style:family="text"/>
    <style:style style:name="T126_261" style:family="text"/>
    <style:style style:name="T126_262" style:family="text"/>
    <style:style style:name="T126_263" style:family="text"/>
    <style:style style:name="T126_264" style:family="text"/>
    <style:style style:name="T126_265" style:family="text"/>
    <style:style style:name="T126_266" style:family="text"/>
    <style:style style:name="T126_267" style:family="text"/>
    <style:style style:name="T126_268" style:family="text"/>
    <style:style style:name="T126_269" style:family="text"/>
    <style:style style:name="T126_270" style:family="text"/>
    <style:style style:name="T126_271" style:family="text"/>
    <style:style style:name="T126_272" style:family="text"/>
    <style:style style:name="T126_273" style:family="text"/>
    <style:style style:name="T126_274" style:family="text"/>
    <style:style style:name="T126_275" style:family="text"/>
    <style:style style:name="T126_276" style:family="text"/>
    <style:style style:name="T126_277" style:family="text"/>
    <style:style style:name="T126_278" style:family="text"/>
    <style:style style:name="T126_279" style:family="text"/>
    <style:style style:name="T126_280" style:family="text"/>
    <style:style style:name="T126_281" style:family="text"/>
    <style:style style:name="T126_282" style:family="text"/>
    <style:style style:name="T126_283" style:family="text"/>
    <style:style style:name="T126_284" style:family="text"/>
    <style:style style:name="T126_285" style:family="text"/>
    <style:style style:name="T126_286" style:family="text"/>
    <style:style style:name="T126_287" style:family="text"/>
    <style:style style:name="T126_288" style:family="text"/>
    <style:style style:name="T126_289" style:family="text"/>
    <style:style style:name="T126_290" style:family="text"/>
    <style:style style:name="T126_291" style:family="text"/>
    <style:style style:name="T126_292" style:family="text"/>
    <style:style style:name="T126_293" style:family="text"/>
    <style:style style:name="T126_294" style:family="text"/>
    <style:style style:name="T126_295" style:family="text"/>
    <style:style style:name="T126_296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T128_3" style:family="text">
      <style:text-properties fo:font-weight="bold" style:font-weight-asian="bold" style:font-weight-complex="bold"/>
    </style:style>
    <style:style style:name="T128_4" style:family="text">
      <style:text-properties fo:font-weight="bold" style:font-weight-asian="bold" style:font-weight-complex="bold"/>
    </style:style>
    <style:style style:name="T128_5" style:family="text">
      <style:text-properties fo:font-weight="bold" style:font-weight-asian="bold" style:font-weight-complex="bold"/>
    </style:style>
    <style:style style:name="T128_6" style:family="text">
      <style:text-properties fo:font-weight="bold" style:font-weight-asian="bold" style:font-weight-complex="bold"/>
    </style:style>
    <style:style style:name="T128_7" style:family="text">
      <style:text-properties fo:font-weight="bold" style:font-weight-asian="bold" style:font-weight-complex="bold"/>
    </style:style>
    <style:style style:name="T128_8" style:family="text">
      <style:text-properties fo:font-weight="bold" style:font-weight-asian="bold" style:font-weight-complex="bold"/>
    </style:style>
    <style:style style:name="T128_9" style:family="text">
      <style:text-properties fo:font-weight="bold" style:font-weight-asian="bold" style:font-weight-complex="bold"/>
    </style:style>
    <style:style style:name="T128_10" style:family="text">
      <style:text-properties fo:font-weight="bold" style:font-weight-asian="bold" style:font-weight-complex="bold"/>
    </style:style>
    <style:style style:name="T128_11" style:family="text">
      <style:text-properties fo:font-weight="bold" style:font-weight-asian="bold" style:font-weight-complex="bold"/>
    </style:style>
    <style:style style:name="T128_12" style:family="text">
      <style:text-properties fo:font-weight="bold" style:font-weight-asian="bold" style:font-weight-complex="bold"/>
    </style:style>
    <style:style style:name="T128_13" style:family="text">
      <style:text-properties fo:font-weight="bold" style:font-weight-asian="bold" style:font-weight-complex="bold"/>
    </style:style>
    <style:style style:name="T128_14" style:family="text">
      <style:text-properties fo:font-weight="bold" style:font-weight-asian="bold" style:font-weight-complex="bold"/>
    </style:style>
    <style:style style:name="T128_15" style:family="text">
      <style:text-properties fo:font-weight="bold" style:font-weight-asian="bold" style:font-weight-complex="bold"/>
    </style:style>
    <style:style style:name="T128_16" style:family="text">
      <style:text-properties fo:font-weight="bold" style:font-weight-asian="bold" style:font-weight-complex="bold"/>
    </style:style>
    <style:style style:name="T128_17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>
      <style:text-properties fo:font-style="italic" style:font-style-asian="italic" style:font-style-complex="italic"/>
    </style:style>
    <style:style style:name="T129_94" style:family="text">
      <style:text-properties fo:font-style="italic" style:font-style-asian="italic" style:font-style-complex="italic"/>
    </style:style>
    <style:style style:name="T129_95" style:family="text">
      <style:text-properties fo:font-style="italic" style:font-style-asian="italic" style:font-style-complex="italic"/>
    </style:style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/>
    <style:style style:name="T129_132" style:family="text"/>
    <style:style style:name="T129_133" style:family="text"/>
    <style:style style:name="T129_134" style:family="text"/>
    <style:style style:name="T129_135" style:family="text"/>
    <style:style style:name="T129_136" style:family="text"/>
    <style:style style:name="T129_137" style:family="text"/>
    <style:style style:name="T129_138" style:family="text"/>
    <style:style style:name="T129_139" style:family="text"/>
    <style:style style:name="T129_140" style:family="text"/>
    <style:style style:name="T129_141" style:family="text"/>
    <style:style style:name="T129_142" style:family="text"/>
    <style:style style:name="T129_143" style:family="text"/>
    <style:style style:name="T129_144" style:family="text"/>
    <style:style style:name="T129_145" style:family="text"/>
    <style:style style:name="T129_146" style:family="text"/>
    <style:style style:name="T129_147" style:family="text"/>
    <style:style style:name="T129_148" style:family="text"/>
    <style:style style:name="T129_149" style:family="text"/>
    <style:style style:name="T129_150" style:family="text"/>
    <style:style style:name="T129_151" style:family="text"/>
    <style:style style:name="T129_152" style:family="text"/>
    <style:style style:name="T129_153" style:family="text"/>
    <style:style style:name="T129_154" style:family="text"/>
    <style:style style:name="T129_155" style:family="text"/>
    <style:style style:name="T129_156" style:family="text"/>
    <style:style style:name="T129_157" style:family="text"/>
    <style:style style:name="T129_158" style:family="text"/>
    <style:style style:name="T129_159" style:family="text"/>
    <style:style style:name="T129_160" style:family="text"/>
    <style:style style:name="T129_161" style:family="text"/>
    <style:style style:name="T129_162" style:family="text"/>
    <style:style style:name="T129_163" style:family="text"/>
    <style:style style:name="T129_164" style:family="text"/>
    <style:style style:name="T129_165" style:family="text"/>
    <style:style style:name="T129_166" style:family="text"/>
    <style:style style:name="T129_167" style:family="text"/>
    <style:style style:name="T129_168" style:family="text"/>
    <style:style style:name="T129_169" style:family="text"/>
    <style:style style:name="T129_170" style:family="text"/>
    <style:style style:name="T129_171" style:family="text"/>
    <style:style style:name="T129_172" style:family="text"/>
    <style:style style:name="T129_173" style:family="text"/>
    <style:style style:name="T129_174" style:family="text"/>
    <style:style style:name="T129_175" style:family="text"/>
    <style:style style:name="T129_176" style:family="text"/>
    <style:style style:name="T129_177" style:family="text"/>
    <style:style style:name="T129_178" style:family="text"/>
    <style:style style:name="T129_179" style:family="text"/>
    <style:style style:name="T129_180" style:family="text"/>
    <style:style style:name="T129_181" style:family="text"/>
    <style:style style:name="T129_182" style:family="text"/>
    <style:style style:name="T129_183" style:family="text"/>
    <style:style style:name="T129_184" style:family="text"/>
    <style:style style:name="T129_185" style:family="text"/>
    <style:style style:name="T129_186" style:family="text"/>
    <style:style style:name="T129_187" style:family="text"/>
    <style:style style:name="T129_188" style:family="text"/>
    <style:style style:name="T129_189" style:family="text"/>
    <style:style style:name="T129_190" style:family="text"/>
    <style:style style:name="T129_191" style:family="text"/>
    <style:style style:name="T129_192" style:family="text"/>
    <style:style style:name="T129_193" style:family="text"/>
    <style:style style:name="T129_194" style:family="text"/>
    <style:style style:name="T129_195" style:family="text"/>
    <style:style style:name="T129_196" style:family="text"/>
    <style:style style:name="T129_197" style:family="text"/>
    <style:style style:name="T129_198" style:family="text"/>
    <style:style style:name="T129_199" style:family="text"/>
    <style:style style:name="T129_200" style:family="text"/>
    <style:style style:name="T129_201" style:family="text"/>
    <style:style style:name="T129_202" style:family="text"/>
    <style:style style:name="T129_203" style:family="text"/>
    <style:style style:name="T129_204" style:family="text"/>
    <style:style style:name="T129_205" style:family="text"/>
    <style:style style:name="T129_206" style:family="text"/>
    <style:style style:name="T129_207" style:family="text"/>
    <style:style style:name="T129_208" style:family="text"/>
    <style:style style:name="T129_209" style:family="text"/>
    <style:style style:name="T129_210" style:family="text"/>
    <style:style style:name="T129_211" style:family="text"/>
    <style:style style:name="T129_212" style:family="text"/>
    <style:style style:name="T129_213" style:family="text"/>
    <style:style style:name="T129_214" style:family="text"/>
    <style:style style:name="T129_215" style:family="text"/>
    <style:style style:name="T129_216" style:family="text"/>
    <style:style style:name="T129_217" style:family="text"/>
    <style:style style:name="T129_218" style:family="text"/>
    <style:style style:name="T129_219" style:family="text"/>
    <style:style style:name="T129_220" style:family="text"/>
    <style:style style:name="T129_221" style:family="text"/>
    <style:style style:name="T129_222" style:family="text"/>
    <style:style style:name="T129_223" style:family="text"/>
    <style:style style:name="T129_224" style:family="text"/>
    <style:style style:name="T129_225" style:family="text"/>
    <style:style style:name="T129_226" style:family="text"/>
    <style:style style:name="T129_227" style:family="text"/>
    <style:style style:name="T129_228" style:family="text"/>
    <style:style style:name="T129_229" style:family="text"/>
    <style:style style:name="T129_230" style:family="text"/>
    <style:style style:name="T129_231" style:family="text"/>
    <style:style style:name="T129_232" style:family="text"/>
    <style:style style:name="T129_233" style:family="text"/>
    <style:style style:name="T129_234" style:family="text"/>
    <style:style style:name="T129_235" style:family="text"/>
    <style:style style:name="T129_236" style:family="text"/>
    <style:style style:name="T129_237" style:family="text"/>
    <style:style style:name="T129_238" style:family="text"/>
    <style:style style:name="T129_239" style:family="text"/>
    <style:style style:name="T129_240" style:family="text"/>
    <style:style style:name="T129_241" style:family="text"/>
    <style:style style:name="T129_242" style:family="text"/>
    <style:style style:name="T129_243" style:family="text"/>
    <style:style style:name="T129_244" style:family="text"/>
    <style:style style:name="T129_245" style:family="text"/>
    <style:style style:name="T129_246" style:family="text"/>
    <style:style style:name="T129_247" style:family="text"/>
    <style:style style:name="T129_248" style:family="text"/>
    <style:style style:name="T129_249" style:family="text"/>
    <style:style style:name="T129_250" style:family="text"/>
    <style:style style:name="T129_251" style:family="text"/>
    <style:style style:name="T129_252" style:family="text"/>
    <style:style style:name="T129_253" style:family="text"/>
    <style:style style:name="T129_254" style:family="text"/>
    <style:style style:name="T129_255" style:family="text"/>
    <style:style style:name="T129_256" style:family="text"/>
    <style:style style:name="T129_257" style:family="text"/>
    <style:style style:name="T129_258" style:family="text"/>
    <style:style style:name="T129_259" style:family="text"/>
    <style:style style:name="T129_260" style:family="text"/>
    <style:style style:name="T129_261" style:family="text"/>
    <style:style style:name="T129_262" style:family="text"/>
    <style:style style:name="T129_263" style:family="text"/>
    <style:style style:name="T129_264" style:family="text"/>
    <style:style style:name="T129_265" style:family="text"/>
    <style:style style:name="T129_266" style:family="text"/>
    <style:style style:name="T129_267" style:family="text"/>
    <style:style style:name="T129_268" style:family="text"/>
    <style:style style:name="T129_269" style:family="text"/>
    <style:style style:name="T129_270" style:family="text"/>
    <style:style style:name="T129_271" style:family="text"/>
    <style:style style:name="T129_272" style:family="text"/>
    <style:style style:name="T129_273" style:family="text"/>
    <style:style style:name="T129_274" style:family="text"/>
    <style:style style:name="T129_275" style:family="text"/>
    <style:style style:name="T129_276" style:family="text"/>
    <style:style style:name="T129_277" style:family="text"/>
    <style:style style:name="T129_278" style:family="text"/>
    <style:style style:name="T129_279" style:family="text"/>
    <style:style style:name="T129_280" style:family="text"/>
    <style:style style:name="T129_281" style:family="text"/>
    <style:style style:name="T129_282" style:family="text"/>
    <style:style style:name="T129_283" style:family="text"/>
    <style:style style:name="T129_284" style:family="text"/>
    <style:style style:name="T129_285" style:family="text"/>
    <style:style style:name="T129_286" style:family="text"/>
    <style:style style:name="T129_287" style:family="text"/>
    <style:style style:name="T129_288" style:family="text"/>
    <style:style style:name="T129_289" style:family="text"/>
    <style:style style:name="T129_290" style:family="text"/>
    <style:style style:name="T129_291" style:family="text"/>
    <style:style style:name="T129_292" style:family="text"/>
    <style:style style:name="T129_293" style:family="text"/>
    <style:style style:name="T129_294" style:family="text"/>
    <style:style style:name="T129_295" style:family="text"/>
    <style:style style:name="T129_296" style:family="text"/>
    <style:style style:name="T129_297" style:family="text"/>
    <style:style style:name="T129_298" style:family="text"/>
    <style:style style:name="T129_299" style:family="text"/>
    <style:style style:name="T129_300" style:family="text"/>
    <style:style style:name="T129_301" style:family="text"/>
    <style:style style:name="T129_302" style:family="text"/>
    <style:style style:name="T129_303" style:family="text"/>
    <style:style style:name="T129_304" style:family="text"/>
    <style:style style:name="T129_305" style:family="text"/>
    <style:style style:name="T129_306" style:family="text"/>
    <style:style style:name="T129_307" style:family="text"/>
    <style:style style:name="T129_308" style:family="text"/>
    <style:style style:name="T129_309" style:family="text"/>
    <style:style style:name="T129_310" style:family="text"/>
    <style:style style:name="T129_311" style:family="text"/>
    <style:style style:name="T129_312" style:family="text"/>
    <style:style style:name="T129_313" style:family="text"/>
    <style:style style:name="T129_314" style:family="text"/>
    <style:style style:name="T129_315" style:family="text"/>
    <style:style style:name="T129_316" style:family="text"/>
    <style:style style:name="T129_317" style:family="text"/>
    <style:style style:name="T129_318" style:family="text"/>
    <style:style style:name="T129_319" style:family="text"/>
    <style:style style:name="T129_320" style:family="text"/>
    <style:style style:name="T129_321" style:family="text"/>
    <style:style style:name="T129_322" style:family="text"/>
    <style:style style:name="T129_323" style:family="text"/>
    <style:style style:name="T129_324" style:family="text"/>
    <style:style style:name="T129_325" style:family="text"/>
    <style:style style:name="T129_326" style:family="text"/>
    <style:style style:name="T129_327" style:family="text"/>
    <style:style style:name="T129_328" style:family="text"/>
    <style:style style:name="T129_329" style:family="text"/>
    <style:style style:name="T129_330" style:family="text"/>
    <style:style style:name="T129_331" style:family="text"/>
    <style:style style:name="T129_332" style:family="text"/>
    <style:style style:name="T129_333" style:family="text"/>
    <style:style style:name="T129_334" style:family="text"/>
    <style:style style:name="T129_335" style:family="text"/>
    <style:style style:name="T129_336" style:family="text"/>
    <style:style style:name="T129_337" style:family="text"/>
    <style:style style:name="T129_338" style:family="text"/>
    <style:style style:name="T129_339" style:family="text"/>
    <style:style style:name="T129_340" style:family="text"/>
    <style:style style:name="T129_341" style:family="text"/>
    <style:style style:name="T129_342" style:family="text"/>
    <style:style style:name="T129_343" style:family="text"/>
    <style:style style:name="T129_344" style:family="text"/>
    <style:style style:name="T129_345" style:family="text"/>
    <style:style style:name="T129_346" style:family="text"/>
    <style:style style:name="T129_347" style:family="text"/>
    <style:style style:name="T129_348" style:family="text"/>
    <style:style style:name="T129_349" style:family="text"/>
    <style:style style:name="T129_350" style:family="text"/>
    <style:style style:name="T129_351" style:family="text"/>
    <style:style style:name="T129_352" style:family="text"/>
    <style:style style:name="T129_353" style:family="text"/>
    <style:style style:name="T129_354" style:family="text"/>
    <style:style style:name="T129_355" style:family="text"/>
    <style:style style:name="T129_356" style:family="text"/>
    <style:style style:name="T129_357" style:family="text"/>
    <style:style style:name="T129_358" style:family="text"/>
    <style:style style:name="T129_359" style:family="text"/>
    <style:style style:name="T129_360" style:family="text"/>
    <style:style style:name="T129_361" style:family="text"/>
    <style:style style:name="T129_362" style:family="text"/>
    <style:style style:name="T129_363" style:family="text"/>
    <style:style style:name="T129_364" style:family="text"/>
    <style:style style:name="T129_365" style:family="text"/>
    <style:style style:name="T129_366" style:family="text"/>
    <style:style style:name="T129_367" style:family="text"/>
    <style:style style:name="T129_368" style:family="text"/>
    <style:style style:name="T129_369" style:family="text"/>
    <style:style style:name="T129_370" style:family="text"/>
    <style:style style:name="T129_371" style:family="text"/>
    <style:style style:name="T129_372" style:family="text"/>
    <style:style style:name="T129_373" style:family="text"/>
    <style:style style:name="T129_374" style:family="text"/>
    <style:style style:name="T129_375" style:family="text"/>
    <style:style style:name="T129_376" style:family="text"/>
    <style:style style:name="T129_377" style:family="text"/>
    <style:style style:name="T129_378" style:family="text"/>
    <style:style style:name="T129_379" style:family="text"/>
    <style:style style:name="T129_380" style:family="text"/>
    <style:style style:name="T129_381" style:family="text"/>
    <style:style style:name="T129_382" style:family="text"/>
    <style:style style:name="T129_383" style:family="text"/>
    <style:style style:name="T129_384" style:family="text"/>
    <style:style style:name="T129_385" style:family="text"/>
    <style:style style:name="T129_386" style:family="text"/>
    <style:style style:name="T129_387" style:family="text"/>
    <style:style style:name="T129_388" style:family="text"/>
    <style:style style:name="T129_389" style:family="text"/>
    <style:style style:name="T129_390" style:family="text"/>
    <style:style style:name="T129_391" style:family="text"/>
    <style:style style:name="T129_392" style:family="text"/>
    <style:style style:name="T129_393" style:family="text"/>
    <style:style style:name="T129_394" style:family="text"/>
    <style:style style:name="T129_395" style:family="text"/>
    <style:style style:name="T129_396" style:family="text"/>
    <style:style style:name="T129_397" style:family="text"/>
    <style:style style:name="T129_398" style:family="text"/>
    <style:style style:name="T129_399" style:family="text"/>
    <style:style style:name="T129_400" style:family="text"/>
    <style:style style:name="T129_401" style:family="text"/>
    <style:style style:name="T129_402" style:family="text"/>
    <style:style style:name="T129_403" style:family="text"/>
    <style:style style:name="T129_404" style:family="text"/>
    <style:style style:name="T129_405" style:family="text"/>
    <style:style style:name="T129_406" style:family="text"/>
    <style:style style:name="T129_407" style:family="text"/>
    <style:style style:name="T129_408" style:family="text"/>
    <style:style style:name="T129_409" style:family="text"/>
    <style:style style:name="T129_410" style:family="text"/>
    <style:style style:name="T129_411" style:family="text"/>
    <style:style style:name="T129_412" style:family="text"/>
    <style:style style:name="T129_413" style:family="text"/>
    <style:style style:name="T129_414" style:family="text"/>
    <style:style style:name="T129_415" style:family="text"/>
    <style:style style:name="T129_416" style:family="text"/>
    <style:style style:name="T129_417" style:family="text"/>
    <style:style style:name="T129_418" style:family="text"/>
    <style:style style:name="T129_419" style:family="text"/>
    <style:style style:name="T129_420" style:family="text"/>
    <style:style style:name="T129_421" style:family="text"/>
    <style:style style:name="T129_422" style:family="text"/>
    <style:style style:name="T129_423" style:family="text"/>
    <style:style style:name="T129_424" style:family="text"/>
    <style:style style:name="T129_425" style:family="text"/>
    <style:style style:name="T129_426" style:family="text"/>
    <style:style style:name="T129_427" style:family="text"/>
    <style:style style:name="T129_428" style:family="text"/>
    <style:style style:name="T129_429" style:family="text"/>
    <style:style style:name="T129_430" style:family="text"/>
    <style:style style:name="T129_431" style:family="text"/>
    <style:style style:name="T129_432" style:family="text"/>
    <style:style style:name="T129_433" style:family="text"/>
    <style:style style:name="T129_434" style:family="text"/>
    <style:style style:name="T129_435" style:family="text"/>
    <style:style style:name="T129_436" style:family="text"/>
    <style:style style:name="T129_437" style:family="text"/>
    <style:style style:name="T129_438" style:family="text"/>
    <style:style style:name="T129_439" style:family="text"/>
    <style:style style:name="T129_440" style:family="text"/>
    <style:style style:name="T129_441" style:family="text"/>
    <style:style style:name="T129_442" style:family="text"/>
    <style:style style:name="T129_443" style:family="text"/>
    <style:style style:name="T129_444" style:family="text"/>
    <style:style style:name="T129_445" style:family="text"/>
    <style:style style:name="T129_446" style:family="text"/>
    <style:style style:name="T129_447" style:family="text"/>
    <style:style style:name="T129_448" style:family="text"/>
    <style:style style:name="T129_449" style:family="text"/>
    <style:style style:name="T129_450" style:family="text"/>
    <style:style style:name="T129_451" style:family="text"/>
    <style:style style:name="T129_452" style:family="text"/>
    <style:style style:name="T129_453" style:family="text"/>
    <style:style style:name="T129_454" style:family="text"/>
    <style:style style:name="T129_455" style:family="text"/>
    <style:style style:name="T129_456" style:family="text"/>
    <style:style style:name="T129_457" style:family="text"/>
    <style:style style:name="T129_458" style:family="text"/>
    <style:style style:name="T129_459" style:family="text"/>
    <style:style style:name="T129_460" style:family="text"/>
    <style:style style:name="T129_461" style:family="text"/>
    <style:style style:name="T129_462" style:family="text"/>
    <style:style style:name="T129_463" style:family="text"/>
    <style:style style:name="T129_464" style:family="text"/>
    <style:style style:name="T129_465" style:family="text"/>
    <style:style style:name="T129_466" style:family="text"/>
    <style:style style:name="T129_467" style:family="text"/>
    <style:style style:name="T129_468" style:family="text"/>
    <style:style style:name="T129_469" style:family="text"/>
    <style:style style:name="T129_470" style:family="text"/>
    <style:style style:name="T129_471" style:family="text"/>
    <style:style style:name="T129_472" style:family="text"/>
    <style:style style:name="T129_473" style:family="text"/>
    <style:style style:name="T129_474" style:family="text"/>
    <style:style style:name="T129_475" style:family="text"/>
    <style:style style:name="T129_476" style:family="text"/>
    <style:style style:name="T129_477" style:family="text"/>
    <style:style style:name="T129_478" style:family="text"/>
    <style:style style:name="T129_479" style:family="text"/>
    <style:style style:name="T129_480" style:family="text"/>
    <style:style style:name="T129_481" style:family="text"/>
    <style:style style:name="T129_482" style:family="text"/>
    <style:style style:name="T129_483" style:family="text"/>
    <style:style style:name="T129_484" style:family="text"/>
    <style:style style:name="T129_485" style:family="text"/>
    <style:style style:name="T129_486" style:family="text"/>
    <style:style style:name="T129_487" style:family="text"/>
    <style:style style:name="T129_488" style:family="text"/>
    <style:style style:name="T129_489" style:family="text"/>
    <style:style style:name="T129_490" style:family="text"/>
    <style:style style:name="T129_491" style:family="text"/>
    <style:style style:name="T129_492" style:family="text"/>
    <style:style style:name="T129_493" style:family="text"/>
    <style:style style:name="T129_494" style:family="text"/>
    <style:style style:name="T129_495" style:family="text"/>
    <style:style style:name="T129_496" style:family="text"/>
    <style:style style:name="T129_497" style:family="text"/>
    <style:style style:name="T129_498" style:family="text"/>
    <style:style style:name="T129_499" style:family="text"/>
    <style:style style:name="T129_500" style:family="text"/>
    <style:style style:name="T129_501" style:family="text"/>
    <style:style style:name="T129_502" style:family="text"/>
    <style:style style:name="T129_503" style:family="text"/>
    <style:style style:name="T129_504" style:family="text"/>
    <style:style style:name="T129_505" style:family="text"/>
    <style:style style:name="T129_506" style:family="text"/>
    <style:style style:name="T129_507" style:family="text"/>
    <style:style style:name="T129_508" style:family="text"/>
    <style:style style:name="T129_509" style:family="text"/>
    <style:style style:name="T129_510" style:family="text"/>
    <style:style style:name="T129_511" style:family="text"/>
    <style:style style:name="T129_512" style:family="text"/>
    <style:style style:name="T129_513" style:family="text"/>
    <style:style style:name="T129_514" style:family="text"/>
    <style:style style:name="T129_515" style:family="text"/>
    <style:style style:name="T129_516" style:family="text"/>
    <style:style style:name="T129_517" style:family="text"/>
    <style:style style:name="T129_518" style:family="text"/>
    <style:style style:name="T129_519" style:family="text"/>
    <style:style style:name="T129_520" style:family="text"/>
    <style:style style:name="T129_521" style:family="text"/>
    <style:style style:name="T129_522" style:family="text"/>
    <style:style style:name="T129_523" style:family="text"/>
    <style:style style:name="T129_524" style:family="text"/>
    <style:style style:name="T129_525" style:family="text"/>
    <style:style style:name="T129_526" style:family="text"/>
    <style:style style:name="T129_527" style:family="text"/>
    <style:style style:name="T129_528" style:family="text"/>
    <style:style style:name="T129_529" style:family="text"/>
    <style:style style:name="T129_530" style:family="text"/>
    <style:style style:name="T129_531" style:family="text"/>
    <style:style style:name="T129_532" style:family="text"/>
    <style:style style:name="T129_533" style:family="text"/>
    <style:style style:name="T129_534" style:family="text"/>
    <style:style style:name="T129_535" style:family="text"/>
    <style:style style:name="T129_536" style:family="text"/>
    <style:style style:name="T129_537" style:family="text"/>
    <style:style style:name="T129_538" style:family="text"/>
    <style:style style:name="T129_539" style:family="text"/>
    <style:style style:name="T129_540" style:family="text"/>
    <style:style style:name="T129_541" style:family="text"/>
    <style:style style:name="T129_542" style:family="text"/>
    <style:style style:name="T129_543" style:family="text"/>
    <style:style style:name="T129_544" style:family="text"/>
    <style:style style:name="T129_545" style:family="text"/>
    <style:style style:name="T129_546" style:family="text"/>
    <style:style style:name="T129_547" style:family="text"/>
    <style:style style:name="T129_548" style:family="text"/>
    <style:style style:name="T129_549" style:family="text"/>
    <style:style style:name="T129_550" style:family="text"/>
    <style:style style:name="T129_551" style:family="text"/>
    <style:style style:name="T129_552" style:family="text"/>
    <style:style style:name="T129_553" style:family="text"/>
    <style:style style:name="T129_554" style:family="text"/>
    <style:style style:name="T129_555" style:family="text"/>
    <style:style style:name="T129_556" style:family="text"/>
    <style:style style:name="T129_557" style:family="text"/>
    <style:style style:name="T129_558" style:family="text"/>
    <style:style style:name="T129_559" style:family="text"/>
    <style:style style:name="T129_560" style:family="text"/>
    <style:style style:name="T129_561" style:family="text"/>
    <style:style style:name="T129_562" style:family="text"/>
    <style:style style:name="T129_563" style:family="text"/>
    <style:style style:name="T129_564" style:family="text"/>
    <style:style style:name="T129_565" style:family="text"/>
    <style:style style:name="T129_566" style:family="text"/>
    <style:style style:name="T129_567" style:family="text"/>
    <style:style style:name="T129_568" style:family="text"/>
    <style:style style:name="T129_569" style:family="text"/>
    <style:style style:name="T129_570" style:family="text"/>
    <style:style style:name="T129_571" style:family="text"/>
    <style:style style:name="T129_572" style:family="text"/>
    <style:style style:name="T129_573" style:family="text"/>
    <style:style style:name="T129_574" style:family="text"/>
    <style:style style:name="T129_575" style:family="text"/>
    <style:style style:name="T129_576" style:family="text"/>
    <style:style style:name="T129_577" style:family="text"/>
    <style:style style:name="T129_578" style:family="text"/>
    <style:style style:name="T129_579" style:family="text"/>
    <style:style style:name="T129_580" style:family="text"/>
    <style:style style:name="T129_581" style:family="text"/>
    <style:style style:name="T129_582" style:family="text"/>
    <style:style style:name="T129_583" style:family="text"/>
    <style:style style:name="T129_584" style:family="text"/>
    <style:style style:name="T129_585" style:family="text"/>
    <style:style style:name="T129_586" style:family="text"/>
    <style:style style:name="T129_587" style:family="text"/>
    <style:style style:name="T129_588" style:family="text"/>
    <style:style style:name="T129_589" style:family="text"/>
    <style:style style:name="T129_590" style:family="text"/>
    <style:style style:name="T129_591" style:family="text" style:parent-style-name="Standard"/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/>
    <style:style style:name="T131_20" style:family="text"/>
    <style:style style:name="T131_21" style:family="text" style:parent-style-name="Standard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ize="10pt" style:font-size-asian="10pt" style:font-size-complex="10pt"/>
    </style:style>
    <style:style style:name="T132_2" style:family="text">
      <style:text-properties fo:font-size="10pt" style:font-size-asian="10pt" style:font-size-complex="10pt"/>
    </style:style>
    <style:style style:name="T132_3" style:family="text">
      <style:text-properties fo:font-size="10pt" style:font-size-asian="10pt" style:font-size-complex="10pt"/>
    </style:style>
    <style:style style:name="T132_4" style:family="text">
      <style:text-properties fo:font-size="10pt" style:font-size-asian="10pt" style:font-size-complex="10pt"/>
    </style:style>
    <style:style style:name="T132_5" style:family="text">
      <style:text-properties fo:font-size="10pt" style:font-size-asian="10pt" style:font-size-complex="10pt"/>
    </style:style>
    <style:style style:name="T132_6" style:family="text">
      <style:text-properties fo:font-size="10pt" style:font-size-asian="10pt" style:font-size-complex="10pt"/>
    </style:style>
    <style:style style:name="T132_7" style:family="text">
      <style:text-properties fo:font-size="10pt" style:font-size-asian="10pt" style:font-size-complex="10pt"/>
    </style:style>
    <style:style style:name="T132_8" style:family="text">
      <style:text-properties fo:font-size="10pt" style:font-size-asian="10pt" style:font-size-complex="10pt"/>
    </style:style>
    <style:style style:name="T132_9" style:family="text">
      <style:text-properties fo:font-size="10pt" style:font-size-asian="10pt" style:font-size-complex="10pt"/>
    </style:style>
    <style:style style:name="T132_10" style:family="text">
      <style:text-properties fo:font-size="10pt" style:font-size-asian="10pt" style:font-size-complex="10pt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T132_16" style:family="text">
      <style:text-properties fo:font-size="10pt" style:font-size-asian="10pt" style:font-size-complex="10pt"/>
    </style:style>
    <style:style style:name="T132_17" style:family="text">
      <style:text-properties fo:font-size="10pt" style:font-size-asian="10pt" style:font-size-complex="10pt"/>
    </style:style>
    <style:style style:name="T132_18" style:family="text">
      <style:text-properties fo:font-size="10pt" style:font-size-asian="10pt" style:font-size-complex="10pt"/>
    </style:style>
    <style:style style:name="T132_19" style:family="text">
      <style:text-properties fo:font-size="10pt" style:font-size-asian="10pt" style:font-size-complex="10pt"/>
    </style:style>
    <style:style style:name="T132_20" style:family="text">
      <style:text-properties fo:font-size="10pt" style:font-size-asian="10pt" style:font-size-complex="10pt"/>
    </style:style>
    <style:style style:name="T132_21" style:family="text">
      <style:text-properties fo:font-size="10pt" style:font-size-asian="10pt" style:font-size-complex="10pt"/>
    </style:style>
    <style:style style:name="T132_22" style:family="text">
      <style:text-properties fo:font-size="10pt" style:font-size-asian="10pt" style:font-size-complex="10pt"/>
    </style:style>
    <style:style style:name="T132_23" style:family="text">
      <style:text-properties fo:font-size="10pt" style:font-size-asian="10pt" style:font-size-complex="10pt"/>
    </style:style>
    <style:style style:name="T132_24" style:family="text">
      <style:text-properties fo:font-size="10pt" style:font-size-asian="10pt" style:font-size-complex="10pt"/>
    </style:style>
    <style:style style:name="T132_25" style:family="text">
      <style:text-properties fo:font-size="10pt" style:font-size-asian="10pt" style:font-size-complex="10pt"/>
    </style:style>
    <style:style style:name="T132_26" style:family="text">
      <style:text-properties fo:font-size="10pt" style:font-size-asian="10pt" style:font-size-complex="10pt"/>
    </style:style>
    <style:style style:name="T132_27" style:family="text">
      <style:text-properties fo:font-size="10pt" style:font-size-asian="10pt" style:font-size-complex="10pt"/>
    </style:style>
    <style:style style:name="T132_28" style:family="text">
      <style:text-properties fo:font-size="10pt" style:font-size-asian="10pt" style:font-size-complex="10pt"/>
    </style:style>
    <style:style style:name="T132_29" style:family="text">
      <style:text-properties fo:font-size="10pt" style:font-size-asian="10pt" style:font-size-complex="10pt"/>
    </style:style>
    <style:style style:name="T132_30" style:family="text">
      <style:text-properties fo:font-size="10pt" style:font-size-asian="10pt" style:font-size-complex="10pt"/>
    </style:style>
    <style:style style:name="T132_31" style:family="text">
      <style:text-properties fo:font-size="10pt" style:font-size-asian="10pt" style:font-size-complex="10pt"/>
    </style:style>
    <style:style style:name="T132_32" style:family="text">
      <style:text-properties fo:font-size="10pt" style:font-size-asian="10pt" style:font-size-complex="10pt"/>
    </style:style>
    <style:style style:name="T132_33" style:family="text">
      <style:text-properties fo:font-size="10pt" style:font-size-asian="10pt" style:font-size-complex="10pt"/>
    </style:style>
    <style:style style:name="T132_34" style:family="text">
      <style:text-properties fo:font-size="10pt" style:font-size-asian="10pt" style:font-size-complex="10pt"/>
    </style:style>
    <style:style style:name="T132_35" style:family="text">
      <style:text-properties fo:font-size="10pt" style:font-size-asian="10pt" style:font-size-complex="10pt"/>
    </style:style>
    <style:style style:name="T132_36" style:family="text">
      <style:text-properties fo:font-size="10pt" style:font-size-asian="10pt" style:font-size-complex="10pt"/>
    </style:style>
    <style:style style:name="T132_37" style:family="text">
      <style:text-properties fo:font-size="10pt" style:font-size-asian="10pt" style:font-size-complex="10pt"/>
    </style:style>
    <style:style style:name="T132_38" style:family="text">
      <style:text-properties fo:font-size="10pt" style:font-size-asian="10pt" style:font-size-complex="10pt"/>
    </style:style>
    <style:style style:name="T132_39" style:family="text">
      <style:text-properties fo:font-size="10pt" style:font-size-asian="10pt" style:font-size-complex="10pt"/>
    </style:style>
    <style:style style:name="T132_40" style:family="text">
      <style:text-properties fo:font-size="10pt" style:font-size-asian="10pt" style:font-size-complex="10pt"/>
    </style:style>
    <style:style style:name="T132_41" style:family="text">
      <style:text-properties fo:font-size="10pt" style:font-size-asian="10pt" style:font-size-complex="10pt"/>
    </style:style>
    <style:style style:name="T132_42" style:family="text">
      <style:text-properties fo:font-size="10pt" style:font-size-asian="10pt" style:font-size-complex="10pt"/>
    </style:style>
    <style:style style:name="T132_43" style:family="text">
      <style:text-properties fo:font-size="10pt" style:font-size-asian="10pt" style:font-size-complex="10pt"/>
    </style:style>
    <style:style style:name="T132_44" style:family="text">
      <style:text-properties fo:font-size="10pt" style:font-size-asian="10pt" style:font-size-complex="10pt"/>
    </style:style>
    <style:style style:name="T132_45" style:family="text">
      <style:text-properties fo:font-size="10pt" style:font-size-asian="10pt" style:font-size-complex="10pt"/>
    </style:style>
    <style:style style:name="T132_46" style:family="text">
      <style:text-properties fo:font-size="10pt" style:font-size-asian="10pt" style:font-size-complex="10pt"/>
    </style:style>
    <style:style style:name="T132_47" style:family="text">
      <style:text-properties fo:font-size="10pt" style:font-size-asian="10pt" style:font-size-complex="10pt"/>
    </style:style>
    <style:style style:name="T132_48" style:family="text">
      <style:text-properties fo:font-size="10pt" style:font-size-asian="10pt" style:font-size-complex="10pt"/>
    </style:style>
    <style:style style:name="T132_49" style:family="text">
      <style:text-properties fo:font-size="10pt" style:font-size-asian="10pt" style:font-size-complex="10pt"/>
    </style:style>
    <style:style style:name="T132_50" style:family="text">
      <style:text-properties fo:font-size="10pt" style:font-size-asian="10pt" style:font-size-complex="10pt"/>
    </style:style>
    <style:style style:name="T132_51" style:family="text">
      <style:text-properties fo:font-size="10pt" style:font-size-asian="10pt" style:font-size-complex="10pt"/>
    </style:style>
    <style:style style:name="T132_52" style:family="text">
      <style:text-properties fo:font-size="10pt" style:font-size-asian="10pt" style:font-size-complex="10pt"/>
    </style:style>
    <style:style style:name="T132_53" style:family="text">
      <style:text-properties fo:font-size="10pt" style:font-size-asian="10pt" style:font-size-complex="10pt"/>
    </style:style>
    <style:style style:name="T132_54" style:family="text">
      <style:text-properties fo:font-size="10pt" style:font-size-asian="10pt" style:font-size-complex="10pt"/>
    </style:style>
    <style:style style:name="T132_55" style:family="text">
      <style:text-properties fo:font-size="10pt" style:font-size-asian="10pt" style:font-size-complex="10pt"/>
    </style:style>
    <style:style style:name="T132_56" style:family="text">
      <style:text-properties fo:font-size="10pt" style:font-size-asian="10pt" style:font-size-complex="10pt"/>
    </style:style>
    <style:style style:name="T132_57" style:family="text">
      <style:text-properties fo:font-size="10pt" style:font-size-asian="10pt" style:font-size-complex="10pt"/>
    </style:style>
    <style:style style:name="T132_58" style:family="text">
      <style:text-properties fo:font-size="10pt" style:font-size-asian="10pt" style:font-size-complex="10pt"/>
    </style:style>
    <style:style style:name="T132_59" style:family="text">
      <style:text-properties fo:font-size="10pt" style:font-size-asian="10pt" style:font-size-complex="10pt"/>
    </style:style>
    <style:style style:name="T132_60" style:family="text">
      <style:text-properties fo:font-size="10pt" style:font-size-asian="10pt" style:font-size-complex="10pt"/>
    </style:style>
    <style:style style:name="T132_61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/>
    <style:style style:name="T134_190" style:family="text"/>
    <style:style style:name="T134_191" style:family="text"/>
    <style:style style:name="T134_192" style:family="text"/>
    <style:style style:name="T134_193" style:family="text"/>
    <style:style style:name="T134_194" style:family="text"/>
    <style:style style:name="T134_195" style:family="text"/>
    <style:style style:name="T134_196" style:family="text"/>
    <style:style style:name="T134_197" style:family="text"/>
    <style:style style:name="T134_198" style:family="text"/>
    <style:style style:name="T134_199" style:family="text"/>
    <style:style style:name="T134_200" style:family="text"/>
    <style:style style:name="T134_201" style:family="text"/>
    <style:style style:name="T134_202" style:family="text"/>
    <style:style style:name="T134_203" style:family="text"/>
    <style:style style:name="T134_204" style:family="text"/>
    <style:style style:name="T134_205" style:family="text"/>
    <style:style style:name="T134_206" style:family="text"/>
    <style:style style:name="T134_207" style:family="text"/>
    <style:style style:name="T134_208" style:family="text"/>
    <style:style style:name="T134_209" style:family="text"/>
    <style:style style:name="T134_210" style:family="text"/>
    <style:style style:name="T134_211" style:family="text"/>
    <style:style style:name="T134_212" style:family="text"/>
    <style:style style:name="T134_213" style:family="text"/>
    <style:style style:name="T134_214" style:family="text"/>
    <style:style style:name="T134_215" style:family="text"/>
    <style:style style:name="T134_216" style:family="text"/>
    <style:style style:name="T134_217" style:family="text"/>
    <style:style style:name="T134_218" style:family="text"/>
    <style:style style:name="T134_219" style:family="text"/>
    <style:style style:name="T134_220" style:family="text"/>
    <style:style style:name="T134_221" style:family="text"/>
    <style:style style:name="T134_222" style:family="text"/>
    <style:style style:name="T134_223" style:family="text"/>
    <style:style style:name="T134_224" style:family="text"/>
    <style:style style:name="T134_225" style:family="text"/>
    <style:style style:name="T134_226" style:family="text"/>
    <style:style style:name="T134_227" style:family="text"/>
    <style:style style:name="T134_228" style:family="text"/>
    <style:style style:name="T134_229" style:family="text"/>
    <style:style style:name="T134_230" style:family="text"/>
    <style:style style:name="T134_231" style:family="text"/>
    <style:style style:name="T134_232" style:family="text"/>
    <style:style style:name="T134_233" style:family="text"/>
    <style:style style:name="T134_234" style:family="text"/>
    <style:style style:name="T134_235" style:family="text"/>
    <style:style style:name="T134_236" style:family="text"/>
    <style:style style:name="T134_237" style:family="text"/>
    <style:style style:name="T134_238" style:family="text"/>
    <style:style style:name="T134_239" style:family="text"/>
    <style:style style:name="T134_240" style:family="text"/>
    <style:style style:name="T134_241" style:family="text"/>
    <style:style style:name="T134_242" style:family="text"/>
    <style:style style:name="T134_243" style:family="text"/>
    <style:style style:name="T134_244" style:family="text"/>
    <style:style style:name="T134_245" style:family="text"/>
    <style:style style:name="T134_246" style:family="text"/>
    <style:style style:name="T134_247" style:family="text"/>
    <style:style style:name="T134_248" style:family="text"/>
    <style:style style:name="T134_249" style:family="text"/>
    <style:style style:name="T134_250" style:family="text"/>
    <style:style style:name="T134_251" style:family="text"/>
    <style:style style:name="T134_252" style:family="text"/>
    <style:style style:name="T134_253" style:family="text"/>
    <style:style style:name="T134_254" style:family="text"/>
    <style:style style:name="T134_255" style:family="text"/>
    <style:style style:name="T134_256" style:family="text"/>
    <style:style style:name="T134_257" style:family="text"/>
    <style:style style:name="T134_258" style:family="text"/>
    <style:style style:name="T134_259" style:family="text"/>
    <style:style style:name="T134_260" style:family="text"/>
    <style:style style:name="T134_261" style:family="text"/>
    <style:style style:name="T134_262" style:family="text"/>
    <style:style style:name="T134_263" style:family="text"/>
    <style:style style:name="T134_264" style:family="text"/>
    <style:style style:name="T134_265" style:family="text"/>
    <style:style style:name="T134_266" style:family="text"/>
    <style:style style:name="T134_267" style:family="text"/>
    <style:style style:name="T134_268" style:family="text"/>
    <style:style style:name="T134_269" style:family="text"/>
    <style:style style:name="T134_270" style:family="text"/>
    <style:style style:name="T134_271" style:family="text"/>
    <style:style style:name="T134_272" style:family="text"/>
    <style:style style:name="T134_273" style:family="text"/>
    <style:style style:name="T134_274" style:family="text"/>
    <style:style style:name="T134_275" style:family="text"/>
    <style:style style:name="T134_276" style:family="text"/>
    <style:style style:name="T134_277" style:family="text"/>
    <style:style style:name="T134_278" style:family="text"/>
    <style:style style:name="T134_279" style:family="text"/>
    <style:style style:name="T134_280" style:family="text"/>
    <style:style style:name="T134_281" style:family="text"/>
    <style:style style:name="T134_282" style:family="text"/>
    <style:style style:name="T134_283" style:family="text"/>
    <style:style style:name="T134_284" style:family="text"/>
    <style:style style:name="T134_285" style:family="text"/>
    <style:style style:name="T134_286" style:family="text"/>
    <style:style style:name="T134_287" style:family="text"/>
    <style:style style:name="T134_288" style:family="text"/>
    <style:style style:name="T134_289" style:family="text"/>
    <style:style style:name="T134_290" style:family="text"/>
    <style:style style:name="T134_291" style:family="text"/>
    <style:style style:name="T134_292" style:family="text"/>
    <style:style style:name="T134_293" style:family="text"/>
    <style:style style:name="T134_294" style:family="text"/>
    <style:style style:name="T134_295" style:family="text"/>
    <style:style style:name="T134_296" style:family="text"/>
    <style:style style:name="T134_297" style:family="text"/>
    <style:style style:name="T134_298" style:family="text"/>
    <style:style style:name="T134_299" style:family="text"/>
    <style:style style:name="T134_300" style:family="text"/>
    <style:style style:name="T134_301" style:family="text"/>
    <style:style style:name="T134_302" style:family="text"/>
    <style:style style:name="T134_303" style:family="text"/>
    <style:style style:name="T134_304" style:family="text"/>
    <style:style style:name="T134_305" style:family="text"/>
    <style:style style:name="T134_306" style:family="text"/>
    <style:style style:name="T134_307" style:family="text"/>
    <style:style style:name="T134_308" style:family="text"/>
    <style:style style:name="T134_309" style:family="text"/>
    <style:style style:name="T134_310" style:family="text"/>
    <style:style style:name="T134_311" style:family="text"/>
    <style:style style:name="T134_312" style:family="text"/>
    <style:style style:name="T134_313" style:family="text"/>
    <style:style style:name="T134_314" style:family="text"/>
    <style:style style:name="T134_315" style:family="text"/>
    <style:style style:name="T134_316" style:family="text"/>
    <style:style style:name="T134_317" style:family="text"/>
    <style:style style:name="T134_318" style:family="text"/>
    <style:style style:name="T134_319" style:family="text"/>
    <style:style style:name="T134_320" style:family="text"/>
    <style:style style:name="T134_321" style:family="text"/>
    <style:style style:name="T134_322" style:family="text"/>
    <style:style style:name="T134_323" style:family="text"/>
    <style:style style:name="T134_324" style:family="text"/>
    <style:style style:name="T134_325" style:family="text"/>
    <style:style style:name="T134_326" style:family="text"/>
    <style:style style:name="T134_327" style:family="text"/>
    <style:style style:name="T134_328" style:family="text"/>
    <style:style style:name="T134_329" style:family="text"/>
    <style:style style:name="T134_330" style:family="text"/>
    <style:style style:name="T134_331" style:family="text"/>
    <style:style style:name="T134_332" style:family="text"/>
    <style:style style:name="T134_333" style:family="text"/>
    <style:style style:name="T134_334" style:family="text"/>
    <style:style style:name="T134_335" style:family="text"/>
    <style:style style:name="T134_336" style:family="text"/>
    <style:style style:name="T134_337" style:family="text"/>
    <style:style style:name="T134_338" style:family="text"/>
    <style:style style:name="T134_339" style:family="text"/>
    <style:style style:name="T134_340" style:family="text"/>
    <style:style style:name="T134_341" style:family="text"/>
    <style:style style:name="T134_342" style:family="text"/>
    <style:style style:name="T134_343" style:family="text"/>
    <style:style style:name="T134_344" style:family="text"/>
    <style:style style:name="T134_345" style:family="text"/>
    <style:style style:name="T134_346" style:family="text"/>
    <style:style style:name="T134_347" style:family="text"/>
    <style:style style:name="T134_348" style:family="text"/>
    <style:style style:name="T134_349" style:family="text"/>
    <style:style style:name="T134_350" style:family="text"/>
    <style:style style:name="T134_351" style:family="text"/>
    <style:style style:name="T134_352" style:family="text"/>
    <style:style style:name="T134_353" style:family="text"/>
    <style:style style:name="T134_354" style:family="text"/>
    <style:style style:name="T134_355" style:family="text"/>
    <style:style style:name="T134_356" style:family="text"/>
    <style:style style:name="T134_357" style:family="text"/>
    <style:style style:name="T134_358" style:family="text"/>
    <style:style style:name="T134_359" style:family="text"/>
    <style:style style:name="T134_360" style:family="text"/>
    <style:style style:name="T134_361" style:family="text"/>
    <style:style style:name="T134_362" style:family="text"/>
    <style:style style:name="T134_363" style:family="text"/>
    <style:style style:name="T134_364" style:family="text"/>
    <style:style style:name="T134_365" style:family="text"/>
    <style:style style:name="T134_366" style:family="text"/>
    <style:style style:name="T134_367" style:family="text"/>
    <style:style style:name="T134_368" style:family="text"/>
    <style:style style:name="T134_369" style:family="text"/>
    <style:style style:name="T134_370" style:family="text"/>
    <style:style style:name="T134_371" style:family="text"/>
    <style:style style:name="T134_372" style:family="text"/>
    <style:style style:name="T134_373" style:family="text"/>
    <style:style style:name="T134_374" style:family="text"/>
    <style:style style:name="T134_375" style:family="text"/>
    <style:style style:name="T134_376" style:family="text"/>
    <style:style style:name="T134_377" style:family="text"/>
    <style:style style:name="T134_378" style:family="text"/>
    <style:style style:name="T134_379" style:family="text"/>
    <style:style style:name="T134_380" style:family="text"/>
    <style:style style:name="T134_381" style:family="text"/>
    <style:style style:name="T134_382" style:family="text"/>
    <style:style style:name="T134_383" style:family="text"/>
    <style:style style:name="T134_384" style:family="text"/>
    <style:style style:name="T134_385" style:family="text"/>
    <style:style style:name="T134_386" style:family="text"/>
    <style:style style:name="T134_387" style:family="text"/>
    <style:style style:name="T134_388" style:family="text"/>
    <style:style style:name="T134_389" style:family="text"/>
    <style:style style:name="T134_390" style:family="text"/>
    <style:style style:name="T134_391" style:family="text"/>
    <style:style style:name="T134_392" style:family="text"/>
    <style:style style:name="T134_393" style:family="text"/>
    <style:style style:name="T134_394" style:family="text"/>
    <style:style style:name="T134_395" style:family="text"/>
    <style:style style:name="T134_396" style:family="text"/>
    <style:style style:name="T134_397" style:family="text"/>
    <style:style style:name="T134_398" style:family="text"/>
    <style:style style:name="T134_399" style:family="text"/>
    <style:style style:name="T134_400" style:family="text"/>
    <style:style style:name="T134_401" style:family="text"/>
    <style:style style:name="T134_402" style:family="text"/>
    <style:style style:name="T134_403" style:family="text"/>
    <style:style style:name="T134_404" style:family="text"/>
    <style:style style:name="T134_405" style:family="text"/>
    <style:style style:name="T134_406" style:family="text"/>
    <style:style style:name="T134_407" style:family="text"/>
    <style:style style:name="T134_408" style:family="text"/>
    <style:style style:name="T134_409" style:family="text"/>
    <style:style style:name="T134_410" style:family="text"/>
    <style:style style:name="T134_411" style:family="text"/>
    <style:style style:name="T134_412" style:family="text"/>
    <style:style style:name="T134_413" style:family="text"/>
    <style:style style:name="T134_414" style:family="text"/>
    <style:style style:name="T134_415" style:family="text"/>
    <style:style style:name="T134_416" style:family="text"/>
    <style:style style:name="T134_417" style:family="text"/>
    <style:style style:name="T134_418" style:family="text"/>
    <style:style style:name="T134_419" style:family="text"/>
    <style:style style:name="T134_420" style:family="text"/>
    <style:style style:name="T134_421" style:family="text"/>
    <style:style style:name="T134_422" style:family="text"/>
    <style:style style:name="T134_423" style:family="text"/>
    <style:style style:name="T134_424" style:family="text"/>
    <style:style style:name="T134_425" style:family="text"/>
    <style:style style:name="T134_426" style:family="text"/>
    <style:style style:name="T134_427" style:family="text"/>
    <style:style style:name="T134_428" style:family="text"/>
    <style:style style:name="T134_429" style:family="text"/>
    <style:style style:name="T134_430" style:family="text"/>
    <style:style style:name="T134_431" style:family="text"/>
    <style:style style:name="T134_432" style:family="text"/>
    <style:style style:name="T134_433" style:family="text"/>
    <style:style style:name="T134_434" style:family="text"/>
    <style:style style:name="T134_435" style:family="text"/>
    <style:style style:name="T134_436" style:family="text"/>
    <style:style style:name="T134_437" style:family="text"/>
    <style:style style:name="T134_438" style:family="text"/>
    <style:style style:name="T134_439" style:family="text"/>
    <style:style style:name="T134_440" style:family="text"/>
    <style:style style:name="T134_441" style:family="text"/>
    <style:style style:name="T134_442" style:family="text"/>
    <style:style style:name="T134_443" style:family="text"/>
    <style:style style:name="T134_444" style:family="text"/>
    <style:style style:name="T134_445" style:family="text"/>
    <style:style style:name="T134_446" style:family="text"/>
    <style:style style:name="T134_447" style:family="text"/>
    <style:style style:name="T134_448" style:family="text"/>
    <style:style style:name="T134_449" style:family="text"/>
    <style:style style:name="T134_450" style:family="text"/>
    <style:style style:name="T134_451" style:family="text"/>
    <style:style style:name="T134_452" style:family="text"/>
    <style:style style:name="T134_453" style:family="text"/>
    <style:style style:name="T134_454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>
      <style:text-properties fo:font-style="italic" style:font-style-asian="italic" style:font-style-complex="italic"/>
    </style:style>
    <style:style style:name="T136_112" style:family="text"/>
    <style:style style:name="T136_113" style:family="text"/>
    <style:style style:name="T136_114" style:family="text"/>
    <style:style style:name="T136_115" style:family="text"/>
    <style:style style:name="T136_116" style:family="text"/>
    <style:style style:name="T136_117" style:family="text"/>
    <style:style style:name="T136_118" style:family="text"/>
    <style:style style:name="T136_119" style:family="text"/>
    <style:style style:name="T136_120" style:family="text"/>
    <style:style style:name="T136_121" style:family="text"/>
    <style:style style:name="T136_122" style:family="text"/>
    <style:style style:name="T136_123" style:family="text"/>
    <style:style style:name="T136_124" style:family="text"/>
    <style:style style:name="T136_125" style:family="text"/>
    <style:style style:name="T136_126" style:family="text"/>
    <style:style style:name="T136_127" style:family="text"/>
    <style:style style:name="T136_128" style:family="text"/>
    <style:style style:name="T136_129" style:family="text"/>
    <style:style style:name="T136_130" style:family="text"/>
    <style:style style:name="T136_131" style:family="text"/>
    <style:style style:name="T136_132" style:family="text"/>
    <style:style style:name="T136_133" style:family="text"/>
    <style:style style:name="T136_134" style:family="text"/>
    <style:style style:name="T136_135" style:family="text"/>
    <style:style style:name="T136_136" style:family="text"/>
    <style:style style:name="T136_137" style:family="text"/>
    <style:style style:name="T136_138" style:family="text"/>
    <style:style style:name="T136_139" style:family="text"/>
    <style:style style:name="T136_140" style:family="text"/>
    <style:style style:name="T136_141" style:family="text"/>
    <style:style style:name="T136_142" style:family="text"/>
    <style:style style:name="T136_143" style:family="text"/>
    <style:style style:name="T136_144" style:family="text"/>
    <style:style style:name="T136_145" style:family="text"/>
    <style:style style:name="T136_146" style:family="text"/>
    <style:style style:name="T136_147" style:family="text"/>
    <style:style style:name="T136_148" style:family="text"/>
    <style:style style:name="T136_149" style:family="text"/>
    <style:style style:name="T136_150" style:family="text"/>
    <style:style style:name="T136_151" style:family="text"/>
    <style:style style:name="T136_152" style:family="text"/>
    <style:style style:name="T136_153" style:family="text"/>
    <style:style style:name="T136_154" style:family="text"/>
    <style:style style:name="T136_155" style:family="text"/>
    <style:style style:name="T136_156" style:family="text"/>
    <style:style style:name="T136_157" style:family="text"/>
    <style:style style:name="T136_158" style:family="text"/>
    <style:style style:name="T136_159" style:family="text"/>
    <style:style style:name="T136_160" style:family="text"/>
    <style:style style:name="T136_161" style:family="text"/>
    <style:style style:name="T136_162" style:family="text"/>
    <style:style style:name="T136_163" style:family="text"/>
    <style:style style:name="T136_164" style:family="text"/>
    <style:style style:name="T136_165" style:family="text"/>
    <style:style style:name="T136_166" style:family="text"/>
    <style:style style:name="T136_167" style:family="text"/>
    <style:style style:name="T136_168" style:family="text"/>
    <style:style style:name="T136_169" style:family="text"/>
    <style:style style:name="T136_170" style:family="text"/>
    <style:style style:name="T136_171" style:family="text"/>
    <style:style style:name="T136_172" style:family="text"/>
    <style:style style:name="T136_173" style:family="text"/>
    <style:style style:name="T136_174" style:family="text"/>
    <style:style style:name="T136_175" style:family="text"/>
    <style:style style:name="T136_176" style:family="text"/>
    <style:style style:name="T136_177" style:family="text"/>
    <style:style style:name="T136_178" style:family="text"/>
    <style:style style:name="T136_179" style:family="text"/>
    <style:style style:name="T136_180" style:family="text"/>
    <style:style style:name="T136_181" style:family="text"/>
    <style:style style:name="T136_182" style:family="text"/>
    <style:style style:name="T136_183" style:family="text"/>
    <style:style style:name="T136_184" style:family="text"/>
    <style:style style:name="T136_185" style:family="text"/>
    <style:style style:name="T136_186" style:family="text"/>
    <style:style style:name="T136_187" style:family="text"/>
    <style:style style:name="T136_188" style:family="text"/>
    <style:style style:name="T136_189" style:family="text"/>
    <style:style style:name="T136_190" style:family="text"/>
    <style:style style:name="T136_191" style:family="text"/>
    <style:style style:name="T136_192" style:family="text"/>
    <style:style style:name="T136_193" style:family="text"/>
    <style:style style:name="T136_194" style:family="text"/>
    <style:style style:name="T136_195" style:family="text"/>
    <style:style style:name="T136_196" style:family="text"/>
    <style:style style:name="T136_197" style:family="text"/>
    <style:style style:name="T136_198" style:family="text"/>
    <style:style style:name="T136_199" style:family="text"/>
    <style:style style:name="T136_200" style:family="text"/>
    <style:style style:name="T136_201" style:family="text"/>
    <style:style style:name="T136_202" style:family="text"/>
    <style:style style:name="T136_203" style:family="text"/>
    <style:style style:name="T136_204" style:family="text"/>
    <style:style style:name="T136_205" style:family="text"/>
    <style:style style:name="T136_206" style:family="text"/>
    <style:style style:name="T136_207" style:family="text"/>
    <style:style style:name="T136_208" style:family="text"/>
    <style:style style:name="T136_209" style:family="text"/>
    <style:style style:name="T136_210" style:family="text"/>
    <style:style style:name="T136_211" style:family="text"/>
    <style:style style:name="T136_212" style:family="text"/>
    <style:style style:name="T136_213" style:family="text"/>
    <style:style style:name="T136_214" style:family="text"/>
    <style:style style:name="T136_215" style:family="text"/>
    <style:style style:name="T136_216" style:family="text"/>
    <style:style style:name="T136_217" style:family="text"/>
    <style:style style:name="T136_218" style:family="text"/>
    <style:style style:name="T136_219" style:family="text"/>
    <style:style style:name="T136_220" style:family="text"/>
    <style:style style:name="T136_221" style:family="text"/>
    <style:style style:name="T136_222" style:family="text"/>
    <style:style style:name="T136_223" style:family="text"/>
    <style:style style:name="T136_224" style:family="text"/>
    <style:style style:name="T136_225" style:family="text"/>
    <style:style style:name="T136_226" style:family="text"/>
    <style:style style:name="T136_227" style:family="text"/>
    <style:style style:name="T136_228" style:family="text"/>
    <style:style style:name="T136_229" style:family="text"/>
    <style:style style:name="T136_230" style:family="text"/>
    <style:style style:name="T136_231" style:family="text"/>
    <style:style style:name="T136_232" style:family="text"/>
    <style:style style:name="T136_233" style:family="text"/>
    <style:style style:name="T136_234" style:family="text"/>
    <style:style style:name="T136_235" style:family="text"/>
    <style:style style:name="T136_236" style:family="text"/>
    <style:style style:name="T136_237" style:family="text">
      <style:text-properties fo:font-style="italic" style:font-style-asian="italic" style:font-style-complex="italic"/>
    </style:style>
    <style:style style:name="T136_238" style:family="text"/>
    <style:style style:name="T136_239" style:family="text"/>
    <style:style style:name="T136_240" style:family="text"/>
    <style:style style:name="T136_241" style:family="text"/>
    <style:style style:name="T136_242" style:family="text"/>
    <style:style style:name="T136_243" style:family="text"/>
    <style:style style:name="T136_244" style:family="text"/>
    <style:style style:name="T136_245" style:family="text"/>
    <style:style style:name="T136_246" style:family="text"/>
    <style:style style:name="T136_247" style:family="text"/>
    <style:style style:name="T136_248" style:family="text"/>
    <style:style style:name="T136_249" style:family="text"/>
    <style:style style:name="T136_250" style:family="text"/>
    <style:style style:name="T136_251" style:family="text"/>
    <style:style style:name="T136_252" style:family="text"/>
    <style:style style:name="T136_253" style:family="text"/>
    <style:style style:name="T136_254" style:family="text"/>
    <style:style style:name="T136_255" style:family="text"/>
    <style:style style:name="T136_256" style:family="text"/>
    <style:style style:name="T136_257" style:family="text"/>
    <style:style style:name="T136_258" style:family="text"/>
    <style:style style:name="T136_259" style:family="text"/>
    <style:style style:name="T136_260" style:family="text"/>
    <style:style style:name="T136_261" style:family="text"/>
    <style:style style:name="T136_262" style:family="text"/>
    <style:style style:name="T136_263" style:family="text"/>
    <style:style style:name="T136_264" style:family="text"/>
    <style:style style:name="T136_265" style:family="text"/>
    <style:style style:name="T136_266" style:family="text"/>
    <style:style style:name="T136_267" style:family="text"/>
    <style:style style:name="T136_268" style:family="text"/>
    <style:style style:name="T136_269" style:family="text"/>
    <style:style style:name="T136_270" style:family="text"/>
    <style:style style:name="T136_271" style:family="text"/>
    <style:style style:name="T136_272" style:family="text"/>
    <style:style style:name="T136_273" style:family="text"/>
    <style:style style:name="T136_274" style:family="text"/>
    <style:style style:name="T136_275" style:family="text"/>
    <style:style style:name="T136_276" style:family="text"/>
    <style:style style:name="T136_277" style:family="text"/>
    <style:style style:name="T136_278" style:family="text"/>
    <style:style style:name="T136_279" style:family="text"/>
    <style:style style:name="T136_280" style:family="text"/>
    <style:style style:name="T136_281" style:family="text"/>
    <style:style style:name="T136_282" style:family="text"/>
    <style:style style:name="T136_283" style:family="text"/>
    <style:style style:name="T136_284" style:family="text"/>
    <style:style style:name="T136_285" style:family="text"/>
    <style:style style:name="T136_286" style:family="text"/>
    <style:style style:name="T136_287" style:family="text"/>
    <style:style style:name="T136_288" style:family="text"/>
    <style:style style:name="T136_289" style:family="text"/>
    <style:style style:name="T136_290" style:family="text"/>
    <style:style style:name="T136_291" style:family="text"/>
    <style:style style:name="T136_292" style:family="text"/>
    <style:style style:name="T136_293" style:family="text"/>
    <style:style style:name="T136_294" style:family="text"/>
    <style:style style:name="T136_295" style:family="text"/>
    <style:style style:name="T136_296" style:family="text"/>
    <style:style style:name="T136_297" style:family="text"/>
    <style:style style:name="T136_298" style:family="text"/>
    <style:style style:name="T136_299" style:family="text"/>
    <style:style style:name="T136_300" style:family="text"/>
    <style:style style:name="T136_301" style:family="text"/>
    <style:style style:name="T136_302" style:family="text"/>
    <style:style style:name="T136_303" style:family="text"/>
    <style:style style:name="T136_304" style:family="text"/>
    <style:style style:name="T136_305" style:family="text"/>
    <style:style style:name="T136_306" style:family="text"/>
    <style:style style:name="T136_307" style:family="text"/>
    <style:style style:name="T136_308" style:family="text"/>
    <style:style style:name="T136_309" style:family="text"/>
    <style:style style:name="T136_310" style:family="text"/>
    <style:style style:name="T136_311" style:family="text"/>
    <style:style style:name="T136_312" style:family="text"/>
    <style:style style:name="T136_313" style:family="text"/>
    <style:style style:name="T136_314" style:family="text"/>
    <style:style style:name="T136_315" style:family="text"/>
    <style:style style:name="T136_316" style:family="text"/>
    <style:style style:name="T136_317" style:family="text"/>
    <style:style style:name="T136_318" style:family="text"/>
    <style:style style:name="T136_319" style:family="text">
      <style:text-properties fo:font-style="italic" style:font-style-asian="italic" style:font-style-complex="italic"/>
    </style:style>
    <style:style style:name="T136_320" style:family="text">
      <style:text-properties fo:font-style="italic" style:font-style-asian="italic" style:font-style-complex="italic"/>
    </style:style>
    <style:style style:name="T136_321" style:family="text">
      <style:text-properties fo:font-style="italic" style:font-style-asian="italic" style:font-style-complex="italic"/>
    </style:style>
    <style:style style:name="T136_322" style:family="text">
      <style:text-properties fo:font-style="italic" style:font-style-asian="italic" style:font-style-complex="italic"/>
    </style:style>
    <style:style style:name="T136_323" style:family="text">
      <style:text-properties fo:font-style="italic" style:font-style-asian="italic" style:font-style-complex="italic"/>
    </style:style>
    <style:style style:name="T136_324" style:family="text"/>
    <style:style style:name="T136_325" style:family="text"/>
    <style:style style:name="T136_326" style:family="text"/>
    <style:style style:name="T136_327" style:family="text"/>
    <style:style style:name="T136_328" style:family="text"/>
    <style:style style:name="T136_329" style:family="text"/>
    <style:style style:name="T136_330" style:family="text"/>
    <style:style style:name="T136_331" style:family="text"/>
    <style:style style:name="T136_332" style:family="text"/>
    <style:style style:name="T136_333" style:family="text"/>
    <style:style style:name="T136_334" style:family="text"/>
    <style:style style:name="T136_335" style:family="text"/>
    <style:style style:name="T136_336" style:family="text"/>
    <style:style style:name="T136_337" style:family="text"/>
    <style:style style:name="T136_338" style:family="text"/>
    <style:style style:name="T136_339" style:family="text"/>
    <style:style style:name="T136_340" style:family="text"/>
    <style:style style:name="T136_341" style:family="text"/>
    <style:style style:name="T136_342" style:family="text"/>
    <style:style style:name="T136_343" style:family="text"/>
    <style:style style:name="T136_344" style:family="text"/>
    <style:style style:name="T136_345" style:family="text"/>
    <style:style style:name="T136_346" style:family="text"/>
    <style:style style:name="T136_347" style:family="text"/>
    <style:style style:name="T136_348" style:family="text"/>
    <style:style style:name="T136_349" style:family="text"/>
    <style:style style:name="T136_350" style:family="text"/>
    <style:style style:name="T136_351" style:family="text"/>
    <style:style style:name="T136_352" style:family="text"/>
    <style:style style:name="T136_353" style:family="text"/>
    <style:style style:name="T136_354" style:family="text"/>
    <style:style style:name="T136_355" style:family="text"/>
    <style:style style:name="T136_356" style:family="text"/>
    <style:style style:name="T136_357" style:family="text"/>
    <style:style style:name="T136_358" style:family="text"/>
    <style:style style:name="T136_359" style:family="text"/>
    <style:style style:name="T136_360" style:family="text"/>
    <style:style style:name="T136_361" style:family="text"/>
    <style:style style:name="T136_362" style:family="text"/>
    <style:style style:name="T136_363" style:family="text"/>
    <style:style style:name="T136_364" style:family="text"/>
    <style:style style:name="T136_365" style:family="text"/>
    <style:style style:name="T136_366" style:family="text"/>
    <style:style style:name="T136_367" style:family="text"/>
    <style:style style:name="T136_368" style:family="text"/>
    <style:style style:name="T136_369" style:family="text"/>
    <style:style style:name="T136_370" style:family="text"/>
    <style:style style:name="T136_371" style:family="text"/>
    <style:style style:name="T136_372" style:family="text"/>
    <style:style style:name="T136_373" style:family="text"/>
    <style:style style:name="T136_374" style:family="text"/>
    <style:style style:name="T136_375" style:family="text"/>
    <style:style style:name="T136_376" style:family="text"/>
    <style:style style:name="T136_377" style:family="text"/>
    <style:style style:name="T136_378" style:family="text"/>
    <style:style style:name="T136_379" style:family="text"/>
    <style:style style:name="T136_380" style:family="text"/>
    <style:style style:name="T136_381" style:family="text"/>
    <style:style style:name="T136_382" style:family="text"/>
    <style:style style:name="T136_383" style:family="text"/>
    <style:style style:name="T136_384" style:family="text"/>
    <style:style style:name="T136_385" style:family="text"/>
    <style:style style:name="T136_386" style:family="text"/>
    <style:style style:name="T136_387" style:family="text"/>
    <style:style style:name="T136_388" style:family="text"/>
    <style:style style:name="T136_389" style:family="text"/>
    <style:style style:name="T136_390" style:family="text"/>
    <style:style style:name="T136_391" style:family="text"/>
    <style:style style:name="T136_392" style:family="text"/>
    <style:style style:name="T136_393" style:family="text"/>
    <style:style style:name="T136_394" style:family="text"/>
    <style:style style:name="T136_395" style:family="text"/>
    <style:style style:name="T136_396" style:family="text"/>
    <style:style style:name="T136_397" style:family="text"/>
    <style:style style:name="T136_398" style:family="text"/>
    <style:style style:name="T136_399" style:family="text"/>
    <style:style style:name="T136_400" style:family="text"/>
    <style:style style:name="T136_401" style:family="text"/>
    <style:style style:name="T136_402" style:family="text"/>
    <style:style style:name="P1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T138_110" style:family="text"/>
    <style:style style:name="T138_111" style:family="text"/>
    <style:style style:name="T138_112" style:family="text"/>
    <style:style style:name="T138_113" style:family="text"/>
    <style:style style:name="T138_114" style:family="text"/>
    <style:style style:name="T138_115" style:family="text"/>
    <style:style style:name="T138_116" style:family="text"/>
    <style:style style:name="T138_117" style:family="text"/>
    <style:style style:name="T138_118" style:family="text"/>
    <style:style style:name="T138_119" style:family="text"/>
    <style:style style:name="T138_120" style:family="text"/>
    <style:style style:name="T138_121" style:family="text"/>
    <style:style style:name="T138_122" style:family="text"/>
    <style:style style:name="T138_123" style:family="text"/>
    <style:style style:name="T138_124" style:family="text"/>
    <style:style style:name="T138_125" style:family="text"/>
    <style:style style:name="T138_126" style:family="text"/>
    <style:style style:name="T138_127" style:family="text"/>
    <style:style style:name="T138_128" style:family="text"/>
    <style:style style:name="T138_129" style:family="text"/>
    <style:style style:name="T138_130" style:family="text"/>
    <style:style style:name="T138_131" style:family="text"/>
    <style:style style:name="T138_132" style:family="text"/>
    <style:style style:name="T138_133" style:family="text"/>
    <style:style style:name="T138_134" style:family="text"/>
    <style:style style:name="T138_135" style:family="text"/>
    <style:style style:name="T138_136" style:family="text"/>
    <style:style style:name="T138_137" style:family="text"/>
    <style:style style:name="T138_138" style:family="text"/>
    <style:style style:name="T138_139" style:family="text"/>
    <style:style style:name="T138_140" style:family="text"/>
    <style:style style:name="T138_141" style:family="text"/>
    <style:style style:name="T138_142" style:family="text"/>
    <style:style style:name="T138_143" style:family="text"/>
    <style:style style:name="T138_144" style:family="text"/>
    <style:style style:name="T138_145" style:family="text"/>
    <style:style style:name="T138_146" style:family="text"/>
    <style:style style:name="T138_147" style:family="text"/>
    <style:style style:name="T138_148" style:family="text"/>
    <style:style style:name="T138_149" style:family="text"/>
    <style:style style:name="T138_150" style:family="text"/>
    <style:style style:name="T138_151" style:family="text"/>
    <style:style style:name="T138_152" style:family="text"/>
    <style:style style:name="T138_153" style:family="text"/>
    <style:style style:name="T138_154" style:family="text"/>
    <style:style style:name="T138_155" style:family="text"/>
    <style:style style:name="T138_156" style:family="text"/>
    <style:style style:name="T138_157" style:family="text"/>
    <style:style style:name="T138_158" style:family="text"/>
    <style:style style:name="T138_159" style:family="text"/>
    <style:style style:name="T138_160" style:family="text"/>
    <style:style style:name="T138_161" style:family="text"/>
    <style:style style:name="T138_162" style:family="text"/>
    <style:style style:name="T138_163" style:family="text"/>
    <style:style style:name="T138_164" style:family="text"/>
    <style:style style:name="T138_165" style:family="text"/>
    <style:style style:name="T138_166" style:family="text"/>
    <style:style style:name="T138_167" style:family="text">
      <style:text-properties fo:font-style="italic" style:font-style-asian="italic" style:font-style-complex="italic"/>
    </style:style>
    <style:style style:name="T138_168" style:family="text">
      <style:text-properties fo:font-style="italic" style:font-style-asian="italic" style:font-style-complex="italic"/>
    </style:style>
    <style:style style:name="T138_169" style:family="text"/>
    <style:style style:name="T138_170" style:family="text"/>
    <style:style style:name="T138_171" style:family="text"/>
    <style:style style:name="T138_172" style:family="text"/>
    <style:style style:name="T138_173" style:family="text"/>
    <style:style style:name="T138_174" style:family="text"/>
    <style:style style:name="T138_175" style:family="text"/>
    <style:style style:name="T138_176" style:family="text"/>
    <style:style style:name="T138_177" style:family="text"/>
    <style:style style:name="T138_178" style:family="text"/>
    <style:style style:name="T138_179" style:family="text"/>
    <style:style style:name="T138_180" style:family="text"/>
    <style:style style:name="T138_181" style:family="text"/>
    <style:style style:name="T138_182" style:family="text"/>
    <style:style style:name="T138_183" style:family="text">
      <style:text-properties fo:font-style="italic" style:font-style-asian="italic" style:font-style-complex="italic"/>
    </style:style>
    <style:style style:name="T138_184" style:family="text">
      <style:text-properties fo:font-style="italic" style:font-style-asian="italic" style:font-style-complex="italic"/>
    </style:style>
    <style:style style:name="T138_185" style:family="text"/>
    <style:style style:name="T138_186" style:family="text"/>
    <style:style style:name="T138_187" style:family="text"/>
    <style:style style:name="T138_188" style:family="text"/>
    <style:style style:name="T138_189" style:family="text"/>
    <style:style style:name="T138_190" style:family="text"/>
    <style:style style:name="T138_191" style:family="text"/>
    <style:style style:name="T138_192" style:family="text"/>
    <style:style style:name="T138_193" style:family="text"/>
    <style:style style:name="T138_194" style:family="text"/>
    <style:style style:name="T138_195" style:family="text"/>
    <style:style style:name="T138_196" style:family="text"/>
    <style:style style:name="T138_197" style:family="text"/>
    <style:style style:name="T138_198" style:family="text"/>
    <style:style style:name="T138_199" style:family="text"/>
    <style:style style:name="T138_200" style:family="text"/>
    <style:style style:name="T138_201" style:family="text"/>
    <style:style style:name="T138_202" style:family="text"/>
    <style:style style:name="T138_203" style:family="text"/>
    <style:style style:name="T138_204" style:family="text"/>
    <style:style style:name="T138_205" style:family="text"/>
    <style:style style:name="T138_206" style:family="text"/>
    <style:style style:name="T138_207" style:family="text"/>
    <style:style style:name="T138_208" style:family="text"/>
    <style:style style:name="T138_209" style:family="text"/>
    <style:style style:name="T138_210" style:family="text"/>
    <style:style style:name="T138_211" style:family="text"/>
    <style:style style:name="T138_212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T140_85" style:family="text"/>
    <style:style style:name="T140_86" style:family="text"/>
    <style:style style:name="T140_87" style:family="text"/>
    <style:style style:name="T140_88" style:family="text"/>
    <style:style style:name="T140_89" style:family="text"/>
    <style:style style:name="T140_90" style:family="text"/>
    <style:style style:name="T140_91" style:family="text"/>
    <style:style style:name="T140_92" style:family="text"/>
    <style:style style:name="T140_93" style:family="text"/>
    <style:style style:name="T140_94" style:family="text"/>
    <style:style style:name="T140_95" style:family="text"/>
    <style:style style:name="T140_96" style:family="text"/>
    <style:style style:name="T140_97" style:family="text"/>
    <style:style style:name="T140_98" style:family="text"/>
    <style:style style:name="T140_99" style:family="text"/>
    <style:style style:name="T140_100" style:family="text"/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T140_109" style:family="text"/>
    <style:style style:name="T140_110" style:family="text"/>
    <style:style style:name="T140_111" style:family="text"/>
    <style:style style:name="T140_112" style:family="text"/>
    <style:style style:name="T140_113" style:family="text"/>
    <style:style style:name="T140_114" style:family="text"/>
    <style:style style:name="T140_115" style:family="text"/>
    <style:style style:name="T140_116" style:family="text"/>
    <style:style style:name="T140_117" style:family="text"/>
    <style:style style:name="T140_118" style:family="text"/>
    <style:style style:name="T140_119" style:family="text"/>
    <style:style style:name="T140_120" style:family="text"/>
    <style:style style:name="T140_121" style:family="text"/>
    <style:style style:name="T140_122" style:family="text"/>
    <style:style style:name="T140_123" style:family="text"/>
    <style:style style:name="T140_124" style:family="text"/>
    <style:style style:name="T140_125" style:family="text"/>
    <style:style style:name="T140_126" style:family="text"/>
    <style:style style:name="T140_127" style:family="text"/>
    <style:style style:name="T140_128" style:family="text"/>
    <style:style style:name="T140_129" style:family="text"/>
    <style:style style:name="T140_130" style:family="text"/>
    <style:style style:name="T140_131" style:family="text"/>
    <style:style style:name="T140_132" style:family="text"/>
    <style:style style:name="T140_133" style:family="text"/>
    <style:style style:name="T140_134" style:family="text"/>
    <style:style style:name="T140_135" style:family="text"/>
    <style:style style:name="T140_136" style:family="text"/>
    <style:style style:name="T140_137" style:family="text"/>
    <style:style style:name="T140_138" style:family="text"/>
    <style:style style:name="T140_139" style:family="text"/>
    <style:style style:name="T140_140" style:family="text"/>
    <style:style style:name="T140_141" style:family="text"/>
    <style:style style:name="T140_142" style:family="text"/>
    <style:style style:name="T140_143" style:family="text"/>
    <style:style style:name="T140_144" style:family="text"/>
    <style:style style:name="T140_145" style:family="text"/>
    <style:style style:name="T140_146" style:family="text"/>
    <style:style style:name="T140_147" style:family="text"/>
    <style:style style:name="T140_148" style:family="text"/>
    <style:style style:name="T140_149" style:family="text"/>
    <style:style style:name="T140_150" style:family="text"/>
    <style:style style:name="T140_151" style:family="text"/>
    <style:style style:name="T140_152" style:family="text"/>
    <style:style style:name="T140_153" style:family="text"/>
    <style:style style:name="T140_154" style:family="text"/>
    <style:style style:name="T140_155" style:family="text"/>
    <style:style style:name="T140_156" style:family="text"/>
    <style:style style:name="T140_157" style:family="text"/>
    <style:style style:name="T140_158" style:family="text"/>
    <style:style style:name="T140_159" style:family="text"/>
    <style:style style:name="T140_160" style:family="text"/>
    <style:style style:name="T140_161" style:family="text"/>
    <style:style style:name="T140_162" style:family="text"/>
    <style:style style:name="T140_163" style:family="text"/>
    <style:style style:name="T140_164" style:family="text"/>
    <style:style style:name="T140_165" style:family="text"/>
    <style:style style:name="T140_166" style:family="text"/>
    <style:style style:name="T140_167" style:family="text"/>
    <style:style style:name="T140_168" style:family="text"/>
    <style:style style:name="T140_169" style:family="text"/>
    <style:style style:name="T140_170" style:family="text"/>
    <style:style style:name="T140_171" style:family="text"/>
    <style:style style:name="T140_172" style:family="text"/>
    <style:style style:name="T140_173" style:family="text"/>
    <style:style style:name="T140_174" style:family="text"/>
    <style:style style:name="T140_175" style:family="text"/>
    <style:style style:name="T140_176" style:family="text"/>
    <style:style style:name="T140_177" style:family="text"/>
    <style:style style:name="T140_178" style:family="text"/>
    <style:style style:name="T140_179" style:family="text"/>
    <style:style style:name="T140_180" style:family="text"/>
    <style:style style:name="T140_181" style:family="text"/>
    <style:style style:name="T140_182" style:family="text"/>
    <style:style style:name="T140_183" style:family="text"/>
    <style:style style:name="T140_184" style:family="text"/>
    <style:style style:name="T140_185" style:family="text"/>
    <style:style style:name="T140_186" style:family="text"/>
    <style:style style:name="T140_187" style:family="text"/>
    <style:style style:name="T140_188" style:family="text"/>
    <style:style style:name="T140_189" style:family="text"/>
    <style:style style:name="T140_190" style:family="text"/>
    <style:style style:name="T140_191" style:family="text"/>
    <style:style style:name="T140_192" style:family="text"/>
    <style:style style:name="T140_193" style:family="text"/>
    <style:style style:name="T140_194" style:family="text"/>
    <style:style style:name="T140_195" style:family="text"/>
    <style:style style:name="T140_196" style:family="text"/>
    <style:style style:name="T140_197" style:family="text"/>
    <style:style style:name="T140_198" style:family="text"/>
    <style:style style:name="T140_199" style:family="text"/>
    <style:style style:name="T140_200" style:family="text"/>
    <style:style style:name="T140_201" style:family="text"/>
    <style:style style:name="T140_202" style:family="text"/>
    <style:style style:name="T140_203" style:family="text"/>
    <style:style style:name="T140_204" style:family="text"/>
    <style:style style:name="T140_205" style:family="text"/>
    <style:style style:name="T140_206" style:family="text"/>
    <style:style style:name="T140_207" style:family="text"/>
    <style:style style:name="T140_208" style:family="text"/>
    <style:style style:name="T140_209" style:family="text"/>
    <style:style style:name="T140_210" style:family="text"/>
    <style:style style:name="T140_211" style:family="text"/>
    <style:style style:name="T140_212" style:family="text"/>
    <style:style style:name="T140_213" style:family="text"/>
    <style:style style:name="T140_214" style:family="text"/>
    <style:style style:name="T140_215" style:family="text"/>
    <style:style style:name="T140_216" style:family="text"/>
    <style:style style:name="T140_217" style:family="text"/>
    <style:style style:name="T140_218" style:family="text"/>
    <style:style style:name="T140_219" style:family="text"/>
    <style:style style:name="T140_220" style:family="text"/>
    <style:style style:name="T140_221" style:family="text"/>
    <style:style style:name="T140_222" style:family="text"/>
    <style:style style:name="T140_223" style:family="text"/>
    <style:style style:name="T140_224" style:family="text"/>
    <style:style style:name="T140_225" style:family="text"/>
    <style:style style:name="T140_226" style:family="text"/>
    <style:style style:name="T140_227" style:family="text"/>
    <style:style style:name="T140_228" style:family="text"/>
    <style:style style:name="T140_229" style:family="text"/>
    <style:style style:name="T140_230" style:family="text"/>
    <style:style style:name="T140_231" style:family="text"/>
    <style:style style:name="T140_232" style:family="text"/>
    <style:style style:name="T140_233" style:family="text"/>
    <style:style style:name="T140_234" style:family="text"/>
    <style:style style:name="T140_235" style:family="text"/>
    <style:style style:name="T140_236" style:family="text"/>
    <style:style style:name="T140_237" style:family="text"/>
    <style:style style:name="T140_238" style:family="text"/>
    <style:style style:name="T140_239" style:family="text"/>
    <style:style style:name="T140_240" style:family="text"/>
    <style:style style:name="T140_241" style:family="text"/>
    <style:style style:name="T140_242" style:family="text"/>
    <style:style style:name="T140_243" style:family="text"/>
    <style:style style:name="T140_244" style:family="text"/>
    <style:style style:name="T140_245" style:family="text"/>
    <style:style style:name="T140_246" style:family="text"/>
    <style:style style:name="T140_247" style:family="text"/>
    <style:style style:name="T140_248" style:family="text"/>
    <style:style style:name="T140_249" style:family="text"/>
    <style:style style:name="T140_250" style:family="text"/>
    <style:style style:name="T140_251" style:family="text"/>
    <style:style style:name="T140_252" style:family="text"/>
    <style:style style:name="T140_253" style:family="text"/>
    <style:style style:name="T140_254" style:family="text"/>
    <style:style style:name="T140_255" style:family="text"/>
    <style:style style:name="T140_256" style:family="text"/>
    <style:style style:name="T140_257" style:family="text"/>
    <style:style style:name="T140_258" style:family="text"/>
    <style:style style:name="T140_259" style:family="text"/>
    <style:style style:name="T140_260" style:family="text"/>
    <style:style style:name="T140_261" style:family="text"/>
    <style:style style:name="T140_262" style:family="text"/>
    <style:style style:name="T140_263" style:family="text"/>
    <style:style style:name="T140_264" style:family="text"/>
    <style:style style:name="T140_265" style:family="text"/>
    <style:style style:name="T140_266" style:family="text"/>
    <style:style style:name="T140_267" style:family="text"/>
    <style:style style:name="T140_268" style:family="text"/>
    <style:style style:name="T140_269" style:family="text"/>
    <style:style style:name="T140_270" style:family="text"/>
    <style:style style:name="T140_271" style:family="text"/>
    <style:style style:name="T140_272" style:family="text"/>
    <style:style style:name="T140_273" style:family="text"/>
    <style:style style:name="T140_274" style:family="text"/>
    <style:style style:name="T140_275" style:family="text"/>
    <style:style style:name="T140_276" style:family="text"/>
    <style:style style:name="T140_277" style:family="text"/>
    <style:style style:name="T140_278" style:family="text"/>
    <style:style style:name="T140_279" style:family="text"/>
    <style:style style:name="T140_280" style:family="text"/>
    <style:style style:name="T140_281" style:family="text"/>
    <style:style style:name="T140_282" style:family="text"/>
    <style:style style:name="T140_283" style:family="text"/>
    <style:style style:name="T140_284" style:family="text"/>
    <style:style style:name="T140_285" style:family="text"/>
    <style:style style:name="T140_286" style:family="text"/>
    <style:style style:name="T140_287" style:family="text"/>
    <style:style style:name="T140_288" style:family="text"/>
    <style:style style:name="T140_289" style:family="text"/>
    <style:style style:name="T140_290" style:family="text"/>
    <style:style style:name="T140_291" style:family="text"/>
    <style:style style:name="T140_292" style:family="text"/>
    <style:style style:name="T140_293" style:family="text"/>
    <style:style style:name="T140_294" style:family="text"/>
    <style:style style:name="T140_295" style:family="text"/>
    <style:style style:name="T140_296" style:family="text"/>
    <style:style style:name="T140_297" style:family="text"/>
    <style:style style:name="T140_298" style:family="text"/>
    <style:style style:name="T140_299" style:family="text"/>
    <style:style style:name="T140_300" style:family="text"/>
    <style:style style:name="T140_301" style:family="text"/>
    <style:style style:name="T140_302" style:family="text"/>
    <style:style style:name="T140_303" style:family="text"/>
    <style:style style:name="T140_304" style:family="text"/>
    <style:style style:name="T140_305" style:family="text"/>
    <style:style style:name="T140_306" style:family="text"/>
    <style:style style:name="T140_307" style:family="text"/>
    <style:style style:name="T140_308" style:family="text"/>
    <style:style style:name="T140_309" style:family="text"/>
    <style:style style:name="T140_310" style:family="text"/>
    <style:style style:name="T140_311" style:family="text"/>
    <style:style style:name="T140_312" style:family="text"/>
    <style:style style:name="T140_313" style:family="text"/>
    <style:style style:name="T140_314" style:family="text"/>
    <style:style style:name="T140_315" style:family="text"/>
    <style:style style:name="T140_316" style:family="text"/>
    <style:style style:name="T140_317" style:family="text"/>
    <style:style style:name="T140_318" style:family="text"/>
    <style:style style:name="T140_319" style:family="text"/>
    <style:style style:name="T140_320" style:family="text"/>
    <style:style style:name="T140_321" style:family="text"/>
    <style:style style:name="T140_322" style:family="text"/>
    <style:style style:name="T140_323" style:family="text"/>
    <style:style style:name="T140_324" style:family="text"/>
    <style:style style:name="T140_325" style:family="text"/>
    <style:style style:name="T140_326" style:family="text"/>
    <style:style style:name="T140_327" style:family="text"/>
    <style:style style:name="T140_328" style:family="text"/>
    <style:style style:name="T140_329" style:family="text"/>
    <style:style style:name="T140_330" style:family="text"/>
    <style:style style:name="T140_331" style:family="text"/>
    <style:style style:name="T140_332" style:family="text"/>
    <style:style style:name="T140_333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Heading_20_2">
      <style:paragraph-properties fo:break-before="auto" fo:line-height="115%" style:writing-mode="lr-tb"/>
    </style:style>
    <style:style style:name="T143_1" style:family="text"/>
    <style:style style:name="P144" style:family="paragraph" style:parent-style-name="Standard">
      <style:paragraph-properties fo:break-before="auto" fo:text-indent="-1.429cm" fo:line-height="115%" fo:margin-left="1.429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P145" style:family="paragraph" style:parent-style-name="Standard">
      <style:paragraph-properties fo:break-before="auto" fo:text-indent="-1.429cm" fo:line-height="115%" fo:margin-left="1.429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>
      <style:text-properties fo:font-style="italic" style:font-style-asian="italic" style:font-style-complex="italic"/>
    </style:style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P146" style:family="paragraph" style:parent-style-name="Standard">
      <style:paragraph-properties fo:break-before="auto" fo:line-height="115%" fo:margin-left="1.27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P147" style:family="paragraph" style:parent-style-name="Standard">
      <style:paragraph-properties fo:break-before="auto" fo:text-indent="-1.429cm" fo:line-height="115%" fo:margin-left="1.429cm" style:writing-mode="lr-tb"/>
    </style:style>
    <style:style style:name="T147_1" style:family="text">
      <style:text-properties fo:color="#241e20"/>
    </style:style>
    <style:style style:name="T147_2" style:family="text">
      <style:text-properties fo:color="#241e20"/>
    </style:style>
    <style:style style:name="T147_3" style:family="text">
      <style:text-properties fo:color="#241e20"/>
    </style:style>
    <style:style style:name="T147_4" style:family="text">
      <style:text-properties fo:color="#241e20"/>
    </style:style>
    <style:style style:name="T147_5" style:family="text">
      <style:text-properties fo:color="#241e20"/>
    </style:style>
    <style:style style:name="T147_6" style:family="text">
      <style:text-properties fo:color="#241e20"/>
    </style:style>
    <style:style style:name="T147_7" style:family="text">
      <style:text-properties fo:color="#241e20"/>
    </style:style>
    <style:style style:name="T147_8" style:family="text">
      <style:text-properties fo:color="#241e20"/>
    </style:style>
    <style:style style:name="T147_9" style:family="text">
      <style:text-properties fo:color="#241e20"/>
    </style:style>
    <style:style style:name="T147_10" style:family="text">
      <style:text-properties fo:color="#241e20"/>
    </style:style>
    <style:style style:name="T147_11" style:family="text">
      <style:text-properties fo:color="#241e20"/>
    </style:style>
    <style:style style:name="T147_12" style:family="text">
      <style:text-properties fo:color="#241e20"/>
    </style:style>
    <style:style style:name="T147_13" style:family="text">
      <style:text-properties fo:font-style="italic" style:font-style-asian="italic" style:font-style-complex="italic" fo:color="#241e20"/>
    </style:style>
    <style:style style:name="T147_14" style:family="text">
      <style:text-properties fo:font-style="italic" style:font-style-asian="italic" style:font-style-complex="italic" fo:color="#241e20"/>
    </style:style>
    <style:style style:name="T147_15" style:family="text">
      <style:text-properties fo:font-style="italic" style:font-style-asian="italic" style:font-style-complex="italic" fo:color="#241e20"/>
    </style:style>
    <style:style style:name="T147_16" style:family="text">
      <style:text-properties fo:font-style="italic" style:font-style-asian="italic" style:font-style-complex="italic" fo:color="#241e20"/>
    </style:style>
    <style:style style:name="T147_17" style:family="text">
      <style:text-properties fo:font-style="italic" style:font-style-asian="italic" style:font-style-complex="italic" fo:color="#241e20"/>
    </style:style>
    <style:style style:name="T147_18" style:family="text">
      <style:text-properties fo:font-style="italic" style:font-style-asian="italic" style:font-style-complex="italic" fo:color="#241e20"/>
    </style:style>
    <style:style style:name="T147_19" style:family="text">
      <style:text-properties fo:font-style="italic" style:font-style-asian="italic" style:font-style-complex="italic" fo:color="#241e20"/>
    </style:style>
    <style:style style:name="T147_20" style:family="text">
      <style:text-properties fo:font-style="italic" style:font-style-asian="italic" style:font-style-complex="italic" fo:color="#241e20"/>
    </style:style>
    <style:style style:name="T147_21" style:family="text">
      <style:text-properties fo:font-style="italic" style:font-style-asian="italic" style:font-style-complex="italic" fo:color="#241e20"/>
    </style:style>
    <style:style style:name="T147_22" style:family="text">
      <style:text-properties fo:color="#241e20"/>
    </style:style>
    <style:style style:name="T147_23" style:family="text">
      <style:text-properties fo:color="#241e20"/>
    </style:style>
    <style:style style:name="T147_24" style:family="text">
      <style:text-properties fo:color="#241e20"/>
    </style:style>
    <style:style style:name="T147_25" style:family="text">
      <style:text-properties fo:color="#241e20"/>
    </style:style>
    <style:style style:name="T147_26" style:family="text">
      <style:text-properties fo:color="#241e20"/>
    </style:style>
    <style:style style:name="T147_27" style:family="text">
      <style:text-properties fo:color="#241e20"/>
    </style:style>
    <style:style style:name="T147_28" style:family="text">
      <style:text-properties fo:color="#241e20"/>
    </style:style>
    <style:style style:name="T147_29" style:family="text">
      <style:text-properties fo:color="#241e20"/>
    </style:style>
    <style:style style:name="T147_30" style:family="text">
      <style:text-properties fo:color="#241e20"/>
    </style:style>
    <style:style style:name="T147_31" style:family="text">
      <style:text-properties fo:color="#241e20"/>
    </style:style>
    <style:style style:name="T147_32" style:family="text">
      <style:text-properties fo:color="#241e20"/>
    </style:style>
    <style:style style:name="T147_33" style:family="text">
      <style:text-properties fo:color="#241e20"/>
    </style:style>
    <style:style style:name="T147_34" style:family="text">
      <style:text-properties fo:color="#241e20"/>
    </style:style>
    <style:style style:name="T147_35" style:family="text">
      <style:text-properties fo:color="#241e20"/>
    </style:style>
    <style:style style:name="T147_36" style:family="text">
      <style:text-properties fo:color="#241e20"/>
    </style:style>
    <style:style style:name="T147_37" style:family="text">
      <style:text-properties fo:color="#241e20"/>
    </style:style>
    <style:style style:name="P148" style:family="paragraph" style:parent-style-name="Standard">
      <style:paragraph-properties fo:text-align="justify" fo:break-before="auto" fo:text-indent="-1.429cm" fo:line-height="115%" fo:margin-left="1.429cm" style:writing-mode="lr-tb"/>
    </style:style>
    <style:style style:name="T148_1" style:family="text">
      <style:text-properties fo:color="#241e20"/>
    </style:style>
    <style:style style:name="T148_2" style:family="text">
      <style:text-properties fo:color="#241e20"/>
    </style:style>
    <style:style style:name="T148_3" style:family="text">
      <style:text-properties fo:color="#241e20"/>
    </style:style>
    <style:style style:name="T148_4" style:family="text">
      <style:text-properties fo:color="#241e20"/>
    </style:style>
    <style:style style:name="T148_5" style:family="text">
      <style:text-properties fo:color="#241e20"/>
    </style:style>
    <style:style style:name="T148_6" style:family="text">
      <style:text-properties fo:color="#241e20"/>
    </style:style>
    <style:style style:name="T148_7" style:family="text">
      <style:text-properties fo:color="#241e20"/>
    </style:style>
    <style:style style:name="T148_8" style:family="text">
      <style:text-properties fo:color="#241e20"/>
    </style:style>
    <style:style style:name="T148_9" style:family="text">
      <style:text-properties fo:color="#241e20"/>
    </style:style>
    <style:style style:name="T148_10" style:family="text">
      <style:text-properties fo:color="#241e20"/>
    </style:style>
    <style:style style:name="T148_11" style:family="text">
      <style:text-properties fo:color="#241e20"/>
    </style:style>
    <style:style style:name="T148_12" style:family="text">
      <style:text-properties fo:color="#241e20"/>
    </style:style>
    <style:style style:name="T148_13" style:family="text">
      <style:text-properties fo:color="#241e20"/>
    </style:style>
    <style:style style:name="T148_14" style:family="text">
      <style:text-properties fo:color="#241e20"/>
    </style:style>
    <style:style style:name="T148_15" style:family="text">
      <style:text-properties fo:color="#241e20"/>
    </style:style>
    <style:style style:name="T148_16" style:family="text">
      <style:text-properties fo:color="#241e20"/>
    </style:style>
    <style:style style:name="T148_17" style:family="text">
      <style:text-properties fo:color="#241e20"/>
    </style:style>
    <style:style style:name="T148_18" style:family="text">
      <style:text-properties fo:color="#241e20"/>
    </style:style>
    <style:style style:name="T148_19" style:family="text">
      <style:text-properties fo:color="#241e20"/>
    </style:style>
    <style:style style:name="T148_20" style:family="text">
      <style:text-properties fo:color="#241e20"/>
    </style:style>
    <style:style style:name="T148_21" style:family="text">
      <style:text-properties fo:color="#241e20"/>
    </style:style>
    <style:style style:name="T148_22" style:family="text">
      <style:text-properties fo:color="#241e20"/>
    </style:style>
    <style:style style:name="P149" style:family="paragraph" style:parent-style-name="Standard">
      <style:paragraph-properties fo:text-align="justify" fo:break-before="auto" fo:text-indent="-1.429cm" fo:line-height="115%" fo:margin-left="1.429cm" style:writing-mode="lr-tb"/>
    </style:style>
    <style:style style:name="T149_1" style:family="text">
      <style:text-properties fo:color="#241e20"/>
    </style:style>
    <style:style style:name="T149_2" style:family="text">
      <style:text-properties fo:color="#241e20"/>
    </style:style>
    <style:style style:name="T149_3" style:family="text">
      <style:text-properties fo:color="#241e20"/>
    </style:style>
    <style:style style:name="T149_4" style:family="text">
      <style:text-properties fo:color="#241e20"/>
    </style:style>
    <style:style style:name="T149_5" style:family="text">
      <style:text-properties fo:font-style="italic" style:font-style-asian="italic" style:font-style-complex="italic" fo:color="#241e20"/>
    </style:style>
    <style:style style:name="T149_6" style:family="text">
      <style:text-properties fo:font-style="italic" style:font-style-asian="italic" style:font-style-complex="italic" fo:color="#241e20"/>
    </style:style>
    <style:style style:name="T149_7" style:family="text">
      <style:text-properties fo:font-style="italic" style:font-style-asian="italic" style:font-style-complex="italic" fo:color="#241e20"/>
    </style:style>
    <style:style style:name="T149_8" style:family="text">
      <style:text-properties fo:font-style="italic" style:font-style-asian="italic" style:font-style-complex="italic" fo:color="#241e20"/>
    </style:style>
    <style:style style:name="T149_9" style:family="text">
      <style:text-properties fo:font-style="italic" style:font-style-asian="italic" style:font-style-complex="italic" fo:color="#241e20"/>
    </style:style>
    <style:style style:name="T149_10" style:family="text">
      <style:text-properties fo:color="#241e20"/>
    </style:style>
    <style:style style:name="T149_11" style:family="text">
      <style:text-properties fo:color="#241e20"/>
    </style:style>
    <style:style style:name="T149_12" style:family="text">
      <style:text-properties fo:color="#241e20"/>
    </style:style>
    <style:style style:name="T149_13" style:family="text">
      <style:text-properties fo:color="#241e20"/>
    </style:style>
    <style:style style:name="T149_14" style:family="text">
      <style:text-properties fo:color="#241e20"/>
    </style:style>
    <style:style style:name="T149_15" style:family="text">
      <style:text-properties fo:color="#241e20"/>
    </style:style>
    <style:style style:name="T149_16" style:family="text">
      <style:text-properties fo:color="#241e20"/>
    </style:style>
    <style:style style:name="T149_17" style:family="text">
      <style:text-properties fo:color="#241e20"/>
    </style:style>
    <style:style style:name="T149_18" style:family="text">
      <style:text-properties fo:color="#241e20"/>
    </style:style>
    <style:style style:name="T149_19" style:family="text">
      <style:text-properties fo:color="#241e20"/>
    </style:style>
    <style:style style:name="T149_20" style:family="text">
      <style:text-properties fo:color="#241e20"/>
    </style:style>
    <style:style style:name="T149_21" style:family="text">
      <style:text-properties fo:color="#241e20"/>
    </style:style>
    <style:style style:name="T149_22" style:family="text">
      <style:text-properties fo:color="#241e20"/>
    </style:style>
    <style:style style:name="P150" style:family="paragraph" style:parent-style-name="Standard">
      <style:paragraph-properties fo:break-before="auto" fo:text-indent="-1.429cm" fo:line-height="115%" fo:margin-left="1.429cm" style:writing-mode="lr-tb"/>
    </style:style>
    <style:style style:name="T150_1" style:family="text">
      <style:text-properties fo:color="#241e20"/>
    </style:style>
    <style:style style:name="T150_2" style:family="text">
      <style:text-properties fo:color="#241e20"/>
    </style:style>
    <style:style style:name="T150_3" style:family="text">
      <style:text-properties fo:color="#241e20"/>
    </style:style>
    <style:style style:name="T150_4" style:family="text">
      <style:text-properties fo:color="#241e20"/>
    </style:style>
    <style:style style:name="T150_5" style:family="text">
      <style:text-properties fo:font-style="italic" style:font-style-asian="italic" style:font-style-complex="italic" fo:color="#241e20"/>
    </style:style>
    <style:style style:name="T150_6" style:family="text">
      <style:text-properties fo:font-style="italic" style:font-style-asian="italic" style:font-style-complex="italic" fo:color="#241e20"/>
    </style:style>
    <style:style style:name="T150_7" style:family="text">
      <style:text-properties fo:font-style="italic" style:font-style-asian="italic" style:font-style-complex="italic" fo:color="#241e20"/>
    </style:style>
    <style:style style:name="T150_8" style:family="text">
      <style:text-properties fo:font-style="italic" style:font-style-asian="italic" style:font-style-complex="italic" fo:color="#241e20"/>
    </style:style>
    <style:style style:name="T150_9" style:family="text">
      <style:text-properties fo:font-style="italic" style:font-style-asian="italic" style:font-style-complex="italic" fo:color="#241e20"/>
    </style:style>
    <style:style style:name="T150_10" style:family="text">
      <style:text-properties fo:font-style="italic" style:font-style-asian="italic" style:font-style-complex="italic" fo:color="#241e20"/>
    </style:style>
    <style:style style:name="T150_11" style:family="text">
      <style:text-properties fo:font-style="italic" style:font-style-asian="italic" style:font-style-complex="italic" fo:color="#241e20"/>
    </style:style>
    <style:style style:name="T150_12" style:family="text">
      <style:text-properties fo:font-style="italic" style:font-style-asian="italic" style:font-style-complex="italic" fo:color="#241e20"/>
    </style:style>
    <style:style style:name="T150_13" style:family="text">
      <style:text-properties fo:font-style="italic" style:font-style-asian="italic" style:font-style-complex="italic" fo:color="#241e20"/>
    </style:style>
    <style:style style:name="T150_14" style:family="text">
      <style:text-properties fo:font-style="italic" style:font-style-asian="italic" style:font-style-complex="italic" fo:color="#241e20"/>
    </style:style>
    <style:style style:name="T150_15" style:family="text">
      <style:text-properties fo:font-style="italic" style:font-style-asian="italic" style:font-style-complex="italic" fo:color="#241e20"/>
    </style:style>
    <style:style style:name="T150_16" style:family="text">
      <style:text-properties fo:font-style="italic" style:font-style-asian="italic" style:font-style-complex="italic" fo:color="#241e20"/>
    </style:style>
    <style:style style:name="T150_17" style:family="text">
      <style:text-properties fo:font-style="italic" style:font-style-asian="italic" style:font-style-complex="italic" fo:color="#241e20"/>
    </style:style>
    <style:style style:name="T150_18" style:family="text">
      <style:text-properties fo:font-style="italic" style:font-style-asian="italic" style:font-style-complex="italic" fo:color="#241e20"/>
    </style:style>
    <style:style style:name="T150_19" style:family="text">
      <style:text-properties fo:font-style="italic" style:font-style-asian="italic" style:font-style-complex="italic" fo:color="#241e20"/>
    </style:style>
    <style:style style:name="T150_20" style:family="text">
      <style:text-properties fo:font-style="italic" style:font-style-asian="italic" style:font-style-complex="italic" fo:color="#241e20"/>
    </style:style>
    <style:style style:name="T150_21" style:family="text">
      <style:text-properties fo:font-style="italic" style:font-style-asian="italic" style:font-style-complex="italic" fo:color="#241e20"/>
    </style:style>
    <style:style style:name="T150_22" style:family="text">
      <style:text-properties fo:font-style="italic" style:font-style-asian="italic" style:font-style-complex="italic" fo:color="#241e20"/>
    </style:style>
    <style:style style:name="T150_23" style:family="text">
      <style:text-properties fo:font-style="italic" style:font-style-asian="italic" style:font-style-complex="italic" fo:color="#241e20"/>
    </style:style>
    <style:style style:name="T150_24" style:family="text">
      <style:text-properties fo:font-style="italic" style:font-style-asian="italic" style:font-style-complex="italic" fo:color="#241e20"/>
    </style:style>
    <style:style style:name="T150_25" style:family="text">
      <style:text-properties fo:font-style="italic" style:font-style-asian="italic" style:font-style-complex="italic" fo:color="#241e20"/>
    </style:style>
    <style:style style:name="T150_26" style:family="text">
      <style:text-properties fo:font-style="italic" style:font-style-asian="italic" style:font-style-complex="italic" fo:color="#241e20"/>
    </style:style>
    <style:style style:name="T150_27" style:family="text">
      <style:text-properties fo:font-style="italic" style:font-style-asian="italic" style:font-style-complex="italic" fo:color="#241e20"/>
    </style:style>
    <style:style style:name="T150_28" style:family="text">
      <style:text-properties fo:font-style="italic" style:font-style-asian="italic" style:font-style-complex="italic" fo:color="#241e20"/>
    </style:style>
    <style:style style:name="T150_29" style:family="text">
      <style:text-properties fo:font-style="italic" style:font-style-asian="italic" style:font-style-complex="italic" fo:color="#241e20"/>
    </style:style>
    <style:style style:name="T150_30" style:family="text">
      <style:text-properties fo:color="#241e20"/>
    </style:style>
    <style:style style:name="T150_31" style:family="text">
      <style:text-properties fo:color="#241e20"/>
    </style:style>
    <style:style style:name="T150_32" style:family="text">
      <style:text-properties fo:color="#241e20"/>
    </style:style>
    <style:style style:name="T150_33" style:family="text">
      <style:text-properties fo:color="#241e20"/>
    </style:style>
    <style:style style:name="T150_34" style:family="text">
      <style:text-properties fo:color="#241e20"/>
    </style:style>
    <style:style style:name="T150_35" style:family="text">
      <style:text-properties fo:color="#241e20"/>
    </style:style>
    <style:style style:name="T150_36" style:family="text">
      <style:text-properties fo:color="#241e20"/>
    </style:style>
    <style:style style:name="T150_37" style:family="text">
      <style:text-properties fo:color="#241e20"/>
    </style:style>
    <style:style style:name="P151" style:family="paragraph" style:parent-style-name="Standard">
      <style:paragraph-properties fo:break-before="auto" fo:text-indent="-1.429cm" fo:line-height="115%" fo:margin-left="1.429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P152" style:family="paragraph" style:parent-style-name="Standard">
      <style:paragraph-properties fo:break-before="auto" fo:text-indent="-1.429cm" fo:line-height="115%" fo:margin-left="1.429cm" style:writing-mode="lr-tb"/>
    </style:style>
    <style:style style:name="T152_1" style:family="text">
      <style:text-properties fo:color="#241e20"/>
    </style:style>
    <style:style style:name="T152_2" style:family="text">
      <style:text-properties fo:color="#241e20"/>
    </style:style>
    <style:style style:name="T152_3" style:family="text">
      <style:text-properties fo:color="#241e20"/>
    </style:style>
    <style:style style:name="T152_4" style:family="text">
      <style:text-properties fo:color="#241e20"/>
    </style:style>
    <style:style style:name="T152_5" style:family="text">
      <style:text-properties fo:color="#241e20"/>
    </style:style>
    <style:style style:name="T152_6" style:family="text">
      <style:text-properties fo:color="#241e20"/>
    </style:style>
    <style:style style:name="T152_7" style:family="text">
      <style:text-properties fo:color="#241e20"/>
    </style:style>
    <style:style style:name="T152_8" style:family="text">
      <style:text-properties fo:color="#241e20"/>
    </style:style>
    <style:style style:name="T152_9" style:family="text">
      <style:text-properties fo:color="#241e20"/>
    </style:style>
    <style:style style:name="T152_10" style:family="text">
      <style:text-properties fo:color="#241e20"/>
    </style:style>
    <style:style style:name="T152_11" style:family="text">
      <style:text-properties fo:color="#241e20"/>
    </style:style>
    <style:style style:name="T152_12" style:family="text">
      <style:text-properties fo:color="#241e20"/>
    </style:style>
    <style:style style:name="T152_13" style:family="text">
      <style:text-properties fo:color="#241e20"/>
    </style:style>
    <style:style style:name="T152_14" style:family="text">
      <style:text-properties fo:color="#241e20"/>
    </style:style>
    <style:style style:name="T152_15" style:family="text">
      <style:text-properties fo:color="#241e20"/>
    </style:style>
    <style:style style:name="T152_16" style:family="text">
      <style:text-properties fo:color="#241e20"/>
    </style:style>
    <style:style style:name="T152_17" style:family="text">
      <style:text-properties fo:color="#241e20"/>
    </style:style>
    <style:style style:name="T152_18" style:family="text">
      <style:text-properties fo:color="#241e20"/>
    </style:style>
    <style:style style:name="T152_19" style:family="text">
      <style:text-properties fo:color="#241e20"/>
    </style:style>
    <style:style style:name="T152_20" style:family="text">
      <style:text-properties fo:color="#241e20"/>
    </style:style>
    <style:style style:name="T152_21" style:family="text">
      <style:text-properties fo:color="#241e20"/>
    </style:style>
    <style:style style:name="T152_22" style:family="text">
      <style:text-properties fo:color="#241e20"/>
    </style:style>
    <style:style style:name="T152_23" style:family="text">
      <style:text-properties fo:color="#241e20"/>
    </style:style>
    <style:style style:name="T152_24" style:family="text">
      <style:text-properties fo:color="#241e20"/>
    </style:style>
    <style:style style:name="T152_25" style:family="text">
      <style:text-properties fo:color="#241e20"/>
    </style:style>
    <style:style style:name="T152_26" style:family="text">
      <style:text-properties fo:color="#241e20"/>
    </style:style>
    <style:style style:name="T152_27" style:family="text">
      <style:text-properties fo:color="#241e20"/>
    </style:style>
    <style:style style:name="T152_28" style:family="text">
      <style:text-properties fo:color="#241e20"/>
    </style:style>
    <style:style style:name="T152_29" style:family="text">
      <style:text-properties fo:color="#241e20"/>
    </style:style>
    <style:style style:name="T152_30" style:family="text">
      <style:text-properties fo:color="#241e20"/>
    </style:style>
    <style:style style:name="T152_31" style:family="text">
      <style:text-properties fo:color="#241e20"/>
    </style:style>
    <style:style style:name="T152_32" style:family="text">
      <style:text-properties fo:color="#241e20"/>
    </style:style>
    <style:style style:name="T152_33" style:family="text">
      <style:text-properties fo:color="#241e20"/>
    </style:style>
    <style:style style:name="T152_34" style:family="text">
      <style:text-properties fo:color="#241e20"/>
    </style:style>
    <style:style style:name="T152_35" style:family="text">
      <style:text-properties fo:color="#241e20"/>
    </style:style>
    <style:style style:name="T152_36" style:family="text">
      <style:text-properties fo:color="#241e20"/>
    </style:style>
    <style:style style:name="T152_37" style:family="text">
      <style:text-properties fo:color="#241e20"/>
    </style:style>
    <style:style style:name="T152_38" style:family="text">
      <style:text-properties fo:color="#241e20"/>
    </style:style>
    <style:style style:name="T152_39" style:family="text">
      <style:text-properties fo:color="#241e20"/>
    </style:style>
    <style:style style:name="T152_40" style:family="text">
      <style:text-properties fo:color="#241e20"/>
    </style:style>
    <style:style style:name="T152_41" style:family="text">
      <style:text-properties fo:color="#241e20"/>
    </style:style>
    <style:style style:name="T152_42" style:family="text">
      <style:text-properties fo:color="#241e20"/>
    </style:style>
    <style:style style:name="T152_43" style:family="text">
      <style:text-properties fo:color="#241e20"/>
    </style:style>
    <style:style style:name="T152_44" style:family="text">
      <style:text-properties fo:color="#241e20"/>
    </style:style>
    <style:style style:name="T152_45" style:family="text">
      <style:text-properties fo:color="#241e20"/>
    </style:style>
    <style:style style:name="T152_46" style:family="text">
      <style:text-properties fo:color="#241e20"/>
    </style:style>
    <style:style style:name="T152_47" style:family="text">
      <style:text-properties fo:color="#241e20"/>
    </style:style>
    <style:style style:name="T152_48" style:family="text">
      <style:text-properties fo:color="#241e20"/>
    </style:style>
    <style:style style:name="T152_49" style:family="text">
      <style:text-properties fo:color="#241e20"/>
    </style:style>
    <style:style style:name="T152_50" style:family="text">
      <style:text-properties fo:color="#241e20"/>
    </style:style>
    <style:style style:name="P153" style:family="paragraph" style:parent-style-name="Standard">
      <style:paragraph-properties fo:break-before="auto" fo:text-indent="-1.429cm" fo:line-height="115%" fo:margin-left="1.429cm" style:writing-mode="lr-tb"/>
    </style:style>
    <style:style style:name="T153_1" style:family="text">
      <style:text-properties fo:color="#241e20"/>
    </style:style>
    <style:style style:name="T153_2" style:family="text">
      <style:text-properties fo:color="#241e20"/>
    </style:style>
    <style:style style:name="T153_3" style:family="text">
      <style:text-properties fo:color="#241e20"/>
    </style:style>
    <style:style style:name="T153_4" style:family="text">
      <style:text-properties fo:color="#241e20"/>
    </style:style>
    <style:style style:name="T153_5" style:family="text">
      <style:text-properties fo:font-style="italic" style:font-style-asian="italic" style:font-style-complex="italic" fo:color="#241e20"/>
    </style:style>
    <style:style style:name="T153_6" style:family="text">
      <style:text-properties fo:font-style="italic" style:font-style-asian="italic" style:font-style-complex="italic" fo:color="#241e20"/>
    </style:style>
    <style:style style:name="T153_7" style:family="text">
      <style:text-properties fo:font-style="italic" style:font-style-asian="italic" style:font-style-complex="italic" fo:color="#241e20"/>
    </style:style>
    <style:style style:name="T153_8" style:family="text">
      <style:text-properties fo:font-style="italic" style:font-style-asian="italic" style:font-style-complex="italic" fo:color="#241e20"/>
    </style:style>
    <style:style style:name="T153_9" style:family="text">
      <style:text-properties fo:font-style="italic" style:font-style-asian="italic" style:font-style-complex="italic" fo:color="#241e20"/>
    </style:style>
    <style:style style:name="T153_10" style:family="text">
      <style:text-properties fo:font-style="italic" style:font-style-asian="italic" style:font-style-complex="italic" fo:color="#241e20"/>
    </style:style>
    <style:style style:name="T153_11" style:family="text">
      <style:text-properties fo:font-style="italic" style:font-style-asian="italic" style:font-style-complex="italic" fo:color="#241e20"/>
    </style:style>
    <style:style style:name="T153_12" style:family="text">
      <style:text-properties fo:font-style="italic" style:font-style-asian="italic" style:font-style-complex="italic" fo:color="#241e20"/>
    </style:style>
    <style:style style:name="T153_13" style:family="text">
      <style:text-properties fo:font-style="italic" style:font-style-asian="italic" style:font-style-complex="italic" fo:color="#241e20"/>
    </style:style>
    <style:style style:name="T153_14" style:family="text">
      <style:text-properties fo:font-style="italic" style:font-style-asian="italic" style:font-style-complex="italic" fo:color="#241e20"/>
    </style:style>
    <style:style style:name="T153_15" style:family="text">
      <style:text-properties fo:font-style="italic" style:font-style-asian="italic" style:font-style-complex="italic" fo:color="#241e20"/>
    </style:style>
    <style:style style:name="T153_16" style:family="text">
      <style:text-properties fo:font-style="italic" style:font-style-asian="italic" style:font-style-complex="italic" fo:color="#241e20"/>
    </style:style>
    <style:style style:name="T153_17" style:family="text">
      <style:text-properties fo:font-style="italic" style:font-style-asian="italic" style:font-style-complex="italic" fo:color="#241e20"/>
    </style:style>
    <style:style style:name="T153_18" style:family="text">
      <style:text-properties fo:font-style="italic" style:font-style-asian="italic" style:font-style-complex="italic" fo:color="#241e20"/>
    </style:style>
    <style:style style:name="T153_19" style:family="text">
      <style:text-properties fo:font-style="italic" style:font-style-asian="italic" style:font-style-complex="italic" fo:color="#241e20"/>
    </style:style>
    <style:style style:name="T153_20" style:family="text">
      <style:text-properties fo:font-style="italic" style:font-style-asian="italic" style:font-style-complex="italic" fo:color="#241e20"/>
    </style:style>
    <style:style style:name="T153_21" style:family="text">
      <style:text-properties fo:font-style="italic" style:font-style-asian="italic" style:font-style-complex="italic" fo:color="#241e20"/>
    </style:style>
    <style:style style:name="T153_22" style:family="text">
      <style:text-properties fo:color="#241e20"/>
    </style:style>
    <style:style style:name="T153_23" style:family="text">
      <style:text-properties fo:color="#241e20"/>
    </style:style>
    <style:style style:name="T153_24" style:family="text">
      <style:text-properties fo:color="#241e20"/>
    </style:style>
    <style:style style:name="T153_25" style:family="text">
      <style:text-properties fo:color="#241e20"/>
    </style:style>
    <style:style style:name="T153_26" style:family="text">
      <style:text-properties fo:color="#241e20"/>
    </style:style>
    <style:style style:name="T153_27" style:family="text">
      <style:text-properties fo:color="#241e20"/>
    </style:style>
    <style:style style:name="T153_28" style:family="text">
      <style:text-properties fo:color="#241e20"/>
    </style:style>
    <style:style style:name="T153_29" style:family="text">
      <style:text-properties fo:color="#241e20"/>
    </style:style>
    <style:style style:name="T153_30" style:family="text">
      <style:text-properties fo:color="#241e20"/>
    </style:style>
    <style:style style:name="T153_31" style:family="text">
      <style:text-properties fo:color="#241e20"/>
    </style:style>
    <style:style style:name="T153_32" style:family="text">
      <style:text-properties fo:color="#241e20"/>
    </style:style>
    <style:style style:name="T153_33" style:family="text">
      <style:text-properties fo:color="#241e20"/>
    </style:style>
    <style:style style:name="T153_34" style:family="text">
      <style:text-properties fo:color="#241e20"/>
    </style:style>
    <style:style style:name="T153_35" style:family="text">
      <style:text-properties fo:color="#241e20"/>
    </style:style>
    <style:style style:name="T153_36" style:family="text">
      <style:text-properties fo:color="#241e20"/>
    </style:style>
    <style:style style:name="T153_37" style:family="text">
      <style:text-properties fo:color="#241e20"/>
    </style:style>
    <style:style style:name="T153_38" style:family="text">
      <style:text-properties fo:color="#241e20"/>
    </style:style>
    <style:style style:name="T153_39" style:family="text">
      <style:text-properties fo:color="#241e20"/>
    </style:style>
    <style:style style:name="T153_40" style:family="text">
      <style:text-properties fo:color="#241e20"/>
    </style:style>
    <style:style style:name="T153_41" style:family="text">
      <style:text-properties fo:color="#241e20"/>
    </style:style>
    <style:style style:name="T153_42" style:family="text">
      <style:text-properties fo:color="#241e20"/>
    </style:style>
    <style:style style:name="T153_43" style:family="text">
      <style:text-properties fo:color="#241e20"/>
    </style:style>
    <style:style style:name="T153_44" style:family="text">
      <style:text-properties fo:color="#241e20"/>
    </style:style>
    <style:style style:name="P154" style:family="paragraph" style:parent-style-name="Standard">
      <style:paragraph-properties fo:text-align="justify" fo:break-before="auto" fo:text-indent="-1.429cm" fo:line-height="115%" fo:margin-left="1.429cm" style:writing-mode="lr-tb"/>
    </style:style>
    <style:style style:name="T154_1" style:family="text">
      <style:text-properties fo:color="#241e20"/>
    </style:style>
    <style:style style:name="T154_2" style:family="text">
      <style:text-properties fo:color="#241e20"/>
    </style:style>
    <style:style style:name="T154_3" style:family="text">
      <style:text-properties fo:color="#241e20"/>
    </style:style>
    <style:style style:name="T154_4" style:family="text">
      <style:text-properties fo:color="#241e20"/>
    </style:style>
    <style:style style:name="T154_5" style:family="text">
      <style:text-properties fo:color="#241e20"/>
    </style:style>
    <style:style style:name="T154_6" style:family="text">
      <style:text-properties fo:color="#241e20"/>
    </style:style>
    <style:style style:name="T154_7" style:family="text">
      <style:text-properties fo:font-style="italic" style:font-style-asian="italic" style:font-style-complex="italic" fo:color="#241e20"/>
    </style:style>
    <style:style style:name="T154_8" style:family="text">
      <style:text-properties fo:font-style="italic" style:font-style-asian="italic" style:font-style-complex="italic" fo:color="#241e20"/>
    </style:style>
    <style:style style:name="T154_9" style:family="text">
      <style:text-properties fo:font-style="italic" style:font-style-asian="italic" style:font-style-complex="italic" fo:color="#241e20"/>
    </style:style>
    <style:style style:name="T154_10" style:family="text">
      <style:text-properties fo:font-style="italic" style:font-style-asian="italic" style:font-style-complex="italic" fo:color="#241e20"/>
    </style:style>
    <style:style style:name="T154_11" style:family="text">
      <style:text-properties fo:font-style="italic" style:font-style-asian="italic" style:font-style-complex="italic" fo:color="#241e20"/>
    </style:style>
    <style:style style:name="T154_12" style:family="text">
      <style:text-properties fo:font-style="italic" style:font-style-asian="italic" style:font-style-complex="italic" fo:color="#241e20"/>
    </style:style>
    <style:style style:name="T154_13" style:family="text">
      <style:text-properties fo:font-style="italic" style:font-style-asian="italic" style:font-style-complex="italic" fo:color="#241e20"/>
    </style:style>
    <style:style style:name="T154_14" style:family="text">
      <style:text-properties fo:font-style="italic" style:font-style-asian="italic" style:font-style-complex="italic" fo:color="#241e20"/>
    </style:style>
    <style:style style:name="T154_15" style:family="text">
      <style:text-properties fo:font-style="italic" style:font-style-asian="italic" style:font-style-complex="italic" fo:color="#241e20"/>
    </style:style>
    <style:style style:name="T154_16" style:family="text">
      <style:text-properties fo:font-style="italic" style:font-style-asian="italic" style:font-style-complex="italic" fo:color="#241e20"/>
    </style:style>
    <style:style style:name="T154_17" style:family="text">
      <style:text-properties fo:font-style="italic" style:font-style-asian="italic" style:font-style-complex="italic" fo:color="#241e20"/>
    </style:style>
    <style:style style:name="T154_18" style:family="text">
      <style:text-properties fo:color="#241e20"/>
    </style:style>
    <style:style style:name="T154_19" style:family="text">
      <style:text-properties fo:color="#241e20"/>
    </style:style>
    <style:style style:name="T154_20" style:family="text">
      <style:text-properties fo:color="#241e20"/>
    </style:style>
    <style:style style:name="T154_21" style:family="text">
      <style:text-properties fo:color="#241e20"/>
    </style:style>
    <style:style style:name="T154_22" style:family="text">
      <style:text-properties fo:color="#241e20"/>
    </style:style>
    <style:style style:name="T154_23" style:family="text">
      <style:text-properties fo:color="#241e20"/>
    </style:style>
    <style:style style:name="T154_24" style:family="text">
      <style:text-properties fo:color="#241e20"/>
    </style:style>
    <style:style style:name="T154_25" style:family="text">
      <style:text-properties fo:color="#241e20"/>
    </style:style>
    <style:style style:name="T154_26" style:family="text">
      <style:text-properties fo:color="#241e20"/>
    </style:style>
    <style:style style:name="P155" style:family="paragraph" style:parent-style-name="Standard">
      <style:paragraph-properties fo:break-before="auto" fo:text-indent="-1.429cm" fo:line-height="115%" fo:margin-left="1.429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>
      <style:text-properties fo:font-style="italic" style:font-style-asian="italic" style:font-style-complex="italic"/>
    </style:style>
    <style:style style:name="T155_26" style:family="text">
      <style:text-properties fo:font-style="italic" style:font-style-asian="italic" style:font-style-complex="italic"/>
    </style:style>
    <style:style style:name="T155_27" style:family="text">
      <style:text-properties fo:font-style="italic" style:font-style-asian="italic" style:font-style-complex="italic"/>
    </style:style>
    <style:style style:name="T155_28" style:family="text">
      <style:text-properties fo:font-style="italic" style:font-style-asian="italic" style:font-style-complex="italic"/>
    </style:style>
    <style:style style:name="T155_29" style:family="text">
      <style:text-properties fo:font-style="italic" style:font-style-asian="italic" style:font-style-complex="italic"/>
    </style:style>
    <style:style style:name="T155_30" style:family="text">
      <style:text-properties fo:font-style="italic" style:font-style-asian="italic" style:font-style-complex="italic"/>
    </style:style>
    <style:style style:name="T155_31" style:family="text">
      <style:text-properties fo:font-style="italic" style:font-style-asian="italic" style:font-style-complex="italic"/>
    </style:style>
    <style:style style:name="T155_32" style:family="text">
      <style:text-properties fo:font-style="italic" style:font-style-asian="italic" style:font-style-complex="italic"/>
    </style:style>
    <style:style style:name="T155_33" style:family="text">
      <style:text-properties fo:font-style="italic" style:font-style-asian="italic" style:font-style-complex="italic"/>
    </style:style>
    <style:style style:name="T155_34" style:family="text">
      <style:text-properties fo:font-style="italic" style:font-style-asian="italic" style:font-style-complex="italic"/>
    </style:style>
    <style:style style:name="T155_35" style:family="text">
      <style:text-properties fo:font-style="italic" style:font-style-asian="italic" style:font-style-complex="italic"/>
    </style:style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P156" style:family="paragraph" style:parent-style-name="Standard">
      <style:paragraph-properties fo:break-before="auto" fo:text-indent="-1.429cm" fo:line-height="115%" fo:margin-left="1.429cm" style:writing-mode="lr-tb"/>
    </style:style>
    <style:style style:name="T156_1" style:family="text">
      <style:text-properties fo:color="#333333"/>
    </style:style>
    <style:style style:name="T156_2" style:family="text">
      <style:text-properties fo:color="#333333"/>
    </style:style>
    <style:style style:name="T156_3" style:family="text">
      <style:text-properties fo:color="#333333"/>
    </style:style>
    <style:style style:name="T156_4" style:family="text">
      <style:text-properties fo:color="#333333"/>
    </style:style>
    <style:style style:name="T156_5" style:family="text">
      <style:text-properties fo:color="#333333"/>
    </style:style>
    <style:style style:name="T156_6" style:family="text">
      <style:text-properties fo:color="#333333"/>
    </style:style>
    <style:style style:name="T156_7" style:family="text">
      <style:text-properties fo:color="#333333"/>
    </style:style>
    <style:style style:name="T156_8" style:family="text">
      <style:text-properties fo:color="#333333"/>
    </style:style>
    <style:style style:name="T156_9" style:family="text">
      <style:text-properties fo:color="#333333"/>
    </style:style>
    <style:style style:name="T156_10" style:family="text">
      <style:text-properties fo:color="#333333"/>
    </style:style>
    <style:style style:name="T156_11" style:family="text">
      <style:text-properties fo:font-style="italic" style:font-style-asian="italic" style:font-style-complex="italic" fo:color="#333333"/>
    </style:style>
    <style:style style:name="T156_12" style:family="text">
      <style:text-properties fo:color="#333333"/>
    </style:style>
    <style:style style:name="T156_13" style:family="text">
      <style:text-properties fo:color="#333333"/>
    </style:style>
    <style:style style:name="T156_14" style:family="text">
      <style:text-properties fo:font-style="italic" style:font-style-asian="italic" style:font-style-complex="italic" fo:color="#333333"/>
    </style:style>
    <style:style style:name="T156_15" style:family="text">
      <style:text-properties fo:font-style="italic" style:font-style-asian="italic" style:font-style-complex="italic" fo:color="#333333"/>
    </style:style>
    <style:style style:name="T156_16" style:family="text">
      <style:text-properties fo:font-style="italic" style:font-style-asian="italic" style:font-style-complex="italic" fo:color="#333333"/>
    </style:style>
    <style:style style:name="T156_17" style:family="text">
      <style:text-properties fo:font-style="italic" style:font-style-asian="italic" style:font-style-complex="italic" fo:color="#333333"/>
    </style:style>
    <style:style style:name="T156_18" style:family="text">
      <style:text-properties fo:font-style="italic" style:font-style-asian="italic" style:font-style-complex="italic" fo:color="#333333"/>
    </style:style>
    <style:style style:name="T156_19" style:family="text">
      <style:text-properties fo:color="#333333"/>
    </style:style>
    <style:style style:name="T156_20" style:family="text">
      <style:text-properties fo:color="#333333"/>
    </style:style>
    <style:style style:name="T156_21" style:family="text">
      <style:text-properties fo:color="#333333"/>
    </style:style>
    <style:style style:name="T156_22" style:family="text">
      <style:text-properties fo:color="#333333"/>
    </style:style>
    <style:style style:name="T156_23" style:family="text">
      <style:text-properties fo:color="#333333"/>
    </style:style>
    <style:style style:name="T156_24" style:family="text">
      <style:text-properties fo:color="#333333"/>
    </style:style>
    <style:style style:name="T156_25" style:family="text">
      <style:text-properties fo:color="#333333"/>
    </style:style>
    <style:style style:name="T156_26" style:family="text">
      <style:text-properties fo:color="#333333"/>
    </style:style>
    <style:style style:name="T156_27" style:family="text">
      <style:text-properties fo:color="#333333"/>
    </style:style>
    <style:style style:name="T156_28" style:family="text">
      <style:text-properties fo:color="#333333"/>
    </style:style>
    <style:style style:name="T156_29" style:family="text">
      <style:text-properties fo:color="#333333"/>
    </style:style>
    <style:style style:name="T156_30" style:family="text">
      <style:text-properties fo:color="#333333"/>
    </style:style>
    <style:style style:name="T156_31" style:family="text">
      <style:text-properties fo:color="#333333"/>
    </style:style>
    <style:style style:name="T156_32" style:family="text">
      <style:text-properties fo:color="#333333"/>
    </style:style>
    <style:style style:name="T156_33" style:family="text">
      <style:text-properties fo:color="#333333"/>
    </style:style>
    <style:style style:name="T156_34" style:family="text">
      <style:text-properties fo:color="#333333"/>
    </style:style>
    <style:style style:name="T156_35" style:family="text">
      <style:text-properties fo:color="#333333"/>
    </style:style>
    <style:style style:name="T156_36" style:family="text">
      <style:text-properties fo:color="#333333"/>
    </style:style>
    <style:style style:name="P157" style:family="paragraph" style:parent-style-name="Standard">
      <style:paragraph-properties fo:break-before="auto" fo:line-height="115%" fo:margin-left="1.235cm" style:writing-mode="lr-tb"/>
    </style:style>
    <style:style style:name="T157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5" style:family="text">
      <style:text-properties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157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15" style:family="text">
      <style:text-properties fo:font-style="italic" style:font-style-asian="italic" style:font-style-complex="italic" fo:color="#333333" style:font-name="Times New Roman" fo:font-size="12pt" style:font-name-asian="Times New Roman" style:font-size-asian="12pt" style:font-name-complex="Times New Roman" style:font-size-complex="12pt"/>
    </style:style>
    <style:style style:name="T157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7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58" style:family="paragraph" style:parent-style-name="Standard">
      <style:paragraph-properties fo:break-before="auto" fo:text-indent="-1.429cm" fo:line-height="115%" fo:margin-left="1.429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P159" style:family="paragraph" style:parent-style-name="Standard">
      <style:paragraph-properties fo:break-before="auto" fo:text-indent="-1.429cm" fo:line-height="115%" fo:margin-left="1.429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>
      <style:text-properties fo:font-style="italic" style:font-style-asian="italic" style:font-style-complex="italic"/>
    </style:style>
    <style:style style:name="T159_8" style:family="text">
      <style:text-properties fo:font-style="italic" style:font-style-asian="italic" style:font-style-complex="italic"/>
    </style:style>
    <style:style style:name="T159_9" style:family="text">
      <style:text-properties fo:font-style="italic" style:font-style-asian="italic" style:font-style-complex="italic"/>
    </style:style>
    <style:style style:name="T159_10" style:family="text">
      <style:text-properties fo:font-style="italic" style:font-style-asian="italic" style:font-style-complex="italic"/>
    </style:style>
    <style:style style:name="T159_11" style:family="text">
      <style:text-properties fo:font-style="italic" style:font-style-asian="italic" style:font-style-complex="italic"/>
    </style:style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P160" style:family="paragraph" style:parent-style-name="Standard">
      <style:paragraph-properties fo:break-before="auto" fo:text-indent="-1.429cm" fo:line-height="115%" fo:margin-left="1.429cm" style:writing-mode="lr-tb"/>
    </style:style>
    <style:style style:name="T160_1" style:family="text">
      <style:text-properties fo:color="#241e20"/>
    </style:style>
    <style:style style:name="T160_2" style:family="text">
      <style:text-properties fo:color="#241e20"/>
    </style:style>
    <style:style style:name="T160_3" style:family="text">
      <style:text-properties fo:color="#241e20"/>
    </style:style>
    <style:style style:name="T160_4" style:family="text">
      <style:text-properties fo:color="#241e20"/>
    </style:style>
    <style:style style:name="T160_5" style:family="text">
      <style:text-properties fo:color="#333333"/>
    </style:style>
    <style:style style:name="T160_6" style:family="text">
      <style:text-properties fo:color="#333333"/>
    </style:style>
    <style:style style:name="T160_7" style:family="text">
      <style:text-properties fo:color="#333333"/>
    </style:style>
    <style:style style:name="T160_8" style:family="text">
      <style:text-properties fo:color="#333333"/>
    </style:style>
    <style:style style:name="T160_9" style:family="text">
      <style:text-properties fo:color="#333333"/>
    </style:style>
    <style:style style:name="T160_10" style:family="text">
      <style:text-properties fo:color="#333333"/>
    </style:style>
    <style:style style:name="T160_11" style:family="text">
      <style:text-properties fo:color="#333333"/>
    </style:style>
    <style:style style:name="T160_12" style:family="text">
      <style:text-properties fo:color="#333333"/>
    </style:style>
    <style:style style:name="T160_13" style:family="text">
      <style:text-properties fo:color="#333333"/>
    </style:style>
    <style:style style:name="T160_14" style:family="text">
      <style:text-properties fo:color="#333333"/>
    </style:style>
    <style:style style:name="T160_15" style:family="text">
      <style:text-properties fo:color="#333333"/>
    </style:style>
    <style:style style:name="T160_16" style:family="text">
      <style:text-properties fo:color="#333333"/>
    </style:style>
    <style:style style:name="T160_17" style:family="text">
      <style:text-properties fo:color="#333333"/>
    </style:style>
    <style:style style:name="T160_18" style:family="text">
      <style:text-properties fo:color="#333333"/>
    </style:style>
    <style:style style:name="T160_19" style:family="text">
      <style:text-properties fo:color="#333333"/>
    </style:style>
    <style:style style:name="T160_20" style:family="text">
      <style:text-properties fo:color="#333333"/>
    </style:style>
    <style:style style:name="T160_21" style:family="text">
      <style:text-properties fo:color="#333333"/>
    </style:style>
    <style:style style:name="T160_22" style:family="text">
      <style:text-properties fo:color="#333333"/>
    </style:style>
    <style:style style:name="T160_23" style:family="text">
      <style:text-properties fo:color="#333333"/>
    </style:style>
    <style:style style:name="T160_24" style:family="text">
      <style:text-properties fo:color="#333333"/>
    </style:style>
    <style:style style:name="T160_25" style:family="text">
      <style:text-properties fo:color="#333333"/>
    </style:style>
    <style:style style:name="T160_26" style:family="text">
      <style:text-properties fo:color="#333333"/>
    </style:style>
    <style:style style:name="T160_27" style:family="text">
      <style:text-properties fo:color="#333333"/>
    </style:style>
    <style:style style:name="P161" style:family="paragraph" style:parent-style-name="Standard">
      <style:paragraph-properties fo:break-before="auto" fo:text-indent="-1.429cm" fo:line-height="115%" fo:margin-left="1.429cm" style:writing-mode="lr-tb"/>
    </style:style>
    <style:style style:name="T161_1" style:family="text">
      <style:text-properties fo:color="#333333"/>
    </style:style>
    <style:style style:name="T161_2" style:family="text">
      <style:text-properties fo:color="#333333"/>
    </style:style>
    <style:style style:name="T161_3" style:family="text">
      <style:text-properties fo:color="#333333"/>
    </style:style>
    <style:style style:name="T161_4" style:family="text">
      <style:text-properties fo:color="#333333"/>
    </style:style>
    <style:style style:name="T161_5" style:family="text">
      <style:text-properties fo:color="#333333"/>
    </style:style>
    <style:style style:name="T161_6" style:family="text">
      <style:text-properties fo:color="#333333"/>
    </style:style>
    <style:style style:name="T161_7" style:family="text">
      <style:text-properties fo:font-style="italic" style:font-style-asian="italic" style:font-style-complex="italic" fo:color="#333333"/>
    </style:style>
    <style:style style:name="T161_8" style:family="text">
      <style:text-properties fo:color="#333333"/>
    </style:style>
    <style:style style:name="T161_9" style:family="text">
      <style:text-properties fo:color="#333333"/>
    </style:style>
    <style:style style:name="T161_10" style:family="text">
      <style:text-properties fo:color="#333333"/>
    </style:style>
    <style:style style:name="T161_11" style:family="text">
      <style:text-properties fo:color="#333333"/>
    </style:style>
    <style:style style:name="T161_12" style:family="text">
      <style:text-properties fo:color="#333333"/>
    </style:style>
    <style:style style:name="T161_13" style:family="text">
      <style:text-properties fo:color="#333333"/>
    </style:style>
    <style:style style:name="T161_14" style:family="text">
      <style:text-properties fo:color="#333333"/>
    </style:style>
    <style:style style:name="T161_15" style:family="text">
      <style:text-properties fo:color="#333333"/>
    </style:style>
    <style:style style:name="T161_16" style:family="text">
      <style:text-properties fo:color="#333333"/>
    </style:style>
    <style:style style:name="T161_17" style:family="text">
      <style:text-properties fo:color="#333333"/>
    </style:style>
    <style:style style:name="T161_18" style:family="text">
      <style:text-properties fo:color="#333333"/>
    </style:style>
    <style:style style:name="T161_19" style:family="text">
      <style:text-properties fo:color="#333333"/>
    </style:style>
    <style:style style:name="T161_20" style:family="text">
      <style:text-properties fo:color="#333333"/>
    </style:style>
    <style:style style:name="T161_21" style:family="text">
      <style:text-properties fo:color="#333333"/>
    </style:style>
    <style:style style:name="T161_22" style:family="text">
      <style:text-properties fo:color="#333333"/>
    </style:style>
    <style:style style:name="T161_23" style:family="text">
      <style:text-properties fo:color="#333333"/>
    </style:style>
    <style:style style:name="T161_24" style:family="text">
      <style:text-properties fo:color="#333333"/>
    </style:style>
    <style:style style:name="P162" style:family="paragraph" style:parent-style-name="Standard">
      <style:paragraph-properties fo:break-before="auto" fo:text-indent="-1.429cm" fo:line-height="115%" fo:margin-left="1.429cm" style:writing-mode="lr-tb"/>
    </style:style>
    <style:style style:name="T162_1" style:family="text">
      <style:text-properties fo:color="#333333"/>
    </style:style>
    <style:style style:name="T162_2" style:family="text">
      <style:text-properties fo:color="#333333"/>
    </style:style>
    <style:style style:name="T162_3" style:family="text">
      <style:text-properties fo:color="#333333"/>
    </style:style>
    <style:style style:name="T162_4" style:family="text">
      <style:text-properties fo:color="#333333"/>
    </style:style>
    <style:style style:name="T162_5" style:family="text">
      <style:text-properties fo:font-style="italic" style:font-style-asian="italic" style:font-style-complex="italic" fo:color="#333333"/>
    </style:style>
    <style:style style:name="T162_6" style:family="text">
      <style:text-properties fo:color="#333333"/>
    </style:style>
    <style:style style:name="T162_7" style:family="text">
      <style:text-properties fo:color="#333333"/>
    </style:style>
    <style:style style:name="T162_8" style:family="text">
      <style:text-properties fo:color="#333333"/>
    </style:style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P163" style:family="paragraph" style:parent-style-name="Standard">
      <style:paragraph-properties fo:break-before="auto" fo:text-indent="-1.429cm" fo:line-height="115%" fo:margin-left="1.429cm" style:writing-mode="lr-tb"/>
    </style:style>
    <style:style style:name="T1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>
      <style:text-properties fo:font-style="italic" style:font-style-asian="italic" style:font-style-complex="italic"/>
    </style:style>
    <style:style style:name="T163_14" style:family="text">
      <style:text-properties fo:font-style="italic" style:font-style-asian="italic" style:font-style-complex="italic"/>
    </style:style>
    <style:style style:name="T163_15" style:family="text">
      <style:text-properties fo:font-style="italic" style:font-style-asian="italic" style:font-style-complex="italic"/>
    </style:style>
    <style:style style:name="T163_16" style:family="text">
      <style:text-properties fo:font-style="italic" style:font-style-asian="italic" style:font-style-complex="italic"/>
    </style:style>
    <style:style style:name="T163_17" style:family="text">
      <style:text-properties fo:font-style="italic" style:font-style-asian="italic" style:font-style-complex="italic" fo:font-size="13pt" style:font-size-asian="13pt" style:font-size-complex="13pt"/>
    </style:style>
    <style:style style:name="T163_18" style:family="text">
      <style:text-properties fo:font-style="italic" style:font-style-asian="italic" style:font-style-complex="italic" fo:font-size="13pt" style:font-size-asian="13pt" style:font-size-complex="13pt"/>
    </style:style>
    <style:style style:name="T163_19" style:family="text">
      <style:text-properties fo:font-style="italic" style:font-style-asian="italic" style:font-style-complex="italic" fo:font-size="13pt" style:font-size-asian="13pt" style:font-size-complex="13pt"/>
    </style:style>
    <style:style style:name="T163_20" style:family="text">
      <style:text-properties fo:font-style="italic" style:font-style-asian="italic" style:font-style-complex="italic" fo:font-size="13pt" style:font-size-asian="13pt" style:font-size-complex="13pt"/>
    </style:style>
    <style:style style:name="T163_21" style:family="text">
      <style:text-properties fo:font-style="italic" style:font-style-asian="italic" style:font-style-complex="italic" fo:font-size="13pt" style:font-size-asian="13pt" style:font-size-complex="13pt"/>
    </style:style>
    <style:style style:name="T163_22" style:family="text">
      <style:text-properties fo:font-style="italic" style:font-style-asian="italic" style:font-style-complex="italic" fo:font-size="13pt" style:font-size-asian="13pt" style:font-size-complex="13pt"/>
    </style:style>
    <style:style style:name="T163_23" style:family="text">
      <style:text-properties fo:font-style="italic" style:font-style-asian="italic" style:font-style-complex="italic" fo:font-size="13pt" style:font-size-asian="13pt" style:font-size-complex="13pt"/>
    </style:style>
    <style:style style:name="T163_24" style:family="text">
      <style:text-properties fo:font-style="italic" style:font-style-asian="italic" style:font-style-complex="italic" fo:font-size="13pt" style:font-size-asian="13pt" style:font-size-complex="13pt"/>
    </style:style>
    <style:style style:name="T163_25" style:family="text">
      <style:text-properties fo:font-style="italic" style:font-style-asian="italic" style:font-style-complex="italic" fo:font-size="13pt" style:font-size-asian="13pt" style:font-size-complex="13pt"/>
    </style:style>
    <style:style style:name="T163_26" style:family="text">
      <style:text-properties fo:font-style="italic" style:font-style-asian="italic" style:font-style-complex="italic" fo:font-size="13pt" style:font-size-asian="13pt" style:font-size-complex="13pt"/>
    </style:style>
    <style:style style:name="T163_27" style:family="text">
      <style:text-properties fo:font-style="italic" style:font-style-asian="italic" style:font-style-complex="italic" fo:font-size="13pt" style:font-size-asian="13pt" style:font-size-complex="13pt"/>
    </style:style>
    <style:style style:name="T163_28" style:family="text">
      <style:text-properties fo:font-style="italic" style:font-style-asian="italic" style:font-style-complex="italic" fo:font-size="13pt" style:font-size-asian="13pt" style:font-size-complex="13pt"/>
    </style:style>
    <style:style style:name="T163_29" style:family="text">
      <style:text-properties fo:font-style="italic" style:font-style-asian="italic" style:font-style-complex="italic" fo:font-size="13pt" style:font-size-asian="13pt" style:font-size-complex="13pt"/>
    </style:style>
    <style:style style:name="T163_30" style:family="text">
      <style:text-properties fo:font-size="13pt" style:font-size-asian="13pt" style:font-size-complex="13pt"/>
    </style:style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41" style:family="text"/>
    <style:style style:name="T163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43" style:family="text"/>
    <style:style style:name="T163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45" style:family="text"/>
    <style:style style:name="T163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47" style:family="text"/>
    <style:style style:name="T163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49" style:family="text"/>
    <style:style style:name="T163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51" style:family="text"/>
    <style:style style:name="T163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53" style:family="text"/>
    <style:style style:name="T163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55" style:family="text"/>
    <style:style style:name="T163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57" style:family="text"/>
    <style:style style:name="T163_5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59" style:family="text"/>
    <style:style style:name="T163_6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61" style:family="text"/>
    <style:style style:name="T163_6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63" style:family="text"/>
    <style:style style:name="T163_6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65" style:family="text"/>
    <style:style style:name="T163_6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67" style:family="text"/>
    <style:style style:name="T163_6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69" style:family="text"/>
    <style:style style:name="T163_7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71" style:family="text"/>
    <style:style style:name="T163_7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73" style:family="text"/>
    <style:style style:name="T163_7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75" style:family="text"/>
    <style:style style:name="T163_7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77" style:family="text"/>
    <style:style style:name="T163_7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79" style:family="text"/>
    <style:style style:name="T163_8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81" style:family="text"/>
    <style:style style:name="T163_8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83" style:family="text"/>
    <style:style style:name="T163_8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85" style:family="text"/>
    <style:style style:name="T163_8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87" style:family="text"/>
    <style:style style:name="T163_8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64" style:family="paragraph" style:parent-style-name="Standard">
      <style:paragraph-properties fo:break-before="auto" fo:text-indent="-1.429cm" fo:line-height="115%" fo:margin-left="1.429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P165" style:family="paragraph" style:parent-style-name="Standard">
      <style:paragraph-properties fo:break-before="auto" fo:text-indent="-1.429cm" fo:line-height="115%" fo:margin-left="1.429cm" style:writing-mode="lr-tb"/>
    </style:style>
    <style:style style:name="T165_1" style:family="text">
      <style:text-properties fo:color="#333333"/>
    </style:style>
    <style:style style:name="T165_2" style:family="text">
      <style:text-properties fo:color="#333333"/>
    </style:style>
    <style:style style:name="T165_3" style:family="text">
      <style:text-properties fo:color="#333333"/>
    </style:style>
    <style:style style:name="T165_4" style:family="text">
      <style:text-properties fo:color="#333333"/>
    </style:style>
    <style:style style:name="T165_5" style:family="text">
      <style:text-properties fo:color="#333333"/>
    </style:style>
    <style:style style:name="T165_6" style:family="text">
      <style:text-properties fo:color="#333333"/>
    </style:style>
    <style:style style:name="T165_7" style:family="text">
      <style:text-properties fo:color="#333333"/>
    </style:style>
    <style:style style:name="T165_8" style:family="text">
      <style:text-properties fo:color="#333333"/>
    </style:style>
    <style:style style:name="T165_9" style:family="text">
      <style:text-properties fo:color="#333333"/>
    </style:style>
    <style:style style:name="T165_10" style:family="text">
      <style:text-properties fo:color="#333333"/>
    </style:style>
    <style:style style:name="T165_11" style:family="text">
      <style:text-properties fo:color="#333333"/>
    </style:style>
    <style:style style:name="T165_12" style:family="text">
      <style:text-properties fo:color="#333333"/>
    </style:style>
    <style:style style:name="T165_13" style:family="text">
      <style:text-properties fo:color="#333333"/>
    </style:style>
    <style:style style:name="T165_14" style:family="text">
      <style:text-properties fo:color="#333333"/>
    </style:style>
    <style:style style:name="T165_15" style:family="text">
      <style:text-properties fo:color="#333333"/>
    </style:style>
    <style:style style:name="T165_16" style:family="text">
      <style:text-properties fo:color="#333333"/>
    </style:style>
    <style:style style:name="T165_17" style:family="text">
      <style:text-properties fo:color="#333333"/>
    </style:style>
    <style:style style:name="T165_18" style:family="text">
      <style:text-properties fo:color="#333333"/>
    </style:style>
    <style:style style:name="T165_19" style:family="text">
      <style:text-properties fo:color="#333333"/>
    </style:style>
    <style:style style:name="T165_20" style:family="text">
      <style:text-properties fo:color="#333333"/>
    </style:style>
    <style:style style:name="P166" style:family="paragraph" style:parent-style-name="Standard">
      <style:paragraph-properties fo:break-before="auto" fo:text-indent="-1.429cm" fo:line-height="115%" fo:margin-left="1.429cm" style:writing-mode="lr-tb"/>
    </style:style>
    <style:style style:name="T166_1" style:family="text">
      <style:text-properties fo:color="#241e20"/>
    </style:style>
    <style:style style:name="T166_2" style:family="text">
      <style:text-properties fo:color="#241e20"/>
    </style:style>
    <style:style style:name="T166_3" style:family="text">
      <style:text-properties fo:color="#241e20"/>
    </style:style>
    <style:style style:name="T166_4" style:family="text">
      <style:text-properties fo:color="#241e20"/>
    </style:style>
    <style:style style:name="T166_5" style:family="text">
      <style:text-properties fo:font-style="italic" style:font-style-asian="italic" style:font-style-complex="italic" fo:color="#241e20"/>
    </style:style>
    <style:style style:name="T166_6" style:family="text">
      <style:text-properties fo:font-style="italic" style:font-style-asian="italic" style:font-style-complex="italic" fo:color="#241e20"/>
    </style:style>
    <style:style style:name="T166_7" style:family="text">
      <style:text-properties fo:font-style="italic" style:font-style-asian="italic" style:font-style-complex="italic" fo:color="#241e20"/>
    </style:style>
    <style:style style:name="T166_8" style:family="text">
      <style:text-properties fo:font-style="italic" style:font-style-asian="italic" style:font-style-complex="italic" fo:color="#241e20"/>
    </style:style>
    <style:style style:name="T166_9" style:family="text">
      <style:text-properties fo:font-style="italic" style:font-style-asian="italic" style:font-style-complex="italic" fo:color="#241e20"/>
    </style:style>
    <style:style style:name="T166_10" style:family="text">
      <style:text-properties fo:font-style="italic" style:font-style-asian="italic" style:font-style-complex="italic" fo:color="#241e20"/>
    </style:style>
    <style:style style:name="T166_11" style:family="text">
      <style:text-properties fo:font-style="italic" style:font-style-asian="italic" style:font-style-complex="italic" fo:color="#241e20"/>
    </style:style>
    <style:style style:name="T166_12" style:family="text">
      <style:text-properties fo:font-style="italic" style:font-style-asian="italic" style:font-style-complex="italic" fo:color="#241e20"/>
    </style:style>
    <style:style style:name="T166_13" style:family="text">
      <style:text-properties fo:font-style="italic" style:font-style-asian="italic" style:font-style-complex="italic" fo:color="#241e20"/>
    </style:style>
    <style:style style:name="T166_14" style:family="text">
      <style:text-properties fo:font-style="italic" style:font-style-asian="italic" style:font-style-complex="italic" fo:color="#241e20"/>
    </style:style>
    <style:style style:name="T166_15" style:family="text">
      <style:text-properties fo:font-style="italic" style:font-style-asian="italic" style:font-style-complex="italic" fo:color="#241e20"/>
    </style:style>
    <style:style style:name="T166_16" style:family="text">
      <style:text-properties fo:font-style="italic" style:font-style-asian="italic" style:font-style-complex="italic" fo:color="#241e20"/>
    </style:style>
    <style:style style:name="T166_17" style:family="text">
      <style:text-properties fo:font-style="italic" style:font-style-asian="italic" style:font-style-complex="italic" fo:color="#241e20"/>
    </style:style>
    <style:style style:name="T166_18" style:family="text">
      <style:text-properties fo:font-style="italic" style:font-style-asian="italic" style:font-style-complex="italic" fo:color="#241e20"/>
    </style:style>
    <style:style style:name="T166_19" style:family="text">
      <style:text-properties fo:font-style="italic" style:font-style-asian="italic" style:font-style-complex="italic" fo:color="#241e20"/>
    </style:style>
    <style:style style:name="T166_20" style:family="text">
      <style:text-properties fo:font-style="italic" style:font-style-asian="italic" style:font-style-complex="italic" fo:color="#241e20"/>
    </style:style>
    <style:style style:name="T166_21" style:family="text">
      <style:text-properties fo:color="#241e20"/>
    </style:style>
    <style:style style:name="T166_22" style:family="text">
      <style:text-properties fo:color="#241e20"/>
    </style:style>
    <style:style style:name="T166_23" style:family="text">
      <style:text-properties fo:color="#241e20"/>
    </style:style>
    <style:style style:name="T166_24" style:family="text">
      <style:text-properties fo:color="#241e20"/>
    </style:style>
    <style:style style:name="T166_25" style:family="text">
      <style:text-properties fo:color="#241e20"/>
    </style:style>
    <style:style style:name="T166_26" style:family="text">
      <style:text-properties fo:color="#241e20"/>
    </style:style>
    <style:style style:name="T166_27" style:family="text">
      <style:text-properties fo:color="#241e20"/>
    </style:style>
    <style:style style:name="P167" style:family="paragraph" style:parent-style-name="Standard">
      <style:paragraph-properties fo:break-before="auto" fo:text-indent="-1.429cm" fo:line-height="115%" fo:margin-left="1.429cm" style:writing-mode="lr-tb"/>
    </style:style>
    <style:style style:name="T167_1" style:family="text">
      <style:text-properties fo:color="#241e20"/>
    </style:style>
    <style:style style:name="T167_2" style:family="text">
      <style:text-properties fo:color="#241e20"/>
    </style:style>
    <style:style style:name="T167_3" style:family="text">
      <style:text-properties fo:color="#241e20"/>
    </style:style>
    <style:style style:name="T167_4" style:family="text">
      <style:text-properties fo:color="#241e20"/>
    </style:style>
    <style:style style:name="T167_5" style:family="text">
      <style:text-properties fo:color="#241e20"/>
    </style:style>
    <style:style style:name="T167_6" style:family="text">
      <style:text-properties fo:color="#241e20"/>
    </style:style>
    <style:style style:name="T167_7" style:family="text">
      <style:text-properties fo:color="#241e20"/>
    </style:style>
    <style:style style:name="T167_8" style:family="text">
      <style:text-properties fo:color="#241e20"/>
    </style:style>
    <style:style style:name="T167_9" style:family="text">
      <style:text-properties fo:color="#241e20"/>
    </style:style>
    <style:style style:name="T167_10" style:family="text">
      <style:text-properties fo:color="#241e20"/>
    </style:style>
    <style:style style:name="T167_11" style:family="text">
      <style:text-properties fo:color="#241e20"/>
    </style:style>
    <style:style style:name="T167_12" style:family="text">
      <style:text-properties fo:color="#241e20"/>
    </style:style>
    <style:style style:name="T167_13" style:family="text">
      <style:text-properties fo:color="#241e20"/>
    </style:style>
    <style:style style:name="T167_14" style:family="text">
      <style:text-properties fo:color="#241e20"/>
    </style:style>
    <style:style style:name="T167_15" style:family="text">
      <style:text-properties fo:color="#241e20"/>
    </style:style>
    <style:style style:name="T167_16" style:family="text">
      <style:text-properties fo:color="#241e20"/>
    </style:style>
    <style:style style:name="T167_17" style:family="text">
      <style:text-properties fo:color="#241e20"/>
    </style:style>
    <style:style style:name="T167_18" style:family="text">
      <style:text-properties fo:color="#241e20"/>
    </style:style>
    <style:style style:name="T167_19" style:family="text">
      <style:text-properties fo:color="#241e20"/>
    </style:style>
    <style:style style:name="T167_20" style:family="text">
      <style:text-properties fo:color="#241e20"/>
    </style:style>
    <style:style style:name="T167_21" style:family="text">
      <style:text-properties fo:color="#241e20"/>
    </style:style>
    <style:style style:name="T167_22" style:family="text">
      <style:text-properties fo:color="#241e20"/>
    </style:style>
    <style:style style:name="T167_23" style:family="text">
      <style:text-properties fo:color="#241e20"/>
    </style:style>
    <style:style style:name="T167_24" style:family="text">
      <style:text-properties fo:color="#241e20"/>
    </style:style>
    <style:style style:name="T167_25" style:family="text">
      <style:text-properties fo:color="#241e20"/>
    </style:style>
    <style:style style:name="T167_26" style:family="text">
      <style:text-properties fo:color="#241e20"/>
    </style:style>
    <style:style style:name="T167_27" style:family="text">
      <style:text-properties fo:color="#241e20"/>
    </style:style>
    <style:style style:name="T167_28" style:family="text">
      <style:text-properties fo:color="#241e20"/>
    </style:style>
    <style:style style:name="T167_29" style:family="text">
      <style:text-properties fo:color="#241e20"/>
    </style:style>
    <style:style style:name="T167_30" style:family="text">
      <style:text-properties fo:color="#241e20"/>
    </style:style>
    <style:style style:name="T167_31" style:family="text">
      <style:text-properties fo:color="#241e20"/>
    </style:style>
    <style:style style:name="T167_32" style:family="text">
      <style:text-properties fo:color="#241e20"/>
    </style:style>
    <style:style style:name="T167_33" style:family="text">
      <style:text-properties fo:color="#241e20"/>
    </style:style>
    <style:style style:name="P168" style:family="paragraph" style:parent-style-name="Standard">
      <style:paragraph-properties fo:break-before="auto" fo:text-indent="-1.429cm" fo:line-height="115%" fo:margin-left="1.429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>
      <style:text-properties fo:font-style="italic" style:font-style-asian="italic" style:font-style-complex="italic"/>
    </style:style>
    <style:style style:name="T168_8" style:family="text">
      <style:text-properties fo:font-style="italic" style:font-style-asian="italic" style:font-style-complex="italic"/>
    </style:style>
    <style:style style:name="T168_9" style:family="text">
      <style:text-properties fo:font-style="italic" style:font-style-asian="italic" style:font-style-complex="italic"/>
    </style:style>
    <style:style style:name="T168_10" style:family="text">
      <style:text-properties fo:font-style="italic" style:font-style-asian="italic" style:font-style-complex="italic"/>
    </style:style>
    <style:style style:name="T168_11" style:family="text">
      <style:text-properties fo:font-style="italic" style:font-style-asian="italic" style:font-style-complex="italic"/>
    </style:style>
    <style:style style:name="T168_12" style:family="text">
      <style:text-properties fo:font-style="italic" style:font-style-asian="italic" style:font-style-complex="italic"/>
    </style:style>
    <style:style style:name="T168_13" style:family="text">
      <style:text-properties fo:font-style="italic" style:font-style-asian="italic" style:font-style-complex="italic"/>
    </style:style>
    <style:style style:name="T168_14" style:family="text">
      <style:text-properties fo:font-style="italic" style:font-style-asian="italic" style:font-style-complex="italic"/>
    </style:style>
    <style:style style:name="T168_15" style:family="text">
      <style:text-properties fo:font-style="italic" style:font-style-asian="italic" style:font-style-complex="italic"/>
    </style:style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</office:automatic-styles>
  <office:body>
    <office:text>
      <text:h text:style-name="P1" text:outline-level="10"><text:bookmark-start text:name="h.kz5xmbvs2756"/><text:bookmark-end text:name="h.kz5xmbvs2756"/><text:span text:style-name="T1_1">(</text:span><text:span text:style-name="T1_2">Re</text:span><text:span text:style-name="T1_3">)</text:span><text:span text:style-name="T1_4">thinking</text:span><text:span text:style-name="T1_5"><text:s/></text:span><text:span text:style-name="T1_6">Improvisation</text:span><text:span text:style-name="T1_7">:<text:s/></text:span><text:span text:style-name="T1_8">from</text:span><text:span text:style-name="T1_9"><text:s/></text:span><text:span text:style-name="T1_10">individual</text:span><text:span text:style-name="T1_11"><text:s/></text:span><text:span text:style-name="T1_12">to</text:span><text:span text:style-name="T1_13"><text:s/></text:span><text:span text:style-name="T1_14">political</text:span><text:span text:style-name="T1_15"><text:s/></text:span><text:span text:style-name="T1_16">listening</text:span></text:h>
      <text:p text:style-name="P2"/>
      <text:p text:style-name="P3"/>
      <text:p text:style-name="P4"><text:span text:style-name="T4_1">When</text:span><text:span text:style-name="T4_2"><text:s/></text:span><text:span text:style-name="T4_3">we</text:span><text:span text:style-name="T4_4"><text:s/></text:span><text:span text:style-name="T4_5">designed</text:span><text:span text:style-name="T4_6"><text:s/></text:span><text:span text:style-name="T4_7">the</text:span><text:span text:style-name="T4_8"><text:s/></text:span><text:span text:style-name="T4_9">International</text:span><text:span text:style-name="T4_10"><text:s/></text:span><text:span text:style-name="T4_11">Sessions</text:span><text:span text:style-name="T4_12"><text:s/></text:span><text:span text:style-name="T4_13">on</text:span><text:span text:style-name="T4_14"><text:s/></text:span><text:span text:style-name="T4_15">Artistic</text:span><text:span text:style-name="T4_16"><text:s/></text:span><text:span text:style-name="T4_17">Research</text:span><text:span text:style-name="T4_18"><text:s/></text:span><text:span text:style-name="T4_19">and</text:span><text:span text:style-name="T4_20"><text:s/></text:span><text:span text:style-name="T4_21">the</text:span><text:span text:style-name="T4_22"><text:s/></text:span><text:span text:style-name="T4_23">accompanying</text:span><text:span text:style-name="T4_24"><text:s/></text:span><text:span text:style-name="T4_25">festival</text:span><text:span text:style-name="T4_26"><text:s/></text:span><text:span text:style-name="T4_27">under</text:span><text:span text:style-name="T4_28"><text:s/></text:span><text:span text:style-name="T4_29">the</text:span><text:span text:style-name="T4_30"><text:s/></text:span><text:span text:style-name="T4_31">same</text:span><text:span text:style-name="T4_32"><text:s/></text:span><text:span text:style-name="T4_33">title</text:span><text:span text:style-name="T4_34"><text:s/></text:span><text:span text:style-name="T4_35">as</text:span><text:span text:style-name="T4_36"><text:s/></text:span><text:span text:style-name="T4_37">the</text:span><text:span text:style-name="T4_38"><text:s/></text:span><text:span text:style-name="T4_39">research</text:span><text:span text:style-name="T4_40"><text:s/></text:span><text:span text:style-name="T4_41">project</text:span><text:span text:style-name="T4_42">,</text:span><text:span text:style-name="T4_43"><text:s/>(</text:span><text:span text:style-name="T4_44">re</text:span><text:span text:style-name="T4_45">)</text:span><text:span text:style-name="T4_46">thinking</text:span><text:span text:style-name="T4_47"><text:s/></text:span><text:span text:style-name="T4_48">improvisation</text:span><text:span text:style-name="T4_49">,<text:s/></text:span><text:span text:style-name="T4_50">we</text:span><text:span text:style-name="T4_51"><text:s/></text:span><text:span text:style-name="T4_52">imagined</text:span><text:span text:style-name="T4_53"><text:s/></text:span><text:span text:style-name="T4_54">the</text:span><text:span text:style-name="T4_55"><text:s/></text:span><text:span text:style-name="T4_56">event</text:span><text:span text:style-name="T4_57"><text:s/></text:span><text:span text:style-name="T4_58">to</text:span><text:span text:style-name="T4_59"><text:s/></text:span><text:span text:style-name="T4_60">be</text:span><text:span text:style-name="T4_61"><text:s/></text:span><text:span text:style-name="T4_62">a</text:span><text:span text:style-name="T4_63"><text:s/></text:span><text:span text:style-name="T4_64">venue</text:span><text:span text:style-name="T4_65"><text:s/></text:span><text:span text:style-name="T4_66">for</text:span><text:span text:style-name="T4_67"><text:s/></text:span><text:span text:style-name="T4_68">summing</text:span><text:span text:style-name="T4_69"><text:s/></text:span><text:span text:style-name="T4_70">up</text:span><text:span text:style-name="T4_71"><text:s/></text:span><text:span text:style-name="T4_72">and</text:span><text:span text:style-name="T4_73"><text:s/></text:span><text:span text:style-name="T4_74">bringing</text:span><text:span text:style-name="T4_75"><text:s/></text:span><text:span text:style-name="T4_76">together</text:span><text:span text:style-name="T4_77"><text:s/></text:span><text:span text:style-name="T4_78">various</text:span><text:span text:style-name="T4_79"><text:s/></text:span><text:span text:style-name="T4_80">conceptual</text:span><text:span text:style-name="T4_81"><text:s/></text:span><text:span text:style-name="T4_82">approaches</text:span><text:span text:style-name="T4_83"><text:s/></text:span><text:span text:style-name="T4_84">to</text:span><text:span text:style-name="T4_85"><text:s/></text:span><text:span text:style-name="T4_86">improvisation</text:span><text:span text:style-name="T4_87">.<text:s/></text:span><text:span text:style-name="T4_88">The</text:span><text:span text:style-name="T4_89"><text:s/></text:span><text:span text:style-name="T4_90">aim</text:span><text:span text:style-name="T4_91"><text:s/></text:span><text:span text:style-name="T4_92">of</text:span><text:span text:style-name="T4_93"><text:s/></text:span><text:span text:style-name="T4_94">the</text:span><text:span text:style-name="T4_95"><text:s/></text:span><text:span text:style-name="T4_96">three</text:span><text:span text:style-name="T4_97"><text:s/></text:span><text:span text:style-name="T4_98">year</text:span><text:span text:style-name="T4_99"><text:s/></text:span><text:span text:style-name="T4_100">research</text:span><text:span text:style-name="T4_101"><text:s/></text:span><text:span text:style-name="T4_102">project</text:span><text:span text:style-name="T4_103"><text:s/></text:span><text:span text:style-name="T4_104">had</text:span><text:span text:style-name="T4_105"><text:s/></text:span><text:span text:style-name="T4_106">been</text:span><text:span text:style-name="T4_107"><text:s/></text:span><text:span text:style-name="T4_108">to</text:span><text:span text:style-name="T4_109"><text:s/></text:span><text:span text:style-name="T4_110">examine</text:span><text:span text:style-name="T4_111"><text:s/></text:span><text:span text:style-name="T4_112">three</text:span><text:span text:style-name="T4_113"><text:s/></text:span><text:span text:style-name="T4_114">primary</text:span><text:span text:style-name="T4_115"><text:s/></text:span><text:span text:style-name="T4_116">aspects</text:span><text:span text:style-name="T4_117"><text:s/></text:span><text:span text:style-name="T4_118">that</text:span><text:span text:style-name="T4_119"><text:s/></text:span><text:span text:style-name="T4_120">we</text:span><text:span text:style-name="T4_121"><text:s/></text:span><text:span text:style-name="T4_122">found</text:span><text:span text:style-name="T4_123"><text:s/></text:span><text:span text:style-name="T4_124">to</text:span><text:span text:style-name="T4_125"><text:s/></text:span><text:span text:style-name="T4_126">be</text:span><text:span text:style-name="T4_127"><text:s/></text:span><text:span text:style-name="T4_128">inextricably</text:span><text:span text:style-name="T4_129"><text:s/></text:span><text:span text:style-name="T4_130">bound</text:span><text:span text:style-name="T4_131"><text:s/></text:span><text:span text:style-name="T4_132">up</text:span><text:span text:style-name="T4_133"><text:s/></text:span><text:span text:style-name="T4_134">with</text:span><text:span text:style-name="T4_135"><text:s/></text:span><text:span text:style-name="T4_136">improvisation</text:span><text:span text:style-name="T4_137">,<text:s/></text:span><text:span text:style-name="T4_138">yet</text:span><text:span text:style-name="T4_139"><text:s/></text:span><text:span text:style-name="T4_140">often</text:span><text:span text:style-name="T4_141"><text:s/></text:span><text:span text:style-name="T4_142">not</text:span><text:span text:style-name="T4_143"><text:s/></text:span><text:span text:style-name="T4_144">or</text:span><text:span text:style-name="T4_145"><text:s/></text:span><text:span text:style-name="T4_146">only</text:span><text:span text:style-name="T4_147"><text:s/></text:span><text:span text:style-name="T4_148">implicitly</text:span><text:span text:style-name="T4_149"><text:s/></text:span><text:span text:style-name="T4_150">included</text:span><text:span text:style-name="T4_151"><text:s/></text:span><text:span text:style-name="T4_152">in</text:span><text:span text:style-name="T4_153"><text:s/></text:span><text:span text:style-name="T4_154">its</text:span><text:span text:style-name="T4_155"><text:s/></text:span><text:span text:style-name="T4_156">study</text:span><text:span text:style-name="T4_157"><text:s/></text:span><text:span text:style-name="T4_158">and</text:span><text:span text:style-name="T4_159"><text:s/></text:span><text:span text:style-name="T4_160">description</text:span><text:span text:style-name="T4_161">:</text:span><text:span text:style-name="T4_162"><text:note text:note-class="footnote"><text:note-citation/><text:note-body><text:p text:style-name="P5"><text:span text:style-name="T5_1"><text:s/></text:span><text:span text:style-name="T5_2">This</text:span><text:span text:style-name="T5_3"><text:s/></text:span><text:span text:style-name="T5_4">is</text:span><text:span text:style-name="T5_5"><text:s/></text:span><text:span text:style-name="T5_6">not</text:span><text:span text:style-name="T5_7"><text:s/></text:span><text:span text:style-name="T5_8">to</text:span><text:span text:style-name="T5_9"><text:s/></text:span><text:span text:style-name="T5_10">say</text:span><text:span text:style-name="T5_11"><text:s/></text:span><text:span text:style-name="T5_12">that</text:span><text:span text:style-name="T5_13"><text:s/></text:span><text:span text:style-name="T5_14">these</text:span><text:span text:style-name="T5_15"><text:s/></text:span><text:span text:style-name="T5_16">aspects</text:span><text:span text:style-name="T5_17"><text:s/></text:span><text:span text:style-name="T5_18">have</text:span><text:span text:style-name="T5_19"><text:s/></text:span><text:span text:style-name="T5_20">never</text:span><text:span text:style-name="T5_21"><text:s/></text:span><text:span text:style-name="T5_22">been</text:span><text:span text:style-name="T5_23"><text:s/></text:span><text:span text:style-name="T5_24">seriously</text:span><text:span text:style-name="T5_25"><text:s/></text:span><text:span text:style-name="T5_26">considered</text:span><text:span text:style-name="T5_27"><text:s/></text:span><text:span text:style-name="T5_28">in</text:span><text:span text:style-name="T5_29"><text:s/></text:span><text:span text:style-name="T5_30">previous</text:span><text:span text:style-name="T5_31"><text:s/></text:span><text:span text:style-name="T5_32">research</text:span><text:span text:style-name="T5_33">.<text:s/></text:span><text:span text:style-name="T5_34">As</text:span><text:span text:style-name="T5_35"><text:s/></text:span><text:span text:style-name="T5_36">for</text:span><text:span text:style-name="T5_37"><text:s/></text:span><text:span text:style-name="T5_38">interaction</text:span><text:span text:style-name="T5_39">,<text:s/></text:span><text:span text:style-name="T5_40">a</text:span><text:span text:style-name="T5_41"><text:s/></text:span><text:span text:style-name="T5_42">notable</text:span><text:span text:style-name="T5_43"><text:s/></text:span><text:span text:style-name="T5_44">contribution</text:span><text:span text:style-name="T5_45"><text:s/></text:span><text:span text:style-name="T5_46">on</text:span><text:span text:style-name="T5_47"><text:s/></text:span><text:span text:style-name="T5_48">the</text:span><text:span text:style-name="T5_49"><text:s/></text:span><text:span text:style-name="T5_50">interaction</text:span><text:span text:style-name="T5_51"><text:s/></text:span><text:span text:style-name="T5_52">between</text:span><text:span text:style-name="T5_53"><text:s/></text:span><text:span text:style-name="T5_54">jazz</text:span><text:span text:style-name="T5_55"><text:s/></text:span><text:span text:style-name="T5_56">musicians</text:span><text:span text:style-name="T5_57"><text:s/></text:span><text:span text:style-name="T5_58">is</text:span><text:span text:style-name="T5_59"><text:s/></text:span><text:span text:style-name="T5_60">Ingrid</text:span><text:span text:style-name="T5_61"><text:s/></text:span><text:span text:style-name="T5_62">Monson</text:span><text:span text:style-name="T5_63">’</text:span><text:span text:style-name="T5_64">s</text:span><text:span text:style-name="T5_65"><text:s/></text:span><text:span text:style-name="T5_66">book</text:span><text:span text:style-name="T5_67"><text:s/>“</text:span><text:span text:style-name="T5_68">Saying</text:span><text:span text:style-name="T5_69"><text:s/></text:span><text:span text:style-name="T5_70">Something</text:span><text:span text:style-name="T5_71">:<text:s/></text:span><text:span text:style-name="T5_72">Jazz</text:span><text:span text:style-name="T5_73"><text:s/></text:span><text:span text:style-name="T5_74">Improvisation</text:span><text:span text:style-name="T5_75"><text:s/></text:span><text:span text:style-name="T5_76">and</text:span><text:span text:style-name="T5_77"><text:s/></text:span><text:span text:style-name="T5_78">Interaction</text:span><text:span text:style-name="T5_79">.”<text:s/>(</text:span><text:span text:style-name="T5_80">Monson</text:span><text:span text:style-name="T5_81"><text:s/>1996)</text:span></text:p><text:p text:style-name="P6"/></text:note-body></text:note></text:span></text:p>
      <text:p text:style-name="P7"/>
      <text:p text:style-name="P8"><text:span text:style-name="T8_1">–</text:span><text:span text:style-name="T8_2"><text:s/></text:span><text:span text:style-name="T8_3">Interaction</text:span></text:p>
      <text:p text:style-name="P9"><text:span text:style-name="T9_1">–<text:s/></text:span><text:span text:style-name="T9_2">Attentive</text:span><text:span text:style-name="T9_3"><text:s/></text:span><text:span text:style-name="T9_4">listening</text:span></text:p>
      <text:p text:style-name="P10"><text:span text:style-name="T10_1">–<text:s/></text:span><text:span text:style-name="T10_2">M</text:span><text:span text:style-name="T10_3">usical</text:span><text:span text:style-name="T10_4"><text:s/></text:span><text:span text:style-name="T10_5">freedom</text:span></text:p>
      <text:p text:style-name="P11"/>
      <text:p text:style-name="P12"><text:span text:style-name="T12_1">By</text:span><text:span text:style-name="T12_2"><text:s/></text:span><text:span text:style-name="T12_3">interaction</text:span><text:span text:style-name="T12_4"><text:s/></text:span><text:span text:style-name="T12_5">we</text:span><text:span text:style-name="T12_6"><text:s/></text:span><text:span text:style-name="T12_7">intended</text:span><text:span text:style-name="T12_8"><text:s/></text:span><text:span text:style-name="T12_9">the</text:span><text:span text:style-name="T12_10"><text:s/></text:span><text:span text:style-name="T12_11">social</text:span><text:span text:style-name="T12_12"><text:s/></text:span><text:span text:style-name="T12_13">nature</text:span><text:span text:style-name="T12_14"><text:s/></text:span><text:span text:style-name="T12_15">of</text:span><text:span text:style-name="T12_16"><text:s/></text:span><text:span text:style-name="T12_17">performing</text:span><text:span text:style-name="T12_18"><text:s/></text:span><text:span text:style-name="T12_19">as</text:span><text:span text:style-name="T12_20"><text:s/></text:span><text:span text:style-name="T12_21">well</text:span><text:span text:style-name="T12_22"><text:s/></text:span><text:span text:style-name="T12_23">as</text:span><text:span text:style-name="T12_24"><text:s/></text:span><text:span text:style-name="T12_25">the</text:span><text:span text:style-name="T12_26"><text:s/></text:span><text:span text:style-name="T12_27">ways</text:span><text:span text:style-name="T12_28"><text:s/></text:span><text:span text:style-name="T12_29">in</text:span><text:span text:style-name="T12_30"><text:s/></text:span><text:span text:style-name="T12_31">which</text:span><text:span text:style-name="T12_32"><text:s/></text:span><text:span text:style-name="T12_33">cultural</text:span><text:span text:style-name="T12_34"><text:s/></text:span><text:span text:style-name="T12_35">tools</text:span><text:span text:style-name="T12_36"><text:s/></text:span><text:span text:style-name="T12_37">such</text:span><text:span text:style-name="T12_38"><text:s/></text:span><text:span text:style-name="T12_39">as</text:span><text:span text:style-name="T12_40"><text:s/></text:span><text:span text:style-name="T12_41">musical</text:span><text:span text:style-name="T12_42"><text:s/></text:span><text:span text:style-name="T12_43">instruments</text:span><text:span text:style-name="T12_44"><text:s/></text:span><text:span text:style-name="T12_45">and</text:span><text:span text:style-name="T12_46"><text:s/></text:span><text:span text:style-name="T12_47">other</text:span><text:span text:style-name="T12_48"><text:s/></text:span><text:span text:style-name="T12_49">art</text:span><text:span text:style-name="T12_50">i</text:span><text:span text:style-name="T12_51">facts</text:span><text:span text:style-name="T12_52"><text:s/></text:span><text:span text:style-name="T12_53">function</text:span><text:span text:style-name="T12_54"><text:s/></text:span><text:span text:style-name="T12_55">as</text:span><text:span text:style-name="T12_56"><text:s/></text:span><text:span text:style-name="T12_57">agents</text:span><text:span text:style-name="T12_58"><text:s/></text:span><text:span text:style-name="T12_59">in</text:span><text:span text:style-name="T12_60"><text:s/></text:span><text:span text:style-name="T12_61">the</text:span><text:span text:style-name="T12_62"><text:s/></text:span><text:span text:style-name="T12_63">musical</text:span><text:span text:style-name="T12_64"><text:s/></text:span><text:span text:style-name="T12_65">discourse</text:span><text:span text:style-name="T12_66">.<text:s/></text:span><text:span text:style-name="T12_67">Attentive</text:span><text:span text:style-name="T12_68"><text:s/></text:span><text:span text:style-name="T12_69">listening</text:span><text:span text:style-name="T12_70"><text:s/></text:span><text:span text:style-name="T12_71">could</text:span><text:span text:style-name="T12_72"><text:s/></text:span><text:span text:style-name="T12_73">be</text:span><text:span text:style-name="T12_74"><text:s/></text:span><text:span text:style-name="T12_75">understood</text:span><text:span text:style-name="T12_76"><text:s/></text:span><text:span text:style-name="T12_77">as</text:span><text:span text:style-name="T12_78"><text:s/></text:span><text:span text:style-name="T12_79">a</text:span><text:span text:style-name="T12_80"><text:s/></text:span><text:span text:style-name="T12_81">somewhat</text:span><text:span text:style-name="T12_82"><text:s/></text:span><text:span text:style-name="T12_83">Adornian</text:span><text:span text:style-name="T12_84"><text:s/></text:span><text:span text:style-name="T12_85">conception</text:span><text:span text:style-name="T12_86"><text:s/></text:span><text:span text:style-name="T12_87">of</text:span><text:span text:style-name="T12_88"><text:s/></text:span><text:span text:style-name="T12_89">active</text:span><text:span text:style-name="T12_90"><text:s/></text:span><text:span text:style-name="T12_91">and</text:span><text:span text:style-name="T12_92"><text:s/></text:span><text:span text:style-name="T12_93">informed</text:span><text:span text:style-name="T12_94"><text:s/></text:span><text:span text:style-name="T12_95">musical</text:span><text:span text:style-name="T12_96"><text:s/></text:span><text:span text:style-name="T12_97">hearing</text:span><text:span text:style-name="T12_98">.<text:s/></text:span><text:span text:style-name="T12_99">In</text:span><text:span text:style-name="T12_100"><text:s/></text:span><text:span text:style-name="T12_101">what</text:span><text:span text:style-name="T12_102"><text:s/></text:span><text:span text:style-name="T12_103">ways</text:span><text:span text:style-name="T12_104"><text:s/></text:span><text:span text:style-name="T12_105">does</text:span><text:span text:style-name="T12_106"><text:s/></text:span><text:span text:style-name="T12_107">the</text:span><text:span text:style-name="T12_108"><text:s/></text:span><text:span text:style-name="T12_109">performing</text:span><text:span text:style-name="T12_110"><text:s/></text:span><text:span text:style-name="T12_111">musicians</text:span><text:span text:style-name="T12_112">’<text:s/></text:span><text:span text:style-name="T12_113">active</text:span><text:span text:style-name="T12_114"><text:s/></text:span><text:span text:style-name="T12_115">listening</text:span><text:span text:style-name="T12_116"><text:s/></text:span><text:span text:style-name="T12_117">inform</text:span><text:span text:style-name="T12_118"><text:s/></text:span><text:span text:style-name="T12_119">the</text:span><text:span text:style-name="T12_120"><text:s/></text:span><text:span text:style-name="T12_121">ways</text:span><text:span text:style-name="T12_122"><text:s/></text:span><text:span text:style-name="T12_123">in</text:span><text:span text:style-name="T12_124"><text:s/></text:span><text:span text:style-name="T12_125">which</text:span><text:span text:style-name="T12_126"><text:s/></text:span><text:span text:style-name="T12_127">an</text:span><text:span text:style-name="T12_128"><text:s/></text:span><text:span text:style-name="T12_129">improvisation</text:span><text:span text:style-name="T12_130"><text:s/></text:span><text:span text:style-name="T12_131">unfolds</text:span><text:span text:style-name="T12_132">?</text:span></text:p>
      <text:p text:style-name="P13"/>
      <text:p text:style-name="P14"><text:span text:style-name="T14_1">However</text:span><text:span text:style-name="T14_2">,<text:s/></text:span><text:span text:style-name="T14_3">the</text:span><text:span text:style-name="T14_4"><text:s/></text:span><text:span text:style-name="T14_5">outcome</text:span><text:span text:style-name="T14_6"><text:s/></text:span><text:span text:style-name="T14_7">of</text:span><text:span text:style-name="T14_8"><text:s/></text:span><text:span text:style-name="T14_9">the</text:span><text:span text:style-name="T14_10"><text:s/></text:span><text:span text:style-name="T14_11">various</text:span><text:span text:style-name="T14_12"><text:s/></text:span><text:span text:style-name="T14_13">subprojects</text:span><text:span text:style-name="T14_14"><text:s/></text:span><text:span text:style-name="T14_15">presented</text:span><text:span text:style-name="T14_16"><text:s/></text:span><text:span text:style-name="T14_17">a</text:span><text:span text:style-name="T14_18"><text:s/></text:span><text:span text:style-name="T14_19">rather</text:span><text:span text:style-name="T14_20"><text:s/></text:span><text:span text:style-name="T14_21">complex</text:span><text:span text:style-name="T14_22"><text:s/></text:span><text:span text:style-name="T14_23">picture</text:span><text:span text:style-name="T14_24">.<text:s/></text:span><text:span text:style-name="T14_25">Studies</text:span><text:span text:style-name="T14_26"><text:s/></text:span><text:span text:style-name="T14_27">of</text:span><text:span text:style-name="T14_28"><text:s/></text:span><text:span text:style-name="T14_29">the</text:span><text:span text:style-name="T14_30"><text:s/></text:span><text:span text:style-name="T14_31">multimodal</text:span><text:span text:style-name="T14_32"><text:s/></text:span><text:span text:style-name="T14_33">interaction</text:span><text:span text:style-name="T14_34"><text:s/></text:span><text:span text:style-name="T14_35">between</text:span><text:span text:style-name="T14_36"><text:s/></text:span><text:span text:style-name="T14_37">improvising</text:span><text:span text:style-name="T14_38"><text:s/></text:span><text:span text:style-name="T14_39">performers</text:span><text:span text:style-name="T14_40"><text:s/></text:span><text:span text:style-name="T14_41">have</text:span><text:span text:style-name="T14_42"><text:s/></text:span><text:span text:style-name="T14_43">indeed</text:span><text:span text:style-name="T14_44"><text:s/></text:span><text:span text:style-name="T14_45">been</text:span><text:span text:style-name="T14_46"><text:s/></text:span><text:span text:style-name="T14_47">an</text:span><text:span text:style-name="T14_48"><text:s/></text:span><text:span text:style-name="T14_49">important</text:span><text:span text:style-name="T14_50"><text:s/></text:span><text:span text:style-name="T14_51">strand</text:span><text:span text:style-name="T14_52"><text:s/></text:span><text:span text:style-name="T14_53">in</text:span><text:span text:style-name="T14_54"><text:s/></text:span><text:span text:style-name="T14_55">the</text:span><text:span text:style-name="T14_56"><text:s/></text:span><text:span text:style-name="T14_57">research</text:span><text:span text:style-name="T14_58">.<text:s/></text:span><text:span text:style-name="T14_59">But</text:span><text:span text:style-name="T14_60"><text:s/></text:span><text:span text:style-name="T14_61">the</text:span><text:span text:style-name="T14_62"><text:s/></text:span><text:span text:style-name="T14_63">findings</text:span><text:span text:style-name="T14_64"><text:s/></text:span><text:span text:style-name="T14_65">also</text:span><text:span text:style-name="T14_66"><text:s/></text:span><text:span text:style-name="T14_67">indicated</text:span><text:span text:style-name="T14_68"><text:s/></text:span><text:span text:style-name="T14_69">how</text:span><text:span text:style-name="T14_70"><text:s/></text:span><text:span text:style-name="T14_71">the</text:span><text:span text:style-name="T14_72"><text:s/></text:span><text:span text:style-name="T14_73">seemingly</text:span><text:span text:style-name="T14_74"><text:s/></text:span><text:span text:style-name="T14_75">distinct</text:span><text:span text:style-name="T14_76"><text:s/></text:span><text:span text:style-name="T14_77">aspects</text:span><text:span text:style-name="T14_78"><text:s/></text:span><text:span text:style-name="T14_79">bleed</text:span><text:span text:style-name="T14_80"><text:s/></text:span><text:span text:style-name="T14_81">together</text:span><text:span text:style-name="T14_82">.<text:s/></text:span><text:span text:style-name="T14_83">For</text:span><text:span text:style-name="T14_84"><text:s/></text:span><text:span text:style-name="T14_85">instance</text:span><text:span text:style-name="T14_86">,<text:s/></text:span><text:span text:style-name="T14_87">the</text:span><text:span text:style-name="T14_88"><text:s/></text:span><text:span text:style-name="T14_89">most</text:span><text:span text:style-name="T14_90"><text:s/></text:span><text:span text:style-name="T14_91">prominent</text:span><text:span text:style-name="T14_92"><text:s/></text:span><text:span text:style-name="T14_93">feature</text:span><text:span text:style-name="T14_94"><text:s/></text:span><text:span text:style-name="T14_95">of</text:span><text:span text:style-name="T14_96"><text:s/></text:span><text:span text:style-name="T14_97">interaction</text:span><text:span text:style-name="T14_98"><text:s/></text:span><text:span text:style-name="T14_99">that</text:span><text:span text:style-name="T14_100"><text:s/></text:span><text:span text:style-name="T14_101">emerged</text:span><text:span text:style-name="T14_102"><text:s/></text:span><text:span text:style-name="T14_103">from</text:span><text:span text:style-name="T14_104"><text:s/></text:span><text:span text:style-name="T14_105">the</text:span><text:span text:style-name="T14_106"><text:s/></text:span><text:span text:style-name="T14_107">studies</text:span><text:span text:style-name="T14_108"><text:s/></text:span><text:span text:style-name="T14_109">was</text:span><text:span text:style-name="T14_110"><text:s/></text:span><text:span text:style-name="T14_111">analyzed</text:span><text:span text:style-name="T14_112"><text:s/></text:span><text:span text:style-name="T14_113">as</text:span><text:span text:style-name="T14_114"><text:s/></text:span><text:span text:style-name="T14_115">different</text:span><text:span text:style-name="T14_116"><text:s/></text:span><text:span text:style-name="T14_117">modalities</text:span><text:span text:style-name="T14_118"><text:s/></text:span><text:span text:style-name="T14_119">of</text:span><text:span text:style-name="T14_120"><text:s/></text:span><text:span text:style-name="T14_121">listening</text:span><text:span text:style-name="T14_122">.<text:s/></text:span><text:span text:style-name="T14_123">Hence</text:span><text:span text:style-name="T14_124">,<text:s/></text:span><text:span text:style-name="T14_125">the</text:span><text:span text:style-name="T14_126"><text:s/></text:span><text:span text:style-name="T14_127">category</text:span><text:span text:style-name="T14_128"><text:s/></text:span><text:span text:style-name="T14_129">of</text:span><text:span text:style-name="T14_130"><text:s/></text:span><text:span text:style-name="T14_131">attentive</text:span><text:span text:style-name="T14_132"><text:s/></text:span><text:span text:style-name="T14_133">listening</text:span><text:span text:style-name="T14_134"><text:s/></text:span><text:span text:style-name="T14_135">came</text:span><text:span text:style-name="T14_136"><text:s/></text:span><text:span text:style-name="T14_137">to</text:span><text:span text:style-name="T14_138"><text:s/></text:span><text:span text:style-name="T14_139">be</text:span><text:span text:style-name="T14_140"><text:s/></text:span><text:span text:style-name="T14_141">understood</text:span><text:span text:style-name="T14_142"><text:s/></text:span><text:span text:style-name="T14_143">as</text:span><text:span text:style-name="T14_144"><text:s/></text:span><text:span text:style-name="T14_145">integral</text:span><text:span text:style-name="T14_146"><text:s/></text:span><text:span text:style-name="T14_147">to</text:span><text:span text:style-name="T14_148"><text:s/></text:span><text:span text:style-name="T14_149">the</text:span><text:span text:style-name="T14_150"><text:s/></text:span><text:span text:style-name="T14_151">interaction</text:span><text:span text:style-name="T14_152"><text:s/></text:span><text:span text:style-name="T14_153">between</text:span><text:span text:style-name="T14_154"><text:s/></text:span><text:span text:style-name="T14_155">performers</text:span><text:span text:style-name="T14_156">.<text:s/></text:span><text:span text:style-name="T14_157">In</text:span><text:span text:style-name="T14_158"><text:s/></text:span><text:span text:style-name="T14_159">similar</text:span><text:span text:style-name="T14_160"><text:s/></text:span><text:span text:style-name="T14_161">ways</text:span><text:span text:style-name="T14_162">,<text:s/></text:span><text:span text:style-name="T14_163">our</text:span><text:span text:style-name="T14_164"><text:s/></text:span><text:span text:style-name="T14_165">understanding</text:span><text:span text:style-name="T14_166"><text:s/></text:span><text:span text:style-name="T14_167">of</text:span><text:span text:style-name="T14_168"><text:s/></text:span><text:span text:style-name="T14_169">the</text:span><text:span text:style-name="T14_170"><text:s/></text:span><text:span text:style-name="T14_171">concept</text:span><text:span text:style-name="T14_172"><text:s/></text:span><text:span text:style-name="T14_173">of</text:span><text:span text:style-name="T14_174"><text:s/></text:span><text:span text:style-name="T14_175">musical</text:span><text:span text:style-name="T14_176"><text:s/></text:span><text:span text:style-name="T14_177">freedom</text:span><text:span text:style-name="T14_178"><text:s/></text:span><text:span text:style-name="T14_179">pointed</text:span><text:span text:style-name="T14_180"><text:s/></text:span><text:span text:style-name="T14_181">more</text:span><text:span text:style-name="T14_182"><text:s/></text:span><text:span text:style-name="T14_183">to</text:span><text:span text:style-name="T14_184"><text:s/></text:span><text:span text:style-name="T14_185">the</text:span><text:span text:style-name="T14_186"><text:s/></text:span><text:span text:style-name="T14_187">function</text:span><text:span text:style-name="T14_188"><text:s/></text:span><text:span text:style-name="T14_189">of</text:span><text:span text:style-name="T14_190"><text:s/></text:span><text:span text:style-name="T14_191">constraints</text:span><text:span text:style-name="T14_192"><text:s/></text:span><text:span text:style-name="T14_193">and</text:span><text:span text:style-name="T14_194"><text:s/></text:span><text:span text:style-name="T14_195">conventions</text:span><text:span text:style-name="T14_196"><text:s/></text:span><text:span text:style-name="T14_197">than</text:span><text:span text:style-name="T14_198"><text:s/></text:span><text:span text:style-name="T14_199">towards</text:span><text:span text:style-name="T14_200"><text:s/></text:span><text:span text:style-name="T14_201">any</text:span><text:span text:style-name="T14_202"><text:s/></text:span><text:span text:style-name="T14_203">magical</text:span><text:span text:style-name="T14_204"><text:s/></text:span><text:span text:style-name="T14_205">entity</text:span><text:span text:style-name="T14_206"><text:s/></text:span><text:span text:style-name="T14_207">of</text:span><text:span text:style-name="T14_208"><text:s/></text:span><text:span text:style-name="T14_209">artistic</text:span><text:span text:style-name="T14_210"><text:s/></text:span><text:span text:style-name="T14_211">freedom</text:span><text:span text:style-name="T14_212"><text:s/></text:span><text:span text:style-name="T14_213">or</text:span><text:span text:style-name="T14_214"><text:s/></text:span><text:span text:style-name="T14_215">divine</text:span><text:span text:style-name="T14_216"><text:s/></text:span><text:span text:style-name="T14_217">inspiration</text:span><text:span text:style-name="T14_218"><text:s/></text:span><text:span text:style-name="T14_219">distinct</text:span><text:span text:style-name="T14_220"><text:s/></text:span><text:span text:style-name="T14_221">from</text:span><text:span text:style-name="T14_222"><text:s/></text:span><text:span text:style-name="T14_223">non</text:span><text:span text:style-name="T14_224">-</text:span><text:span text:style-name="T14_225">improvised</text:span><text:span text:style-name="T14_226"><text:s/></text:span><text:span text:style-name="T14_227">musical</text:span><text:span text:style-name="T14_228"><text:s/></text:span><text:span text:style-name="T14_229">forms</text:span><text:span text:style-name="T14_230"><text:s/></text:span><text:span text:style-name="T14_231">and</text:span><text:span text:style-name="T14_232"><text:s/></text:span><text:span text:style-name="T14_233">traditions</text:span><text:span text:style-name="T14_234">.</text:span></text:p>
      <text:h text:style-name="P15" text:outline-level="10"><text:bookmark-start text:name="h.79uu38rl7gck"/><text:bookmark-end text:name="h.79uu38rl7gck"/><text:span text:style-name="T15_1">Already</text:span><text:span text:style-name="T15_2"><text:s/></text:span><text:span text:style-name="T15_3">at</text:span><text:span text:style-name="T15_4"><text:s/></text:span><text:span text:style-name="T15_5">the</text:span><text:span text:style-name="T15_6"><text:s/></text:span><text:span text:style-name="T15_7">end</text:span><text:span text:style-name="T15_8"><text:s/></text:span><text:span text:style-name="T15_9">of</text:span><text:span text:style-name="T15_10"><text:s/></text:span><text:span text:style-name="T15_11">the</text:span><text:span text:style-name="T15_12"><text:s/></text:span><text:span text:style-name="T15_13">sessions</text:span><text:span text:style-name="T15_14">,<text:s/></text:span><text:span text:style-name="T15_15">and</text:span><text:span text:style-name="T15_16"><text:s/></text:span><text:span text:style-name="T15_17">even</text:span><text:span text:style-name="T15_18"><text:s/></text:span><text:span text:style-name="T15_19">more</text:span><text:span text:style-name="T15_20"><text:s/></text:span><text:span text:style-name="T15_21">so</text:span><text:span text:style-name="T15_22"><text:s/></text:span><text:span text:style-name="T15_23">when</text:span><text:span text:style-name="T15_24"><text:s/></text:span><text:span text:style-name="T15_25">reviewing</text:span><text:span text:style-name="T15_26"><text:s/></text:span><text:span text:style-name="T15_27">the</text:span><text:span text:style-name="T15_28"><text:s/></text:span><text:span text:style-name="T15_29">submitted</text:span><text:span text:style-name="T15_30"><text:s/></text:span><text:span text:style-name="T15_31">papers</text:span><text:span text:style-name="T15_32">,<text:s/></text:span><text:span text:style-name="T15_33">as</text:span><text:span text:style-name="T15_34"><text:s/></text:span><text:span text:style-name="T15_35">well</text:span><text:span text:style-name="T15_36"><text:s/></text:span><text:span text:style-name="T15_37">as</text:span><text:span text:style-name="T15_38"><text:s/></text:span><text:span text:style-name="T15_39">the</text:span><text:span text:style-name="T15_40"><text:s/></text:span><text:span text:style-name="T15_41">performances</text:span><text:span text:style-name="T15_42"><text:s/></text:span><text:span text:style-name="T15_43">and</text:span><text:span text:style-name="T15_44"><text:s/></text:span><text:span text:style-name="T15_45">the</text:span><text:span text:style-name="T15_46"><text:s/></text:span><text:span text:style-name="T15_47">video</text:span><text:span text:style-name="T15_48"><text:s/></text:span><text:span text:style-name="T15_49">from</text:span><text:span text:style-name="T15_50"><text:s/></text:span><text:span text:style-name="T15_51">the</text:span><text:span text:style-name="T15_52"><text:s/></text:span><text:span text:style-name="T15_53">lab</text:span><text:span text:style-name="T15_54">-</text:span><text:span text:style-name="T15_55">sessions</text:span><text:span text:style-name="T15_56">,<text:s/></text:span><text:span text:style-name="T15_57">the</text:span><text:span text:style-name="T15_58"><text:s/></text:span><text:span text:style-name="T15_59">outcomes</text:span><text:span text:style-name="T15_60"><text:s/></text:span><text:span text:style-name="T15_61">of</text:span><text:span text:style-name="T15_62"><text:s/></text:span><text:span text:style-name="T15_63">the</text:span><text:span text:style-name="T15_64"><text:s/></text:span><text:span text:style-name="T15_65">event</text:span><text:span text:style-name="T15_66"><text:s/></text:span><text:span text:style-name="T15_67">underlined</text:span><text:span text:style-name="T15_68"><text:s/></text:span><text:span text:style-name="T15_69">the</text:span><text:span text:style-name="T15_70"><text:s/></text:span><text:span text:style-name="T15_71">complexity</text:span><text:span text:style-name="T15_72"><text:s/></text:span><text:span text:style-name="T15_73">of</text:span><text:span text:style-name="T15_74"><text:s/></text:span><text:span text:style-name="T15_75">the</text:span><text:span text:style-name="T15_76"><text:s/></text:span><text:span text:style-name="T15_77">issues</text:span><text:span text:style-name="T15_78"><text:s/></text:span><text:span text:style-name="T15_79">at</text:span><text:span text:style-name="T15_80"><text:s/></text:span><text:span text:style-name="T15_81">hand</text:span><text:span text:style-name="T15_82">.<text:s/></text:span><text:span text:style-name="T15_83">Within</text:span><text:span text:style-name="T15_84"><text:s/></text:span><text:span text:style-name="T15_85">the</text:span><text:span text:style-name="T15_86"><text:s/></text:span><text:span text:style-name="T15_87">frame</text:span><text:span text:style-name="T15_88"><text:s/></text:span><text:span text:style-name="T15_89">of</text:span><text:span text:style-name="T15_90"><text:s/></text:span><text:span text:style-name="T15_91">the</text:span><text:span text:style-name="T15_92"><text:s/></text:span><text:span text:style-name="T15_93">festival</text:span><text:span text:style-name="T15_94">,<text:s/></text:span><text:span text:style-name="T15_95">forms</text:span><text:span text:style-name="T15_96"><text:s/></text:span><text:span text:style-name="T15_97">of</text:span><text:span text:style-name="T15_98"><text:s/></text:span><text:span text:style-name="T15_99">knowledge</text:span><text:span text:style-name="T15_100"><text:s/></text:span><text:span text:style-name="T15_101">production</text:span><text:span text:style-name="T15_102"><text:s/></text:span><text:span text:style-name="T15_103">that</text:span><text:span text:style-name="T15_104"><text:s/></text:span><text:span text:style-name="T15_105">combine</text:span><text:span text:style-name="T15_106"><text:s/></text:span><text:span text:style-name="T15_107">artistic</text:span><text:span text:style-name="T15_108"><text:s/></text:span><text:span text:style-name="T15_109">and</text:span><text:span text:style-name="T15_110"><text:s/></text:span><text:span text:style-name="T15_111">conceptual</text:span><text:span text:style-name="T15_112"><text:s/></text:span><text:span text:style-name="T15_113">ways</text:span><text:span text:style-name="T15_114"><text:s/></text:span><text:span text:style-name="T15_115">of</text:span><text:span text:style-name="T15_116"><text:s/></text:span><text:span text:style-name="T15_117">thinking</text:span><text:span text:style-name="T15_118"><text:s/></text:span><text:span text:style-name="T15_119">were</text:span><text:span text:style-name="T15_120"><text:s/></text:span><text:span text:style-name="T15_121">brought</text:span><text:span text:style-name="T15_122"><text:s/></text:span><text:span text:style-name="T15_123">together</text:span><text:span text:style-name="T15_124"><text:s/></text:span><text:span text:style-name="T15_125">and</text:span><text:span text:style-name="T15_126"><text:s/></text:span><text:span text:style-name="T15_127">rather</text:span><text:span text:style-name="T15_128"><text:s/></text:span><text:span text:style-name="T15_129">than</text:span><text:span text:style-name="T15_130"><text:s/></text:span><text:span text:style-name="T15_131">a</text:span><text:span text:style-name="T15_132"><text:s/></text:span><text:span text:style-name="T15_133">conclusion</text:span><text:span text:style-name="T15_134">,<text:s/></text:span><text:span text:style-name="T15_135">the</text:span><text:span text:style-name="T15_136"><text:s/></text:span><text:span text:style-name="T15_137">materials</text:span><text:span text:style-name="T15_138"><text:s/></text:span><text:span text:style-name="T15_139">afford</text:span><text:span text:style-name="T15_140"><text:s/></text:span><text:span text:style-name="T15_141">new</text:span><text:span text:style-name="T15_142"><text:s/></text:span><text:span text:style-name="T15_143">questions</text:span><text:span text:style-name="T15_144">,<text:s/></text:span><text:span text:style-name="T15_145">emphasizing</text:span><text:span text:style-name="T15_146"><text:s/></text:span><text:span text:style-name="T15_147">the</text:span><text:span text:style-name="T15_148"><text:s/></text:span><text:span text:style-name="T15_149">fluid</text:span><text:span text:style-name="T15_150"><text:s/></text:span><text:span text:style-name="T15_151">nature</text:span><text:span text:style-name="T15_152"><text:s/></text:span><text:span text:style-name="T15_153">of</text:span><text:span text:style-name="T15_154"><text:s/></text:span><text:span text:style-name="T15_155">improvisation</text:span><text:span text:style-name="T15_156"><text:s/></text:span><text:span text:style-name="T15_157">as</text:span><text:span text:style-name="T15_158"><text:s/></text:span><text:span text:style-name="T15_159">artistic</text:span><text:span text:style-name="T15_160"><text:s/></text:span><text:span text:style-name="T15_161">practice</text:span><text:span text:style-name="T15_162">.<text:s/></text:span><text:span text:style-name="T15_163">The</text:span><text:span text:style-name="T15_164"><text:s/></text:span><text:span text:style-name="T15_165">point</text:span><text:span text:style-name="T15_166"><text:s/></text:span><text:span text:style-name="T15_167">of</text:span><text:span text:style-name="T15_168"><text:s/></text:span><text:span text:style-name="T15_169">this</text:span><text:span text:style-name="T15_170"><text:s/></text:span><text:span text:style-name="T15_171">short</text:span><text:span text:style-name="T15_172"><text:s/></text:span><text:span text:style-name="T15_173">introductory</text:span><text:span text:style-name="T15_174"><text:s/></text:span><text:span text:style-name="T15_175">essay</text:span><text:span text:style-name="T15_176"><text:s/></text:span><text:span text:style-name="T15_177">is</text:span><text:span text:style-name="T15_178"><text:s/></text:span><text:span text:style-name="T15_179">not</text:span><text:span text:style-name="T15_180"><text:s/></text:span><text:span text:style-name="T15_181">to</text:span><text:span text:style-name="T15_182"><text:s/></text:span><text:span text:style-name="T15_183">provide</text:span><text:span text:style-name="T15_184"><text:s/></text:span><text:span text:style-name="T15_185">answers</text:span><text:span text:style-name="T15_186"><text:s/></text:span><text:span text:style-name="T15_187">but</text:span><text:span text:style-name="T15_188"><text:s/></text:span><text:span text:style-name="T15_189">rather</text:span><text:span text:style-name="T15_190"><text:s/></text:span><text:span text:style-name="T15_191">to</text:span><text:span text:style-name="T15_192"><text:s/></text:span><text:span text:style-name="T15_193">approach</text:span><text:span text:style-name="T15_194"><text:s/></text:span><text:span text:style-name="T15_195">this</text:span><text:span text:style-name="T15_196"><text:s/></text:span><text:span text:style-name="T15_197">vast</text:span><text:span text:style-name="T15_198"><text:s/></text:span><text:span text:style-name="T15_199">material</text:span><text:span text:style-name="T15_200"><text:s/></text:span><text:span text:style-name="T15_201">by</text:span><text:span text:style-name="T15_202"><text:s/></text:span><text:span text:style-name="T15_203">establishing</text:span><text:span text:style-name="T15_204"><text:s/></text:span><text:span text:style-name="T15_205">a</text:span><text:span text:style-name="T15_206"><text:s/></text:span><text:span text:style-name="T15_207">meta</text:span><text:span text:style-name="T15_208">-</text:span><text:span text:style-name="T15_209">level</text:span><text:span text:style-name="T15_210"><text:s/></text:span><text:span text:style-name="T15_211">perspective</text:span><text:span text:style-name="T15_212"><text:s/></text:span><text:span text:style-name="T15_213">through</text:span><text:span text:style-name="T15_214"><text:s/></text:span><text:span text:style-name="T15_215">questions</text:span><text:span text:style-name="T15_216"><text:s/></text:span><text:span text:style-name="T15_217">such</text:span><text:span text:style-name="T15_218"><text:s/></text:span><text:span text:style-name="T15_219">as</text:span><text:span text:style-name="T15_220">:</text:span></text:h>
      <text:p text:style-name="P16"/>
      <text:list text:style-name="LS1" xml:id="list0">
        <text:list-item>
          <text:h text:style-name="P17" text:outline-level="10"><text:bookmark-start text:name="h.ovsb6j6gnjac"/><text:bookmark-end text:name="h.ovsb6j6gnjac"/><text:span text:style-name="T17_1">What</text:span><text:span text:style-name="T17_2"><text:s/></text:span><text:span text:style-name="T17_3">is</text:span><text:span text:style-name="T17_4"><text:s/></text:span><text:span text:style-name="T17_5">the</text:span><text:span text:style-name="T17_6"><text:s/></text:span><text:span text:style-name="T17_7">signification</text:span><text:span text:style-name="T17_8"><text:s/></text:span><text:span text:style-name="T17_9">of</text:span><text:span text:style-name="T17_10"><text:s/>‘</text:span><text:span text:style-name="T17_11">rethinking</text:span><text:span text:style-name="T17_12">’<text:s/></text:span><text:span text:style-name="T17_13">improvisation</text:span><text:span text:style-name="T17_14">?</text:span></text:h>
        </text:list-item>
      </text:list>
      <text:list text:style-name="LS2" xml:id="list1">
        <text:list-item>
          <text:p text:style-name="P18"><text:span text:style-name="T18_1">Doesn</text:span><text:span text:style-name="T18_2">’</text:span><text:span text:style-name="T18_3">t</text:span><text:span text:style-name="T18_4"><text:s/></text:span><text:span text:style-name="T18_5">rethinking</text:span><text:span text:style-name="T18_6"><text:s/></text:span><text:span text:style-name="T18_7">imply</text:span><text:span text:style-name="T18_8"><text:s/></text:span><text:span text:style-name="T18_9">definition</text:span><text:span text:style-name="T18_10"><text:s/></text:span><text:span text:style-name="T18_11">and</text:span><text:span text:style-name="T18_12"><text:s/></text:span><text:span text:style-name="T18_13">how</text:span><text:span text:style-name="T18_14"><text:s/></text:span><text:span text:style-name="T18_15">can</text:span><text:span text:style-name="T18_16"><text:s/></text:span><text:span text:style-name="T18_17">we</text:span><text:span text:style-name="T18_18"><text:s/></text:span><text:span text:style-name="T18_19">define</text:span><text:span text:style-name="T18_20"><text:s/></text:span><text:span text:style-name="T18_21">the</text:span><text:span text:style-name="T18_22"><text:s/></text:span><text:span text:style-name="T18_23">art</text:span><text:span text:style-name="T18_24"><text:s/></text:span><text:span text:style-name="T18_25">of</text:span><text:span text:style-name="T18_26"><text:s/></text:span><text:span text:style-name="T18_27">improvisation</text:span><text:span text:style-name="T18_28"><text:s/></text:span><text:span text:style-name="T18_29">when</text:span><text:span text:style-name="T18_30"><text:s/></text:span><text:span text:style-name="T18_31">the</text:span><text:span text:style-name="T18_32"><text:s/></text:span><text:span text:style-name="T18_33">practices</text:span><text:span text:style-name="T18_34"><text:s/></text:span><text:span text:style-name="T18_35">are</text:span><text:span text:style-name="T18_36"><text:s/></text:span><text:span text:style-name="T18_37">so</text:span><text:span text:style-name="T18_38"><text:s/></text:span><text:span text:style-name="T18_39">divergent</text:span><text:span text:style-name="T18_40"><text:s/></text:span><text:span text:style-name="T18_41">in</text:span><text:span text:style-name="T18_42"><text:s/></text:span><text:span text:style-name="T18_43">different</text:span><text:span text:style-name="T18_44"><text:s/></text:span><text:span text:style-name="T18_45">traditions</text:span><text:span text:style-name="T18_46">?</text:span></text:p>
        </text:list-item>
        <text:list-item>
          <text:p text:style-name="P19"><text:span text:style-name="T19_1">Are</text:span><text:span text:style-name="T19_2"><text:s/></text:span><text:span text:style-name="T19_3">there</text:span><text:span text:style-name="T19_4"><text:s/></text:span><text:span text:style-name="T19_5">universals</text:span><text:span text:style-name="T19_6"><text:s/></text:span><text:span text:style-name="T19_7">in</text:span><text:span text:style-name="T19_8"><text:s/></text:span><text:span text:style-name="T19_9">improvised</text:span><text:span text:style-name="T19_10"><text:s/></text:span><text:span text:style-name="T19_11">music</text:span><text:span text:style-name="T19_12"><text:s/></text:span><text:span text:style-name="T19_13">and</text:span><text:span text:style-name="T19_14"><text:s/></text:span><text:span text:style-name="T19_15">if</text:span><text:span text:style-name="T19_16"><text:s/></text:span><text:span text:style-name="T19_17">so</text:span><text:span text:style-name="T19_18">,<text:s/></text:span><text:span text:style-name="T19_19">how</text:span><text:span text:style-name="T19_20"><text:s/></text:span><text:span text:style-name="T19_21">can</text:span><text:span text:style-name="T19_22"><text:s/></text:span><text:span text:style-name="T19_23">they</text:span><text:span text:style-name="T19_24"><text:s/></text:span><text:span text:style-name="T19_25">be</text:span><text:span text:style-name="T19_26"><text:s/></text:span><text:span text:style-name="T19_27">defined</text:span><text:span text:style-name="T19_28"><text:s/></text:span><text:span text:style-name="T19_29">and</text:span><text:span text:style-name="T19_30"><text:s/></text:span><text:span text:style-name="T19_31">discussed</text:span><text:span text:style-name="T19_32">?</text:span></text:p>
        </text:list-item>
        <text:list-item>
          <text:p text:style-name="P20"><text:span text:style-name="T20_1">What</text:span><text:span text:style-name="T20_2"><text:s/></text:span><text:span text:style-name="T20_3">is</text:span><text:span text:style-name="T20_4"><text:s/></text:span><text:span text:style-name="T20_5">the</text:span><text:span text:style-name="T20_6"><text:s/></text:span><text:span text:style-name="T20_7">impact</text:span><text:span text:style-name="T20_8"><text:s/></text:span><text:span text:style-name="T20_9">of</text:span><text:span text:style-name="T20_10"><text:s/></text:span><text:span text:style-name="T20_11">the</text:span><text:span text:style-name="T20_12"><text:s/></text:span><text:span text:style-name="T20_13">theory</text:span><text:span text:style-name="T20_14">/</text:span><text:span text:style-name="T20_15">practice</text:span><text:span text:style-name="T20_16"><text:s/></text:span><text:span text:style-name="T20_17">divide</text:span><text:span text:style-name="T20_18"><text:s/></text:span><text:span text:style-name="T20_19">in</text:span><text:span text:style-name="T20_20"><text:s/></text:span><text:span text:style-name="T20_21">improvisation</text:span><text:span text:style-name="T20_22">?</text:span></text:p>
        </text:list-item>
        <text:list-item>
          <text:p text:style-name="P21"><text:span text:style-name="T21_1">What</text:span><text:span text:style-name="T21_2"><text:s/></text:span><text:span text:style-name="T21_3">is</text:span><text:span text:style-name="T21_4"><text:s/></text:span><text:span text:style-name="T21_5">the</text:span><text:span text:style-name="T21_6"><text:s/></text:span><text:span text:style-name="T21_7">relation</text:span><text:span text:style-name="T21_8"><text:s/></text:span><text:span text:style-name="T21_9">between</text:span><text:span text:style-name="T21_10"><text:s/></text:span><text:span text:style-name="T21_11">improvisation</text:span><text:span text:style-name="T21_12"><text:s/></text:span><text:span text:style-name="T21_13">in</text:span><text:span text:style-name="T21_14"><text:s/></text:span><text:span text:style-name="T21_15">everyday</text:span><text:span text:style-name="T21_16"><text:s/></text:span><text:span text:style-name="T21_17">life</text:span><text:span text:style-name="T21_18"><text:s/></text:span><text:span text:style-name="T21_19">and</text:span><text:span text:style-name="T21_20"><text:s/></text:span><text:span text:style-name="T21_21">in</text:span><text:span text:style-name="T21_22"><text:s/></text:span><text:span text:style-name="T21_23">artistic</text:span><text:span text:style-name="T21_24"><text:s/></text:span><text:span text:style-name="T21_25">practices</text:span><text:span text:style-name="T21_26">?</text:span></text:p>
        </text:list-item>
        <text:list-item>
          <text:p text:style-name="P22"><text:span text:style-name="T22_1">What</text:span><text:span text:style-name="T22_2"><text:s/></text:span><text:span text:style-name="T22_3">is</text:span><text:span text:style-name="T22_4"><text:s/></text:span><text:span text:style-name="T22_5">the</text:span><text:span text:style-name="T22_6"><text:s/></text:span><text:span text:style-name="T22_7">social</text:span><text:span text:style-name="T22_8"><text:s/></text:span><text:span text:style-name="T22_9">and</text:span><text:span text:style-name="T22_10"><text:s/></text:span><text:span text:style-name="T22_11">political</text:span><text:span text:style-name="T22_12"><text:s/></text:span><text:span text:style-name="T22_13">significance</text:span><text:span text:style-name="T22_14"><text:s/></text:span><text:span text:style-name="T22_15">of</text:span><text:span text:style-name="T22_16"><text:s/></text:span><text:span text:style-name="T22_17">improvisation</text:span><text:span text:style-name="T22_18"><text:s/></text:span><text:span text:style-name="T22_19">in</text:span><text:span text:style-name="T22_20"><text:s/></text:span><text:span text:style-name="T22_21">artistic</text:span><text:span text:style-name="T22_22"><text:s/></text:span><text:span text:style-name="T22_23">practice</text:span><text:span text:style-name="T22_24">?</text:span></text:p>
        </text:list-item>
        <text:list-item>
          <text:p text:style-name="P23"><text:span text:style-name="T23_1">In</text:span><text:span text:style-name="T23_2"><text:s/></text:span><text:span text:style-name="T23_3">what</text:span><text:span text:style-name="T23_4"><text:s/></text:span><text:span text:style-name="T23_5">ways</text:span><text:span text:style-name="T23_6"><text:s/></text:span><text:span text:style-name="T23_7">can</text:span><text:span text:style-name="T23_8"><text:s/></text:span><text:span text:style-name="T23_9">improvisation</text:span><text:span text:style-name="T23_10"><text:s/></text:span><text:span text:style-name="T23_11">guide</text:span><text:span text:style-name="T23_12"><text:s/></text:span><text:span text:style-name="T23_13">and</text:span><text:span text:style-name="T23_14"><text:s/></text:span><text:span text:style-name="T23_15">inform</text:span><text:span text:style-name="T23_16"><text:s/></text:span><text:span text:style-name="T23_17">philosophical</text:span><text:span text:style-name="T23_18"><text:s/></text:span><text:span text:style-name="T23_19">enquiries</text:span><text:span text:style-name="T23_20">?</text:span></text:p>
        </text:list-item>
      </text:list>
      <text:p text:style-name="P24"/>
      <text:p text:style-name="P25"><text:span text:style-name="T25_1">The</text:span><text:span text:style-name="T25_2"><text:s/></text:span><text:span text:style-name="T25_3">structure</text:span><text:span text:style-name="T25_4"><text:s/></text:span><text:span text:style-name="T25_5">of</text:span><text:span text:style-name="T25_6"><text:s/></text:span><text:span text:style-name="T25_7">the</text:span><text:span text:style-name="T25_8"><text:s/></text:span><text:span text:style-name="T25_9">publication</text:span><text:span text:style-name="T25_10"><text:s/></text:span><text:span text:style-name="T25_11">is</text:span><text:span text:style-name="T25_12"><text:s/></text:span><text:span text:style-name="T25_13">similar</text:span><text:span text:style-name="T25_14"><text:s/></text:span><text:span text:style-name="T25_15">to</text:span><text:span text:style-name="T25_16"><text:s/></text:span><text:span text:style-name="T25_17">that</text:span><text:span text:style-name="T25_18"><text:s/></text:span><text:span text:style-name="T25_19">of</text:span><text:span text:style-name="T25_20"><text:s/></text:span><text:span text:style-name="T25_21">the</text:span><text:span text:style-name="T25_22"><text:s/></text:span><text:span text:style-name="T25_23">lab</text:span><text:span text:style-name="T25_24"><text:s/></text:span><text:span text:style-name="T25_25">sessions</text:span><text:span text:style-name="T25_26"><text:s/></text:span><text:span text:style-name="T25_27">during</text:span><text:span text:style-name="T25_28"><text:s/></text:span><text:span text:style-name="T25_29">the</text:span><text:span text:style-name="T25_30"><text:s/></text:span><text:span text:style-name="T25_31">event</text:span><text:span text:style-name="T25_32">.<text:s/></text:span><text:span text:style-name="T25_33">Although</text:span><text:span text:style-name="T25_34"><text:s/></text:span><text:span text:style-name="T25_35">the</text:span><text:span text:style-name="T25_36"><text:s/></text:span><text:span text:style-name="T25_37">grid</text:span><text:span text:style-name="T25_38"><text:s/></text:span><text:span text:style-name="T25_39">makes</text:span><text:span text:style-name="T25_40"><text:s/></text:span><text:span text:style-name="T25_41">for</text:span><text:span text:style-name="T25_42"><text:s/></text:span><text:span text:style-name="T25_43">an</text:span><text:span text:style-name="T25_44"><text:s/></text:span><text:span text:style-name="T25_45">efficient</text:span><text:span text:style-name="T25_46"><text:s/></text:span><text:span text:style-name="T25_47">organization</text:span><text:span text:style-name="T25_48"><text:s/></text:span><text:span text:style-name="T25_49">of</text:span><text:span text:style-name="T25_50"><text:s/></text:span><text:span text:style-name="T25_51">the</text:span><text:span text:style-name="T25_52"><text:s/></text:span><text:span text:style-name="T25_53">texts</text:span><text:span text:style-name="T25_54">,<text:s/></text:span><text:span text:style-name="T25_55">and</text:span><text:span text:style-name="T25_56"><text:s/></text:span><text:span text:style-name="T25_57">although</text:span><text:span text:style-name="T25_58"><text:s/></text:span><text:span text:style-name="T25_59">we</text:span><text:span text:style-name="T25_60"><text:s/></text:span><text:span text:style-name="T25_61">use</text:span><text:span text:style-name="T25_62"><text:s/></text:span><text:span text:style-name="T25_63">the</text:span><text:span text:style-name="T25_64"><text:s/></text:span><text:span text:style-name="T25_65">same</text:span><text:span text:style-name="T25_66"><text:s/></text:span><text:span text:style-name="T25_67">headings</text:span><text:span text:style-name="T25_68"><text:s/></text:span><text:span text:style-name="T25_69">in</text:span><text:span text:style-name="T25_70"><text:s/></text:span><text:span text:style-name="T25_71">this</text:span><text:span text:style-name="T25_72"><text:s/></text:span><text:span text:style-name="T25_73">essay</text:span><text:span text:style-name="T25_74">,<text:s/></text:span><text:span text:style-name="T25_75">our</text:span><text:span text:style-name="T25_76"><text:s/></text:span><text:span text:style-name="T25_77">attempt</text:span><text:span text:style-name="T25_78"><text:s/></text:span><text:span text:style-name="T25_79">has</text:span><text:span text:style-name="T25_80"><text:s/></text:span><text:span text:style-name="T25_81">been</text:span><text:span text:style-name="T25_82"><text:s/></text:span><text:span text:style-name="T25_83">to</text:span><text:span text:style-name="T25_84"><text:s/></text:span><text:span text:style-name="T25_85">redraw</text:span><text:span text:style-name="T25_86"><text:s/></text:span><text:span text:style-name="T25_87">the</text:span><text:span text:style-name="T25_88"><text:s/></text:span><text:span text:style-name="T25_89">map</text:span><text:span text:style-name="T25_90"><text:s/></text:span><text:span text:style-name="T25_91">as</text:span><text:span text:style-name="T25_92"><text:s/></text:span><text:span text:style-name="T25_93">it</text:span><text:span text:style-name="T25_94"><text:s/></text:span><text:span text:style-name="T25_95">were</text:span><text:span text:style-name="T25_96">.<text:s/></text:span><text:span text:style-name="T25_97">Rather</text:span><text:span text:style-name="T25_98"><text:s/></text:span><text:span text:style-name="T25_99">than</text:span><text:span text:style-name="T25_100"><text:s/></text:span><text:span text:style-name="T25_101">reading</text:span><text:span text:style-name="T25_102"><text:s/></text:span><text:span text:style-name="T25_103">the</text:span><text:span text:style-name="T25_104"><text:s/></text:span><text:span text:style-name="T25_105">texts</text:span><text:span text:style-name="T25_106"><text:s/></text:span><text:span text:style-name="T25_107">as</text:span><text:span text:style-name="T25_108"><text:s/></text:span><text:span text:style-name="T25_109">expressions</text:span><text:span text:style-name="T25_110"><text:s/></text:span><text:span text:style-name="T25_111">of</text:span><text:span text:style-name="T25_112"><text:s/></text:span><text:span text:style-name="T25_113">the</text:span><text:span text:style-name="T25_114"><text:s/></text:span><text:span text:style-name="T25_115">themes</text:span><text:span text:style-name="T25_116"><text:s/></text:span><text:span text:style-name="T25_117">of</text:span><text:span text:style-name="T25_118"><text:s/></text:span><text:span text:style-name="T25_119">the</text:span><text:span text:style-name="T25_120"><text:s/></text:span><text:span text:style-name="T25_121">event</text:span><text:span text:style-name="T25_122"><text:s/></text:span><text:span text:style-name="T25_123">we</text:span><text:span text:style-name="T25_124"><text:s/></text:span><text:span text:style-name="T25_125">are</text:span><text:span text:style-name="T25_126"><text:s/></text:span><text:span text:style-name="T25_127">looking</text:span><text:span text:style-name="T25_128"><text:s/></text:span><text:span text:style-name="T25_129">for</text:span><text:span text:style-name="T25_130"><text:s/></text:span><text:span text:style-name="T25_131">intertextual</text:span><text:span text:style-name="T25_132"><text:s/></text:span><text:span text:style-name="T25_133">connections</text:span><text:span text:style-name="T25_134"><text:s/></text:span><text:span text:style-name="T25_135">between</text:span><text:span text:style-name="T25_136"><text:s/></text:span><text:span text:style-name="T25_137">the</text:span><text:span text:style-name="T25_138"><text:s/></text:span><text:span text:style-name="T25_139">ideas</text:span><text:span text:style-name="T25_140"><text:s/></text:span><text:span text:style-name="T25_141">presented</text:span><text:span text:style-name="T25_142"><text:s/></text:span><text:span text:style-name="T25_143">in</text:span><text:span text:style-name="T25_144"><text:s/></text:span><text:span text:style-name="T25_145">the</text:span><text:span text:style-name="T25_146"><text:s/></text:span><text:span text:style-name="T25_147">articles</text:span><text:span text:style-name="T25_148"><text:s/></text:span><text:span text:style-name="T25_149">and</text:span><text:span text:style-name="T25_150"><text:s/></text:span><text:span text:style-name="T25_151">organize</text:span><text:span text:style-name="T25_152"><text:s/></text:span><text:span text:style-name="T25_153">these</text:span><text:span text:style-name="T25_154"><text:s/></text:span><text:span text:style-name="T25_155">according</text:span><text:span text:style-name="T25_156"><text:s/></text:span><text:span text:style-name="T25_157">to</text:span><text:span text:style-name="T25_158"><text:s/></text:span><text:span text:style-name="T25_159">the</text:span><text:span text:style-name="T25_160"><text:s/></text:span><text:span text:style-name="T25_161">headings</text:span><text:span text:style-name="T25_162">.<text:s/></text:span><text:span text:style-name="T25_163">By</text:span><text:span text:style-name="T25_164"><text:s/></text:span><text:span text:style-name="T25_165">re</text:span><text:span text:style-name="T25_166">-</text:span><text:span text:style-name="T25_167">reading</text:span><text:span text:style-name="T25_168"><text:s/></text:span><text:span text:style-name="T25_169">the</text:span><text:span text:style-name="T25_170"><text:s/></text:span><text:span text:style-name="T25_171">individual</text:span><text:span text:style-name="T25_172"><text:s/></text:span><text:span text:style-name="T25_173">contributions</text:span><text:span text:style-name="T25_174"><text:s/></text:span><text:span text:style-name="T25_175">in</text:span><text:span text:style-name="T25_176"><text:s/></text:span><text:span text:style-name="T25_177">this</text:span><text:span text:style-name="T25_178"><text:s/></text:span><text:span text:style-name="T25_179">way</text:span><text:span text:style-name="T25_180">,<text:s/></text:span><text:span text:style-name="T25_181">establishing</text:span><text:span text:style-name="T25_182"><text:s/></text:span><text:span text:style-name="T25_183">conceptual</text:span><text:span text:style-name="T25_184"><text:s/></text:span><text:span text:style-name="T25_185">connections</text:span><text:span text:style-name="T25_186"><text:s/></text:span><text:span text:style-name="T25_187">between</text:span><text:span text:style-name="T25_188"><text:s/></text:span><text:span text:style-name="T25_189">the</text:span><text:span text:style-name="T25_190"><text:s/></text:span><text:span text:style-name="T25_191">practices</text:span><text:span text:style-name="T25_192"><text:s/></text:span><text:span text:style-name="T25_193">and</text:span><text:span text:style-name="T25_194"><text:s/></text:span><text:span text:style-name="T25_195">modes</text:span><text:span text:style-name="T25_196"><text:s/></text:span><text:span text:style-name="T25_197">of</text:span><text:span text:style-name="T25_198"><text:s/></text:span><text:span text:style-name="T25_199">thinking</text:span><text:span text:style-name="T25_200"><text:s/></text:span><text:span text:style-name="T25_201">present</text:span><text:span text:style-name="T25_202"><text:s/></text:span><text:span text:style-name="T25_203">during</text:span><text:span text:style-name="T25_204"><text:s/></text:span><text:span text:style-name="T25_205">the</text:span><text:span text:style-name="T25_206"><text:s/></text:span><text:span text:style-name="T25_207">event</text:span><text:span text:style-name="T25_208">,<text:s/></text:span><text:span text:style-name="T25_209">we</text:span><text:span text:style-name="T25_210"><text:s/></text:span><text:span text:style-name="T25_211">believe</text:span><text:span text:style-name="T25_212"><text:s/></text:span><text:span text:style-name="T25_213">that</text:span><text:span text:style-name="T25_214"><text:s/></text:span><text:span text:style-name="T25_215">a</text:span><text:span text:style-name="T25_216"><text:s/></text:span><text:span text:style-name="T25_217">possibility</text:span><text:span text:style-name="T25_218"><text:s/></text:span><text:span text:style-name="T25_219">to</text:span><text:span text:style-name="T25_220"><text:s/></text:span><text:span text:style-name="T25_221">begin</text:span><text:span text:style-name="T25_222"><text:s/></text:span><text:span text:style-name="T25_223">the</text:span><text:span text:style-name="T25_224"><text:s/></text:span><text:span text:style-name="T25_225">process</text:span><text:span text:style-name="T25_226"><text:s/></text:span><text:span text:style-name="T25_227">of</text:span><text:span text:style-name="T25_228"><text:s/></text:span><text:span text:style-name="T25_229">rethinking</text:span><text:span text:style-name="T25_230"><text:s/></text:span><text:span text:style-name="T25_231">improvisation</text:span><text:span text:style-name="T25_232"><text:s/></text:span><text:span text:style-name="T25_233">is</text:span><text:span text:style-name="T25_234"><text:s/></text:span><text:span text:style-name="T25_235">at</text:span><text:span text:style-name="T25_236"><text:s/></text:span><text:span text:style-name="T25_237">hand</text:span><text:span text:style-name="T25_238">.</text:span></text:p>
      <text:h text:style-name="P26" text:outline-level="10"><text:bookmark-start text:name="h.5xzm3qphv9pm"/><text:bookmark-end text:name="h.5xzm3qphv9pm"/><text:span text:style-name="T26_1">(</text:span><text:span text:style-name="T26_2">Re</text:span><text:span text:style-name="T26_3">)</text:span><text:span text:style-name="T26_4">thinking</text:span><text:span text:style-name="T26_5"><text:s/></text:span><text:span text:style-name="T26_6">audience</text:span><text:span text:style-name="T26_7"><text:s/></text:span><text:span text:style-name="T26_8">and</text:span><text:span text:style-name="T26_9"><text:s/></text:span><text:span text:style-name="T26_10">group</text:span><text:span text:style-name="T26_11"><text:s/></text:span><text:span text:style-name="T26_12">interaction</text:span><text:span text:style-name="T26_13"><text:tab/><text:s/><text:tab/><text:s/><text:tab/><text:s/></text:span></text:h>
      <text:p text:style-name="P27"><text:span text:style-name="T27_1">The</text:span><text:span text:style-name="T27_2"><text:s/></text:span><text:span text:style-name="T27_3">study</text:span><text:span text:style-name="T27_4"><text:s/></text:span><text:span text:style-name="T27_5">of</text:span><text:span text:style-name="T27_6"><text:s/></text:span><text:span text:style-name="T27_7">social</text:span><text:span text:style-name="T27_8"><text:s/></text:span><text:span text:style-name="T27_9">interaction</text:span><text:span text:style-name="T27_10"><text:s/></text:span><text:span text:style-name="T27_11">from</text:span><text:span text:style-name="T27_12"><text:s/></text:span><text:span text:style-name="T27_13">within</text:span><text:span text:style-name="T27_14"><text:s/></text:span><text:span text:style-name="T27_15">a</text:span><text:span text:style-name="T27_16"><text:s/></text:span><text:span text:style-name="T27_17">musical</text:span><text:span text:style-name="T27_18"><text:s/></text:span><text:span text:style-name="T27_19">artistic</text:span><text:span text:style-name="T27_20"><text:s/></text:span><text:span text:style-name="T27_21">practice</text:span><text:span text:style-name="T27_22"><text:s/></text:span><text:span text:style-name="T27_23">is</text:span><text:span text:style-name="T27_24"><text:s/></text:span><text:span text:style-name="T27_25">one</text:span><text:span text:style-name="T27_26"><text:s/></text:span><text:span text:style-name="T27_27">of</text:span><text:span text:style-name="T27_28"><text:s/></text:span><text:span text:style-name="T27_29">the</text:span><text:span text:style-name="T27_30"><text:s/></text:span><text:span text:style-name="T27_31">broadest</text:span><text:span text:style-name="T27_32"><text:s/></text:span><text:span text:style-name="T27_33">and</text:span><text:span text:style-name="T27_34"><text:s/></text:span><text:span text:style-name="T27_35">most</text:span><text:span text:style-name="T27_36"><text:s/></text:span><text:span text:style-name="T27_37">interesting</text:span><text:span text:style-name="T27_38"><text:s/></text:span><text:span text:style-name="T27_39">fields</text:span><text:span text:style-name="T27_40"><text:s/></text:span><text:span text:style-name="T27_41">within</text:span><text:span text:style-name="T27_42"><text:s/></text:span><text:span text:style-name="T27_43">artistic</text:span><text:span text:style-name="T27_44"><text:s/></text:span><text:span text:style-name="T27_45">research</text:span><text:span text:style-name="T27_46">.<text:s/></text:span><text:span text:style-name="T27_47">The</text:span><text:span text:style-name="T27_48"><text:s/></text:span><text:span text:style-name="T27_49">complex</text:span><text:span text:style-name="T27_50"><text:s/></text:span><text:span text:style-name="T27_51">and</text:span><text:span text:style-name="T27_52"><text:s/></text:span><text:span text:style-name="T27_53">multimodal</text:span><text:span text:style-name="T27_54"><text:s/></text:span><text:span text:style-name="T27_55">means</text:span><text:span text:style-name="T27_56"><text:s/></text:span><text:span text:style-name="T27_57">of</text:span><text:span text:style-name="T27_58"><text:s/></text:span><text:span text:style-name="T27_59">communication</text:span><text:span text:style-name="T27_60"><text:s/></text:span><text:span text:style-name="T27_61">between</text:span><text:span text:style-name="T27_62"><text:s/></text:span><text:span text:style-name="T27_63">members</text:span><text:span text:style-name="T27_64"><text:s/></text:span><text:span text:style-name="T27_65">of</text:span><text:span text:style-name="T27_66"><text:s/></text:span><text:span text:style-name="T27_67">a</text:span><text:span text:style-name="T27_68"><text:s/></text:span><text:span text:style-name="T27_69">musical</text:span><text:span text:style-name="T27_70"><text:s/></text:span><text:span text:style-name="T27_71">group</text:span><text:span text:style-name="T27_72"><text:s/></text:span><text:span text:style-name="T27_73">in</text:span><text:span text:style-name="T27_74"><text:s/></text:span><text:span text:style-name="T27_75">performance</text:span><text:span text:style-name="T27_76"><text:s/></text:span><text:span text:style-name="T27_77">may</text:span><text:span text:style-name="T27_78"><text:s/></text:span><text:span text:style-name="T27_79">have</text:span><text:span text:style-name="T27_80"><text:s/></text:span><text:span text:style-name="T27_81">much</text:span><text:span text:style-name="T27_82"><text:s/></text:span><text:span text:style-name="T27_83">to</text:span><text:span text:style-name="T27_84"><text:s/></text:span><text:span text:style-name="T27_85">say</text:span><text:span text:style-name="T27_86"><text:s/></text:span><text:span text:style-name="T27_87">about</text:span><text:span text:style-name="T27_88"><text:s/></text:span><text:span text:style-name="T27_89">human</text:span><text:span text:style-name="T27_90"><text:s/></text:span><text:span text:style-name="T27_91">communication</text:span><text:span text:style-name="T27_92"><text:s/></text:span><text:span text:style-name="T27_93">in</text:span><text:span text:style-name="T27_94"><text:s/></text:span><text:span text:style-name="T27_95">general</text:span><text:span text:style-name="T27_96">.<text:s/></text:span><text:span text:style-name="T27_97">It</text:span><text:span text:style-name="T27_98"><text:s/></text:span><text:span text:style-name="T27_99">is</text:span><text:span text:style-name="T27_100"><text:s/></text:span><text:span text:style-name="T27_101">also</text:span><text:span text:style-name="T27_102"><text:s/></text:span><text:span text:style-name="T27_103">one</text:span><text:span text:style-name="T27_104"><text:s/></text:span><text:span text:style-name="T27_105">of</text:span><text:span text:style-name="T27_106"><text:s/></text:span><text:span text:style-name="T27_107">the</text:span><text:span text:style-name="T27_108"><text:s/></text:span><text:span text:style-name="T27_109">fields</text:span><text:span text:style-name="T27_110"><text:s/></text:span><text:span text:style-name="T27_111">most</text:span><text:span text:style-name="T27_112"><text:s/></text:span><text:span text:style-name="T27_113">commonly</text:span><text:span text:style-name="T27_114"><text:s/></text:span><text:span text:style-name="T27_115">referred</text:span><text:span text:style-name="T27_116"><text:s/></text:span><text:span text:style-name="T27_117">to</text:span><text:span text:style-name="T27_118"><text:s/></text:span><text:span text:style-name="T27_119">by</text:span><text:span text:style-name="T27_120"><text:s/></text:span><text:span text:style-name="T27_121">both</text:span><text:span text:style-name="T27_122"><text:s/></text:span><text:span text:style-name="T27_123">social</text:span><text:span text:style-name="T27_124"><text:s/></text:span><text:span text:style-name="T27_125">and</text:span><text:span text:style-name="T27_126"><text:s/></text:span><text:span text:style-name="T27_127">computer</text:span><text:span text:style-name="T27_128"><text:s/></text:span><text:span text:style-name="T27_129">sciences</text:span><text:span text:style-name="T27_130"><text:s/></text:span><text:span text:style-name="T27_131">as</text:span><text:span text:style-name="T27_132"><text:s/></text:span><text:span text:style-name="T27_133">an</text:span><text:span text:style-name="T27_134"><text:s/></text:span><text:span text:style-name="T27_135">area</text:span><text:span text:style-name="T27_136"><text:s/></text:span><text:span text:style-name="T27_137">that</text:span><text:span text:style-name="T27_138"><text:s/></text:span><text:span text:style-name="T27_139">to</text:span><text:span text:style-name="T27_140"><text:s/></text:span><text:span text:style-name="T27_141">a</text:span><text:span text:style-name="T27_142"><text:s/></text:span><text:span text:style-name="T27_143">great</text:span><text:span text:style-name="T27_144"><text:s/></text:span><text:span text:style-name="T27_145">extent</text:span><text:span text:style-name="T27_146"><text:s/></text:span><text:span text:style-name="T27_147">could</text:span><text:span text:style-name="T27_148"><text:s/></text:span><text:span text:style-name="T27_149">inform</text:span><text:span text:style-name="T27_150"><text:s/></text:span><text:span text:style-name="T27_151">their</text:span><text:span text:style-name="T27_152"><text:s/></text:span><text:span text:style-name="T27_153">own</text:span><text:span text:style-name="T27_154"><text:s/></text:span><text:span text:style-name="T27_155">scientific</text:span><text:span text:style-name="T27_156"><text:s/></text:span><text:span text:style-name="T27_157">research</text:span><text:span text:style-name="T27_158">.<text:s/></text:span><text:span text:style-name="T27_159">The</text:span><text:span text:style-name="T27_160"><text:s/></text:span><text:span text:style-name="T27_161">perhaps</text:span><text:span text:style-name="T27_162"><text:s/></text:span><text:span text:style-name="T27_163">somewhat</text:span><text:span text:style-name="T27_164"><text:s/></text:span><text:span text:style-name="T27_165">naïve</text:span><text:span text:style-name="T27_166"><text:s/></text:span><text:span text:style-name="T27_167">and</text:span><text:span text:style-name="T27_168"><text:s/></text:span><text:span text:style-name="T27_169">troublesome</text:span><text:span text:style-name="T27_170">,<text:s/></text:span><text:span text:style-name="T27_171">but</text:span><text:span text:style-name="T27_172"><text:s/></text:span><text:span text:style-name="T27_173">nonetheless</text:span><text:span text:style-name="T27_174"><text:s/></text:span><text:span text:style-name="T27_175">envious</text:span><text:span text:style-name="T27_176">,<text:s/></text:span><text:span text:style-name="T27_177">view</text:span><text:span text:style-name="T27_178"><text:s/></text:span><text:span text:style-name="T27_179">on</text:span><text:span text:style-name="T27_180"><text:s/></text:span><text:span text:style-name="T27_181">the</text:span><text:span text:style-name="T27_182"><text:s/></text:span><text:span text:style-name="T27_183">symphony</text:span><text:span text:style-name="T27_184"><text:s/></text:span><text:span text:style-name="T27_185">orchestra</text:span><text:span text:style-name="T27_186"><text:s/></text:span><text:span text:style-name="T27_187">as</text:span><text:span text:style-name="T27_188"><text:s/></text:span><text:span text:style-name="T27_189">an</text:span><text:span text:style-name="T27_190"><text:s/></text:span><text:span text:style-name="T27_191">ideal</text:span><text:span text:style-name="T27_192"><text:s/></text:span><text:span text:style-name="T27_193">social</text:span><text:span text:style-name="T27_194"><text:s/></text:span><text:span text:style-name="T27_195">organisation</text:span><text:span text:style-name="T27_196"><text:s/></text:span><text:span text:style-name="T27_197">where</text:span><text:span text:style-name="T27_198"><text:s/></text:span><text:span text:style-name="T27_199">a</text:span><text:span text:style-name="T27_200"><text:s/></text:span><text:span text:style-name="T27_201">large</text:span><text:span text:style-name="T27_202"><text:s/></text:span><text:span text:style-name="T27_203">group</text:span><text:span text:style-name="T27_204"><text:s/></text:span><text:span text:style-name="T27_205">of</text:span><text:span text:style-name="T27_206"><text:s/></text:span><text:span text:style-name="T27_207">individuals</text:span><text:span text:style-name="T27_208"><text:s/></text:span><text:span text:style-name="T27_209">are</text:span><text:span text:style-name="T27_210"><text:s/></text:span><text:span text:style-name="T27_211">all</text:span><text:span text:style-name="T27_212"><text:s/></text:span><text:span text:style-name="T27_213">following</text:span><text:span text:style-name="T27_214"><text:s/></text:span><text:span text:style-name="T27_215">the</text:span><text:span text:style-name="T27_216"><text:s/></text:span><text:span text:style-name="T27_217">authority</text:span><text:span text:style-name="T27_218"><text:s/></text:span><text:span text:style-name="T27_219">of</text:span><text:span text:style-name="T27_220"><text:s/></text:span><text:span text:style-name="T27_221">one</text:span><text:span text:style-name="T27_222"><text:s/></text:span><text:span text:style-name="T27_223">leader</text:span><text:span text:style-name="T27_224"><text:s/></text:span><text:span text:style-name="T27_225">without</text:span><text:span text:style-name="T27_226"><text:s/></text:span><text:span text:style-name="T27_227">losing</text:span><text:span text:style-name="T27_228"><text:s/></text:span><text:span text:style-name="T27_229">their</text:span><text:span text:style-name="T27_230"><text:s/></text:span><text:span text:style-name="T27_231">own</text:span><text:span text:style-name="T27_232"><text:s/></text:span><text:span text:style-name="T27_233">individuality</text:span><text:span text:style-name="T27_234"><text:s/></text:span><text:span text:style-name="T27_235">and</text:span><text:span text:style-name="T27_236"><text:s/></text:span><text:span text:style-name="T27_237">space</text:span><text:span text:style-name="T27_238"><text:s/></text:span><text:span text:style-name="T27_239">for</text:span><text:span text:style-name="T27_240"><text:s/></text:span><text:span text:style-name="T27_241">personal</text:span><text:span text:style-name="T27_242"><text:s/></text:span><text:span text:style-name="T27_243">expression</text:span><text:span text:style-name="T27_244"><text:s/></text:span><text:span text:style-name="T27_245">is</text:span><text:span text:style-name="T27_246"><text:s/></text:span><text:span text:style-name="T27_247">the</text:span><text:span text:style-name="T27_248"><text:s/></text:span><text:span text:style-name="T27_249">wet</text:span><text:span text:style-name="T27_250"><text:s/></text:span><text:span text:style-name="T27_251">dream</text:span><text:span text:style-name="T27_252"><text:s/></text:span><text:span text:style-name="T27_253">for</text:span><text:span text:style-name="T27_254"><text:s/></text:span><text:span text:style-name="T27_255">any</text:span><text:span text:style-name="T27_256"><text:s/></text:span><text:span text:style-name="T27_257">organisational</text:span><text:span text:style-name="T27_258"><text:s/></text:span><text:span text:style-name="T27_259">strategist</text:span><text:span text:style-name="T27_260"><text:note text:note-class="footnote"><text:note-citation/><text:note-body><text:p text:style-name="P28"><text:span text:style-name="T28_1"><text:s/></text:span><text:span text:style-name="T28_2">See</text:span><text:span text:style-name="T28_3"><text:s/></text:span><text:span text:style-name="T28_4">Bennis</text:span><text:span text:style-name="T28_5"><text:s/>&amp;<text:s/></text:span><text:span text:style-name="T28_6">Nanus</text:span><text:span text:style-name="T28_7"><text:s/>(1985),<text:s/></text:span><text:span text:style-name="T28_8">Druker</text:span><text:span text:style-name="T28_9"><text:s/>(1988)<text:s/></text:span><text:span text:style-name="T28_10">Traub</text:span><text:span text:style-name="T28_11"><text:s/>(1996)<text:s/></text:span><text:span text:style-name="T28_12">for</text:span><text:span text:style-name="T28_13"><text:s/></text:span><text:span text:style-name="T28_14">some</text:span><text:span text:style-name="T28_15"><text:s/></text:span><text:span text:style-name="T28_16">examples</text:span><text:span text:style-name="T28_17"><text:s/></text:span><text:span text:style-name="T28_18">of</text:span><text:span text:style-name="T28_19"><text:s/></text:span><text:span text:style-name="T28_20">this</text:span><text:span text:style-name="T28_21"><text:s/></text:span><text:span text:style-name="T28_22">romantic</text:span><text:span text:style-name="T28_23"><text:s/></text:span><text:span text:style-name="T28_24">view</text:span><text:span text:style-name="T28_25"><text:s/></text:span><text:span text:style-name="T28_26">on</text:span><text:span text:style-name="T28_27"><text:s/></text:span><text:span text:style-name="T28_28">communication</text:span><text:span text:style-name="T28_29"><text:s/></text:span><text:span text:style-name="T28_30">within</text:span><text:span text:style-name="T28_31"><text:s/></text:span><text:span text:style-name="T28_32">the</text:span><text:span text:style-name="T28_33"><text:s/></text:span><text:span text:style-name="T28_34">orchestra</text:span><text:span text:style-name="T28_35">.</text:span></text:p></text:note-body></text:note></text:span><text:span text:style-name="T28_36">.<text:s/></text:span><text:span text:style-name="T28_37">The</text:span><text:span text:style-name="T28_38"><text:s/></text:span><text:span text:style-name="T28_39">intricate</text:span><text:span text:style-name="T28_40"><text:s/></text:span><text:span text:style-name="T28_41">and</text:span><text:span text:style-name="T28_42"><text:s/></text:span><text:span text:style-name="T28_43">lucid</text:span><text:span text:style-name="T28_44"><text:s/></text:span><text:span text:style-name="T28_45">interaction</text:span><text:span text:style-name="T28_46"><text:s/></text:span><text:span text:style-name="T28_47">between</text:span><text:span text:style-name="T28_48"><text:s/></text:span><text:span text:style-name="T28_49">the</text:span><text:span text:style-name="T28_50"><text:s/></text:span><text:span text:style-name="T28_51">members</text:span><text:span text:style-name="T28_52"><text:s/></text:span><text:span text:style-name="T28_53">of</text:span><text:span text:style-name="T28_54"><text:s/></text:span><text:span text:style-name="T28_55">a</text:span><text:span text:style-name="T28_56"><text:s/></text:span><text:span text:style-name="T28_57">string</text:span><text:span text:style-name="T28_58"><text:s/></text:span><text:span text:style-name="T28_59">quartet</text:span><text:span text:style-name="T28_60"><text:s/></text:span><text:span text:style-name="T28_61">is</text:span><text:span text:style-name="T28_62"><text:s/></text:span><text:span text:style-name="T28_63">another</text:span><text:span text:style-name="T28_64"><text:s/></text:span><text:span text:style-name="T28_65">and</text:span><text:span text:style-name="T28_66"><text:s/></text:span><text:span text:style-name="T28_67">less</text:span><text:span text:style-name="T28_68"><text:s/></text:span><text:span text:style-name="T28_69">authoritarian</text:span><text:span text:style-name="T28_70"><text:s/></text:span><text:span text:style-name="T28_71">example</text:span><text:span text:style-name="T28_72"><text:s/></text:span><text:span text:style-name="T28_73">that</text:span><text:span text:style-name="T28_74"><text:s/></text:span><text:span text:style-name="T28_75">is</text:span><text:span text:style-name="T28_76"><text:s/></text:span><text:span text:style-name="T28_77">often</text:span><text:span text:style-name="T28_78"><text:s/></text:span><text:span text:style-name="T28_79">brought</text:span><text:span text:style-name="T28_80"><text:s/></text:span><text:span text:style-name="T28_81">up</text:span><text:span text:style-name="T28_82"><text:s/></text:span><text:span text:style-name="T28_83">as</text:span><text:span text:style-name="T28_84"><text:s/></text:span><text:span text:style-name="T28_85">an</text:span><text:span text:style-name="T28_86"><text:s/></text:span><text:span text:style-name="T28_87">ideal</text:span><text:span text:style-name="T28_88"><text:s/></text:span><text:span text:style-name="T28_89">form</text:span><text:span text:style-name="T28_90"><text:s/></text:span><text:span text:style-name="T28_91">for</text:span><text:span text:style-name="T28_92"><text:s/></text:span><text:span text:style-name="T28_93">communication</text:span><text:span text:style-name="T28_94"><text:s/></text:span><text:span text:style-name="T28_95">in</text:span><text:span text:style-name="T28_96"><text:s/></text:span><text:span text:style-name="T28_97">a</text:span><text:span text:style-name="T28_98"><text:s/></text:span><text:span text:style-name="T28_99">small</text:span><text:span text:style-name="T28_100"><text:s/></text:span><text:span text:style-name="T28_101">format</text:span><text:span text:style-name="T28_102">.<text:s/></text:span><text:span text:style-name="T28_103">However</text:span><text:span text:style-name="T28_104">,<text:s/></text:span><text:span text:style-name="T28_105">in</text:span><text:span text:style-name="T28_106"><text:s/></text:span><text:span text:style-name="T28_107">reality</text:span><text:span text:style-name="T28_108">,<text:s/></text:span><text:span text:style-name="T28_109">musical</text:span><text:span text:style-name="T28_110"><text:s/></text:span><text:span text:style-name="T28_111">interaction</text:span><text:span text:style-name="T28_112"><text:s/></text:span><text:span text:style-name="T28_113">harbors</text:span><text:span text:style-name="T28_114"><text:s/></text:span><text:span text:style-name="T28_115">questions</text:span><text:span text:style-name="T28_116"><text:s/></text:span><text:span text:style-name="T28_117">and</text:span><text:span text:style-name="T28_118"><text:s/></text:span><text:span text:style-name="T28_119">competences</text:span><text:span text:style-name="T28_120"><text:s/></text:span><text:span text:style-name="T28_121">that</text:span><text:span text:style-name="T28_122"><text:s/></text:span><text:span text:style-name="T28_123">go</text:span><text:span text:style-name="T28_124"><text:s/></text:span><text:span text:style-name="T28_125">far</text:span><text:span text:style-name="T28_126"><text:s/></text:span><text:span text:style-name="T28_127">beyond</text:span><text:span text:style-name="T28_128"><text:s/></text:span><text:span text:style-name="T28_129">the</text:span><text:span text:style-name="T28_130"><text:s/></text:span><text:span text:style-name="T28_131">narrow</text:span><text:span text:style-name="T28_132"><text:s/></text:span><text:span text:style-name="T28_133">logic</text:span><text:span text:style-name="T28_134"><text:s/></text:span><text:span text:style-name="T28_135">of</text:span><text:span text:style-name="T28_136"><text:s/></text:span><text:span text:style-name="T28_137">corporate</text:span><text:span text:style-name="T28_138"><text:s/></text:span><text:span text:style-name="T28_139">efficiency</text:span><text:span text:style-name="T28_140"><text:s/></text:span><text:span text:style-name="T28_141">and</text:span><text:span text:style-name="T28_142"><text:s/></text:span><text:span text:style-name="T28_143">efficiency</text:span><text:span text:style-name="T28_144"><text:s/></text:span><text:span text:style-name="T28_145">may</text:span><text:span text:style-name="T28_146"><text:s/></text:span><text:span text:style-name="T28_147">not</text:span><text:span text:style-name="T28_148"><text:s/></text:span><text:span text:style-name="T28_149">even</text:span><text:span text:style-name="T28_150"><text:s/></text:span><text:span text:style-name="T28_151">be</text:span><text:span text:style-name="T28_152"><text:s/></text:span><text:span text:style-name="T28_153">the</text:span><text:span text:style-name="T28_154"><text:s/></text:span><text:span text:style-name="T28_155">main</text:span><text:span text:style-name="T28_156"><text:s/></text:span><text:span text:style-name="T28_157">objective</text:span><text:span text:style-name="T28_158"><text:s/></text:span><text:span text:style-name="T28_159">for</text:span><text:span text:style-name="T28_160"><text:s/></text:span><text:span text:style-name="T28_161">musical</text:span><text:span text:style-name="T28_162"><text:s/></text:span><text:span text:style-name="T28_163">interaction</text:span><text:span text:style-name="T28_164">,<text:s/></text:span><text:span text:style-name="T28_165">certainly</text:span><text:span text:style-name="T28_166"><text:s/></text:span><text:span text:style-name="T28_167">not</text:span><text:span text:style-name="T28_168"><text:s/></text:span><text:span text:style-name="T28_169">for</text:span><text:span text:style-name="T28_170"><text:s/></text:span><text:span text:style-name="T28_171">improvisational</text:span><text:span text:style-name="T28_172"><text:s/></text:span><text:span text:style-name="T28_173">interaction</text:span><text:span text:style-name="T28_174">.<text:s/></text:span><text:span text:style-name="T28_175">Due</text:span><text:span text:style-name="T28_176"><text:s/></text:span><text:span text:style-name="T28_177">to</text:span><text:span text:style-name="T28_178"><text:s/></text:span><text:span text:style-name="T28_179">its</text:span><text:span text:style-name="T28_180"><text:s/></text:span><text:span text:style-name="T28_181">multimodal</text:span><text:span text:style-name="T28_182"><text:s/></text:span><text:span text:style-name="T28_183">nature</text:span><text:span text:style-name="T28_184">,<text:s/></text:span><text:span text:style-name="T28_185">depending</text:span><text:span text:style-name="T28_186"><text:s/></text:span><text:span text:style-name="T28_187">on</text:span><text:span text:style-name="T28_188"><text:s/></text:span><text:span text:style-name="T28_189">what</text:span><text:span text:style-name="T28_190"><text:s/></text:span><text:span text:style-name="T28_191">angle</text:span><text:span text:style-name="T28_192"><text:s/></text:span><text:span text:style-name="T28_193">we</text:span><text:span text:style-name="T28_194"><text:s/></text:span><text:span text:style-name="T28_195">are</text:span><text:span text:style-name="T28_196"><text:s/></text:span><text:span text:style-name="T28_197">looking</text:span><text:span text:style-name="T28_198"><text:s/></text:span><text:span text:style-name="T28_199">at</text:span><text:span text:style-name="T28_200"><text:s/></text:span><text:span text:style-name="T28_201">it</text:span><text:span text:style-name="T28_202"><text:s/></text:span><text:span text:style-name="T28_203">from</text:span><text:span text:style-name="T28_204"><text:s/></text:span><text:span text:style-name="T28_205">different</text:span><text:span text:style-name="T28_206"><text:s/></text:span><text:span text:style-name="T28_207">shapes</text:span><text:span text:style-name="T28_208"><text:s/></text:span><text:span text:style-name="T28_209">and</text:span><text:span text:style-name="T28_210"><text:s/></text:span><text:span text:style-name="T28_211">patterns</text:span><text:span text:style-name="T28_212"><text:s/></text:span><text:span text:style-name="T28_213">may</text:span><text:span text:style-name="T28_214"><text:s/></text:span><text:span text:style-name="T28_215">emerge</text:span><text:span text:style-name="T28_216">.</text:span></text:p>
      <text:p text:style-name="P29"/>
      <text:p text:style-name="P30"><text:span text:style-name="T30_1">Marcel</text:span><text:span text:style-name="T30_2"><text:s/></text:span><text:span text:style-name="T30_3">Cobussen</text:span><text:span text:style-name="T30_4"><text:s/></text:span><text:span text:style-name="T30_5">touches</text:span><text:span text:style-name="T30_6"><text:s/></text:span><text:span text:style-name="T30_7">on</text:span><text:span text:style-name="T30_8"><text:s/></text:span><text:span text:style-name="T30_9">one</text:span><text:span text:style-name="T30_10"><text:s/></text:span><text:span text:style-name="T30_11">of</text:span><text:span text:style-name="T30_12"><text:s/></text:span><text:span text:style-name="T30_13">the</text:span><text:span text:style-name="T30_14"><text:s/></text:span><text:span text:style-name="T30_15">key</text:span><text:span text:style-name="T30_16"><text:s/></text:span><text:span text:style-name="T30_17">aspects</text:span><text:span text:style-name="T30_18"><text:s/></text:span><text:span text:style-name="T30_19">of</text:span><text:span text:style-name="T30_20"><text:s/></text:span><text:span text:style-name="T30_21">interaction</text:span><text:span text:style-name="T30_22"><text:s/></text:span><text:span text:style-name="T30_23">in</text:span><text:span text:style-name="T30_24"><text:s/></text:span><text:span text:style-name="T30_25">his</text:span><text:span text:style-name="T30_26"><text:s/></text:span><text:span text:style-name="T30_27">description</text:span><text:span text:style-name="T30_28"><text:s/></text:span><text:span text:style-name="T30_29">of</text:span><text:span text:style-name="T30_30"><text:s/></text:span><text:span text:style-name="T30_31">a</text:span><text:span text:style-name="T30_32"><text:s/></text:span><text:span text:style-name="T30_33">performance</text:span><text:span text:style-name="T30_34"><text:s/></text:span><text:span text:style-name="T30_35">with</text:span><text:span text:style-name="T30_36"><text:s/></text:span><text:span text:style-name="T30_37">the</text:span><text:span text:style-name="T30_38"><text:s/></text:span><text:span text:style-name="T30_39">percussionist</text:span><text:span text:style-name="T30_40"><text:s/></text:span><text:span text:style-name="T30_41">Han</text:span><text:span text:style-name="T30_42"><text:s/></text:span><text:span text:style-name="T30_43">Bennink</text:span><text:span text:style-name="T30_44">,<text:s/></text:span><text:span text:style-name="T30_45">that</text:span><text:span text:style-name="T30_46"><text:s/></text:span><text:span text:style-name="T30_47">of</text:span><text:span text:style-name="T30_48"><text:s/></text:span><text:span text:style-name="T30_49">the</text:span><text:span text:style-name="T30_50"><text:s/></text:span><text:span text:style-name="T30_51">function</text:span><text:span text:style-name="T30_52"><text:s/></text:span><text:span text:style-name="T30_53">of</text:span><text:span text:style-name="T30_54"><text:s/></text:span><text:span text:style-name="T30_55">listening</text:span><text:span text:style-name="T30_56"><text:s/></text:span><text:span text:style-name="T30_57">as</text:span><text:span text:style-name="T30_58"><text:s/></text:span><text:span text:style-name="T30_59">a</text:span><text:span text:style-name="T30_60"><text:s/></text:span><text:span text:style-name="T30_61">multimodal</text:span><text:span text:style-name="T30_62"><text:s/></text:span><text:span text:style-name="T30_63">way</text:span><text:span text:style-name="T30_64"><text:s/></text:span><text:span text:style-name="T30_65">of</text:span><text:span text:style-name="T30_66"><text:s/></text:span><text:span text:style-name="T30_67">connecting</text:span><text:span text:style-name="T30_68"><text:s/></text:span><text:span text:style-name="T30_69">individuals</text:span><text:span text:style-name="T30_70"><text:s/></text:span><text:span text:style-name="T30_71">and</text:span><text:span text:style-name="T30_72"><text:s/></text:span><text:span text:style-name="T30_73">material</text:span><text:span text:style-name="T30_74"><text:s/></text:span><text:span text:style-name="T30_75">in</text:span><text:span text:style-name="T30_76"><text:s/></text:span><text:span text:style-name="T30_77">the</text:span><text:span text:style-name="T30_78"><text:s/></text:span><text:span text:style-name="T30_79">resonance</text:span><text:span text:style-name="T30_80"><text:s/></text:span><text:span text:style-name="T30_81">of</text:span><text:span text:style-name="T30_82"><text:s/></text:span><text:span text:style-name="T30_83">the</text:span><text:span text:style-name="T30_84"><text:s/></text:span><text:span text:style-name="T30_85">sounding</text:span><text:span text:style-name="T30_86"><text:s/></text:span><text:span text:style-name="T30_87">music</text:span><text:span text:style-name="T30_88">,<text:s/></text:span><text:span text:style-name="T30_89">in</text:span><text:span text:style-name="T30_90"><text:s/></text:span><text:span text:style-name="T30_91">the</text:span><text:span text:style-name="T30_92"><text:s/></text:span><text:span text:style-name="T30_93">bodies</text:span><text:span text:style-name="T30_94"><text:s/></text:span><text:span text:style-name="T30_95">of</text:span><text:span text:style-name="T30_96"><text:s/></text:span><text:span text:style-name="T30_97">the</text:span><text:span text:style-name="T30_98"><text:s/></text:span><text:span text:style-name="T30_99">performers</text:span><text:span text:style-name="T30_100"><text:s/></text:span><text:span text:style-name="T30_101">and</text:span><text:span text:style-name="T30_102"><text:s/></text:span><text:span text:style-name="T30_103">listeners</text:span><text:span text:style-name="T30_104"><text:s/></text:span><text:span text:style-name="T30_105">and</text:span><text:span text:style-name="T30_106"><text:s/></text:span><text:span text:style-name="T30_107">in</text:span><text:span text:style-name="T30_108"><text:s/></text:span><text:span text:style-name="T30_109">the</text:span><text:span text:style-name="T30_110"><text:s/></text:span><text:span text:style-name="T30_111">space</text:span><text:span text:style-name="T30_112">:</text:span></text:p>
      <text:p text:style-name="P31"><text:span text:style-name="T31_1"><text:tab/><text:s/><text:tab/><text:s/><text:tab/><text:s/><text:tab/></text:span></text:p>
      <text:p text:style-name="P32"><text:span text:style-name="T32_1">The</text:span><text:span text:style-name="T32_2"><text:s/></text:span><text:span text:style-name="T32_3">contact</text:span><text:span text:style-name="T32_4"><text:s/></text:span><text:span text:style-name="T32_5">between</text:span><text:span text:style-name="T32_6"><text:s/></text:span><text:span text:style-name="T32_7">wood</text:span><text:span text:style-name="T32_8"><text:s/></text:span><text:span text:style-name="T32_9">and</text:span><text:span text:style-name="T32_10"><text:s/></text:span><text:span text:style-name="T32_11">metal</text:span><text:span text:style-name="T32_12"><text:s/></text:span><text:span text:style-name="T32_13">strings</text:span><text:span text:style-name="T32_14"><text:s/></text:span><text:span text:style-name="T32_15">or</text:span><text:span text:style-name="T32_16"><text:s/></text:span><text:span text:style-name="T32_17">wooden</text:span><text:span text:style-name="T32_18"><text:s/></text:span><text:span text:style-name="T32_19">sticks</text:span><text:span text:style-name="T32_20"><text:s/></text:span><text:span text:style-name="T32_21">led</text:span><text:span text:style-name="T32_22"><text:s/></text:span><text:span text:style-name="T32_23">to</text:span><text:span text:style-name="T32_24"><text:s/></text:span><text:span text:style-name="T32_25">new</text:span><text:span text:style-name="T32_26"><text:s/></text:span><text:span text:style-name="T32_27">acoustic</text:span><text:span text:style-name="T32_28"><text:s/></text:span><text:span text:style-name="T32_29">experiences</text:span><text:span text:style-name="T32_30">;<text:s/></text:span><text:span text:style-name="T32_31">the</text:span><text:span text:style-name="T32_32"><text:s/></text:span><text:span text:style-name="T32_33">contact</text:span><text:span text:style-name="T32_34"><text:s/></text:span><text:span text:style-name="T32_35">made</text:span><text:span text:style-name="T32_36"><text:s/></text:span><text:span text:style-name="T32_37">the</text:span><text:span text:style-name="T32_38"><text:s/></text:span><text:span text:style-name="T32_39">floor</text:span><text:span text:style-name="T32_40"><text:s/></text:span><text:span text:style-name="T32_41">sound</text:span><text:span text:style-name="T32_42">,<text:s/></text:span><text:span text:style-name="T32_43">a</text:span><text:span text:style-name="T32_44"><text:s/></text:span><text:span text:style-name="T32_45">giant</text:span><text:span text:style-name="T32_46"><text:s/></text:span><text:span text:style-name="T32_47">surface</text:span><text:span text:style-name="T32_48"><text:s/></text:span><text:span text:style-name="T32_49">with</text:span><text:span text:style-name="T32_50"><text:s/></text:span><text:span text:style-name="T32_51">an</text:span><text:span text:style-name="T32_52"><text:s/></text:span><text:span text:style-name="T32_53">enormous</text:span><text:span text:style-name="T32_54"><text:s/></text:span><text:span text:style-name="T32_55">potential</text:span><text:span text:style-name="T32_56"><text:s/></text:span><text:span text:style-name="T32_57">of</text:span><text:span text:style-name="T32_58"><text:s/></text:span><text:span text:style-name="T32_59">different</text:span><text:span text:style-name="T32_60"><text:s/></text:span><text:span text:style-name="T32_61">pitches</text:span><text:span text:style-name="T32_62">,<text:s/></text:span><text:span text:style-name="T32_63">volumes</text:span><text:span text:style-name="T32_64">,<text:s/></text:span><text:span text:style-name="T32_65">and</text:span><text:span text:style-name="T32_66"><text:s/></text:span><text:span text:style-name="T32_67">timbres</text:span><text:span text:style-name="T32_68">.<text:s/></text:span><text:span text:style-name="T32_69">In</text:span><text:span text:style-name="T32_70"><text:s/></text:span><text:span text:style-name="T32_71">Deleuzian</text:span><text:span text:style-name="T32_72"><text:s/></text:span><text:span text:style-name="T32_73">terms</text:span><text:span text:style-name="T32_74">,<text:s/></text:span><text:span text:style-name="T32_75">one</text:span><text:span text:style-name="T32_76"><text:s/></text:span><text:span text:style-name="T32_77">could</text:span><text:span text:style-name="T32_78"><text:s/></text:span><text:span text:style-name="T32_79">say</text:span><text:span text:style-name="T32_80"><text:s/></text:span><text:span text:style-name="T32_81">that</text:span><text:span text:style-name="T32_82"><text:s/></text:span><text:span text:style-name="T32_83">Bennink</text:span><text:span text:style-name="T32_84"><text:s/></text:span><text:span text:style-name="T32_85">formed</text:span><text:span text:style-name="T32_86"><text:s/></text:span><text:span text:style-name="T32_87">a</text:span><text:span text:style-name="T32_88"><text:s/></text:span><text:span text:style-name="T32_89">rhizome</text:span><text:span text:style-name="T32_90"><text:s/></text:span><text:span text:style-name="T32_91">with</text:span><text:span text:style-name="T32_92"><text:s/></text:span><text:span text:style-name="T32_93">the</text:span><text:span text:style-name="T32_94"><text:s/></text:span><text:span text:style-name="T32_95">floor</text:span><text:span text:style-name="T32_96">.</text:span></text:p>
      <text:p text:style-name="P33"/>
      <text:p text:style-name="P34"><text:span text:style-name="T34_1">The</text:span><text:span text:style-name="T34_2"><text:s/></text:span><text:span text:style-name="T34_3">importance</text:span><text:span text:style-name="T34_4"><text:s/></text:span><text:span text:style-name="T34_5">of</text:span><text:span text:style-name="T34_6"><text:s/></text:span><text:span text:style-name="T34_7">the</text:span><text:span text:style-name="T34_8"><text:s/></text:span><text:span text:style-name="T34_9">in</text:span><text:span text:style-name="T34_10">-</text:span><text:span text:style-name="T34_11">performance</text:span><text:span text:style-name="T34_12"><text:s/></text:span><text:span text:style-name="T34_13">listening</text:span><text:span text:style-name="T34_14"><text:s/></text:span><text:span text:style-name="T34_15">as</text:span><text:span text:style-name="T34_16"><text:s/></text:span><text:span text:style-name="T34_17">distinct</text:span><text:span text:style-name="T34_18"><text:s/></text:span><text:span text:style-name="T34_19">from</text:span><text:span text:style-name="T34_20"><text:s/></text:span><text:span text:style-name="T34_21">common</text:span><text:span text:style-name="T34_22"><text:s/></text:span><text:span text:style-name="T34_23">listening</text:span><text:span text:style-name="T34_24"><text:s/></text:span><text:span text:style-name="T34_25">is</text:span><text:span text:style-name="T34_26"><text:s/></text:span><text:span text:style-name="T34_27">also</text:span><text:span text:style-name="T34_28"><text:s/></text:span><text:span text:style-name="T34_29">stressed</text:span><text:span text:style-name="T34_30"><text:s/></text:span><text:span text:style-name="T34_31">by</text:span><text:span text:style-name="T34_32"><text:s/></text:span><text:span text:style-name="T34_33">Johnson</text:span><text:span text:style-name="T34_34"><text:s/></text:span><text:span text:style-name="T34_35">and</text:span><text:span text:style-name="T34_36"><text:s/></text:span><text:span text:style-name="T34_37">Schwarz</text:span><text:span text:style-name="T34_38">:<text:s/></text:span><text:span text:style-name="T34_39">“</text:span><text:span text:style-name="T34_40">You</text:span><text:span text:style-name="T34_41"><text:s/></text:span><text:span text:style-name="T34_42">should</text:span><text:span text:style-name="T34_43"><text:s/></text:span><text:span text:style-name="T34_44">also</text:span><text:span text:style-name="T34_45"><text:s/></text:span><text:span text:style-name="T34_46">learn</text:span><text:span text:style-name="T34_47"><text:s/></text:span><text:span text:style-name="T34_48">to</text:span><text:span text:style-name="T34_49"><text:s/></text:span><text:span text:style-name="T34_50">put</text:span><text:span text:style-name="T34_51"><text:s/></text:span><text:span text:style-name="T34_52">yourself</text:span><text:span text:style-name="T34_53"><text:s/></text:span><text:span text:style-name="T34_54">in</text:span><text:span text:style-name="T34_55"><text:s/></text:span><text:span text:style-name="T34_56">zero</text:span><text:span text:style-name="T34_57"><text:s/></text:span><text:span text:style-name="T34_58">position</text:span><text:span text:style-name="T34_59">,<text:s/></text:span><text:span text:style-name="T34_60">to</text:span><text:span text:style-name="T34_61"><text:s/></text:span><text:span text:style-name="T34_62">be</text:span><text:span text:style-name="T34_63"><text:s/></text:span><text:span text:style-name="T34_64">here</text:span><text:span text:style-name="T34_65"><text:s/></text:span><text:span text:style-name="T34_66">and</text:span><text:span text:style-name="T34_67"><text:s/></text:span><text:span text:style-name="T34_68">now</text:span><text:span text:style-name="T34_69"><text:s/></text:span><text:span text:style-name="T34_70">and</text:span><text:span text:style-name="T34_71"><text:s/></text:span><text:span text:style-name="T34_72">listen</text:span><text:span text:style-name="T34_73"><text:s/></text:span><text:span text:style-name="T34_74">to</text:span><text:span text:style-name="T34_75"><text:s/></text:span><text:span text:style-name="T34_76">what</text:span><text:span text:style-name="T34_77"><text:s/></text:span><text:span text:style-name="T34_78">is</text:span><text:span text:style-name="T34_79">”<text:s/></text:span><text:span text:style-name="T34_80">(</text:span><text:span text:style-name="T34_81">Section</text:span><text:span text:style-name="T34_82"><text:s/>5:4).</text:span></text:p>
      <text:p text:style-name="P35"/>
      <text:p text:style-name="P36"><text:span text:style-name="T36_1">Also</text:span><text:span text:style-name="T36_2"><text:s/></text:span><text:span text:style-name="T36_3">the</text:span><text:span text:style-name="T36_4"><text:s/></text:span><text:span text:style-name="T36_5">furthered</text:span><text:span text:style-name="T36_6"><text:s/></text:span><text:span text:style-name="T36_7">abstraction</text:span><text:span text:style-name="T36_8"><text:s/></text:span><text:span text:style-name="T36_9">of</text:span><text:span text:style-name="T36_10"><text:s/></text:span><text:span text:style-name="T36_11">graphic</text:span><text:span text:style-name="T36_12"><text:s/></text:span><text:span text:style-name="T36_13">notation</text:span><text:span text:style-name="T36_14"><text:s/></text:span><text:span text:style-name="T36_15">holds</text:span><text:span text:style-name="T36_16"><text:s/></text:span><text:span text:style-name="T36_17">a</text:span><text:span text:style-name="T36_18"><text:s/></text:span><text:span text:style-name="T36_19">related</text:span><text:span text:style-name="T36_20"><text:s/></text:span><text:span text:style-name="T36_21">possibility</text:span><text:span text:style-name="T36_22"><text:s/></text:span><text:span text:style-name="T36_23">of</text:span><text:span text:style-name="T36_24"><text:s/></text:span><text:span text:style-name="T36_25">modifying</text:span><text:span text:style-name="T36_26"><text:s/></text:span><text:span text:style-name="T36_27">the</text:span><text:span text:style-name="T36_28"><text:s/></text:span><text:span text:style-name="T36_29">musical</text:span><text:span text:style-name="T36_30">-</text:span><text:span text:style-name="T36_31">social</text:span><text:span text:style-name="T36_32"><text:s/></text:span><text:span text:style-name="T36_33">communication</text:span><text:span text:style-name="T36_34"><text:s/></text:span><text:span text:style-name="T36_35">and</text:span><text:span text:style-name="T36_36"><text:s/></text:span><text:span text:style-name="T36_37">interaction</text:span><text:span text:style-name="T36_38"><text:s/></text:span><text:span text:style-name="T36_39">as</text:span><text:span text:style-name="T36_40"><text:s/></text:span><text:span text:style-name="T36_41">is</text:span><text:span text:style-name="T36_42"><text:s/></text:span><text:span text:style-name="T36_43">pointed</text:span><text:span text:style-name="T36_44"><text:s/></text:span><text:span text:style-name="T36_45">out</text:span><text:span text:style-name="T36_46"><text:s/></text:span><text:span text:style-name="T36_47">by</text:span><text:span text:style-name="T36_48"><text:s/></text:span><text:span text:style-name="T36_49">Helen</text:span><text:span text:style-name="T36_50"><text:s/></text:span><text:span text:style-name="T36_51">Papaioannou</text:span><text:span text:style-name="T36_52"><text:s/>(</text:span><text:span text:style-name="T36_53">Section</text:span><text:span text:style-name="T36_54"><text:s/>1:5),<text:s/></text:span><text:span text:style-name="T36_55">specifically</text:span><text:span text:style-name="T36_56"><text:s/></text:span><text:span text:style-name="T36_57">referring</text:span><text:span text:style-name="T36_58"><text:s/></text:span><text:span text:style-name="T36_59">to</text:span><text:span text:style-name="T36_60"><text:s/></text:span><text:span text:style-name="T36_61">the</text:span><text:span text:style-name="T36_62"><text:s/></text:span><text:span text:style-name="T36_63">repetitive</text:span><text:span text:style-name="T36_64"><text:s/></text:span><text:span text:style-name="T36_65">flows</text:span><text:span text:style-name="T36_66"><text:s/></text:span><text:span text:style-name="T36_67">of</text:span><text:span text:style-name="T36_68"><text:s/></text:span><text:span text:style-name="T36_69">motion</text:span><text:span text:style-name="T36_70"><text:s/></text:span><text:span text:style-name="T36_71">that</text:span><text:span text:style-name="T36_72"><text:s/></text:span><text:span text:style-name="T36_73">are</text:span><text:span text:style-name="T36_74"><text:s/></text:span><text:span text:style-name="T36_75">an</text:span><text:span text:style-name="T36_76"><text:s/></text:span><text:span text:style-name="T36_77">integral</text:span><text:span text:style-name="T36_78"><text:s/></text:span><text:span text:style-name="T36_79">part</text:span><text:span text:style-name="T36_80"><text:s/></text:span><text:span text:style-name="T36_81">of</text:span><text:span text:style-name="T36_82"><text:s/></text:span><text:span text:style-name="T36_83">the</text:span><text:span text:style-name="T36_84"><text:s/></text:span><text:span text:style-name="T36_85">scores</text:span><text:span text:style-name="T36_86"><text:s/></text:span><text:span text:style-name="T36_87">that</text:span><text:span text:style-name="T36_88"><text:s/></text:span><text:span text:style-name="T36_89">she</text:span><text:span text:style-name="T36_90"><text:s/></text:span><text:span text:style-name="T36_91">is</text:span><text:span text:style-name="T36_92"><text:s/></text:span><text:span text:style-name="T36_93">presenting</text:span><text:span text:style-name="T36_94">.<text:s/></text:span><text:span text:style-name="T36_95">It</text:span><text:span text:style-name="T36_96"><text:s/></text:span><text:span text:style-name="T36_97">is</text:span><text:span text:style-name="T36_98"><text:s/></text:span><text:span text:style-name="T36_99">one</text:span><text:span text:style-name="T36_100"><text:s/></text:span><text:span text:style-name="T36_101">of</text:span><text:span text:style-name="T36_102"><text:s/></text:span><text:span text:style-name="T36_103">the</text:span><text:span text:style-name="T36_104"><text:s/></text:span><text:span text:style-name="T36_105">important</text:span><text:span text:style-name="T36_106"><text:s/></text:span><text:span text:style-name="T36_107">aspects</text:span><text:span text:style-name="T36_108"><text:s/></text:span><text:span text:style-name="T36_109">of</text:span><text:span text:style-name="T36_110"><text:s/></text:span><text:span text:style-name="T36_111">her</text:span><text:span text:style-name="T36_112"><text:s/></text:span><text:span text:style-name="T36_113">composition</text:span><text:span text:style-name="T36_114"><text:s/></text:span><text:span text:style-name="T36_115">Cogs</text:span><text:span text:style-name="T36_116">,<text:s/></text:span><text:span text:style-name="T36_117">and</text:span><text:span text:style-name="T36_118"><text:s/></text:span><text:span text:style-name="T36_119">in</text:span><text:span text:style-name="T36_120"><text:s/></text:span><text:span text:style-name="T36_121">the</text:span><text:span text:style-name="T36_122"><text:s/></text:span><text:span text:style-name="T36_123">lab</text:span><text:span text:style-name="T36_124">-</text:span><text:span text:style-name="T36_125">session</text:span><text:span text:style-name="T36_126"><text:s/></text:span><text:span text:style-name="T36_127">and</text:span><text:span text:style-name="T36_128"><text:s/></text:span><text:span text:style-name="T36_129">the</text:span><text:span text:style-name="T36_130"><text:s/></text:span><text:span text:style-name="T36_131">following</text:span><text:span text:style-name="T36_132"><text:s/></text:span><text:span text:style-name="T36_133">concert</text:span><text:span text:style-name="T36_134"><text:s/></text:span><text:span text:style-name="T36_135">performance</text:span><text:span text:style-name="T36_136"><text:s/>(</text:span><text:span text:style-name="T36_137">released</text:span><text:span text:style-name="T36_138"><text:s/></text:span><text:span text:style-name="T36_139">in</text:span><text:span text:style-name="T36_140"><text:s/></text:span><text:span text:style-name="T36_141">the</text:span><text:span text:style-name="T36_142"><text:s/></text:span><text:span text:style-name="T36_143">CD</text:span><text:span text:style-name="T36_144">-</text:span><text:span text:style-name="T36_145">compilation</text:span><text:span text:style-name="T36_146"><text:s/></text:span><text:span text:style-name="T36_147">in</text:span><text:span text:style-name="T36_148"><text:s/></text:span><text:span text:style-name="T36_149">the</text:span><text:span text:style-name="T36_150"><text:s/></text:span><text:span text:style-name="T36_151">present</text:span><text:span text:style-name="T36_152"><text:s/></text:span><text:span text:style-name="T36_153">box</text:span><text:span text:style-name="T36_154">),<text:s/></text:span><text:span text:style-name="T36_155">the</text:span><text:span text:style-name="T36_156"><text:s/></text:span><text:span text:style-name="T36_157">development</text:span><text:span text:style-name="T36_158"><text:s/></text:span><text:span text:style-name="T36_159">of</text:span><text:span text:style-name="T36_160"><text:s/></text:span><text:span text:style-name="T36_161">specific</text:span><text:span text:style-name="T36_162"><text:s/></text:span><text:span text:style-name="T36_163">modes</text:span><text:span text:style-name="T36_164"><text:s/></text:span><text:span text:style-name="T36_165">of</text:span><text:span text:style-name="T36_166"><text:s/></text:span><text:span text:style-name="T36_167">interaction</text:span><text:span text:style-name="T36_168">,<text:s/></text:span><text:span text:style-name="T36_169">related</text:span><text:span text:style-name="T36_170"><text:s/></text:span><text:span text:style-name="T36_171">to</text:span><text:span text:style-name="T36_172"><text:s/></text:span><text:span text:style-name="T36_173">the</text:span><text:span text:style-name="T36_174"><text:s/></text:span><text:span text:style-name="T36_175">design</text:span><text:span text:style-name="T36_176"><text:s/></text:span><text:span text:style-name="T36_177">of</text:span><text:span text:style-name="T36_178"><text:s/></text:span><text:span text:style-name="T36_179">the</text:span><text:span text:style-name="T36_180"><text:s/></text:span><text:span text:style-name="T36_181">scored</text:span><text:span text:style-name="T36_182"><text:s/></text:span><text:span text:style-name="T36_183">materials</text:span><text:span text:style-name="T36_184">,<text:s/></text:span><text:span text:style-name="T36_185">took</text:span><text:span text:style-name="T36_186"><text:s/></text:span><text:span text:style-name="T36_187">shape</text:span><text:span text:style-name="T36_188">.</text:span></text:p>
      <text:p text:style-name="P37"/>
      <text:p text:style-name="P38"><text:span text:style-name="T38_1">Several</text:span><text:span text:style-name="T38_2"><text:s/></text:span><text:span text:style-name="T38_3">events</text:span><text:span text:style-name="T38_4"><text:s/></text:span><text:span text:style-name="T38_5">and</text:span><text:span text:style-name="T38_6"><text:s/></text:span><text:span text:style-name="T38_7">presentations</text:span><text:span text:style-name="T38_8"><text:s/></text:span><text:span text:style-name="T38_9">during</text:span><text:span text:style-name="T38_10"><text:s/></text:span><text:span text:style-name="T38_11">(</text:span><text:span text:style-name="T38_12">re</text:span><text:span text:style-name="T38_13">)</text:span><text:span text:style-name="T38_14">thinking</text:span><text:span text:style-name="T38_15"><text:s/></text:span><text:span text:style-name="T38_16">improvisation</text:span><text:span text:style-name="T38_17"><text:s/></text:span><text:span text:style-name="T38_18">explored</text:span><text:span text:style-name="T38_19"><text:s/></text:span><text:span text:style-name="T38_20">the</text:span><text:span text:style-name="T38_21"><text:s/></text:span><text:span text:style-name="T38_22">interactions</text:span><text:span text:style-name="T38_23"><text:s/></text:span><text:span text:style-name="T38_24">between</text:span><text:span text:style-name="T38_25"><text:s/></text:span><text:span text:style-name="T38_26">an</text:span><text:span text:style-name="T38_27"><text:s/></text:span><text:span text:style-name="T38_28">audience</text:span><text:span text:style-name="T38_29"><text:s/></text:span><text:span text:style-name="T38_30">and</text:span><text:span text:style-name="T38_31"><text:s/></text:span><text:span text:style-name="T38_32">virtual</text:span><text:span text:style-name="T38_33"><text:s/></text:span><text:span text:style-name="T38_34">or</text:span><text:span text:style-name="T38_35"><text:s/></text:span><text:span text:style-name="T38_36">spatial</text:span><text:span text:style-name="T38_37"><text:s/></text:span><text:span text:style-name="T38_38">contexts</text:span><text:span text:style-name="T38_39">.<text:s/></text:span><text:span text:style-name="T38_40">Ingrid</text:span><text:span text:style-name="T38_41"><text:s/></text:span><text:span text:style-name="T38_42">Cogne</text:span><text:span text:style-name="T38_43">’</text:span><text:span text:style-name="T38_44">s</text:span><text:span text:style-name="T38_45"><text:s/></text:span><text:span text:style-name="T38_46">opening</text:span><text:span text:style-name="T38_47"><text:s/></text:span><text:span text:style-name="T38_48">installation</text:span><text:span text:style-name="T38_49"><text:s/></text:span><text:span text:style-name="T38_50">Boule</text:span><text:span text:style-name="T38_51"><text:s/>(</text:span><text:span text:style-name="T38_52">Section</text:span><text:span text:style-name="T38_53"><text:s/>1:1)<text:s/></text:span><text:span text:style-name="T38_54">became</text:span><text:span text:style-name="T38_55"><text:s/></text:span><text:span text:style-name="T38_56">a</text:span><text:span text:style-name="T38_57"><text:s/></text:span><text:span text:style-name="T38_58">parallel</text:span><text:span text:style-name="T38_59"><text:s/></text:span><text:span text:style-name="T38_60">to</text:span><text:span text:style-name="T38_61"><text:s/></text:span><text:span text:style-name="T38_62">Magali</text:span><text:span text:style-name="T38_63">-</text:span><text:span text:style-name="T38_64">Ljungar</text:span><text:span text:style-name="T38_65">’</text:span><text:span text:style-name="T38_66">s</text:span><text:span text:style-name="T38_67"><text:s/></text:span><text:span text:style-name="T38_68">presentation</text:span><text:span text:style-name="T38_69"><text:s/></text:span><text:span text:style-name="T38_70">of</text:span><text:span text:style-name="T38_71"><text:s/></text:span><text:span text:style-name="T38_72">her</text:span><text:span text:style-name="T38_73"><text:s/></text:span><text:span text:style-name="T38_74">concept</text:span><text:span text:style-name="T38_75"><text:s/></text:span><text:span text:style-name="T38_76">of</text:span><text:span text:style-name="T38_77"><text:s/>‘</text:span><text:span text:style-name="T38_78">virtual</text:span><text:span text:style-name="T38_79"><text:s/></text:span><text:span text:style-name="T38_80">reality</text:span><text:span text:style-name="T38_81"><text:s/></text:span><text:span text:style-name="T38_82">arts</text:span><text:span text:style-name="T38_83"><text:s/></text:span><text:span text:style-name="T38_84">play</text:span><text:span text:style-name="T38_85">’<text:s/>(</text:span><text:span text:style-name="T38_86">Section</text:span><text:span text:style-name="T38_87"><text:s/>5:2)<text:s/>.</text:span></text:p>
      <text:p text:style-name="P39"/>
      <text:p text:style-name="P40"><text:span text:style-name="T40_1">Gerhard</text:span><text:span text:style-name="T40_2"><text:s/></text:span><text:span text:style-name="T40_3">Eckel</text:span><text:span text:style-name="T40_4"><text:s/>(</text:span><text:span text:style-name="T40_5">Section</text:span><text:span text:style-name="T40_6"><text:s/>1:3)<text:s/></text:span><text:span text:style-name="T40_7">puts</text:span><text:span text:style-name="T40_8"><text:s/></text:span><text:span text:style-name="T40_9">the</text:span><text:span text:style-name="T40_10"><text:s/></text:span><text:span text:style-name="T40_11">light</text:span><text:span text:style-name="T40_12"><text:s/></text:span><text:span text:style-name="T40_13">on</text:span><text:span text:style-name="T40_14"><text:s/></text:span><text:span text:style-name="T40_15">human</text:span><text:span text:style-name="T40_16">-</text:span><text:span text:style-name="T40_17">machine</text:span><text:span text:style-name="T40_18"><text:s/></text:span><text:span text:style-name="T40_19">interaction</text:span><text:span text:style-name="T40_20"><text:s/></text:span><text:span text:style-name="T40_21">mediated</text:span><text:span text:style-name="T40_22"><text:s/></text:span><text:span text:style-name="T40_23">by</text:span><text:span text:style-name="T40_24"><text:s/></text:span><text:span text:style-name="T40_25">sound</text:span><text:span text:style-name="T40_26"><text:s/></text:span><text:span text:style-name="T40_27">in</text:span><text:span text:style-name="T40_28"><text:s/></text:span><text:span text:style-name="T40_29">his</text:span><text:span text:style-name="T40_30"><text:s/></text:span><text:span text:style-name="T40_31">installation</text:span><text:span text:style-name="T40_32"><text:s/></text:span><text:span text:style-name="T40_33">Random</text:span><text:span text:style-name="T40_34"><text:s/></text:span><text:span text:style-name="T40_35">Access</text:span><text:span text:style-name="T40_36"><text:s/></text:span><text:span text:style-name="T40_37">Lattice</text:span><text:span text:style-name="T40_38">.<text:s/></text:span><text:span text:style-name="T40_39">By</text:span><text:span text:style-name="T40_40"><text:s/></text:span><text:span text:style-name="T40_41">exploring</text:span><text:span text:style-name="T40_42"><text:s/></text:span><text:span text:style-name="T40_43">the</text:span><text:span text:style-name="T40_44"><text:s/></text:span><text:span text:style-name="T40_45">natural</text:span><text:span text:style-name="T40_46"><text:s/></text:span><text:span text:style-name="T40_47">tendency</text:span><text:span text:style-name="T40_48"><text:s/></text:span><text:span text:style-name="T40_49">for</text:span><text:span text:style-name="T40_50"><text:s/></text:span><text:span text:style-name="T40_51">human</text:span><text:span text:style-name="T40_52"><text:s/></text:span><text:span text:style-name="T40_53">curiosity</text:span><text:span text:style-name="T40_54"><text:s/></text:span><text:span text:style-name="T40_55">the</text:span><text:span text:style-name="T40_56"><text:s/></text:span><text:span text:style-name="T40_57">players</text:span><text:span text:style-name="T40_58"><text:s/></text:span><text:span text:style-name="T40_59">that</text:span><text:span text:style-name="T40_60"><text:s/></text:span><text:span text:style-name="T40_61">engage</text:span><text:span text:style-name="T40_62"><text:s/></text:span><text:span text:style-name="T40_63">with</text:span><text:span text:style-name="T40_64"><text:s/></text:span><text:span text:style-name="T40_65">his</text:span><text:span text:style-name="T40_66"><text:s/></text:span><text:span text:style-name="T40_67">hand</text:span><text:span text:style-name="T40_68"><text:s/></text:span><text:span text:style-name="T40_69">held</text:span><text:span text:style-name="T40_70"><text:s/></text:span><text:span text:style-name="T40_71">instrument</text:span><text:span text:style-name="T40_72"><text:s/></text:span><text:span text:style-name="T40_73">and</text:span><text:span text:style-name="T40_74"><text:s/></text:span><text:span text:style-name="T40_75">virtual</text:span><text:span text:style-name="T40_76"><text:s/></text:span><text:span text:style-name="T40_77">grid</text:span><text:span text:style-name="T40_78"><text:s/></text:span><text:span text:style-name="T40_79">are</text:span><text:span text:style-name="T40_80"><text:s/></text:span><text:span text:style-name="T40_81">naturally</text:span><text:span text:style-name="T40_82"><text:s/></text:span><text:span text:style-name="T40_83">guided</text:span><text:span text:style-name="T40_84"><text:s/></text:span><text:span text:style-name="T40_85">towards</text:span><text:span text:style-name="T40_86"><text:s/>“</text:span><text:span text:style-name="T40_87">readiness</text:span><text:span text:style-name="T40_88"><text:s/></text:span><text:span text:style-name="T40_89">and</text:span><text:span text:style-name="T40_90"><text:s/></text:span><text:span text:style-name="T40_91">dexterity</text:span><text:span text:style-name="T40_92">”,<text:s/></text:span><text:span text:style-name="T40_93">possibly</text:span><text:span text:style-name="T40_94"><text:s/></text:span><text:span text:style-name="T40_95">leading</text:span><text:span text:style-name="T40_96"><text:s/></text:span><text:span text:style-name="T40_97">the</text:span><text:span text:style-name="T40_98"><text:s/></text:span><text:span text:style-name="T40_99">way</text:span><text:span text:style-name="T40_100"><text:s/></text:span><text:span text:style-name="T40_101">into</text:span><text:span text:style-name="T40_102"><text:s/></text:span><text:span text:style-name="T40_103">an</text:span><text:span text:style-name="T40_104"><text:s/></text:span><text:span text:style-name="T40_105">outright</text:span><text:span text:style-name="T40_106"><text:s/></text:span><text:span text:style-name="T40_107">improvisation</text:span><text:span text:style-name="T40_108">.<text:s/></text:span><text:span text:style-name="T40_109">This</text:span><text:span text:style-name="T40_110"><text:s/></text:span><text:span text:style-name="T40_111">is</text:span><text:span text:style-name="T40_112"><text:s/></text:span><text:span text:style-name="T40_113">not</text:span><text:span text:style-name="T40_114"><text:s/></text:span><text:span text:style-name="T40_115">unlike</text:span><text:span text:style-name="T40_116"><text:s/></text:span><text:span text:style-name="T40_117">the</text:span><text:span text:style-name="T40_118"><text:s/></text:span><text:span text:style-name="T40_119">way</text:span><text:span text:style-name="T40_120"><text:s/></text:span><text:span text:style-name="T40_121">computer</text:span><text:span text:style-name="T40_122"><text:s/></text:span><text:span text:style-name="T40_123">games</text:span><text:span text:style-name="T40_124"><text:s/></text:span><text:span text:style-name="T40_125">are</text:span><text:span text:style-name="T40_126"><text:s/></text:span><text:span text:style-name="T40_127">constructed</text:span><text:span text:style-name="T40_128"><text:s/></text:span><text:span text:style-name="T40_129">taking</text:span><text:span text:style-name="T40_130"><text:s/></text:span><text:span text:style-name="T40_131">the</text:span><text:span text:style-name="T40_132"><text:s/></text:span><text:span text:style-name="T40_133">will</text:span><text:span text:style-name="T40_134"><text:s/></text:span><text:span text:style-name="T40_135">or</text:span><text:span text:style-name="T40_136"><text:s/></text:span><text:span text:style-name="T40_137">intention</text:span><text:span text:style-name="T40_138"><text:s/></text:span><text:span text:style-name="T40_139">of</text:span><text:span text:style-name="T40_140"><text:s/></text:span><text:span text:style-name="T40_141">the</text:span><text:span text:style-name="T40_142"><text:s/></text:span><text:span text:style-name="T40_143">user</text:span><text:span text:style-name="T40_144"><text:s/></text:span><text:span text:style-name="T40_145">as</text:span><text:span text:style-name="T40_146"><text:s/></text:span><text:span text:style-name="T40_147">an</text:span><text:span text:style-name="T40_148"><text:s/></text:span><text:span text:style-name="T40_149">agent</text:span><text:span text:style-name="T40_150"><text:s/></text:span><text:span text:style-name="T40_151">in</text:span><text:span text:style-name="T40_152"><text:s/></text:span><text:span text:style-name="T40_153">the</text:span><text:span text:style-name="T40_154"><text:s/></text:span><text:span text:style-name="T40_155">interactive</text:span><text:span text:style-name="T40_156"><text:s/></text:span><text:span text:style-name="T40_157">interface</text:span><text:span text:style-name="T40_158">.<text:s/></text:span><text:span text:style-name="T40_159">The</text:span><text:span text:style-name="T40_160"><text:s/></text:span><text:span text:style-name="T40_161">relatively</text:span><text:span text:style-name="T40_162"><text:s/></text:span><text:span text:style-name="T40_163">complex</text:span><text:span text:style-name="T40_164"><text:s/></text:span><text:span text:style-name="T40_165">but</text:span><text:span text:style-name="T40_166"><text:s/></text:span><text:span text:style-name="T40_167">speech</text:span><text:span text:style-name="T40_168"><text:s/></text:span><text:span text:style-name="T40_169">like</text:span><text:span text:style-name="T40_170"><text:s/></text:span><text:span text:style-name="T40_171">sounds</text:span><text:span text:style-name="T40_172"><text:s/></text:span><text:span text:style-name="T40_173">that</text:span><text:span text:style-name="T40_174"><text:s/></text:span><text:span text:style-name="T40_175">the</text:span><text:span text:style-name="T40_176"><text:s/></text:span><text:span text:style-name="T40_177">installation</text:span><text:span text:style-name="T40_178"><text:s/></text:span><text:span text:style-name="T40_179">is</text:span><text:span text:style-name="T40_180"><text:s/></text:span><text:span text:style-name="T40_181">generating</text:span><text:span text:style-name="T40_182"><text:s/></text:span><text:span text:style-name="T40_183">triggers</text:span><text:span text:style-name="T40_184"><text:s/></text:span><text:span text:style-name="T40_185">a</text:span><text:span text:style-name="T40_186"><text:s/></text:span><text:span text:style-name="T40_187">wish</text:span><text:span text:style-name="T40_188"><text:s/></text:span><text:span text:style-name="T40_189">to</text:span><text:span text:style-name="T40_190"><text:s/></text:span><text:span text:style-name="T40_191">understand</text:span><text:span text:style-name="T40_192"><text:s/></text:span><text:span text:style-name="T40_193">and</text:span><text:span text:style-name="T40_194"><text:s/></text:span><text:span text:style-name="T40_195">motivates</text:span><text:span text:style-name="T40_196"><text:s/></text:span><text:span text:style-name="T40_197">the</text:span><text:span text:style-name="T40_198"><text:s/></text:span><text:span text:style-name="T40_199">user</text:span><text:span text:style-name="T40_200"><text:s/></text:span><text:span text:style-name="T40_201">to</text:span><text:span text:style-name="T40_202"><text:s/></text:span><text:span text:style-name="T40_203">explore</text:span><text:span text:style-name="T40_204">.</text:span></text:p>
      <text:p text:style-name="P41"/>
      <text:p text:style-name="P42"><text:span text:style-name="T42_1">The</text:span><text:span text:style-name="T42_2"><text:s/></text:span><text:span text:style-name="T42_3">relations</text:span><text:span text:style-name="T42_4"><text:s/></text:span><text:span text:style-name="T42_5">between</text:span><text:span text:style-name="T42_6"><text:s/></text:span><text:span text:style-name="T42_7">freedom</text:span><text:span text:style-name="T42_8"><text:s/></text:span><text:span text:style-name="T42_9">and</text:span><text:span text:style-name="T42_10"><text:s/></text:span><text:span text:style-name="T42_11">constraint</text:span><text:span text:style-name="T42_12">,<text:s/></text:span><text:span text:style-name="T42_13">as</text:span><text:span text:style-name="T42_14"><text:s/></text:span><text:span text:style-name="T42_15">well</text:span><text:span text:style-name="T42_16"><text:s/></text:span><text:span text:style-name="T42_17">as</text:span><text:span text:style-name="T42_18"><text:s/></text:span><text:span text:style-name="T42_19">between</text:span><text:span text:style-name="T42_20"><text:s/></text:span><text:span text:style-name="T42_21">improvisation</text:span><text:span text:style-name="T42_22"><text:s/></text:span><text:span text:style-name="T42_23">and</text:span><text:span text:style-name="T42_24"><text:s/></text:span><text:span text:style-name="T42_25">composition</text:span><text:span text:style-name="T42_26"><text:s/></text:span><text:span text:style-name="T42_27">was</text:span><text:span text:style-name="T42_28"><text:s/></text:span><text:span text:style-name="T42_29">also</text:span><text:span text:style-name="T42_30"><text:s/></text:span><text:span text:style-name="T42_31">highlighted</text:span><text:span text:style-name="T42_32"><text:s/></text:span><text:span text:style-name="T42_33">in</text:span><text:span text:style-name="T42_34"><text:s/></text:span><text:span text:style-name="T42_35">the</text:span><text:span text:style-name="T42_36"><text:s/></text:span><text:span text:style-name="T42_37">conducted</text:span><text:span text:style-name="T42_38"><text:s/></text:span><text:span text:style-name="T42_39">performances</text:span><text:span text:style-name="T42_40"><text:s/></text:span><text:span text:style-name="T42_41">during</text:span><text:span text:style-name="T42_42"><text:s/></text:span><text:span text:style-name="T42_43">the</text:span><text:span text:style-name="T42_44"><text:s/></text:span><text:span text:style-name="T42_45">festival</text:span><text:span text:style-name="T42_46">:<text:s/></text:span><text:span text:style-name="T42_47">most</text:span><text:span text:style-name="T42_48"><text:s/></text:span><text:span text:style-name="T42_49">notably</text:span><text:span text:style-name="T42_50"><text:s/></text:span><text:span text:style-name="T42_51">in</text:span><text:span text:style-name="T42_52"><text:s/></text:span><text:span text:style-name="T42_53">the</text:span><text:span text:style-name="T42_54"><text:s/></text:span><text:span text:style-name="T42_55">rendering</text:span><text:span text:style-name="T42_56"><text:s/></text:span><text:span text:style-name="T42_57">of</text:span><text:span text:style-name="T42_58"><text:s/></text:span><text:span text:style-name="T42_59">parts</text:span><text:span text:style-name="T42_60"><text:s/></text:span><text:span text:style-name="T42_61">of</text:span><text:span text:style-name="T42_62"><text:s/></text:span><text:span text:style-name="T42_63">Cardew</text:span><text:span text:style-name="T42_64">’</text:span><text:span text:style-name="T42_65">s</text:span><text:span text:style-name="T42_66"><text:s/></text:span><text:span text:style-name="T42_67">Great</text:span><text:span text:style-name="T42_68"><text:s/></text:span><text:span text:style-name="T42_69">Learning</text:span><text:span text:style-name="T42_70">,<text:s/></text:span><text:span text:style-name="T42_71">directed</text:span><text:span text:style-name="T42_72"><text:s/></text:span><text:span text:style-name="T42_73">by</text:span><text:span text:style-name="T42_74"><text:s/></text:span><text:span text:style-name="T42_75">John</text:span><text:span text:style-name="T42_76"><text:s/></text:span><text:span text:style-name="T42_77">Tilbury</text:span><text:span text:style-name="T42_78">,<text:s/></text:span><text:span text:style-name="T42_79">as</text:span><text:span text:style-name="T42_80"><text:s/></text:span><text:span text:style-name="T42_81">well</text:span><text:span text:style-name="T42_82"><text:s/></text:span><text:span text:style-name="T42_83">as</text:span><text:span text:style-name="T42_84"><text:s/></text:span><text:span text:style-name="T42_85">in</text:span><text:span text:style-name="T42_86"><text:s/></text:span><text:span text:style-name="T42_87">the</text:span><text:span text:style-name="T42_88"><text:s/></text:span><text:span text:style-name="T42_89">performance</text:span><text:span text:style-name="T42_90"><text:s/></text:span><text:span text:style-name="T42_91">of</text:span><text:span text:style-name="T42_92"><text:s/></text:span><text:span text:style-name="T42_93">Gino</text:span><text:span text:style-name="T42_94"><text:s/></text:span><text:span text:style-name="T42_95">Robair</text:span><text:span text:style-name="T42_96">’</text:span><text:span text:style-name="T42_97">s</text:span><text:span text:style-name="T42_98"><text:s/></text:span><text:span text:style-name="T42_99">opera</text:span><text:span text:style-name="T42_100"><text:s/></text:span><text:span text:style-name="T42_101">I</text:span><text:span text:style-name="T42_102">,<text:s/></text:span><text:span text:style-name="T42_103">Norton</text:span><text:span text:style-name="T42_104"><text:s/></text:span><text:span text:style-name="T42_105">(</text:span><text:span text:style-name="T42_106">Section</text:span><text:span text:style-name="T42_107"><text:s/>4:2)</text:span><text:span text:style-name="T42_108"><text:s/></text:span><text:span text:style-name="T42_109">with</text:span><text:span text:style-name="T42_110"><text:s/></text:span><text:span text:style-name="T42_111">the</text:span><text:span text:style-name="T42_112"><text:s/></text:span><text:span text:style-name="T42_113">Swedish</text:span><text:span text:style-name="T42_114"><text:s/></text:span><text:span text:style-name="T42_115">group</text:span><text:span text:style-name="T42_116"><text:s/></text:span><text:span text:style-name="T42_117">Operaimprovisatörerna</text:span><text:span text:style-name="T42_118"><text:s/></text:span><text:span text:style-name="T42_119">and</text:span><text:span text:style-name="T42_120"><text:s/></text:span><text:span text:style-name="T42_121">in</text:span><text:span text:style-name="T42_122"><text:s/></text:span><text:span text:style-name="T42_123">the</text:span><text:span text:style-name="T42_124"><text:s/></text:span><text:span text:style-name="T42_125">concert</text:span><text:span text:style-name="T42_126"><text:s/></text:span><text:span text:style-name="T42_127">and</text:span><text:span text:style-name="T42_128"><text:s/></text:span><text:span text:style-name="T42_129">the</text:span><text:span text:style-name="T42_130"><text:s/></text:span><text:span text:style-name="T42_131">lab</text:span><text:span text:style-name="T42_132"><text:s/></text:span><text:span text:style-name="T42_133">session</text:span><text:span text:style-name="T42_134"><text:s/></text:span><text:span text:style-name="T42_135">with</text:span><text:span text:style-name="T42_136"><text:s/></text:span><text:span text:style-name="T42_137">different</text:span><text:span text:style-name="T42_138"><text:s/></text:span><text:span text:style-name="T42_139">versions</text:span><text:span text:style-name="T42_140"><text:s/></text:span><text:span text:style-name="T42_141">of</text:span><text:span text:style-name="T42_142"><text:s/></text:span><text:span text:style-name="T42_143">Ture</text:span><text:span text:style-name="T42_144"><text:s/></text:span><text:span text:style-name="T42_145">Larsen</text:span><text:span text:style-name="T42_146">’</text:span><text:span text:style-name="T42_147">s</text:span><text:span text:style-name="T42_148"><text:s/></text:span><text:span text:style-name="T42_149">Beslutningens</text:span><text:span text:style-name="T42_150"><text:s/></text:span><text:span text:style-name="T42_151">anatomi</text:span><text:span text:style-name="T42_152"><text:s/></text:span><text:span text:style-name="T42_153">with</text:span><text:span text:style-name="T42_154"><text:s/></text:span><text:span text:style-name="T42_155">Ensemble</text:span><text:span text:style-name="T42_156"><text:s/></text:span><text:span text:style-name="T42_157">Ars</text:span><text:span text:style-name="T42_158"><text:s/></text:span><text:span text:style-name="T42_159">Nova</text:span><text:span text:style-name="T42_160"><text:s/></text:span><text:span text:style-name="T42_161">and</text:span><text:span text:style-name="T42_162"><text:s/></text:span><text:span text:style-name="T42_163">guests</text:span><text:span text:style-name="T42_164"><text:s/></text:span><text:span text:style-name="T42_165">from</text:span><text:span text:style-name="T42_166"><text:s/></text:span><text:span text:style-name="T42_167">around</text:span><text:span text:style-name="T42_168"><text:s/></text:span><text:span text:style-name="T42_169">the</text:span><text:span text:style-name="T42_170"><text:s/></text:span><text:span text:style-name="T42_171">world</text:span><text:span text:style-name="T42_172">.<text:s/></text:span><text:span text:style-name="T42_173">The</text:span><text:span text:style-name="T42_174"><text:s/></text:span><text:span text:style-name="T42_175">difference</text:span><text:span text:style-name="T42_176"><text:s/></text:span><text:span text:style-name="T42_177">between</text:span><text:span text:style-name="T42_178"><text:s/></text:span><text:span text:style-name="T42_179">a</text:span><text:span text:style-name="T42_180"><text:s/></text:span><text:span text:style-name="T42_181">sign</text:span><text:span text:style-name="T42_182"><text:s/></text:span><text:span text:style-name="T42_183">inscribed</text:span><text:span text:style-name="T42_184"><text:s/></text:span><text:span text:style-name="T42_185">as</text:span><text:span text:style-name="T42_186"><text:s/></text:span><text:span text:style-name="T42_187">visual</text:span><text:span text:style-name="T42_188"><text:s/></text:span><text:span text:style-name="T42_189">gesture</text:span><text:span text:style-name="T42_190"><text:s/></text:span><text:span text:style-name="T42_191">in</text:span><text:span text:style-name="T42_192"><text:s/></text:span><text:span text:style-name="T42_193">space</text:span><text:span text:style-name="T42_194"><text:s/></text:span><text:span text:style-name="T42_195">and</text:span><text:span text:style-name="T42_196"><text:s/></text:span><text:span text:style-name="T42_197">as</text:span><text:span text:style-name="T42_198"><text:s/></text:span><text:span text:style-name="T42_199">written</text:span><text:span text:style-name="T42_200"><text:s/></text:span><text:span text:style-name="T42_201">text</text:span><text:span text:style-name="T42_202"><text:s/></text:span><text:span text:style-name="T42_203">is</text:span><text:span text:style-name="T42_204"><text:s/></text:span><text:span text:style-name="T42_205">questioned</text:span><text:span text:style-name="T42_206">,<text:s/></text:span><text:span text:style-name="T42_207">while</text:span><text:span text:style-name="T42_208"><text:s/></text:span><text:span text:style-name="T42_209">a</text:span><text:span text:style-name="T42_210"><text:s/></text:span><text:span text:style-name="T42_211">different</text:span><text:span text:style-name="T42_212"><text:s/></text:span><text:span text:style-name="T42_213">question</text:span><text:span text:style-name="T42_214"><text:s/></text:span><text:span text:style-name="T42_215">also</text:span><text:span text:style-name="T42_216"><text:s/></text:span></text:p>
      <text:p text:style-name="P43"/>
      <text:p text:style-name="P44"><text:span text:style-name="T44_1">In</text:span><text:span text:style-name="T44_2"><text:s/></text:span><text:span text:style-name="T44_3">the</text:span><text:span text:style-name="T44_4"><text:s/></text:span><text:span text:style-name="T44_5">on</text:span><text:span text:style-name="T44_6">-</text:span><text:span text:style-name="T44_7">going</text:span><text:span text:style-name="T44_8"><text:s/></text:span><text:span text:style-name="T44_9">discussion</text:span><text:span text:style-name="T44_10"><text:s/></text:span><text:span text:style-name="T44_11">on</text:span><text:span text:style-name="T44_12"><text:s/></text:span><text:span text:style-name="T44_13">methods</text:span><text:span text:style-name="T44_14"><text:s/></text:span><text:span text:style-name="T44_15">for</text:span><text:span text:style-name="T44_16"><text:s/></text:span><text:span text:style-name="T44_17">artistic</text:span><text:span text:style-name="T44_18"><text:s/></text:span><text:span text:style-name="T44_19">research</text:span><text:span text:style-name="T44_20"><text:s/></text:span><text:span text:style-name="T44_21">Karin</text:span><text:span text:style-name="T44_22"><text:s/></text:span><text:span text:style-name="T44_23">Johansson</text:span><text:span text:style-name="T44_24"><text:s/></text:span><text:span text:style-name="T44_25">has</text:span><text:span text:style-name="T44_26"><text:s/></text:span><text:span text:style-name="T44_27">experimented</text:span><text:span text:style-name="T44_28"><text:s/></text:span><text:span text:style-name="T44_29">with</text:span><text:span text:style-name="T44_30"><text:s/></text:span><text:span text:style-name="T44_31">auto</text:span><text:span text:style-name="T44_32">-</text:span><text:span text:style-name="T44_33">ethnographic</text:span><text:span text:style-name="T44_34"><text:s/></text:span><text:span text:style-name="T44_35">processes</text:span><text:span text:style-name="T44_36">:<text:s/>“</text:span><text:span text:style-name="T44_37">auto</text:span><text:span text:style-name="T44_38">-</text:span><text:span text:style-name="T44_39">ethnographic</text:span><text:span text:style-name="T44_40"><text:s/></text:span><text:span text:style-name="T44_41">case</text:span><text:span text:style-name="T44_42"><text:s/></text:span><text:span text:style-name="T44_43">study</text:span><text:span text:style-name="T44_44"><text:s/></text:span><text:span text:style-name="T44_45">with</text:span><text:span text:style-name="T44_46"><text:s/></text:span><text:span text:style-name="T44_47">the</text:span><text:span text:style-name="T44_48"><text:s/></text:span><text:span text:style-name="T44_49">aim</text:span><text:span text:style-name="T44_50"><text:s/></text:span><text:span text:style-name="T44_51">of</text:span><text:span text:style-name="T44_52"><text:s/></text:span><text:span text:style-name="T44_53">obtaining</text:span><text:span text:style-name="T44_54"><text:s/></text:span><text:span text:style-name="T44_55">a</text:span><text:span text:style-name="T44_56"><text:s/></text:span><text:span text:style-name="T44_57">close</text:span><text:span text:style-name="T44_58">-</text:span><text:span text:style-name="T44_59">up</text:span><text:span text:style-name="T44_60"><text:s/></text:span><text:span text:style-name="T44_61">picture</text:span><text:span text:style-name="T44_62"><text:s/></text:span><text:span text:style-name="T44_63">of</text:span><text:span text:style-name="T44_64"><text:s/></text:span><text:span text:style-name="T44_65">how</text:span><text:span text:style-name="T44_66"><text:s/></text:span><text:span text:style-name="T44_67">I</text:span><text:span text:style-name="T44_68"><text:s/></text:span><text:span text:style-name="T44_69">in</text:span><text:span text:style-name="T44_70"><text:s/></text:span><text:span text:style-name="T44_71">my</text:span><text:span text:style-name="T44_72"><text:s/></text:span><text:span text:style-name="T44_73">musical</text:span><text:span text:style-name="T44_74"><text:s/></text:span><text:span text:style-name="T44_75">practice</text:span><text:span text:style-name="T44_76"><text:s/></text:span><text:span text:style-name="T44_77">related</text:span><text:span text:style-name="T44_78"><text:s/></text:span><text:span text:style-name="T44_79">to</text:span><text:span text:style-name="T44_80"><text:s/></text:span><text:span text:style-name="T44_81">the</text:span><text:span text:style-name="T44_82"><text:s/></text:span><text:span text:style-name="T44_83">expansive</text:span><text:span text:style-name="T44_84"><text:s/></text:span><text:span text:style-name="T44_85">approach</text:span><text:span text:style-name="T44_86">”<text:s/>(</text:span><text:span text:style-name="T44_87">Section</text:span><text:span text:style-name="T44_88"><text:s/>1:4)<text:s/></text:span><text:span text:style-name="T44_89">Although</text:span><text:span text:style-name="T44_90"><text:s/></text:span><text:span text:style-name="T44_91">most</text:span><text:span text:style-name="T44_92"><text:s/></text:span><text:span text:style-name="T44_93">artistic</text:span><text:span text:style-name="T44_94"><text:s/></text:span><text:span text:style-name="T44_95">research</text:span><text:span text:style-name="T44_96"><text:s/></text:span><text:span text:style-name="T44_97">projects</text:span><text:span text:style-name="T44_98"><text:s/></text:span><text:span text:style-name="T44_99">has</text:span><text:span text:style-name="T44_100"><text:s/></text:span><text:span text:style-name="T44_101">probably</text:span><text:span text:style-name="T44_102"><text:s/></text:span><text:span text:style-name="T44_103">dealt</text:span><text:span text:style-name="T44_104"><text:s/></text:span><text:span text:style-name="T44_105">with</text:span><text:span text:style-name="T44_106"><text:s/></text:span><text:span text:style-name="T44_107">some</text:span><text:span text:style-name="T44_108"><text:s/></text:span><text:span text:style-name="T44_109">form</text:span><text:span text:style-name="T44_110"><text:s/></text:span><text:span text:style-name="T44_111">of</text:span><text:span text:style-name="T44_112"><text:s/></text:span><text:span text:style-name="T44_113">auto</text:span><text:span text:style-name="T44_114">-</text:span><text:span text:style-name="T44_115">ethnography</text:span><text:span text:style-name="T44_116">,<text:s/></text:span><text:span text:style-name="T44_117">albeit</text:span><text:span text:style-name="T44_118"><text:s/></text:span><text:span text:style-name="T44_119">without</text:span><text:span text:style-name="T44_120"><text:s/></text:span><text:span text:style-name="T44_121">calling</text:span><text:span text:style-name="T44_122"><text:s/></text:span><text:span text:style-name="T44_123">it</text:span><text:span text:style-name="T44_124"><text:s/></text:span><text:span text:style-name="T44_125">thus</text:span><text:span text:style-name="T44_126">,<text:s/></text:span><text:span text:style-name="T44_127">Karin</text:span><text:span text:style-name="T44_128">’</text:span><text:span text:style-name="T44_129">s</text:span><text:span text:style-name="T44_130"><text:s/></text:span><text:span text:style-name="T44_131">recollection</text:span><text:span text:style-name="T44_132"><text:s/></text:span><text:span text:style-name="T44_133">of</text:span><text:span text:style-name="T44_134"><text:s/></text:span><text:span text:style-name="T44_135">her</text:span><text:span text:style-name="T44_136"><text:s/></text:span><text:span text:style-name="T44_137">failed</text:span><text:span text:style-name="T44_138"><text:s/></text:span><text:span text:style-name="T44_139">attempts</text:span><text:span text:style-name="T44_140"><text:s/></text:span><text:span text:style-name="T44_141">to</text:span><text:span text:style-name="T44_142"><text:s/></text:span><text:span text:style-name="T44_143">interview</text:span><text:span text:style-name="T44_144"><text:s/></text:span><text:span text:style-name="T44_145">herself</text:span><text:span text:style-name="T44_146"><text:s/></text:span><text:span text:style-name="T44_147">puts</text:span><text:span text:style-name="T44_148"><text:s/></text:span><text:span text:style-name="T44_149">the</text:span><text:span text:style-name="T44_150"><text:s/></text:span><text:span text:style-name="T44_151">focus</text:span><text:span text:style-name="T44_152"><text:s/></text:span><text:span text:style-name="T44_153">on</text:span><text:span text:style-name="T44_154"><text:s/></text:span><text:span text:style-name="T44_155">the</text:span><text:span text:style-name="T44_156"><text:s/></text:span><text:span text:style-name="T44_157">difficulty</text:span><text:span text:style-name="T44_158"><text:s/></text:span><text:span text:style-name="T44_159">of</text:span><text:span text:style-name="T44_160"><text:s/></text:span><text:span text:style-name="T44_161">the</text:span><text:span text:style-name="T44_162"><text:s/></text:span><text:span text:style-name="T44_163">issue</text:span><text:span text:style-name="T44_164"><text:s/></text:span><text:span text:style-name="T44_165">of</text:span><text:span text:style-name="T44_166"><text:s/></text:span><text:span text:style-name="T44_167">method</text:span><text:span text:style-name="T44_168">.</text:span></text:p>
      <text:p text:style-name="P45"/>
      <text:p text:style-name="P46"><text:span text:style-name="T46_1">However</text:span><text:span text:style-name="T46_2">,<text:s/></text:span><text:span text:style-name="T46_3">the</text:span><text:span text:style-name="T46_4"><text:s/>’</text:span><text:span text:style-name="T46_5">failure</text:span><text:span text:style-name="T46_6">’<text:s/></text:span><text:span text:style-name="T46_7">with</text:span><text:span text:style-name="T46_8"><text:s/></text:span><text:span text:style-name="T46_9">the</text:span><text:span text:style-name="T46_10"><text:s/></text:span><text:span text:style-name="T46_11">self</text:span><text:span text:style-name="T46_12">-</text:span><text:span text:style-name="T46_13">interview</text:span><text:span text:style-name="T46_14"><text:s/></text:span><text:span text:style-name="T46_15">led</text:span><text:span text:style-name="T46_16"><text:s/></text:span><text:span text:style-name="T46_17">to</text:span><text:span text:style-name="T46_18"><text:s/></text:span><text:span text:style-name="T46_19">a</text:span><text:span text:style-name="T46_20"><text:s/></text:span><text:span text:style-name="T46_21">further</text:span><text:span text:style-name="T46_22"><text:s/></text:span><text:span text:style-name="T46_23">discovery</text:span><text:span text:style-name="T46_24"><text:s/></text:span><text:span text:style-name="T46_25">of</text:span><text:span text:style-name="T46_26"><text:s/></text:span><text:span text:style-name="T46_27">what</text:span><text:span text:style-name="T46_28"><text:s/></text:span><text:span text:style-name="T46_29">she</text:span><text:span text:style-name="T46_30"><text:s/></text:span><text:span text:style-name="T46_31">came</text:span><text:span text:style-name="T46_32"><text:s/></text:span><text:span text:style-name="T46_33">to</text:span><text:span text:style-name="T46_34"><text:s/></text:span><text:span text:style-name="T46_35">call</text:span><text:span text:style-name="T46_36"><text:s/>’</text:span><text:span text:style-name="T46_37">The</text:span><text:span text:style-name="T46_38"><text:s/></text:span><text:span text:style-name="T46_39">Pit</text:span><text:span text:style-name="T46_40">’,<text:s/></text:span><text:span text:style-name="T46_41">a</text:span><text:span text:style-name="T46_42"><text:s/></text:span><text:span text:style-name="T46_43">state</text:span><text:span text:style-name="T46_44"><text:s/></text:span><text:span text:style-name="T46_45">of</text:span><text:span text:style-name="T46_46"><text:s/></text:span><text:span text:style-name="T46_47">artistic</text:span><text:span text:style-name="T46_48"><text:s/></text:span><text:span text:style-name="T46_49">practice</text:span><text:span text:style-name="T46_50"><text:s/></text:span><text:span text:style-name="T46_51">when</text:span><text:span text:style-name="T46_52"><text:s/></text:span><text:span text:style-name="T46_53">the</text:span><text:span text:style-name="T46_54"><text:s/></text:span><text:span text:style-name="T46_55">subjective</text:span><text:span text:style-name="T46_56"><text:s/></text:span><text:span text:style-name="T46_57">sense</text:span><text:span text:style-name="T46_58"><text:s/></text:span><text:span text:style-name="T46_59">of</text:span><text:span text:style-name="T46_60"><text:s/></text:span><text:span text:style-name="T46_61">the</text:span><text:span text:style-name="T46_62"><text:s/></text:span><text:span text:style-name="T46_63">ongoing</text:span><text:span text:style-name="T46_64"><text:s/></text:span><text:span text:style-name="T46_65">work</text:span><text:span text:style-name="T46_66"><text:s/></text:span><text:span text:style-name="T46_67">is</text:span><text:span text:style-name="T46_68"><text:s/></text:span><text:span text:style-name="T46_69">highly</text:span><text:span text:style-name="T46_70"><text:s/></text:span><text:span text:style-name="T46_71">negative</text:span><text:span text:style-name="T46_72">.<text:s/></text:span><text:span text:style-name="T46_73">She</text:span><text:span text:style-name="T46_74"><text:s/></text:span><text:span text:style-name="T46_75">claims</text:span><text:span text:style-name="T46_76"><text:s/></text:span><text:span text:style-name="T46_77">that</text:span><text:span text:style-name="T46_78"><text:s/></text:span><text:span text:style-name="T46_79">some</text:span><text:span text:style-name="T46_80"><text:s/></text:span><text:span text:style-name="T46_81">of</text:span><text:span text:style-name="T46_82"><text:s/></text:span><text:span text:style-name="T46_83">the</text:span><text:span text:style-name="T46_84"><text:s/></text:span><text:span text:style-name="T46_85">most</text:span><text:span text:style-name="T46_86"><text:s/></text:span><text:span text:style-name="T46_87">creative</text:span><text:span text:style-name="T46_88"><text:s/></text:span><text:span text:style-name="T46_89">moments</text:span><text:span text:style-name="T46_90"><text:s/></text:span><text:span text:style-name="T46_91">in</text:span><text:span text:style-name="T46_92"><text:s/></text:span><text:span text:style-name="T46_93">the</text:span><text:span text:style-name="T46_94"><text:s/></text:span><text:span text:style-name="T46_95">course</text:span><text:span text:style-name="T46_96"><text:s/></text:span><text:span text:style-name="T46_97">of</text:span><text:span text:style-name="T46_98"><text:s/></text:span><text:span text:style-name="T46_99">this</text:span><text:span text:style-name="T46_100"><text:s/></text:span><text:span text:style-name="T46_101">collaborative</text:span><text:span text:style-name="T46_102"><text:s/></text:span><text:span text:style-name="T46_103">research</text:span><text:span text:style-name="T46_104"><text:s/></text:span><text:span text:style-name="T46_105">project</text:span><text:span text:style-name="T46_106"><text:s/></text:span><text:span text:style-name="T46_107">were</text:span><text:span text:style-name="T46_108"><text:s/></text:span><text:span text:style-name="T46_109">characterised</text:span><text:span text:style-name="T46_110"><text:s/></text:span><text:span text:style-name="T46_111">by</text:span><text:span text:style-name="T46_112"><text:s/></text:span><text:span text:style-name="T46_113">such</text:span><text:span text:style-name="T46_114"><text:s/></text:span><text:span text:style-name="T46_115">feelings</text:span><text:span text:style-name="T46_116"><text:s/></text:span><text:span text:style-name="T46_117">of</text:span><text:span text:style-name="T46_118"><text:s/></text:span><text:span text:style-name="T46_119">vulnerability</text:span><text:span text:style-name="T46_120"><text:s/></text:span><text:span text:style-name="T46_121">and</text:span><text:span text:style-name="T46_122"><text:s/></text:span><text:span text:style-name="T46_123">insecurity</text:span><text:span text:style-name="T46_124"><text:s/></text:span><text:span text:style-name="T46_125">that</text:span><text:span text:style-name="T46_126"><text:s/></text:span><text:span text:style-name="T46_127">can</text:span><text:span text:style-name="T46_128"><text:s/></text:span><text:span text:style-name="T46_129">be</text:span><text:span text:style-name="T46_130"><text:s/></text:span><text:span text:style-name="T46_131">understood</text:span><text:span text:style-name="T46_132"><text:s/></text:span><text:span text:style-name="T46_133">as</text:span><text:span text:style-name="T46_134"><text:s/></text:span><text:span text:style-name="T46_135">signals</text:span><text:span text:style-name="T46_136"><text:s/></text:span><text:span text:style-name="T46_137">approaching</text:span><text:span text:style-name="T46_138"><text:s/></text:span><text:span text:style-name="T46_139">the</text:span><text:span text:style-name="T46_140"><text:s/></text:span><text:span text:style-name="T46_141">outer</text:span><text:span text:style-name="T46_142"><text:s/></text:span><text:span text:style-name="T46_143">limits</text:span><text:span text:style-name="T46_144"><text:s/></text:span><text:span text:style-name="T46_145">of</text:span><text:span text:style-name="T46_146"><text:s/></text:span><text:span text:style-name="T46_147">ones</text:span><text:span text:style-name="T46_148"><text:s/></text:span><text:span text:style-name="T46_149">comfort</text:span><text:span text:style-name="T46_150"><text:s/></text:span><text:span text:style-name="T46_151">zone</text:span><text:span text:style-name="T46_152">.<text:s/></text:span><text:span text:style-name="T46_153">This</text:span><text:span text:style-name="T46_154"><text:s/></text:span><text:span text:style-name="T46_155">of</text:span><text:span text:style-name="T46_156"><text:s/></text:span><text:span text:style-name="T46_157">course</text:span><text:span text:style-name="T46_158"><text:s/></text:span><text:span text:style-name="T46_159">has</text:span><text:span text:style-name="T46_160"><text:s/></text:span><text:span text:style-name="T46_161">a</text:span><text:span text:style-name="T46_162"><text:s/></text:span><text:span text:style-name="T46_163">strong</text:span><text:span text:style-name="T46_164"><text:s/></text:span><text:span text:style-name="T46_165">bearing</text:span><text:span text:style-name="T46_166"><text:s/></text:span><text:span text:style-name="T46_167">on</text:span><text:span text:style-name="T46_168"><text:s/></text:span><text:span text:style-name="T46_169">the</text:span><text:span text:style-name="T46_170"><text:s/></text:span><text:span text:style-name="T46_171">topic</text:span><text:span text:style-name="T46_172"><text:s/></text:span><text:span text:style-name="T46_173">of</text:span><text:span text:style-name="T46_174"><text:s/></text:span><text:span text:style-name="T46_175">group</text:span><text:span text:style-name="T46_176"><text:s/></text:span><text:span text:style-name="T46_177">interaction</text:span><text:span text:style-name="T46_178">,<text:s/></text:span><text:span text:style-name="T46_179">pointing</text:span><text:span text:style-name="T46_180"><text:s/></text:span><text:span text:style-name="T46_181">beyond</text:span><text:span text:style-name="T46_182"><text:s/></text:span><text:span text:style-name="T46_183">a</text:span><text:span text:style-name="T46_184"><text:s/></text:span><text:span text:style-name="T46_185">strife</text:span><text:span text:style-name="T46_186"><text:s/></text:span><text:span text:style-name="T46_187">for</text:span><text:span text:style-name="T46_188"><text:s/></text:span><text:span text:style-name="T46_189">mutual</text:span><text:span text:style-name="T46_190"><text:s/></text:span><text:span text:style-name="T46_191">agreement</text:span><text:span text:style-name="T46_192"><text:s/></text:span><text:span text:style-name="T46_193">and</text:span><text:span text:style-name="T46_194"><text:s/></text:span><text:span text:style-name="T46_195">a</text:span><text:span text:style-name="T46_196"><text:s/></text:span><text:span text:style-name="T46_197">search</text:span><text:span text:style-name="T46_198"><text:s/></text:span><text:span text:style-name="T46_199">for</text:span><text:span text:style-name="T46_200"><text:s/></text:span><text:span text:style-name="T46_201">flow</text:span><text:span text:style-name="T46_202"><text:s/></text:span><text:span text:style-name="T46_203">in</text:span><text:span text:style-name="T46_204"><text:s/></text:span><text:span text:style-name="T46_205">the</text:span><text:span text:style-name="T46_206"><text:s/></text:span><text:span text:style-name="T46_207">interaction</text:span><text:span text:style-name="T46_208">.</text:span></text:p>
      <text:p text:style-name="P47"/>
      <text:p text:style-name="P48"><text:span text:style-name="T48_1">Gaelyn</text:span><text:span text:style-name="T48_2"><text:s/></text:span><text:span text:style-name="T48_3">and</text:span><text:span text:style-name="T48_4"><text:s/></text:span><text:span text:style-name="T48_5">Gustavo</text:span><text:span text:style-name="T48_6"><text:s/></text:span><text:span text:style-name="T48_7">Aguilar</text:span><text:span text:style-name="T48_8"><text:s/></text:span><text:span text:style-name="T48_9">describes</text:span><text:span text:style-name="T48_10"><text:s/></text:span><text:span text:style-name="T48_11">a</text:span><text:span text:style-name="T48_12"><text:s/></text:span><text:span text:style-name="T48_13">related</text:span><text:span text:style-name="T48_14"><text:s/></text:span><text:span text:style-name="T48_15">but</text:span><text:span text:style-name="T48_16"><text:s/></text:span><text:span text:style-name="T48_17">somewhat</text:span><text:span text:style-name="T48_18"><text:s/></text:span><text:span text:style-name="T48_19">reversed</text:span><text:span text:style-name="T48_20"><text:s/></text:span><text:span text:style-name="T48_21">approach</text:span><text:span text:style-name="T48_22"><text:s/></text:span><text:span text:style-name="T48_23">in</text:span><text:span text:style-name="T48_24"><text:s/></text:span><text:span text:style-name="T48_25">one</text:span><text:span text:style-name="T48_26"><text:s/></text:span><text:span text:style-name="T48_27">of</text:span><text:span text:style-name="T48_28"><text:s/></text:span><text:span text:style-name="T48_29">the</text:span><text:span text:style-name="T48_30"><text:s/></text:span><text:span text:style-name="T48_31">early</text:span><text:span text:style-name="T48_32"><text:s/></text:span><text:span text:style-name="T48_33">projects</text:span><text:span text:style-name="T48_34"><text:s/></text:span><text:span text:style-name="T48_35">carried</text:span><text:span text:style-name="T48_36"><text:s/></text:span><text:span text:style-name="T48_37">out</text:span><text:span text:style-name="T48_38"><text:s/></text:span><text:span text:style-name="T48_39">by</text:span><text:span text:style-name="T48_40"><text:s/></text:span><text:span text:style-name="T48_41">the</text:span><text:span text:style-name="T48_42"><text:s/></text:span><text:span text:style-name="T48_43">Tug</text:span><text:span text:style-name="T48_44"><text:s/></text:span><text:span text:style-name="T48_45">Collective</text:span><text:span text:style-name="T48_46">.<text:s/></text:span><text:span text:style-name="T48_47">Defined</text:span><text:span text:style-name="T48_48"><text:s/></text:span><text:span text:style-name="T48_49">as</text:span><text:span text:style-name="T48_50"><text:s/></text:span><text:span text:style-name="T48_51">a</text:span><text:span text:style-name="T48_52"><text:s/></text:span><text:span text:style-name="T48_53">performative</text:span><text:span text:style-name="T48_54"><text:s/></text:span><text:span text:style-name="T48_55">ethnography</text:span><text:span text:style-name="T48_56">,<text:s/></text:span><text:span text:style-name="T48_57">Ah</text:span><text:span text:style-name="T48_58">,<text:s/></text:span><text:span text:style-name="T48_59">Raza</text:span><text:span text:style-name="T48_60">!<text:s/></text:span><text:span text:style-name="T48_61">The</text:span><text:span text:style-name="T48_62"><text:s/></text:span><text:span text:style-name="T48_63">Making</text:span><text:span text:style-name="T48_64"><text:s/></text:span><text:span text:style-name="T48_65">of</text:span><text:span text:style-name="T48_66"><text:s/></text:span><text:span text:style-name="T48_67">an</text:span><text:span text:style-name="T48_68"><text:s/></text:span><text:span text:style-name="T48_69">American</text:span><text:span text:style-name="T48_70"><text:s/></text:span><text:span text:style-name="T48_71">Artist</text:span><text:span text:style-name="T48_72"><text:s/></text:span><text:span text:style-name="T48_73">uses</text:span><text:span text:style-name="T48_74"><text:s/></text:span><text:span text:style-name="T48_75">the</text:span><text:span text:style-name="T48_76"><text:s/></text:span><text:span text:style-name="T48_77">theory</text:span><text:span text:style-name="T48_78"><text:s/></text:span><text:span text:style-name="T48_79">and</text:span><text:span text:style-name="T48_80"><text:s/></text:span><text:span text:style-name="T48_81">methodology</text:span><text:span text:style-name="T48_82"><text:s/></text:span><text:span text:style-name="T48_83">of</text:span><text:span text:style-name="T48_84"><text:s/></text:span><text:span text:style-name="T48_85">improvisation</text:span><text:span text:style-name="T48_86"><text:s/>“</text:span><text:span text:style-name="T48_87">to</text:span><text:span text:style-name="T48_88"><text:s/></text:span><text:span text:style-name="T48_89">encourage</text:span><text:span text:style-name="T48_90"><text:s/></text:span><text:span text:style-name="T48_91">dialogue</text:span><text:span text:style-name="T48_92"><text:s/></text:span><text:span text:style-name="T48_93">and</text:span><text:span text:style-name="T48_94"><text:s/></text:span><text:span text:style-name="T48_95">action</text:span><text:span text:style-name="T48_96"><text:s/></text:span><text:span text:style-name="T48_97">that</text:span><text:span text:style-name="T48_98"><text:s/></text:span><text:span text:style-name="T48_99">will</text:span><text:span text:style-name="T48_100"><text:s/></text:span><text:span text:style-name="T48_101">seed</text:span><text:span text:style-name="T48_102"><text:s/></text:span><text:span text:style-name="T48_103">and</text:span><text:span text:style-name="T48_104"><text:s/></text:span><text:span text:style-name="T48_105">extend</text:span><text:span text:style-name="T48_106"><text:s/></text:span><text:span text:style-name="T48_107">deeper</text:span><text:span text:style-name="T48_108"><text:s/></text:span><text:span text:style-name="T48_109">readings</text:span><text:span text:style-name="T48_110"><text:s/></text:span><text:span text:style-name="T48_111">of</text:span><text:span text:style-name="T48_112"><text:s/></text:span><text:span text:style-name="T48_113">these</text:span><text:span text:style-name="T48_114"><text:s/></text:span><text:span text:style-name="T48_115">themes</text:span><text:span text:style-name="T48_116"><text:s/></text:span><text:span text:style-name="T48_117">of</text:span><text:span text:style-name="T48_118"><text:s/></text:span><text:span text:style-name="T48_119">recuperation</text:span><text:span text:style-name="T48_120"><text:s/></text:span><text:span text:style-name="T48_121">and</text:span><text:span text:style-name="T48_122"><text:s/></text:span><text:span text:style-name="T48_123">expansion</text:span><text:span text:style-name="T48_124"><text:s/>[...]<text:s/></text:span><text:span text:style-name="T48_125">that</text:span><text:span text:style-name="T48_126"><text:s/></text:span><text:span text:style-name="T48_127">people</text:span><text:span text:style-name="T48_128"><text:s/></text:span><text:span text:style-name="T48_129">along</text:span><text:span text:style-name="T48_130"><text:s/></text:span><text:span text:style-name="T48_131">the</text:span><text:span text:style-name="T48_132"><text:s/></text:span><text:span text:style-name="T48_133">U</text:span><text:span text:style-name="T48_134">.</text:span><text:span text:style-name="T48_135">S</text:span><text:span text:style-name="T48_136">./</text:span><text:span text:style-name="T48_137">México</text:span><text:span text:style-name="T48_138"><text:s/></text:span><text:span text:style-name="T48_139">border</text:span><text:span text:style-name="T48_140"><text:s/></text:span><text:span text:style-name="T48_141">are</text:span><text:span text:style-name="T48_142"><text:s/></text:span><text:span text:style-name="T48_143">immersed</text:span><text:span text:style-name="T48_144"><text:s/></text:span><text:span text:style-name="T48_145">in</text:span><text:span text:style-name="T48_146">”</text:span><text:span text:style-name="T48_147"><text:s/></text:span><text:span text:style-name="T48_148">(</text:span><text:span text:style-name="T48_149">Section</text:span><text:span text:style-name="T48_150"><text:s/>2:1).<text:s/></text:span><text:span text:style-name="T48_151">Improvisation</text:span><text:span text:style-name="T48_152"><text:s/></text:span><text:span text:style-name="T48_153">is</text:span><text:span text:style-name="T48_154"><text:s/></text:span><text:span text:style-name="T48_155">the</text:span><text:span text:style-name="T48_156"><text:s/>“</text:span><text:span text:style-name="T48_157">crucial</text:span><text:span text:style-name="T48_158"><text:s/></text:span><text:span text:style-name="T48_159">unifying</text:span><text:span text:style-name="T48_160"><text:s/></text:span><text:span text:style-name="T48_161">component</text:span><text:span text:style-name="T48_162">”<text:s/></text:span><text:span text:style-name="T48_163">as</text:span><text:span text:style-name="T48_164"><text:s/></text:span><text:span text:style-name="T48_165">much</text:span><text:span text:style-name="T48_166"><text:s/></text:span><text:span text:style-name="T48_167">as</text:span><text:span text:style-name="T48_168"><text:s/></text:span><text:span text:style-name="T48_169">a</text:span><text:span text:style-name="T48_170"><text:s/>“</text:span><text:span text:style-name="T48_171">critical</text:span><text:span text:style-name="T48_172"><text:s/></text:span><text:span text:style-name="T48_173">compositional</text:span><text:span text:style-name="T48_174"><text:s/></text:span><text:span text:style-name="T48_175">element</text:span><text:span text:style-name="T48_176">”<text:s/></text:span><text:span text:style-name="T48_177">and</text:span><text:span text:style-name="T48_178"><text:s/></text:span><text:span text:style-name="T48_179">it</text:span><text:span text:style-name="T48_180"><text:s/></text:span><text:span text:style-name="T48_181">is</text:span><text:span text:style-name="T48_182"><text:s/></text:span><text:span text:style-name="T48_183">rooted</text:span><text:span text:style-name="T48_184"><text:s/></text:span><text:span text:style-name="T48_185">in</text:span><text:span text:style-name="T48_186"><text:s/></text:span><text:span text:style-name="T48_187">the</text:span><text:span text:style-name="T48_188"><text:s/></text:span><text:span text:style-name="T48_189">listening</text:span><text:span text:style-name="T48_190"><text:s/></text:span><text:span text:style-name="T48_191">self</text:span><text:span text:style-name="T48_192">.<text:s/></text:span><text:span text:style-name="T48_193">The</text:span><text:span text:style-name="T48_194"><text:s/></text:span><text:span text:style-name="T48_195">collaborative</text:span><text:span text:style-name="T48_196"><text:s/></text:span><text:span text:style-name="T48_197">practice</text:span><text:span text:style-name="T48_198"><text:s/></text:span><text:span text:style-name="T48_199">of</text:span><text:span text:style-name="T48_200"><text:s/></text:span><text:span text:style-name="T48_201">Tug</text:span><text:span text:style-name="T48_202"><text:s/></text:span><text:span text:style-name="T48_203">shows</text:span><text:span text:style-name="T48_204"><text:s/></text:span><text:span text:style-name="T48_205">us</text:span><text:span text:style-name="T48_206"><text:s/></text:span><text:span text:style-name="T48_207">that</text:span><text:span text:style-name="T48_208"><text:s/></text:span><text:span text:style-name="T48_209">the</text:span><text:span text:style-name="T48_210"><text:s/></text:span><text:span text:style-name="T48_211">impact</text:span><text:span text:style-name="T48_212"><text:s/></text:span><text:span text:style-name="T48_213">of</text:span><text:span text:style-name="T48_214"><text:s/></text:span><text:span text:style-name="T48_215">improvisation</text:span><text:span text:style-name="T48_216"><text:s/></text:span><text:span text:style-name="T48_217">is</text:span><text:span text:style-name="T48_218"><text:s/></text:span><text:span text:style-name="T48_219">not</text:span><text:span text:style-name="T48_220"><text:s/></text:span><text:span text:style-name="T48_221">limited</text:span><text:span text:style-name="T48_222"><text:s/></text:span><text:span text:style-name="T48_223">to</text:span><text:span text:style-name="T48_224"><text:s/></text:span><text:span text:style-name="T48_225">well</text:span><text:span text:style-name="T48_226"><text:s/></text:span><text:span text:style-name="T48_227">defined</text:span><text:span text:style-name="T48_228"><text:s/></text:span><text:span text:style-name="T48_229">formations</text:span><text:span text:style-name="T48_230"><text:s/></text:span><text:span text:style-name="T48_231">as</text:span><text:span text:style-name="T48_232"><text:s/></text:span><text:span text:style-name="T48_233">audiences</text:span><text:span text:style-name="T48_234"><text:s/></text:span><text:span text:style-name="T48_235">and</text:span><text:span text:style-name="T48_236"><text:s/></text:span><text:span text:style-name="T48_237">groups</text:span><text:span text:style-name="T48_238">,<text:s/></text:span><text:span text:style-name="T48_239">but</text:span><text:span text:style-name="T48_240"><text:s/></text:span><text:span text:style-name="T48_241">may</text:span><text:span text:style-name="T48_242"><text:s/></text:span><text:span text:style-name="T48_243">well</text:span><text:span text:style-name="T48_244"><text:s/></text:span><text:span text:style-name="T48_245">be</text:span><text:span text:style-name="T48_246"><text:s/></text:span><text:span text:style-name="T48_247">free</text:span><text:span text:style-name="T48_248">-</text:span><text:span text:style-name="T48_249">range</text:span><text:span text:style-name="T48_250">,<text:s/></text:span><text:span text:style-name="T48_251">open</text:span><text:span text:style-name="T48_252"><text:s/></text:span><text:span text:style-name="T48_253">and</text:span><text:span text:style-name="T48_254"><text:s/></text:span><text:span text:style-name="T48_255">non</text:span><text:span text:style-name="T48_256">-</text:span><text:span text:style-name="T48_257">hierarchical</text:span><text:span text:style-name="T48_258"><text:s/>(</text:span><text:span text:style-name="T48_259">ibid</text:span><text:span text:style-name="T48_260">).</text:span><text:bookmark-start text:name="id.80f60de808d6"/><text:bookmark-end text:name="id.80f60de808d6"/></text:p>
      <text:h text:style-name="P49" text:outline-level="10"><text:bookmark-start text:name="h.t5r83015w661"/><text:bookmark-end text:name="h.t5r83015w661"/><text:span text:style-name="T49_1">(</text:span><text:span text:style-name="T49_2">Re</text:span><text:span text:style-name="T49_3">)</text:span><text:span text:style-name="T49_4">thinking</text:span><text:span text:style-name="T49_5"><text:s/></text:span><text:span text:style-name="T49_6">composition</text:span><text:span text:style-name="T49_7"><text:s/></text:span><text:span text:style-name="T49_8">and</text:span><text:span text:style-name="T49_9"><text:s/></text:span><text:span text:style-name="T49_10">interpretation</text:span></text:h>
      <text:p text:style-name="P50"><text:span text:style-name="T50_1">The</text:span><text:span text:style-name="T50_2"><text:s/></text:span><text:span text:style-name="T50_3">recurring</text:span><text:span text:style-name="T50_4"><text:s/></text:span><text:span text:style-name="T50_5">question</text:span><text:span text:style-name="T50_6"><text:s/></text:span><text:span text:style-name="T50_7">of</text:span><text:span text:style-name="T50_8"><text:s/></text:span><text:span text:style-name="T50_9">the</text:span><text:span text:style-name="T50_10"><text:s/></text:span><text:span text:style-name="T50_11">relation</text:span><text:span text:style-name="T50_12"><text:s/></text:span><text:span text:style-name="T50_13">between</text:span><text:span text:style-name="T50_14"><text:s/></text:span><text:span text:style-name="T50_15">the</text:span><text:span text:style-name="T50_16"><text:s/></text:span><text:span text:style-name="T50_17">practices</text:span><text:span text:style-name="T50_18"><text:s/></text:span><text:span text:style-name="T50_19">of</text:span><text:span text:style-name="T50_20"><text:s/></text:span><text:span text:style-name="T50_21">composition</text:span><text:span text:style-name="T50_22"><text:s/></text:span><text:span text:style-name="T50_23">and</text:span><text:span text:style-name="T50_24"><text:s/></text:span><text:span text:style-name="T50_25">improvisation</text:span><text:span text:style-name="T50_26"><text:s/></text:span><text:span text:style-name="T50_27">tends</text:span><text:span text:style-name="T50_28"><text:s/></text:span><text:span text:style-name="T50_29">to</text:span><text:span text:style-name="T50_30"><text:s/></text:span><text:span text:style-name="T50_31">evoke</text:span><text:span text:style-name="T50_32"><text:s/></text:span><text:span text:style-name="T50_33">discussions</text:span><text:span text:style-name="T50_34"><text:s/></text:span><text:span text:style-name="T50_35">of</text:span><text:span text:style-name="T50_36"><text:s/></text:span><text:span text:style-name="T50_37">definition</text:span><text:span text:style-name="T50_38"><text:s/></text:span><text:span text:style-name="T50_39">and</text:span><text:span text:style-name="T50_40"><text:s/></text:span><text:span text:style-name="T50_41">demarcations</text:span><text:span text:style-name="T50_42">.<text:s/></text:span><text:span text:style-name="T50_43">A</text:span><text:span text:style-name="T50_44"><text:s/></text:span><text:span text:style-name="T50_45">starting</text:span><text:span text:style-name="T50_46"><text:s/></text:span><text:span text:style-name="T50_47">point</text:span><text:span text:style-name="T50_48"><text:s/></text:span><text:span text:style-name="T50_49">when</text:span><text:span text:style-name="T50_50"><text:s/></text:span><text:span text:style-name="T50_51">designing</text:span><text:span text:style-name="T50_52"><text:s/></text:span><text:span text:style-name="T50_53">the</text:span><text:span text:style-name="T50_54"><text:s/></text:span><text:span text:style-name="T50_55">sessions</text:span><text:span text:style-name="T50_56"><text:s/></text:span><text:span text:style-name="T50_57">in</text:span><text:span text:style-name="T50_58"><text:s/></text:span><text:span text:style-name="T50_59">this</text:span><text:span text:style-name="T50_60"><text:s/></text:span><text:span text:style-name="T50_61">event</text:span><text:span text:style-name="T50_62"><text:s/></text:span><text:span text:style-name="T50_63">was</text:span><text:span text:style-name="T50_64"><text:s/></text:span><text:span text:style-name="T50_65">the</text:span><text:span text:style-name="T50_66"><text:s/></text:span><text:span text:style-name="T50_67">conviction</text:span><text:span text:style-name="T50_68"><text:s/></text:span><text:span text:style-name="T50_69">that</text:span><text:span text:style-name="T50_70"><text:s/></text:span><text:span text:style-name="T50_71">the</text:span><text:span text:style-name="T50_72"><text:s/></text:span><text:span text:style-name="T50_73">socially</text:span><text:span text:style-name="T50_74"><text:s/></text:span><text:span text:style-name="T50_75">constructed</text:span><text:span text:style-name="T50_76"><text:s/></text:span><text:span text:style-name="T50_77">understandings</text:span><text:span text:style-name="T50_78"><text:s/></text:span><text:span text:style-name="T50_79">of</text:span><text:span text:style-name="T50_80"><text:s/></text:span><text:span text:style-name="T50_81">these</text:span><text:span text:style-name="T50_82"><text:s/></text:span><text:span text:style-name="T50_83">concepts</text:span><text:span text:style-name="T50_84"><text:s/></text:span><text:span text:style-name="T50_85">are</text:span><text:span text:style-name="T50_86"><text:s/></text:span><text:span text:style-name="T50_87">highly</text:span><text:span text:style-name="T50_88"><text:s/></text:span><text:span text:style-name="T50_89">diverse</text:span><text:span text:style-name="T50_90"><text:s/></text:span><text:span text:style-name="T50_91">in</text:span><text:span text:style-name="T50_92"><text:s/></text:span><text:span text:style-name="T50_93">different</text:span><text:span text:style-name="T50_94"><text:s/></text:span><text:span text:style-name="T50_95">cultures</text:span><text:span text:style-name="T50_96">.<text:s/></text:span><text:span text:style-name="T50_97">Local</text:span><text:span text:style-name="T50_98"><text:s/></text:span><text:span text:style-name="T50_99">definitions</text:span><text:span text:style-name="T50_100"><text:s/></text:span><text:span text:style-name="T50_101">of</text:span><text:span text:style-name="T50_102"><text:s/></text:span><text:span text:style-name="T50_103">these</text:span><text:span text:style-name="T50_104"><text:s/></text:span><text:span text:style-name="T50_105">entities</text:span><text:span text:style-name="T50_106"><text:s/></text:span><text:span text:style-name="T50_107">must</text:span><text:span text:style-name="T50_108"><text:s/></text:span><text:span text:style-name="T50_109">then</text:span><text:span text:style-name="T50_110"><text:s/></text:span><text:span text:style-name="T50_111">be</text:span><text:span text:style-name="T50_112"><text:s/></text:span><text:span text:style-name="T50_113">understood</text:span><text:span text:style-name="T50_114"><text:s/></text:span><text:span text:style-name="T50_115">as</text:span><text:span text:style-name="T50_116"><text:s/></text:span><text:span text:style-name="T50_117">provisional</text:span><text:span text:style-name="T50_118"><text:s/></text:span><text:span text:style-name="T50_119">and</text:span><text:span text:style-name="T50_120"><text:s/></text:span><text:span text:style-name="T50_121">certainly</text:span><text:span text:style-name="T50_122"><text:s/></text:span><text:span text:style-name="T50_123">not</text:span><text:span text:style-name="T50_124"><text:s/></text:span><text:span text:style-name="T50_125">as</text:span><text:span text:style-name="T50_126"><text:s/></text:span><text:span text:style-name="T50_127">absolutes</text:span><text:span text:style-name="T50_128">.<text:s/></text:span><text:span text:style-name="T50_129">Sandeep</text:span><text:span text:style-name="T50_130"><text:s/></text:span><text:span text:style-name="T50_131">Bagwaati</text:span><text:span text:style-name="T50_132"><text:s/></text:span><text:span text:style-name="T50_133">argues</text:span><text:span text:style-name="T50_134"><text:s/></text:span><text:span text:style-name="T50_135">along</text:span><text:span text:style-name="T50_136"><text:s/></text:span><text:span text:style-name="T50_137">the</text:span><text:span text:style-name="T50_138"><text:s/></text:span><text:span text:style-name="T50_139">same</text:span><text:span text:style-name="T50_140"><text:s/></text:span><text:span text:style-name="T50_141">lines</text:span><text:span text:style-name="T50_142"><text:s/></text:span><text:span text:style-name="T50_143">for</text:span><text:span text:style-name="T50_144"><text:s/></text:span><text:span text:style-name="T50_145">a</text:span><text:span text:style-name="T50_146"><text:s/></text:span><text:span text:style-name="T50_147">fluid</text:span><text:span text:style-name="T50_148"><text:s/></text:span><text:span text:style-name="T50_149">conception</text:span><text:span text:style-name="T50_150"><text:s/></text:span><text:span text:style-name="T50_151">of</text:span><text:span text:style-name="T50_152"><text:s/></text:span><text:span text:style-name="T50_153">improvisation</text:span><text:span text:style-name="T50_154"><text:s/></text:span><text:span text:style-name="T50_155">and</text:span><text:span text:style-name="T50_156"><text:s/></text:span><text:span text:style-name="T50_157">composition</text:span><text:span text:style-name="T50_158">:</text:span></text:p>
      <text:p text:style-name="P51"/>
      <text:p text:style-name="P52"><text:span text:style-name="T52_1">In</text:span><text:span text:style-name="T52_2"><text:s/></text:span><text:span text:style-name="T52_3">practice</text:span><text:span text:style-name="T52_4">,<text:s/></text:span><text:span text:style-name="T52_5">scores</text:span><text:span text:style-name="T52_6"><text:s/></text:span><text:span text:style-name="T52_7">define</text:span><text:span text:style-name="T52_8"><text:s/></text:span><text:span text:style-name="T52_9">what</text:span><text:span text:style-name="T52_10"><text:s/></text:span><text:span text:style-name="T52_11">is</text:span><text:span text:style-name="T52_12"><text:s/></text:span><text:span text:style-name="T52_13">considered</text:span><text:span text:style-name="T52_14"><text:s/></text:span><text:span text:style-name="T52_15">context</text:span><text:span text:style-name="T52_16">-</text:span><text:span text:style-name="T52_17">independent</text:span><text:span text:style-name="T52_18"><text:s/></text:span><text:span text:style-name="T52_19">by</text:span><text:span text:style-name="T52_20"><text:s/></text:span><text:span text:style-name="T52_21">the</text:span><text:span text:style-name="T52_22"><text:s/></text:span><text:span text:style-name="T52_23">composer</text:span><text:span text:style-name="T52_24"><text:s/></text:span><text:span text:style-name="T52_25">or</text:span><text:span text:style-name="T52_26"><text:s/></text:span><text:span text:style-name="T52_27">by</text:span><text:span text:style-name="T52_28"><text:s/></text:span><text:span text:style-name="T52_29">a</text:span><text:span text:style-name="T52_30"><text:s/></text:span><text:span text:style-name="T52_31">certain</text:span><text:span text:style-name="T52_32"><text:s/></text:span><text:span text:style-name="T52_33">cultural</text:span><text:span text:style-name="T52_34"><text:s/></text:span><text:span text:style-name="T52_35">tradition</text:span><text:span text:style-name="T52_36">.<text:s/></text:span><text:span text:style-name="T52_37">No</text:span><text:span text:style-name="T52_38"><text:s/></text:span><text:span text:style-name="T52_39">score</text:span><text:span text:style-name="T52_40"><text:s/></text:span><text:span text:style-name="T52_41">will</text:span><text:span text:style-name="T52_42"><text:s/></text:span><text:span text:style-name="T52_43">thus</text:span><text:span text:style-name="T52_44"><text:s/></text:span><text:span text:style-name="T52_45">ever</text:span><text:span text:style-name="T52_46"><text:s/></text:span><text:span text:style-name="T52_47">totally</text:span><text:span text:style-name="T52_48"><text:s/></text:span><text:span text:style-name="T52_49">determine</text:span><text:span text:style-name="T52_50"><text:s/></text:span><text:span text:style-name="T52_51">all</text:span><text:span text:style-name="T52_52"><text:s/></text:span><text:span text:style-name="T52_53">aspects</text:span><text:span text:style-name="T52_54"><text:s/></text:span><text:span text:style-name="T52_55">of</text:span><text:span text:style-name="T52_56"><text:s/></text:span><text:span text:style-name="T52_57">a</text:span><text:span text:style-name="T52_58"><text:s/></text:span><text:span text:style-name="T52_59">musical</text:span><text:span text:style-name="T52_60"><text:s/></text:span><text:span text:style-name="T52_61">performance</text:span><text:span text:style-name="T52_62">:<text:s/></text:span><text:span text:style-name="T52_63">some</text:span><text:span text:style-name="T52_64"><text:s/></text:span><text:span text:style-name="T52_65">elements</text:span><text:span text:style-name="T52_66"><text:s/></text:span><text:span text:style-name="T52_67">of</text:span><text:span text:style-name="T52_68"><text:s/></text:span><text:span text:style-name="T52_69">music</text:span><text:span text:style-name="T52_70"><text:s/></text:span><text:span text:style-name="T52_71">making</text:span><text:span text:style-name="T52_72"><text:s/></text:span><text:span text:style-name="T52_73">will</text:span><text:span text:style-name="T52_74"><text:s/></text:span><text:span text:style-name="T52_75">always</text:span><text:span text:style-name="T52_76"><text:s/></text:span><text:span text:style-name="T52_77">be</text:span><text:span text:style-name="T52_78"><text:s/></text:span><text:span text:style-name="T52_79">contingent</text:span><text:span text:style-name="T52_80"><text:s/>-<text:s/></text:span><text:span text:style-name="T52_81">and</text:span><text:span text:style-name="T52_82"><text:s/></text:span><text:span text:style-name="T52_83">thus</text:span><text:span text:style-name="T52_84"><text:s/></text:span><text:span text:style-name="T52_85">improvised</text:span><text:span text:style-name="T52_86">.<text:s/>(</text:span><text:span text:style-name="T52_87">Section</text:span><text:span text:style-name="T52_88"><text:s/>3:1))</text:span></text:p>
      <text:p text:style-name="P53"/>
      <text:p text:style-name="P54"><text:span text:style-name="T54_1">Further</text:span><text:span text:style-name="T54_2">,<text:s/></text:span><text:span text:style-name="T54_3">and</text:span><text:span text:style-name="T54_4"><text:s/></text:span><text:span text:style-name="T54_5">this</text:span><text:span text:style-name="T54_6"><text:s/></text:span><text:span text:style-name="T54_7">was</text:span><text:span text:style-name="T54_8"><text:s/></text:span><text:span text:style-name="T54_9">the</text:span><text:span text:style-name="T54_10"><text:s/></text:span><text:span text:style-name="T54_11">logic</text:span><text:span text:style-name="T54_12"><text:s/></text:span><text:span text:style-name="T54_13">behind</text:span><text:span text:style-name="T54_14"><text:s/></text:span><text:span text:style-name="T54_15">the</text:span><text:span text:style-name="T54_16"><text:s/></text:span><text:span text:style-name="T54_17">notion</text:span><text:span text:style-name="T54_18"><text:s/></text:span><text:span text:style-name="T54_19">of</text:span><text:span text:style-name="T54_20"><text:s/></text:span><text:span text:style-name="T54_21">rethinking</text:span><text:span text:style-name="T54_22"><text:s/></text:span><text:span text:style-name="T54_23">composition</text:span><text:span text:style-name="T54_24"><text:s/></text:span><text:span text:style-name="T54_25">and</text:span><text:span text:style-name="T54_26"><text:s/></text:span><text:span text:style-name="T54_27">musical</text:span><text:span text:style-name="T54_28"><text:s/></text:span><text:span text:style-name="T54_29">interpretation</text:span><text:span text:style-name="T54_30">,<text:s/></text:span><text:span text:style-name="T54_31">it</text:span><text:span text:style-name="T54_32"><text:s/></text:span><text:span text:style-name="T54_33">was</text:span><text:span text:style-name="T54_34"><text:s/></text:span><text:span text:style-name="T54_35">assumed</text:span><text:span text:style-name="T54_36"><text:s/></text:span><text:span text:style-name="T54_37">that</text:span><text:span text:style-name="T54_38"><text:s/></text:span><text:span text:style-name="T54_39">the</text:span><text:span text:style-name="T54_40"><text:s/></text:span><text:span text:style-name="T54_41">function</text:span><text:span text:style-name="T54_42"><text:s/></text:span><text:span text:style-name="T54_43">of</text:span><text:span text:style-name="T54_44"><text:s/></text:span><text:span text:style-name="T54_45">interpretation</text:span><text:span text:style-name="T54_46"><text:s/></text:span><text:span text:style-name="T54_47">may</text:span><text:span text:style-name="T54_48"><text:s/></text:span><text:span text:style-name="T54_49">be</text:span><text:span text:style-name="T54_50"><text:s/></text:span><text:span text:style-name="T54_51">understood</text:span><text:span text:style-name="T54_52"><text:s/></text:span><text:span text:style-name="T54_53">differently</text:span><text:span text:style-name="T54_54"><text:s/></text:span><text:span text:style-name="T54_55">than</text:span><text:span text:style-name="T54_56"><text:s/></text:span><text:span text:style-name="T54_57">as</text:span><text:span text:style-name="T54_58"><text:s/></text:span><text:span text:style-name="T54_59">expressed</text:span><text:span text:style-name="T54_60"><text:s/></text:span><text:span text:style-name="T54_61">in</text:span><text:span text:style-name="T54_62"><text:s/></text:span><text:span text:style-name="T54_63">the</text:span><text:span text:style-name="T54_64"><text:s/></text:span><text:span text:style-name="T54_65">common</text:span><text:span text:style-name="T54_66"><text:s/></text:span><text:span text:style-name="T54_67">usage</text:span><text:span text:style-name="T54_68"><text:s/></text:span><text:span text:style-name="T54_69">of</text:span><text:span text:style-name="T54_70"><text:s/></text:span><text:span text:style-name="T54_71">the</text:span><text:span text:style-name="T54_72"><text:s/></text:span><text:span text:style-name="T54_73">term</text:span><text:span text:style-name="T54_74"><text:s/></text:span><text:span text:style-name="T54_75">as</text:span><text:span text:style-name="T54_76"><text:s/></text:span><text:span text:style-name="T54_77">a</text:span><text:span text:style-name="T54_78"><text:s/></text:span><text:span text:style-name="T54_79">performance</text:span><text:span text:style-name="T54_80"><text:s/></text:span><text:span text:style-name="T54_81">of</text:span><text:span text:style-name="T54_82"><text:s/></text:span><text:span text:style-name="T54_83">a</text:span><text:span text:style-name="T54_84"><text:s/></text:span><text:span text:style-name="T54_85">score</text:span><text:span text:style-name="T54_86">-</text:span><text:span text:style-name="T54_87">based</text:span><text:span text:style-name="T54_88"><text:s/></text:span><text:span text:style-name="T54_89">work</text:span><text:span text:style-name="T54_90">,<text:s/></text:span><text:span text:style-name="T54_91">or</text:span><text:span text:style-name="T54_92"><text:s/></text:span><text:span text:style-name="T54_93">for</text:span><text:span text:style-name="T54_94"><text:s/></text:span><text:span text:style-name="T54_95">that</text:span><text:span text:style-name="T54_96"><text:s/></text:span><text:span text:style-name="T54_97">matter</text:span><text:span text:style-name="T54_98">,<text:s/></text:span><text:span text:style-name="T54_99">the</text:span><text:span text:style-name="T54_100"><text:s/></text:span><text:span text:style-name="T54_101">making</text:span><text:span text:style-name="T54_102"><text:s/></text:span><text:span text:style-name="T54_103">of</text:span><text:span text:style-name="T54_104"><text:s/></text:span><text:span text:style-name="T54_105">an</text:span><text:span text:style-name="T54_106"><text:s/></text:span><text:span text:style-name="T54_107">analytical</text:span><text:span text:style-name="T54_108"><text:s/></text:span><text:span text:style-name="T54_109">interpretation</text:span><text:span text:style-name="T54_110"><text:s/></text:span><text:span text:style-name="T54_111">of</text:span><text:span text:style-name="T54_112"><text:s/></text:span><text:span text:style-name="T54_113">such</text:span><text:span text:style-name="T54_114"><text:s/></text:span><text:span text:style-name="T54_115">a</text:span><text:span text:style-name="T54_116"><text:s/></text:span><text:span text:style-name="T54_117">work</text:span><text:span text:style-name="T54_118"><text:s/>(</text:span><text:span text:style-name="T54_119">Levinson</text:span><text:span text:style-name="T54_120">,1993;<text:s/></text:span><text:span text:style-name="T54_121">Östersjö</text:span><text:span text:style-name="T54_122">,<text:s/>2008).<text:s/></text:span></text:p>
      <text:p text:style-name="P55"/>
      <text:p text:style-name="P56"><text:span text:style-name="T56_1">Karin</text:span><text:span text:style-name="T56_2"><text:s/></text:span><text:span text:style-name="T56_3">Johanson</text:span><text:span text:style-name="T56_4"><text:s/>(</text:span><text:span text:style-name="T56_5">Section</text:span><text:span text:style-name="T56_6"><text:s/>1:4)<text:s/></text:span><text:span text:style-name="T56_7">discusses</text:span><text:span text:style-name="T56_8"><text:s/></text:span><text:span text:style-name="T56_9">how</text:span><text:span text:style-name="T56_10"><text:s/></text:span><text:span text:style-name="T56_11">organists</text:span><text:span text:style-name="T56_12"><text:s/></text:span><text:span text:style-name="T56_13">leaning</text:span><text:span text:style-name="T56_14"><text:s/></text:span><text:span text:style-name="T56_15">on</text:span><text:span text:style-name="T56_16"><text:s/></text:span><text:span text:style-name="T56_17">the</text:span><text:span text:style-name="T56_18"><text:s/></text:span><text:span text:style-name="T56_19">liturgical</text:span><text:span text:style-name="T56_20"><text:s/></text:span><text:span text:style-name="T56_21">tradition</text:span><text:span text:style-name="T56_22"><text:s/></text:span><text:span text:style-name="T56_23">are</text:span><text:span text:style-name="T56_24"><text:s/></text:span><text:span text:style-name="T56_25">part</text:span><text:span text:style-name="T56_26"><text:s/></text:span><text:span text:style-name="T56_27">of</text:span><text:span text:style-name="T56_28"><text:s/></text:span><text:span text:style-name="T56_29">a</text:span><text:span text:style-name="T56_30"><text:s/></text:span><text:span text:style-name="T56_31">pre</text:span><text:span text:style-name="T56_32">-</text:span><text:span text:style-name="T56_33">modern</text:span><text:span text:style-name="T56_34"><text:s/></text:span><text:span text:style-name="T56_35">conception</text:span><text:span text:style-name="T56_36"><text:s/></text:span><text:span text:style-name="T56_37">of</text:span><text:span text:style-name="T56_38"><text:s/></text:span><text:span text:style-name="T56_39">the</text:span><text:span text:style-name="T56_40"><text:s/></text:span><text:span text:style-name="T56_41">musician</text:span><text:span text:style-name="T56_42">’</text:span><text:span text:style-name="T56_43">s</text:span><text:span text:style-name="T56_44"><text:s/></text:span><text:span text:style-name="T56_45">labour</text:span><text:span text:style-name="T56_46">.<text:s/></text:span><text:span text:style-name="T56_47">Rather</text:span><text:span text:style-name="T56_48"><text:s/></text:span><text:span text:style-name="T56_49">than</text:span><text:span text:style-name="T56_50"><text:s/></text:span><text:span text:style-name="T56_51">emphasizing</text:span><text:span text:style-name="T56_52"><text:s/></text:span><text:span text:style-name="T56_53">originality</text:span><text:span text:style-name="T56_54"><text:s/></text:span><text:span text:style-name="T56_55">they</text:span><text:span text:style-name="T56_56"><text:s/>’</text:span><text:span text:style-name="T56_57">adopt</text:span><text:span text:style-name="T56_58"><text:s/></text:span><text:span text:style-name="T56_59">the</text:span><text:span text:style-name="T56_60"><text:s/></text:span><text:span text:style-name="T56_61">given</text:span><text:span text:style-name="T56_62"><text:s/></text:span><text:span text:style-name="T56_63">system</text:span><text:span text:style-name="T56_64">,<text:s/></text:span><text:span text:style-name="T56_65">adapt</text:span><text:span text:style-name="T56_66"><text:s/></text:span><text:span text:style-name="T56_67">to</text:span><text:span text:style-name="T56_68"><text:s/></text:span><text:span text:style-name="T56_69">it</text:span><text:span text:style-name="T56_70"><text:s/></text:span><text:span text:style-name="T56_71">and</text:span><text:span text:style-name="T56_72"><text:s/></text:span><text:span text:style-name="T56_73">perhaps</text:span><text:span text:style-name="T56_74"><text:s/></text:span><text:span text:style-name="T56_75">develop</text:span><text:span text:style-name="T56_76"><text:s/></text:span><text:span text:style-name="T56_77">it</text:span><text:span text:style-name="T56_78">.<text:s/></text:span><text:span text:style-name="T56_79">Notions</text:span><text:span text:style-name="T56_80"><text:s/></text:span><text:span text:style-name="T56_81">of</text:span><text:span text:style-name="T56_82"><text:s/></text:span><text:span text:style-name="T56_83">copyright</text:span><text:span text:style-name="T56_84"><text:s/></text:span><text:span text:style-name="T56_85">or</text:span><text:span text:style-name="T56_86"><text:s/></text:span><text:span text:style-name="T56_87">musical</text:span><text:span text:style-name="T56_88"><text:s/></text:span><text:span text:style-name="T56_89">ownership</text:span><text:span text:style-name="T56_90"><text:s/></text:span><text:span text:style-name="T56_91">do</text:span><text:span text:style-name="T56_92"><text:s/></text:span><text:span text:style-name="T56_93">not</text:span><text:span text:style-name="T56_94"><text:s/></text:span><text:span text:style-name="T56_95">exist</text:span><text:span text:style-name="T56_96">.<text:s/></text:span><text:span text:style-name="T56_97">Musicians</text:span><text:span text:style-name="T56_98"><text:s/></text:span><text:span text:style-name="T56_99">in</text:span><text:span text:style-name="T56_100"><text:s/></text:span><text:span text:style-name="T56_101">pre</text:span><text:span text:style-name="T56_102">-</text:span><text:span text:style-name="T56_103">capitalistic</text:span><text:span text:style-name="T56_104"><text:s/></text:span><text:span text:style-name="T56_105">times</text:span><text:span text:style-name="T56_106"><text:s/></text:span><text:span text:style-name="T56_107">did</text:span><text:span text:style-name="T56_108"><text:s/></text:span><text:span text:style-name="T56_109">not</text:span><text:span text:style-name="T56_110"><text:s/></text:span><text:span text:style-name="T56_111">own</text:span><text:span text:style-name="T56_112"><text:s/></text:span><text:span text:style-name="T56_113">their</text:span><text:span text:style-name="T56_114"><text:s/></text:span><text:span text:style-name="T56_115">compositions</text:span><text:span text:style-name="T56_116"><text:s/></text:span><text:span text:style-name="T56_117">and</text:span><text:span text:style-name="T56_118"><text:s/></text:span><text:span text:style-name="T56_119">musical</text:span><text:span text:style-name="T56_120"><text:s/></text:span><text:span text:style-name="T56_121">works</text:span><text:span text:style-name="T56_122"><text:s/></text:span><text:span text:style-name="T56_123">were</text:span><text:span text:style-name="T56_124"><text:s/></text:span><text:span text:style-name="T56_125">not</text:span><text:span text:style-name="T56_126"><text:s/></text:span><text:span text:style-name="T56_127">seen</text:span><text:span text:style-name="T56_128"><text:s/></text:span><text:span text:style-name="T56_129">as</text:span><text:span text:style-name="T56_130"><text:s/></text:span><text:span text:style-name="T56_131">having</text:span><text:span text:style-name="T56_132"><text:s/></text:span><text:span text:style-name="T56_133">legal</text:span><text:span text:style-name="T56_134"><text:s/></text:span><text:span text:style-name="T56_135">identities</text:span><text:span text:style-name="T56_136">.’<text:s/></text:span><text:span text:style-name="T56_137">Hence</text:span><text:span text:style-name="T56_138">,<text:s/></text:span><text:span text:style-name="T56_139">musical</text:span><text:span text:style-name="T56_140"><text:s/></text:span><text:span text:style-name="T56_141">production</text:span><text:span text:style-name="T56_142"><text:s/></text:span><text:span text:style-name="T56_143">within</text:span><text:span text:style-name="T56_144"><text:s/></text:span><text:span text:style-name="T56_145">this</text:span><text:span text:style-name="T56_146"><text:s/></text:span><text:span text:style-name="T56_147">discourse</text:span><text:span text:style-name="T56_148"><text:s/></text:span><text:span text:style-name="T56_149">relates</text:span><text:span text:style-name="T56_150"><text:s/></text:span><text:span text:style-name="T56_151">differently</text:span><text:span text:style-name="T56_152"><text:s/></text:span><text:span text:style-name="T56_153">to</text:span><text:span text:style-name="T56_154"><text:s/></text:span><text:span text:style-name="T56_155">the</text:span><text:span text:style-name="T56_156"><text:s/></text:span><text:span text:style-name="T56_157">notion</text:span><text:span text:style-name="T56_158"><text:s/></text:span><text:span text:style-name="T56_159">of</text:span><text:span text:style-name="T56_160"><text:s/></text:span><text:span text:style-name="T56_161">the</text:span><text:span text:style-name="T56_162"><text:s/></text:span><text:span text:style-name="T56_163">musical</text:span><text:span text:style-name="T56_164"><text:s/></text:span><text:span text:style-name="T56_165">work</text:span><text:span text:style-name="T56_166">.</text:span></text:p>
      <text:p text:style-name="P57"/>
      <text:p text:style-name="P58"><text:span text:style-name="T58_1">Musical</text:span><text:span text:style-name="T58_2"><text:s/></text:span><text:span text:style-name="T58_3">notation</text:span><text:span text:style-name="T58_4"><text:s/></text:span><text:span text:style-name="T58_5">has</text:span><text:span text:style-name="T58_6"><text:s/></text:span><text:span text:style-name="T58_7">been</text:span><text:span text:style-name="T58_8"><text:s/></text:span><text:span text:style-name="T58_9">used</text:span><text:span text:style-name="T58_10"><text:s/></text:span><text:span text:style-name="T58_11">for</text:span><text:span text:style-name="T58_12"><text:s/></text:span><text:span text:style-name="T58_13">many</text:span><text:span text:style-name="T58_14"><text:s/></text:span><text:span text:style-name="T58_15">different</text:span><text:span text:style-name="T58_16"><text:s/></text:span><text:span text:style-name="T58_17">purposes</text:span><text:span text:style-name="T58_18"><text:s/></text:span><text:span text:style-name="T58_19">over</text:span><text:span text:style-name="T58_20"><text:s/></text:span><text:span text:style-name="T58_21">time</text:span><text:span text:style-name="T58_22"><text:s/></text:span><text:span text:style-name="T58_23">and</text:span><text:span text:style-name="T58_24"><text:s/></text:span><text:span text:style-name="T58_25">throughout</text:span><text:span text:style-name="T58_26"><text:s/></text:span><text:span text:style-name="T58_27">different</text:span><text:span text:style-name="T58_28"><text:s/></text:span><text:span text:style-name="T58_29">cultures</text:span><text:span text:style-name="T58_30">,<text:s/></text:span><text:span text:style-name="T58_31">creating</text:span><text:span text:style-name="T58_32"><text:s/></text:span><text:span text:style-name="T58_33">manifold</text:span><text:span text:style-name="T58_34"><text:s/></text:span><text:span text:style-name="T58_35">interrelations</text:span><text:span text:style-name="T58_36"><text:s/></text:span><text:span text:style-name="T58_37">between</text:span><text:span text:style-name="T58_38"><text:s/></text:span><text:span text:style-name="T58_39">the</text:span><text:span text:style-name="T58_40"><text:s/></text:span><text:span text:style-name="T58_41">act</text:span><text:span text:style-name="T58_42"><text:s/></text:span><text:span text:style-name="T58_43">of</text:span><text:span text:style-name="T58_44"><text:s/></text:span><text:span text:style-name="T58_45">performance</text:span><text:span text:style-name="T58_46"><text:s/></text:span><text:span text:style-name="T58_47">and</text:span><text:span text:style-name="T58_48"><text:s/></text:span><text:span text:style-name="T58_49">the</text:span><text:span text:style-name="T58_50"><text:s/></text:span><text:span text:style-name="T58_51">score</text:span><text:span text:style-name="T58_52"><text:s/>(</text:span><text:span text:style-name="T58_53">Butt</text:span><text:span text:style-name="T58_54">,<text:s/>2002).<text:s/></text:span><text:span text:style-name="T58_55">In</text:span><text:span text:style-name="T58_56"><text:s/></text:span><text:span text:style-name="T58_57">Western</text:span><text:span text:style-name="T58_58"><text:s/></text:span><text:span text:style-name="T58_59">culture</text:span><text:span text:style-name="T58_60">,<text:s/></text:span><text:span text:style-name="T58_61">we</text:span><text:span text:style-name="T58_62"><text:s/></text:span><text:span text:style-name="T58_63">have</text:span><text:span text:style-name="T58_64"><text:s/></text:span><text:span text:style-name="T58_65">had</text:span><text:span text:style-name="T58_66"><text:s/></text:span><text:span text:style-name="T58_67">a</text:span><text:span text:style-name="T58_68"><text:s/></text:span><text:span text:style-name="T58_69">strong</text:span><text:span text:style-name="T58_70"><text:s/></text:span><text:span text:style-name="T58_71">bent</text:span><text:span text:style-name="T58_72"><text:s/></text:span><text:span text:style-name="T58_73">towards</text:span><text:span text:style-name="T58_74"><text:s/></text:span><text:span text:style-name="T58_75">thinking</text:span><text:span text:style-name="T58_76"><text:s/></text:span><text:span text:style-name="T58_77">of</text:span><text:span text:style-name="T58_78"><text:s/></text:span><text:span text:style-name="T58_79">performances</text:span><text:span text:style-name="T58_80"><text:s/></text:span><text:span text:style-name="T58_81">as</text:span><text:span text:style-name="T58_82"><text:s/></text:span><text:span text:style-name="T58_83">interpretations</text:span><text:span text:style-name="T58_84"><text:s/></text:span><text:span text:style-name="T58_85">of</text:span><text:span text:style-name="T58_86"><text:s/></text:span><text:span text:style-name="T58_87">a</text:span><text:span text:style-name="T58_88"><text:s/></text:span><text:span text:style-name="T58_89">work</text:span><text:span text:style-name="T58_90">.<text:s/></text:span><text:span text:style-name="T58_91">But</text:span><text:span text:style-name="T58_92"><text:s/></text:span><text:span text:style-name="T58_93">can</text:span><text:span text:style-name="T58_94"><text:s/></text:span><text:span text:style-name="T58_95">the</text:span><text:span text:style-name="T58_96"><text:s/></text:span><text:span text:style-name="T58_97">opposite</text:span><text:span text:style-name="T58_98"><text:s/></text:span><text:span text:style-name="T58_99">also</text:span><text:span text:style-name="T58_100"><text:s/></text:span><text:span text:style-name="T58_101">be</text:span><text:span text:style-name="T58_102"><text:s/></text:span><text:span text:style-name="T58_103">the</text:span><text:span text:style-name="T58_104"><text:s/></text:span><text:span text:style-name="T58_105">case</text:span><text:span text:style-name="T58_106">?<text:s/></text:span><text:span text:style-name="T58_107">Can</text:span><text:span text:style-name="T58_108"><text:s/></text:span><text:span text:style-name="T58_109">a</text:span><text:span text:style-name="T58_110"><text:s/></text:span><text:span text:style-name="T58_111">score</text:span><text:span text:style-name="T58_112"><text:s/></text:span><text:span text:style-name="T58_113">be</text:span><text:span text:style-name="T58_114"><text:s/></text:span><text:span text:style-name="T58_115">an</text:span><text:span text:style-name="T58_116"><text:s/></text:span><text:span text:style-name="T58_117">interpretation</text:span><text:span text:style-name="T58_118"><text:s/></text:span><text:span text:style-name="T58_119">of</text:span><text:span text:style-name="T58_120"><text:s/></text:span><text:span text:style-name="T58_121">a</text:span><text:span text:style-name="T58_122"><text:s/></text:span><text:span text:style-name="T58_123">work</text:span><text:span text:style-name="T58_124">?<text:s/></text:span><text:span text:style-name="T58_125">This</text:span><text:span text:style-name="T58_126"><text:s/></text:span><text:span text:style-name="T58_127">is</text:span><text:span text:style-name="T58_128"><text:s/></text:span><text:span text:style-name="T58_129">indeed</text:span><text:span text:style-name="T58_130"><text:s/></text:span><text:span text:style-name="T58_131">how</text:span><text:span text:style-name="T58_132"><text:s/></text:span><text:span text:style-name="T58_133">Luciano</text:span><text:span text:style-name="T58_134"><text:s/></text:span><text:span text:style-name="T58_135">Berio</text:span><text:span text:style-name="T58_136"><text:s/></text:span><text:span text:style-name="T58_137">conceptualizes</text:span><text:span text:style-name="T58_138"><text:s/></text:span><text:span text:style-name="T58_139">the</text:span><text:span text:style-name="T58_140"><text:s/></text:span><text:span text:style-name="T58_141">final</text:span><text:span text:style-name="T58_142"><text:s/></text:span><text:span text:style-name="T58_143">movement</text:span><text:span text:style-name="T58_144"><text:s/></text:span><text:span text:style-name="T58_145">of</text:span><text:span text:style-name="T58_146"><text:s/></text:span><text:span text:style-name="T58_147">his</text:span><text:span text:style-name="T58_148"><text:s/></text:span><text:span text:style-name="T58_149">seminal</text:span><text:span text:style-name="T58_150"><text:s/></text:span><text:span text:style-name="T58_151">work</text:span><text:span text:style-name="T58_152"><text:s/>‘</text:span><text:span text:style-name="T58_153">Sinfonia</text:span><text:span text:style-name="T58_154">’</text:span><text:span text:style-name="T58_155">:<text:s/>“</text:span><text:span text:style-name="T58_156">this</text:span><text:span text:style-name="T58_157"><text:s/></text:span><text:span text:style-name="T58_158">fifth</text:span><text:span text:style-name="T58_159"><text:s/></text:span><text:span text:style-name="T58_160">part</text:span><text:span text:style-name="T58_161"><text:s/></text:span><text:span text:style-name="T58_162">may</text:span><text:span text:style-name="T58_163"><text:s/></text:span><text:span text:style-name="T58_164">be</text:span><text:span text:style-name="T58_165"><text:s/></text:span><text:span text:style-name="T58_166">considered</text:span><text:span text:style-name="T58_167"><text:s/></text:span><text:span text:style-name="T58_168">to</text:span><text:span text:style-name="T58_169"><text:s/></text:span><text:span text:style-name="T58_170">be</text:span><text:span text:style-name="T58_171"><text:s/></text:span><text:span text:style-name="T58_172">the</text:span><text:span text:style-name="T58_173"><text:s/></text:span><text:span text:style-name="T58_174">veritable</text:span><text:span text:style-name="T58_175"><text:s/></text:span><text:span text:style-name="T58_176">analysis</text:span><text:span text:style-name="T58_177"><text:s/></text:span><text:span text:style-name="T58_178">of</text:span><text:span text:style-name="T58_179"><text:s/></text:span><text:span text:style-name="T58_180">Sinfonia</text:span><text:span text:style-name="T58_181">,<text:s/></text:span><text:span text:style-name="T58_182">but</text:span><text:span text:style-name="T58_183"><text:s/></text:span><text:span text:style-name="T58_184">carried</text:span><text:span text:style-name="T58_185"><text:s/></text:span><text:span text:style-name="T58_186">out</text:span><text:span text:style-name="T58_187"><text:s/></text:span><text:span text:style-name="T58_188">through</text:span><text:span text:style-name="T58_189"><text:s/></text:span><text:span text:style-name="T58_190">the</text:span><text:span text:style-name="T58_191"><text:s/></text:span><text:span text:style-name="T58_192">language</text:span><text:span text:style-name="T58_193"><text:s/></text:span><text:span text:style-name="T58_194">and</text:span><text:span text:style-name="T58_195"><text:s/></text:span><text:span text:style-name="T58_196">medium</text:span><text:span text:style-name="T58_197"><text:s/></text:span><text:span text:style-name="T58_198">of</text:span><text:span text:style-name="T58_199"><text:s/></text:span><text:span text:style-name="T58_200">the</text:span><text:span text:style-name="T58_201"><text:s/></text:span><text:span text:style-name="T58_202">composition</text:span><text:span text:style-name="T58_203"><text:s/></text:span><text:span text:style-name="T58_204">itself</text:span><text:span text:style-name="T58_205"><text:s/>(</text:span><text:span text:style-name="T58_206">Berio</text:span><text:span text:style-name="T58_207">,<text:s/>1986,<text:s/></text:span><text:span text:style-name="T58_208">p</text:span><text:span text:style-name="T58_209">.<text:s/></text:span><text:span text:style-name="T58_210">6</text:span><text:span text:style-name="T58_211">).<text:s/></text:span></text:p>
      <text:p text:style-name="P59"/>
      <text:p text:style-name="P60"><text:span text:style-name="T60_1">Similar</text:span><text:span text:style-name="T60_2"><text:s/></text:span><text:span text:style-name="T60_3">approaches</text:span><text:span text:style-name="T60_4"><text:s/></text:span><text:span text:style-name="T60_5">emerged</text:span><text:span text:style-name="T60_6"><text:s/></text:span><text:span text:style-name="T60_7">in</text:span><text:span text:style-name="T60_8"><text:s/></text:span><text:span text:style-name="T60_9">Anne</text:span><text:span text:style-name="T60_10"><text:s/></text:span><text:span text:style-name="T60_11">Douglas</text:span><text:span text:style-name="T60_12"><text:s/></text:span><text:span text:style-name="T60_13">and</text:span><text:span text:style-name="T60_14"><text:s/></text:span><text:span text:style-name="T60_15">Kathleen</text:span><text:span text:style-name="T60_16"><text:s/></text:span><text:span text:style-name="T60_17">Coessen</text:span><text:span text:style-name="T60_18">’</text:span><text:span text:style-name="T60_19">s</text:span><text:span text:style-name="T60_20"><text:s/></text:span><text:span text:style-name="T60_21">Calendar</text:span><text:span text:style-name="T60_22"><text:s/></text:span><text:span text:style-name="T60_23">variations</text:span><text:span text:style-name="T60_24"><text:s/>(</text:span><text:span text:style-name="T60_25">Section</text:span><text:span text:style-name="T60_26"><text:s/>1:2),<text:s/></text:span><text:span text:style-name="T60_27">at</text:span><text:span text:style-name="T60_28"><text:s/></text:span><text:span text:style-name="T60_29">times</text:span><text:span text:style-name="T60_30"><text:s/></text:span><text:span text:style-name="T60_31">the</text:span><text:span text:style-name="T60_32"><text:s/></text:span><text:span text:style-name="T60_33">original</text:span><text:span text:style-name="T60_34"><text:s/></text:span><text:span text:style-name="T60_35">score</text:span><text:span text:style-name="T60_36"><text:s/></text:span><text:span text:style-name="T60_37">faded</text:span><text:span text:style-name="T60_38"><text:s/></text:span><text:span text:style-name="T60_39">away</text:span><text:span text:style-name="T60_40">,<text:s/></text:span><text:span text:style-name="T60_41">leaving</text:span><text:span text:style-name="T60_42"><text:s/></text:span><text:span text:style-name="T60_43">place</text:span><text:span text:style-name="T60_44"><text:s/></text:span><text:span text:style-name="T60_45">for</text:span><text:span text:style-name="T60_46"><text:s/></text:span><text:span text:style-name="T60_47">novel</text:span><text:span text:style-name="T60_48"><text:s/></text:span><text:span text:style-name="T60_49">and</text:span><text:span text:style-name="T60_50"><text:s/></text:span><text:span text:style-name="T60_51">unique</text:span><text:span text:style-name="T60_52"><text:s/></text:span><text:span text:style-name="T60_53">creations</text:span><text:span text:style-name="T60_54">.<text:s/></text:span><text:span text:style-name="T60_55">In</text:span><text:span text:style-name="T60_56"><text:s/></text:span><text:span text:style-name="T60_57">composition</text:span><text:span text:style-name="T60_58"><text:s/></text:span><text:span text:style-name="T60_59">and</text:span><text:span text:style-name="T60_60"><text:s/></text:span><text:span text:style-name="T60_61">interpretation</text:span><text:span text:style-name="T60_62"><text:s/></text:span><text:span text:style-name="T60_63">alike</text:span><text:span text:style-name="T60_64">,<text:s/></text:span><text:span text:style-name="T60_65">various</text:span><text:span text:style-name="T60_66"><text:s/></text:span><text:span text:style-name="T60_67">texts</text:span><text:span text:style-name="T60_68"><text:s/></text:span><text:span text:style-name="T60_69">emerge</text:span><text:span text:style-name="T60_70"><text:s/></text:span><text:span text:style-name="T60_71">as</text:span><text:span text:style-name="T60_72"><text:s/></text:span><text:span text:style-name="T60_73">fundamental</text:span><text:span text:style-name="T60_74"><text:s/></text:span><text:span text:style-name="T60_75">in</text:span><text:span text:style-name="T60_76"><text:s/></text:span><text:span text:style-name="T60_77">the</text:span><text:span text:style-name="T60_78"><text:s/></text:span><text:span text:style-name="T60_79">staging</text:span><text:span text:style-name="T60_80"><text:s/></text:span><text:span text:style-name="T60_81">of</text:span><text:span text:style-name="T60_82"><text:s/></text:span><text:span text:style-name="T60_83">experimental</text:span><text:span text:style-name="T60_84"><text:s/></text:span><text:span text:style-name="T60_85">situations</text:span><text:span text:style-name="T60_86">.<text:s/></text:span><text:span text:style-name="T60_87">These</text:span><text:span text:style-name="T60_88"><text:s/></text:span><text:span text:style-name="T60_89">texts</text:span><text:span text:style-name="T60_90"><text:s/></text:span><text:span text:style-name="T60_91">may</text:span><text:span text:style-name="T60_92"><text:s/></text:span><text:span text:style-name="T60_93">be</text:span><text:span text:style-name="T60_94"><text:s/></text:span><text:span text:style-name="T60_95">scores</text:span><text:span text:style-name="T60_96"><text:s/></text:span><text:span text:style-name="T60_97">the</text:span><text:span text:style-name="T60_98"><text:s/></text:span><text:span text:style-name="T60_99">traditional</text:span><text:span text:style-name="T60_100"><text:s/></text:span><text:span text:style-name="T60_101">sense</text:span><text:span text:style-name="T60_102"><text:s/></text:span><text:span text:style-name="T60_103">but</text:span><text:span text:style-name="T60_104"><text:s/></text:span><text:span text:style-name="T60_105">can</text:span><text:span text:style-name="T60_106"><text:s/></text:span><text:span text:style-name="T60_107">just</text:span><text:span text:style-name="T60_108"><text:s/></text:span><text:span text:style-name="T60_109">as</text:span><text:span text:style-name="T60_110"><text:s/></text:span><text:span text:style-name="T60_111">well</text:span><text:span text:style-name="T60_112"><text:s/></text:span><text:span text:style-name="T60_113">be</text:span><text:span text:style-name="T60_114"><text:s/></text:span><text:span text:style-name="T60_115">any</text:span><text:span text:style-name="T60_116"><text:s/></text:span><text:span text:style-name="T60_117">other</text:span><text:span text:style-name="T60_118"><text:s/></text:span><text:span text:style-name="T60_119">kind</text:span><text:span text:style-name="T60_120"><text:s/></text:span><text:span text:style-name="T60_121">of</text:span><text:span text:style-name="T60_122"><text:s/></text:span><text:span text:style-name="T60_123">artifact</text:span><text:span text:style-name="T60_124"><text:s/></text:span><text:span text:style-name="T60_125">or</text:span><text:span text:style-name="T60_126"><text:s/></text:span><text:span text:style-name="T60_127">construct</text:span><text:span text:style-name="T60_128">.<text:s/></text:span><text:span text:style-name="T60_129">For</text:span><text:span text:style-name="T60_130"><text:s/></text:span><text:span text:style-name="T60_131">instance</text:span><text:span text:style-name="T60_132"><text:s/>“</text:span><text:span text:style-name="T60_133">in</text:span><text:span text:style-name="T60_134"><text:s/></text:span><text:span text:style-name="T60_135">the</text:span><text:span text:style-name="T60_136"><text:s/></text:span><text:span text:style-name="T60_137">case</text:span><text:span text:style-name="T60_138"><text:s/></text:span><text:span text:style-name="T60_139">of</text:span><text:span text:style-name="T60_140"><text:s/></text:span><text:span text:style-name="T60_141">a</text:span><text:span text:style-name="T60_142"><text:s/></text:span><text:span text:style-name="T60_143">piece</text:span><text:span text:style-name="T60_144"><text:s/></text:span><text:span text:style-name="T60_145">for</text:span><text:span text:style-name="T60_146"><text:s/></text:span><text:span text:style-name="T60_147">instrument</text:span><text:span text:style-name="T60_148"><text:s/></text:span><text:span text:style-name="T60_149">and</text:span><text:span text:style-name="T60_150"><text:s/></text:span><text:span text:style-name="T60_151">electronics</text:span><text:span text:style-name="T60_152">,<text:s/></text:span><text:span text:style-name="T60_153">much</text:span><text:span text:style-name="T60_154"><text:s/></text:span><text:span text:style-name="T60_155">of</text:span><text:span text:style-name="T60_156"><text:s/></text:span><text:span text:style-name="T60_157">the</text:span><text:span text:style-name="T60_158"><text:s/></text:span><text:span text:style-name="T60_159">identity</text:span><text:span text:style-name="T60_160"><text:s/></text:span><text:span text:style-name="T60_161">of</text:span><text:span text:style-name="T60_162"><text:s/></text:span><text:span text:style-name="T60_163">the</text:span><text:span text:style-name="T60_164"><text:s/></text:span><text:span text:style-name="T60_165">work</text:span><text:span text:style-name="T60_166"><text:s/></text:span><text:span text:style-name="T60_167">is</text:span><text:span text:style-name="T60_168"><text:s/></text:span><text:span text:style-name="T60_169">also</text:span><text:span text:style-name="T60_170"><text:s/></text:span><text:span text:style-name="T60_171">specified</text:span><text:span text:style-name="T60_172"><text:s/></text:span><text:span text:style-name="T60_173">in</text:span><text:span text:style-name="T60_174"><text:s/></text:span><text:span text:style-name="T60_175">the</text:span><text:span text:style-name="T60_176"><text:s/></text:span><text:span text:style-name="T60_177">computer</text:span><text:span text:style-name="T60_178"><text:s/></text:span><text:span text:style-name="T60_179">programming</text:span><text:span text:style-name="T60_180"><text:s/></text:span><text:span text:style-name="T60_181">and</text:span><text:span text:style-name="T60_182"><text:s/></text:span><text:span text:style-name="T60_183">in</text:span><text:span text:style-name="T60_184"><text:s/></text:span><text:span text:style-name="T60_185">the</text:span><text:span text:style-name="T60_186"><text:s/></text:span><text:span text:style-name="T60_187">electronic</text:span><text:span text:style-name="T60_188"><text:s/></text:span><text:span text:style-name="T60_189">sounds</text:span><text:span text:style-name="T60_190">”<text:s/>(</text:span><text:span text:style-name="T60_191">Frisk</text:span><text:span text:style-name="T60_192"><text:s/>&amp;<text:s/></text:span><text:span text:style-name="T60_193">Östersjö</text:span><text:span text:style-name="T60_194">,<text:s/>2006,<text:s/></text:span><text:span text:style-name="T60_195">p</text:span><text:span text:style-name="T60_196">.<text:s/>247).<text:s/></text:span><text:span text:style-name="T60_197">Gerhard</text:span><text:span text:style-name="T60_198"><text:s/></text:span><text:span text:style-name="T60_199">Eckel</text:span><text:span text:style-name="T60_200"><text:s/></text:span><text:span text:style-name="T60_201">discusses</text:span><text:span text:style-name="T60_202"><text:s/></text:span><text:span text:style-name="T60_203">the</text:span><text:span text:style-name="T60_204"><text:s/></text:span><text:span text:style-name="T60_205">function</text:span><text:span text:style-name="T60_206"><text:s/></text:span><text:span text:style-name="T60_207">of</text:span><text:span text:style-name="T60_208"><text:s/></text:span><text:span text:style-name="T60_209">the</text:span><text:span text:style-name="T60_210"><text:s/></text:span><text:span text:style-name="T60_211">software</text:span><text:span text:style-name="T60_212"><text:s/></text:span><text:span text:style-name="T60_213">in</text:span><text:span text:style-name="T60_214"><text:s/></text:span><text:span text:style-name="T60_215">the</text:span><text:span text:style-name="T60_216"><text:s/></text:span><text:span text:style-name="T60_217">process</text:span><text:span text:style-name="T60_218"><text:s/></text:span><text:span text:style-name="T60_219">of</text:span><text:span text:style-name="T60_220"><text:s/></text:span><text:span text:style-name="T60_221">composing</text:span><text:span text:style-name="T60_222"><text:s/></text:span><text:span text:style-name="T60_223">the</text:span><text:span text:style-name="T60_224"><text:s/></text:span><text:span text:style-name="T60_225">sound</text:span><text:span text:style-name="T60_226"><text:s/></text:span><text:span text:style-name="T60_227">sculpture</text:span><text:span text:style-name="T60_228"><text:s/></text:span><text:span text:style-name="T60_229">Random</text:span><text:span text:style-name="T60_230"><text:s/></text:span><text:span text:style-name="T60_231">Access</text:span><text:span text:style-name="T60_232"><text:s/></text:span><text:span text:style-name="T60_233">Lattice</text:span><text:span text:style-name="T60_234">,<text:s/></text:span><text:span text:style-name="T60_235">a</text:span><text:span text:style-name="T60_236"><text:s/></text:span><text:span text:style-name="T60_237">piece</text:span><text:span text:style-name="T60_238"><text:s/></text:span><text:span text:style-name="T60_239">that</text:span><text:span text:style-name="T60_240"><text:s/></text:span><text:span text:style-name="T60_241">was</text:span><text:span text:style-name="T60_242"><text:s/></text:span><text:span text:style-name="T60_243">displayed</text:span><text:span text:style-name="T60_244"><text:s/></text:span><text:span text:style-name="T60_245">during</text:span><text:span text:style-name="T60_246"><text:s/></text:span><text:span text:style-name="T60_247">the</text:span><text:span text:style-name="T60_248"><text:s/></text:span><text:span text:style-name="T60_249">event</text:span><text:span text:style-name="T60_250">:</text:span></text:p>
      <text:p text:style-name="P61"/>
      <text:p text:style-name="P62"><text:span text:style-name="T62_1">Evolving</text:span><text:span text:style-name="T62_2"><text:s/></text:span><text:span text:style-name="T62_3">the</text:span><text:span text:style-name="T62_4"><text:s/></text:span><text:span text:style-name="T62_5">software</text:span><text:span text:style-name="T62_6"><text:s/></text:span><text:span text:style-name="T62_7">becomes</text:span><text:span text:style-name="T62_8"><text:s/></text:span><text:span text:style-name="T62_9">part</text:span><text:span text:style-name="T62_10"><text:s/></text:span><text:span text:style-name="T62_11">of</text:span><text:span text:style-name="T62_12"><text:s/></text:span><text:span text:style-name="T62_13">the</text:span><text:span text:style-name="T62_14"><text:s/></text:span><text:span text:style-name="T62_15">experimentation</text:span><text:span text:style-name="T62_16"><text:s/></text:span><text:span text:style-name="T62_17">and</text:span><text:span text:style-name="T62_18"><text:s/></text:span><text:span text:style-name="T62_19">is</text:span><text:span text:style-name="T62_20"><text:s/></text:span><text:span text:style-name="T62_21">thus</text:span><text:span text:style-name="T62_22"><text:s/></text:span><text:span text:style-name="T62_23">subject</text:span><text:span text:style-name="T62_24"><text:s/></text:span><text:span text:style-name="T62_25">to</text:span><text:span text:style-name="T62_26"><text:s/></text:span><text:span text:style-name="T62_27">the</text:span><text:span text:style-name="T62_28"><text:s/></text:span><text:span text:style-name="T62_29">serendipity</text:span><text:span text:style-name="T62_30"><text:s/></text:span><text:span text:style-name="T62_31">and</text:span><text:span text:style-name="T62_32"><text:s/></text:span><text:span text:style-name="T62_33">contingency</text:span><text:span text:style-name="T62_34"><text:s/></text:span><text:span text:style-name="T62_35">typical</text:span><text:span text:style-name="T62_36"><text:s/></text:span><text:span text:style-name="T62_37">for</text:span><text:span text:style-name="T62_38"><text:s/></text:span><text:span text:style-name="T62_39">improvisation</text:span><text:span text:style-name="T62_40">.<text:s/></text:span><text:span text:style-name="T62_41">During</text:span><text:span text:style-name="T62_42"><text:s/></text:span><text:span text:style-name="T62_43">the</text:span><text:span text:style-name="T62_44"><text:s/></text:span><text:span text:style-name="T62_45">compositional</text:span><text:span text:style-name="T62_46"><text:s/></text:span><text:span text:style-name="T62_47">process</text:span><text:span text:style-name="T62_48">,<text:s/></text:span><text:span text:style-name="T62_49">the</text:span><text:span text:style-name="T62_50"><text:s/></text:span><text:span text:style-name="T62_51">sculpture</text:span><text:span text:style-name="T62_52"><text:s/></text:span><text:span text:style-name="T62_53">functions</text:span><text:span text:style-name="T62_54"><text:s/></text:span><text:span text:style-name="T62_55">as</text:span><text:span text:style-name="T62_56"><text:s/></text:span><text:span text:style-name="T62_57">the</text:span><text:span text:style-name="T62_58"><text:s/></text:span><text:span text:style-name="T62_59">main</text:span><text:span text:style-name="T62_60"><text:s/></text:span><text:span text:style-name="T62_61">epistemic</text:span><text:span text:style-name="T62_62"><text:s/></text:span><text:span text:style-name="T62_63">object</text:span><text:span text:style-name="T62_64"><text:s/></text:span><text:span text:style-name="T62_65">in</text:span><text:span text:style-name="T62_66"><text:s/></text:span><text:span text:style-name="T62_67">the</text:span><text:span text:style-name="T62_68"><text:s/></text:span><text:span text:style-name="T62_69">experimental</text:span><text:span text:style-name="T62_70"><text:s/></text:span><text:span text:style-name="T62_71">system</text:span><text:span text:style-name="T62_72">.<text:s/></text:span><text:span text:style-name="T62_73">The</text:span><text:span text:style-name="T62_74"><text:s/></text:span><text:span text:style-name="T62_75">epistemic</text:span><text:span text:style-name="T62_76"><text:s/></text:span><text:span text:style-name="T62_77">object</text:span><text:span text:style-name="T62_78"><text:s/></text:span><text:span text:style-name="T62_79">transforms</text:span><text:span text:style-name="T62_80"><text:s/></text:span><text:span text:style-name="T62_81">into</text:span><text:span text:style-name="T62_82"><text:s/></text:span><text:span text:style-name="T62_83">a</text:span><text:span text:style-name="T62_84"><text:s/></text:span><text:span text:style-name="T62_85">technical</text:span><text:span text:style-name="T62_86"><text:s/></text:span><text:span text:style-name="T62_87">object</text:span><text:span text:style-name="T62_88">,<text:s/></text:span><text:span text:style-name="T62_89">a</text:span><text:span text:style-name="T62_90"><text:s/></text:span><text:span text:style-name="T62_91">black</text:span><text:span text:style-name="T62_92"><text:s/></text:span><text:span text:style-name="T62_93">box</text:span><text:span text:style-name="T62_94">,<text:s/></text:span><text:span text:style-name="T62_95">once</text:span><text:span text:style-name="T62_96"><text:s/></text:span><text:span text:style-name="T62_97">this</text:span><text:span text:style-name="T62_98"><text:s/></text:span><text:span text:style-name="T62_99">process</text:span><text:span text:style-name="T62_100"><text:s/></text:span><text:span text:style-name="T62_101">has</text:span><text:span text:style-name="T62_102"><text:s/></text:span><text:span text:style-name="T62_103">terminated</text:span><text:span text:style-name="T62_104"><text:s/></text:span><text:span text:style-name="T62_105">and</text:span><text:span text:style-name="T62_106"><text:s/></text:span><text:span text:style-name="T62_107">the</text:span><text:span text:style-name="T62_108"><text:s/></text:span><text:span text:style-name="T62_109">piece</text:span><text:span text:style-name="T62_110"><text:s/></text:span><text:span text:style-name="T62_111">is</text:span><text:span text:style-name="T62_112"><text:s/></text:span><text:span text:style-name="T62_113">finished</text:span><text:span text:style-name="T62_114">.<text:s/></text:span><text:span text:style-name="T62_115">Therefore</text:span><text:span text:style-name="T62_116">,<text:s/></text:span><text:span text:style-name="T62_117">composition</text:span><text:span text:style-name="T62_118"><text:s/></text:span><text:span text:style-name="T62_119">through</text:span><text:span text:style-name="T62_120"><text:s/></text:span><text:span text:style-name="T62_121">improvisation</text:span><text:span text:style-name="T62_122"><text:s/></text:span><text:span text:style-name="T62_123">may</text:span><text:span text:style-name="T62_124"><text:s/></text:span><text:span text:style-name="T62_125">be</text:span><text:span text:style-name="T62_126"><text:s/></text:span><text:span text:style-name="T62_127">qualified</text:span><text:span text:style-name="T62_128"><text:s/></text:span><text:span text:style-name="T62_129">not</text:span><text:span text:style-name="T62_130"><text:s/></text:span><text:span text:style-name="T62_131">only</text:span><text:span text:style-name="T62_132"><text:s/></text:span><text:span text:style-name="T62_133">as</text:span><text:span text:style-name="T62_134"><text:s/></text:span><text:span text:style-name="T62_135">a</text:span><text:span text:style-name="T62_136"><text:s/></text:span><text:span text:style-name="T62_137">poïetic</text:span><text:span text:style-name="T62_138"><text:s/></text:span><text:span text:style-name="T62_139">and</text:span><text:span text:style-name="T62_140"><text:s/></text:span><text:span text:style-name="T62_141">aesthetic</text:span><text:span text:style-name="T62_142"><text:s/></text:span><text:span text:style-name="T62_143">but</text:span><text:span text:style-name="T62_144"><text:s/></text:span><text:span text:style-name="T62_145">also</text:span><text:span text:style-name="T62_146"><text:s/></text:span><text:span text:style-name="T62_147">an</text:span><text:span text:style-name="T62_148"><text:s/></text:span><text:span text:style-name="T62_149">epistemic</text:span><text:span text:style-name="T62_150"><text:s/></text:span><text:span text:style-name="T62_151">practice</text:span><text:span text:style-name="T62_152">.<text:s/></text:span><text:span text:style-name="T62_153">Improvisation</text:span><text:span text:style-name="T62_154"><text:s/></text:span><text:span text:style-name="T62_155">engenders</text:span><text:span text:style-name="T62_156"><text:s/></text:span><text:span text:style-name="T62_157">knowledge</text:span><text:span text:style-name="T62_158"><text:s/></text:span><text:span text:style-name="T62_159">in</text:span><text:span text:style-name="T62_160"><text:s/></text:span><text:span text:style-name="T62_161">the</text:span><text:span text:style-name="T62_162"><text:s/></text:span><text:span text:style-name="T62_163">compositional</text:span><text:span text:style-name="T62_164"><text:s/></text:span><text:span text:style-name="T62_165">process</text:span><text:span text:style-name="T62_166">.<text:s/>(</text:span><text:span text:style-name="T62_167">Section</text:span><text:span text:style-name="T62_168"><text:s/>1:3)</text:span></text:p>
      <text:p text:style-name="P63"/>
      <text:p text:style-name="P64"><text:span text:style-name="T64_1">Through</text:span><text:span text:style-name="T64_2"><text:s/></text:span><text:span text:style-name="T64_3">these</text:span><text:span text:style-name="T64_4"><text:s/></text:span><text:span text:style-name="T64_5">multiple</text:span><text:span text:style-name="T64_6"><text:s/></text:span><text:span text:style-name="T64_7">perspectives</text:span><text:span text:style-name="T64_8"><text:s/></text:span><text:span text:style-name="T64_9">on</text:span><text:span text:style-name="T64_10"><text:s/></text:span><text:span text:style-name="T64_11">improvisation</text:span><text:span text:style-name="T64_12"><text:s/></text:span><text:span text:style-name="T64_13">and</text:span><text:span text:style-name="T64_14"><text:s/></text:span><text:span text:style-name="T64_15">composition</text:span><text:span text:style-name="T64_16"><text:s/></text:span><text:span text:style-name="T64_17">it</text:span><text:span text:style-name="T64_18"><text:s/></text:span><text:span text:style-name="T64_19">may</text:span><text:span text:style-name="T64_20"><text:s/></text:span><text:span text:style-name="T64_21">be</text:span><text:span text:style-name="T64_22"><text:s/></text:span><text:span text:style-name="T64_23">concluded</text:span><text:span text:style-name="T64_24"><text:s/></text:span><text:span text:style-name="T64_25">that</text:span><text:span text:style-name="T64_26"><text:s/></text:span><text:span text:style-name="T64_27">interpretation</text:span><text:span text:style-name="T64_28">,<text:s/></text:span><text:span text:style-name="T64_29">improvisation</text:span><text:span text:style-name="T64_30">,<text:s/></text:span><text:span text:style-name="T64_31">composition</text:span><text:span text:style-name="T64_32"><text:s/></text:span><text:span text:style-name="T64_33">and</text:span><text:span text:style-name="T64_34"><text:s/></text:span><text:span text:style-name="T64_35">the</text:span><text:span text:style-name="T64_36"><text:s/></text:span><text:span text:style-name="T64_37">musical</text:span><text:span text:style-name="T64_38"><text:s/>‘</text:span><text:span text:style-name="T64_39">work</text:span><text:span text:style-name="T64_40">’<text:s/></text:span><text:span text:style-name="T64_41">are</text:span><text:span text:style-name="T64_42"><text:s/></text:span><text:span text:style-name="T64_43">fluid</text:span><text:span text:style-name="T64_44"><text:s/></text:span><text:span text:style-name="T64_45">but</text:span><text:span text:style-name="T64_46"><text:s/></text:span><text:span text:style-name="T64_47">closely</text:span><text:span text:style-name="T64_48"><text:s/></text:span><text:span text:style-name="T64_49">interrelated</text:span><text:span text:style-name="T64_50"><text:s/></text:span><text:span text:style-name="T64_51">concepts</text:span><text:span text:style-name="T64_52">.<text:s/></text:span><text:span text:style-name="T64_53">While</text:span><text:span text:style-name="T64_54"><text:s/></text:span><text:span text:style-name="T64_55">definitions</text:span><text:span text:style-name="T64_56"><text:s/></text:span><text:span text:style-name="T64_57">may</text:span><text:span text:style-name="T64_58"><text:s/></text:span><text:span text:style-name="T64_59">then</text:span><text:span text:style-name="T64_60"><text:s/></text:span><text:span text:style-name="T64_61">become</text:span><text:span text:style-name="T64_62"><text:s/></text:span><text:span text:style-name="T64_63">more</text:span><text:span text:style-name="T64_64"><text:s/></text:span><text:span text:style-name="T64_65">of</text:span><text:span text:style-name="T64_66"><text:s/></text:span><text:span text:style-name="T64_67">local</text:span><text:span text:style-name="T64_68">,<text:s/></text:span><text:span text:style-name="T64_69">and</text:span><text:span text:style-name="T64_70"><text:s/></text:span><text:span text:style-name="T64_71">often</text:span><text:span text:style-name="T64_72"><text:s/></text:span><text:span text:style-name="T64_73">narrowly</text:span><text:span text:style-name="T64_74"><text:s/></text:span><text:span text:style-name="T64_75">political</text:span><text:span text:style-name="T64_76">,<text:s/></text:span><text:span text:style-name="T64_77">statements</text:span><text:span text:style-name="T64_78">,<text:s/></text:span><text:span text:style-name="T64_79">a</text:span><text:span text:style-name="T64_80"><text:s/></text:span><text:span text:style-name="T64_81">study</text:span><text:span text:style-name="T64_82"><text:s/></text:span><text:span text:style-name="T64_83">of</text:span><text:span text:style-name="T64_84"><text:s/></text:span><text:span text:style-name="T64_85">the</text:span><text:span text:style-name="T64_86"><text:s/></text:span><text:span text:style-name="T64_87">how</text:span><text:span text:style-name="T64_88"><text:s/></text:span><text:span text:style-name="T64_89">these</text:span><text:span text:style-name="T64_90"><text:s/></text:span><text:span text:style-name="T64_91">concepts</text:span><text:span text:style-name="T64_92"><text:s/></text:span><text:span text:style-name="T64_93">interact</text:span><text:span text:style-name="T64_94"><text:s/></text:span><text:span text:style-name="T64_95">and</text:span><text:span text:style-name="T64_96"><text:s/></text:span><text:span text:style-name="T64_97">bleed</text:span><text:span text:style-name="T64_98"><text:s/></text:span><text:span text:style-name="T64_99">into</text:span><text:span text:style-name="T64_100"><text:s/></text:span><text:span text:style-name="T64_101">one</text:span><text:span text:style-name="T64_102"><text:s/></text:span><text:span text:style-name="T64_103">another</text:span><text:span text:style-name="T64_104"><text:s/></text:span><text:span text:style-name="T64_105">appears</text:span><text:span text:style-name="T64_106"><text:s/></text:span><text:span text:style-name="T64_107">to</text:span><text:span text:style-name="T64_108"><text:s/></text:span><text:span text:style-name="T64_109">us</text:span><text:span text:style-name="T64_110"><text:s/></text:span><text:span text:style-name="T64_111">as</text:span><text:span text:style-name="T64_112"><text:s/></text:span><text:span text:style-name="T64_113">a</text:span><text:span text:style-name="T64_114"><text:s/></text:span><text:span text:style-name="T64_115">way</text:span><text:span text:style-name="T64_116"><text:s/></text:span><text:span text:style-name="T64_117">to</text:span><text:span text:style-name="T64_118"><text:s/></text:span><text:span text:style-name="T64_119">begin</text:span><text:span text:style-name="T64_120"><text:s/></text:span><text:span text:style-name="T64_121">reconsider</text:span><text:span text:style-name="T64_122"><text:s/></text:span><text:span text:style-name="T64_123">some</text:span><text:span text:style-name="T64_124"><text:s/></text:span><text:span text:style-name="T64_125">of</text:span><text:span text:style-name="T64_126"><text:s/></text:span><text:span text:style-name="T64_127">the</text:span><text:span text:style-name="T64_128"><text:s/></text:span><text:span text:style-name="T64_129">fundamentals</text:span><text:span text:style-name="T64_130"><text:s/></text:span><text:span text:style-name="T64_131">of</text:span><text:span text:style-name="T64_132"><text:s/></text:span><text:span text:style-name="T64_133">Western</text:span><text:span text:style-name="T64_134"><text:s/></text:span><text:span text:style-name="T64_135">art</text:span><text:span text:style-name="T64_136"><text:s/></text:span><text:span text:style-name="T64_137">music</text:span><text:span text:style-name="T64_138"><text:s/></text:span><text:span text:style-name="T64_139">which</text:span><text:span text:style-name="T64_140"><text:s/></text:span><text:span text:style-name="T64_141">can</text:span><text:span text:style-name="T64_142"><text:s/></text:span><text:span text:style-name="T64_143">be</text:span><text:span text:style-name="T64_144"><text:s/></text:span><text:span text:style-name="T64_145">thought</text:span><text:span text:style-name="T64_146"><text:s/></text:span><text:span text:style-name="T64_147">of</text:span><text:span text:style-name="T64_148"><text:s/></text:span><text:span text:style-name="T64_149">as</text:span><text:span text:style-name="T64_150"><text:s/></text:span><text:span text:style-name="T64_151">a</text:span><text:span text:style-name="T64_152"><text:s/></text:span><text:span text:style-name="T64_153">beginning</text:span><text:span text:style-name="T64_154"><text:s/></text:span><text:span text:style-name="T64_155">towards</text:span><text:span text:style-name="T64_156"><text:s/></text:span><text:span text:style-name="T64_157">what</text:span><text:span text:style-name="T64_158"><text:s/></text:span><text:span text:style-name="T64_159">could</text:span><text:span text:style-name="T64_160"><text:s/></text:span><text:span text:style-name="T64_161">become</text:span><text:span text:style-name="T64_162"><text:s/></text:span><text:span text:style-name="T64_163">a</text:span><text:span text:style-name="T64_164"><text:s/></text:span><text:span text:style-name="T64_165">rethinking</text:span><text:span text:style-name="T64_166"><text:s/></text:span><text:span text:style-name="T64_167">of</text:span><text:span text:style-name="T64_168"><text:s/></text:span><text:span text:style-name="T64_169">improvisation</text:span><text:span text:style-name="T64_170">.<text:s text:c="2"/></text:span></text:p>
      <text:p text:style-name="P65"/>
      <text:p text:style-name="P66"><text:bookmark-start text:name="id.a58d616e6289"/><text:bookmark-end text:name="id.a58d616e6289"/></text:p>
      <text:h text:style-name="P67" text:outline-level="10"><text:bookmark-start text:name="h.f3uez7pslwt3"/><text:bookmark-end text:name="h.f3uez7pslwt3"/><text:span text:style-name="T67_1">(</text:span><text:span text:style-name="T67_2">Re</text:span><text:span text:style-name="T67_3">)</text:span><text:span text:style-name="T67_4">thinking</text:span><text:span text:style-name="T67_5"><text:s/></text:span><text:span text:style-name="T67_6">instrumental</text:span><text:span text:style-name="T67_7"><text:s/></text:span><text:span text:style-name="T67_8">and</text:span><text:span text:style-name="T67_9"><text:s/></text:span><text:span text:style-name="T67_10">computer</text:span><text:span text:style-name="T67_11"><text:s/></text:span><text:span text:style-name="T67_12">interaction</text:span></text:h>
      <text:p text:style-name="P68"><text:span text:style-name="T68_1">There</text:span><text:span text:style-name="T68_2"><text:s/></text:span><text:span text:style-name="T68_3">is</text:span><text:span text:style-name="T68_4"><text:s/></text:span><text:span text:style-name="T68_5">an</text:span><text:span text:style-name="T68_6"><text:s/></text:span><text:span text:style-name="T68_7">obvious</text:span><text:span text:style-name="T68_8"><text:s/></text:span><text:span text:style-name="T68_9">as</text:span><text:span text:style-name="T68_10">ym</text:span><text:span text:style-name="T68_11">metry</text:span><text:span text:style-name="T68_12"><text:s/></text:span><text:span text:style-name="T68_13">between</text:span><text:span text:style-name="T68_14"><text:s/></text:span><text:span text:style-name="T68_15">improvising</text:span><text:span text:style-name="T68_16"><text:s/></text:span><text:span text:style-name="T68_17">on</text:span><text:span text:style-name="T68_18"><text:s/></text:span><text:span text:style-name="T68_19">traditional</text:span><text:span text:style-name="T68_20"><text:s/></text:span><text:span text:style-name="T68_21">instruments</text:span><text:span text:style-name="T68_22"><text:s/></text:span><text:span text:style-name="T68_23">and</text:span><text:span text:style-name="T68_24"><text:s/></text:span><text:span text:style-name="T68_25">improvising</text:span><text:span text:style-name="T68_26"><text:s/></text:span><text:span text:style-name="T68_27">with</text:span><text:span text:style-name="T68_28"><text:s/></text:span><text:span text:style-name="T68_29">and</text:span><text:span text:style-name="T68_30"><text:s/></text:span><text:span text:style-name="T68_31">on</text:span><text:span text:style-name="T68_32"><text:s/></text:span><text:span text:style-name="T68_33">computers</text:span><text:span text:style-name="T68_34">.<text:s/></text:span><text:span text:style-name="T68_35">Compared</text:span><text:span text:style-name="T68_36"><text:s/></text:span><text:span text:style-name="T68_37">to</text:span><text:span text:style-name="T68_38"><text:s/></text:span><text:span text:style-name="T68_39">the</text:span><text:span text:style-name="T68_40"><text:s/></text:span><text:span text:style-name="T68_41">conceptual</text:span><text:span text:style-name="T68_42"><text:s/></text:span><text:span text:style-name="T68_43">stability</text:span><text:span text:style-name="T68_44"><text:s/></text:span><text:span text:style-name="T68_45">of</text:span><text:span text:style-name="T68_46"><text:s/></text:span><text:span text:style-name="T68_47">traditional</text:span><text:span text:style-name="T68_48"><text:s/></text:span><text:span text:style-name="T68_49">instruments</text:span><text:span text:style-name="T68_50">,<text:s/></text:span><text:span text:style-name="T68_51">such</text:span><text:span text:style-name="T68_52"><text:s/></text:span><text:span text:style-name="T68_53">as</text:span><text:span text:style-name="T68_54"><text:s/></text:span><text:span text:style-name="T68_55">the</text:span><text:span text:style-name="T68_56"><text:s/></text:span><text:span text:style-name="T68_57">violin</text:span><text:span text:style-name="T68_58"><text:s/></text:span><text:span text:style-name="T68_59">or</text:span><text:span text:style-name="T68_60"><text:s/></text:span><text:span text:style-name="T68_61">the</text:span><text:span text:style-name="T68_62"><text:s/></text:span><text:span text:style-name="T68_63">piano</text:span><text:span text:style-name="T68_64">,<text:s/></text:span><text:span text:style-name="T68_65">the</text:span><text:span text:style-name="T68_66"><text:s/></text:span><text:span text:style-name="T68_67">computer</text:span><text:span text:style-name="T68_68"><text:s/></text:span><text:span text:style-name="T68_69">is</text:span><text:span text:style-name="T68_70"><text:s/></text:span><text:span text:style-name="T68_71">in</text:span><text:span text:style-name="T68_72"><text:s/></text:span><text:span text:style-name="T68_73">a</text:span><text:span text:style-name="T68_74"><text:s/></text:span><text:span text:style-name="T68_75">constant</text:span><text:span text:style-name="T68_76"><text:s/></text:span><text:span text:style-name="T68_77">flux</text:span><text:span text:style-name="T68_78">.<text:s/></text:span><text:span text:style-name="T68_79">Updates</text:span><text:span text:style-name="T68_80"><text:s/></text:span><text:span text:style-name="T68_81">of</text:span><text:span text:style-name="T68_82"><text:s/></text:span><text:span text:style-name="T68_83">both</text:span><text:span text:style-name="T68_84"><text:s/></text:span><text:span text:style-name="T68_85">computer</text:span><text:span text:style-name="T68_86"><text:s/></text:span><text:span text:style-name="T68_87">hardware</text:span><text:span text:style-name="T68_88"><text:s/></text:span><text:span text:style-name="T68_89">and</text:span><text:span text:style-name="T68_90"><text:s/></text:span><text:span text:style-name="T68_91">software</text:span><text:span text:style-name="T68_92">,<text:s/></text:span><text:span text:style-name="T68_93">along</text:span><text:span text:style-name="T68_94"><text:s/></text:span><text:span text:style-name="T68_95">with</text:span><text:span text:style-name="T68_96"><text:s/></text:span><text:span text:style-name="T68_97">the</text:span><text:span text:style-name="T68_98"><text:s/></text:span><text:span text:style-name="T68_99">relatively</text:span><text:span text:style-name="T68_100"><text:s/></text:span><text:span text:style-name="T68_101">short</text:span><text:span text:style-name="T68_102"><text:s/></text:span><text:span text:style-name="T68_103">life</text:span><text:span text:style-name="T68_104"><text:s/></text:span><text:span text:style-name="T68_105">span</text:span><text:span text:style-name="T68_106"><text:s/></text:span><text:span text:style-name="T68_107">of</text:span><text:span text:style-name="T68_108"><text:s/></text:span><text:span text:style-name="T68_109">technology</text:span><text:span text:style-name="T68_110">,<text:s/></text:span><text:span text:style-name="T68_111">points</text:span><text:span text:style-name="T68_112"><text:s/></text:span><text:span text:style-name="T68_113">to</text:span><text:span text:style-name="T68_114"><text:s/></text:span><text:span text:style-name="T68_115">the</text:span><text:span text:style-name="T68_116"><text:s/></text:span><text:span text:style-name="T68_117">difficulty</text:span><text:span text:style-name="T68_118"><text:s/></text:span><text:span text:style-name="T68_119">in</text:span><text:span text:style-name="T68_120"><text:s/></text:span><text:span text:style-name="T68_121">developing</text:span><text:span text:style-name="T68_122"><text:s/></text:span><text:span text:style-name="T68_123">expert</text:span><text:span text:style-name="T68_124"><text:s/></text:span><text:span text:style-name="T68_125">skills</text:span><text:span text:style-name="T68_126"><text:s/></text:span><text:span text:style-name="T68_127">and</text:span><text:span text:style-name="T68_128"><text:s/></text:span><text:span text:style-name="T68_129">solid</text:span><text:span text:style-name="T68_130"><text:s/></text:span><text:span text:style-name="T68_131">performance</text:span><text:span text:style-name="T68_132"><text:s/></text:span><text:span text:style-name="T68_133">practices</text:span><text:span text:style-name="T68_134"><text:s/></text:span><text:span text:style-name="T68_135">in</text:span><text:span text:style-name="T68_136"><text:s/></text:span><text:span text:style-name="T68_137">the</text:span><text:span text:style-name="T68_138"><text:s/></text:span><text:span text:style-name="T68_139">domains</text:span><text:span text:style-name="T68_140"><text:s/></text:span><text:span text:style-name="T68_141">of</text:span><text:span text:style-name="T68_142"><text:s/></text:span><text:span text:style-name="T68_143">interactive</text:span><text:span text:style-name="T68_144"><text:s/></text:span><text:span text:style-name="T68_145">electronic</text:span><text:span text:style-name="T68_146"><text:s/></text:span><text:span text:style-name="T68_147">music</text:span><text:span text:style-name="T68_148">.<text:s/></text:span><text:span text:style-name="T68_149">Furthermore</text:span><text:span text:style-name="T68_150">,<text:s/></text:span><text:span text:style-name="T68_151">there</text:span><text:span text:style-name="T68_152"><text:s/></text:span><text:span text:style-name="T68_153">is</text:span><text:span text:style-name="T68_154"><text:s/></text:span><text:span text:style-name="T68_155">an</text:span><text:span text:style-name="T68_156"><text:s/></text:span><text:span text:style-name="T68_157">important</text:span><text:span text:style-name="T68_158"><text:s/></text:span><text:span text:style-name="T68_159">conceptual</text:span><text:span text:style-name="T68_160"><text:s/></text:span><text:span text:style-name="T68_161">difference</text:span><text:span text:style-name="T68_162"><text:s/></text:span><text:span text:style-name="T68_163">between</text:span><text:span text:style-name="T68_164"><text:s/></text:span><text:span text:style-name="T68_165">traditional</text:span><text:span text:style-name="T68_166"><text:s/></text:span><text:span text:style-name="T68_167">and</text:span><text:span text:style-name="T68_168"><text:s/></text:span><text:span text:style-name="T68_169">computer</text:span><text:span text:style-name="T68_170"><text:s/></text:span><text:span text:style-name="T68_171">based</text:span><text:span text:style-name="T68_172"><text:s/></text:span><text:span text:style-name="T68_173">instruments</text:span><text:span text:style-name="T68_174">.<text:s/></text:span><text:span text:style-name="T68_175">Whereas</text:span><text:span text:style-name="T68_176"><text:s/></text:span><text:span text:style-name="T68_177">minute</text:span><text:span text:style-name="T68_178"><text:s/></text:span><text:span text:style-name="T68_179">control</text:span><text:span text:style-name="T68_180"><text:s/></text:span><text:span text:style-name="T68_181">of</text:span><text:span text:style-name="T68_182"><text:s/></text:span><text:span text:style-name="T68_183">low</text:span><text:span text:style-name="T68_184"><text:s/></text:span><text:span text:style-name="T68_185">level</text:span><text:span text:style-name="T68_186"><text:s/></text:span><text:span text:style-name="T68_187">parameters</text:span><text:span text:style-name="T68_188"><text:s/></text:span><text:span text:style-name="T68_189">such</text:span><text:span text:style-name="T68_190"><text:s/></text:span><text:span text:style-name="T68_191">as</text:span><text:span text:style-name="T68_192"><text:s/></text:span><text:span text:style-name="T68_193">vibrato</text:span><text:span text:style-name="T68_194">,<text:s/></text:span><text:span text:style-name="T68_195">attack</text:span><text:span text:style-name="T68_196"><text:s/></text:span><text:span text:style-name="T68_197">and</text:span><text:span text:style-name="T68_198"><text:s/></text:span><text:span text:style-name="T68_199">dynamics</text:span><text:span text:style-name="T68_200"><text:s/></text:span><text:span text:style-name="T68_201">is</text:span><text:span text:style-name="T68_202"><text:s/></text:span><text:span text:style-name="T68_203">second</text:span><text:span text:style-name="T68_204"><text:s/></text:span><text:span text:style-name="T68_205">nature</text:span><text:span text:style-name="T68_206"><text:s/></text:span><text:span text:style-name="T68_207">for</text:span><text:span text:style-name="T68_208"><text:s/></text:span><text:span text:style-name="T68_209">most</text:span><text:span text:style-name="T68_210"><text:s/></text:span><text:span text:style-name="T68_211">instrumental</text:span><text:span text:style-name="T68_212"><text:s/></text:span><text:span text:style-name="T68_213">performers</text:span><text:span text:style-name="T68_214"><text:s/></text:span><text:span text:style-name="T68_215">the</text:span><text:span text:style-name="T68_216"><text:s/></text:span><text:span text:style-name="T68_217">same</text:span><text:span text:style-name="T68_218"><text:s/></text:span><text:span text:style-name="T68_219">can</text:span><text:span text:style-name="T68_220"><text:s/></text:span><text:span text:style-name="T68_221">be</text:span><text:span text:style-name="T68_222"><text:s/></text:span><text:span text:style-name="T68_223">very</text:span><text:span text:style-name="T68_224"><text:s/></text:span><text:span text:style-name="T68_225">daunting</text:span><text:span text:style-name="T68_226"><text:s/></text:span><text:span text:style-name="T68_227">on</text:span><text:span text:style-name="T68_228"><text:s/></text:span><text:span text:style-name="T68_229">computer</text:span><text:span text:style-name="T68_230"><text:s/></text:span><text:span text:style-name="T68_231">instruments</text:span><text:span text:style-name="T68_232">,<text:s/></text:span><text:span text:style-name="T68_233">partly</text:span><text:span text:style-name="T68_234"><text:s/></text:span><text:span text:style-name="T68_235">due</text:span><text:span text:style-name="T68_236"><text:s/></text:span><text:span text:style-name="T68_237">to</text:span><text:span text:style-name="T68_238"><text:s/></text:span><text:span text:style-name="T68_239">the</text:span><text:span text:style-name="T68_240"><text:s/></text:span><text:span text:style-name="T68_241">lack</text:span><text:span text:style-name="T68_242"><text:s/></text:span><text:span text:style-name="T68_243">of</text:span><text:span text:style-name="T68_244"><text:s/></text:span><text:span text:style-name="T68_245">solid</text:span><text:span text:style-name="T68_246">,<text:s/></text:span><text:span text:style-name="T68_247">general</text:span><text:span text:style-name="T68_248"><text:s/></text:span><text:span text:style-name="T68_249">and</text:span><text:span text:style-name="T68_250"><text:s/></text:span><text:span text:style-name="T68_251">meaningful</text:span><text:span text:style-name="T68_252"><text:s/></text:span><text:span text:style-name="T68_253">interfaces</text:span><text:span text:style-name="T68_254">.<text:s/></text:span><text:span text:style-name="T68_255">On</text:span><text:span text:style-name="T68_256"><text:s/></text:span><text:span text:style-name="T68_257">the</text:span><text:span text:style-name="T68_258"><text:s/></text:span><text:span text:style-name="T68_259">other</text:span><text:span text:style-name="T68_260"><text:s/></text:span><text:span text:style-name="T68_261">hand</text:span><text:span text:style-name="T68_262"><text:s/></text:span><text:span text:style-name="T68_263">the</text:span><text:span text:style-name="T68_264"><text:s/></text:span><text:span text:style-name="T68_265">computer</text:span><text:span text:style-name="T68_266">'</text:span><text:span text:style-name="T68_267">s</text:span><text:span text:style-name="T68_268"><text:s/></text:span><text:span text:style-name="T68_269">aptitude</text:span><text:span text:style-name="T68_270"><text:s/></text:span><text:span text:style-name="T68_271">for</text:span><text:span text:style-name="T68_272"><text:s/></text:span><text:span text:style-name="T68_273">control</text:span><text:span text:style-name="T68_274"><text:s/></text:span><text:span text:style-name="T68_275">of</text:span><text:span text:style-name="T68_276"><text:s/></text:span><text:span text:style-name="T68_277">higher</text:span><text:span text:style-name="T68_278"><text:s/></text:span><text:span text:style-name="T68_279">level</text:span><text:span text:style-name="T68_280"><text:s/></text:span><text:span text:style-name="T68_281">processes</text:span><text:span text:style-name="T68_282"><text:s/></text:span><text:span text:style-name="T68_283">such</text:span><text:span text:style-name="T68_284"><text:s/></text:span><text:span text:style-name="T68_285">as</text:span><text:span text:style-name="T68_286"><text:s/></text:span><text:span text:style-name="T68_287">form</text:span><text:span text:style-name="T68_288"><text:s/></text:span><text:span text:style-name="T68_289">or</text:span><text:span text:style-name="T68_290"><text:s/></text:span><text:span text:style-name="T68_291">algorithmic</text:span><text:span text:style-name="T68_292"><text:s/></text:span><text:span text:style-name="T68_293">development</text:span><text:span text:style-name="T68_294"><text:s/></text:span><text:span text:style-name="T68_295">is</text:span><text:span text:style-name="T68_296"><text:s/></text:span><text:span text:style-name="T68_297">unparallelled</text:span><text:span text:style-name="T68_298">.<text:s/></text:span><text:span text:style-name="T68_299">In</text:span><text:span text:style-name="T68_300"><text:s/></text:span><text:span text:style-name="T68_301">the</text:span><text:span text:style-name="T68_302"><text:s/>(</text:span><text:span text:style-name="T68_303">Re</text:span><text:span text:style-name="T68_304">)</text:span><text:span text:style-name="T68_305">thinking</text:span><text:span text:style-name="T68_306"><text:s/></text:span><text:span text:style-name="T68_307">sessions</text:span><text:span text:style-name="T68_308"><text:s/></text:span><text:span text:style-name="T68_309">many</text:span><text:span text:style-name="T68_310"><text:s/></text:span><text:span text:style-name="T68_311">different</text:span><text:span text:style-name="T68_312"><text:s/></text:span><text:span text:style-name="T68_313">kinds</text:span><text:span text:style-name="T68_314"><text:s/></text:span><text:span text:style-name="T68_315">of</text:span><text:span text:style-name="T68_316"><text:s/></text:span><text:span text:style-name="T68_317">computer</text:span><text:span text:style-name="T68_318"><text:s/></text:span><text:span text:style-name="T68_319">interaction</text:span><text:span text:style-name="T68_320"><text:s/></text:span><text:span text:style-name="T68_321">were</text:span><text:span text:style-name="T68_322"><text:s/></text:span><text:span text:style-name="T68_323">presented</text:span><text:span text:style-name="T68_324">,<text:s/></text:span><text:span text:style-name="T68_325">from</text:span><text:span text:style-name="T68_326"><text:s/></text:span><text:span text:style-name="T68_327">laptop</text:span><text:span text:style-name="T68_328"><text:s/></text:span><text:span text:style-name="T68_329">performers</text:span><text:span text:style-name="T68_330"><text:s/></text:span><text:span text:style-name="T68_331">such</text:span><text:span text:style-name="T68_332"><text:s/></text:span><text:span text:style-name="T68_333">as</text:span><text:span text:style-name="T68_334"><text:s/></text:span><text:span text:style-name="T68_335">Jakob</text:span><text:span text:style-name="T68_336"><text:s/></text:span><text:span text:style-name="T68_337">Riis</text:span><text:span text:style-name="T68_338"><text:s/></text:span><text:span text:style-name="T68_339">and</text:span><text:span text:style-name="T68_340"><text:s/></text:span><text:span text:style-name="T68_341">some</text:span><text:span text:style-name="T68_342"><text:s/></text:span><text:span text:style-name="T68_343">of</text:span><text:span text:style-name="T68_344"><text:s/></text:span><text:span text:style-name="T68_345">the</text:span><text:span text:style-name="T68_346"><text:s/></text:span><text:span text:style-name="T68_347">members</text:span><text:span text:style-name="T68_348"><text:s/></text:span><text:span text:style-name="T68_349">of</text:span><text:span text:style-name="T68_350"><text:s/></text:span><text:span text:style-name="T68_351">the</text:span><text:span text:style-name="T68_352"><text:s/></text:span><text:span text:style-name="T68_353">Lemuriformes</text:span><text:span text:style-name="T68_354"><text:s/></text:span><text:span text:style-name="T68_355">group</text:span><text:span text:style-name="T68_356"><text:s/></text:span><text:span text:style-name="T68_357">through</text:span><text:span text:style-name="T68_358"><text:s/></text:span><text:span text:style-name="T68_359">the</text:span><text:span text:style-name="T68_360"><text:s/></text:span><text:span text:style-name="T68_361">mediated</text:span><text:span text:style-name="T68_362"><text:s/></text:span><text:span text:style-name="T68_363">manipulation</text:span><text:span text:style-name="T68_364"><text:s/></text:span><text:span text:style-name="T68_365">of</text:span><text:span text:style-name="T68_366"><text:s/></text:span><text:span text:style-name="T68_367">Diemo</text:span><text:span text:style-name="T68_368"><text:s/></text:span><text:span text:style-name="T68_369">Schwartz</text:span><text:span text:style-name="T68_370"><text:s/></text:span><text:span text:style-name="T68_371">and</text:span><text:span text:style-name="T68_372"><text:s/></text:span><text:span text:style-name="T68_373">Victoria</text:span><text:span text:style-name="T68_374"><text:s/></text:span><text:span text:style-name="T68_375">Johnson</text:span><text:span text:style-name="T68_376"><text:s/></text:span><text:span text:style-name="T68_377">and</text:span><text:span text:style-name="T68_378"><text:s/></text:span><text:span text:style-name="T68_379">direct</text:span><text:span text:style-name="T68_380"><text:s/></text:span><text:span text:style-name="T68_381">manipulation</text:span><text:span text:style-name="T68_382"><text:s/></text:span><text:span text:style-name="T68_383">of</text:span><text:span text:style-name="T68_384"><text:s/></text:span><text:span text:style-name="T68_385">Cléo</text:span><text:span text:style-name="T68_386"><text:s/></text:span><text:span text:style-name="T68_387">Palacio</text:span><text:span text:style-name="T68_388">-</text:span><text:span text:style-name="T68_389">Quintin</text:span><text:span text:style-name="T68_390">'</text:span><text:span text:style-name="T68_391">s</text:span><text:span text:style-name="T68_392"><text:s/></text:span><text:span text:style-name="T68_393">“</text:span><text:span text:style-name="T68_394">hyperflute</text:span><text:span text:style-name="T68_395">”</text:span><text:span text:style-name="T68_396"><text:s/></text:span><text:span text:style-name="T68_397">over</text:span><text:span text:style-name="T68_398"><text:s/></text:span><text:span text:style-name="T68_399">to</text:span><text:span text:style-name="T68_400"><text:s/></text:span><text:span text:style-name="T68_401">more</text:span><text:span text:style-name="T68_402"><text:s/></text:span><text:span text:style-name="T68_403">visually</text:span><text:span text:style-name="T68_404"><text:s/></text:span><text:span text:style-name="T68_405">oriented</text:span><text:span text:style-name="T68_406"><text:s/></text:span><text:span text:style-name="T68_407">interaction</text:span><text:span text:style-name="T68_408"><text:s/></text:span><text:span text:style-name="T68_409">schemes</text:span><text:span text:style-name="T68_410">.</text:span></text:p>
      <text:p text:style-name="P69"/>
      <text:p text:style-name="P70"><text:span text:style-name="T70_1">In</text:span><text:span text:style-name="T70_2"><text:s/></text:span><text:span text:style-name="T70_3">his</text:span><text:span text:style-name="T70_4"><text:s/></text:span><text:span text:style-name="T70_5">paper</text:span><text:span text:style-name="T70_6">,<text:s/></text:span><text:span text:style-name="T70_7">James</text:span><text:span text:style-name="T70_8"><text:s/></text:span><text:span text:style-name="T70_9">Gordon</text:span><text:span text:style-name="T70_10"><text:s/></text:span><text:span text:style-name="T70_11">Williams</text:span><text:span text:style-name="T70_12"><text:s/>(</text:span><text:span text:style-name="T70_13">Section</text:span><text:span text:style-name="T70_14"><text:s/>6:1)<text:s/></text:span><text:span text:style-name="T70_15">points</text:span><text:span text:style-name="T70_16"><text:s/></text:span><text:span text:style-name="T70_17">to</text:span><text:span text:style-name="T70_18"><text:s/></text:span><text:span text:style-name="T70_19">the</text:span><text:span text:style-name="T70_20"><text:s/></text:span><text:span text:style-name="T70_21">feedback</text:span><text:span text:style-name="T70_22"><text:s/></text:span><text:span text:style-name="T70_23">between</text:span><text:span text:style-name="T70_24"><text:s/></text:span><text:span text:style-name="T70_25">the</text:span><text:span text:style-name="T70_26"><text:s/></text:span><text:span text:style-name="T70_27">system</text:span><text:span text:style-name="T70_28"><text:s/></text:span><text:span text:style-name="T70_29">consisting</text:span><text:span text:style-name="T70_30"><text:s/></text:span><text:span text:style-name="T70_31">of</text:span><text:span text:style-name="T70_32"><text:s/></text:span><text:span text:style-name="T70_33">his</text:span><text:span text:style-name="T70_34"><text:s/></text:span><text:span text:style-name="T70_35">own</text:span><text:span text:style-name="T70_36"><text:s/></text:span><text:span text:style-name="T70_37">improvisational</text:span><text:span text:style-name="T70_38"><text:s/></text:span><text:span text:style-name="T70_39">practice</text:span><text:span text:style-name="T70_40"><text:s/></text:span><text:span text:style-name="T70_41">and</text:span><text:span text:style-name="T70_42"><text:s/></text:span><text:span text:style-name="T70_43">the</text:span><text:span text:style-name="T70_44"><text:s/></text:span><text:span text:style-name="T70_45">technology</text:span><text:span text:style-name="T70_46"><text:s/></text:span><text:span text:style-name="T70_47">that</text:span><text:span text:style-name="T70_48"><text:s/></text:span><text:span text:style-name="T70_49">he</text:span><text:span text:style-name="T70_50"><text:s/></text:span><text:span text:style-name="T70_51">explores</text:span><text:span text:style-name="T70_52">.<text:s/></text:span><text:span text:style-name="T70_53">One</text:span><text:span text:style-name="T70_54"><text:s/></text:span><text:span text:style-name="T70_55">may</text:span><text:span text:style-name="T70_56"><text:s/></text:span><text:span text:style-name="T70_57">even</text:span><text:span text:style-name="T70_58"><text:s/></text:span><text:span text:style-name="T70_59">go</text:span><text:span text:style-name="T70_60"><text:s/></text:span><text:span text:style-name="T70_61">further</text:span><text:span text:style-name="T70_62"><text:s/></text:span><text:span text:style-name="T70_63">and</text:span><text:span text:style-name="T70_64"><text:s/></text:span><text:span text:style-name="T70_65">argue</text:span><text:span text:style-name="T70_66"><text:s/></text:span><text:span text:style-name="T70_67">that</text:span><text:span text:style-name="T70_68"><text:s/></text:span><text:span text:style-name="T70_69">a</text:span><text:span text:style-name="T70_70"><text:s/></text:span><text:span text:style-name="T70_71">general</text:span><text:span text:style-name="T70_72"><text:s/></text:span><text:span text:style-name="T70_73">property</text:span><text:span text:style-name="T70_74"><text:s/></text:span><text:span text:style-name="T70_75">of</text:span><text:span text:style-name="T70_76"><text:s/></text:span><text:span text:style-name="T70_77">artistic</text:span><text:span text:style-name="T70_78"><text:s/></text:span><text:span text:style-name="T70_79">research</text:span><text:span text:style-name="T70_80"><text:s/></text:span><text:span text:style-name="T70_81">is</text:span><text:span text:style-name="T70_82"><text:s/></text:span><text:span text:style-name="T70_83">that</text:span><text:span text:style-name="T70_84"><text:s/></text:span><text:span text:style-name="T70_85">it</text:span><text:span text:style-name="T70_86"><text:s/></text:span><text:span text:style-name="T70_87">uses</text:span><text:span text:style-name="T70_88"><text:s/></text:span><text:span text:style-name="T70_89">the</text:span><text:span text:style-name="T70_90"><text:s/></text:span><text:span text:style-name="T70_91">practice</text:span><text:span text:style-name="T70_92"><text:s/></text:span><text:span text:style-name="T70_93">of</text:span><text:span text:style-name="T70_94"><text:s/></text:span><text:span text:style-name="T70_95">the</text:span><text:span text:style-name="T70_96"><text:s/></text:span><text:span text:style-name="T70_97">researcher</text:span><text:span text:style-name="T70_98"><text:s/></text:span><text:span text:style-name="T70_99">to</text:span><text:span text:style-name="T70_100"><text:s/></text:span><text:span text:style-name="T70_101">inform</text:span><text:span text:style-name="T70_102"><text:s/></text:span><text:span text:style-name="T70_103">the</text:span><text:span text:style-name="T70_104"><text:s/></text:span><text:span text:style-name="T70_105">research</text:span><text:span text:style-name="T70_106"><text:s/></text:span><text:span text:style-name="T70_107">questions</text:span><text:span text:style-name="T70_108"><text:s/></text:span><text:span text:style-name="T70_109">and</text:span><text:span text:style-name="T70_110"><text:s/></text:span><text:span text:style-name="T70_111">outcomes</text:span><text:span text:style-name="T70_112">.<text:s/></text:span><text:span text:style-name="T70_113">In</text:span><text:span text:style-name="T70_114"><text:s/></text:span><text:span text:style-name="T70_115">the</text:span><text:span text:style-name="T70_116"><text:s/></text:span><text:span text:style-name="T70_117">case</text:span><text:span text:style-name="T70_118"><text:s/></text:span><text:span text:style-name="T70_119">of</text:span><text:span text:style-name="T70_120"><text:s/></text:span><text:span text:style-name="T70_121">musical</text:span><text:span text:style-name="T70_122"><text:s/></text:span><text:span text:style-name="T70_123">interaction</text:span><text:span text:style-name="T70_124"><text:s/></text:span><text:span text:style-name="T70_125">involving</text:span><text:span text:style-name="T70_126"><text:s/></text:span><text:span text:style-name="T70_127">technology</text:span><text:span text:style-name="T70_128"><text:s/></text:span><text:span text:style-name="T70_129">the</text:span><text:span text:style-name="T70_130"><text:s/></text:span><text:span text:style-name="T70_131">feedback</text:span><text:span text:style-name="T70_132"><text:s/></text:span><text:span text:style-name="T70_133">between</text:span><text:span text:style-name="T70_134"><text:s/></text:span><text:span text:style-name="T70_135">the</text:span><text:span text:style-name="T70_136"><text:s/></text:span><text:span text:style-name="T70_137">practice</text:span><text:span text:style-name="T70_138">,<text:s/></text:span><text:span text:style-name="T70_139">the</text:span><text:span text:style-name="T70_140"><text:s/></text:span><text:span text:style-name="T70_141">research</text:span><text:span text:style-name="T70_142"><text:s/></text:span><text:span text:style-name="T70_143">and</text:span><text:span text:style-name="T70_144"><text:s/></text:span><text:span text:style-name="T70_145">the</text:span><text:span text:style-name="T70_146"><text:s/></text:span><text:span text:style-name="T70_147">technology</text:span><text:span text:style-name="T70_148"><text:s/></text:span><text:span text:style-name="T70_149">is</text:span><text:span text:style-name="T70_150"><text:s/></text:span><text:span text:style-name="T70_151">an</text:span><text:span text:style-name="T70_152"><text:s/></text:span><text:span text:style-name="T70_153">important</text:span><text:span text:style-name="T70_154"><text:s/></text:span><text:span text:style-name="T70_155">property</text:span><text:span text:style-name="T70_156"><text:s/></text:span><text:span text:style-name="T70_157">that</text:span><text:span text:style-name="T70_158"><text:s/></text:span><text:span text:style-name="T70_159">was</text:span><text:span text:style-name="T70_160"><text:s/></text:span><text:span text:style-name="T70_161">approached</text:span><text:span text:style-name="T70_162"><text:s/></text:span><text:span text:style-name="T70_163">by</text:span><text:span text:style-name="T70_164"><text:s/></text:span><text:span text:style-name="T70_165">several</text:span><text:span text:style-name="T70_166"><text:s/></text:span><text:span text:style-name="T70_167">of</text:span><text:span text:style-name="T70_168"><text:s/></text:span><text:span text:style-name="T70_169">the</text:span><text:span text:style-name="T70_170"><text:s/></text:span><text:span text:style-name="T70_171">presenters</text:span><text:span text:style-name="T70_172">.<text:s/></text:span><text:span text:style-name="T70_173">While</text:span><text:span text:style-name="T70_174"><text:s/></text:span><text:span text:style-name="T70_175">it</text:span><text:span text:style-name="T70_176"><text:s/></text:span><text:span text:style-name="T70_177">is</text:span><text:span text:style-name="T70_178"><text:s/></text:span><text:span text:style-name="T70_179">true</text:span><text:span text:style-name="T70_180"><text:s/></text:span><text:span text:style-name="T70_181">that</text:span><text:span text:style-name="T70_182"><text:s/></text:span><text:span text:style-name="T70_183">the</text:span><text:span text:style-name="T70_184"><text:s/></text:span><text:span text:style-name="T70_185">technology</text:span><text:span text:style-name="T70_186"><text:s/></text:span><text:span text:style-name="T70_187">will</text:span><text:span text:style-name="T70_188"><text:s/></text:span><text:span text:style-name="T70_189">by</text:span><text:span text:style-name="T70_190"><text:s/></text:span><text:span text:style-name="T70_191">necessity</text:span><text:span text:style-name="T70_192"><text:s/></text:span><text:span text:style-name="T70_193">influence</text:span><text:span text:style-name="T70_194"><text:s/></text:span><text:span text:style-name="T70_195">the</text:span><text:span text:style-name="T70_196"><text:s/></text:span><text:span text:style-name="T70_197">practice</text:span><text:span text:style-name="T70_198">,<text:s/></text:span><text:span text:style-name="T70_199">o</text:span><text:span text:style-name="T70_200">ne</text:span><text:span text:style-name="T70_201"><text:s/></text:span><text:span text:style-name="T70_202">may</text:span><text:span text:style-name="T70_203"><text:s/></text:span><text:span text:style-name="T70_204">also</text:span><text:span text:style-name="T70_205"><text:s/></text:span><text:span text:style-name="T70_206">argue</text:span><text:span text:style-name="T70_207"><text:s/></text:span><text:span text:style-name="T70_208">that</text:span><text:span text:style-name="T70_209"><text:s/></text:span><text:span text:style-name="T70_210">the</text:span><text:span text:style-name="T70_211"><text:s/></text:span><text:span text:style-name="T70_212">ways</text:span><text:span text:style-name="T70_213"><text:s/></text:span><text:span text:style-name="T70_214">in</text:span><text:span text:style-name="T70_215"><text:s/></text:span><text:span text:style-name="T70_216">which</text:span><text:span text:style-name="T70_217"><text:s/></text:span><text:span text:style-name="T70_218">musical</text:span><text:span text:style-name="T70_219"><text:s/></text:span><text:span text:style-name="T70_220">practice</text:span><text:span text:style-name="T70_221"><text:s/></text:span><text:span text:style-name="T70_222">can</text:span><text:span text:style-name="T70_223"><text:s/></text:span><text:span text:style-name="T70_224">change</text:span><text:span text:style-name="T70_225"><text:s/></text:span><text:span text:style-name="T70_226">our</text:span><text:span text:style-name="T70_227"><text:s/></text:span><text:span text:style-name="T70_228">understanding</text:span><text:span text:style-name="T70_229"><text:s/></text:span><text:span text:style-name="T70_230">and</text:span><text:span text:style-name="T70_231"><text:s/></text:span><text:span text:style-name="T70_232">alter</text:span><text:span text:style-name="T70_233"><text:s/></text:span><text:span text:style-name="T70_234">our</text:span><text:span text:style-name="T70_235"><text:s/></text:span><text:span text:style-name="T70_236">view</text:span><text:span text:style-name="T70_237"><text:s/></text:span><text:span text:style-name="T70_238">on</text:span><text:span text:style-name="T70_239"><text:s/></text:span><text:span text:style-name="T70_240">technology</text:span><text:span text:style-name="T70_241"><text:s/></text:span><text:span text:style-name="T70_242">is</text:span><text:span text:style-name="T70_243"><text:s/></text:span><text:span text:style-name="T70_244">a</text:span><text:span text:style-name="T70_245"><text:s/></text:span><text:span text:style-name="T70_246">key</text:span><text:span text:style-name="T70_247"><text:s/></text:span><text:span text:style-name="T70_248">issue</text:span><text:span text:style-name="T70_249"><text:s/></text:span><text:span text:style-name="T70_250">for</text:span><text:span text:style-name="T70_251"><text:s/></text:span><text:span text:style-name="T70_252">this</text:span><text:span text:style-name="T70_253"><text:s/></text:span><text:span text:style-name="T70_254">kind</text:span><text:span text:style-name="T70_255"><text:s/></text:span><text:span text:style-name="T70_256">of</text:span><text:span text:style-name="T70_257"><text:s/></text:span><text:span text:style-name="T70_258">research</text:span><text:span text:style-name="T70_259">.</text:span></text:p>
      <text:p text:style-name="P71"/>
      <text:p text:style-name="P72"><text:span text:style-name="T72_1">Live</text:span><text:span text:style-name="T72_2"><text:s/></text:span><text:span text:style-name="T72_3">coding</text:span><text:span text:style-name="T72_4"><text:note text:note-class="footnote"><text:note-citation/><text:note-body><text:p text:style-name="P73"><text:span text:style-name="T73_1"><text:s/></text:span><text:span text:style-name="T73_2">Live</text:span><text:span text:style-name="T73_3"><text:s/></text:span><text:span text:style-name="T73_4">coding</text:span><text:span text:style-name="T73_5"><text:s/></text:span><text:span text:style-name="T73_6">is</text:span><text:span text:style-name="T73_7"><text:s/></text:span><text:span text:style-name="T73_8">a</text:span><text:span text:style-name="T73_9"><text:s/></text:span><text:span text:style-name="T73_10">particular</text:span><text:span text:style-name="T73_11"><text:s/></text:span><text:span text:style-name="T73_12">form</text:span><text:span text:style-name="T73_13"><text:s/></text:span><text:span text:style-name="T73_14">of</text:span><text:span text:style-name="T73_15"><text:s/></text:span><text:span text:style-name="T73_16">electronic</text:span><text:span text:style-name="T73_17"><text:s/></text:span><text:span text:style-name="T73_18">music</text:span><text:span text:style-name="T73_19"><text:s/></text:span><text:span text:style-name="T73_20">where</text:span><text:span text:style-name="T73_21"><text:s/></text:span><text:span text:style-name="T73_22">the</text:span><text:span text:style-name="T73_23"><text:s/></text:span><text:span text:style-name="T73_24">computer</text:span><text:span text:style-name="T73_25"><text:s/></text:span><text:span text:style-name="T73_26">musician</text:span><text:span text:style-name="T73_27"><text:s/></text:span><text:span text:style-name="T73_28">creates</text:span><text:span text:style-name="T73_29"><text:s/></text:span><text:span text:style-name="T73_30">the</text:span><text:span text:style-name="T73_31"><text:s/></text:span><text:span text:style-name="T73_32">sound</text:span><text:span text:style-name="T73_33"><text:s/></text:span><text:span text:style-name="T73_34">generating</text:span><text:span text:style-name="T73_35"><text:s/></text:span><text:span text:style-name="T73_36">processes</text:span><text:span text:style-name="T73_37"><text:s/></text:span><text:span text:style-name="T73_38">on</text:span><text:span text:style-name="T73_39"><text:s/></text:span><text:span text:style-name="T73_40">the</text:span><text:span text:style-name="T73_41"><text:s/></text:span><text:span text:style-name="T73_42">fly</text:span><text:span text:style-name="T73_43">,<text:s/></text:span><text:span text:style-name="T73_44">in</text:span><text:span text:style-name="T73_45"><text:s/></text:span><text:span text:style-name="T73_46">real</text:span><text:span text:style-name="T73_47"><text:s/></text:span><text:span text:style-name="T73_48">time</text:span><text:span text:style-name="T73_49">.<text:s/></text:span><text:span text:style-name="T73_50">The</text:span><text:span text:style-name="T73_51"><text:s/></text:span><text:span text:style-name="T73_52">computer</text:span><text:span text:style-name="T73_53"><text:s/></text:span><text:span text:style-name="T73_54">screen</text:span><text:span text:style-name="T73_55"><text:s/></text:span><text:span text:style-name="T73_56">is</text:span><text:span text:style-name="T73_57"><text:s/></text:span><text:span text:style-name="T73_58">projected</text:span><text:span text:style-name="T73_59"><text:s/></text:span><text:span text:style-name="T73_60">on</text:span><text:span text:style-name="T73_61"><text:s/></text:span><text:span text:style-name="T73_62">stage</text:span><text:span text:style-name="T73_63"><text:s/></text:span><text:span text:style-name="T73_64">for</text:span><text:span text:style-name="T73_65"><text:s/></text:span><text:span text:style-name="T73_66">the</text:span><text:span text:style-name="T73_67"><text:s/></text:span><text:span text:style-name="T73_68">audience</text:span><text:span text:style-name="T73_69"><text:s/></text:span><text:span text:style-name="T73_70">to</text:span><text:span text:style-name="T73_71"><text:s/></text:span><text:span text:style-name="T73_72">see</text:span><text:span text:style-name="T73_73"><text:s/></text:span><text:span text:style-name="T73_74">the</text:span><text:span text:style-name="T73_75"><text:s/></text:span><text:span text:style-name="T73_76">commands</text:span><text:span text:style-name="T73_77">,<text:s/></text:span><text:span text:style-name="T73_78">or</text:span><text:span text:style-name="T73_79"><text:s/></text:span><text:span text:style-name="T73_80">objects</text:span><text:span text:style-name="T73_81">,<text:s/></text:span><text:span text:style-name="T73_82">that</text:span><text:span text:style-name="T73_83"><text:s/></text:span><text:span text:style-name="T73_84">constitute</text:span><text:span text:style-name="T73_85"><text:s/></text:span><text:span text:style-name="T73_86">the</text:span><text:span text:style-name="T73_87"><text:s/>“</text:span><text:span text:style-name="T73_88">patch</text:span><text:span text:style-name="T73_89">”.</text:span></text:p></text:note-body></text:note></text:span><text:span text:style-name="T73_90">,<text:s/></text:span><text:span text:style-name="T73_91">as</text:span><text:span text:style-name="T73_92"><text:s/></text:span><text:span text:style-name="T73_93">was</text:span><text:span text:style-name="T73_94"><text:s/></text:span><text:span text:style-name="T73_95">presented</text:span><text:span text:style-name="T73_96"><text:s/></text:span><text:span text:style-name="T73_97">and</text:span><text:span text:style-name="T73_98"><text:s/></text:span><text:span text:style-name="T73_99">demonstrated</text:span><text:span text:style-name="T73_100"><text:s/></text:span><text:span text:style-name="T73_101">by</text:span><text:span text:style-name="T73_102"><text:s/></text:span><text:span text:style-name="T73_103">the</text:span><text:span text:style-name="T73_104"><text:s/></text:span><text:span text:style-name="T73_105">Lemuriformes</text:span><text:span text:style-name="T73_106">,<text:s/></text:span><text:span text:style-name="T73_107">is</text:span><text:span text:style-name="T73_108"><text:s/></text:span><text:span text:style-name="T73_109">a</text:span><text:span text:style-name="T73_110"><text:s/></text:span><text:span text:style-name="T73_111">practice</text:span><text:span text:style-name="T73_112"><text:s/></text:span><text:span text:style-name="T73_113">in</text:span><text:span text:style-name="T73_114"><text:s/></text:span><text:span text:style-name="T73_115">which</text:span><text:span text:style-name="T73_116"><text:s/></text:span><text:span text:style-name="T73_117">the</text:span><text:span text:style-name="T73_118"><text:s/></text:span><text:span text:style-name="T73_119">feedback</text:span><text:span text:style-name="T73_120"><text:s/></text:span><text:span text:style-name="T73_121">between</text:span><text:span text:style-name="T73_122"><text:s/></text:span><text:span text:style-name="T73_123">the</text:span><text:span text:style-name="T73_124"><text:s/></text:span><text:span text:style-name="T73_125">different</text:span><text:span text:style-name="T73_126"><text:s/></text:span><text:span text:style-name="T73_127">modes</text:span><text:span text:style-name="T73_128"><text:s/></text:span><text:span text:style-name="T73_129">of</text:span><text:span text:style-name="T73_130"><text:s/></text:span><text:span text:style-name="T73_131">expression</text:span><text:span text:style-name="T73_132"><text:s/></text:span><text:span text:style-name="T73_133">is</text:span><text:span text:style-name="T73_134"><text:s/></text:span><text:span text:style-name="T73_135">particularly</text:span><text:span text:style-name="T73_136"><text:s/></text:span><text:span text:style-name="T73_137">important</text:span><text:span text:style-name="T73_138">.<text:s/></text:span><text:span text:style-name="T73_139">The</text:span><text:span text:style-name="T73_140"><text:s/></text:span><text:span text:style-name="T73_141">Lemuriformes</text:span><text:span text:style-name="T73_142"><text:s/></text:span><text:span text:style-name="T73_143">uses</text:span><text:span text:style-name="T73_144"><text:s/></text:span><text:span text:style-name="T73_145">the</text:span><text:span text:style-name="T73_146"><text:s/></text:span><text:span text:style-name="T73_147">graphical</text:span><text:span text:style-name="T73_148"><text:s/></text:span><text:span text:style-name="T73_149">programming</text:span><text:span text:style-name="T73_150"><text:s/></text:span><text:span text:style-name="T73_151">environment</text:span><text:span text:style-name="T73_152"><text:s/></text:span><text:span text:style-name="T73_153">Max</text:span><text:span text:style-name="T73_154">/</text:span><text:span text:style-name="T73_155">MSP</text:span><text:span text:style-name="T73_156"><text:s/></text:span><text:span text:style-name="T73_157">and</text:span><text:span text:style-name="T73_158"><text:s/></text:span><text:span text:style-name="T73_159">through</text:span><text:span text:style-name="T73_160"><text:s/></text:span><text:span text:style-name="T73_161">their</text:span><text:span text:style-name="T73_162"><text:s/></text:span><text:span text:style-name="T73_163">performance</text:span><text:span text:style-name="T73_164"><text:s/></text:span><text:span text:style-name="T73_165">the</text:span><text:span text:style-name="T73_166"><text:s/></text:span><text:span text:style-name="T73_167">meaning</text:span><text:span text:style-name="T73_168"><text:s/></text:span><text:span text:style-name="T73_169">of</text:span><text:span text:style-name="T73_170"><text:s/></text:span><text:span text:style-name="T73_171">the</text:span><text:span text:style-name="T73_172"><text:s/></text:span><text:span text:style-name="T73_173">objects</text:span><text:span text:style-name="T73_174"><text:s/></text:span><text:span text:style-name="T73_175">placed</text:span><text:span text:style-name="T73_176"><text:s/></text:span><text:span text:style-name="T73_177">on</text:span><text:span text:style-name="T73_178"><text:s/></text:span><text:span text:style-name="T73_179">the</text:span><text:span text:style-name="T73_180"><text:s/></text:span><text:span text:style-name="T73_181">screen</text:span><text:span text:style-name="T73_182"><text:s/></text:span><text:span text:style-name="T73_183">is</text:span><text:span text:style-name="T73_184"><text:s/></text:span><text:span text:style-name="T73_185">created</text:span><text:span text:style-name="T73_186"><text:s/></text:span><text:span text:style-name="T73_187">and</text:span><text:span text:style-name="T73_188"><text:s/></text:span><text:span text:style-name="T73_189">recreated</text:span><text:span text:style-name="T73_190"><text:s/></text:span><text:span text:style-name="T73_191">in</text:span><text:span text:style-name="T73_192"><text:s/></text:span><text:span text:style-name="T73_193">the</text:span><text:span text:style-name="T73_194"><text:s/></text:span><text:span text:style-name="T73_195">course</text:span><text:span text:style-name="T73_196"><text:s/></text:span><text:span text:style-name="T73_197">of</text:span><text:span text:style-name="T73_198"><text:s/></text:span><text:span text:style-name="T73_199">the</text:span><text:span text:style-name="T73_200"><text:s/></text:span><text:span text:style-name="T73_201">performance</text:span><text:span text:style-name="T73_202">.<text:s/></text:span><text:span text:style-name="T73_203">This</text:span><text:span text:style-name="T73_204"><text:s/></text:span><text:span text:style-name="T73_205">kind</text:span><text:span text:style-name="T73_206"><text:s/></text:span><text:span text:style-name="T73_207">of</text:span><text:span text:style-name="T73_208"><text:s/></text:span><text:span text:style-name="T73_209">signification</text:span><text:span text:style-name="T73_210">,<text:s/></text:span><text:span text:style-name="T73_211">however</text:span><text:span text:style-name="T73_212">,<text:s/></text:span><text:span text:style-name="T73_213">is</text:span><text:span text:style-name="T73_214"><text:s/></text:span><text:span text:style-name="T73_215">actually</text:span><text:span text:style-name="T73_216"><text:s/></text:span><text:span text:style-name="T73_217">not</text:span><text:span text:style-name="T73_218"><text:s/></text:span><text:span text:style-name="T73_219">particular</text:span><text:span text:style-name="T73_220"><text:s/></text:span><text:span text:style-name="T73_221">to</text:span><text:span text:style-name="T73_222"><text:s/></text:span><text:span text:style-name="T73_223">computer</text:span><text:span text:style-name="T73_224"><text:s/></text:span><text:span text:style-name="T73_225">interaction</text:span><text:span text:style-name="T73_226"><text:s/></text:span><text:span text:style-name="T73_227">or</text:span><text:span text:style-name="T73_228"><text:s/></text:span><text:span text:style-name="T73_229">live</text:span><text:span text:style-name="T73_230"><text:s/></text:span><text:span text:style-name="T73_231">coding</text:span><text:span text:style-name="T73_232"><text:s/></text:span><text:span text:style-name="T73_233">but</text:span><text:span text:style-name="T73_234"><text:s/></text:span><text:span text:style-name="T73_235">reminds</text:span><text:span text:style-name="T73_236"><text:s/></text:span><text:span text:style-name="T73_237">us</text:span><text:span text:style-name="T73_238"><text:s/></text:span><text:span text:style-name="T73_239">of</text:span><text:span text:style-name="T73_240"><text:s/></text:span><text:span text:style-name="T73_241">Bennink</text:span><text:span text:style-name="T73_242">’</text:span><text:span text:style-name="T73_243">s</text:span><text:span text:style-name="T73_244"><text:s/></text:span><text:span text:style-name="T73_245">reterr</text:span><text:span text:style-name="T73_246">itorialization</text:span><text:span text:style-name="T73_247"><text:s/></text:span><text:span text:style-name="T73_248">of</text:span><text:span text:style-name="T73_249"><text:s/></text:span><text:span text:style-name="T73_250">the</text:span><text:span text:style-name="T73_251"><text:s/></text:span><text:span text:style-name="T73_252">floor</text:span><text:span text:style-name="T73_253"><text:s/></text:span><text:span text:style-name="T73_254">into</text:span><text:span text:style-name="T73_255"><text:s/></text:span><text:span text:style-name="T73_256">a</text:span><text:span text:style-name="T73_257"><text:s text:c="2"/></text:span><text:span text:style-name="T73_258">becoming</text:span><text:span text:style-name="T73_259">-</text:span><text:span text:style-name="T73_260">instrument</text:span><text:span text:style-name="T73_261">.</text:span><text:span text:style-name="T73_262"><text:s/></text:span><text:span text:style-name="T73_263">In</text:span><text:span text:style-name="T73_264"><text:s/></text:span><text:span text:style-name="T73_265">the</text:span><text:span text:style-name="T73_266"><text:s/></text:span><text:span text:style-name="T73_267">Lemuriformes</text:span><text:span text:style-name="T73_268"><text:s/></text:span><text:span text:style-name="T73_269">performance</text:span><text:span text:style-name="T73_270"><text:s/></text:span><text:span text:style-name="T73_271">the</text:span><text:span text:style-name="T73_272"><text:s/></text:span><text:span text:style-name="T73_273">small</text:span><text:span text:style-name="T73_274"><text:s/></text:span><text:span text:style-name="T73_275">rectangles</text:span><text:span text:style-name="T73_276"><text:s/></text:span><text:span text:style-name="T73_277">on</text:span><text:span text:style-name="T73_278"><text:s/></text:span><text:span text:style-name="T73_279">the</text:span><text:span text:style-name="T73_280"><text:s/></text:span><text:span text:style-name="T73_281">screen</text:span><text:span text:style-name="T73_282">,<text:s/></text:span><text:span text:style-name="T73_283">further</text:span><text:span text:style-name="T73_284"><text:s/></text:span><text:span text:style-name="T73_285">manipulated</text:span><text:span text:style-name="T73_286"><text:s/></text:span><text:span text:style-name="T73_287">by</text:span><text:span text:style-name="T73_288"><text:s/></text:span><text:span text:style-name="T73_289">the</text:span><text:span text:style-name="T73_290"><text:s/></text:span><text:span text:style-name="T73_291">graphic</text:span><text:span text:style-name="T73_292"><text:s/></text:span><text:span text:style-name="T73_293">artist</text:span><text:span text:style-name="T73_294"><text:s/></text:span><text:span text:style-name="T73_295">redrawing</text:span><text:span text:style-name="T73_296"><text:s/></text:span><text:span text:style-name="T73_297">them</text:span><text:span text:style-name="T73_298"><text:s/></text:span><text:span text:style-name="T73_299">on</text:span><text:span text:style-name="T73_300"><text:s/></text:span><text:span text:style-name="T73_301">the</text:span><text:span text:style-name="T73_302"><text:s/></text:span><text:span text:style-name="T73_303">screen</text:span><text:span text:style-name="T73_304">,<text:s/></text:span><text:span text:style-name="T73_305">are</text:span><text:span text:style-name="T73_306"><text:s/></text:span><text:span text:style-name="T73_307">not</text:span><text:span text:style-name="T73_308"><text:s/></text:span><text:span text:style-name="T73_309">meaningful</text:span><text:span text:style-name="T73_310"><text:s/></text:span><text:span text:style-name="T73_311">as</text:span><text:span text:style-name="T73_312"><text:s/></text:span><text:span text:style-name="T73_313">musical</text:span><text:span text:style-name="T73_314"><text:s/></text:span><text:span text:style-name="T73_315">actors</text:span><text:span text:style-name="T73_316"><text:s/></text:span><text:span text:style-name="T73_317">until</text:span><text:span text:style-name="T73_318"><text:s/></text:span><text:span text:style-name="T73_319">they</text:span><text:span text:style-name="T73_320"><text:s/></text:span><text:span text:style-name="T73_321">are</text:span><text:span text:style-name="T73_322"><text:s/></text:span><text:span text:style-name="T73_323">experienced</text:span><text:span text:style-name="T73_324"><text:s/></text:span><text:span text:style-name="T73_325">as</text:span><text:span text:style-name="T73_326"><text:s/></text:span><text:span text:style-name="T73_327">such</text:span><text:span text:style-name="T73_328"><text:s/></text:span><text:span text:style-name="T73_329">in</text:span><text:span text:style-name="T73_330"><text:s/></text:span><text:span text:style-name="T73_331">the</text:span><text:span text:style-name="T73_332"><text:s/></text:span><text:span text:style-name="T73_333">performance</text:span><text:span text:style-name="T73_334">.<text:s/></text:span><text:span text:style-name="T73_335">Or</text:span><text:span text:style-name="T73_336">,<text:s/></text:span><text:span text:style-name="T73_337">as</text:span><text:span text:style-name="T73_338"><text:s/></text:span><text:span text:style-name="T73_339">put</text:span><text:span text:style-name="T73_340"><text:s/></text:span><text:span text:style-name="T73_341">by</text:span><text:span text:style-name="T73_342"><text:s/></text:span><text:span text:style-name="T73_343">Cobussen</text:span><text:span text:style-name="T73_344">,<text:s/></text:span><text:span text:style-name="T73_345">the</text:span><text:span text:style-name="T73_346"><text:s/></text:span><text:span text:style-name="T73_347">different</text:span><text:span text:style-name="T73_348"><text:s/></text:span><text:span text:style-name="T73_349">actors</text:span><text:span text:style-name="T73_350"><text:s/></text:span><text:span text:style-name="T73_351">involved</text:span><text:span text:style-name="T73_352"><text:s/>(</text:span><text:span text:style-name="T73_353">floor</text:span><text:span text:style-name="T73_354">,<text:s/></text:span><text:span text:style-name="T73_355">percussion</text:span><text:span text:style-name="T73_356"><text:s/></text:span><text:span text:style-name="T73_357">player</text:span><text:span text:style-name="T73_358">,<text:s/></text:span><text:span text:style-name="T73_359">screen</text:span><text:span text:style-name="T73_360">,<text:s/></text:span><text:span text:style-name="T73_361">objects</text:span><text:span text:style-name="T73_362">)<text:s/>”(</text:span><text:span text:style-name="T73_363">in</text:span><text:span text:style-name="T73_364">)</text:span><text:span text:style-name="T73_365">form</text:span><text:span text:style-name="T73_366"><text:s/></text:span><text:span text:style-name="T73_367">and</text:span><text:span text:style-name="T73_368"><text:s/></text:span><text:span text:style-name="T73_369">create</text:span><text:span text:style-name="T73_370"><text:s/></text:span><text:span text:style-name="T73_371">one</text:span><text:span text:style-name="T73_372"><text:s/></text:span><text:span text:style-name="T73_373">another</text:span><text:span text:style-name="T73_374">”<text:s/>(</text:span><text:span text:style-name="T73_375">Section</text:span><text:span text:style-name="T73_376"><text:s/>2:4)</text:span></text:p>
      <text:p text:style-name="P74"/>
      <text:p text:style-name="P75"><text:span text:style-name="T75_1">In</text:span><text:span text:style-name="T75_2"><text:s/></text:span><text:span text:style-name="T75_3">the</text:span><text:span text:style-name="T75_4"><text:s/></text:span><text:span text:style-name="T75_5">networked</text:span><text:span text:style-name="T75_6"><text:s/></text:span><text:span text:style-name="T75_7">performance</text:span><text:span text:style-name="T75_8"><text:s/></text:span><text:span text:style-name="T75_9">with</text:span><text:span text:style-name="T75_10"><text:s/></text:span><text:span text:style-name="T75_11">Alan</text:span><text:span text:style-name="T75_12"><text:s/></text:span><text:span text:style-name="T75_13">Courtis</text:span><text:span text:style-name="T75_14">,<text:s/></text:span><text:span text:style-name="T75_15">Bennett</text:span><text:span text:style-name="T75_16"><text:s/></text:span><text:span text:style-name="T75_17">Hogg</text:span><text:span text:style-name="T75_18">,<text:s/></text:span><text:span text:style-name="T75_19">Victoria</text:span><text:span text:style-name="T75_20"><text:s/></text:span><text:span text:style-name="T75_21">Johnson</text:span><text:span text:style-name="T75_22"><text:s/></text:span><text:span text:style-name="T75_23">and</text:span><text:span text:style-name="T75_24"><text:s/></text:span><text:span text:style-name="T75_25">Christopher</text:span><text:span text:style-name="T75_26"><text:s/></text:span><text:span text:style-name="T75_27">Williams</text:span><text:span text:style-name="T75_28">,<text:s/></text:span><text:span text:style-name="T75_29">that</text:span><text:span text:style-name="T75_30"><text:s/>(</text:span><text:span text:style-name="T75_31">paradoxically</text:span><text:span text:style-name="T75_32">)<text:s/></text:span><text:span text:style-name="T75_33">took</text:span><text:span text:style-name="T75_34"><text:s/></text:span><text:span text:style-name="T75_35">place</text:span><text:span text:style-name="T75_36"><text:s/></text:span><text:span text:style-name="T75_37">in</text:span><text:span text:style-name="T75_38"><text:s/></text:span><text:span text:style-name="T75_39">the</text:span><text:span text:style-name="T75_40"><text:s/></text:span><text:span text:style-name="T75_41">(</text:span><text:span text:style-name="T75_42">re</text:span><text:span text:style-name="T75_43">)</text:span><text:span text:style-name="T75_44">thinking</text:span><text:span text:style-name="T75_45"><text:s/></text:span><text:span text:style-name="T75_46">composition</text:span><text:span text:style-name="T75_47"><text:s/></text:span><text:span text:style-name="T75_48">and</text:span><text:span text:style-name="T75_49"><text:s/></text:span><text:span text:style-name="T75_50">improvisation</text:span><text:span text:style-name="T75_51"><text:s/></text:span><text:span text:style-name="T75_52">session</text:span><text:span text:style-name="T75_53"><text:s/></text:span><text:span text:style-name="T75_54">the</text:span><text:span text:style-name="T75_55"><text:s/></text:span><text:span text:style-name="T75_56">latency</text:span><text:span text:style-name="T75_57"><text:s/></text:span><text:span text:style-name="T75_58">in</text:span><text:span text:style-name="T75_59"><text:s/></text:span><text:span text:style-name="T75_60">the</text:span><text:span text:style-name="T75_61"><text:s/></text:span><text:span text:style-name="T75_62">connection</text:span><text:span text:style-name="T75_63"><text:s/></text:span><text:span text:style-name="T75_64">was</text:span><text:span text:style-name="T75_65"><text:s/></text:span><text:span text:style-name="T75_66">obvious</text:span><text:span text:style-name="T75_67"><text:s/></text:span><text:span text:style-name="T75_68">and</text:span><text:span text:style-name="T75_69"><text:s/></text:span><text:span text:style-name="T75_70">the</text:span><text:span text:style-name="T75_71"><text:s/></text:span><text:span text:style-name="T75_72">video</text:span><text:span text:style-name="T75_73"><text:s/></text:span><text:span text:style-name="T75_74">in</text:span><text:span text:style-name="T75_75"><text:s/></text:span><text:span text:style-name="T75_76">the</text:span><text:span text:style-name="T75_77"><text:s/></text:span><text:span text:style-name="T75_78">present</text:span><text:span text:style-name="T75_79"><text:s/></text:span><text:span text:style-name="T75_80">publication</text:span><text:span text:style-name="T75_81"><text:s/></text:span><text:span text:style-name="T75_82">displays</text:span><text:span text:style-name="T75_83"><text:s/></text:span><text:span text:style-name="T75_84">how</text:span><text:span text:style-name="T75_85">,<text:s/></text:span><text:span text:style-name="T75_86">in</text:span><text:span text:style-name="T75_87"><text:s/></text:span><text:span text:style-name="T75_88">the</text:span><text:span text:style-name="T75_89"><text:s/></text:span><text:span text:style-name="T75_90">conversation</text:span><text:span text:style-name="T75_91"><text:s/></text:span><text:span text:style-name="T75_92">with</text:span><text:span text:style-name="T75_93"><text:s/></text:span><text:span text:style-name="T75_94">Alan</text:span><text:span text:style-name="T75_95"><text:s/></text:span><text:span text:style-name="T75_96">after</text:span><text:span text:style-name="T75_97"><text:s/></text:span><text:span text:style-name="T75_98">the</text:span><text:span text:style-name="T75_99"><text:s/></text:span><text:span text:style-name="T75_100">performance</text:span><text:span text:style-name="T75_101">,<text:s/></text:span><text:span text:style-name="T75_102">the</text:span><text:span text:style-name="T75_103"><text:s/></text:span><text:span text:style-name="T75_104">audience</text:span><text:span text:style-name="T75_105"><text:s/></text:span><text:span text:style-name="T75_106">is</text:span><text:span text:style-name="T75_107"><text:s/></text:span><text:span text:style-name="T75_108">highly</text:span><text:span text:style-name="T75_109"><text:s/></text:span><text:span text:style-name="T75_110">amused</text:span><text:span text:style-name="T75_111"><text:s/></text:span><text:span text:style-name="T75_112">by</text:span><text:span text:style-name="T75_113"><text:s/></text:span><text:span text:style-name="T75_114">this</text:span><text:span text:style-name="T75_115"><text:s/></text:span><text:span text:style-name="T75_116">technical</text:span><text:span text:style-name="T75_117"><text:s/></text:span><text:span text:style-name="T75_118">failure</text:span><text:span text:style-name="T75_119">.<text:s/></text:span><text:span text:style-name="T75_120">However</text:span><text:span text:style-name="T75_121">,<text:s/></text:span><text:span text:style-name="T75_122">none</text:span><text:span text:style-name="T75_123"><text:s/></text:span><text:span text:style-name="T75_124">of</text:span><text:span text:style-name="T75_125"><text:s/></text:span><text:span text:style-name="T75_126">the</text:span><text:span text:style-name="T75_127"><text:s/></text:span><text:span text:style-name="T75_128">participating</text:span><text:span text:style-name="T75_129"><text:s/></text:span><text:span text:style-name="T75_130">musicians</text:span><text:span text:style-name="T75_131"><text:s/></text:span><text:span text:style-name="T75_132">found</text:span><text:span text:style-name="T75_133"><text:s/></text:span><text:span text:style-name="T75_134">the</text:span><text:span text:style-name="T75_135"><text:s/></text:span><text:span text:style-name="T75_136">latency</text:span><text:span text:style-name="T75_137"><text:s/></text:span><text:span text:style-name="T75_138">to</text:span><text:span text:style-name="T75_139"><text:s/></text:span><text:span text:style-name="T75_140">be</text:span><text:span text:style-name="T75_141"><text:s/></text:span><text:span text:style-name="T75_142">a</text:span><text:span text:style-name="T75_143"><text:s/></text:span><text:span text:style-name="T75_144">problem</text:span><text:span text:style-name="T75_145"><text:s/></text:span><text:span text:style-name="T75_146">in</text:span><text:span text:style-name="T75_147"><text:s/></text:span><text:span text:style-name="T75_148">the</text:span><text:span text:style-name="T75_149"><text:s/></text:span><text:span text:style-name="T75_150">performance</text:span><text:span text:style-name="T75_151">.<text:s/></text:span><text:span text:style-name="T75_152">This</text:span><text:span text:style-name="T75_153"><text:s/></text:span><text:span text:style-name="T75_154">is</text:span><text:span text:style-name="T75_155"><text:s/></text:span><text:span text:style-name="T75_156">analogous</text:span><text:span text:style-name="T75_157"><text:s/></text:span><text:span text:style-name="T75_158">to</text:span><text:span text:style-name="T75_159"><text:s/></text:span><text:span text:style-name="T75_160">the</text:span><text:span text:style-name="T75_161"><text:s/></text:span><text:span text:style-name="T75_162">way</text:span><text:span text:style-name="T75_163"><text:s/></text:span><text:span text:style-name="T75_164">Robinson</text:span><text:span text:style-name="T75_165"><text:s/></text:span><text:span text:style-name="T75_166">discusses</text:span><text:span text:style-name="T75_167"><text:s/></text:span><text:span text:style-name="T75_168">networked</text:span><text:span text:style-name="T75_169"><text:s/></text:span><text:span text:style-name="T75_170">performance</text:span><text:span text:style-name="T75_171"><text:s/></text:span><text:span text:style-name="T75_172">in</text:span><text:span text:style-name="T75_173"><text:s/></text:span><text:span text:style-name="T75_174">his</text:span><text:span text:style-name="T75_175"><text:s/></text:span><text:span text:style-name="T75_176">paper</text:span><text:span text:style-name="T75_177">:<text:s/>“</text:span><text:span text:style-name="T75_178">While</text:span><text:span text:style-name="T75_179"><text:s/></text:span><text:span text:style-name="T75_180">we</text:span><text:span text:style-name="T75_181"><text:s/></text:span><text:span text:style-name="T75_182">might</text:span><text:span text:style-name="T75_183"><text:s/></text:span><text:span text:style-name="T75_184">assume</text:span><text:span text:style-name="T75_185"><text:s/></text:span><text:span text:style-name="T75_186">that</text:span><text:span text:style-name="T75_187"><text:s/></text:span><text:span text:style-name="T75_188">such</text:span><text:span text:style-name="T75_189"><text:s/></text:span><text:span text:style-name="T75_190">latencies</text:span><text:span text:style-name="T75_191"><text:s/></text:span><text:span text:style-name="T75_192">restrict</text:span><text:span text:style-name="T75_193"><text:s/></text:span><text:span text:style-name="T75_194">or</text:span><text:span text:style-name="T75_195"><text:s/></text:span><text:span text:style-name="T75_196">prevent</text:span><text:span text:style-name="T75_197"><text:s/></text:span><text:span text:style-name="T75_198">fundamental</text:span><text:span text:style-name="T75_199"><text:s/></text:span><text:span text:style-name="T75_200">potentials</text:span><text:span text:style-name="T75_201"><text:s/></text:span><text:span text:style-name="T75_202">in</text:span><text:span text:style-name="T75_203"><text:s/></text:span><text:span text:style-name="T75_204">improvisation</text:span><text:span text:style-name="T75_205">,<text:s/></text:span><text:span text:style-name="T75_206">I</text:span><text:span text:style-name="T75_207"><text:s/></text:span><text:span text:style-name="T75_208">contend</text:span><text:span text:style-name="T75_209"><text:s/></text:span><text:span text:style-name="T75_210">something</text:span><text:span text:style-name="T75_211"><text:s/></text:span><text:span text:style-name="T75_212">of</text:span><text:span text:style-name="T75_213"><text:s/></text:span><text:span text:style-name="T75_214">the</text:span><text:span text:style-name="T75_215"><text:s/></text:span><text:span text:style-name="T75_216">opposite</text:span><text:span text:style-name="T75_217">.<text:s/></text:span><text:span text:style-name="T75_218">Instead</text:span><text:span text:style-name="T75_219">,<text:s/></text:span><text:span text:style-name="T75_220">improvisative</text:span><text:span text:style-name="T75_221"><text:s/></text:span><text:span text:style-name="T75_222">methodologies</text:span><text:span text:style-name="T75_223"><text:s/></text:span><text:span text:style-name="T75_224">are</text:span><text:span text:style-name="T75_225"><text:s/></text:span><text:span text:style-name="T75_226">especially</text:span><text:span text:style-name="T75_227"><text:s/></text:span><text:span text:style-name="T75_228">poised</text:span><text:span text:style-name="T75_229"><text:s/></text:span><text:span text:style-name="T75_230">to</text:span><text:span text:style-name="T75_231"><text:s/></text:span><text:span text:style-name="T75_232">make</text:span><text:span text:style-name="T75_233"><text:s/></text:span><text:span text:style-name="T75_234">creative</text:span><text:span text:style-name="T75_235"><text:s/></text:span><text:span text:style-name="T75_236">sense</text:span><text:span text:style-name="T75_237"><text:s/></text:span><text:span text:style-name="T75_238">of</text:span><text:span text:style-name="T75_239"><text:s/></text:span><text:span text:style-name="T75_240">latencies</text:span><text:span text:style-name="T75_241"><text:s/></text:span><text:span text:style-name="T75_242">and</text:span><text:span text:style-name="T75_243"><text:s/></text:span><text:span text:style-name="T75_244">it</text:span><text:span text:style-name="T75_245"><text:s/></text:span><text:span text:style-name="T75_246">should</text:span><text:span text:style-name="T75_247"><text:s/></text:span><text:span text:style-name="T75_248">come</text:span><text:span text:style-name="T75_249"><text:s/></text:span><text:span text:style-name="T75_250">as</text:span><text:span text:style-name="T75_251"><text:s/></text:span><text:span text:style-name="T75_252">no</text:span><text:span text:style-name="T75_253"><text:s/></text:span><text:span text:style-name="T75_254">small</text:span><text:span text:style-name="T75_255"><text:s/></text:span><text:span text:style-name="T75_256">surprise</text:span><text:span text:style-name="T75_257"><text:s/></text:span><text:span text:style-name="T75_258">that</text:span><text:span text:style-name="T75_259"><text:s/></text:span><text:span text:style-name="T75_260">improvisation</text:span><text:span text:style-name="T75_261"><text:s/></text:span><text:span text:style-name="T75_262">weaves</text:span><text:span text:style-name="T75_263"><text:s/></text:span><text:span text:style-name="T75_264">prominently</text:span><text:span text:style-name="T75_265"><text:s/></text:span><text:span text:style-name="T75_266">in</text:span><text:span text:style-name="T75_267"><text:s/></text:span><text:span text:style-name="T75_268">much</text:span><text:span text:style-name="T75_269"><text:s/></text:span><text:span text:style-name="T75_270">telematic</text:span><text:span text:style-name="T75_271"><text:s/></text:span><text:span text:style-name="T75_272">music</text:span><text:span text:style-name="T75_273">”<text:s/>(</text:span><text:span text:style-name="T75_274">Section</text:span><text:span text:style-name="T75_275"><text:s/>1:6).<text:s/></text:span></text:p>
      <text:p text:style-name="P76"/>
      <text:p text:style-name="P77"><text:span text:style-name="T77_1">A</text:span><text:span text:style-name="T77_2"><text:s/></text:span><text:span text:style-name="T77_3">further</text:span><text:span text:style-name="T77_4"><text:s/></text:span><text:span text:style-name="T77_5">discussion</text:span><text:span text:style-name="T77_6">,<text:s/></text:span><text:span text:style-name="T77_7">which</text:span><text:span text:style-name="T77_8"><text:s/></text:span><text:span text:style-name="T77_9">was</text:span><text:span text:style-name="T77_10"><text:s/></text:span><text:span text:style-name="T77_11">not</text:span><text:span text:style-name="T77_12"><text:s/></text:span><text:span text:style-name="T77_13">addressed</text:span><text:span text:style-name="T77_14"><text:s/></text:span><text:span text:style-name="T77_15">in</text:span><text:span text:style-name="T77_16"><text:s/></text:span><text:span text:style-name="T77_17">the</text:span><text:span text:style-name="T77_18"><text:s/></text:span><text:span text:style-name="T77_19">sessions</text:span><text:span text:style-name="T77_20">,<text:s/></text:span><text:span text:style-name="T77_21">is</text:span><text:span text:style-name="T77_22"><text:s/></text:span><text:span text:style-name="T77_23">how</text:span><text:span text:style-name="T77_24"><text:s/></text:span><text:span text:style-name="T77_25">telematic</text:span><text:span text:style-name="T77_26"><text:s/></text:span><text:span text:style-name="T77_27">performances</text:span><text:span text:style-name="T77_28"><text:s/></text:span><text:span text:style-name="T77_29">relate</text:span><text:span text:style-name="T77_30"><text:s/></text:span><text:span text:style-name="T77_31">to</text:span><text:span text:style-name="T77_32"><text:s/></text:span><text:span text:style-name="T77_33">the</text:span><text:span text:style-name="T77_34"><text:s/></text:span><text:span text:style-name="T77_35">multicultural</text:span><text:span text:style-name="T77_36"><text:s/></text:span><text:span text:style-name="T77_37">and</text:span><text:span text:style-name="T77_38"><text:s/></text:span><text:span text:style-name="T77_39">post</text:span><text:span text:style-name="T77_40">-</text:span><text:span text:style-name="T77_41">colonial</text:span><text:span text:style-name="T77_42"><text:s/></text:span><text:span text:style-name="T77_43">perspectives</text:span><text:span text:style-name="T77_44"><text:s/></text:span><text:span text:style-name="T77_45">of</text:span><text:span text:style-name="T77_46"><text:s/></text:span><text:span text:style-name="T77_47">society</text:span><text:span text:style-name="T77_48">.<text:s/></text:span><text:span text:style-name="T77_49">Indeed</text:span><text:span text:style-name="T77_50">,<text:s/></text:span><text:span text:style-name="T77_51">this</text:span><text:span text:style-name="T77_52"><text:s/></text:span><text:span text:style-name="T77_53">may</text:span><text:span text:style-name="T77_54"><text:s/></text:span><text:span text:style-name="T77_55">be</text:span><text:span text:style-name="T77_56"><text:s/></text:span><text:span text:style-name="T77_57">the</text:span><text:span text:style-name="T77_58"><text:s/></text:span><text:span text:style-name="T77_59">most</text:span><text:span text:style-name="T77_60"><text:s/></text:span><text:span text:style-name="T77_61">significant</text:span><text:span text:style-name="T77_62"><text:s/></text:span><text:span text:style-name="T77_63">contribution</text:span><text:span text:style-name="T77_64"><text:s/></text:span><text:span text:style-name="T77_65">of</text:span><text:span text:style-name="T77_66"><text:s/></text:span><text:span text:style-name="T77_67">this</text:span><text:span text:style-name="T77_68"><text:s/></text:span><text:span text:style-name="T77_69">growing</text:span><text:span text:style-name="T77_70"><text:s/></text:span><text:span text:style-name="T77_71">performance</text:span><text:span text:style-name="T77_72"><text:s/></text:span><text:span text:style-name="T77_73">culture</text:span><text:span text:style-name="T77_74"><text:s/></text:span><text:span text:style-name="T77_75">in</text:span><text:span text:style-name="T77_76"><text:s/></text:span><text:span text:style-name="T77_77">the</text:span><text:span text:style-name="T77_78"><text:s/></text:span><text:span text:style-name="T77_79">way</text:span><text:span text:style-name="T77_80"><text:s/></text:span><text:span text:style-name="T77_81">it</text:span><text:span text:style-name="T77_82"><text:s/></text:span><text:span text:style-name="T77_83">promises</text:span><text:span text:style-name="T77_84"><text:s/></text:span><text:span text:style-name="T77_85">to</text:span><text:span text:style-name="T77_86"><text:s/></text:span><text:span text:style-name="T77_87">erase</text:span><text:span text:style-name="T77_88"><text:s/></text:span><text:span text:style-name="T77_89">earlier</text:span><text:span text:style-name="T77_90"><text:s/></text:span><text:span text:style-name="T77_91">conceptions</text:span><text:span text:style-name="T77_92"><text:s/></text:span><text:span text:style-name="T77_93">of</text:span><text:span text:style-name="T77_94"><text:s/></text:span><text:span text:style-name="T77_95">centre</text:span><text:span text:style-name="T77_96"><text:s/></text:span><text:span text:style-name="T77_97">and</text:span><text:span text:style-name="T77_98"><text:s/></text:span><text:span text:style-name="T77_99">periphery</text:span><text:span text:style-name="T77_100">.<text:s/></text:span><text:span text:style-name="T77_101">However</text:span><text:span text:style-name="T77_102">,<text:s/></text:span><text:span text:style-name="T77_103">we</text:span><text:span text:style-name="T77_104"><text:s/></text:span><text:span text:style-name="T77_105">must</text:span><text:span text:style-name="T77_106"><text:s/></text:span><text:span text:style-name="T77_107">also</text:span><text:span text:style-name="T77_108"><text:s/></text:span><text:span text:style-name="T77_109">bear</text:span><text:span text:style-name="T77_110"><text:s/></text:span><text:span text:style-name="T77_111">in</text:span><text:span text:style-name="T77_112"><text:s/></text:span><text:span text:style-name="T77_113">mind</text:span><text:span text:style-name="T77_114"><text:s/></text:span><text:span text:style-name="T77_115">that</text:span><text:span text:style-name="T77_116"><text:s/></text:span><text:span text:style-name="T77_117">in</text:span><text:span text:style-name="T77_118"><text:s/></text:span><text:span text:style-name="T77_119">the</text:span><text:span text:style-name="T77_120"><text:s/></text:span><text:span text:style-name="T77_121">present</text:span><text:span text:style-name="T77_122"><text:s/></text:span><text:span text:style-name="T77_123">day</text:span><text:span text:style-name="T77_124">,<text:s/></text:span><text:span text:style-name="T77_125">networked</text:span><text:span text:style-name="T77_126"><text:s/></text:span><text:span text:style-name="T77_127">performance</text:span><text:span text:style-name="T77_128"><text:s/></text:span><text:span text:style-name="T77_129">is</text:span><text:span text:style-name="T77_130"><text:s/></text:span><text:span text:style-name="T77_131">still</text:span><text:span text:style-name="T77_132"><text:s/></text:span><text:span text:style-name="T77_133">exclusive</text:span><text:span text:style-name="T77_134"><text:s/></text:span><text:span text:style-name="T77_135">for</text:span><text:span text:style-name="T77_136"><text:s/></text:span><text:span text:style-name="T77_137">regions</text:span><text:span text:style-name="T77_138"><text:s/></text:span><text:span text:style-name="T77_139">of</text:span><text:span text:style-name="T77_140"><text:s/></text:span><text:span text:style-name="T77_141">the</text:span><text:span text:style-name="T77_142"><text:s/></text:span><text:span text:style-name="T77_143">world</text:span><text:span text:style-name="T77_144"><text:s/></text:span><text:span text:style-name="T77_145">in</text:span><text:span text:style-name="T77_146"><text:s/></text:span><text:span text:style-name="T77_147">which</text:span><text:span text:style-name="T77_148"><text:s/></text:span><text:span text:style-name="T77_149">computers</text:span><text:span text:style-name="T77_150"><text:s/></text:span><text:span text:style-name="T77_151">and</text:span><text:span text:style-name="T77_152"><text:s/></text:span><text:span text:style-name="T77_153">internet</text:span><text:span text:style-name="T77_154"><text:s/></text:span><text:span text:style-name="T77_155">access</text:span><text:span text:style-name="T77_156"><text:s/></text:span><text:span text:style-name="T77_157">can</text:span><text:span text:style-name="T77_158"><text:s/></text:span><text:span text:style-name="T77_159">be</text:span><text:span text:style-name="T77_160"><text:s/></text:span><text:span text:style-name="T77_161">obtained</text:span><text:span text:style-name="T77_162">.<text:s/></text:span><text:span text:style-name="T77_163">In</text:span><text:span text:style-name="T77_164"><text:s/></text:span><text:span text:style-name="T77_165">this</text:span><text:span text:style-name="T77_166"><text:s/></text:span><text:span text:style-name="T77_167">sense</text:span><text:span text:style-name="T77_168">,<text:s/></text:span><text:span text:style-name="T77_169">telematic</text:span><text:span text:style-name="T77_170"><text:s/></text:span><text:span text:style-name="T77_171">performance</text:span><text:span text:style-name="T77_172"><text:s/></text:span><text:span text:style-name="T77_173">may</text:span><text:span text:style-name="T77_174"><text:s/></text:span><text:span text:style-name="T77_175">be</text:span><text:span text:style-name="T77_176"><text:s/></text:span><text:span text:style-name="T77_177">seen</text:span><text:span text:style-name="T77_178"><text:s/></text:span><text:span text:style-name="T77_179">as</text:span><text:span text:style-name="T77_180"><text:s/></text:span><text:span text:style-name="T77_181">a</text:span><text:span text:style-name="T77_182"><text:s/></text:span><text:span text:style-name="T77_183">reminder</text:span><text:span text:style-name="T77_184"><text:s/></text:span><text:span text:style-name="T77_185">of</text:span><text:span text:style-name="T77_186"><text:s/></text:span><text:span text:style-name="T77_187">the</text:span><text:span text:style-name="T77_188"><text:s/></text:span><text:span text:style-name="T77_189">classical</text:span><text:span text:style-name="T77_190"><text:s/></text:span><text:span text:style-name="T77_191">dividing</text:span><text:span text:style-name="T77_192"><text:s/></text:span><text:span text:style-name="T77_193">line</text:span><text:span text:style-name="T77_194"><text:s/></text:span><text:span text:style-name="T77_195">between</text:span><text:span text:style-name="T77_196"><text:s/></text:span><text:span text:style-name="T77_197">those</text:span><text:span text:style-name="T77_198"><text:s/></text:span><text:span text:style-name="T77_199">who</text:span><text:span text:style-name="T77_200"><text:s/></text:span><text:span text:style-name="T77_201">have</text:span><text:span text:style-name="T77_202"><text:s/></text:span><text:span text:style-name="T77_203">economic</text:span><text:span text:style-name="T77_204"><text:s/></text:span><text:span text:style-name="T77_205">power</text:span><text:span text:style-name="T77_206"><text:s/></text:span><text:span text:style-name="T77_207">and</text:span><text:span text:style-name="T77_208"><text:s/></text:span><text:span text:style-name="T77_209">those</text:span><text:span text:style-name="T77_210"><text:s/></text:span><text:span text:style-name="T77_211">who</text:span><text:span text:style-name="T77_212"><text:s/></text:span><text:span text:style-name="T77_213">do</text:span><text:span text:style-name="T77_214"><text:s/></text:span><text:span text:style-name="T77_215">not</text:span><text:span text:style-name="T77_216">.</text:span><text:span text:style-name="T77_217"><text:s/></text:span></text:p>
      <text:p text:style-name="P78"><text:bookmark-start text:name="id.2036fd398d4b"/><text:bookmark-end text:name="id.2036fd398d4b"/></text:p>
      <text:h text:style-name="P79" text:outline-level="10"><text:bookmark-start text:name="h.6yjym677b2pg"/><text:bookmark-end text:name="h.6yjym677b2pg"/><text:span text:style-name="T79_1">(</text:span><text:span text:style-name="T79_2">Re</text:span><text:span text:style-name="T79_3">)</text:span><text:span text:style-name="T79_4">thinking</text:span><text:span text:style-name="T79_5"><text:s/></text:span><text:span text:style-name="T79_6">the</text:span><text:span text:style-name="T79_7"><text:s/></text:span><text:span text:style-name="T79_8">actors</text:span><text:span text:style-name="T79_9">,<text:s/></text:span><text:span text:style-name="T79_10">vectors</text:span><text:span text:style-name="T79_11"><text:s/></text:span><text:span text:style-name="T79_12">and</text:span><text:span text:style-name="T79_13"><text:s/></text:span><text:span text:style-name="T79_14">factors</text:span><text:span text:style-name="T79_15"><text:s/></text:span><text:span text:style-name="T79_16">of</text:span><text:span text:style-name="T79_17"><text:s/></text:span><text:span text:style-name="T79_18">improvisation</text:span><text:span text:style-name="T79_19"><text:tab/><text:s/><text:tab/><text:s/><text:tab/><text:s/><text:tab/></text:span></text:h>
      <text:p text:style-name="P80"><text:span text:style-name="T80_1">One</text:span><text:span text:style-name="T80_2"><text:s/></text:span><text:span text:style-name="T80_3">of</text:span><text:span text:style-name="T80_4"><text:s/></text:span><text:span text:style-name="T80_5">the</text:span><text:span text:style-name="T80_6"><text:s/></text:span><text:span text:style-name="T80_7">lab</text:span><text:span text:style-name="T80_8">-</text:span><text:span text:style-name="T80_9">sessions</text:span><text:span text:style-name="T80_10"><text:s/></text:span><text:span text:style-name="T80_11">was</text:span><text:span text:style-name="T80_12"><text:s/></text:span><text:span text:style-name="T80_13">designed</text:span><text:span text:style-name="T80_14"><text:s/></text:span><text:span text:style-name="T80_15">differently</text:span><text:span text:style-name="T80_16"><text:s/></text:span><text:span text:style-name="T80_17">to</text:span><text:span text:style-name="T80_18"><text:s/></text:span><text:span text:style-name="T80_19">the</text:span><text:span text:style-name="T80_20"><text:s/></text:span><text:span text:style-name="T80_21">rest</text:span><text:span text:style-name="T80_22">,<text:s/></text:span><text:span text:style-name="T80_23">since</text:span><text:span text:style-name="T80_24"><text:s/></text:span><text:span text:style-name="T80_25">it</text:span><text:span text:style-name="T80_26"><text:s/></text:span><text:span text:style-name="T80_27">contained</text:span><text:span text:style-name="T80_28"><text:s/></text:span><text:span text:style-name="T80_29">a</text:span><text:span text:style-name="T80_30"><text:s/></text:span><text:span text:style-name="T80_31">round</text:span><text:span text:style-name="T80_32"><text:s/></text:span><text:span text:style-name="T80_33">table</text:span><text:span text:style-name="T80_34"><text:s/></text:span><text:span text:style-name="T80_35">discussion</text:span><text:span text:style-name="T80_36"><text:s/></text:span><text:span text:style-name="T80_37">of</text:span><text:span text:style-name="T80_38"><text:s/></text:span><text:span text:style-name="T80_39">philosophically</text:span><text:span text:style-name="T80_40"><text:s/></text:span><text:span text:style-name="T80_41">oriented</text:span><text:span text:style-name="T80_42"><text:s/></text:span><text:span text:style-name="T80_43">papers</text:span><text:span text:style-name="T80_44"><text:s/></text:span><text:span text:style-name="T80_45">on</text:span><text:span text:style-name="T80_46"><text:s/></text:span><text:span text:style-name="T80_47">improvisation</text:span><text:span text:style-name="T80_48">.<text:s/></text:span><text:span text:style-name="T80_49">Headed</text:span><text:span text:style-name="T80_50"><text:s/></text:span><text:span text:style-name="T80_51">by</text:span><text:span text:style-name="T80_52"><text:s/></text:span><text:span text:style-name="T80_53">Marcel</text:span><text:span text:style-name="T80_54"><text:s/></text:span><text:span text:style-name="T80_55">Cobussen</text:span><text:span text:style-name="T80_56">,<text:s/></text:span><text:span text:style-name="T80_57">the</text:span><text:span text:style-name="T80_58"><text:s/></text:span><text:span text:style-name="T80_59">outcome</text:span><text:span text:style-name="T80_60"><text:s/></text:span><text:span text:style-name="T80_61">of</text:span><text:span text:style-name="T80_62"><text:s/></text:span><text:span text:style-name="T80_63">this</text:span><text:span text:style-name="T80_64"><text:s/></text:span><text:span text:style-name="T80_65">discussion</text:span><text:span text:style-name="T80_66"><text:s/></text:span><text:span text:style-name="T80_67">was</text:span><text:span text:style-name="T80_68"><text:s/></text:span><text:span text:style-name="T80_69">less</text:span><text:span text:style-name="T80_70"><text:s/></text:span><text:span text:style-name="T80_71">theory</text:span><text:span text:style-name="T80_72">-</text:span><text:span text:style-name="T80_73">laden</text:span><text:span text:style-name="T80_74"><text:s/></text:span><text:span text:style-name="T80_75">than</text:span><text:span text:style-name="T80_76"><text:s/></text:span><text:span text:style-name="T80_77">could</text:span><text:span text:style-name="T80_78"><text:s/></text:span><text:span text:style-name="T80_79">be</text:span><text:span text:style-name="T80_80"><text:s/></text:span><text:span text:style-name="T80_81">expected</text:span><text:span text:style-name="T80_82">.<text:s/></text:span><text:span text:style-name="T80_83">One</text:span><text:span text:style-name="T80_84"><text:s/></text:span><text:span text:style-name="T80_85">may</text:span><text:span text:style-name="T80_86"><text:s/></text:span><text:span text:style-name="T80_87">say</text:span><text:span text:style-name="T80_88"><text:s/></text:span><text:span text:style-name="T80_89">that</text:span><text:span text:style-name="T80_90"><text:s/></text:span><text:span text:style-name="T80_91">what</text:span><text:span text:style-name="T80_92"><text:s/></text:span><text:span text:style-name="T80_93">brought</text:span><text:span text:style-name="T80_94"><text:s/></text:span><text:span text:style-name="T80_95">the</text:span><text:span text:style-name="T80_96"><text:s/></text:span><text:span text:style-name="T80_97">contributions</text:span><text:span text:style-name="T80_98"><text:s/></text:span><text:span text:style-name="T80_99">together</text:span><text:span text:style-name="T80_100"><text:s/></text:span><text:span text:style-name="T80_101">was</text:span><text:span text:style-name="T80_102"><text:s/></text:span><text:span text:style-name="T80_103">a</text:span><text:span text:style-name="T80_104"><text:s/></text:span><text:span text:style-name="T80_105">focus</text:span><text:span text:style-name="T80_106"><text:s/></text:span><text:span text:style-name="T80_107">on</text:span><text:span text:style-name="T80_108"><text:s/></text:span><text:span text:style-name="T80_109">the</text:span><text:span text:style-name="T80_110"><text:s/></text:span><text:span text:style-name="T80_111">human</text:span><text:span text:style-name="T80_112"><text:s/></text:span><text:span text:style-name="T80_113">sensibilities</text:span><text:span text:style-name="T80_114">,<text:s/></text:span><text:span text:style-name="T80_115">towards</text:span><text:span text:style-name="T80_116"><text:s/></text:span><text:span text:style-name="T80_117">listening</text:span><text:span text:style-name="T80_118">,<text:s/></text:span><text:span text:style-name="T80_119">and</text:span><text:span text:style-name="T80_120"><text:s/></text:span><text:span text:style-name="T80_121">how</text:span><text:span text:style-name="T80_122">,<text:s/></text:span><text:span text:style-name="T80_123">following</text:span><text:span text:style-name="T80_124"><text:s/></text:span><text:span text:style-name="T80_125">Cobussen</text:span><text:span text:style-name="T80_126">’</text:span><text:span text:style-name="T80_127">s</text:span><text:span text:style-name="T80_128"><text:s/></text:span><text:span text:style-name="T80_129">outline</text:span><text:span text:style-name="T80_130"><text:s/></text:span><text:span text:style-name="T80_131">of</text:span><text:span text:style-name="T80_132"><text:s/></text:span><text:span text:style-name="T80_133">the</text:span><text:span text:style-name="T80_134"><text:s/></text:span><text:span text:style-name="T80_135">factors</text:span><text:span text:style-name="T80_136"><text:s/></text:span><text:span text:style-name="T80_137">that</text:span><text:span text:style-name="T80_138"><text:s/></text:span><text:span text:style-name="T80_139">are</text:span><text:span text:style-name="T80_140"><text:s/></text:span><text:span text:style-name="T80_141">at</text:span><text:span text:style-name="T80_142"><text:s/></text:span><text:span text:style-name="T80_143">play</text:span><text:span text:style-name="T80_144"><text:s/></text:span><text:span text:style-name="T80_145">in</text:span><text:span text:style-name="T80_146"><text:s/></text:span><text:span text:style-name="T80_147">any</text:span><text:span text:style-name="T80_148"><text:s/></text:span><text:span text:style-name="T80_149">improvisation</text:span><text:span text:style-name="T80_150">,<text:s/></text:span><text:span text:style-name="T80_151">how</text:span><text:span text:style-name="T80_152"><text:s/></text:span><text:span text:style-name="T80_153">we</text:span><text:span text:style-name="T80_154"><text:s/></text:span><text:span text:style-name="T80_155">listen</text:span><text:span text:style-name="T80_156"><text:s/></text:span><text:span text:style-name="T80_157">to</text:span><text:span text:style-name="T80_158"><text:s/></text:span><text:span text:style-name="T80_159">the</text:span><text:span text:style-name="T80_160"><text:s/></text:span><text:span text:style-name="T80_161">other</text:span><text:span text:style-name="T80_162"><text:s/></text:span><text:span text:style-name="T80_163">musicians</text:span><text:span text:style-name="T80_164">,<text:s/></text:span><text:span text:style-name="T80_165">instruments</text:span><text:span text:style-name="T80_166">,<text:s/></text:span><text:span text:style-name="T80_167">audience</text:span><text:span text:style-name="T80_168">,<text:s/></text:span><text:span text:style-name="T80_169">technicians</text:span><text:span text:style-name="T80_170">,<text:s/></text:span><text:span text:style-name="T80_171">musical</text:span><text:span text:style-name="T80_172"><text:s/></text:span><text:span text:style-name="T80_173">or</text:span><text:span text:style-name="T80_174"><text:s/></text:span><text:span text:style-name="T80_175">cultural</text:span><text:span text:style-name="T80_176"><text:s/></text:span><text:span text:style-name="T80_177">background</text:span><text:span text:style-name="T80_178">,<text:s/></text:span><text:span text:style-name="T80_179">space</text:span><text:span text:style-name="T80_180">,<text:s/></text:span><text:span text:style-name="T80_181">acoustics</text:span><text:span text:style-name="T80_182"><text:s/></text:span><text:span text:style-name="T80_183">and</text:span><text:span text:style-name="T80_184"><text:s/></text:span><text:span text:style-name="T80_185">the</text:span><text:span text:style-name="T80_186"><text:s/></text:span><text:span text:style-name="T80_187">technology</text:span><text:span text:style-name="T80_188">.<text:s/></text:span><text:span text:style-name="T80_189">Contrary</text:span><text:span text:style-name="T80_190"><text:s/></text:span><text:span text:style-name="T80_191">to</text:span><text:span text:style-name="T80_192"><text:s/></text:span><text:span text:style-name="T80_193">the</text:span><text:span text:style-name="T80_194"><text:s/></text:span><text:span text:style-name="T80_195">industrialized</text:span><text:span text:style-name="T80_196"><text:s/></text:span><text:span text:style-name="T80_197">and</text:span><text:span text:style-name="T80_198"><text:s/></text:span><text:span text:style-name="T80_199">modernist</text:span><text:span text:style-name="T80_200"><text:s/></text:span><text:span text:style-name="T80_201">view</text:span><text:span text:style-name="T80_202"><text:s/></text:span><text:span text:style-name="T80_203">on</text:span><text:span text:style-name="T80_204"><text:s/></text:span><text:span text:style-name="T80_205">society</text:span><text:span text:style-name="T80_206">,<text:s/></text:span><text:span text:style-name="T80_207">that</text:span><text:span text:style-name="T80_208"><text:s/></text:span><text:span text:style-name="T80_209">line</text:span><text:span text:style-name="T80_210"><text:s/></text:span><text:span text:style-name="T80_211">of</text:span><text:span text:style-name="T80_212"><text:s/></text:span><text:span text:style-name="T80_213">reasoning</text:span><text:span text:style-name="T80_214"><text:s/></text:span><text:span text:style-name="T80_215">can</text:span><text:span text:style-name="T80_216"><text:s/></text:span><text:span text:style-name="T80_217">perhaps</text:span><text:span text:style-name="T80_218"><text:s/></text:span><text:span text:style-name="T80_219">be</text:span><text:span text:style-name="T80_220"><text:s/></text:span><text:span text:style-name="T80_221">further</text:span><text:span text:style-name="T80_222"><text:s/></text:span><text:span text:style-name="T80_223">expanded</text:span><text:span text:style-name="T80_224"><text:s/></text:span><text:span text:style-name="T80_225">by</text:span><text:span text:style-name="T80_226"><text:s/></text:span><text:span text:style-name="T80_227">looking</text:span><text:span text:style-name="T80_228"><text:s/></text:span><text:span text:style-name="T80_229">at</text:span><text:span text:style-name="T80_230"><text:s/></text:span><text:span text:style-name="T80_231">improvisation</text:span><text:span text:style-name="T80_232"><text:s/></text:span><text:span text:style-name="T80_233">as</text:span><text:span text:style-name="T80_234"><text:s/></text:span><text:span text:style-name="T80_235">an</text:span><text:span text:style-name="T80_236"><text:s/></text:span><text:span text:style-name="T80_237">important</text:span><text:span text:style-name="T80_238"><text:s/></text:span><text:span text:style-name="T80_239">factor</text:span><text:span text:style-name="T80_240"><text:s/></text:span><text:span text:style-name="T80_241">of</text:span><text:span text:style-name="T80_242"><text:s/></text:span><text:span text:style-name="T80_243">life</text:span><text:span text:style-name="T80_244"><text:s/></text:span><text:span text:style-name="T80_245">itself</text:span><text:span text:style-name="T80_246">.<text:s/></text:span><text:span text:style-name="T80_247">Douglas</text:span><text:span text:style-name="T80_248"><text:s/></text:span><text:span text:style-name="T80_249">and</text:span><text:span text:style-name="T80_250"><text:s/></text:span><text:span text:style-name="T80_251">Coessens</text:span><text:span text:style-name="T80_252">,<text:s/></text:span><text:span text:style-name="T80_253">for</text:span><text:span text:style-name="T80_254"><text:s/></text:span><text:span text:style-name="T80_255">example</text:span><text:span text:style-name="T80_256">,<text:s/></text:span><text:span text:style-name="T80_257">points</text:span><text:span text:style-name="T80_258"><text:s/></text:span><text:span text:style-name="T80_259">to</text:span><text:span text:style-name="T80_260"><text:s/></text:span><text:span text:style-name="T80_261">three</text:span><text:span text:style-name="T80_262"><text:s/></text:span><text:span text:style-name="T80_263">particular</text:span><text:span text:style-name="T80_264"><text:s/></text:span><text:span text:style-name="T80_265">characteristics</text:span><text:span text:style-name="T80_266"><text:s/></text:span><text:span text:style-name="T80_267">of</text:span><text:span text:style-name="T80_268"><text:s/></text:span><text:span text:style-name="T80_269">human</text:span><text:span text:style-name="T80_270"><text:s/></text:span><text:span text:style-name="T80_271">life</text:span><text:span text:style-name="T80_272"><text:s/></text:span><text:span text:style-name="T80_273">from</text:span><text:span text:style-name="T80_274"><text:s/></text:span><text:span text:style-name="T80_275">which</text:span><text:span text:style-name="T80_276"><text:s/></text:span><text:span text:style-name="T80_277">improvisation</text:span><text:span text:style-name="T80_278"><text:s/></text:span><text:span text:style-name="T80_279">emerges</text:span><text:span text:style-name="T80_280">:<text:s/></text:span><text:span text:style-name="T80_281">unpredictability</text:span><text:span text:style-name="T80_282">,<text:s/></text:span><text:span text:style-name="T80_283">unrepeatability</text:span><text:span text:style-name="T80_284">,<text:s/></text:span><text:span text:style-name="T80_285">and</text:span><text:span text:style-name="T80_286"><text:s/></text:span><text:span text:style-name="T80_287">social</text:span><text:span text:style-name="T80_288"><text:s/></text:span><text:span text:style-name="T80_289">complexity</text:span><text:span text:style-name="T80_290"><text:s/>(</text:span><text:span text:style-name="T80_291">Section</text:span><text:span text:style-name="T80_292"><text:s/>1:2).<text:s/></text:span><text:span text:style-name="T80_293">These</text:span><text:span text:style-name="T80_294"><text:s/></text:span><text:span text:style-name="T80_295">requires</text:span><text:span text:style-name="T80_296"><text:s/></text:span><text:span text:style-name="T80_297">every</text:span><text:span text:style-name="T80_298"><text:s/></text:span><text:span text:style-name="T80_299">individual</text:span><text:span text:style-name="T80_300"><text:s/></text:span><text:span text:style-name="T80_301">to</text:span><text:span text:style-name="T80_302"><text:s/></text:span><text:span text:style-name="T80_303">continuously</text:span><text:span text:style-name="T80_304"><text:s/></text:span><text:span text:style-name="T80_305">employ</text:span><text:span text:style-name="T80_306"><text:s/></text:span><text:span text:style-name="T80_307">improvisation</text:span><text:span text:style-name="T80_308"><text:s/></text:span><text:span text:style-name="T80_309">in</text:span><text:span text:style-name="T80_310"><text:s/></text:span><text:span text:style-name="T80_311">an</text:span><text:span text:style-name="T80_312"><text:s/></text:span><text:span text:style-name="T80_313">ever</text:span><text:span text:style-name="T80_314"><text:s/></text:span><text:span text:style-name="T80_315">changing</text:span><text:span text:style-name="T80_316"><text:s/></text:span><text:span text:style-name="T80_317">manner</text:span><text:span text:style-name="T80_318">.<text:s/></text:span><text:span text:style-name="T80_319">Anders</text:span><text:span text:style-name="T80_320"><text:s/></text:span><text:span text:style-name="T80_321">Ljungar</text:span><text:span text:style-name="T80_322">-</text:span><text:span text:style-name="T80_323">Chapelon</text:span><text:span text:style-name="T80_324"><text:s/></text:span><text:span text:style-name="T80_325">similarly</text:span><text:span text:style-name="T80_326"><text:s/></text:span><text:span text:style-name="T80_327">brings</text:span><text:span text:style-name="T80_328"><text:s/></text:span><text:span text:style-name="T80_329">up</text:span><text:span text:style-name="T80_330"><text:s/></text:span><text:span text:style-name="T80_331">the</text:span><text:span text:style-name="T80_332"><text:s/></text:span><text:span text:style-name="T80_333">unpredictable</text:span><text:span text:style-name="T80_334"><text:s/></text:span><text:span text:style-name="T80_335">nature</text:span><text:span text:style-name="T80_336"><text:s/></text:span><text:span text:style-name="T80_337">of</text:span><text:span text:style-name="T80_338"><text:s/></text:span><text:span text:style-name="T80_339">daily</text:span><text:span text:style-name="T80_340"><text:s/></text:span><text:span text:style-name="T80_341">life</text:span><text:span text:style-name="T80_342"><text:s/></text:span><text:span text:style-name="T80_343">activities</text:span><text:span text:style-name="T80_344"><text:s/></text:span><text:span text:style-name="T80_345">in</text:span><text:span text:style-name="T80_346"><text:s/></text:span><text:span text:style-name="T80_347">an</text:span><text:span text:style-name="T80_348"><text:s/></text:span><text:span text:style-name="T80_349">attempt</text:span><text:span text:style-name="T80_350"><text:s/></text:span><text:span text:style-name="T80_351">to</text:span><text:span text:style-name="T80_352"><text:s/></text:span><text:span text:style-name="T80_353">position</text:span><text:span text:style-name="T80_354"><text:s/></text:span><text:span text:style-name="T80_355">the</text:span><text:span text:style-name="T80_356"><text:s/></text:span><text:span text:style-name="T80_357">concept</text:span><text:span text:style-name="T80_358"><text:s/></text:span><text:span text:style-name="T80_359">of</text:span><text:span text:style-name="T80_360"><text:s/></text:span><text:span text:style-name="T80_361">improvisation</text:span><text:span text:style-name="T80_362">,<text:s/></text:span><text:span text:style-name="T80_363">and</text:span><text:span text:style-name="T80_364"><text:s/></text:span><text:span text:style-name="T80_365">asks</text:span><text:span text:style-name="T80_366"><text:s/></text:span><text:span text:style-name="T80_367">rhetorically</text:span><text:span text:style-name="T80_368"><text:s/></text:span><text:span text:style-name="T80_369">if</text:span><text:span text:style-name="T80_370"><text:s/></text:span><text:span text:style-name="T80_371">driving</text:span><text:span text:style-name="T80_372"><text:s/></text:span><text:span text:style-name="T80_373">a</text:span><text:span text:style-name="T80_374"><text:s/></text:span><text:span text:style-name="T80_375">car</text:span><text:span text:style-name="T80_376"><text:s/></text:span><text:span text:style-name="T80_377">is</text:span><text:span text:style-name="T80_378"><text:s/></text:span><text:span text:style-name="T80_379">not</text:span><text:span text:style-name="T80_380"><text:s/></text:span><text:span text:style-name="T80_381">an</text:span><text:span text:style-name="T80_382"><text:s/></text:span><text:span text:style-name="T80_383">enterprise</text:span><text:span text:style-name="T80_384"><text:s/></text:span><text:span text:style-name="T80_385">that</text:span><text:span text:style-name="T80_386"><text:s/></text:span><text:span text:style-name="T80_387">requires</text:span><text:span text:style-name="T80_388"><text:s/></text:span><text:span text:style-name="T80_389">the</text:span><text:span text:style-name="T80_390"><text:s/></text:span><text:span text:style-name="T80_391">driver</text:span><text:span text:style-name="T80_392"><text:s/></text:span><text:span text:style-name="T80_393">to</text:span><text:span text:style-name="T80_394"><text:s/></text:span><text:span text:style-name="T80_395">improvise</text:span><text:span text:style-name="T80_396"><text:s/>(</text:span><text:span text:style-name="T80_397">Section</text:span><text:span text:style-name="T80_398"><text:s/>3:3).</text:span></text:p>
      <text:p text:style-name="P81"/>
      <text:p text:style-name="P82"><text:span text:style-name="T82_1">David</text:span><text:span text:style-name="T82_2"><text:s/></text:span><text:span text:style-name="T82_3">Linnros</text:span><text:span text:style-name="T82_4"><text:s/>(</text:span><text:span text:style-name="T82_5">Section</text:span><text:span text:style-name="T82_6"><text:s/>2:5),<text:s/></text:span><text:span text:style-name="T82_7">however</text:span><text:span text:style-name="T82_8">,<text:s/></text:span><text:span text:style-name="T82_9">differs</text:span><text:span text:style-name="T82_10"><text:s/></text:span><text:span text:style-name="T82_11">from</text:span><text:span text:style-name="T82_12"><text:s/></text:span><text:span text:style-name="T82_13">this</text:span><text:span text:style-name="T82_14"><text:s/></text:span><text:span text:style-name="T82_15">point</text:span><text:span text:style-name="T82_16"><text:s/></text:span><text:span text:style-name="T82_17">of</text:span><text:span text:style-name="T82_18"><text:s/></text:span><text:span text:style-name="T82_19">view</text:span><text:span text:style-name="T82_20"><text:s/></text:span><text:span text:style-name="T82_21">and</text:span><text:span text:style-name="T82_22"><text:s/></text:span><text:span text:style-name="T82_23">claims</text:span><text:span text:style-name="T82_24"><text:s/></text:span><text:span text:style-name="T82_25">that</text:span><text:span text:style-name="T82_26"><text:s/></text:span><text:span text:style-name="T82_27">the</text:span><text:span text:style-name="T82_28"><text:s/></text:span><text:span text:style-name="T82_29">starting</text:span><text:span text:style-name="T82_30"><text:s/></text:span><text:span text:style-name="T82_31">point</text:span><text:span text:style-name="T82_32"><text:s/></text:span><text:span text:style-name="T82_33">for</text:span><text:span text:style-name="T82_34"><text:s/></text:span><text:span text:style-name="T82_35">any</text:span><text:span text:style-name="T82_36"><text:s/></text:span><text:span text:style-name="T82_37">improvisation</text:span><text:span text:style-name="T82_38"><text:s/></text:span><text:span text:style-name="T82_39">must</text:span><text:span text:style-name="T82_40"><text:s/></text:span><text:span text:style-name="T82_41">be</text:span><text:span text:style-name="T82_42"><text:s/></text:span><text:span text:style-name="T82_43">to</text:span><text:span text:style-name="T82_44"><text:s/></text:span><text:span text:style-name="T82_45">intentionally</text:span><text:span text:style-name="T82_46"><text:s/></text:span><text:span text:style-name="T82_47">depart</text:span><text:span text:style-name="T82_48"><text:s/></text:span><text:span text:style-name="T82_49">from</text:span><text:span text:style-name="T82_50"><text:s/></text:span><text:span text:style-name="T82_51">everyday</text:span><text:span text:style-name="T82_52"><text:s/></text:span><text:span text:style-name="T82_53">modalities</text:span><text:span text:style-name="T82_54"><text:s/></text:span><text:span text:style-name="T82_55">of</text:span><text:span text:style-name="T82_56"><text:s/></text:span><text:span text:style-name="T82_57">perception</text:span><text:span text:style-name="T82_58"><text:s/></text:span><text:span text:style-name="T82_59">in</text:span><text:span text:style-name="T82_60"><text:s/></text:span><text:span text:style-name="T82_61">order</text:span><text:span text:style-name="T82_62"><text:s/></text:span><text:span text:style-name="T82_63">to</text:span><text:span text:style-name="T82_64"><text:s/></text:span><text:span text:style-name="T82_65">achieve</text:span><text:span text:style-name="T82_66"><text:s/></text:span><text:span text:style-name="T82_67">the</text:span><text:span text:style-name="T82_68"><text:s/></text:span><text:span text:style-name="T82_69">specific</text:span><text:span text:style-name="T82_70"><text:s/></text:span><text:span text:style-name="T82_71">focus</text:span><text:span text:style-name="T82_72"><text:s/></text:span><text:span text:style-name="T82_73">on</text:span><text:span text:style-name="T82_74"><text:s/></text:span><text:span text:style-name="T82_75">the</text:span><text:span text:style-name="T82_76"><text:s/></text:span><text:span text:style-name="T82_77">now</text:span><text:span text:style-name="T82_78"><text:s/></text:span><text:span text:style-name="T82_79">which</text:span><text:span text:style-name="T82_80"><text:s/></text:span><text:span text:style-name="T82_81">is</text:span><text:span text:style-name="T82_82"><text:s/></text:span><text:span text:style-name="T82_83">the</text:span><text:span text:style-name="T82_84"><text:s/>(</text:span><text:span text:style-name="T82_85">impossible</text:span><text:span text:style-name="T82_86">)<text:s/></text:span><text:span text:style-name="T82_87">goal</text:span><text:span text:style-name="T82_88"><text:s/></text:span><text:span text:style-name="T82_89">for</text:span><text:span text:style-name="T82_90"><text:s/></text:span><text:span text:style-name="T82_91">every</text:span><text:span text:style-name="T82_92"><text:s/></text:span><text:span text:style-name="T82_93">instance</text:span><text:span text:style-name="T82_94"><text:s/></text:span><text:span text:style-name="T82_95">of</text:span><text:span text:style-name="T82_96"><text:s/></text:span><text:span text:style-name="T82_97">artistic</text:span><text:span text:style-name="T82_98"><text:s/></text:span><text:span text:style-name="T82_99">improvisation</text:span><text:span text:style-name="T82_100">.<text:s/></text:span><text:span text:style-name="T82_101">The</text:span><text:span text:style-name="T82_102"><text:s/></text:span><text:span text:style-name="T82_103">claim</text:span><text:span text:style-name="T82_104"><text:s/></text:span><text:span text:style-name="T82_105">that</text:span><text:span text:style-name="T82_106"><text:s/></text:span><text:span text:style-name="T82_107">it</text:span><text:span text:style-name="T82_108"><text:s/></text:span><text:span text:style-name="T82_109">is</text:span><text:span text:style-name="T82_110"><text:s/></text:span><text:span text:style-name="T82_111">the</text:span><text:span text:style-name="T82_112"><text:s/></text:span><text:span text:style-name="T82_113">intention</text:span><text:span text:style-name="T82_114"><text:s/></text:span><text:span text:style-name="T82_115">rather</text:span><text:span text:style-name="T82_116"><text:s/></text:span><text:span text:style-name="T82_117">than</text:span><text:span text:style-name="T82_118"><text:s/></text:span><text:span text:style-name="T82_119">the</text:span><text:span text:style-name="T82_120"><text:s/></text:span><text:span text:style-name="T82_121">action</text:span><text:span text:style-name="T82_122"><text:s/></text:span><text:span text:style-name="T82_123">that</text:span><text:span text:style-name="T82_124"><text:s/></text:span><text:span text:style-name="T82_125">lies</text:span><text:span text:style-name="T82_126"><text:s/></text:span><text:span text:style-name="T82_127">at</text:span><text:span text:style-name="T82_128"><text:s/></text:span><text:span text:style-name="T82_129">the</text:span><text:span text:style-name="T82_130"><text:s/></text:span><text:span text:style-name="T82_131">center</text:span><text:span text:style-name="T82_132"><text:s/></text:span><text:span text:style-name="T82_133">of</text:span><text:span text:style-name="T82_134"><text:s/></text:span><text:span text:style-name="T82_135">improvisation</text:span><text:span text:style-name="T82_136"><text:s/></text:span><text:span text:style-name="T82_137">shuts</text:span><text:span text:style-name="T82_138"><text:s/></text:span><text:span text:style-name="T82_139">out</text:span><text:span text:style-name="T82_140"><text:s/></text:span><text:span text:style-name="T82_141">the</text:span><text:span text:style-name="T82_142"><text:s/></text:span><text:span text:style-name="T82_143">act</text:span><text:span text:style-name="T82_144"><text:s/></text:span><text:span text:style-name="T82_145">of</text:span><text:span text:style-name="T82_146"><text:s/></text:span><text:span text:style-name="T82_147">improvisation</text:span><text:span text:style-name="T82_148"><text:s/></text:span><text:span text:style-name="T82_149">from</text:span><text:span text:style-name="T82_150"><text:s/></text:span><text:span text:style-name="T82_151">the</text:span><text:span text:style-name="T82_152"><text:s/></text:span><text:span text:style-name="T82_153">daily</text:span><text:span text:style-name="T82_154"><text:s/></text:span><text:span text:style-name="T82_155">life</text:span><text:span text:style-name="T82_156">.<text:s/></text:span><text:span text:style-name="T82_157">Linnros</text:span><text:span text:style-name="T82_158"><text:s/></text:span><text:span text:style-name="T82_159">sees</text:span><text:span text:style-name="T82_160"><text:s/></text:span><text:span text:style-name="T82_161">musical</text:span><text:span text:style-name="T82_162"><text:s/></text:span><text:span text:style-name="T82_163">improvisation</text:span><text:span text:style-name="T82_164"><text:s/></text:span><text:span text:style-name="T82_165">as</text:span><text:span text:style-name="T82_166"><text:s/></text:span><text:span text:style-name="T82_167">an</text:span><text:span text:style-name="T82_168"><text:s/></text:span><text:span text:style-name="T82_169">activity</text:span><text:span text:style-name="T82_170"><text:s/></text:span><text:span text:style-name="T82_171">trapped</text:span><text:span text:style-name="T82_172"><text:s/></text:span><text:span text:style-name="T82_173">in</text:span><text:span text:style-name="T82_174"><text:s/></text:span><text:span text:style-name="T82_175">the</text:span><text:span text:style-name="T82_176"><text:s/>“</text:span><text:span text:style-name="T82_177">continuity</text:span><text:span text:style-name="T82_178"><text:s/></text:span><text:span text:style-name="T82_179">of</text:span><text:span text:style-name="T82_180"><text:s/></text:span><text:span text:style-name="T82_181">coming</text:span><text:span text:style-name="T82_182">”,<text:s/></text:span><text:span text:style-name="T82_183">distinct</text:span><text:span text:style-name="T82_184"><text:s/></text:span><text:span text:style-name="T82_185">to</text:span><text:span text:style-name="T82_186"><text:s/></text:span><text:span text:style-name="T82_187">the</text:span><text:span text:style-name="T82_188"><text:s/></text:span><text:span text:style-name="T82_189">temporal</text:span><text:span text:style-name="T82_190"><text:s/></text:span><text:span text:style-name="T82_191">multiplicity</text:span><text:span text:style-name="T82_192"><text:s/></text:span><text:span text:style-name="T82_193">of</text:span><text:span text:style-name="T82_194"><text:s/></text:span><text:span text:style-name="T82_195">everyday</text:span><text:span text:style-name="T82_196"><text:s/></text:span><text:span text:style-name="T82_197">life</text:span><text:span text:style-name="T82_198">.<text:s/></text:span><text:span text:style-name="T82_199">However</text:span><text:span text:style-name="T82_200">,<text:s/></text:span><text:span text:style-name="T82_201">an</text:span><text:span text:style-name="T82_202"><text:s/></text:span><text:span text:style-name="T82_203">important</text:span><text:span text:style-name="T82_204"><text:s/></text:span><text:span text:style-name="T82_205">distinction</text:span><text:span text:style-name="T82_206"><text:s/></text:span><text:span text:style-name="T82_207">between</text:span><text:span text:style-name="T82_208"><text:s/></text:span><text:span text:style-name="T82_209">Douglas</text:span><text:span text:style-name="T82_210"><text:s/>&amp;<text:s/></text:span><text:span text:style-name="T82_211">Coessens</text:span><text:span text:style-name="T82_212"><text:s/></text:span><text:span text:style-name="T82_213">and</text:span><text:span text:style-name="T82_214"><text:s/></text:span><text:span text:style-name="T82_215">Linnros</text:span><text:span text:style-name="T82_216"><text:s/></text:span><text:span text:style-name="T82_217">is</text:span><text:span text:style-name="T82_218"><text:s/></text:span><text:span text:style-name="T82_219">that</text:span><text:span text:style-name="T82_220"><text:s/></text:span><text:span text:style-name="T82_221">while</text:span><text:span text:style-name="T82_222"><text:s/></text:span><text:span text:style-name="T82_223">Linnros</text:span><text:span text:style-name="T82_224"><text:s/></text:span><text:span text:style-name="T82_225">looks</text:span><text:span text:style-name="T82_226"><text:s/></text:span><text:span text:style-name="T82_227">at</text:span><text:span text:style-name="T82_228"><text:s/></text:span><text:span text:style-name="T82_229">improvisation</text:span><text:span text:style-name="T82_230"><text:s/></text:span><text:span text:style-name="T82_231">from</text:span><text:span text:style-name="T82_232"><text:s/></text:span><text:span text:style-name="T82_233">the</text:span><text:span text:style-name="T82_234"><text:s/></text:span><text:span text:style-name="T82_235">point</text:span><text:span text:style-name="T82_236"><text:s/></text:span><text:span text:style-name="T82_237">of</text:span><text:span text:style-name="T82_238"><text:s/></text:span><text:span text:style-name="T82_239">view</text:span><text:span text:style-name="T82_240"><text:s/></text:span><text:span text:style-name="T82_241">of</text:span><text:span text:style-name="T82_242"><text:s/></text:span><text:span text:style-name="T82_243">the</text:span><text:span text:style-name="T82_244"><text:s/></text:span><text:span text:style-name="T82_245">improviser</text:span><text:span text:style-name="T82_246">,<text:s/></text:span><text:span text:style-name="T82_247">from</text:span><text:span text:style-name="T82_248"><text:s/></text:span><text:span text:style-name="T82_249">the</text:span><text:span text:style-name="T82_250"><text:s/></text:span><text:span text:style-name="T82_251">inside</text:span><text:span text:style-name="T82_252"><text:s/></text:span><text:span text:style-name="T82_253">looking</text:span><text:span text:style-name="T82_254"><text:s/></text:span><text:span text:style-name="T82_255">out</text:span><text:span text:style-name="T82_256">,<text:s/></text:span><text:span text:style-name="T82_257">Douglas</text:span><text:span text:style-name="T82_258"><text:s/></text:span><text:span text:style-name="T82_259">and</text:span><text:span text:style-name="T82_260"><text:s/></text:span><text:span text:style-name="T82_261">Coessens</text:span><text:span text:style-name="T82_262">'<text:s/></text:span><text:span text:style-name="T82_263">perspective</text:span><text:span text:style-name="T82_264"><text:s/></text:span><text:span text:style-name="T82_265">is</text:span><text:span text:style-name="T82_266"><text:s/></text:span><text:span text:style-name="T82_267">rather</text:span><text:span text:style-name="T82_268"><text:s/></text:span><text:span text:style-name="T82_269">from</text:span><text:span text:style-name="T82_270"><text:s/></text:span><text:span text:style-name="T82_271">the</text:span><text:span text:style-name="T82_272"><text:s/></text:span><text:span text:style-name="T82_273">outside</text:span><text:span text:style-name="T82_274"><text:s/></text:span><text:span text:style-name="T82_275">looking</text:span><text:span text:style-name="T82_276"><text:s/></text:span><text:span text:style-name="T82_277">in</text:span><text:span text:style-name="T82_278">.<text:s/></text:span><text:span text:style-name="T82_279">Perhaps</text:span><text:span text:style-name="T82_280"><text:s/></text:span><text:span text:style-name="T82_281">this</text:span><text:span text:style-name="T82_282"><text:s/></text:span><text:span text:style-name="T82_283">fact</text:span><text:span text:style-name="T82_284"><text:s/></text:span><text:span text:style-name="T82_285">contributes</text:span><text:span text:style-name="T82_286"><text:s/></text:span><text:span text:style-name="T82_287">to</text:span><text:span text:style-name="T82_288"><text:s/></text:span><text:span text:style-name="T82_289">the</text:span><text:span text:style-name="T82_290"><text:s/></text:span><text:span text:style-name="T82_291">difference</text:span><text:span text:style-name="T82_292"><text:s/></text:span><text:span text:style-name="T82_293">between</text:span><text:span text:style-name="T82_294"><text:s/></text:span><text:span text:style-name="T82_295">their</text:span><text:span text:style-name="T82_296"><text:s/></text:span><text:span text:style-name="T82_297">conclusions</text:span><text:span text:style-name="T82_298">?<text:s/></text:span><text:span text:style-name="T82_299">But</text:span><text:span text:style-name="T82_300"><text:s/></text:span><text:span text:style-name="T82_301">what</text:span><text:span text:style-name="T82_302"><text:s/></text:span><text:span text:style-name="T82_303">is</text:span><text:span text:style-name="T82_304"><text:s/></text:span><text:span text:style-name="T82_305">then</text:span><text:span text:style-name="T82_306"><text:s/></text:span><text:span text:style-name="T82_307">the</text:span><text:span text:style-name="T82_308"><text:s/></text:span><text:span text:style-name="T82_309">interrelation</text:span><text:span text:style-name="T82_310"><text:s/></text:span><text:span text:style-name="T82_311">between</text:span><text:span text:style-name="T82_312"><text:s/></text:span><text:span text:style-name="T82_313">improvisation</text:span><text:span text:style-name="T82_314"><text:s/></text:span><text:span text:style-name="T82_315">in</text:span><text:span text:style-name="T82_316"><text:s/></text:span><text:span text:style-name="T82_317">everyday</text:span><text:span text:style-name="T82_318"><text:s/></text:span><text:span text:style-name="T82_319">life</text:span><text:span text:style-name="T82_320"><text:s/></text:span><text:span text:style-name="T82_321">and</text:span><text:span text:style-name="T82_322"><text:s/></text:span><text:span text:style-name="T82_323">the</text:span><text:span text:style-name="T82_324"><text:s/></text:span><text:span text:style-name="T82_325">arts</text:span><text:span text:style-name="T82_326">?</text:span></text:p>
      <text:p text:style-name="P83"/>
      <text:p text:style-name="P84"><text:span text:style-name="T84_1">Erik</text:span><text:span text:style-name="T84_2"><text:s/></text:span><text:span text:style-name="T84_3">Rynell</text:span><text:span text:style-name="T84_4"><text:s/></text:span><text:span text:style-name="T84_5">claims</text:span><text:span text:style-name="T84_6"><text:s/></text:span><text:span text:style-name="T84_7">that</text:span><text:span text:style-name="T84_8"><text:s/>“</text:span><text:span text:style-name="T84_9">the</text:span><text:span text:style-name="T84_10"><text:s/></text:span><text:span text:style-name="T84_11">way</text:span><text:span text:style-name="T84_12"><text:s/></text:span><text:span text:style-name="T84_13">meaning</text:span><text:span text:style-name="T84_14"><text:s/></text:span><text:span text:style-name="T84_15">is</text:span><text:span text:style-name="T84_16"><text:s/></text:span><text:span text:style-name="T84_17">produced</text:span><text:span text:style-name="T84_18"><text:s/></text:span><text:span text:style-name="T84_19">within</text:span><text:span text:style-name="T84_20"><text:s/></text:span><text:span text:style-name="T84_21">theatre</text:span><text:span text:style-name="T84_22"><text:s/></text:span><text:span text:style-name="T84_23">is</text:span><text:span text:style-name="T84_24"><text:s/></text:span><text:span text:style-name="T84_25">to</text:span><text:span text:style-name="T84_26"><text:s/></text:span><text:span text:style-name="T84_27">great</text:span><text:span text:style-name="T84_28"><text:s/></text:span><text:span text:style-name="T84_29">extent</text:span><text:span text:style-name="T84_30"><text:s/></text:span><text:span text:style-name="T84_31">analogous</text:span><text:span text:style-name="T84_32"><text:s/></text:span><text:span text:style-name="T84_33">to</text:span><text:span text:style-name="T84_34"><text:s/></text:span><text:span text:style-name="T84_35">how</text:span><text:span text:style-name="T84_36"><text:s/></text:span><text:span text:style-name="T84_37">meaning</text:span><text:span text:style-name="T84_38"><text:s/></text:span><text:span text:style-name="T84_39">is</text:span><text:span text:style-name="T84_40"><text:s/></text:span><text:span text:style-name="T84_41">produced</text:span><text:span text:style-name="T84_42"><text:s/></text:span><text:span text:style-name="T84_43">in</text:span><text:span text:style-name="T84_44"><text:s/></text:span><text:span text:style-name="T84_45">real</text:span><text:span text:style-name="T84_46"><text:s/></text:span><text:span text:style-name="T84_47">life</text:span><text:span text:style-name="T84_48">”<text:s/>(</text:span><text:span text:style-name="T84_49">Section</text:span><text:span text:style-name="T84_50"><text:s/>4:1).<text:s/></text:span><text:span text:style-name="T84_51">Similarly</text:span><text:span text:style-name="T84_52">,<text:s/></text:span><text:span text:style-name="T84_53">Douglas</text:span><text:span text:style-name="T84_54"><text:s/></text:span><text:span text:style-name="T84_55">and</text:span><text:span text:style-name="T84_56"><text:s/></text:span><text:span text:style-name="T84_57">Coessens</text:span><text:span text:style-name="T84_58"><text:s/></text:span><text:span text:style-name="T84_59">identify</text:span><text:span text:style-name="T84_60"><text:s/></text:span><text:span text:style-name="T84_61">a</text:span><text:span text:style-name="T84_62"><text:s/></text:span><text:span text:style-name="T84_63">series</text:span><text:span text:style-name="T84_64"><text:s/></text:span><text:span text:style-name="T84_65">of</text:span><text:span text:style-name="T84_66"><text:s/></text:span><text:span text:style-name="T84_67">principles</text:span><text:span text:style-name="T84_68"><text:s/></text:span><text:span text:style-name="T84_69">of</text:span><text:span text:style-name="T84_70"><text:s/></text:span><text:span text:style-name="T84_71">improvisation</text:span><text:span text:style-name="T84_72"><text:s/></text:span><text:span text:style-name="T84_73">in</text:span><text:span text:style-name="T84_74"><text:s/></text:span><text:span text:style-name="T84_75">everyday</text:span><text:span text:style-name="T84_76"><text:s/></text:span><text:span text:style-name="T84_77">life</text:span><text:span text:style-name="T84_78"><text:s/></text:span><text:span text:style-name="T84_79">that</text:span><text:span text:style-name="T84_80"><text:s/></text:span><text:span text:style-name="T84_81">are</text:span><text:span text:style-name="T84_82"><text:s/></text:span><text:span text:style-name="T84_83">common</text:span><text:span text:style-name="T84_84"><text:s/></text:span><text:span text:style-name="T84_85">to</text:span><text:span text:style-name="T84_86"><text:s/></text:span><text:span text:style-name="T84_87">improvisation</text:span><text:span text:style-name="T84_88"><text:s/></text:span><text:span text:style-name="T84_89">in</text:span><text:span text:style-name="T84_90"><text:s/></text:span><text:span text:style-name="T84_91">artistic</text:span><text:span text:style-name="T84_92"><text:s/></text:span><text:span text:style-name="T84_93">practice</text:span><text:span text:style-name="T84_94">.<text:s/></text:span><text:span text:style-name="T84_95">Furthermore</text:span><text:span text:style-name="T84_96">,<text:s/></text:span><text:span text:style-name="T84_97">sensitivity</text:span><text:span text:style-name="T84_98"><text:s/></text:span><text:span text:style-name="T84_99">as</text:span><text:span text:style-name="T84_100"><text:s/></text:span><text:span text:style-name="T84_101">a</text:span><text:span text:style-name="T84_102"><text:s/></text:span><text:span text:style-name="T84_103">factor</text:span><text:span text:style-name="T84_104"><text:s/></text:span><text:span text:style-name="T84_105">in</text:span><text:span text:style-name="T84_106"><text:s/></text:span><text:span text:style-name="T84_107">musical</text:span><text:span text:style-name="T84_108"><text:s/></text:span><text:span text:style-name="T84_109">improvisation</text:span><text:span text:style-name="T84_110"><text:s/></text:span><text:span text:style-name="T84_111">is</text:span><text:span text:style-name="T84_112"><text:s/></text:span><text:span text:style-name="T84_113">a</text:span><text:span text:style-name="T84_114"><text:s/></text:span><text:span text:style-name="T84_115">recurring</text:span><text:span text:style-name="T84_116"><text:s/></text:span><text:span text:style-name="T84_117">thread</text:span><text:span text:style-name="T84_118"><text:s/></text:span><text:span text:style-name="T84_119">in</text:span><text:span text:style-name="T84_120"><text:s/></text:span><text:span text:style-name="T84_121">the</text:span><text:span text:style-name="T84_122"><text:s/></text:span><text:span text:style-name="T84_123">discussions</text:span><text:span text:style-name="T84_124"><text:s/></text:span><text:span text:style-name="T84_125">held</text:span><text:span text:style-name="T84_126"><text:s/></text:span><text:span text:style-name="T84_127">during</text:span><text:span text:style-name="T84_128"><text:s/></text:span><text:span text:style-name="T84_129">the</text:span><text:span text:style-name="T84_130"><text:s/></text:span><text:span text:style-name="T84_131">conference</text:span><text:span text:style-name="T84_132">,<text:s/></text:span><text:span text:style-name="T84_133">but</text:span><text:span text:style-name="T84_134"><text:s/></text:span><text:span text:style-name="T84_135">may</text:span><text:span text:style-name="T84_136"><text:s/></text:span><text:span text:style-name="T84_137">also</text:span><text:span text:style-name="T84_138"><text:s/></text:span><text:span text:style-name="T84_139">be</text:span><text:span text:style-name="T84_140"><text:s/></text:span><text:span text:style-name="T84_141">seen</text:span><text:span text:style-name="T84_142"><text:s/></text:span><text:span text:style-name="T84_143">as</text:span><text:span text:style-name="T84_144"><text:s/></text:span><text:span text:style-name="T84_145">a</text:span><text:span text:style-name="T84_146"><text:s/></text:span><text:span text:style-name="T84_147">condition</text:span><text:span text:style-name="T84_148">,<text:s/></text:span><text:span text:style-name="T84_149">or</text:span><text:span text:style-name="T84_150"><text:s/></text:span><text:span text:style-name="T84_151">an</text:span><text:span text:style-name="T84_152"><text:s/></text:span><text:span text:style-name="T84_153">actor</text:span><text:span text:style-name="T84_154">,<text:s/></text:span><text:span text:style-name="T84_155">that</text:span><text:span text:style-name="T84_156"><text:s/></text:span><text:span text:style-name="T84_157">initializes</text:span><text:span text:style-name="T84_158"><text:s/></text:span><text:span text:style-name="T84_159">and</text:span><text:span text:style-name="T84_160"><text:s/></text:span><text:span text:style-name="T84_161">fuels</text:span><text:span text:style-name="T84_162"><text:s/></text:span><text:span text:style-name="T84_163">improvisation</text:span><text:span text:style-name="T84_164">.<text:s/></text:span><text:span text:style-name="T84_165">Erik</text:span><text:span text:style-name="T84_166"><text:s/></text:span><text:span text:style-name="T84_167">Rynell</text:span><text:span text:style-name="T84_168">,<text:s/></text:span><text:span text:style-name="T84_169">however</text:span><text:span text:style-name="T84_170">,<text:s/></text:span><text:span text:style-name="T84_171">points</text:span><text:span text:style-name="T84_172"><text:s/></text:span><text:span text:style-name="T84_173">out</text:span><text:span text:style-name="T84_174"><text:s/></text:span><text:span text:style-name="T84_175">that</text:span><text:span text:style-name="T84_176"><text:s/></text:span><text:span text:style-name="T84_177">sensitivity</text:span><text:span text:style-name="T84_178"><text:s/></text:span><text:span text:style-name="T84_179">is</text:span><text:span text:style-name="T84_180"><text:s/></text:span><text:span text:style-name="T84_181">also</text:span><text:span text:style-name="T84_182"><text:s/></text:span><text:span text:style-name="T84_183">an</text:span><text:span text:style-name="T84_184"><text:s/></text:span><text:span text:style-name="T84_185">important</text:span><text:span text:style-name="T84_186"><text:s/></text:span><text:span text:style-name="T84_187">aspect</text:span><text:span text:style-name="T84_188"><text:s/></text:span><text:span text:style-name="T84_189">of</text:span><text:span text:style-name="T84_190"><text:s/></text:span><text:span text:style-name="T84_191">theatre</text:span><text:span text:style-name="T84_192"><text:s/></text:span><text:span text:style-name="T84_193">and</text:span><text:span text:style-name="T84_194"><text:s/></text:span><text:span text:style-name="T84_195">thereby</text:span><text:span text:style-name="T84_196"><text:s/></text:span><text:span text:style-name="T84_197">establishes</text:span><text:span text:style-name="T84_198"><text:s/></text:span><text:span text:style-name="T84_199">a</text:span><text:span text:style-name="T84_200"><text:s/></text:span><text:span text:style-name="T84_201">link</text:span><text:span text:style-name="T84_202"><text:s/></text:span><text:span text:style-name="T84_203">between</text:span><text:span text:style-name="T84_204"><text:s/></text:span><text:span text:style-name="T84_205">the</text:span><text:span text:style-name="T84_206"><text:s/></text:span><text:span text:style-name="T84_207">research</text:span><text:span text:style-name="T84_208"><text:s/></text:span><text:span text:style-name="T84_209">of</text:span><text:span text:style-name="T84_210"><text:s/></text:span><text:span text:style-name="T84_211">the</text:span><text:span text:style-name="T84_212"><text:s/></text:span><text:span text:style-name="T84_213">relations</text:span><text:span text:style-name="T84_214"><text:s/></text:span><text:span text:style-name="T84_215">between</text:span><text:span text:style-name="T84_216"><text:s/>“</text:span><text:span text:style-name="T84_217">words</text:span><text:span text:style-name="T84_218"><text:s/></text:span><text:span text:style-name="T84_219">and</text:span><text:span text:style-name="T84_220"><text:s/></text:span><text:span text:style-name="T84_221">actions</text:span><text:span text:style-name="T84_222"><text:s/></text:span><text:span text:style-name="T84_223">in</text:span><text:span text:style-name="T84_224"><text:s/></text:span><text:span text:style-name="T84_225">a</text:span><text:span text:style-name="T84_226"><text:s/></text:span><text:span text:style-name="T84_227">given</text:span><text:span text:style-name="T84_228"><text:s/></text:span><text:span text:style-name="T84_229">context</text:span><text:span text:style-name="T84_230">”<text:s/></text:span><text:span text:style-name="T84_231">and</text:span><text:span text:style-name="T84_232"><text:s/></text:span><text:span text:style-name="T84_233">the</text:span><text:span text:style-name="T84_234"><text:s/></text:span><text:span text:style-name="T84_235">aesthetics</text:span><text:span text:style-name="T84_236"><text:s/></text:span><text:span text:style-name="T84_237">of</text:span><text:span text:style-name="T84_238"><text:s/></text:span><text:span text:style-name="T84_239">sensitivity</text:span><text:span text:style-name="T84_240">.</text:span></text:p>
      <text:p text:style-name="P85"/>
      <text:p text:style-name="P86"><text:span text:style-name="T86_1">Sensitivity</text:span><text:span text:style-name="T86_2"><text:s/></text:span><text:span text:style-name="T86_3">is</text:span><text:span text:style-name="T86_4"><text:s/></text:span><text:span text:style-name="T86_5">also</text:span><text:span text:style-name="T86_6"><text:s/></text:span><text:span text:style-name="T86_7">an</text:span><text:span text:style-name="T86_8"><text:s/></text:span><text:span text:style-name="T86_9">agent</text:span><text:span text:style-name="T86_10"><text:s/></text:span><text:span text:style-name="T86_11">of</text:span><text:span text:style-name="T86_12"><text:s/></text:span><text:span text:style-name="T86_13">attentive</text:span><text:span text:style-name="T86_14"><text:s/></text:span><text:span text:style-name="T86_15">listening</text:span><text:span text:style-name="T86_16">,<text:s/></text:span><text:span text:style-name="T86_17">something</text:span><text:span text:style-name="T86_18"><text:s/></text:span><text:span text:style-name="T86_19">which</text:span><text:span text:style-name="T86_20"><text:s/></text:span><text:span text:style-name="T86_21">Linnros</text:span><text:span text:style-name="T86_22"><text:s/></text:span><text:span text:style-name="T86_23">refers</text:span><text:span text:style-name="T86_24"><text:s/></text:span><text:span text:style-name="T86_25">to</text:span><text:span text:style-name="T86_26"><text:s/></text:span><text:span text:style-name="T86_27">as</text:span><text:span text:style-name="T86_28"><text:s/></text:span><text:span text:style-name="T86_29">ascultation</text:span><text:span text:style-name="T86_30">,<text:s/></text:span><text:span text:style-name="T86_31">or</text:span><text:span text:style-name="T86_32"><text:s/>“</text:span><text:span text:style-name="T86_33">the</text:span><text:span text:style-name="T86_34"><text:s/></text:span><text:span text:style-name="T86_35">listening</text:span><text:span text:style-name="T86_36"><text:s/></text:span><text:span text:style-name="T86_37">at</text:span><text:span text:style-name="T86_38"><text:s/></text:span><text:span text:style-name="T86_39">the</text:span><text:span text:style-name="T86_40"><text:s/></text:span><text:span text:style-name="T86_41">stethoscope</text:span><text:span text:style-name="T86_42">”<text:s/>(</text:span><text:span text:style-name="T86_43">Section</text:span><text:span text:style-name="T86_44"><text:s/>2:5).<text:s/></text:span><text:span text:style-name="T86_45">It</text:span><text:span text:style-name="T86_46"><text:s/></text:span><text:span text:style-name="T86_47">is</text:span><text:span text:style-name="T86_48"><text:s/></text:span><text:span text:style-name="T86_49">to</text:span><text:span text:style-name="T86_50"><text:s/></text:span><text:span text:style-name="T86_51">put</text:span><text:span text:style-name="T86_52"><text:s/></text:span><text:span text:style-name="T86_53">ones</text:span><text:span text:style-name="T86_54"><text:s/></text:span><text:span text:style-name="T86_55">attentive</text:span><text:span text:style-name="T86_56"><text:s/></text:span><text:span text:style-name="T86_57">focus</text:span><text:span text:style-name="T86_58"><text:s/></text:span><text:span text:style-name="T86_59">to</text:span><text:span text:style-name="T86_60"><text:s/></text:span><text:span text:style-name="T86_61">the</text:span><text:span text:style-name="T86_62"><text:s/>“</text:span><text:span text:style-name="T86_63">inner</text:span><text:span text:style-name="T86_64"><text:s/></text:span><text:span text:style-name="T86_65">rhythm</text:span><text:span text:style-name="T86_66"><text:s/></text:span><text:span text:style-name="T86_67">of</text:span><text:span text:style-name="T86_68"><text:s/></text:span><text:span text:style-name="T86_69">a</text:span><text:span text:style-name="T86_70"><text:s/></text:span><text:span text:style-name="T86_71">thing</text:span><text:span text:style-name="T86_72">”<text:s/></text:span><text:span text:style-name="T86_73">while</text:span><text:span text:style-name="T86_74"><text:s/></text:span><text:span text:style-name="T86_75">keeping</text:span><text:span text:style-name="T86_76"><text:s/></text:span><text:span text:style-name="T86_77">and</text:span><text:span text:style-name="T86_78"><text:s/></text:span><text:span text:style-name="T86_79">holding</text:span><text:span text:style-name="T86_80"><text:s/></text:span><text:span text:style-name="T86_81">on</text:span><text:span text:style-name="T86_82"><text:s/></text:span><text:span text:style-name="T86_83">to</text:span><text:span text:style-name="T86_84"><text:s/></text:span><text:span text:style-name="T86_85">the</text:span><text:span text:style-name="T86_86"><text:s/></text:span><text:span text:style-name="T86_87">past</text:span><text:span text:style-name="T86_88"><text:s/></text:span><text:span text:style-name="T86_89">in</text:span><text:span text:style-name="T86_90"><text:s/></text:span><text:span text:style-name="T86_91">a</text:span><text:span text:style-name="T86_92"><text:s/></text:span><text:span text:style-name="T86_93">Husserlian</text:span><text:span text:style-name="T86_94"><text:s/></text:span><text:span text:style-name="T86_95">retention</text:span><text:span text:style-name="T86_96">;<text:s/></text:span><text:span text:style-name="T86_97">to</text:span><text:span text:style-name="T86_98"><text:s/></text:span><text:span text:style-name="T86_99">hear</text:span><text:span text:style-name="T86_100"><text:s/></text:span><text:span text:style-name="T86_101">the</text:span><text:span text:style-name="T86_102"><text:s/></text:span><text:span text:style-name="T86_103">rhythm</text:span><text:span text:style-name="T86_104"><text:s/></text:span><text:span text:style-name="T86_105">of</text:span><text:span text:style-name="T86_106"><text:s/></text:span><text:span text:style-name="T86_107">a</text:span><text:span text:style-name="T86_108"><text:s/></text:span><text:span text:style-name="T86_109">flow</text:span><text:span text:style-name="T86_110">.<text:s/></text:span><text:span text:style-name="T86_111">Listening</text:span><text:span text:style-name="T86_112"><text:s/></text:span><text:span text:style-name="T86_113">is</text:span><text:span text:style-name="T86_114"><text:s/></text:span><text:span text:style-name="T86_115">also</text:span><text:span text:style-name="T86_116"><text:s/></text:span><text:span text:style-name="T86_117">always</text:span><text:span text:style-name="T86_118"><text:s/></text:span><text:span text:style-name="T86_119">about</text:span><text:span text:style-name="T86_120"><text:s/></text:span><text:span text:style-name="T86_121">action</text:span><text:span text:style-name="T86_122">.<text:s/></text:span><text:span text:style-name="T86_123">Magnus</text:span><text:span text:style-name="T86_124"><text:s/></text:span><text:span text:style-name="T86_125">Andersson</text:span><text:span text:style-name="T86_126"><text:s/></text:span><text:span text:style-name="T86_127">highlights</text:span><text:span text:style-name="T86_128"><text:s/></text:span><text:span text:style-name="T86_129">this</text:span><text:span text:style-name="T86_130"><text:s/></text:span><text:span text:style-name="T86_131">aspect</text:span><text:span text:style-name="T86_132">,<text:s/></text:span><text:span text:style-name="T86_133">asserting</text:span><text:span text:style-name="T86_134"><text:s/></text:span><text:span text:style-name="T86_135">that</text:span><text:span text:style-name="T86_136"><text:s/></text:span><text:span text:style-name="T86_137">it</text:span><text:span text:style-name="T86_138"><text:s/></text:span><text:span text:style-name="T86_139">is</text:span><text:span text:style-name="T86_140"><text:s/></text:span><text:span text:style-name="T86_141">only</text:span><text:span text:style-name="T86_142"><text:s/></text:span><text:span text:style-name="T86_143">by</text:span><text:span text:style-name="T86_144"><text:s/></text:span><text:span text:style-name="T86_145">way</text:span><text:span text:style-name="T86_146"><text:s/></text:span><text:span text:style-name="T86_147">of</text:span><text:span text:style-name="T86_148"><text:s/></text:span><text:span text:style-name="T86_149">action</text:span><text:span text:style-name="T86_150"><text:s/></text:span><text:span text:style-name="T86_151">and</text:span><text:span text:style-name="T86_152"><text:s/></text:span><text:span text:style-name="T86_153">the</text:span><text:span text:style-name="T86_154"><text:s/></text:span><text:span text:style-name="T86_155">change</text:span><text:span text:style-name="T86_156"><text:s/></text:span><text:span text:style-name="T86_157">that</text:span><text:span text:style-name="T86_158"><text:s/></text:span><text:span text:style-name="T86_159">it</text:span><text:span text:style-name="T86_160"><text:s/></text:span><text:span text:style-name="T86_161">achieves</text:span><text:span text:style-name="T86_162"><text:s/></text:span><text:span text:style-name="T86_163">that</text:span><text:span text:style-name="T86_164"><text:s/>“</text:span><text:span text:style-name="T86_165">we</text:span><text:span text:style-name="T86_166"><text:s/></text:span><text:span text:style-name="T86_167">can</text:span><text:span text:style-name="T86_168"><text:s/></text:span><text:span text:style-name="T86_169">hear</text:span><text:span text:style-name="T86_170"><text:s/></text:span><text:span text:style-name="T86_171">what</text:span><text:span text:style-name="T86_172"><text:s/></text:span><text:span text:style-name="T86_173">is</text:span><text:span text:style-name="T86_174"><text:s/></text:span><text:span text:style-name="T86_175">going</text:span><text:span text:style-name="T86_176"><text:s/></text:span><text:span text:style-name="T86_177">on</text:span><text:span text:style-name="T86_178">”<text:s/>(</text:span><text:span text:style-name="T86_179">Section</text:span><text:span text:style-name="T86_180"><text:s/>2:2).<text:s/></text:span><text:span text:style-name="T86_181">Such</text:span><text:span text:style-name="T86_182"><text:s/></text:span><text:span text:style-name="T86_183">a</text:span><text:span text:style-name="T86_184"><text:s/></text:span><text:span text:style-name="T86_185">process</text:span><text:span text:style-name="T86_186">-</text:span><text:span text:style-name="T86_187">based</text:span><text:span text:style-name="T86_188"><text:s/></text:span><text:span text:style-name="T86_189">understanding</text:span><text:span text:style-name="T86_190"><text:s/></text:span><text:span text:style-name="T86_191">bypasses</text:span><text:span text:style-name="T86_192"><text:s/></text:span><text:span text:style-name="T86_193">the</text:span><text:span text:style-name="T86_194"><text:s/></text:span><text:span text:style-name="T86_195">Cartesian</text:span><text:span text:style-name="T86_196"><text:s/></text:span><text:span text:style-name="T86_197">split</text:span><text:span text:style-name="T86_198">:<text:s/>‘</text:span><text:span text:style-name="T86_199">For</text:span><text:span text:style-name="T86_200"><text:s/></text:span><text:span text:style-name="T86_201">an</text:span><text:span text:style-name="T86_202"><text:s/></text:span><text:span text:style-name="T86_203">analysis</text:span><text:span text:style-name="T86_204"><text:s/></text:span><text:span text:style-name="T86_205">to</text:span><text:span text:style-name="T86_206"><text:s/></text:span><text:span text:style-name="T86_207">grasp</text:span><text:span text:style-name="T86_208"><text:s/></text:span><text:span text:style-name="T86_209">what</text:span><text:span text:style-name="T86_210"><text:s/></text:span><text:span text:style-name="T86_211">is</text:span><text:span text:style-name="T86_212"><text:s/></text:span><text:span text:style-name="T86_213">at</text:span><text:span text:style-name="T86_214"><text:s/></text:span><text:span text:style-name="T86_215">stake</text:span><text:span text:style-name="T86_216"><text:s/></text:span><text:span text:style-name="T86_217">in</text:span><text:span text:style-name="T86_218"><text:s/></text:span><text:span text:style-name="T86_219">an</text:span><text:span text:style-name="T86_220"><text:s/></text:span><text:span text:style-name="T86_221">improvisation</text:span><text:span text:style-name="T86_222">,<text:s/></text:span><text:span text:style-name="T86_223">it</text:span><text:span text:style-name="T86_224"><text:s/></text:span><text:span text:style-name="T86_225">must</text:span><text:span text:style-name="T86_226"><text:s/></text:span><text:span text:style-name="T86_227">acknowledge</text:span><text:span text:style-name="T86_228"><text:s/></text:span><text:span text:style-name="T86_229">this</text:span><text:span text:style-name="T86_230"><text:s/></text:span><text:span text:style-name="T86_231">corporeal</text:span><text:span text:style-name="T86_232"><text:s/></text:span><text:span text:style-name="T86_233">thinking</text:span><text:span text:style-name="T86_234">.</text:span><text:span text:style-name="T86_235">’</text:span><text:span text:style-name="T86_236"><text:s/></text:span><text:span text:style-name="T86_237">That</text:span><text:span text:style-name="T86_238"><text:s/></text:span><text:span text:style-name="T86_239">the</text:span><text:span text:style-name="T86_240"><text:s/></text:span><text:span text:style-name="T86_241">body</text:span><text:span text:style-name="T86_242"><text:s/></text:span><text:span text:style-name="T86_243">is</text:span><text:span text:style-name="T86_244"><text:s/></text:span><text:span text:style-name="T86_245">a</text:span><text:span text:style-name="T86_246"><text:s/></text:span><text:span text:style-name="T86_247">thinking</text:span><text:span text:style-name="T86_248"><text:s/></text:span><text:span text:style-name="T86_249">and</text:span><text:span text:style-name="T86_250"><text:s/></text:span><text:span text:style-name="T86_251">obviously</text:span><text:span text:style-name="T86_252"><text:s/></text:span><text:span text:style-name="T86_253">sensitive</text:span><text:span text:style-name="T86_254"><text:s/></text:span><text:span text:style-name="T86_255">actor</text:span><text:span text:style-name="T86_256"><text:s/></text:span><text:span text:style-name="T86_257">that</text:span><text:span text:style-name="T86_258"><text:s/></text:span><text:span text:style-name="T86_259">has</text:span><text:span text:style-name="T86_260"><text:s/></text:span><text:span text:style-name="T86_261">an</text:span><text:span text:style-name="T86_262"><text:s/></text:span><text:span text:style-name="T86_263">operative</text:span><text:span text:style-name="T86_264"><text:s/></text:span><text:span text:style-name="T86_265">impact</text:span><text:span text:style-name="T86_266"><text:s/></text:span><text:span text:style-name="T86_267">on</text:span><text:span text:style-name="T86_268"><text:s/></text:span><text:span text:style-name="T86_269">the</text:span><text:span text:style-name="T86_270"><text:s/></text:span><text:span text:style-name="T86_271">practice</text:span><text:span text:style-name="T86_272"><text:s/></text:span><text:span text:style-name="T86_273">of</text:span><text:span text:style-name="T86_274"><text:s/></text:span><text:span text:style-name="T86_275">improvisation</text:span><text:span text:style-name="T86_276"><text:s/></text:span><text:span text:style-name="T86_277">is</text:span><text:span text:style-name="T86_278"><text:s/></text:span><text:span text:style-name="T86_279">put</text:span><text:span text:style-name="T86_280"><text:s/></text:span><text:span text:style-name="T86_281">forth</text:span><text:span text:style-name="T86_282"><text:s/></text:span><text:span text:style-name="T86_283">by</text:span><text:span text:style-name="T86_284"><text:s/></text:span><text:span text:style-name="T86_285">Bjerstedt</text:span><text:span text:style-name="T86_286"><text:s/>(</text:span><text:span text:style-name="T86_287">Section</text:span><text:span text:style-name="T86_288"><text:s/>2.3),<text:s/></text:span><text:span text:style-name="T86_289">Ostrowski</text:span><text:span text:style-name="T86_290"><text:s/></text:span><text:span text:style-name="T86_291">and</text:span><text:span text:style-name="T86_292"><text:s/></text:span><text:span text:style-name="T86_293">Cremaschi</text:span><text:span text:style-name="T86_294"><text:s/>(</text:span><text:span text:style-name="T86_295">Section</text:span><text:span text:style-name="T86_296"><text:s/>5.3),<text:s/></text:span><text:span text:style-name="T86_297">as</text:span><text:span text:style-name="T86_298"><text:s/></text:span><text:span text:style-name="T86_299">well</text:span><text:span text:style-name="T86_300"><text:s/></text:span><text:span text:style-name="T86_301">as</text:span><text:span text:style-name="T86_302"><text:s/></text:span><text:span text:style-name="T86_303">Williams</text:span><text:span text:style-name="T86_304"><text:s/>(</text:span><text:span text:style-name="T86_305">Section</text:span><text:span text:style-name="T86_306"><text:s/>3.4).</text:span></text:p>
      <text:p text:style-name="P87"/>
      <text:p text:style-name="P88"><text:span text:style-name="T88_1">Where</text:span><text:span text:style-name="T88_2"><text:s/></text:span><text:span text:style-name="T88_3">we</text:span><text:span text:style-name="T88_4"><text:s/></text:span><text:span text:style-name="T88_5">often</text:span><text:span text:style-name="T88_6"><text:s/></text:span><text:span text:style-name="T88_7">speak</text:span><text:span text:style-name="T88_8"><text:s/></text:span><text:span text:style-name="T88_9">of</text:span><text:span text:style-name="T88_10"><text:s/></text:span><text:span text:style-name="T88_11">listening</text:span><text:span text:style-name="T88_12"><text:s/></text:span><text:span text:style-name="T88_13">as</text:span><text:span text:style-name="T88_14"><text:s/></text:span><text:span text:style-name="T88_15">a</text:span><text:span text:style-name="T88_16"><text:s/></text:span><text:span text:style-name="T88_17">way</text:span><text:span text:style-name="T88_18"><text:s/></text:span><text:span text:style-name="T88_19">of</text:span><text:span text:style-name="T88_20"><text:s/></text:span><text:span text:style-name="T88_21">approaching</text:span><text:span text:style-name="T88_22"><text:s/></text:span><text:span text:style-name="T88_23">the</text:span><text:span text:style-name="T88_24"><text:s/></text:span><text:span text:style-name="T88_25">other</text:span><text:span text:style-name="T88_26"><text:s/></text:span><text:span text:style-name="T88_27">Linnros</text:span><text:span text:style-name="T88_28"><text:s/></text:span><text:span text:style-name="T88_29">brings</text:span><text:span text:style-name="T88_30"><text:s/></text:span><text:span text:style-name="T88_31">in</text:span><text:span text:style-name="T88_32"><text:s/></text:span><text:span text:style-name="T88_33">listening</text:span><text:span text:style-name="T88_34"><text:s/></text:span><text:span text:style-name="T88_35">as</text:span><text:span text:style-name="T88_36"><text:s/></text:span><text:span text:style-name="T88_37">an</text:span><text:span text:style-name="T88_38"><text:s/>“</text:span><text:span text:style-name="T88_39">openness</text:span><text:span text:style-name="T88_40"><text:s/></text:span><text:span text:style-name="T88_41">towards</text:span><text:span text:style-name="T88_42"><text:s/></text:span><text:span text:style-name="T88_43">an</text:span><text:span text:style-name="T88_44"><text:s/></text:span><text:span text:style-name="T88_45">outer</text:span><text:span text:style-name="T88_46"><text:s/></text:span><text:span text:style-name="T88_47">duration</text:span><text:span text:style-name="T88_48">”<text:s/>(</text:span><text:span text:style-name="T88_49">Section</text:span><text:span text:style-name="T88_50"><text:s/>2:5)<text:s/></text:span><text:span text:style-name="T88_51">in</text:span><text:span text:style-name="T88_52"><text:s/></text:span><text:span text:style-name="T88_53">an</text:span><text:span text:style-name="T88_54"><text:s/></text:span><text:span text:style-name="T88_55">attempt</text:span><text:span text:style-name="T88_56"><text:s/></text:span><text:span text:style-name="T88_57">to</text:span><text:span text:style-name="T88_58"><text:s/></text:span><text:span text:style-name="T88_59">tune</text:span><text:span text:style-name="T88_60"><text:s/></text:span><text:span text:style-name="T88_61">ones</text:span><text:span text:style-name="T88_62"><text:s/></text:span><text:span text:style-name="T88_63">mind</text:span><text:span text:style-name="T88_64"><text:s/></text:span><text:span text:style-name="T88_65">to</text:span><text:span text:style-name="T88_66"><text:s/></text:span><text:span text:style-name="T88_67">a</text:span><text:span text:style-name="T88_68"><text:s/></text:span><text:span text:style-name="T88_69">movement</text:span><text:span text:style-name="T88_70"><text:s/></text:span><text:span text:style-name="T88_71">in</text:span><text:span text:style-name="T88_72"><text:s/></text:span><text:span text:style-name="T88_73">turn</text:span><text:span text:style-name="T88_74"><text:s/></text:span><text:span text:style-name="T88_75">related</text:span><text:span text:style-name="T88_76"><text:s/></text:span><text:span text:style-name="T88_77">to</text:span><text:span text:style-name="T88_78"><text:s/></text:span><text:span text:style-name="T88_79">Bergson</text:span><text:span text:style-name="T88_80">'</text:span><text:span text:style-name="T88_81">s</text:span><text:span text:style-name="T88_82"><text:s/></text:span><text:span text:style-name="T88_83">discussion</text:span><text:span text:style-name="T88_84"><text:s/></text:span><text:span text:style-name="T88_85">and</text:span><text:span text:style-name="T88_86"><text:s/></text:span><text:span text:style-name="T88_87">definition</text:span><text:span text:style-name="T88_88"><text:s/></text:span><text:span text:style-name="T88_89">of</text:span><text:span text:style-name="T88_90"><text:s/></text:span><text:span text:style-name="T88_91">intuition</text:span><text:span text:style-name="T88_92">.<text:s/></text:span><text:span text:style-name="T88_93">The</text:span><text:span text:style-name="T88_94"><text:s/></text:span><text:span text:style-name="T88_95">limited</text:span><text:span text:style-name="T88_96"><text:s/></text:span><text:span text:style-name="T88_97">attention</text:span><text:span text:style-name="T88_98"><text:s/></text:span><text:span text:style-name="T88_99">span</text:span><text:span text:style-name="T88_100"><text:s/></text:span><text:span text:style-name="T88_101">in</text:span><text:span text:style-name="T88_102"><text:s/></text:span><text:span text:style-name="T88_103">the</text:span><text:span text:style-name="T88_104"><text:s/></text:span><text:span text:style-name="T88_105">highly</text:span><text:span text:style-name="T88_106"><text:s/></text:span><text:span text:style-name="T88_107">demanding</text:span><text:span text:style-name="T88_108"><text:s/></text:span><text:span text:style-name="T88_109">structural</text:span><text:span text:style-name="T88_110"><text:s/></text:span><text:span text:style-name="T88_111">listening</text:span><text:span text:style-name="T88_112"><text:s/></text:span><text:span text:style-name="T88_113">is</text:span><text:span text:style-name="T88_114">,<text:s/></text:span><text:span text:style-name="T88_115">according</text:span><text:span text:style-name="T88_116"><text:s/></text:span><text:span text:style-name="T88_117">to</text:span><text:span text:style-name="T88_118"><text:s/></text:span><text:span text:style-name="T88_119">Linnros</text:span><text:span text:style-name="T88_120">,<text:s/></text:span><text:span text:style-name="T88_121">closely</text:span><text:span text:style-name="T88_122"><text:s/></text:span><text:span text:style-name="T88_123">related</text:span><text:span text:style-name="T88_124"><text:s/></text:span><text:span text:style-name="T88_125">to</text:span><text:span text:style-name="T88_126"><text:s/></text:span><text:span text:style-name="T88_127">the</text:span><text:span text:style-name="T88_128"><text:s/></text:span><text:span text:style-name="T88_129">way</text:span><text:span text:style-name="T88_130"><text:s/></text:span><text:span text:style-name="T88_131">Bergsonian</text:span><text:span text:style-name="T88_132"><text:s/></text:span><text:span text:style-name="T88_133">intuition</text:span><text:span text:style-name="T88_134"><text:s/></text:span><text:span text:style-name="T88_135">requires</text:span><text:span text:style-name="T88_136"><text:s/></text:span><text:span text:style-name="T88_137">the</text:span><text:span text:style-name="T88_138"><text:s/></text:span><text:span text:style-name="T88_139">intellect</text:span><text:span text:style-name="T88_140"><text:s/></text:span><text:span text:style-name="T88_141">to</text:span><text:span text:style-name="T88_142"><text:s/></text:span><text:span text:style-name="T88_143">not</text:span><text:span text:style-name="T88_144"><text:s/></text:span><text:span text:style-name="T88_145">get</text:span><text:span text:style-name="T88_146"><text:s/></text:span><text:span text:style-name="T88_147">in</text:span><text:span text:style-name="T88_148"><text:s/></text:span><text:span text:style-name="T88_149">the</text:span><text:span text:style-name="T88_150"><text:s/></text:span><text:span text:style-name="T88_151">way</text:span><text:span text:style-name="T88_152">,<text:s/></text:span><text:span text:style-name="T88_153">to</text:span><text:span text:style-name="T88_154"><text:s/></text:span><text:span text:style-name="T88_155">not</text:span><text:span text:style-name="T88_156"><text:s/></text:span><text:span text:style-name="T88_157">let</text:span><text:span text:style-name="T88_158"><text:s/></text:span><text:span text:style-name="T88_159">it</text:span><text:span text:style-name="T88_160"><text:s/>“</text:span><text:span text:style-name="T88_161">interrupt</text:span><text:span text:style-name="T88_162"><text:s/></text:span><text:span text:style-name="T88_163">the</text:span><text:span text:style-name="T88_164"><text:s/></text:span><text:span text:style-name="T88_165">listening</text:span><text:span text:style-name="T88_166"><text:s/></text:span><text:span text:style-name="T88_167">with</text:span><text:span text:style-name="T88_168"><text:s/></text:span><text:span text:style-name="T88_169">the</text:span><text:span text:style-name="T88_170"><text:s/></text:span><text:span text:style-name="T88_171">incision</text:span><text:span text:style-name="T88_172"><text:s/></text:span><text:span text:style-name="T88_173">of</text:span><text:span text:style-name="T88_174"><text:s/></text:span><text:span text:style-name="T88_175">abstraction</text:span><text:span text:style-name="T88_176">”<text:s/>(</text:span><text:span text:style-name="T88_177">ibid</text:span><text:span text:style-name="T88_178">).<text:s/></text:span><text:span text:style-name="T88_179">Linnros</text:span><text:span text:style-name="T88_180"><text:s/></text:span><text:span text:style-name="T88_181">continues</text:span><text:span text:style-name="T88_182"><text:s/></text:span><text:span text:style-name="T88_183">by</text:span><text:span text:style-name="T88_184"><text:s/></text:span><text:span text:style-name="T88_185">offering</text:span><text:span text:style-name="T88_186"><text:s/></text:span><text:span text:style-name="T88_187">a</text:span><text:span text:style-name="T88_188"><text:s/></text:span><text:span text:style-name="T88_189">definition</text:span><text:span text:style-name="T88_190"><text:s/></text:span><text:span text:style-name="T88_191">of</text:span><text:span text:style-name="T88_192"><text:s/></text:span><text:span text:style-name="T88_193">improvisation</text:span><text:span text:style-name="T88_194"><text:s/></text:span><text:span text:style-name="T88_195">as</text:span><text:span text:style-name="T88_196"><text:s/></text:span><text:span text:style-name="T88_197">this</text:span><text:span text:style-name="T88_198"><text:s/></text:span><text:span text:style-name="T88_199">kind</text:span><text:span text:style-name="T88_200"><text:s/></text:span><text:span text:style-name="T88_201">of</text:span><text:span text:style-name="T88_202"><text:s/></text:span><text:span text:style-name="T88_203">listening</text:span><text:span text:style-name="T88_204"><text:s/></text:span><text:span text:style-name="T88_205">coupled</text:span><text:span text:style-name="T88_206"><text:s/></text:span><text:span text:style-name="T88_207">with</text:span><text:span text:style-name="T88_208"><text:s/></text:span><text:span text:style-name="T88_209">the</text:span><text:span text:style-name="T88_210"><text:s/></text:span><text:span text:style-name="T88_211">act</text:span><text:span text:style-name="T88_212"><text:s/></text:span><text:span text:style-name="T88_213">of</text:span><text:span text:style-name="T88_214"><text:s/></text:span><text:span text:style-name="T88_215">creation</text:span><text:span text:style-name="T88_216"><text:s/></text:span><text:span text:style-name="T88_217">and</text:span><text:span text:style-name="T88_218"><text:s/></text:span><text:span text:style-name="T88_219">adds</text:span><text:span text:style-name="T88_220"><text:s/></text:span><text:span text:style-name="T88_221">that</text:span><text:span text:style-name="T88_222"><text:s/>“</text:span><text:span text:style-name="T88_223">a</text:span><text:span text:style-name="T88_224"><text:s/></text:span><text:span text:style-name="T88_225">Bergsonian</text:span><text:span text:style-name="T88_226"><text:s/></text:span><text:span text:style-name="T88_227">concept</text:span><text:span text:style-name="T88_228"><text:s/></text:span><text:span text:style-name="T88_229">of</text:span><text:span text:style-name="T88_230"><text:s/></text:span><text:span text:style-name="T88_231">improvisation</text:span><text:span text:style-name="T88_232"><text:s/></text:span><text:span text:style-name="T88_233">would</text:span><text:span text:style-name="T88_234"><text:s/></text:span><text:span text:style-name="T88_235">be</text:span><text:span text:style-name="T88_236"><text:s/></text:span><text:span text:style-name="T88_237">nothing</text:span><text:span text:style-name="T88_238"><text:s/></text:span><text:span text:style-name="T88_239">but</text:span><text:span text:style-name="T88_240"><text:s/></text:span><text:span text:style-name="T88_241">the</text:span><text:span text:style-name="T88_242"><text:s/></text:span><text:span text:style-name="T88_243">Bergsonian</text:span><text:span text:style-name="T88_244"><text:s/></text:span><text:span text:style-name="T88_245">concepts</text:span><text:span text:style-name="T88_246"><text:s/></text:span><text:span text:style-name="T88_247">of</text:span><text:span text:style-name="T88_248"><text:s/></text:span><text:span text:style-name="T88_249">perception</text:span><text:span text:style-name="T88_250">,<text:s/></text:span><text:span text:style-name="T88_251">listening</text:span><text:span text:style-name="T88_252"><text:s/></text:span><text:span text:style-name="T88_253">and</text:span><text:span text:style-name="T88_254"><text:s/></text:span><text:span text:style-name="T88_255">creation</text:span><text:span text:style-name="T88_256"><text:s/></text:span><text:span text:style-name="T88_257">put</text:span><text:span text:style-name="T88_258"><text:s/></text:span><text:span text:style-name="T88_259">together</text:span><text:span text:style-name="T88_260">”<text:s/>(</text:span><text:span text:style-name="T88_261">ibid</text:span><text:span text:style-name="T88_262">).<text:s/></text:span><text:span text:style-name="T88_263">Thanks</text:span><text:span text:style-name="T88_264"><text:s/></text:span><text:span text:style-name="T88_265">to</text:span><text:span text:style-name="T88_266"><text:s/></text:span><text:span text:style-name="T88_267">Bergson</text:span><text:span text:style-name="T88_268">,<text:s/></text:span><text:span text:style-name="T88_269">argues</text:span><text:span text:style-name="T88_270"><text:s/></text:span><text:span text:style-name="T88_271">Linnros</text:span><text:span text:style-name="T88_272">,<text:s/></text:span><text:span text:style-name="T88_273">we</text:span><text:span text:style-name="T88_274"><text:s/></text:span><text:span text:style-name="T88_275">have</text:span><text:span text:style-name="T88_276"><text:s/></text:span><text:span text:style-name="T88_277">access</text:span><text:span text:style-name="T88_278"><text:s/></text:span><text:span text:style-name="T88_279">to</text:span><text:span text:style-name="T88_280"><text:s/></text:span><text:span text:style-name="T88_281">tools</text:span><text:span text:style-name="T88_282"><text:s/></text:span><text:span text:style-name="T88_283">and</text:span><text:span text:style-name="T88_284"><text:s/></text:span><text:span text:style-name="T88_285">concepts</text:span><text:span text:style-name="T88_286"><text:s/></text:span><text:span text:style-name="T88_287">with</text:span><text:span text:style-name="T88_288"><text:s/></text:span><text:span text:style-name="T88_289">which</text:span><text:span text:style-name="T88_290"><text:s/></text:span><text:span text:style-name="T88_291">we</text:span><text:span text:style-name="T88_292"><text:s/></text:span><text:span text:style-name="T88_293">can</text:span><text:span text:style-name="T88_294"><text:s/></text:span><text:span text:style-name="T88_295">approach</text:span><text:span text:style-name="T88_296"><text:s/></text:span><text:span text:style-name="T88_297">improvisation</text:span><text:span text:style-name="T88_298">,<text:s/></text:span><text:span text:style-name="T88_299">despite</text:span><text:span text:style-name="T88_300"><text:s/></text:span><text:span text:style-name="T88_301">its</text:span><text:span text:style-name="T88_302"><text:s/></text:span><text:span text:style-name="T88_303">unique</text:span><text:span text:style-name="T88_304"><text:s/></text:span><text:span text:style-name="T88_305">and</text:span><text:span text:style-name="T88_306"><text:s/></text:span><text:span text:style-name="T88_307">elusive</text:span><text:span text:style-name="T88_308"><text:s/></text:span><text:span text:style-name="T88_309">character</text:span><text:span text:style-name="T88_310">.</text:span></text:p>
      <text:p text:style-name="P89"/>
      <text:p text:style-name="P90"><text:span text:style-name="T90_1">Marcel</text:span><text:span text:style-name="T90_2"><text:s/></text:span><text:span text:style-name="T90_3">Cobussen</text:span><text:span text:style-name="T90_4"><text:s/></text:span><text:span text:style-name="T90_5">instead</text:span><text:span text:style-name="T90_6"><text:s/></text:span><text:span text:style-name="T90_7">identifies</text:span><text:span text:style-name="T90_8"><text:s/></text:span><text:span text:style-name="T90_9">the</text:span><text:span text:style-name="T90_10"><text:s/></text:span><text:span text:style-name="T90_11">singularity</text:span><text:span text:style-name="T90_12"><text:s/></text:span><text:span text:style-name="T90_13">of</text:span><text:span text:style-name="T90_14"><text:s/></text:span><text:span text:style-name="T90_15">the</text:span><text:span text:style-name="T90_16"><text:s/></text:span><text:span text:style-name="T90_17">practice</text:span><text:span text:style-name="T90_18"><text:s/></text:span><text:span text:style-name="T90_19">by</text:span><text:span text:style-name="T90_20"><text:s/></text:span><text:span text:style-name="T90_21">stating</text:span><text:span text:style-name="T90_22"><text:s/></text:span><text:span text:style-name="T90_23">that</text:span><text:span text:style-name="T90_24"><text:s/></text:span><text:span text:style-name="T90_25">each</text:span><text:span text:style-name="T90_26"><text:s/></text:span><text:span text:style-name="T90_27">improvisation</text:span><text:span text:style-name="T90_28"><text:s/></text:span><text:span text:style-name="T90_29">is</text:span><text:span text:style-name="T90_30"><text:s/></text:span><text:span text:style-name="T90_31">a</text:span><text:span text:style-name="T90_32"><text:s/></text:span><text:span text:style-name="T90_33">work</text:span><text:span text:style-name="T90_34"><text:s/></text:span><text:span text:style-name="T90_35">of</text:span><text:span text:style-name="T90_36"><text:s/></text:span><text:span text:style-name="T90_37">its</text:span><text:span text:style-name="T90_38"><text:s/></text:span><text:span text:style-name="T90_39">own</text:span><text:span text:style-name="T90_40">,<text:s/></text:span><text:span text:style-name="T90_41">with</text:span><text:span text:style-name="T90_42"><text:s/></text:span><text:span text:style-name="T90_43">its</text:span><text:span text:style-name="T90_44"><text:s/></text:span><text:span text:style-name="T90_45">own</text:span><text:span text:style-name="T90_46"><text:s/></text:span><text:span text:style-name="T90_47">particular</text:span><text:span text:style-name="T90_48"><text:s/></text:span><text:span text:style-name="T90_49">prerequisites</text:span><text:span text:style-name="T90_50"><text:s/></text:span><text:span text:style-name="T90_51">for</text:span><text:span text:style-name="T90_52"><text:s/></text:span><text:span text:style-name="T90_53">study</text:span><text:span text:style-name="T90_54">,<text:s/></text:span><text:span text:style-name="T90_55">and</text:span><text:span text:style-name="T90_56"><text:s/></text:span><text:span text:style-name="T90_57">its</text:span><text:span text:style-name="T90_58"><text:s/></text:span><text:span text:style-name="T90_59">own</text:span><text:span text:style-name="T90_60"><text:s/></text:span><text:span text:style-name="T90_61">particular</text:span><text:span text:style-name="T90_62"><text:s/></text:span><text:span text:style-name="T90_63">relations</text:span><text:span text:style-name="T90_64">.<text:s/></text:span><text:span text:style-name="T90_65">For</text:span><text:span text:style-name="T90_66"><text:s/></text:span><text:span text:style-name="T90_67">these</text:span><text:span text:style-name="T90_68"><text:s/></text:span><text:span text:style-name="T90_69">reasons</text:span><text:span text:style-name="T90_70">,<text:s/></text:span><text:span text:style-name="T90_71">rather</text:span><text:span text:style-name="T90_72"><text:s/></text:span><text:span text:style-name="T90_73">than</text:span><text:span text:style-name="T90_74"><text:s/></text:span><text:span text:style-name="T90_75">determining</text:span><text:span text:style-name="T90_76"><text:s/></text:span><text:span text:style-name="T90_77">a</text:span><text:span text:style-name="T90_78"><text:s/></text:span><text:span text:style-name="T90_79">set</text:span><text:span text:style-name="T90_80"><text:s/></text:span><text:span text:style-name="T90_81">of</text:span><text:span text:style-name="T90_82"><text:s/></text:span><text:span text:style-name="T90_83">general</text:span><text:span text:style-name="T90_84"><text:s/></text:span><text:span text:style-name="T90_85">concepts</text:span><text:span text:style-name="T90_86"><text:s/></text:span><text:span text:style-name="T90_87">for</text:span><text:span text:style-name="T90_88"><text:s/></text:span><text:span text:style-name="T90_89">the</text:span><text:span text:style-name="T90_90"><text:s/></text:span><text:span text:style-name="T90_91">study</text:span><text:span text:style-name="T90_92"><text:s/></text:span><text:span text:style-name="T90_93">of</text:span><text:span text:style-name="T90_94"><text:s/></text:span><text:span text:style-name="T90_95">improvisation</text:span><text:span text:style-name="T90_96">,<text:s/></text:span><text:span text:style-name="T90_97">each</text:span><text:span text:style-name="T90_98"><text:s/></text:span><text:span text:style-name="T90_99">time</text:span><text:span text:style-name="T90_100"><text:s/>“</text:span><text:span text:style-name="T90_101">the</text:span><text:span text:style-name="T90_102"><text:s/></text:span><text:span text:style-name="T90_103">interactions</text:span><text:span text:style-name="T90_104"><text:s/></text:span><text:span text:style-name="T90_105">between</text:span><text:span text:style-name="T90_106"><text:s/></text:span><text:span text:style-name="T90_107">minds</text:span><text:span text:style-name="T90_108">,<text:s/></text:span><text:span text:style-name="T90_109">bodies</text:span><text:span text:style-name="T90_110">,<text:s/></text:span><text:span text:style-name="T90_111">and</text:span><text:span text:style-name="T90_112"><text:s/></text:span><text:span text:style-name="T90_113">environment</text:span><text:span text:style-name="T90_114"><text:s/></text:span><text:span text:style-name="T90_115">need</text:span><text:span text:style-name="T90_116"><text:s/></text:span><text:span text:style-name="T90_117">to</text:span><text:span text:style-name="T90_118"><text:s/></text:span><text:span text:style-name="T90_119">be</text:span><text:span text:style-name="T90_120"><text:s/></text:span><text:span text:style-name="T90_121">investigated</text:span><text:span text:style-name="T90_122"><text:s/></text:span><text:span text:style-name="T90_123">anew</text:span><text:span text:style-name="T90_124">”<text:s text:c="2"/>(</text:span><text:span text:style-name="T90_125">Section</text:span><text:span text:style-name="T90_126"><text:s/>2:4).<text:s text:c="2"/></text:span><text:span text:style-name="T90_127">It</text:span><text:span text:style-name="T90_128"><text:s/></text:span><text:span text:style-name="T90_129">is</text:span><text:span text:style-name="T90_130"><text:s/></text:span><text:span text:style-name="T90_131">not</text:span><text:span text:style-name="T90_132"><text:s/></text:span><text:span text:style-name="T90_133">the</text:span><text:span text:style-name="T90_134"><text:s/></text:span><text:span text:style-name="T90_135">similarity</text:span><text:span text:style-name="T90_136"><text:s/></text:span><text:span text:style-name="T90_137">in</text:span><text:span text:style-name="T90_138"><text:s/></text:span><text:span text:style-name="T90_139">method</text:span><text:span text:style-name="T90_140"><text:s/>(</text:span><text:span text:style-name="T90_141">to</text:span><text:span text:style-name="T90_142"><text:s/></text:span><text:span text:style-name="T90_143">improvise</text:span><text:span text:style-name="T90_144">)<text:s/></text:span><text:span text:style-name="T90_145">that</text:span><text:span text:style-name="T90_146"><text:s/></text:span><text:span text:style-name="T90_147">connects</text:span><text:span text:style-name="T90_148"><text:s/></text:span><text:span text:style-name="T90_149">the</text:span><text:span text:style-name="T90_150"><text:s/></text:span><text:span text:style-name="T90_151">results</text:span><text:span text:style-name="T90_152">,<text:s/></text:span><text:span text:style-name="T90_153">it</text:span><text:span text:style-name="T90_154"><text:s/></text:span><text:span text:style-name="T90_155">is</text:span><text:span text:style-name="T90_156"><text:s/></text:span><text:span text:style-name="T90_157">the</text:span><text:span text:style-name="T90_158"><text:s/></text:span><text:span text:style-name="T90_159">divergence</text:span><text:span text:style-name="T90_160"><text:s/></text:span><text:span text:style-name="T90_161">in</text:span><text:span text:style-name="T90_162"><text:s/></text:span><text:span text:style-name="T90_163">the</text:span><text:span text:style-name="T90_164"><text:s/></text:span><text:span text:style-name="T90_165">outcome</text:span><text:span text:style-name="T90_166">,<text:s/></text:span><text:span text:style-name="T90_167">despite</text:span><text:span text:style-name="T90_168"><text:s/></text:span><text:span text:style-name="T90_169">the</text:span><text:span text:style-name="T90_170"><text:s/></text:span><text:span text:style-name="T90_171">conceptual</text:span><text:span text:style-name="T90_172"><text:s/></text:span><text:span text:style-name="T90_173">similarities</text:span><text:span text:style-name="T90_174">,<text:s/></text:span><text:span text:style-name="T90_175">the</text:span><text:span text:style-name="T90_176"><text:s/></text:span><text:span text:style-name="T90_177">unifies</text:span><text:span text:style-name="T90_178"><text:s/></text:span><text:span text:style-name="T90_179">the</text:span><text:span text:style-name="T90_180"><text:s/></text:span><text:span text:style-name="T90_181">differing</text:span><text:span text:style-name="T90_182"><text:s/></text:span><text:span text:style-name="T90_183">improvisational</text:span><text:span text:style-name="T90_184"><text:s/></text:span><text:span text:style-name="T90_185">strategies</text:span><text:span text:style-name="T90_186">.</text:span></text:p>
      <text:p text:style-name="P91"><text:bookmark-start text:name="id.8f92de4cf0fd"/><text:bookmark-end text:name="id.8f92de4cf0fd"/></text:p>
      <text:h text:style-name="P92" text:outline-level="10"><text:bookmark-start text:name="h.6mqg7lqvpqu2"/><text:bookmark-end text:name="h.6mqg7lqvpqu2"/><text:span text:style-name="T92_1">(</text:span><text:span text:style-name="T92_2">Re</text:span><text:span text:style-name="T92_3">)</text:span><text:span text:style-name="T92_4">thinking</text:span><text:span text:style-name="T92_5"><text:s/></text:span><text:span text:style-name="T92_6">idioms</text:span><text:span text:style-name="T92_7">,<text:s/></text:span><text:span text:style-name="T92_8">conventions</text:span><text:span text:style-name="T92_9"><text:s/></text:span><text:span text:style-name="T92_10">and</text:span><text:span text:style-name="T92_11"><text:s/></text:span><text:span text:style-name="T92_12">tradition</text:span></text:h>
      <text:p text:style-name="P93"><text:span text:style-name="T93_1">Although</text:span><text:span text:style-name="T93_2"><text:s/></text:span><text:span text:style-name="T93_3">it</text:span><text:span text:style-name="T93_4"><text:s/></text:span><text:span text:style-name="T93_5">is</text:span><text:span text:style-name="T93_6"><text:s/></text:span><text:span text:style-name="T93_7">true</text:span><text:span text:style-name="T93_8"><text:s/></text:span><text:span text:style-name="T93_9">that</text:span><text:span text:style-name="T93_10"><text:s/></text:span><text:span text:style-name="T93_11">any</text:span><text:span text:style-name="T93_12"><text:s/></text:span><text:span text:style-name="T93_13">improvisation</text:span><text:span text:style-name="T93_14"><text:s/></text:span><text:span text:style-name="T93_15">is</text:span><text:span text:style-name="T93_16"><text:s/></text:span><text:span text:style-name="T93_17">in</text:span><text:span text:style-name="T93_18"><text:s/></text:span><text:span text:style-name="T93_19">a</text:span><text:span text:style-name="T93_20"><text:s/></text:span><text:span text:style-name="T93_21">unique</text:span><text:span text:style-name="T93_22"><text:s/></text:span><text:span text:style-name="T93_23">space</text:span><text:span text:style-name="T93_24"><text:s/></text:span><text:span text:style-name="T93_25">of</text:span><text:span text:style-name="T93_26"><text:s/></text:span><text:span text:style-name="T93_27">its</text:span><text:span text:style-name="T93_28"><text:s/></text:span><text:span text:style-name="T93_29">own</text:span><text:span text:style-name="T93_30">,<text:s/></text:span><text:span text:style-name="T93_31">there</text:span><text:span text:style-name="T93_32"><text:s/></text:span><text:span text:style-name="T93_33">are</text:span><text:span text:style-name="T93_34"><text:s/></text:span><text:span text:style-name="T93_35">more</text:span><text:span text:style-name="T93_36"><text:s/></text:span><text:span text:style-name="T93_37">or</text:span><text:span text:style-name="T93_38"><text:s/></text:span><text:span text:style-name="T93_39">less</text:span><text:span text:style-name="T93_40"><text:s/></text:span><text:span text:style-name="T93_41">similar</text:span><text:span text:style-name="T93_42"><text:s/></text:span><text:span text:style-name="T93_43">contexts</text:span><text:span text:style-name="T93_44"><text:s/></text:span><text:span text:style-name="T93_45">for</text:span><text:span text:style-name="T93_46"><text:s/></text:span><text:span text:style-name="T93_47">improvisation</text:span><text:span text:style-name="T93_48"><text:s/></text:span><text:span text:style-name="T93_49">and</text:span><text:span text:style-name="T93_50"><text:s/></text:span><text:span text:style-name="T93_51">these</text:span><text:span text:style-name="T93_52"><text:s/></text:span><text:span text:style-name="T93_53">can</text:span><text:span text:style-name="T93_54"><text:s/></text:span><text:span text:style-name="T93_55">still</text:span><text:span text:style-name="T93_56"><text:s/></text:span><text:span text:style-name="T93_57">be</text:span><text:span text:style-name="T93_58"><text:s/></text:span><text:span text:style-name="T93_59">analyzed</text:span><text:span text:style-name="T93_60"><text:s/></text:span><text:span text:style-name="T93_61">from</text:span><text:span text:style-name="T93_62"><text:s/></text:span><text:span text:style-name="T93_63">similar</text:span><text:span text:style-name="T93_64"><text:s/></text:span><text:span text:style-name="T93_65">points</text:span><text:span text:style-name="T93_66"><text:s/></text:span><text:span text:style-name="T93_67">of</text:span><text:span text:style-name="T93_68"><text:s/></text:span><text:span text:style-name="T93_69">view</text:span><text:span text:style-name="T93_70">.<text:s/></text:span><text:span text:style-name="T93_71">A</text:span><text:span text:style-name="T93_72"><text:s/></text:span><text:span text:style-name="T93_73">greater</text:span><text:span text:style-name="T93_74"><text:s/></text:span><text:span text:style-name="T93_75">part</text:span><text:span text:style-name="T93_76"><text:s/></text:span><text:span text:style-name="T93_77">of</text:span><text:span text:style-name="T93_78"><text:s/></text:span><text:span text:style-name="T93_79">the</text:span><text:span text:style-name="T93_80"><text:s/></text:span><text:span text:style-name="T93_81">concert</text:span><text:span text:style-name="T93_82"><text:s/></text:span><text:span text:style-name="T93_83">performances</text:span><text:span text:style-name="T93_84"><text:s/></text:span><text:span text:style-name="T93_85">during</text:span><text:span text:style-name="T93_86"><text:s/></text:span><text:span text:style-name="T93_87">(</text:span><text:span text:style-name="T93_88">re</text:span><text:span text:style-name="T93_89">)</text:span><text:span text:style-name="T93_90">thinking</text:span><text:span text:style-name="T93_91"><text:s/></text:span><text:span text:style-name="T93_92">improvisation</text:span><text:span text:style-name="T93_93"><text:s/></text:span><text:span text:style-name="T93_94">consisted</text:span><text:span text:style-name="T93_95"><text:s/></text:span><text:span text:style-name="T93_96">of</text:span><text:span text:style-name="T93_97"><text:s/></text:span><text:span text:style-name="T93_98">encounters</text:span><text:span text:style-name="T93_99"><text:s/></text:span><text:span text:style-name="T93_100">between</text:span><text:span text:style-name="T93_101"><text:s/></text:span><text:span text:style-name="T93_102">musicians</text:span><text:span text:style-name="T93_103"><text:s/></text:span><text:span text:style-name="T93_104">from</text:span><text:span text:style-name="T93_105"><text:s/></text:span><text:span text:style-name="T93_106">different</text:span><text:span text:style-name="T93_107"><text:s/></text:span><text:span text:style-name="T93_108">cultures</text:span><text:span text:style-name="T93_109"><text:s/></text:span><text:span text:style-name="T93_110">and</text:span><text:span text:style-name="T93_111"><text:s/></text:span><text:span text:style-name="T93_112">from</text:span><text:span text:style-name="T93_113"><text:s/></text:span><text:span text:style-name="T93_114">different</text:span><text:span text:style-name="T93_115"><text:s/></text:span><text:span text:style-name="T93_116">stylistic</text:span><text:span text:style-name="T93_117"><text:s/></text:span><text:span text:style-name="T93_118">paradigms</text:span><text:span text:style-name="T93_119">.<text:s/></text:span><text:span text:style-name="T93_120">The</text:span><text:span text:style-name="T93_121"><text:s/></text:span><text:span text:style-name="T93_122">festival</text:span><text:span text:style-name="T93_123"><text:s/></text:span><text:span text:style-name="T93_124">audience</text:span><text:span text:style-name="T93_125"><text:s/></text:span><text:span text:style-name="T93_126">and</text:span><text:span text:style-name="T93_127"><text:s/></text:span><text:span text:style-name="T93_128">the</text:span><text:span text:style-name="T93_129"><text:s/></text:span><text:span text:style-name="T93_130">participating</text:span><text:span text:style-name="T93_131"><text:s/></text:span><text:span text:style-name="T93_132">artists</text:span><text:span text:style-name="T93_133"><text:s/></text:span><text:span text:style-name="T93_134">and</text:span><text:span text:style-name="T93_135"><text:s/></text:span><text:span text:style-name="T93_136">scholars</text:span><text:span text:style-name="T93_137"><text:s/></text:span><text:span text:style-name="T93_138">could</text:span><text:span text:style-name="T93_139"><text:s/></text:span><text:span text:style-name="T93_140">follow</text:span><text:span text:style-name="T93_141"><text:s/></text:span><text:span text:style-name="T93_142">new</text:span><text:span text:style-name="T93_143"><text:s/></text:span><text:span text:style-name="T93_144">collaborative</text:span><text:span text:style-name="T93_145"><text:s/></text:span><text:span text:style-name="T93_146">performances</text:span><text:span text:style-name="T93_147"><text:s/></text:span><text:span text:style-name="T93_148">between</text:span><text:span text:style-name="T93_149"><text:s/></text:span><text:span text:style-name="T93_150">musicians</text:span><text:span text:style-name="T93_151"><text:s/></text:span><text:span text:style-name="T93_152">from</text:span><text:span text:style-name="T93_153"><text:s/></text:span><text:span text:style-name="T93_154">traditional</text:span><text:span text:style-name="T93_155"><text:s/></text:span><text:span text:style-name="T93_156">music</text:span><text:span text:style-name="T93_157"><text:s/></text:span><text:span text:style-name="T93_158">in</text:span><text:span text:style-name="T93_159"><text:s/></text:span><text:span text:style-name="T93_160">three</text:span><text:span text:style-name="T93_161"><text:s/></text:span><text:span text:style-name="T93_162">continents</text:span><text:span text:style-name="T93_163"><text:s/></text:span><text:span text:style-name="T93_164">as</text:span><text:span text:style-name="T93_165"><text:s/></text:span><text:span text:style-name="T93_166">well</text:span><text:span text:style-name="T93_167"><text:s/></text:span><text:span text:style-name="T93_168">as</text:span><text:span text:style-name="T93_169"><text:s/></text:span><text:span text:style-name="T93_170">from</text:span><text:span text:style-name="T93_171"><text:s/></text:span><text:span text:style-name="T93_172">different</text:span><text:span text:style-name="T93_173"><text:s/></text:span><text:span text:style-name="T93_174">stylistic</text:span><text:span text:style-name="T93_175"><text:s/></text:span><text:span text:style-name="T93_176">directions</text:span><text:span text:style-name="T93_177"><text:s/></text:span><text:span text:style-name="T93_178">in</text:span><text:span text:style-name="T93_179"><text:s/></text:span><text:span text:style-name="T93_180">jazz</text:span><text:span text:style-name="T93_181"><text:s/></text:span><text:span text:style-name="T93_182">and</text:span><text:span text:style-name="T93_183"><text:s/></text:span><text:span text:style-name="T93_184">free</text:span><text:span text:style-name="T93_185"><text:s/></text:span><text:span text:style-name="T93_186">improvisation</text:span><text:span text:style-name="T93_187">.<text:s/></text:span><text:span text:style-name="T93_188">The</text:span><text:span text:style-name="T93_189"><text:s/></text:span><text:span text:style-name="T93_190">formally</text:span><text:span text:style-name="T93_191"><text:s/></text:span><text:span text:style-name="T93_192">structuring</text:span><text:span text:style-name="T93_193"><text:s/></text:span><text:span text:style-name="T93_194">components</text:span><text:span text:style-name="T93_195"><text:s/></text:span><text:span text:style-name="T93_196">could</text:span><text:span text:style-name="T93_197"><text:s/></text:span><text:span text:style-name="T93_198">be</text:span><text:span text:style-name="T93_199"><text:s/></text:span><text:span text:style-name="T93_200">a</text:span><text:span text:style-name="T93_201"><text:s/></text:span><text:span text:style-name="T93_202">traditional</text:span><text:span text:style-name="T93_203"><text:s/></text:span><text:span text:style-name="T93_204">tune</text:span><text:span text:style-name="T93_205">,<text:s/></text:span><text:span text:style-name="T93_206">a</text:span><text:span text:style-name="T93_207"><text:s/></text:span><text:span text:style-name="T93_208">composed</text:span><text:span text:style-name="T93_209"><text:s/></text:span><text:span text:style-name="T93_210">score</text:span><text:span text:style-name="T93_211"><text:s/></text:span><text:span text:style-name="T93_212">or</text:span><text:span text:style-name="T93_213"><text:s/></text:span><text:span text:style-name="T93_214">a</text:span><text:span text:style-name="T93_215"><text:s/></text:span><text:span text:style-name="T93_216">conductor</text:span><text:span text:style-name="T93_217"><text:s/></text:span><text:span text:style-name="T93_218">working</text:span><text:span text:style-name="T93_219"><text:s/></text:span><text:span text:style-name="T93_220">with</text:span><text:span text:style-name="T93_221"><text:s/></text:span><text:span text:style-name="T93_222">specific</text:span><text:span text:style-name="T93_223"><text:s/></text:span><text:span text:style-name="T93_224">signals</text:span><text:span text:style-name="T93_225"><text:s/></text:span><text:span text:style-name="T93_226">for</text:span><text:span text:style-name="T93_227"><text:s/></text:span><text:span text:style-name="T93_228">structuring</text:span><text:span text:style-name="T93_229"><text:s/></text:span><text:span text:style-name="T93_230">free</text:span><text:span text:style-name="T93_231"><text:s/></text:span><text:span text:style-name="T93_232">improvisation</text:span><text:span text:style-name="T93_233">.<text:s/></text:span><text:span text:style-name="T93_234">At</text:span><text:span text:style-name="T93_235"><text:s/></text:span><text:span text:style-name="T93_236">the</text:span><text:span text:style-name="T93_237"><text:s/></text:span><text:span text:style-name="T93_238">heart</text:span><text:span text:style-name="T93_239"><text:s/></text:span><text:span text:style-name="T93_240">of</text:span><text:span text:style-name="T93_241"><text:s/></text:span><text:span text:style-name="T93_242">the</text:span><text:span text:style-name="T93_243"><text:s/></text:span><text:span text:style-name="T93_244">matter</text:span><text:span text:style-name="T93_245"><text:s/></text:span><text:span text:style-name="T93_246">in</text:span><text:span text:style-name="T93_247"><text:s/></text:span><text:span text:style-name="T93_248">all</text:span><text:span text:style-name="T93_249"><text:s/></text:span><text:span text:style-name="T93_250">such</text:span><text:span text:style-name="T93_251"><text:s/></text:span><text:span text:style-name="T93_252">collaborative</text:span><text:span text:style-name="T93_253"><text:s/></text:span><text:span text:style-name="T93_254">experiments</text:span><text:span text:style-name="T93_255"><text:s/></text:span><text:span text:style-name="T93_256">are</text:span><text:span text:style-name="T93_257"><text:s/></text:span><text:span text:style-name="T93_258">the</text:span><text:span text:style-name="T93_259"><text:s/></text:span><text:span text:style-name="T93_260">local</text:span><text:span text:style-name="T93_261"><text:s/></text:span><text:span text:style-name="T93_262">negotiations</text:span><text:span text:style-name="T93_263"><text:s/></text:span><text:span text:style-name="T93_264">of</text:span><text:span text:style-name="T93_265"><text:s/></text:span><text:span text:style-name="T93_266">musical</text:span><text:span text:style-name="T93_267"><text:s/></text:span><text:span text:style-name="T93_268">meaning</text:span><text:span text:style-name="T93_269">.<text:s/></text:span><text:span text:style-name="T93_270">These</text:span><text:span text:style-name="T93_271"><text:s/></text:span><text:span text:style-name="T93_272">negotiations</text:span><text:span text:style-name="T93_273"><text:s/></text:span><text:span text:style-name="T93_274">take</text:span><text:span text:style-name="T93_275"><text:s/></text:span><text:span text:style-name="T93_276">place</text:span><text:span text:style-name="T93_277">,<text:s/></text:span><text:span text:style-name="T93_278">not</text:span><text:span text:style-name="T93_279"><text:s/></text:span><text:span text:style-name="T93_280">only</text:span><text:span text:style-name="T93_281"><text:s/></text:span><text:span text:style-name="T93_282">in</text:span><text:span text:style-name="T93_283"><text:s/></text:span><text:span text:style-name="T93_284">discussions</text:span><text:span text:style-name="T93_285"><text:s/></text:span><text:span text:style-name="T93_286">during</text:span><text:span text:style-name="T93_287"><text:s/></text:span><text:span text:style-name="T93_288">rehearsals</text:span><text:span text:style-name="T93_289"><text:s/></text:span><text:span text:style-name="T93_290">but</text:span><text:span text:style-name="T93_291"><text:s/></text:span><text:span text:style-name="T93_292">even</text:span><text:span text:style-name="T93_293"><text:s/></text:span><text:span text:style-name="T93_294">more</text:span><text:span text:style-name="T93_295"><text:s/></text:span><text:span text:style-name="T93_296">in</text:span><text:span text:style-name="T93_297"><text:s/></text:span><text:span text:style-name="T93_298">the</text:span><text:span text:style-name="T93_299"><text:s/></text:span><text:span text:style-name="T93_300">course</text:span><text:span text:style-name="T93_301"><text:s/></text:span><text:span text:style-name="T93_302">of</text:span><text:span text:style-name="T93_303"><text:s/></text:span><text:span text:style-name="T93_304">performance</text:span><text:span text:style-name="T93_305">.<text:s/></text:span><text:span text:style-name="T93_306">Also</text:span><text:span text:style-name="T93_307">,<text:s/></text:span><text:span text:style-name="T93_308">these</text:span><text:span text:style-name="T93_309"><text:s/></text:span><text:span text:style-name="T93_310">negotiations</text:span><text:span text:style-name="T93_311"><text:s/></text:span><text:span text:style-name="T93_312">were</text:span><text:span text:style-name="T93_313"><text:s/></text:span><text:span text:style-name="T93_314">at</text:span><text:span text:style-name="T93_315"><text:s/></text:span><text:span text:style-name="T93_316">the</text:span><text:span text:style-name="T93_317"><text:s/></text:span><text:span text:style-name="T93_318">heart</text:span><text:span text:style-name="T93_319"><text:s/></text:span><text:span text:style-name="T93_320">of</text:span><text:span text:style-name="T93_321"><text:s/></text:span><text:span text:style-name="T93_322">the</text:span><text:span text:style-name="T93_323"><text:s/></text:span><text:span text:style-name="T93_324">lab</text:span><text:span text:style-name="T93_325"><text:s/></text:span><text:span text:style-name="T93_326">session</text:span><text:span text:style-name="T93_327"><text:s/></text:span><text:span text:style-name="T93_328">in</text:span><text:span text:style-name="T93_329"><text:s/></text:span><text:span text:style-name="T93_330">which</text:span><text:span text:style-name="T93_331">,<text:s/></text:span><text:span text:style-name="T93_332">for</text:span><text:span text:style-name="T93_333"><text:s/></text:span><text:span text:style-name="T93_334">instance</text:span><text:span text:style-name="T93_335">,<text:s/></text:span><text:span text:style-name="T93_336">Sandeep</text:span><text:span text:style-name="T93_337"><text:s/></text:span><text:span text:style-name="T93_338">Bagwaati</text:span><text:span text:style-name="T93_339"><text:s/></text:span><text:span text:style-name="T93_340">engaged</text:span><text:span text:style-name="T93_341"><text:s/></text:span><text:span text:style-name="T93_342">in</text:span><text:span text:style-name="T93_343"><text:s/></text:span><text:span text:style-name="T93_344">a</text:span><text:span text:style-name="T93_345"><text:s/></text:span><text:span text:style-name="T93_346">conversation</text:span><text:span text:style-name="T93_347"><text:s/></text:span><text:span text:style-name="T93_348">with</text:span><text:span text:style-name="T93_349"><text:s/></text:span><text:span text:style-name="T93_350">Pär</text:span><text:span text:style-name="T93_351"><text:s/></text:span><text:span text:style-name="T93_352">Moberg</text:span><text:span text:style-name="T93_353"><text:s/></text:span><text:span text:style-name="T93_354">after</text:span><text:span text:style-name="T93_355"><text:s/></text:span><text:span text:style-name="T93_356">Pär</text:span><text:span text:style-name="T93_357">’</text:span><text:span text:style-name="T93_358">s</text:span><text:span text:style-name="T93_359"><text:s/></text:span><text:span text:style-name="T93_360">performance</text:span><text:span text:style-name="T93_361"><text:s/></text:span><text:span text:style-name="T93_362">of</text:span><text:span text:style-name="T93_363"><text:s/></text:span><text:span text:style-name="T93_364">what</text:span><text:span text:style-name="T93_365"><text:s/></text:span><text:span text:style-name="T93_366">he</text:span><text:span text:style-name="T93_367"><text:s/></text:span><text:span text:style-name="T93_368">and</text:span><text:span text:style-name="T93_369"><text:s/></text:span><text:span text:style-name="T93_370">his</text:span><text:span text:style-name="T93_371"><text:s/></text:span><text:span text:style-name="T93_372">co</text:span><text:span text:style-name="T93_373">-</text:span><text:span text:style-name="T93_374">musicians</text:span><text:span text:style-name="T93_375"><text:s/></text:span><text:span text:style-name="T93_376">conceived</text:span><text:span text:style-name="T93_377"><text:s/></text:span><text:span text:style-name="T93_378">of</text:span><text:span text:style-name="T93_379"><text:s/></text:span><text:span text:style-name="T93_380">as</text:span><text:span text:style-name="T93_381"><text:s/></text:span><text:span text:style-name="T93_382">a</text:span><text:span text:style-name="T93_383"><text:s/>‘</text:span><text:span text:style-name="T93_384">Nordic</text:span><text:span text:style-name="T93_385"><text:s/></text:span><text:span text:style-name="T93_386">raga</text:span><text:span text:style-name="T93_387">’.<text:s/></text:span><text:span text:style-name="T93_388">On</text:span><text:span text:style-name="T93_389"><text:s/></text:span><text:span text:style-name="T93_390">the</text:span><text:span text:style-name="T93_391"><text:s/></text:span><text:span text:style-name="T93_392">one</text:span><text:span text:style-name="T93_393"><text:s/></text:span><text:span text:style-name="T93_394">hand</text:span><text:span text:style-name="T93_395">,<text:s/></text:span><text:span text:style-name="T93_396">the</text:span><text:span text:style-name="T93_397"><text:s/></text:span><text:span text:style-name="T93_398">challenge</text:span><text:span text:style-name="T93_399"><text:s/></text:span><text:span text:style-name="T93_400">in</text:span><text:span text:style-name="T93_401"><text:s/></text:span><text:span text:style-name="T93_402">cross</text:span><text:span text:style-name="T93_403">-</text:span><text:span text:style-name="T93_404">cultural</text:span><text:span text:style-name="T93_405"><text:s/></text:span><text:span text:style-name="T93_406">exchanges</text:span><text:span text:style-name="T93_407"><text:s/></text:span><text:span text:style-name="T93_408">is</text:span><text:span text:style-name="T93_409"><text:s/></text:span><text:span text:style-name="T93_410">to</text:span><text:span text:style-name="T93_411"><text:s/></text:span><text:span text:style-name="T93_412">create</text:span><text:span text:style-name="T93_413"><text:s/></text:span><text:span text:style-name="T93_414">situations</text:span><text:span text:style-name="T93_415"><text:s/></text:span><text:span text:style-name="T93_416">of</text:span><text:span text:style-name="T93_417"><text:s/></text:span><text:span text:style-name="T93_418">mutual</text:span><text:span text:style-name="T93_419"><text:s/></text:span><text:span text:style-name="T93_420">learning</text:span><text:span text:style-name="T93_421"><text:s/></text:span><text:span text:style-name="T93_422">in</text:span><text:span text:style-name="T93_423"><text:s/></text:span><text:span text:style-name="T93_424">which</text:span><text:span text:style-name="T93_425"><text:s/></text:span><text:span text:style-name="T93_426">the</text:span><text:span text:style-name="T93_427"><text:s/></text:span><text:span text:style-name="T93_428">individual</text:span><text:span text:style-name="T93_429"><text:s/></text:span><text:span text:style-name="T93_430">traditions</text:span><text:span text:style-name="T93_431"><text:s/></text:span><text:span text:style-name="T93_432">are</text:span><text:span text:style-name="T93_433"><text:s/></text:span><text:span text:style-name="T93_434">treated</text:span><text:span text:style-name="T93_435"><text:s/></text:span><text:span text:style-name="T93_436">with</text:span><text:span text:style-name="T93_437"><text:s/></text:span><text:span text:style-name="T93_438">sufficient</text:span><text:span text:style-name="T93_439"><text:s/></text:span><text:span text:style-name="T93_440">knowledge</text:span><text:span text:style-name="T93_441"><text:s/></text:span><text:span text:style-name="T93_442">and</text:span><text:span text:style-name="T93_443"><text:s/></text:span><text:span text:style-name="T93_444">respect</text:span><text:span text:style-name="T93_445">,<text:s/></text:span><text:span text:style-name="T93_446">and</text:span><text:span text:style-name="T93_447"><text:s/></text:span><text:span text:style-name="T93_448">on</text:span><text:span text:style-name="T93_449"><text:s/></text:span><text:span text:style-name="T93_450">the</text:span><text:span text:style-name="T93_451"><text:s/></text:span><text:span text:style-name="T93_452">other</text:span><text:span text:style-name="T93_453"><text:s/></text:span><text:span text:style-name="T93_454">hand</text:span><text:span text:style-name="T93_455">,<text:s/></text:span><text:span text:style-name="T93_456">these</text:span><text:span text:style-name="T93_457"><text:s/></text:span><text:span text:style-name="T93_458">encounters</text:span><text:span text:style-name="T93_459"><text:s/></text:span><text:span text:style-name="T93_460">demand</text:span><text:span text:style-name="T93_461"><text:s/></text:span><text:span text:style-name="T93_462">a</text:span><text:span text:style-name="T93_463"><text:s/></text:span><text:span text:style-name="T93_464">constant</text:span><text:span text:style-name="T93_465"><text:s/></text:span><text:span text:style-name="T93_466">acknowledgement</text:span><text:span text:style-name="T93_467"><text:s/></text:span><text:span text:style-name="T93_468">of</text:span><text:span text:style-name="T93_469"><text:s/></text:span><text:span text:style-name="T93_470">the</text:span><text:span text:style-name="T93_471"><text:s/></text:span><text:span text:style-name="T93_472">fluidity</text:span><text:span text:style-name="T93_473"><text:s/></text:span><text:span text:style-name="T93_474">of</text:span><text:span text:style-name="T93_475"><text:s/></text:span><text:span text:style-name="T93_476">cultural</text:span><text:span text:style-name="T93_477"><text:s/></text:span><text:span text:style-name="T93_478">and</text:span><text:span text:style-name="T93_479"><text:s/></text:span><text:span text:style-name="T93_480">personal</text:span><text:span text:style-name="T93_481"><text:s/></text:span><text:span text:style-name="T93_482">identities</text:span><text:span text:style-name="T93_483"><text:s/></text:span><text:span text:style-name="T93_484">and</text:span><text:span text:style-name="T93_485"><text:s/></text:span><text:span text:style-name="T93_486">a</text:span><text:span text:style-name="T93_487"><text:s/></text:span><text:span text:style-name="T93_488">willingness</text:span><text:span text:style-name="T93_489"><text:s/></text:span><text:span text:style-name="T93_490">to</text:span><text:span text:style-name="T93_491"><text:s/></text:span><text:span text:style-name="T93_492">engage</text:span><text:span text:style-name="T93_493"><text:s/></text:span><text:span text:style-name="T93_494">in</text:span><text:span text:style-name="T93_495"><text:s/></text:span><text:span text:style-name="T93_496">negotiations</text:span><text:span text:style-name="T93_497"><text:s/></text:span><text:span text:style-name="T93_498">that</text:span><text:span text:style-name="T93_499"><text:s/></text:span><text:span text:style-name="T93_500">redefine</text:span><text:span text:style-name="T93_501"><text:s/></text:span><text:span text:style-name="T93_502">the</text:span><text:span text:style-name="T93_503"><text:s/></text:span><text:span text:style-name="T93_504">material</text:span><text:span text:style-name="T93_505"><text:s/></text:span><text:span text:style-name="T93_506">and</text:span><text:span text:style-name="T93_507"><text:s/></text:span><text:span text:style-name="T93_508">psychological</text:span><text:span text:style-name="T93_509"><text:s/></text:span><text:span text:style-name="T93_510">tools</text:span><text:span text:style-name="T93_511"><text:s/></text:span><text:span text:style-name="T93_512">that</text:span><text:span text:style-name="T93_513"><text:s/></text:span><text:span text:style-name="T93_514">contribute</text:span><text:span text:style-name="T93_515"><text:s/></text:span><text:span text:style-name="T93_516">to</text:span><text:span text:style-name="T93_517"><text:s/></text:span><text:span text:style-name="T93_518">our</text:span><text:span text:style-name="T93_519"><text:s/></text:span><text:span text:style-name="T93_520">musical</text:span><text:span text:style-name="T93_521"><text:s/></text:span><text:span text:style-name="T93_522">and</text:span><text:span text:style-name="T93_523"><text:s/></text:span><text:span text:style-name="T93_524">cultural</text:span><text:span text:style-name="T93_525"><text:s/></text:span><text:span text:style-name="T93_526">identities</text:span><text:span text:style-name="T93_527">.</text:span></text:p>
      <text:p text:style-name="P94"/>
      <text:p text:style-name="P95"><text:span text:style-name="T95_1">There</text:span><text:span text:style-name="T95_2"><text:s/></text:span><text:span text:style-name="T95_3">is</text:span><text:span text:style-name="T95_4"><text:s/></text:span><text:span text:style-name="T95_5">a</text:span><text:span text:style-name="T95_6"><text:s/></text:span><text:span text:style-name="T95_7">striking</text:span><text:span text:style-name="T95_8"><text:s/></text:span><text:span text:style-name="T95_9">connection</text:span><text:span text:style-name="T95_10"><text:s/></text:span><text:span text:style-name="T95_11">between</text:span><text:span text:style-name="T95_12"><text:s/></text:span><text:span text:style-name="T95_13">this</text:span><text:span text:style-name="T95_14"><text:s/></text:span><text:span text:style-name="T95_15">experience</text:span><text:span text:style-name="T95_16"><text:s/></text:span><text:span text:style-name="T95_17">of</text:span><text:span text:style-name="T95_18"><text:s/></text:span><text:span text:style-name="T95_19">musicians</text:span><text:span text:style-name="T95_20"><text:s/></text:span><text:span text:style-name="T95_21">from</text:span><text:span text:style-name="T95_22"><text:s/></text:span><text:span text:style-name="T95_23">different</text:span><text:span text:style-name="T95_24"><text:s/></text:span><text:span text:style-name="T95_25">cultures</text:span><text:span text:style-name="T95_26"><text:s/></text:span><text:span text:style-name="T95_27">and</text:span><text:span text:style-name="T95_28"><text:s/></text:span><text:span text:style-name="T95_29">that</text:span><text:span text:style-name="T95_30"><text:s/></text:span><text:span text:style-name="T95_31">of</text:span><text:span text:style-name="T95_32"><text:s/></text:span><text:span text:style-name="T95_33">the</text:span><text:span text:style-name="T95_34"><text:s/></text:span><text:span text:style-name="T95_35">artists</text:span><text:span text:style-name="T95_36"><text:s/></text:span><text:span text:style-name="T95_37">involved</text:span><text:span text:style-name="T95_38"><text:s/></text:span><text:span text:style-name="T95_39">in</text:span><text:span text:style-name="T95_40"><text:s/></text:span><text:span text:style-name="T95_41">the</text:span><text:span text:style-name="T95_42"><text:s/></text:span><text:span text:style-name="T95_43">Calendar</text:span><text:span text:style-name="T95_44"><text:s/></text:span><text:span text:style-name="T95_45">Variations</text:span><text:span text:style-name="T95_46"><text:s/></text:span><text:span text:style-name="T95_47">project</text:span><text:span text:style-name="T95_48"><text:s/></text:span><text:span text:style-name="T95_49">mentioned</text:span><text:span text:style-name="T95_50"><text:s/></text:span><text:span text:style-name="T95_51">above</text:span><text:span text:style-name="T95_52"><text:s/></text:span><text:span text:style-name="T95_53">and</text:span><text:span text:style-name="T95_54"><text:s/></text:span><text:span text:style-name="T95_55">how</text:span><text:span text:style-name="T95_56"><text:s/></text:span><text:span text:style-name="T95_57">they</text:span><text:span text:style-name="T95_58"><text:s/></text:span><text:span text:style-name="T95_59">chose</text:span><text:span text:style-name="T95_60"><text:s/></text:span><text:span text:style-name="T95_61">to</text:span></text:p>
      <text:p text:style-name="P96"/>
      <text:p text:style-name="P97"><text:span text:style-name="T97_1">yield</text:span><text:span text:style-name="T97_2"><text:s/></text:span><text:span text:style-name="T97_3">meaning</text:span><text:span text:style-name="T97_4"><text:s/></text:span><text:span text:style-name="T97_5">through</text:span><text:span text:style-name="T97_6"><text:s/></text:span><text:span text:style-name="T97_7">the</text:span><text:span text:style-name="T97_8"><text:s/></text:span><text:span text:style-name="T97_9">coming</text:span><text:span text:style-name="T97_10"><text:s/></text:span><text:span text:style-name="T97_11">together</text:span><text:span text:style-name="T97_12"><text:s/></text:span><text:span text:style-name="T97_13">of</text:span><text:span text:style-name="T97_14"><text:s/></text:span><text:span text:style-name="T97_15">different</text:span><text:span text:style-name="T97_16"><text:s/></text:span><text:span text:style-name="T97_17">viewpoints</text:span><text:span text:style-name="T97_18"><text:s/></text:span><text:span text:style-name="T97_19">within</text:span><text:span text:style-name="T97_20"><text:s/></text:span><text:span text:style-name="T97_21">a</text:span><text:span text:style-name="T97_22"><text:s/></text:span><text:span text:style-name="T97_23">shared</text:span><text:span text:style-name="T97_24"><text:s/></text:span><text:span text:style-name="T97_25">territory</text:span><text:span text:style-name="T97_26">,<text:s/></text:span><text:span text:style-name="T97_27">encountering</text:span><text:span text:style-name="T97_28"><text:s/></text:span><text:span text:style-name="T97_29">the</text:span><text:span text:style-name="T97_30"><text:s/></text:span><text:span text:style-name="T97_31">other</text:span><text:span text:style-name="T97_32"><text:s/></text:span><text:span text:style-name="T97_33">in</text:span><text:span text:style-name="T97_34"><text:s/></text:span><text:span text:style-name="T97_35">all</text:span><text:span text:style-name="T97_36"><text:s/></text:span><text:span text:style-name="T97_37">its</text:span><text:span text:style-name="T97_38"><text:s/></text:span><text:span text:style-name="T97_39">social</text:span><text:span text:style-name="T97_40">,<text:s/></text:span><text:span text:style-name="T97_41">ecological</text:span><text:span text:style-name="T97_42"><text:s/></text:span><text:span text:style-name="T97_43">and</text:span><text:span text:style-name="T97_44"><text:s/></text:span><text:span text:style-name="T97_45">artistic</text:span><text:span text:style-name="T97_46"><text:s/></text:span><text:span text:style-name="T97_47">facets</text:span><text:span text:style-name="T97_48">.<text:s/></text:span><text:span text:style-name="T97_49">As</text:span><text:span text:style-name="T97_50"><text:s/></text:span><text:span text:style-name="T97_51">we</text:span><text:span text:style-name="T97_52"><text:s/></text:span><text:span text:style-name="T97_53">questioned</text:span><text:span text:style-name="T97_54"><text:s/></text:span><text:span text:style-name="T97_55">our</text:span><text:span text:style-name="T97_56"><text:s/></text:span><text:span text:style-name="T97_57">experience</text:span><text:span text:style-name="T97_58">,<text:s/></text:span><text:span text:style-name="T97_59">new</text:span><text:span text:style-name="T97_60"><text:s/></text:span><text:span text:style-name="T97_61">thoughts</text:span><text:span text:style-name="T97_62">,<text:s/></text:span><text:span text:style-name="T97_63">ideas</text:span><text:span text:style-name="T97_64">,<text:s/></text:span><text:span text:style-name="T97_65">emotions</text:span><text:span text:style-name="T97_66">,<text:s/></text:span><text:span text:style-name="T97_67">possibilities</text:span><text:span text:style-name="T97_68"><text:s/></text:span><text:span text:style-name="T97_69">enter</text:span><text:span text:style-name="T97_70"><text:s/></text:span><text:span text:style-name="T97_71">in</text:span><text:span text:style-name="T97_72">,<text:s/></text:span><text:span text:style-name="T97_73">enriching</text:span><text:span text:style-name="T97_74"><text:s/></text:span><text:span text:style-name="T97_75">that</text:span><text:span text:style-name="T97_76"><text:s/></text:span><text:span text:style-name="T97_77">experience</text:span><text:span text:style-name="T97_78"><text:s/></text:span><text:span text:style-name="T97_79">through</text:span><text:span text:style-name="T97_80"><text:s/></text:span><text:span text:style-name="T97_81">seemingly</text:span><text:span text:style-name="T97_82"><text:s/></text:span><text:span text:style-name="T97_83">inexhaustible</text:span><text:span text:style-name="T97_84"><text:s/></text:span><text:span text:style-name="T97_85">paths</text:span><text:span text:style-name="T97_86"><text:s/></text:span><text:span text:style-name="T97_87">and</text:span><text:span text:style-name="T97_88"><text:s/></text:span><text:span text:style-name="T97_89">trajectories</text:span><text:span text:style-name="T97_90">.<text:s/>(</text:span><text:span text:style-name="T97_91">Section</text:span><text:span text:style-name="T97_92"><text:s/>1:2,<text:s/></text:span><text:span text:style-name="T97_93">p</text:span><text:span text:style-name="T97_94"><text:s/>4)<text:s text:c="2"/></text:span></text:p>
      <text:p text:style-name="P98"/>
      <text:p text:style-name="P99"><text:span text:style-name="T99_1">One</text:span><text:span text:style-name="T99_2"><text:s/></text:span><text:span text:style-name="T99_3">may</text:span><text:span text:style-name="T99_4"><text:s/></text:span><text:span text:style-name="T99_5">say</text:span><text:span text:style-name="T99_6"><text:s/></text:span><text:span text:style-name="T99_7">that</text:span><text:span text:style-name="T99_8"><text:s/></text:span><text:span text:style-name="T99_9">the</text:span><text:span text:style-name="T99_10"><text:s/></text:span><text:span text:style-name="T99_11">common</text:span><text:span text:style-name="T99_12"><text:s/></text:span><text:span text:style-name="T99_13">artistic</text:span><text:span text:style-name="T99_14"><text:s/></text:span><text:span text:style-name="T99_15">strategy</text:span><text:span text:style-name="T99_16"><text:s/></text:span><text:span text:style-name="T99_17">was</text:span><text:span text:style-name="T99_18"><text:s/></text:span><text:span text:style-name="T99_19">to</text:span><text:span text:style-name="T99_20"><text:s/></text:span><text:span text:style-name="T99_21">explore</text:span><text:span text:style-name="T99_22"><text:s/></text:span><text:span text:style-name="T99_23">difference</text:span><text:span text:style-name="T99_24"><text:s/></text:span><text:span text:style-name="T99_25">as</text:span><text:span text:style-name="T99_26"><text:s/></text:span><text:span text:style-name="T99_27">a</text:span><text:span text:style-name="T99_28"><text:s/></text:span><text:span text:style-name="T99_29">parameter</text:span><text:span text:style-name="T99_30"><text:s/></text:span><text:span text:style-name="T99_31">in</text:span><text:span text:style-name="T99_32"><text:s/></text:span><text:span text:style-name="T99_33">creative</text:span><text:span text:style-name="T99_34"><text:s/></text:span><text:span text:style-name="T99_35">collaboration</text:span><text:span text:style-name="T99_36">:<text:s/></text:span><text:span text:style-name="T99_37">to</text:span><text:span text:style-name="T99_38"><text:s/></text:span><text:span text:style-name="T99_39">allow</text:span><text:span text:style-name="T99_40"><text:s/></text:span><text:span text:style-name="T99_41">the</text:span><text:span text:style-name="T99_42"><text:s/></text:span><text:span text:style-name="T99_43">friction</text:span><text:span text:style-name="T99_44"><text:s/></text:span><text:span text:style-name="T99_45">between</text:span><text:span text:style-name="T99_46"><text:s/></text:span><text:span text:style-name="T99_47">different</text:span><text:span text:style-name="T99_48"><text:s/></text:span><text:span text:style-name="T99_49">modes</text:span><text:span text:style-name="T99_50"><text:s/></text:span><text:span text:style-name="T99_51">of</text:span><text:span text:style-name="T99_52"><text:s/></text:span><text:span text:style-name="T99_53">expression</text:span><text:span text:style-name="T99_54"><text:s/></text:span><text:span text:style-name="T99_55">to</text:span><text:span text:style-name="T99_56"><text:s/></text:span><text:span text:style-name="T99_57">become</text:span><text:span text:style-name="T99_58"><text:s/></text:span><text:span text:style-name="T99_59">a</text:span><text:span text:style-name="T99_60"><text:s/></text:span><text:span text:style-name="T99_61">vehicle</text:span><text:span text:style-name="T99_62"><text:s/></text:span><text:span text:style-name="T99_63">for</text:span><text:span text:style-name="T99_64"><text:s/></text:span><text:span text:style-name="T99_65">artistic</text:span><text:span text:style-name="T99_66"><text:s/></text:span><text:span text:style-name="T99_67">innovation</text:span><text:span text:style-name="T99_68">.<text:s/></text:span></text:p>
      <text:p text:style-name="P100"/>
      <text:p text:style-name="P101"><text:span text:style-name="T101_1">Renewal</text:span><text:span text:style-name="T101_2"><text:s/></text:span><text:span text:style-name="T101_3">can</text:span><text:span text:style-name="T101_4"><text:s/></text:span><text:span text:style-name="T101_5">also</text:span><text:span text:style-name="T101_6"><text:s/></text:span><text:span text:style-name="T101_7">come</text:span><text:span text:style-name="T101_8"><text:s/></text:span><text:span text:style-name="T101_9">from</text:span><text:span text:style-name="T101_10"><text:s/></text:span><text:span text:style-name="T101_11">within</text:span><text:span text:style-name="T101_12"><text:s/></text:span><text:span text:style-name="T101_13">a</text:span><text:span text:style-name="T101_14"><text:s/></text:span><text:span text:style-name="T101_15">tradition</text:span><text:span text:style-name="T101_16">,<text:s/></text:span><text:span text:style-name="T101_17">when</text:span><text:span text:style-name="T101_18"><text:s/></text:span><text:span text:style-name="T101_19">performers</text:span><text:span text:style-name="T101_20"><text:s/></text:span><text:span text:style-name="T101_21">adopt</text:span><text:span text:style-name="T101_22"><text:s/></text:span><text:span text:style-name="T101_23">novel</text:span><text:span text:style-name="T101_24"><text:s/></text:span><text:span text:style-name="T101_25">perspectives</text:span><text:span text:style-name="T101_26"><text:s/></text:span><text:span text:style-name="T101_27">on</text:span><text:span text:style-name="T101_28"><text:s/></text:span><text:span text:style-name="T101_29">their</text:span><text:span text:style-name="T101_30"><text:s/></text:span><text:span text:style-name="T101_31">own</text:span><text:span text:style-name="T101_32"><text:s/></text:span><text:span text:style-name="T101_33">practice</text:span><text:span text:style-name="T101_34">,<text:s/></text:span><text:span text:style-name="T101_35">such</text:span><text:span text:style-name="T101_36"><text:s/></text:span><text:span text:style-name="T101_37">as</text:span><text:span text:style-name="T101_38"><text:s/></text:span><text:span text:style-name="T101_39">expressed</text:span><text:span text:style-name="T101_40"><text:s/></text:span><text:span text:style-name="T101_41">in</text:span><text:span text:style-name="T101_42"><text:s/></text:span><text:span text:style-name="T101_43">the</text:span><text:span text:style-name="T101_44"><text:s/></text:span><text:span text:style-name="T101_45">performances</text:span><text:span text:style-name="T101_46"><text:s/></text:span><text:span text:style-name="T101_47">and</text:span><text:span text:style-name="T101_48"><text:s/></text:span><text:span text:style-name="T101_49">the</text:span><text:span text:style-name="T101_50"><text:s/></text:span><text:span text:style-name="T101_51">writings</text:span><text:span text:style-name="T101_52"><text:s/></text:span><text:span text:style-name="T101_53">of</text:span><text:span text:style-name="T101_54"><text:s/></text:span><text:span text:style-name="T101_55">Susanne</text:span><text:span text:style-name="T101_56"><text:s/></text:span><text:span text:style-name="T101_57">Rosenberg</text:span><text:span text:style-name="T101_58"><text:s/></text:span><text:span text:style-name="T101_59">and</text:span><text:span text:style-name="T101_60"><text:s/></text:span><text:span text:style-name="T101_61">Olof</text:span><text:span text:style-name="T101_62"><text:s/></text:span><text:span text:style-name="T101_63">Misgeld</text:span><text:span text:style-name="T101_64">:<text:s/>“</text:span><text:span text:style-name="T101_65">To</text:span><text:span text:style-name="T101_66"><text:s/></text:span><text:span text:style-name="T101_67">actually</text:span><text:span text:style-name="T101_68"><text:s/></text:span><text:span text:style-name="T101_69">play</text:span><text:span text:style-name="T101_70"><text:s/></text:span><text:span text:style-name="T101_71">in</text:span><text:span text:style-name="T101_72"><text:s/></text:span><text:span text:style-name="T101_73">the</text:span><text:span text:style-name="T101_74"><text:s/></text:span><text:span text:style-name="T101_75">tradition</text:span><text:span text:style-name="T101_76"><text:s/></text:span><text:span text:style-name="T101_77">means</text:span><text:span text:style-name="T101_78"><text:s/></text:span><text:span text:style-name="T101_79">to</text:span><text:span text:style-name="T101_80"><text:s/></text:span><text:span text:style-name="T101_81">create</text:span><text:span text:style-name="T101_82"><text:s/></text:span><text:span text:style-name="T101_83">one</text:span><text:span text:style-name="T101_84">’</text:span><text:span text:style-name="T101_85">s</text:span><text:span text:style-name="T101_86"><text:s/></text:span><text:span text:style-name="T101_87">own</text:span><text:span text:style-name="T101_88"><text:s/></text:span><text:span text:style-name="T101_89">variants</text:span><text:span text:style-name="T101_90"><text:s/>-<text:s/></text:span><text:span text:style-name="T101_91">in</text:span><text:span text:style-name="T101_92"><text:s/></text:span><text:span text:style-name="T101_93">dialogue</text:span><text:span text:style-name="T101_94"><text:s/></text:span><text:span text:style-name="T101_95">with</text:span><text:span text:style-name="T101_96"><text:s/></text:span><text:span text:style-name="T101_97">the</text:span><text:span text:style-name="T101_98"><text:s/></text:span><text:span text:style-name="T101_99">tradition</text:span><text:span text:style-name="T101_100">”<text:s/>(</text:span><text:span text:style-name="T101_101">Section</text:span><text:span text:style-name="T101_102"><text:s/>6:2)<text:s/></text:span><text:span text:style-name="T101_103">This</text:span><text:span text:style-name="T101_104"><text:s/></text:span><text:span text:style-name="T101_105">is</text:span><text:span text:style-name="T101_106"><text:s/></text:span><text:span text:style-name="T101_107">in</text:span><text:span text:style-name="T101_108"><text:s/></text:span><text:span text:style-name="T101_109">line</text:span><text:span text:style-name="T101_110"><text:s/></text:span><text:span text:style-name="T101_111">with</text:span><text:span text:style-name="T101_112"><text:s/></text:span><text:span text:style-name="T101_113">the</text:span><text:span text:style-name="T101_114"><text:s/></text:span><text:span text:style-name="T101_115">studies</text:span><text:span text:style-name="T101_116"><text:s/></text:span><text:span text:style-name="T101_117">by</text:span><text:span text:style-name="T101_118"><text:s/></text:span><text:span text:style-name="T101_119">Rosenberg</text:span><text:span text:style-name="T101_120"><text:s/></text:span><text:span text:style-name="T101_121">on</text:span><text:span text:style-name="T101_122"><text:s/></text:span><text:span text:style-name="T101_123">the</text:span><text:span text:style-name="T101_124"><text:s/></text:span><text:span text:style-name="T101_125">inevitable</text:span><text:span text:style-name="T101_126"><text:s/></text:span><text:span text:style-name="T101_127">change</text:span><text:span text:style-name="T101_128"><text:s/></text:span><text:span text:style-name="T101_129">that</text:span><text:span text:style-name="T101_130"><text:s/></text:span><text:span text:style-name="T101_131">happens</text:span><text:span text:style-name="T101_132"><text:s/></text:span><text:span text:style-name="T101_133">as</text:span><text:span text:style-name="T101_134"><text:s/></text:span><text:span text:style-name="T101_135">a</text:span><text:span text:style-name="T101_136"><text:s/></text:span><text:span text:style-name="T101_137">consequence</text:span><text:span text:style-name="T101_138"><text:s/></text:span><text:span text:style-name="T101_139">of</text:span><text:span text:style-name="T101_140"><text:s/></text:span><text:span text:style-name="T101_141">songs</text:span><text:span text:style-name="T101_142"><text:s/></text:span><text:span text:style-name="T101_143">passed</text:span><text:span text:style-name="T101_144"><text:s/></text:span><text:span text:style-name="T101_145">along</text:span><text:span text:style-name="T101_146"><text:s/></text:span><text:span text:style-name="T101_147">orally</text:span><text:span text:style-name="T101_148">.<text:s/></text:span><text:span text:style-name="T101_149">A</text:span><text:span text:style-name="T101_150"><text:s/></text:span><text:span text:style-name="T101_151">shared</text:span><text:span text:style-name="T101_152"><text:s/></text:span><text:span text:style-name="T101_153">element</text:span><text:span text:style-name="T101_154"><text:s/></text:span><text:span text:style-name="T101_155">in</text:span><text:span text:style-name="T101_156"><text:s/></text:span><text:span text:style-name="T101_157">their</text:span><text:span text:style-name="T101_158"><text:s/></text:span><text:span text:style-name="T101_159">accounts</text:span><text:span text:style-name="T101_160"><text:s/></text:span><text:span text:style-name="T101_161">is</text:span><text:span text:style-name="T101_162"><text:s/></text:span><text:span text:style-name="T101_163">the</text:span><text:span text:style-name="T101_164"><text:s/></text:span><text:span text:style-name="T101_165">conviction</text:span><text:span text:style-name="T101_166"><text:s/></text:span><text:span text:style-name="T101_167">that</text:span><text:span text:style-name="T101_168"><text:s/></text:span><text:span text:style-name="T101_169">the</text:span><text:span text:style-name="T101_170"><text:s/></text:span><text:span text:style-name="T101_171">transmission</text:span><text:span text:style-name="T101_172"><text:s/></text:span><text:span text:style-name="T101_173">of</text:span><text:span text:style-name="T101_174"><text:s/></text:span><text:span text:style-name="T101_175">a</text:span><text:span text:style-name="T101_176"><text:s/></text:span><text:span text:style-name="T101_177">tradition</text:span><text:span text:style-name="T101_178"><text:s/></text:span><text:span text:style-name="T101_179">is</text:span><text:span text:style-name="T101_180"><text:s/></text:span><text:span text:style-name="T101_181">manifested</text:span><text:span text:style-name="T101_182">,<text:s/></text:span><text:span text:style-name="T101_183">not</text:span><text:span text:style-name="T101_184"><text:s/></text:span><text:span text:style-name="T101_185">in</text:span><text:span text:style-name="T101_186"><text:s/></text:span><text:span text:style-name="T101_187">literal</text:span><text:span text:style-name="T101_188"><text:s/></text:span><text:span text:style-name="T101_189">preservation</text:span><text:span text:style-name="T101_190">,<text:s/></text:span><text:span text:style-name="T101_191">but</text:span><text:span text:style-name="T101_192"><text:s/></text:span><text:span text:style-name="T101_193">in</text:span><text:span text:style-name="T101_194"><text:s/></text:span><text:span text:style-name="T101_195">the</text:span><text:span text:style-name="T101_196"><text:s/></text:span><text:span text:style-name="T101_197">creative</text:span><text:span text:style-name="T101_198"><text:s/></text:span><text:span text:style-name="T101_199">renewal</text:span><text:span text:style-name="T101_200"><text:s/></text:span><text:span text:style-name="T101_201">through</text:span><text:span text:style-name="T101_202"><text:s/></text:span><text:span text:style-name="T101_203">dialogical</text:span><text:span text:style-name="T101_204"><text:s/></text:span><text:span text:style-name="T101_205">interaction</text:span><text:span text:style-name="T101_206">.</text:span></text:p>
      <text:p text:style-name="P102"/>
      <text:p text:style-name="P103"><text:span text:style-name="T103_1">James</text:span><text:span text:style-name="T103_2"><text:s/></text:span><text:span text:style-name="T103_3">Gordon</text:span><text:span text:style-name="T103_4"><text:s/></text:span><text:span text:style-name="T103_5">Williams</text:span><text:span text:style-name="T103_6"><text:s/></text:span><text:span text:style-name="T103_7">addresses</text:span><text:span text:style-name="T103_8"><text:s/></text:span><text:span text:style-name="T103_9">the</text:span><text:span text:style-name="T103_10"><text:s/></text:span><text:span text:style-name="T103_11">historical</text:span><text:span text:style-name="T103_12">,<text:s/></text:span><text:span text:style-name="T103_13">socio</text:span><text:span text:style-name="T103_14">-</text:span><text:span text:style-name="T103_15">cultural</text:span><text:span text:style-name="T103_16">,<text:s/></text:span><text:span text:style-name="T103_17">and</text:span><text:span text:style-name="T103_18"><text:s/></text:span><text:span text:style-name="T103_19">political</text:span><text:span text:style-name="T103_20"><text:s/></text:span><text:span text:style-name="T103_21">aspects</text:span><text:span text:style-name="T103_22"><text:s/></text:span><text:span text:style-name="T103_23">of</text:span><text:span text:style-name="T103_24"><text:s/></text:span><text:span text:style-name="T103_25">musical</text:span><text:span text:style-name="T103_26"><text:s/></text:span><text:span text:style-name="T103_27">experimentation</text:span><text:span text:style-name="T103_28">,<text:s/></text:span><text:span text:style-name="T103_29">referring</text:span><text:span text:style-name="T103_30"><text:s/></text:span><text:span text:style-name="T103_31">to</text:span><text:span text:style-name="T103_32"><text:s/></text:span><text:span text:style-name="T103_33">his</text:span><text:span text:style-name="T103_34"><text:s/></text:span><text:span text:style-name="T103_35">own</text:span><text:span text:style-name="T103_36"><text:s/></text:span><text:span text:style-name="T103_37">project</text:span><text:span text:style-name="T103_38"><text:s/></text:span><text:span text:style-name="T103_39">with</text:span><text:span text:style-name="T103_40"><text:s/></text:span><text:span text:style-name="T103_41">the</text:span><text:span text:style-name="T103_42"><text:s/></text:span><text:span text:style-name="T103_43">feedback</text:span><text:span text:style-name="T103_44"><text:s/></text:span><text:span text:style-name="T103_45">piano</text:span><text:span text:style-name="T103_46"><text:s/></text:span><text:span text:style-name="T103_47">as</text:span><text:span text:style-name="T103_48"><text:s/>“</text:span><text:span text:style-name="T103_49">a</text:span><text:span text:style-name="T103_50"><text:s/></text:span><text:span text:style-name="T103_51">radical</text:span><text:span text:style-name="T103_52">,<text:s/></text:span><text:span text:style-name="T103_53">sonic</text:span><text:span text:style-name="T103_54"><text:s/></text:span><text:span text:style-name="T103_55">assault</text:span><text:span text:style-name="T103_56"><text:s/></text:span><text:span text:style-name="T103_57">on</text:span><text:span text:style-name="T103_58"><text:s/></text:span><text:span text:style-name="T103_59">hegemony</text:span><text:span text:style-name="T103_60"><text:s/></text:span><text:span text:style-name="T103_61">manifested</text:span><text:span text:style-name="T103_62"><text:s/></text:span><text:span text:style-name="T103_63">in</text:span><text:span text:style-name="T103_64"><text:s/></text:span><text:span text:style-name="T103_65">the</text:span><text:span text:style-name="T103_66"><text:s/></text:span><text:span text:style-name="T103_67">musical</text:span><text:span text:style-name="T103_68">,<text:s/></text:span><text:span text:style-name="T103_69">cultural</text:span><text:span text:style-name="T103_70">,<text:s/></text:span><text:span text:style-name="T103_71">political</text:span><text:span text:style-name="T103_72">,<text:s/></text:span><text:span text:style-name="T103_73">and</text:span><text:span text:style-name="T103_74"><text:s/></text:span><text:span text:style-name="T103_75">spiritual</text:span><text:span text:style-name="T103_76"><text:s/></text:span><text:span text:style-name="T103_77">realms</text:span><text:span text:style-name="T103_78">”<text:s/>(</text:span><text:span text:style-name="T103_79">Section</text:span><text:span text:style-name="T103_80"><text:s/>6:1).<text:s/></text:span><text:span text:style-name="T103_81">He</text:span><text:span text:style-name="T103_82"><text:s/></text:span><text:span text:style-name="T103_83">further</text:span><text:span text:style-name="T103_84"><text:s/></text:span><text:span text:style-name="T103_85">discusses</text:span><text:span text:style-name="T103_86"><text:s/></text:span><text:span text:style-name="T103_87">how</text:span><text:span text:style-name="T103_88"><text:s/></text:span><text:span text:style-name="T103_89">musical</text:span><text:span text:style-name="T103_90"><text:s/></text:span><text:span text:style-name="T103_91">innovation</text:span><text:span text:style-name="T103_92">,<text:s/></text:span><text:span text:style-name="T103_93">and</text:span><text:span text:style-name="T103_94"><text:s/></text:span><text:span text:style-name="T103_95">provides</text:span><text:span text:style-name="T103_96"><text:s/></text:span><text:span text:style-name="T103_97">examples</text:span><text:span text:style-name="T103_98"><text:s/></text:span><text:span text:style-name="T103_99">of</text:span><text:span text:style-name="T103_100"><text:s/></text:span><text:span text:style-name="T103_101">how</text:span><text:span text:style-name="T103_102"><text:s/></text:span><text:span text:style-name="T103_103">the</text:span><text:span text:style-name="T103_104"><text:s/></text:span><text:span text:style-name="T103_105">history</text:span><text:span text:style-name="T103_106"><text:s/></text:span><text:span text:style-name="T103_107">of</text:span><text:span text:style-name="T103_108"><text:s/></text:span><text:span text:style-name="T103_109">musical</text:span><text:span text:style-name="T103_110"><text:s/></text:span><text:span text:style-name="T103_111">feedback</text:span><text:span text:style-name="T103_112"><text:s/>‘</text:span><text:span text:style-name="T103_113">represents</text:span><text:span text:style-name="T103_114"><text:s/></text:span><text:span text:style-name="T103_115">sonic</text:span><text:span text:style-name="T103_116"><text:s/></text:span><text:span text:style-name="T103_117">manifestations</text:span><text:span text:style-name="T103_118"><text:s/></text:span><text:span text:style-name="T103_119">of</text:span><text:span text:style-name="T103_120"><text:s/></text:span><text:span text:style-name="T103_121">agency</text:span><text:span text:style-name="T103_122">’<text:s/></text:span><text:span text:style-name="T103_123">that</text:span><text:span text:style-name="T103_124"><text:s/></text:span><text:span text:style-name="T103_125">have</text:span><text:span text:style-name="T103_126"><text:s/></text:span><text:span text:style-name="T103_127">specific</text:span><text:span text:style-name="T103_128"><text:s/></text:span><text:span text:style-name="T103_129">meanings</text:span><text:span text:style-name="T103_130"><text:s/></text:span><text:span text:style-name="T103_131">as</text:span><text:span text:style-name="T103_132"><text:s/></text:span><text:span text:style-name="T103_133">political</text:span><text:span text:style-name="T103_134"><text:s/></text:span><text:span text:style-name="T103_135">resistance</text:span><text:span text:style-name="T103_136">.<text:s/></text:span><text:bookmark-start text:name="id.f9d8a8742f8e"/><text:bookmark-end text:name="id.f9d8a8742f8e"/></text:p>
      <text:h text:style-name="P104" text:outline-level="10"><text:bookmark-start text:name="h.u4s138avetpi"/><text:bookmark-end text:name="h.u4s138avetpi"/><text:span text:style-name="T104_1">(</text:span><text:span text:style-name="T104_2">Re</text:span><text:span text:style-name="T104_3">)</text:span><text:span text:style-name="T104_4">thinking</text:span><text:span text:style-name="T104_5"><text:s/></text:span><text:span text:style-name="T104_6">text</text:span><text:span text:style-name="T104_7"><text:s/></text:span><text:span text:style-name="T104_8">and</text:span><text:span text:style-name="T104_9"><text:s/></text:span><text:span text:style-name="T104_10">action</text:span></text:h>
      <text:p text:style-name="P105"><text:span text:style-name="T105_1">Text</text:span><text:span text:style-name="T105_2"><text:s/></text:span><text:span text:style-name="T105_3">and</text:span><text:span text:style-name="T105_4"><text:s/></text:span><text:span text:style-name="T105_5">action</text:span><text:span text:style-name="T105_6">,<text:s/></text:span><text:span text:style-name="T105_7">taken</text:span><text:span text:style-name="T105_8"><text:s/></text:span><text:span text:style-name="T105_9">together</text:span><text:span text:style-name="T105_10">,<text:s/></text:span><text:span text:style-name="T105_11">may</text:span><text:span text:style-name="T105_12"><text:s/></text:span><text:span text:style-name="T105_13">draw</text:span><text:span text:style-name="T105_14"><text:s/></text:span><text:span text:style-name="T105_15">our</text:span><text:span text:style-name="T105_16"><text:s/></text:span><text:span text:style-name="T105_17">mind</text:span><text:span text:style-name="T105_18"><text:s/></text:span><text:span text:style-name="T105_19">towards</text:span><text:span text:style-name="T105_20"><text:s/></text:span><text:span text:style-name="T105_21">drama</text:span><text:span text:style-name="T105_22">,<text:s/></text:span><text:span text:style-name="T105_23">but</text:span><text:span text:style-name="T105_24"><text:s/></text:span><text:span text:style-name="T105_25">text</text:span><text:span text:style-name="T105_26"><text:s/></text:span><text:span text:style-name="T105_27">and</text:span><text:span text:style-name="T105_28"><text:s/></text:span><text:span text:style-name="T105_29">action</text:span><text:span text:style-name="T105_30"><text:s/></text:span><text:span text:style-name="T105_31">have</text:span><text:span text:style-name="T105_32"><text:s/></text:span><text:span text:style-name="T105_33">both</text:span><text:span text:style-name="T105_34"><text:s/></text:span><text:span text:style-name="T105_35">wider</text:span><text:span text:style-name="T105_36"><text:s/></text:span><text:span text:style-name="T105_37">and</text:span><text:span text:style-name="T105_38"><text:s/></text:span><text:span text:style-name="T105_39">more</text:span><text:span text:style-name="T105_40"><text:s/></text:span><text:span text:style-name="T105_41">narrow</text:span><text:span text:style-name="T105_42"><text:s/></text:span><text:span text:style-name="T105_43">connotations</text:span><text:span text:style-name="T105_44">,<text:s/></text:span><text:span text:style-name="T105_45">for</text:span><text:span text:style-name="T105_46"><text:s/></text:span><text:span text:style-name="T105_47">instance</text:span><text:span text:style-name="T105_48"><text:s/></text:span><text:span text:style-name="T105_49">as</text:span><text:span text:style-name="T105_50"><text:s/></text:span><text:span text:style-name="T105_51">defining</text:span><text:span text:style-name="T105_52"><text:s/></text:span><text:span text:style-name="T105_53">aspects</text:span><text:span text:style-name="T105_54"><text:s/></text:span><text:span text:style-name="T105_55">of</text:span><text:span text:style-name="T105_56"><text:s/></text:span><text:span text:style-name="T105_57">singing</text:span><text:span text:style-name="T105_58">,<text:s/></text:span><text:span text:style-name="T105_59">also</text:span><text:span text:style-name="T105_60"><text:s/></text:span><text:span text:style-name="T105_61">without</text:span><text:span text:style-name="T105_62"><text:s/></text:span><text:span text:style-name="T105_63">dramatic</text:span><text:span text:style-name="T105_64"><text:s/></text:span><text:span text:style-name="T105_65">action</text:span><text:span text:style-name="T105_66">.<text:s/></text:span><text:span text:style-name="T105_67">Most</text:span><text:span text:style-name="T105_68"><text:s/></text:span><text:span text:style-name="T105_69">importantly</text:span><text:span text:style-name="T105_70">,<text:s/></text:span><text:span text:style-name="T105_71">the</text:span><text:span text:style-name="T105_72"><text:s/></text:span><text:span text:style-name="T105_73">concept</text:span><text:span text:style-name="T105_74"><text:s/></text:span><text:span text:style-name="T105_75">of</text:span><text:span text:style-name="T105_76"><text:s/></text:span><text:span text:style-name="T105_77">text</text:span><text:span text:style-name="T105_78"><text:s/></text:span><text:span text:style-name="T105_79">has</text:span><text:span text:style-name="T105_80"><text:s/></text:span><text:span text:style-name="T105_81">been</text:span><text:span text:style-name="T105_82"><text:s/></text:span><text:span text:style-name="T105_83">widened</text:span><text:span text:style-name="T105_84"><text:s/></text:span><text:span text:style-name="T105_85">considerably</text:span><text:span text:style-name="T105_86"><text:s/></text:span><text:span text:style-name="T105_87">through</text:span><text:span text:style-name="T105_88"><text:s/></text:span><text:span text:style-name="T105_89">the</text:span><text:span text:style-name="T105_90"><text:s/></text:span><text:span text:style-name="T105_91">linguistic</text:span><text:span text:style-name="T105_92"><text:s/></text:span><text:span text:style-name="T105_93">turn</text:span><text:span text:style-name="T105_94"><text:s/></text:span><text:span text:style-name="T105_95">in</text:span><text:span text:style-name="T105_96"><text:s/></text:span><text:span text:style-name="T105_97">continental</text:span><text:span text:style-name="T105_98"><text:s/></text:span><text:span text:style-name="T105_99">philosophy</text:span><text:span text:style-name="T105_100"><text:s/></text:span><text:span text:style-name="T105_101">and</text:span><text:span text:style-name="T105_102"><text:s/></text:span><text:span text:style-name="T105_103">it</text:span><text:span text:style-name="T105_104"><text:s/></text:span><text:span text:style-name="T105_105">is</text:span><text:span text:style-name="T105_106"><text:s/></text:span><text:span text:style-name="T105_107">in</text:span><text:span text:style-name="T105_108"><text:s/></text:span><text:span text:style-name="T105_109">this</text:span><text:span text:style-name="T105_110"><text:s/></text:span><text:span text:style-name="T105_111">wider</text:span><text:span text:style-name="T105_112"><text:s/></text:span><text:span text:style-name="T105_113">perspective</text:span><text:span text:style-name="T105_114"><text:s/></text:span><text:span text:style-name="T105_115">it</text:span><text:span text:style-name="T105_116"><text:s/></text:span><text:span text:style-name="T105_117">is</text:span><text:span text:style-name="T105_118"><text:s/></text:span><text:span text:style-name="T105_119">understood</text:span><text:span text:style-name="T105_120"><text:s/></text:span><text:span text:style-name="T105_121">here</text:span><text:span text:style-name="T105_122">.<text:s/></text:span><text:span text:style-name="T105_123">Rynell</text:span><text:span text:style-name="T105_124"><text:s/></text:span><text:span text:style-name="T105_125">brings</text:span><text:span text:style-name="T105_126"><text:s/></text:span><text:span text:style-name="T105_127">in</text:span><text:span text:style-name="T105_128"><text:s/></text:span><text:span text:style-name="T105_129">situatedness</text:span><text:span text:style-name="T105_130">,<text:s/></text:span><text:span text:style-name="T105_131">the</text:span><text:span text:style-name="T105_132"><text:s/></text:span><text:span text:style-name="T105_133">element</text:span><text:span text:style-name="T105_134"><text:s/></text:span><text:span text:style-name="T105_135">in</text:span><text:span text:style-name="T105_136"><text:s/></text:span><text:span text:style-name="T105_137">acting</text:span><text:span text:style-name="T105_138"><text:s/></text:span><text:span text:style-name="T105_139">which</text:span><text:span text:style-name="T105_140"><text:s/></text:span><text:span text:style-name="T105_141">has</text:span><text:span text:style-name="T105_142"><text:s/></text:span><text:span text:style-name="T105_143">the</text:span><text:span text:style-name="T105_144"><text:s/></text:span><text:span text:style-name="T105_145">closest</text:span><text:span text:style-name="T105_146"><text:s/></text:span><text:span text:style-name="T105_147">relation</text:span><text:span text:style-name="T105_148"><text:s/></text:span><text:span text:style-name="T105_149">to</text:span><text:span text:style-name="T105_150"><text:s/></text:span><text:span text:style-name="T105_151">improvisation</text:span><text:span text:style-name="T105_152">,<text:s/></text:span><text:span text:style-name="T105_153">and</text:span><text:span text:style-name="T105_154"><text:s/></text:span><text:span text:style-name="T105_155">asserts</text:span><text:span text:style-name="T105_156"><text:s/></text:span><text:span text:style-name="T105_157">that</text:span><text:span text:style-name="T105_158"><text:s/>“</text:span><text:span text:style-name="T105_159">situated</text:span><text:span text:style-name="T105_160"><text:s/></text:span><text:span text:style-name="T105_161">acting</text:span><text:span text:style-name="T105_162"><text:s/></text:span><text:span text:style-name="T105_163">is</text:span><text:span text:style-name="T105_164"><text:s/></text:span><text:span text:style-name="T105_165">acting</text:span><text:span text:style-name="T105_166"><text:s/></text:span><text:span text:style-name="T105_167">that</text:span><text:span text:style-name="T105_168"><text:s/></text:span><text:span text:style-name="T105_169">is</text:span><text:span text:style-name="T105_170"><text:s/></text:span><text:span text:style-name="T105_171">based</text:span><text:span text:style-name="T105_172"><text:s/></text:span><text:span text:style-name="T105_173">on</text:span><text:span text:style-name="T105_174"><text:s/></text:span><text:span text:style-name="T105_175">understandings</text:span><text:span text:style-name="T105_176"><text:s/></text:span><text:span text:style-name="T105_177">of</text:span><text:span text:style-name="T105_178"><text:s/></text:span><text:span text:style-name="T105_179">contexts</text:span><text:span text:style-name="T105_180"><text:s/></text:span><text:span text:style-name="T105_181">that</text:span><text:span text:style-name="T105_182"><text:s/></text:span><text:span text:style-name="T105_183">are</text:span><text:span text:style-name="T105_184"><text:s/></text:span><text:span text:style-name="T105_185">real</text:span><text:span text:style-name="T105_186"><text:s/>(</text:span><text:span text:style-name="T105_187">as</text:span><text:span text:style-name="T105_188"><text:s/></text:span><text:span text:style-name="T105_189">is</text:span><text:span text:style-name="T105_190"><text:s/></text:span><text:span text:style-name="T105_191">fundamentally</text:span><text:span text:style-name="T105_192"><text:s/></text:span><text:span text:style-name="T105_193">the</text:span><text:span text:style-name="T105_194"><text:s/></text:span><text:span text:style-name="T105_195">case</text:span><text:span text:style-name="T105_196"><text:s/></text:span><text:span text:style-name="T105_197">in</text:span><text:span text:style-name="T105_198"><text:s/></text:span><text:span text:style-name="T105_199">performance</text:span><text:span text:style-name="T105_200"><text:s/></text:span><text:span text:style-name="T105_201">art</text:span><text:span text:style-name="T105_202">)<text:s/></text:span><text:span text:style-name="T105_203">and</text:span><text:span text:style-name="T105_204">/</text:span><text:span text:style-name="T105_205">or</text:span><text:span text:style-name="T105_206"><text:s/></text:span><text:span text:style-name="T105_207">are</text:span><text:span text:style-name="T105_208"><text:s/></text:span><text:span text:style-name="T105_209">conceived</text:span><text:span text:style-name="T105_210"><text:s/></text:span><text:span text:style-name="T105_211">as</text:span><text:span text:style-name="T105_212"><text:s/></text:span><text:span text:style-name="T105_213">real</text:span><text:span text:style-name="T105_214">”<text:s/>(</text:span><text:span text:style-name="T105_215">Section</text:span><text:span text:style-name="T105_216"><text:s/>4:1).<text:s/></text:span><text:span text:style-name="T105_217">Perhaps</text:span><text:span text:style-name="T105_218"><text:s/></text:span><text:span text:style-name="T105_219">one</text:span><text:span text:style-name="T105_220"><text:s/></text:span><text:span text:style-name="T105_221">may</text:span><text:span text:style-name="T105_222"><text:s/></text:span><text:span text:style-name="T105_223">employ</text:span><text:span text:style-name="T105_224"><text:s/></text:span><text:span text:style-name="T105_225">an</text:span><text:span text:style-name="T105_226"><text:s/></text:span><text:span text:style-name="T105_227">alternative</text:span><text:span text:style-name="T105_228"><text:s/></text:span><text:span text:style-name="T105_229">reading</text:span><text:span text:style-name="T105_230"><text:s/></text:span><text:span text:style-name="T105_231">and</text:span><text:span text:style-name="T105_232"><text:s/></text:span><text:span text:style-name="T105_233">look</text:span><text:span text:style-name="T105_234"><text:s/></text:span><text:span text:style-name="T105_235">at</text:span><text:span text:style-name="T105_236"><text:s/></text:span><text:span text:style-name="T105_237">how</text:span><text:span text:style-name="T105_238"><text:s/></text:span><text:span text:style-name="T105_239">Sten</text:span><text:span text:style-name="T105_240"><text:s/></text:span><text:span text:style-name="T105_241">Sandell</text:span><text:span text:style-name="T105_242"><text:s/>(</text:span><text:span text:style-name="T105_243">Section</text:span><text:span text:style-name="T105_244"><text:s/>4:4)<text:s/></text:span><text:span text:style-name="T105_245">uses</text:span><text:span text:style-name="T105_246"><text:s/></text:span><text:span text:style-name="T105_247">the</text:span><text:span text:style-name="T105_248"><text:s/></text:span><text:span text:style-name="T105_249">spatial</text:span><text:span text:style-name="T105_250"><text:s/></text:span><text:span text:style-name="T105_251">properties</text:span><text:span text:style-name="T105_252"><text:s/></text:span><text:span text:style-name="T105_253">of</text:span><text:span text:style-name="T105_254"><text:s/></text:span><text:span text:style-name="T105_255">the</text:span><text:span text:style-name="T105_256"><text:s/></text:span><text:span text:style-name="T105_257">church</text:span><text:span text:style-name="T105_258"><text:s/></text:span><text:span text:style-name="T105_259">in</text:span><text:span text:style-name="T105_260"><text:s/></text:span><text:span text:style-name="T105_261">Kalv</text:span><text:span text:style-name="T105_262"><text:s/></text:span><text:span text:style-name="T105_263">to</text:span><text:span text:style-name="T105_264"><text:s/>‘</text:span><text:span text:style-name="T105_265">situate</text:span><text:span text:style-name="T105_266">’<text:s/></text:span><text:span text:style-name="T105_267">his</text:span><text:span text:style-name="T105_268"><text:s/></text:span><text:span text:style-name="T105_269">performance</text:span><text:span text:style-name="T105_270"><text:s/></text:span><text:span text:style-name="T105_271">there</text:span><text:span text:style-name="T105_272">.</text:span></text:p>
      <text:p text:style-name="P106"><text:span text:style-name="T106_1"><text:tab/><text:s/><text:tab/><text:s/><text:tab/></text:span></text:p>
      <text:p text:style-name="P107"><text:span text:style-name="T107_1">Sara</text:span><text:span text:style-name="T107_2"><text:s/></text:span><text:span text:style-name="T107_3">Wilén</text:span><text:span text:style-name="T107_4"><text:s/>(</text:span><text:span text:style-name="T107_5">Section</text:span><text:span text:style-name="T107_6"><text:s/>4:3)<text:s/></text:span><text:span text:style-name="T107_7">points</text:span><text:span text:style-name="T107_8"><text:s/></text:span><text:span text:style-name="T107_9">to</text:span><text:span text:style-name="T107_10"><text:s/></text:span><text:span text:style-name="T107_11">the</text:span><text:span text:style-name="T107_12"><text:s/></text:span><text:span text:style-name="T107_13">many</text:span><text:span text:style-name="T107_14"><text:s/></text:span><text:span text:style-name="T107_15">layers</text:span><text:span text:style-name="T107_16"><text:s/></text:span><text:span text:style-name="T107_17">of</text:span><text:span text:style-name="T107_18"><text:s/></text:span><text:span text:style-name="T107_19">texts</text:span><text:span text:style-name="T107_20"><text:s/></text:span><text:span text:style-name="T107_21">that</text:span><text:span text:style-name="T107_22"><text:s/></text:span><text:span text:style-name="T107_23">are</text:span><text:span text:style-name="T107_24"><text:s/></text:span><text:span text:style-name="T107_25">present</text:span><text:span text:style-name="T107_26"><text:s/></text:span><text:span text:style-name="T107_27">in</text:span><text:span text:style-name="T107_28"><text:s/></text:span><text:span text:style-name="T107_29">any</text:span><text:span text:style-name="T107_30"><text:s/></text:span><text:span text:style-name="T107_31">musical</text:span><text:span text:style-name="T107_32"><text:s/></text:span><text:span text:style-name="T107_33">performance</text:span><text:span text:style-name="T107_34">,<text:s/></text:span><text:span text:style-name="T107_35">be</text:span><text:span text:style-name="T107_36"><text:s/></text:span><text:span text:style-name="T107_37">it</text:span><text:span text:style-name="T107_38"><text:s/></text:span><text:span text:style-name="T107_39">drawn</text:span><text:span text:style-name="T107_40"><text:s/></text:span><text:span text:style-name="T107_41">from</text:span><text:span text:style-name="T107_42"><text:s/></text:span><text:span text:style-name="T107_43">notated</text:span><text:span text:style-name="T107_44"><text:s/></text:span><text:span text:style-name="T107_45">or</text:span><text:span text:style-name="T107_46"><text:s/></text:span><text:span text:style-name="T107_47">written</text:span><text:span text:style-name="T107_48"><text:s/></text:span><text:span text:style-name="T107_49">sources</text:span><text:span text:style-name="T107_50"><text:s/></text:span><text:span text:style-name="T107_51">or</text:span><text:span text:style-name="T107_52"><text:s/></text:span><text:span text:style-name="T107_53">from</text:span><text:span text:style-name="T107_54"><text:s/></text:span><text:span text:style-name="T107_55">the</text:span><text:span text:style-name="T107_56"><text:s/></text:span><text:span text:style-name="T107_57">personal</text:span><text:span text:style-name="T107_58"><text:s text:c="2"/></text:span><text:span text:style-name="T107_59">inner</text:span><text:span text:style-name="T107_60"><text:s/></text:span><text:span text:style-name="T107_61">musical</text:span><text:span text:style-name="T107_62"><text:s/></text:span><text:span text:style-name="T107_63">library</text:span><text:span text:style-name="T107_64"><text:s/>(</text:span><text:span text:style-name="T107_65">Folkestad</text:span><text:span text:style-name="T107_66">,<text:s/>2012)<text:s/></text:span><text:span text:style-name="T107_67">of</text:span><text:span text:style-name="T107_68"><text:s/></text:span><text:span text:style-name="T107_69">oral</text:span><text:span text:style-name="T107_70"><text:s/></text:span><text:span text:style-name="T107_71">traditions</text:span><text:span text:style-name="T107_72">.<text:s/></text:span><text:span text:style-name="T107_73">This</text:span><text:span text:style-name="T107_74"><text:s/></text:span><text:span text:style-name="T107_75">intertextuality</text:span><text:span text:style-name="T107_76"><text:s/></text:span><text:span text:style-name="T107_77">is</text:span><text:span text:style-name="T107_78"><text:s/></text:span><text:span text:style-name="T107_79">taken</text:span><text:span text:style-name="T107_80"><text:s/></text:span><text:span text:style-name="T107_81">even</text:span><text:span text:style-name="T107_82"><text:s/></text:span><text:span text:style-name="T107_83">further</text:span><text:span text:style-name="T107_84"><text:s/></text:span><text:span text:style-name="T107_85">in</text:span><text:span text:style-name="T107_86"><text:s/></text:span><text:span text:style-name="T107_87">improvisatory</text:span><text:span text:style-name="T107_88"><text:s/></text:span><text:span text:style-name="T107_89">practice</text:span><text:span text:style-name="T107_90"><text:s/></text:span><text:span text:style-name="T107_91">that</text:span><text:span text:style-name="T107_92"><text:s/></text:span><text:span text:style-name="T107_93">draws</text:span><text:span text:style-name="T107_94"><text:s/></text:span><text:span text:style-name="T107_95">also</text:span><text:span text:style-name="T107_96"><text:s/></text:span><text:span text:style-name="T107_97">on</text:span><text:span text:style-name="T107_98"><text:s/></text:span><text:span text:style-name="T107_99">literary</text:span><text:span text:style-name="T107_100"><text:s/></text:span><text:span text:style-name="T107_101">texts</text:span><text:span text:style-name="T107_102"><text:s/></text:span><text:span text:style-name="T107_103">and</text:span><text:span text:style-name="T107_104"><text:s/></text:span><text:span text:style-name="T107_105">drama</text:span><text:span text:style-name="T107_106">,<text:s/></text:span><text:span text:style-name="T107_107">such</text:span><text:span text:style-name="T107_108"><text:s/></text:span><text:span text:style-name="T107_109">as</text:span><text:span text:style-name="T107_110"><text:s/></text:span><text:span text:style-name="T107_111">in</text:span><text:span text:style-name="T107_112"><text:s/></text:span><text:span text:style-name="T107_113">her</text:span><text:span text:style-name="T107_114"><text:s/></text:span><text:span text:style-name="T107_115">own</text:span><text:span text:style-name="T107_116"><text:s/></text:span><text:span text:style-name="T107_117">practice</text:span><text:span text:style-name="T107_118"><text:s/></text:span><text:span text:style-name="T107_119">as</text:span><text:span text:style-name="T107_120"><text:s/></text:span><text:span text:style-name="T107_121">opera</text:span><text:span text:style-name="T107_122">-</text:span><text:span text:style-name="T107_123">improviser</text:span><text:span text:style-name="T107_124">.<text:s/></text:span><text:span text:style-name="T107_125">The</text:span><text:span text:style-name="T107_126"><text:s/></text:span><text:span text:style-name="T107_127">situatedness</text:span><text:span text:style-name="T107_128"><text:s/></text:span><text:span text:style-name="T107_129">of</text:span><text:span text:style-name="T107_130"><text:s/></text:span><text:span text:style-name="T107_131">the</text:span><text:span text:style-name="T107_132"><text:s/></text:span><text:span text:style-name="T107_133">action</text:span><text:span text:style-name="T107_134"><text:s/></text:span><text:span text:style-name="T107_135">and</text:span><text:span text:style-name="T107_136"><text:s/></text:span><text:span text:style-name="T107_137">the</text:span><text:span text:style-name="T107_138"><text:s/></text:span><text:span text:style-name="T107_139">play</text:span><text:span text:style-name="T107_140"><text:s/></text:span><text:span text:style-name="T107_141">between</text:span><text:span text:style-name="T107_142"><text:s/></text:span><text:span text:style-name="T107_143">idioms</text:span><text:span text:style-name="T107_144"><text:s/></text:span><text:span text:style-name="T107_145">and</text:span><text:span text:style-name="T107_146"><text:s/></text:span><text:span text:style-name="T107_147">conventions</text:span><text:span text:style-name="T107_148"><text:s/></text:span><text:span text:style-name="T107_149">from</text:span><text:span text:style-name="T107_150"><text:s/></text:span><text:span text:style-name="T107_151">different</text:span><text:span text:style-name="T107_152"><text:s/></text:span><text:span text:style-name="T107_153">genres</text:span><text:span text:style-name="T107_154"><text:s/></text:span><text:span text:style-name="T107_155">creates</text:span><text:span text:style-name="T107_156"><text:s/></text:span><text:span text:style-name="T107_157">a</text:span><text:span text:style-name="T107_158"><text:s/></text:span><text:span text:style-name="T107_159">complex</text:span><text:span text:style-name="T107_160"><text:s/></text:span><text:span text:style-name="T107_161">scenario</text:span><text:span text:style-name="T107_162"><text:s/></text:span><text:span text:style-name="T107_163">in</text:span><text:span text:style-name="T107_164"><text:s/></text:span><text:span text:style-name="T107_165">which</text:span><text:span text:style-name="T107_166"><text:s/></text:span><text:span text:style-name="T107_167">the</text:span><text:span text:style-name="T107_168"><text:s/></text:span><text:span text:style-name="T107_169">singers</text:span><text:span text:style-name="T107_170"><text:s/></text:span><text:span text:style-name="T107_171">take</text:span><text:span text:style-name="T107_172"><text:s/></text:span><text:span text:style-name="T107_173">part</text:span><text:span text:style-name="T107_174"><text:s/></text:span><text:span text:style-name="T107_175">in</text:span><text:span text:style-name="T107_176"><text:s/></text:span><text:span text:style-name="T107_177">an</text:span><text:span text:style-name="T107_178"><text:s/></text:span><text:span text:style-name="T107_179">interperformative</text:span><text:span text:style-name="T107_180"><text:s/>(</text:span><text:span text:style-name="T107_181">Haring</text:span><text:span text:style-name="T107_182">,<text:s/>1988;<text:s/></text:span><text:span text:style-name="T107_183">Parks</text:span><text:span text:style-name="T107_184">,<text:s/>1988</text:span><text:span text:style-name="T107_185">)<text:s/>‘</text:span><text:span text:style-name="T107_186">dialogue</text:span><text:span text:style-name="T107_187"><text:s/></text:span><text:span text:style-name="T107_188">with</text:span><text:span text:style-name="T107_189"><text:s/></text:span><text:span text:style-name="T107_190">genres</text:span><text:span text:style-name="T107_191"><text:s/></text:span><text:span text:style-name="T107_192">that</text:span><text:span text:style-name="T107_193"><text:s/></text:span><text:span text:style-name="T107_194">also</text:span><text:span text:style-name="T107_195"><text:s/></text:span><text:span text:style-name="T107_196">become</text:span><text:span text:style-name="T107_197"><text:s/></text:span><text:span text:style-name="T107_198">a</text:span><text:span text:style-name="T107_199"><text:s/></text:span><text:span text:style-name="T107_200">vehicle</text:span><text:span text:style-name="T107_201"><text:s/></text:span><text:span text:style-name="T107_202">for</text:span><text:span text:style-name="T107_203"><text:s/></text:span><text:span text:style-name="T107_204">immediate</text:span><text:span text:style-name="T107_205"><text:s/></text:span><text:span text:style-name="T107_206">expressions</text:span><text:span text:style-name="T107_207"><text:s/></text:span><text:span text:style-name="T107_208">of</text:span><text:span text:style-name="T107_209"><text:s/></text:span><text:span text:style-name="T107_210">different</text:span><text:span text:style-name="T107_211"><text:s/></text:span><text:span text:style-name="T107_212">layers</text:span><text:span text:style-name="T107_213"><text:s/></text:span><text:span text:style-name="T107_214">of</text:span><text:span text:style-name="T107_215"><text:s/></text:span><text:span text:style-name="T107_216">subjectivity</text:span><text:span text:style-name="T107_217">’.</text:span></text:p>
      <text:p text:style-name="P108"/>
      <text:p text:style-name="P109"><text:span text:style-name="T109_1">Due</text:span><text:span text:style-name="T109_2"><text:s/></text:span><text:span text:style-name="T109_3">to</text:span><text:span text:style-name="T109_4"><text:s/></text:span><text:span text:style-name="T109_5">the</text:span><text:span text:style-name="T109_6"><text:s/></text:span><text:span text:style-name="T109_7">limited</text:span><text:span text:style-name="T109_8"><text:s/></text:span><text:span text:style-name="T109_9">time</text:span><text:span text:style-name="T109_10"><text:s/></text:span><text:span text:style-name="T109_11">available</text:span><text:span text:style-name="T109_12"><text:s/></text:span><text:span text:style-name="T109_13">rehearsals</text:span><text:span text:style-name="T109_14"><text:s/></text:span><text:span text:style-name="T109_15">of</text:span><text:span text:style-name="T109_16"><text:s/></text:span><text:span text:style-name="T109_17">Gino</text:span><text:span text:style-name="T109_18"><text:s/></text:span><text:span text:style-name="T109_19">Robair</text:span><text:span text:style-name="T109_20">’</text:span><text:span text:style-name="T109_21">s</text:span><text:span text:style-name="T109_22"><text:s/></text:span><text:span text:style-name="T109_23">opera</text:span><text:span text:style-name="T109_24"><text:s/></text:span><text:span text:style-name="T109_25">I</text:span><text:span text:style-name="T109_26">,<text:s/></text:span><text:span text:style-name="T109_27">Norton</text:span><text:span text:style-name="T109_28"><text:s/></text:span><text:span text:style-name="T109_29">(</text:span><text:span text:style-name="T109_30">Section</text:span><text:span text:style-name="T109_31"><text:s/>4:2)</text:span><text:span text:style-name="T109_32">,</text:span><text:span text:style-name="T109_33"><text:s/></text:span><text:span text:style-name="T109_34">the</text:span><text:span text:style-name="T109_35"><text:s/></text:span><text:span text:style-name="T109_36">solid</text:span><text:span text:style-name="T109_37"><text:s/></text:span><text:span text:style-name="T109_38">experience</text:span><text:span text:style-name="T109_39"><text:s/></text:span><text:span text:style-name="T109_40">of</text:span><text:span text:style-name="T109_41"><text:s/></text:span><text:span text:style-name="T109_42">the</text:span><text:span text:style-name="T109_43"><text:s/></text:span><text:span text:style-name="T109_44">group</text:span><text:span text:style-name="T109_45"><text:s/></text:span><text:span text:style-name="T109_46">Operaimprovisatörerna</text:span><text:span text:style-name="T109_47"><text:s/></text:span><text:span text:style-name="T109_48">came</text:span><text:span text:style-name="T109_49"><text:s/></text:span><text:span text:style-name="T109_50">as</text:span><text:span text:style-name="T109_51"><text:s/></text:span><text:span text:style-name="T109_52">a</text:span><text:span text:style-name="T109_53"><text:s/></text:span><text:span text:style-name="T109_54">blessing</text:span><text:span text:style-name="T109_55"><text:s/></text:span><text:span text:style-name="T109_56">and</text:span><text:span text:style-name="T109_57"><text:s/></text:span><text:span text:style-name="T109_58">Robair</text:span><text:span text:style-name="T109_59"><text:s/></text:span><text:span text:style-name="T109_60">comments</text:span><text:span text:style-name="T109_61"><text:s/></text:span><text:span text:style-name="T109_62">that</text:span><text:span text:style-name="T109_63"><text:s/></text:span><text:span text:style-name="T109_64">this</text:span><text:span text:style-name="T109_65"><text:s/></text:span><text:span text:style-name="T109_66">unusual</text:span><text:span text:style-name="T109_67"><text:s/></text:span><text:span text:style-name="T109_68">situation</text:span><text:span text:style-name="T109_69"><text:s/>-<text:s/></text:span><text:span text:style-name="T109_70">trained</text:span><text:span text:style-name="T109_71"><text:s/></text:span><text:span text:style-name="T109_72">opera</text:span><text:span text:style-name="T109_73"><text:s/></text:span><text:span text:style-name="T109_74">singers</text:span><text:span text:style-name="T109_75"><text:s/></text:span><text:span text:style-name="T109_76">and</text:span><text:span text:style-name="T109_77"><text:s/></text:span><text:span text:style-name="T109_78">seasoned</text:span><text:span text:style-name="T109_79"><text:s/></text:span><text:span text:style-name="T109_80">improvisers</text:span><text:span text:style-name="T109_81"><text:s/>-<text:s/></text:span><text:span text:style-name="T109_82">resulted</text:span><text:span text:style-name="T109_83"><text:s/></text:span><text:span text:style-name="T109_84">in</text:span><text:span text:style-name="T109_85"><text:s/></text:span><text:span text:style-name="T109_86">an</text:span><text:span text:style-name="T109_87"><text:s/></text:span><text:span text:style-name="T109_88">unusual</text:span><text:span text:style-name="T109_89"><text:s/></text:span><text:span text:style-name="T109_90">performance</text:span><text:span text:style-name="T109_91">.<text:s/></text:span><text:span text:style-name="T109_92">The</text:span><text:span text:style-name="T109_93"><text:s/></text:span><text:span text:style-name="T109_94">musicians</text:span><text:span text:style-name="T109_95"><text:s/></text:span><text:span text:style-name="T109_96">and</text:span><text:span text:style-name="T109_97"><text:s/></text:span><text:span text:style-name="T109_98">actors</text:span><text:span text:style-name="T109_99"><text:s/></text:span><text:span text:style-name="T109_100">were</text:span><text:span text:style-name="T109_101"><text:s/></text:span><text:span text:style-name="T109_102">allowed</text:span><text:span text:style-name="T109_103"><text:s/></text:span><text:span text:style-name="T109_104">to</text:span><text:span text:style-name="T109_105"><text:s/></text:span><text:span text:style-name="T109_106">conduct</text:span><text:span text:style-name="T109_107"><text:s/></text:span><text:span text:style-name="T109_108">their</text:span><text:span text:style-name="T109_109"><text:s/></text:span><text:span text:style-name="T109_110">own</text:span><text:span text:style-name="T109_111"><text:s/></text:span><text:span text:style-name="T109_112">actions</text:span><text:span text:style-name="T109_113"><text:s/></text:span><text:span text:style-name="T109_114">and</text:span><text:span text:style-name="T109_115"><text:s/></text:span><text:span text:style-name="T109_116">initiatives</text:span><text:span text:style-name="T109_117"><text:s/></text:span><text:span text:style-name="T109_118">and</text:span><text:span text:style-name="T109_119">,<text:s/></text:span><text:span text:style-name="T109_120">comments</text:span><text:span text:style-name="T109_121"><text:s/></text:span><text:span text:style-name="T109_122">Robair</text:span><text:span text:style-name="T109_123">,<text:s/>“</text:span><text:span text:style-name="T109_124">although</text:span><text:span text:style-name="T109_125"><text:s/></text:span><text:span text:style-name="T109_126">I</text:span><text:span text:style-name="T109_127"><text:s/></text:span><text:span text:style-name="T109_128">influenced</text:span><text:span text:style-name="T109_129"><text:s/></text:span><text:span text:style-name="T109_130">the</text:span><text:span text:style-name="T109_131"><text:s/></text:span><text:span text:style-name="T109_132">performance</text:span><text:span text:style-name="T109_133"><text:s/></text:span><text:span text:style-name="T109_134">with</text:span><text:span text:style-name="T109_135"><text:s/></text:span><text:span text:style-name="T109_136">various</text:span><text:span text:style-name="T109_137"><text:s/></text:span><text:span text:style-name="T109_138">cues</text:span><text:span text:style-name="T109_139">,<text:s/></text:span><text:span text:style-name="T109_140">the</text:span><text:span text:style-name="T109_141"><text:s/></text:span><text:span text:style-name="T109_142">ensemble</text:span><text:span text:style-name="T109_143"><text:s/></text:span><text:span text:style-name="T109_144">was</text:span><text:span text:style-name="T109_145"><text:s/></text:span><text:span text:style-name="T109_146">responsible</text:span><text:span text:style-name="T109_147"><text:s/></text:span><text:span text:style-name="T109_148">in</text:span><text:span text:style-name="T109_149"><text:s/></text:span><text:span text:style-name="T109_150">large</text:span><text:span text:style-name="T109_151"><text:s/></text:span><text:span text:style-name="T109_152">part</text:span><text:span text:style-name="T109_153"><text:s/></text:span><text:span text:style-name="T109_154">for</text:span><text:span text:style-name="T109_155"><text:s/></text:span><text:span text:style-name="T109_156">the</text:span><text:span text:style-name="T109_157"><text:s/></text:span><text:span text:style-name="T109_158">final</text:span><text:span text:style-name="T109_159"><text:s/></text:span><text:span text:style-name="T109_160">realization</text:span><text:span text:style-name="T109_161"><text:s/></text:span><text:span text:style-name="T109_162">and</text:span><text:span text:style-name="T109_163"><text:s/></text:span><text:span text:style-name="T109_164">success</text:span><text:span text:style-name="T109_165"><text:s/></text:span><text:span text:style-name="T109_166">of</text:span><text:span text:style-name="T109_167"><text:s/></text:span><text:span text:style-name="T109_168">the</text:span><text:span text:style-name="T109_169"><text:s/></text:span><text:span text:style-name="T109_170">performance</text:span><text:span text:style-name="T109_171">”<text:s/>(</text:span><text:span text:style-name="T109_172">Ibid</text:span><text:span text:style-name="T109_173">)<text:s/></text:span><text:span text:style-name="T109_174">We</text:span><text:span text:style-name="T109_175"><text:s/></text:span><text:span text:style-name="T109_176">believe</text:span><text:span text:style-name="T109_177"><text:s/></text:span><text:span text:style-name="T109_178">that</text:span><text:span text:style-name="T109_179"><text:s/></text:span><text:span text:style-name="T109_180">it</text:span><text:span text:style-name="T109_181"><text:s/></text:span><text:span text:style-name="T109_182">was</text:span><text:span text:style-name="T109_183"><text:s/></text:span><text:span text:style-name="T109_184">specifically</text:span><text:span text:style-name="T109_185"><text:s/></text:span><text:span text:style-name="T109_186">in</text:span><text:span text:style-name="T109_187"><text:s/></text:span><text:span text:style-name="T109_188">the</text:span><text:span text:style-name="T109_189"><text:s/></text:span><text:span text:style-name="T109_190">interperformativity</text:span><text:span text:style-name="T109_191"><text:s/></text:span><text:span text:style-name="T109_192">that</text:span><text:span text:style-name="T109_193"><text:s/></text:span><text:span text:style-name="T109_194">emerged</text:span><text:span text:style-name="T109_195"><text:s/></text:span><text:span text:style-name="T109_196">in</text:span><text:span text:style-name="T109_197"><text:s/></text:span><text:span text:style-name="T109_198">the</text:span><text:span text:style-name="T109_199"><text:s/></text:span><text:span text:style-name="T109_200">encounter</text:span><text:span text:style-name="T109_201"><text:s/></text:span><text:span text:style-name="T109_202">between</text:span><text:span text:style-name="T109_203"><text:s/></text:span><text:span text:style-name="T109_204">the</text:span><text:span text:style-name="T109_205"><text:s/></text:span><text:span text:style-name="T109_206">idioms</text:span><text:span text:style-name="T109_207"><text:s/></text:span><text:span text:style-name="T109_208">and</text:span><text:span text:style-name="T109_209"><text:s/></text:span><text:span text:style-name="T109_210">traditions</text:span><text:span text:style-name="T109_211"><text:s/></text:span><text:span text:style-name="T109_212">embodied</text:span><text:span text:style-name="T109_213"><text:s/></text:span><text:span text:style-name="T109_214">by</text:span><text:span text:style-name="T109_215"><text:s/></text:span><text:span text:style-name="T109_216">the</text:span><text:span text:style-name="T109_217"><text:s/></text:span><text:span text:style-name="T109_218">singers</text:span><text:span text:style-name="T109_219"><text:s/></text:span><text:span text:style-name="T109_220">that</text:span><text:span text:style-name="T109_221"><text:s/></text:span><text:span text:style-name="T109_222">created</text:span><text:span text:style-name="T109_223"><text:s/></text:span><text:span text:style-name="T109_224">this</text:span><text:span text:style-name="T109_225"><text:s/></text:span><text:span text:style-name="T109_226">dynamic</text:span><text:span text:style-name="T109_227"><text:s/></text:span><text:span text:style-name="T109_228">relation</text:span><text:span text:style-name="T109_229"><text:s/></text:span><text:span text:style-name="T109_230">to</text:span><text:span text:style-name="T109_231"><text:s/></text:span><text:span text:style-name="T109_232">the</text:span><text:span text:style-name="T109_233"><text:s/></text:span><text:span text:style-name="T109_234">text</text:span><text:span text:style-name="T109_235"><text:s/></text:span><text:span text:style-name="T109_236">of</text:span><text:span text:style-name="T109_237"><text:s/></text:span><text:span text:style-name="T109_238">Robair</text:span><text:span text:style-name="T109_239">’</text:span><text:span text:style-name="T109_240">s</text:span><text:span text:style-name="T109_241"><text:s/></text:span><text:span text:style-name="T109_242">I</text:span><text:span text:style-name="T109_243">,<text:s/></text:span><text:span text:style-name="T109_244">Norton</text:span><text:span text:style-name="T109_245">.</text:span></text:p>
      <text:h text:style-name="P110" text:outline-level="10"><text:bookmark-start text:name="h.vh4xmfqou6f1"/><text:bookmark-end text:name="h.vh4xmfqou6f1"/><text:span text:style-name="T110_1">Looking</text:span><text:span text:style-name="T110_2"><text:s/></text:span><text:span text:style-name="T110_3">ahead</text:span><text:span text:style-name="T110_4">:<text:s/></text:span><text:span text:style-name="T110_5">What</text:span><text:span text:style-name="T110_6"><text:s/></text:span><text:span text:style-name="T110_7">is</text:span><text:span text:style-name="T110_8"><text:s/></text:span><text:span text:style-name="T110_9">the</text:span><text:span text:style-name="T110_10"><text:s/></text:span><text:span text:style-name="T110_11">signification</text:span><text:span text:style-name="T110_12"><text:s/></text:span><text:span text:style-name="T110_13">of</text:span><text:span text:style-name="T110_14"><text:s/>‘</text:span><text:span text:style-name="T110_15">rethinking</text:span><text:span text:style-name="T110_16">’<text:s/></text:span><text:span text:style-name="T110_17">improvisation</text:span><text:span text:style-name="T110_18">?</text:span></text:h>
      <text:p text:style-name="P111"><text:span text:style-name="T111_1">Why</text:span><text:span text:style-name="T111_2"><text:s/></text:span><text:span text:style-name="T111_3">think</text:span><text:span text:style-name="T111_4"><text:s/></text:span><text:span text:style-name="T111_5">about</text:span><text:span text:style-name="T111_6"><text:s/></text:span><text:span text:style-name="T111_7">music</text:span><text:span text:style-name="T111_8">?<text:s/></text:span><text:span text:style-name="T111_9">The</text:span><text:span text:style-name="T111_10"><text:s/></text:span><text:span text:style-name="T111_11">famous</text:span><text:span text:style-name="T111_12"><text:s/></text:span><text:span text:style-name="T111_13">saying</text:span><text:span text:style-name="T111_14"><text:s/>‘</text:span><text:span text:style-name="T111_15">talking</text:span><text:span text:style-name="T111_16"><text:s/></text:span><text:span text:style-name="T111_17">about</text:span><text:span text:style-name="T111_18"><text:s/></text:span><text:span text:style-name="T111_19">music</text:span><text:span text:style-name="T111_20"><text:s/></text:span><text:span text:style-name="T111_21">is</text:span><text:span text:style-name="T111_22"><text:s/></text:span><text:span text:style-name="T111_23">like</text:span><text:span text:style-name="T111_24"><text:s/></text:span><text:span text:style-name="T111_25">dancing</text:span><text:span text:style-name="T111_26"><text:s/></text:span><text:span text:style-name="T111_27">about</text:span><text:span text:style-name="T111_28"><text:s/></text:span><text:span text:style-name="T111_29">architecture</text:span><text:span text:style-name="T111_30">’<text:s/>(</text:span><text:span text:style-name="T111_31">perhaps</text:span><text:span text:style-name="T111_32"><text:s/></text:span><text:span text:style-name="T111_33">best</text:span><text:span text:style-name="T111_34"><text:s/></text:span><text:span text:style-name="T111_35">represented</text:span><text:span text:style-name="T111_36"><text:s/></text:span><text:span text:style-name="T111_37">in</text:span><text:span text:style-name="T111_38"><text:s/></text:span><text:span text:style-name="T111_39">its</text:span><text:span text:style-name="T111_40"><text:s/></text:span><text:span text:style-name="T111_41">variable</text:span><text:span text:style-name="T111_42"><text:s/></text:span><text:span text:style-name="T111_43">form</text:span><text:span text:style-name="T111_44"><text:s/>‘</text:span><text:span text:style-name="T111_45">talking</text:span><text:span text:style-name="T111_46"><text:s/></text:span><text:span text:style-name="T111_47">about</text:span><text:span text:style-name="T111_48">___<text:s/></text:span><text:span text:style-name="T111_49">is</text:span><text:span text:style-name="T111_50"><text:s/></text:span><text:span text:style-name="T111_51">like</text:span><text:span text:style-name="T111_52">___<text:s/></text:span><text:span text:style-name="T111_53">about</text:span><text:span text:style-name="T111_54">___’)<text:s/></text:span><text:span text:style-name="T111_55">captures</text:span><text:span text:style-name="T111_56"><text:s/></text:span><text:span text:style-name="T111_57">the</text:span><text:span text:style-name="T111_58"><text:s/></text:span><text:span text:style-name="T111_59">common</text:span><text:span text:style-name="T111_60"><text:s/></text:span><text:span text:style-name="T111_61">intuition</text:span><text:span text:style-name="T111_62"><text:s/></text:span><text:span text:style-name="T111_63">that</text:span><text:span text:style-name="T111_64"><text:s/></text:span><text:span text:style-name="T111_65">musical</text:span><text:span text:style-name="T111_66"><text:s/></text:span><text:span text:style-name="T111_67">knowing</text:span><text:span text:style-name="T111_68"><text:s/></text:span><text:span text:style-name="T111_69">is</text:span><text:span text:style-name="T111_70"><text:s/></text:span><text:span text:style-name="T111_71">essentially</text:span><text:span text:style-name="T111_72"><text:s/></text:span><text:span text:style-name="T111_73">distinct</text:span><text:span text:style-name="T111_74"><text:s/></text:span><text:span text:style-name="T111_75">from</text:span><text:span text:style-name="T111_76"><text:s/></text:span><text:span text:style-name="T111_77">analytical</text:span><text:span text:style-name="T111_78"><text:s/></text:span><text:span text:style-name="T111_79">thinking</text:span><text:span text:style-name="T111_80">.<text:s/></text:span><text:span text:style-name="T111_81">What</text:span><text:span text:style-name="T111_82"><text:s/></text:span><text:span text:style-name="T111_83">can</text:span><text:span text:style-name="T111_84"><text:s/></text:span><text:span text:style-name="T111_85">be</text:span><text:span text:style-name="T111_86"><text:s/></text:span><text:span text:style-name="T111_87">gained</text:span><text:span text:style-name="T111_88"><text:s/></text:span><text:span text:style-name="T111_89">by</text:span><text:span text:style-name="T111_90"><text:s/></text:span><text:span text:style-name="T111_91">talking</text:span><text:span text:style-name="T111_92"><text:s/></text:span><text:span text:style-name="T111_93">about</text:span><text:span text:style-name="T111_94"><text:s/></text:span><text:span text:style-name="T111_95">rather</text:span><text:span text:style-name="T111_96"><text:s/></text:span><text:span text:style-name="T111_97">than</text:span><text:span text:style-name="T111_98"><text:s/></text:span><text:span text:style-name="T111_99">merely</text:span><text:span text:style-name="T111_100"><text:s/></text:span><text:span text:style-name="T111_101">making</text:span><text:span text:style-name="T111_102"><text:s/></text:span><text:span text:style-name="T111_103">music</text:span><text:span text:style-name="T111_104">?<text:s/></text:span><text:span text:style-name="T111_105">How</text:span><text:span text:style-name="T111_106"><text:s/></text:span><text:span text:style-name="T111_107">do</text:span><text:span text:style-name="T111_108"><text:s/></text:span><text:span text:style-name="T111_109">our</text:span><text:span text:style-name="T111_110"><text:s/></text:span><text:span text:style-name="T111_111">minds</text:span><text:span text:style-name="T111_112"><text:s/></text:span><text:span text:style-name="T111_113">work</text:span><text:span text:style-name="T111_114"><text:s/></text:span><text:span text:style-name="T111_115">when</text:span><text:span text:style-name="T111_116"><text:s/></text:span><text:span text:style-name="T111_117">we</text:span><text:span text:style-name="T111_118"><text:s/></text:span><text:span text:style-name="T111_119">make</text:span><text:span text:style-name="T111_120"><text:s/></text:span><text:span text:style-name="T111_121">music</text:span><text:span text:style-name="T111_122">?<text:s/></text:span><text:span text:style-name="T111_123">Along</text:span><text:span text:style-name="T111_124"><text:s/></text:span><text:span text:style-name="T111_125">the</text:span><text:span text:style-name="T111_126"><text:s/></text:span><text:span text:style-name="T111_127">same</text:span><text:span text:style-name="T111_128"><text:s/></text:span><text:span text:style-name="T111_129">lines</text:span><text:span text:style-name="T111_130">,<text:s/></text:span><text:span text:style-name="T111_131">Henk</text:span><text:span text:style-name="T111_132"><text:s/></text:span><text:span text:style-name="T111_133">Borgdorff</text:span><text:span text:style-name="T111_134"><text:s/></text:span><text:span text:style-name="T111_135">poses</text:span><text:span text:style-name="T111_136"><text:s/></text:span><text:span text:style-name="T111_137">the</text:span><text:span text:style-name="T111_138"><text:s/></text:span><text:span text:style-name="T111_139">question</text:span><text:span text:style-name="T111_140"><text:s/></text:span><text:span text:style-name="T111_141">whether</text:span><text:span text:style-name="T111_142"><text:s/></text:span><text:span text:style-name="T111_143">it</text:span><text:span text:style-name="T111_144"><text:s/></text:span><text:span text:style-name="T111_145">is</text:span><text:span text:style-name="T111_146"><text:s/>“</text:span><text:span text:style-name="T111_147">possible</text:span><text:span text:style-name="T111_148"><text:s/></text:span><text:span text:style-name="T111_149">to</text:span><text:span text:style-name="T111_150"><text:s/></text:span><text:span text:style-name="T111_151">achieve</text:span><text:span text:style-name="T111_152"><text:s/></text:span><text:span text:style-name="T111_153">a</text:span><text:span text:style-name="T111_154"><text:s/></text:span><text:span text:style-name="T111_155">linguistic</text:span><text:span text:style-name="T111_156">-</text:span><text:span text:style-name="T111_157">conceptual</text:span><text:span text:style-name="T111_158"><text:s/></text:span><text:span text:style-name="T111_159">articulation</text:span><text:span text:style-name="T111_160"><text:s/></text:span><text:span text:style-name="T111_161">of</text:span><text:span text:style-name="T111_162"><text:s/></text:span><text:span text:style-name="T111_163">the</text:span><text:span text:style-name="T111_164"><text:s/></text:span><text:span text:style-name="T111_165">embedded</text:span><text:span text:style-name="T111_166">,<text:s/></text:span><text:span text:style-name="T111_167">enacted</text:span><text:span text:style-name="T111_168"><text:s/></text:span><text:span text:style-name="T111_169">and</text:span><text:span text:style-name="T111_170"><text:s/></text:span><text:span text:style-name="T111_171">embodied</text:span><text:span text:style-name="T111_172"><text:s/></text:span><text:span text:style-name="T111_173">content</text:span><text:span text:style-name="T111_174"><text:s/></text:span><text:span text:style-name="T111_175">of</text:span><text:span text:style-name="T111_176"><text:s/></text:span><text:span text:style-name="T111_177">artistic</text:span><text:span text:style-name="T111_178"><text:s/></text:span><text:span text:style-name="T111_179">research</text:span><text:span text:style-name="T111_180"><text:s/>(</text:span><text:span text:style-name="T111_181">Borgdorff</text:span><text:span text:style-name="T111_182">,<text:s/>2012,<text:s/></text:span><text:span text:style-name="T111_183">p</text:span><text:span text:style-name="T111_184">.<text:s/>170)?</text:span></text:p>
      <text:p text:style-name="P112"/>
      <text:p text:style-name="P113"><text:span text:style-name="T113_1">But</text:span><text:span text:style-name="T113_2"><text:s/></text:span><text:span text:style-name="T113_3">what</text:span><text:span text:style-name="T113_4"><text:s/></text:span><text:span text:style-name="T113_5">do</text:span><text:span text:style-name="T113_6"><text:s/></text:span><text:span text:style-name="T113_7">we</text:span><text:span text:style-name="T113_8"><text:s/></text:span><text:span text:style-name="T113_9">mean</text:span><text:span text:style-name="T113_10"><text:s/></text:span><text:span text:style-name="T113_11">by</text:span><text:span text:style-name="T113_12"><text:s/></text:span><text:span text:style-name="T113_13">thinking</text:span><text:span text:style-name="T113_14">?<text:s/></text:span><text:span text:style-name="T113_15">We</text:span><text:span text:style-name="T113_16"><text:s/></text:span><text:span text:style-name="T113_17">believe</text:span><text:span text:style-name="T113_18"><text:s/></text:span><text:span text:style-name="T113_19">that</text:span><text:span text:style-name="T113_20"><text:s/></text:span><text:span text:style-name="T113_21">it</text:span><text:span text:style-name="T113_22"><text:s/></text:span><text:span text:style-name="T113_23">is</text:span><text:span text:style-name="T113_24"><text:s/></text:span><text:span text:style-name="T113_25">necessary</text:span><text:span text:style-name="T113_26"><text:s/></text:span><text:span text:style-name="T113_27">to</text:span><text:span text:style-name="T113_28"><text:s/></text:span><text:span text:style-name="T113_29">acknowledge</text:span><text:span text:style-name="T113_30"><text:s/></text:span><text:span text:style-name="T113_31">how</text:span><text:span text:style-name="T113_32"><text:s/></text:span><text:span text:style-name="T113_33">much</text:span><text:span text:style-name="T113_34"><text:s/></text:span><text:span text:style-name="T113_35">of</text:span><text:span text:style-name="T113_36"><text:s/></text:span><text:span text:style-name="T113_37">the</text:span><text:span text:style-name="T113_38"><text:s/></text:span><text:span text:style-name="T113_39">most</text:span><text:span text:style-name="T113_40"><text:s/></text:span><text:span text:style-name="T113_41">serious</text:span><text:span text:style-name="T113_42"><text:s/>‘</text:span><text:span text:style-name="T113_43">thinking</text:span><text:span text:style-name="T113_44">’<text:s/></text:span><text:span text:style-name="T113_45">in</text:span><text:span text:style-name="T113_46"><text:s/></text:span><text:span text:style-name="T113_47">the</text:span><text:span text:style-name="T113_48"><text:s/></text:span><text:span text:style-name="T113_49">field</text:span><text:span text:style-name="T113_50"><text:s/></text:span><text:span text:style-name="T113_51">of</text:span><text:span text:style-name="T113_52"><text:s/></text:span><text:span text:style-name="T113_53">music</text:span><text:span text:style-name="T113_54"><text:s/></text:span><text:span text:style-name="T113_55">is</text:span><text:span text:style-name="T113_56"><text:s/></text:span><text:span text:style-name="T113_57">indeed</text:span><text:span text:style-name="T113_58"><text:s/></text:span><text:span text:style-name="T113_59">situated</text:span><text:span text:style-name="T113_60"><text:s/></text:span><text:span text:style-name="T113_61">outside</text:span><text:span text:style-name="T113_62"><text:s/></text:span><text:span text:style-name="T113_63">the</text:span><text:span text:style-name="T113_64"><text:s/></text:span><text:span text:style-name="T113_65">verbal</text:span><text:span text:style-name="T113_66"><text:s/></text:span><text:span text:style-name="T113_67">domain</text:span><text:span text:style-name="T113_68"><text:s/></text:span><text:span text:style-name="T113_69">and</text:span><text:span text:style-name="T113_70"><text:s/></text:span><text:span text:style-name="T113_71">best</text:span><text:span text:style-name="T113_72"><text:s/></text:span><text:span text:style-name="T113_73">described</text:span><text:span text:style-name="T113_74">,<text:s/></text:span><text:span text:style-name="T113_75">following</text:span><text:span text:style-name="T113_76"><text:s/></text:span><text:span text:style-name="T113_77">Merleau</text:span><text:span text:style-name="T113_78">-</text:span><text:span text:style-name="T113_79">Ponty</text:span><text:span text:style-name="T113_80">,<text:s/></text:span><text:span text:style-name="T113_81">as</text:span><text:span text:style-name="T113_82"><text:s/></text:span><text:span text:style-name="T113_83">a</text:span><text:span text:style-name="T113_84"><text:s/></text:span><text:span text:style-name="T113_85">thinking</text:span><text:span text:style-name="T113_86">-</text:span><text:span text:style-name="T113_87">in</text:span><text:span text:style-name="T113_88">-</text:span><text:span text:style-name="T113_89">music</text:span><text:span text:style-name="T113_90"><text:s/>(</text:span><text:span text:style-name="T113_91">Merleau</text:span><text:span text:style-name="T113_92">-</text:span><text:span text:style-name="T113_93">Ponty</text:span><text:span text:style-name="T113_94">,<text:s/>1964</text:span><text:span text:style-name="T113_95">).<text:s/></text:span><text:span text:style-name="T113_96">Or</text:span><text:span text:style-name="T113_97">,<text:s/></text:span><text:span text:style-name="T113_98">speaking</text:span><text:span text:style-name="T113_99"><text:s/></text:span><text:span text:style-name="T113_100">with</text:span><text:span text:style-name="T113_101"><text:s/></text:span><text:span text:style-name="T113_102">Jacques</text:span><text:span text:style-name="T113_103"><text:s/></text:span><text:span text:style-name="T113_104">Attali</text:span><text:span text:style-name="T113_105">,<text:s/></text:span><text:span text:style-name="T113_106">we</text:span><text:span text:style-name="T113_107"><text:s/></text:span><text:span text:style-name="T113_108">wish</text:span><text:span text:style-name="T113_109"><text:s/></text:span><text:span text:style-name="T113_110">to</text:span><text:span text:style-name="T113_111"><text:s/></text:span><text:span text:style-name="T113_112">point</text:span><text:span text:style-name="T113_113"><text:s/></text:span><text:span text:style-name="T113_114">towards</text:span><text:span text:style-name="T113_115"><text:s/></text:span><text:span text:style-name="T113_116">ways</text:span><text:span text:style-name="T113_117"><text:s/></text:span><text:span text:style-name="T113_118">of</text:span><text:span text:style-name="T113_119"><text:s/></text:span><text:span text:style-name="T113_120">theorizing</text:span><text:span text:style-name="T113_121"><text:s/></text:span><text:span text:style-name="T113_122">through</text:span><text:span text:style-name="T113_123"><text:s/></text:span><text:span text:style-name="T113_124">music</text:span><text:span text:style-name="T113_125"><text:s/></text:span><text:span text:style-name="T113_126">rather</text:span><text:span text:style-name="T113_127"><text:s/></text:span><text:span text:style-name="T113_128">than</text:span><text:span text:style-name="T113_129"><text:s/></text:span><text:span text:style-name="T113_130">about</text:span><text:span text:style-name="T113_131"><text:s/></text:span><text:span text:style-name="T113_132">it</text:span><text:span text:style-name="T113_133"><text:s/>(</text:span><text:span text:style-name="T113_134">Attali</text:span><text:span text:style-name="T113_135">,<text:s/>1977,<text:s/></text:span><text:span text:style-name="T113_136">p</text:span><text:span text:style-name="T113_137">.<text:s/>4).<text:s/></text:span><text:span text:style-name="T113_138">By</text:span><text:span text:style-name="T113_139"><text:s/></text:span><text:span text:style-name="T113_140">acknowledging</text:span><text:span text:style-name="T113_141"><text:s/></text:span><text:span text:style-name="T113_142">our</text:span><text:span text:style-name="T113_143"><text:s/></text:span><text:span text:style-name="T113_144">ability</text:span><text:span text:style-name="T113_145"><text:s/></text:span><text:span text:style-name="T113_146">for</text:span><text:span text:style-name="T113_147"><text:s/></text:span><text:span text:style-name="T113_148">thinking</text:span><text:span text:style-name="T113_149">-</text:span><text:span text:style-name="T113_150">through</text:span><text:span text:style-name="T113_151">-</text:span><text:span text:style-name="T113_152">listening</text:span><text:span text:style-name="T113_153"><text:s/>(</text:span><text:span text:style-name="T113_154">Östersjö</text:span><text:span text:style-name="T113_155">,<text:s/>2008),</text:span><text:span text:style-name="T113_156"><text:s/></text:span><text:span text:style-name="T113_157">we</text:span><text:span text:style-name="T113_158"><text:s/></text:span><text:span text:style-name="T113_159">may</text:span><text:span text:style-name="T113_160"><text:s/></text:span><text:span text:style-name="T113_161">not</text:span><text:span text:style-name="T113_162"><text:s/></text:span><text:span text:style-name="T113_163">only</text:span><text:span text:style-name="T113_164"><text:s/></text:span><text:span text:style-name="T113_165">arrive</text:span><text:span text:style-name="T113_166"><text:s/></text:span><text:span text:style-name="T113_167">at</text:span><text:span text:style-name="T113_168"><text:s/></text:span><text:span text:style-name="T113_169">a</text:span><text:span text:style-name="T113_170"><text:s/></text:span><text:span text:style-name="T113_171">rethinking</text:span><text:span text:style-name="T113_172"><text:s/></text:span><text:span text:style-name="T113_173">of</text:span><text:span text:style-name="T113_174"><text:s/></text:span><text:span text:style-name="T113_175">musical</text:span><text:span text:style-name="T113_176"><text:s/></text:span><text:span text:style-name="T113_177">improvisation</text:span><text:span text:style-name="T113_178"><text:s/></text:span><text:span text:style-name="T113_179">but</text:span><text:span text:style-name="T113_180"><text:s/></text:span><text:span text:style-name="T113_181">also</text:span><text:span text:style-name="T113_182">,<text:s/></text:span><text:span text:style-name="T113_183">the</text:span><text:span text:style-name="T113_184"><text:s/></text:span><text:span text:style-name="T113_185">beginning</text:span><text:span text:style-name="T113_186"><text:s/></text:span><text:span text:style-name="T113_187">of</text:span><text:span text:style-name="T113_188"><text:s/></text:span><text:span text:style-name="T113_189">an</text:span><text:span text:style-name="T113_190"><text:s/></text:span><text:span text:style-name="T113_191">epistemology</text:span><text:span text:style-name="T113_192"><text:s/></text:span><text:span text:style-name="T113_193">of</text:span><text:span text:style-name="T113_194"><text:s/></text:span><text:span text:style-name="T113_195">artistic</text:span><text:span text:style-name="T113_196"><text:s/></text:span><text:span text:style-name="T113_197">research</text:span><text:span text:style-name="T113_198"><text:s/></text:span><text:span text:style-name="T113_199">can</text:span><text:span text:style-name="T113_200"><text:s/></text:span><text:span text:style-name="T113_201">be</text:span><text:span text:style-name="T113_202"><text:s/></text:span><text:span text:style-name="T113_203">identified</text:span><text:span text:style-name="T113_204">.</text:span></text:p>
      <text:p text:style-name="P114"/>
      <text:h text:style-name="P115" text:outline-level="10"><text:bookmark-start text:name="h.76tk7ed5s6vy"/><text:bookmark-end text:name="h.76tk7ed5s6vy"/><text:span text:style-name="T115_1">Resonance</text:span><text:span text:style-name="T115_2">:<text:s/></text:span><text:span text:style-name="T115_3">from</text:span><text:span text:style-name="T115_4"><text:s/></text:span><text:span text:style-name="T115_5">individual</text:span><text:span text:style-name="T115_6"><text:s/></text:span><text:span text:style-name="T115_7">to</text:span><text:span text:style-name="T115_8"><text:s/></text:span><text:span text:style-name="T115_9">political</text:span><text:span text:style-name="T115_10"><text:s/></text:span><text:span text:style-name="T115_11">listening</text:span></text:h>
      <text:p text:style-name="P116"><text:span text:style-name="T116_1">Following</text:span><text:span text:style-name="T116_2"><text:s/></text:span><text:span text:style-name="T116_3">Nancy</text:span><text:span text:style-name="T116_4"><text:s/>(2007,<text:s/></text:span><text:span text:style-name="T116_5">p</text:span><text:span text:style-name="T116_6">.<text:s/>67),<text:s/></text:span><text:span text:style-name="T116_7">we</text:span><text:span text:style-name="T116_8"><text:s/></text:span><text:span text:style-name="T116_9">find</text:span><text:span text:style-name="T116_10"><text:s/></text:span><text:span text:style-name="T116_11">the</text:span><text:span text:style-name="T116_12"><text:s/></text:span><text:span text:style-name="T116_13">shared</text:span><text:span text:style-name="T116_14"><text:s/></text:span><text:span text:style-name="T116_15">understandings</text:span><text:span text:style-name="T116_16"><text:s/></text:span><text:span text:style-name="T116_17">created</text:span><text:span text:style-name="T116_18"><text:s/></text:span><text:span text:style-name="T116_19">through</text:span><text:span text:style-name="T116_20"><text:s/></text:span><text:span text:style-name="T116_21">listening</text:span><text:span text:style-name="T116_22">,<text:s/></text:span><text:span text:style-name="T116_23">the</text:span><text:span text:style-name="T116_24"><text:s/>‘</text:span><text:span text:style-name="T116_25">resonance</text:span><text:span text:style-name="T116_26">’<text:s/></text:span><text:span text:style-name="T116_27">of</text:span><text:span text:style-name="T116_28"><text:s/></text:span><text:span text:style-name="T116_29">the</text:span><text:span text:style-name="T116_30"><text:s/></text:span><text:span text:style-name="T116_31">sound</text:span><text:span text:style-name="T116_32"><text:s/></text:span><text:span text:style-name="T116_33">within</text:span><text:span text:style-name="T116_34"><text:s/></text:span><text:span text:style-name="T116_35">the</text:span><text:span text:style-name="T116_36"><text:s/></text:span><text:span text:style-name="T116_37">bodies</text:span><text:span text:style-name="T116_38"><text:s/></text:span><text:span text:style-name="T116_39">of</text:span><text:span text:style-name="T116_40"><text:s/></text:span><text:span text:style-name="T116_41">perceiving</text:span><text:span text:style-name="T116_42"><text:s/></text:span><text:span text:style-name="T116_43">subjects</text:span><text:span text:style-name="T116_44">,<text:s/></text:span><text:span text:style-name="T116_45">to</text:span><text:span text:style-name="T116_46"><text:s/></text:span><text:span text:style-name="T116_47">be</text:span><text:span text:style-name="T116_48"><text:s/></text:span><text:span text:style-name="T116_49">one</text:span><text:span text:style-name="T116_50"><text:s/></text:span><text:span text:style-name="T116_51">of</text:span><text:span text:style-name="T116_52"><text:s/></text:span><text:span text:style-name="T116_53">the</text:span><text:span text:style-name="T116_54"><text:s text:c="2"/></text:span><text:span text:style-name="T116_55">fundamentals</text:span><text:span text:style-name="T116_56"><text:s/></text:span><text:span text:style-name="T116_57">of</text:span><text:span text:style-name="T116_58"><text:s/></text:span><text:span text:style-name="T116_59">a</text:span><text:span text:style-name="T116_60"><text:s/></text:span><text:span text:style-name="T116_61">thinking</text:span><text:span text:style-name="T116_62">-</text:span><text:span text:style-name="T116_63">through</text:span><text:span text:style-name="T116_64">-</text:span><text:span text:style-name="T116_65">listening</text:span><text:span text:style-name="T116_66">.<text:s/></text:span><text:span text:style-name="T116_67">This</text:span><text:span text:style-name="T116_68"><text:s/></text:span><text:span text:style-name="T116_69">reverberation</text:span><text:span text:style-name="T116_70"><text:s/></text:span><text:span text:style-name="T116_71">stretches</text:span><text:span text:style-name="T116_72"><text:s/></text:span><text:span text:style-name="T116_73">from</text:span><text:span text:style-name="T116_74"><text:s/></text:span><text:span text:style-name="T116_75">the</text:span><text:span text:style-name="T116_76"><text:s/></text:span><text:span text:style-name="T116_77">personal</text:span><text:span text:style-name="T116_78">,<text:s/></text:span><text:span text:style-name="T116_79">to</text:span><text:span text:style-name="T116_80"><text:s/></text:span><text:span text:style-name="T116_81">the</text:span><text:span text:style-name="T116_82"><text:s/></text:span><text:span text:style-name="T116_83">intra</text:span><text:span text:style-name="T116_84">-</text:span><text:span text:style-name="T116_85">personal</text:span><text:span text:style-name="T116_86"><text:s/></text:span><text:span text:style-name="T116_87">into</text:span><text:span text:style-name="T116_88"><text:s/></text:span><text:span text:style-name="T116_89">the</text:span><text:span text:style-name="T116_90"><text:s/></text:span><text:span text:style-name="T116_91">collective</text:span><text:span text:style-name="T116_92"><text:s/></text:span><text:span text:style-name="T116_93">and</text:span><text:span text:style-name="T116_94"><text:s/></text:span><text:span text:style-name="T116_95">political</text:span><text:span text:style-name="T116_96"><text:s/></text:span><text:span text:style-name="T116_97">domains</text:span><text:span text:style-name="T116_98"><text:s/></text:span><text:span text:style-name="T116_99">of</text:span><text:span text:style-name="T116_100"><text:s/></text:span><text:span text:style-name="T116_101">human</text:span><text:span text:style-name="T116_102"><text:s/></text:span><text:span text:style-name="T116_103">existence</text:span><text:span text:style-name="T116_104">.<text:s/></text:span><text:span text:style-name="T116_105">Hence</text:span><text:span text:style-name="T116_106">,<text:s/></text:span><text:span text:style-name="T116_107">in</text:span><text:span text:style-name="T116_108"><text:s/></text:span><text:span text:style-name="T116_109">the</text:span><text:span text:style-name="T116_110"><text:s/></text:span><text:span text:style-name="T116_111">resonance</text:span><text:span text:style-name="T116_112"><text:s/></text:span><text:span text:style-name="T116_113">of</text:span><text:span text:style-name="T116_114"><text:s/></text:span><text:span text:style-name="T116_115">an</text:span><text:span text:style-name="T116_116"><text:s/></text:span><text:span text:style-name="T116_117">aesthetic</text:span><text:span text:style-name="T116_118"><text:s/></text:span><text:span text:style-name="T116_119">phenomenon</text:span><text:span text:style-name="T116_120"><text:s/></text:span><text:span text:style-name="T116_121">like</text:span><text:span text:style-name="T116_122"><text:s/></text:span><text:span text:style-name="T116_123">feedback</text:span><text:span text:style-name="T116_124"><text:s/></text:span><text:span text:style-name="T116_125">in</text:span><text:span text:style-name="T116_126"><text:s/></text:span><text:span text:style-name="T116_127">music</text:span><text:span text:style-name="T116_128">,<text:s/></text:span><text:span text:style-name="T116_129">many</text:span><text:span text:style-name="T116_130"><text:s/></text:span><text:span text:style-name="T116_131">political</text:span><text:span text:style-name="T116_132"><text:s/></text:span><text:span text:style-name="T116_133">concepts</text:span><text:span text:style-name="T116_134"><text:s/></text:span><text:span text:style-name="T116_135">are</text:span><text:span text:style-name="T116_136"><text:s/></text:span><text:span text:style-name="T116_137">also</text:span><text:span text:style-name="T116_138"><text:s/></text:span><text:span text:style-name="T116_139">articulated</text:span><text:span text:style-name="T116_140"><text:s/></text:span><text:span text:style-name="T116_141">and</text:span><text:span text:style-name="T116_142"><text:s/></text:span><text:span text:style-name="T116_143">a</text:span><text:span text:style-name="T116_144"><text:s/></text:span><text:span text:style-name="T116_145">shared</text:span><text:span text:style-name="T116_146"><text:s/></text:span><text:span text:style-name="T116_147">knowledge</text:span><text:span text:style-name="T116_148"><text:s/></text:span><text:span text:style-name="T116_149">is</text:span><text:span text:style-name="T116_150"><text:s/></text:span><text:span text:style-name="T116_151">constructed</text:span><text:span text:style-name="T116_152">.<text:s/></text:span></text:p>
      <text:p text:style-name="P117"/>
      <text:p text:style-name="P118"><text:span text:style-name="T118_1">In</text:span><text:span text:style-name="T118_2"><text:s/></text:span><text:span text:style-name="T118_3">an</text:span><text:span text:style-name="T118_4"><text:s/></text:span><text:span text:style-name="T118_5">article</text:span><text:span text:style-name="T118_6"><text:s/></text:span><text:span text:style-name="T118_7">on</text:span><text:span text:style-name="T118_8"><text:s/></text:span><text:span text:style-name="T118_9">the</text:span><text:span text:style-name="T118_10"><text:s/></text:span><text:span text:style-name="T118_11">embodied</text:span><text:span text:style-name="T118_12"><text:s/></text:span><text:span text:style-name="T118_13">political</text:span><text:span text:style-name="T118_14"><text:s/></text:span><text:span text:style-name="T118_15">entities</text:span><text:span text:style-name="T118_16"><text:s/></text:span><text:span text:style-name="T118_17">in</text:span><text:span text:style-name="T118_18"><text:s/></text:span><text:span text:style-name="T118_19">Turkish</text:span><text:span text:style-name="T118_20"><text:s/></text:span><text:span text:style-name="T118_21">call</text:span><text:span text:style-name="T118_22"><text:s/></text:span><text:span text:style-name="T118_23">to</text:span><text:span text:style-name="T118_24"><text:s/></text:span><text:span text:style-name="T118_25">prayer</text:span><text:span text:style-name="T118_26">,<text:s/></text:span><text:span text:style-name="T118_27">Eve</text:span><text:span text:style-name="T118_28"><text:s/></text:span><text:span text:style-name="T118_29">McPherson</text:span><text:span text:style-name="T118_30"><text:s/></text:span><text:span text:style-name="T118_31">emphasizes</text:span><text:span text:style-name="T118_32"><text:s/></text:span><text:span text:style-name="T118_33">the</text:span><text:span text:style-name="T118_34"><text:s/></text:span><text:span text:style-name="T118_35">interaction</text:span><text:span text:style-name="T118_36"><text:s/></text:span><text:span text:style-name="T118_37">between</text:span><text:span text:style-name="T118_38"><text:s/></text:span><text:span text:style-name="T118_39">listeners</text:span><text:span text:style-name="T118_40"><text:s/></text:span><text:span text:style-name="T118_41">and</text:span><text:span text:style-name="T118_42"><text:s/></text:span><text:span text:style-name="T118_43">practitioners</text:span><text:span text:style-name="T118_44"><text:s/></text:span><text:span text:style-name="T118_45">in</text:span><text:span text:style-name="T118_46"><text:s/></text:span><text:span text:style-name="T118_47">a</text:span><text:span text:style-name="T118_48"><text:s/></text:span><text:span text:style-name="T118_49">way</text:span><text:span text:style-name="T118_50"><text:s/></text:span><text:span text:style-name="T118_51">that</text:span><text:span text:style-name="T118_52"><text:s/></text:span><text:span text:style-name="T118_53">further</text:span><text:span text:style-name="T118_54"><text:s/></text:span><text:span text:style-name="T118_55">specifies</text:span><text:span text:style-name="T118_56"><text:s/></text:span><text:span text:style-name="T118_57">our</text:span><text:span text:style-name="T118_58"><text:s/></text:span><text:span text:style-name="T118_59">understanding</text:span><text:span text:style-name="T118_60"><text:s/></text:span><text:span text:style-name="T118_61">of</text:span><text:span text:style-name="T118_62"><text:s/></text:span><text:span text:style-name="T118_63">the</text:span><text:span text:style-name="T118_64"><text:s/></text:span><text:span text:style-name="T118_65">function</text:span><text:span text:style-name="T118_66"><text:s/></text:span><text:span text:style-name="T118_67">of</text:span><text:span text:style-name="T118_68"><text:s/></text:span><text:span text:style-name="T118_69">resonance</text:span><text:span text:style-name="T118_70"><text:s/></text:span><text:span text:style-name="T118_71">in</text:span><text:span text:style-name="T118_72"><text:s/></text:span><text:span text:style-name="T118_73">musical</text:span><text:span text:style-name="T118_74"><text:s/></text:span><text:span text:style-name="T118_75">listening</text:span><text:span text:style-name="T118_76">:</text:span></text:p>
      <text:p text:style-name="P119"/>
      <text:p text:style-name="P120"><text:span text:style-name="T120_1">Moreover</text:span><text:span text:style-name="T120_2">,<text:s/></text:span><text:span text:style-name="T120_3">as</text:span><text:span text:style-name="T120_4"><text:s/></text:span><text:span text:style-name="T120_5">the</text:span><text:span text:style-name="T120_6"><text:s/></text:span><text:span text:style-name="T120_7">call</text:span><text:span text:style-name="T120_8"><text:s/></text:span><text:span text:style-name="T120_9">to</text:span><text:span text:style-name="T120_10"><text:s/></text:span><text:span text:style-name="T120_11">prayer</text:span><text:span text:style-name="T120_12"><text:s/></text:span><text:span text:style-name="T120_13">is</text:span><text:span text:style-name="T120_14"><text:s/></text:span><text:span text:style-name="T120_15">publicly</text:span><text:span text:style-name="T120_16"><text:s/></text:span><text:span text:style-name="T120_17">expressed</text:span><text:span text:style-name="T120_18"><text:s/></text:span><text:span text:style-name="T120_19">sound</text:span><text:span text:style-name="T120_20">,<text:s/></text:span><text:span text:style-name="T120_21">its</text:span><text:span text:style-name="T120_22"><text:s/></text:span><text:span text:style-name="T120_23">agents</text:span><text:span text:style-name="T120_24"><text:s/></text:span><text:span text:style-name="T120_25">of</text:span><text:span text:style-name="T120_26"><text:s/></text:span><text:span text:style-name="T120_27">meaningful</text:span><text:span text:style-name="T120_28"><text:s/></text:span><text:span text:style-name="T120_29">processing</text:span><text:span text:style-name="T120_30"><text:s/></text:span><text:span text:style-name="T120_31">and</text:span><text:span text:style-name="T120_32"><text:s/></text:span><text:span text:style-name="T120_33">interpretation</text:span><text:span text:style-name="T120_34"><text:s/></text:span><text:span text:style-name="T120_35">are</text:span><text:span text:style-name="T120_36"><text:s/></text:span><text:span text:style-name="T120_37">both</text:span><text:span text:style-name="T120_38"><text:s/></text:span><text:span text:style-name="T120_39">those</text:span><text:span text:style-name="T120_40"><text:s/></text:span><text:span text:style-name="T120_41">who</text:span><text:span text:style-name="T120_42"><text:s/></text:span><text:span text:style-name="T120_43">produce</text:span><text:span text:style-name="T120_44"><text:s/></text:span><text:span text:style-name="T120_45">the</text:span><text:span text:style-name="T120_46"><text:s/></text:span><text:span text:style-name="T120_47">sound</text:span><text:span text:style-name="T120_48">,<text:s/></text:span><text:span text:style-name="T120_49">muezzins</text:span><text:span text:style-name="T120_50">,<text:s/></text:span><text:span text:style-name="T120_51">and</text:span><text:span text:style-name="T120_52"><text:s/></text:span><text:span text:style-name="T120_53">those</text:span><text:span text:style-name="T120_54"><text:s/></text:span><text:span text:style-name="T120_55">who</text:span><text:span text:style-name="T120_56"><text:s/></text:span><text:span text:style-name="T120_57">hear</text:span><text:span text:style-name="T120_58"><text:s/></text:span><text:span text:style-name="T120_59">the</text:span><text:span text:style-name="T120_60"><text:s/></text:span><text:span text:style-name="T120_61">sound</text:span><text:span text:style-name="T120_62">,<text:s/></text:span><text:span text:style-name="T120_63">the</text:span><text:span text:style-name="T120_64"><text:s/></text:span><text:span text:style-name="T120_65">local</text:span><text:span text:style-name="T120_66"><text:s/></text:span><text:span text:style-name="T120_67">residents</text:span><text:span text:style-name="T120_68">.<text:s/></text:span><text:span text:style-name="T120_69">These</text:span><text:span text:style-name="T120_70"><text:s/></text:span><text:span text:style-name="T120_71">combined</text:span><text:span text:style-name="T120_72"><text:s/></text:span><text:span text:style-name="T120_73">agents</text:span><text:span text:style-name="T120_74"><text:s/></text:span><text:span text:style-name="T120_75">produce</text:span><text:span text:style-name="T120_76"><text:s/></text:span><text:span text:style-name="T120_77">and</text:span><text:span text:style-name="T120_78"><text:s/></text:span><text:span text:style-name="T120_79">take</text:span><text:span text:style-name="T120_80"><text:s/></text:span><text:span text:style-name="T120_81">in</text:span><text:span text:style-name="T120_82"><text:s/></text:span><text:span text:style-name="T120_83">the</text:span><text:span text:style-name="T120_84"><text:s/></text:span><text:span text:style-name="T120_85">sound</text:span><text:span text:style-name="T120_86">,<text:s/></text:span><text:span text:style-name="T120_87">and</text:span><text:span text:style-name="T120_88"><text:s/></text:span><text:span text:style-name="T120_89">for</text:span><text:span text:style-name="T120_90"><text:s/></text:span><text:span text:style-name="T120_91">a</text:span><text:span text:style-name="T120_92"><text:s/></text:span><text:span text:style-name="T120_93">collective</text:span><text:span text:style-name="T120_94"><text:s/></text:span><text:span text:style-name="T120_95">moment</text:span><text:span text:style-name="T120_96"><text:s/></text:span><text:span text:style-name="T120_97">are</text:span><text:span text:style-name="T120_98"><text:s/></text:span><text:span text:style-name="T120_99">affected</text:span><text:span text:style-name="T120_100"><text:s/></text:span><text:span text:style-name="T120_101">by</text:span><text:span text:style-name="T120_102"><text:s/></text:span><text:span text:style-name="T120_103">its</text:span><text:span text:style-name="T120_104"><text:s/></text:span><text:span text:style-name="T120_105">generation</text:span><text:span text:style-name="T120_106"><text:s/></text:span><text:span text:style-name="T120_107">and</text:span><text:span text:style-name="T120_108"><text:s/></text:span><text:span text:style-name="T120_109">seem</text:span><text:span text:style-name="T120_110"><text:s/></text:span><text:span text:style-name="T120_111">to</text:span><text:span text:style-name="T120_112"><text:s/></text:span><text:span text:style-name="T120_113">have</text:span><text:span text:style-name="T120_114"><text:s/></text:span><text:span text:style-name="T120_115">come</text:span><text:span text:style-name="T120_116"><text:s/></text:span><text:span text:style-name="T120_117">to</text:span><text:span text:style-name="T120_118"><text:s/></text:span><text:span text:style-name="T120_119">an</text:span><text:span text:style-name="T120_120"><text:s/></text:span><text:span text:style-name="T120_121">agreement</text:span><text:span text:style-name="T120_122"><text:s/></text:span><text:span text:style-name="T120_123">about</text:span><text:span text:style-name="T120_124"><text:s/></text:span><text:span text:style-name="T120_125">what</text:span><text:span text:style-name="T120_126"><text:s/></text:span><text:span text:style-name="T120_127">this</text:span><text:span text:style-name="T120_128"><text:s/></text:span><text:span text:style-name="T120_129">embodied</text:span><text:span text:style-name="T120_130"><text:s/></text:span><text:span text:style-name="T120_131">practice</text:span><text:span text:style-name="T120_132"><text:s/></text:span><text:span text:style-name="T120_133">contains</text:span><text:span text:style-name="T120_134"><text:s/></text:span><text:span text:style-name="T120_135">in</text:span><text:span text:style-name="T120_136"><text:s/></text:span><text:span text:style-name="T120_137">terms</text:span><text:span text:style-name="T120_138"><text:s/></text:span><text:span text:style-name="T120_139">of</text:span><text:span text:style-name="T120_140"><text:s/></text:span><text:span text:style-name="T120_141">historical</text:span><text:span text:style-name="T120_142"><text:s/></text:span><text:span text:style-name="T120_143">and</text:span><text:span text:style-name="T120_144"><text:s/></text:span><text:span text:style-name="T120_145">social</text:span><text:span text:style-name="T120_146"><text:s/></text:span><text:span text:style-name="T120_147">information</text:span><text:span text:style-name="T120_148">.<text:s/>(</text:span><text:span text:style-name="T120_149">McPherson</text:span><text:span text:style-name="T120_150">,<text:s/>2011,<text:s/></text:span><text:span text:style-name="T120_151">p</text:span><text:span text:style-name="T120_152">.<text:s/>16)</text:span></text:p>
      <text:p text:style-name="P121"/>
      <text:p text:style-name="P122"><text:span text:style-name="T122_1">Edward</text:span><text:span text:style-name="T122_2"><text:s/></text:span><text:span text:style-name="T122_3">Said</text:span><text:span text:style-name="T122_4"><text:s/></text:span><text:span text:style-name="T122_5">reminds</text:span><text:span text:style-name="T122_6"><text:s/></text:span><text:span text:style-name="T122_7">us</text:span><text:span text:style-name="T122_8"><text:s/></text:span><text:span text:style-name="T122_9">of</text:span><text:span text:style-name="T122_10"><text:s/></text:span><text:span text:style-name="T122_11">the</text:span><text:span text:style-name="T122_12"><text:s/></text:span><text:span text:style-name="T122_13">political</text:span><text:span text:style-name="T122_14"><text:s/></text:span><text:span text:style-name="T122_15">nature</text:span><text:span text:style-name="T122_16"><text:s/></text:span><text:span text:style-name="T122_17">of</text:span><text:span text:style-name="T122_18"><text:s/></text:span><text:span text:style-name="T122_19">all</text:span><text:span text:style-name="T122_20"><text:s/></text:span><text:span text:style-name="T122_21">cultural</text:span><text:span text:style-name="T122_22"><text:s/></text:span><text:span text:style-name="T122_23">activity</text:span><text:span text:style-name="T122_24"><text:s/>(2003:27).<text:s/></text:span><text:span text:style-name="T122_25">The</text:span><text:span text:style-name="T122_26"><text:s/></text:span><text:span text:style-name="T122_27">way</text:span><text:span text:style-name="T122_28"><text:s/></text:span><text:span text:style-name="T122_29">in</text:span><text:span text:style-name="T122_30"><text:s/></text:span><text:span text:style-name="T122_31">which</text:span><text:span text:style-name="T122_32"><text:s/></text:span><text:span text:style-name="T122_33">this</text:span><text:span text:style-name="T122_34"><text:s/></text:span><text:span text:style-name="T122_35">resonance</text:span><text:span text:style-name="T122_36"><text:s/></text:span><text:span text:style-name="T122_37">connects</text:span><text:span text:style-name="T122_38"><text:s/></text:span><text:span text:style-name="T122_39">different</text:span><text:span text:style-name="T122_40"><text:s/></text:span><text:span text:style-name="T122_41">levels</text:span><text:span text:style-name="T122_42"><text:s/></text:span><text:span text:style-name="T122_43">of</text:span><text:span text:style-name="T122_44"><text:s/></text:span><text:span text:style-name="T122_45">human</text:span><text:span text:style-name="T122_46"><text:s/></text:span><text:span text:style-name="T122_47">life</text:span><text:span text:style-name="T122_48"><text:s/></text:span><text:span text:style-name="T122_49">opens</text:span><text:span text:style-name="T122_50"><text:s/></text:span><text:span text:style-name="T122_51">up</text:span><text:span text:style-name="T122_52"><text:s/></text:span><text:span text:style-name="T122_53">for</text:span><text:span text:style-name="T122_54"><text:s/></text:span><text:span text:style-name="T122_55">a</text:span><text:span text:style-name="T122_56"><text:s/></text:span><text:span text:style-name="T122_57">cross</text:span><text:span text:style-name="T122_58">-</text:span><text:span text:style-name="T122_59">reference</text:span><text:span text:style-name="T122_60"><text:s/></text:span><text:span text:style-name="T122_61">of</text:span><text:span text:style-name="T122_62"><text:s/></text:span><text:span text:style-name="T122_63">seemingly</text:span><text:span text:style-name="T122_64"><text:s/></text:span><text:span text:style-name="T122_65">distinct</text:span><text:span text:style-name="T122_66"><text:s/></text:span><text:span text:style-name="T122_67">levels</text:span><text:span text:style-name="T122_68"><text:s/></text:span><text:span text:style-name="T122_69">of</text:span><text:span text:style-name="T122_70"><text:s/></text:span><text:span text:style-name="T122_71">cultural</text:span><text:span text:style-name="T122_72"><text:s/></text:span><text:span text:style-name="T122_73">activities</text:span><text:span text:style-name="T122_74">.<text:s/></text:span><text:span text:style-name="T122_75">By</text:span><text:span text:style-name="T122_76"><text:s/></text:span><text:span text:style-name="T122_77">adopting</text:span><text:span text:style-name="T122_78"><text:s/></text:span><text:span text:style-name="T122_79">a</text:span><text:span text:style-name="T122_80"><text:s/></text:span><text:span text:style-name="T122_81">political</text:span><text:span text:style-name="T122_82"><text:s/></text:span><text:span text:style-name="T122_83">perspective</text:span><text:span text:style-name="T122_84"><text:s/></text:span><text:span text:style-name="T122_85">on</text:span><text:span text:style-name="T122_86"><text:s/></text:span><text:span text:style-name="T122_87">the</text:span><text:span text:style-name="T122_88"><text:s/></text:span><text:span text:style-name="T122_89">concept</text:span><text:span text:style-name="T122_90"><text:s/></text:span><text:span text:style-name="T122_91">of</text:span><text:span text:style-name="T122_92"><text:s/></text:span><text:span text:style-name="T122_93">musical</text:span><text:span text:style-name="T122_94"><text:s/></text:span><text:span text:style-name="T122_95">style</text:span><text:span text:style-name="T122_96">,<text:s/></text:span><text:span text:style-name="T122_97">the</text:span><text:span text:style-name="T122_98"><text:s/></text:span><text:span text:style-name="T122_99">common</text:span><text:span text:style-name="T122_100"><text:s/></text:span><text:span text:style-name="T122_101">battle</text:span><text:span text:style-name="T122_102">-</text:span><text:span text:style-name="T122_103">field</text:span><text:span text:style-name="T122_104"><text:s/></text:span><text:span text:style-name="T122_105">made</text:span><text:span text:style-name="T122_106"><text:s/></text:span><text:span text:style-name="T122_107">up</text:span><text:span text:style-name="T122_108"><text:s/></text:span><text:span text:style-name="T122_109">of</text:span><text:span text:style-name="T122_110"><text:s/></text:span><text:span text:style-name="T122_111">different</text:span><text:span text:style-name="T122_112"><text:s/></text:span><text:span text:style-name="T122_113">stylistic</text:span><text:span text:style-name="T122_114"><text:s/></text:span><text:span text:style-name="T122_115">approaches</text:span><text:span text:style-name="T122_116"><text:s/></text:span><text:span text:style-name="T122_117">to</text:span><text:span text:style-name="T122_118"><text:s/></text:span><text:span text:style-name="T122_119">improvisation</text:span><text:span text:style-name="T122_120"><text:s/></text:span><text:span text:style-name="T122_121">can</text:span><text:span text:style-name="T122_122"><text:s/></text:span><text:span text:style-name="T122_123">be</text:span><text:span text:style-name="T122_124"><text:s/></text:span><text:span text:style-name="T122_125">re</text:span><text:span text:style-name="T122_126">-</text:span><text:span text:style-name="T122_127">thought</text:span><text:span text:style-name="T122_128"><text:s/></text:span><text:span text:style-name="T122_129">as</text:span><text:span text:style-name="T122_130"><text:s/></text:span><text:span text:style-name="T122_131">different</text:span><text:span text:style-name="T122_132"><text:s/></text:span><text:span text:style-name="T122_133">manifestations</text:span><text:span text:style-name="T122_134"><text:s/></text:span><text:span text:style-name="T122_135">of</text:span><text:span text:style-name="T122_136"><text:s/></text:span><text:span text:style-name="T122_137">political</text:span><text:span text:style-name="T122_138"><text:s/></text:span><text:span text:style-name="T122_139">action</text:span><text:span text:style-name="T122_140"><text:s/>(</text:span><text:span text:style-name="T122_141">though</text:span><text:span text:style-name="T122_142"><text:s/></text:span><text:span text:style-name="T122_143">not</text:span><text:span text:style-name="T122_144"><text:s/></text:span><text:span text:style-name="T122_145">often</text:span><text:span text:style-name="T122_146"><text:s/></text:span><text:span text:style-name="T122_147">intended</text:span><text:span text:style-name="T122_148"><text:s/></text:span><text:span text:style-name="T122_149">as</text:span><text:span text:style-name="T122_150"><text:s/></text:span><text:span text:style-name="T122_151">such</text:span><text:span text:style-name="T122_152">).<text:s/></text:span><text:span text:style-name="T122_153">Like</text:span><text:span text:style-name="T122_154"><text:s/></text:span><text:span text:style-name="T122_155">Said</text:span><text:span text:style-name="T122_156">,<text:s/></text:span><text:span text:style-name="T122_157">Attali</text:span><text:span text:style-name="T122_158"><text:s/></text:span><text:span text:style-name="T122_159">points</text:span><text:span text:style-name="T122_160"><text:s/></text:span><text:span text:style-name="T122_161">to</text:span><text:span text:style-name="T122_162"><text:s/></text:span><text:span text:style-name="T122_163">the</text:span><text:span text:style-name="T122_164"><text:s/></text:span><text:span text:style-name="T122_165">political</text:span><text:span text:style-name="T122_166"><text:s/></text:span><text:span text:style-name="T122_167">nature</text:span><text:span text:style-name="T122_168"><text:s/></text:span><text:span text:style-name="T122_169">of</text:span><text:span text:style-name="T122_170"><text:s/></text:span><text:span text:style-name="T122_171">all</text:span><text:span text:style-name="T122_172"><text:s/></text:span><text:span text:style-name="T122_173">music</text:span><text:span text:style-name="T122_174"><text:s/></text:span><text:span text:style-name="T122_175">and</text:span><text:span text:style-name="T122_176"><text:s/></text:span><text:span text:style-name="T122_177">the</text:span><text:span text:style-name="T122_178"><text:s/></text:span><text:span text:style-name="T122_179">ways</text:span><text:span text:style-name="T122_180"><text:s/></text:span><text:span text:style-name="T122_181">in</text:span><text:span text:style-name="T122_182"><text:s/></text:span><text:span text:style-name="T122_183">which</text:span><text:span text:style-name="T122_184"><text:s/></text:span><text:span text:style-name="T122_185">it</text:span><text:span text:style-name="T122_186"><text:s/></text:span><text:span text:style-name="T122_187">is</text:span><text:span text:style-name="T122_188"><text:s/></text:span><text:span text:style-name="T122_189">closely</text:span><text:span text:style-name="T122_190"><text:s/></text:span><text:span text:style-name="T122_191">associated</text:span><text:span text:style-name="T122_192"><text:s/></text:span><text:span text:style-name="T122_193">with</text:span><text:span text:style-name="T122_194"><text:s/></text:span><text:span text:style-name="T122_195">commercialism</text:span><text:span text:style-name="T122_196"><text:s/></text:span><text:span text:style-name="T122_197">and</text:span><text:span text:style-name="T122_198"><text:s/></text:span><text:span text:style-name="T122_199">mass</text:span><text:span text:style-name="T122_200"><text:s/></text:span><text:span text:style-name="T122_201">consumption</text:span><text:span text:style-name="T122_202">.<text:s/></text:span><text:span text:style-name="T122_203">But</text:span><text:span text:style-name="T122_204"><text:s/></text:span><text:span text:style-name="T122_205">music</text:span><text:span text:style-name="T122_206">,<text:s/></text:span><text:span text:style-name="T122_207">however</text:span><text:span text:style-name="T122_208">,<text:s/></text:span><text:span text:style-name="T122_209">also</text:span><text:span text:style-name="T122_210"><text:s/></text:span><text:span text:style-name="T122_211">heralds</text:span><text:span text:style-name="T122_212"><text:s/></text:span><text:span text:style-name="T122_213">a</text:span><text:span text:style-name="T122_214"><text:s/></text:span><text:span text:style-name="T122_215">subversion</text:span><text:span text:style-name="T122_216"><text:s/></text:span><text:span text:style-name="T122_217">and</text:span><text:span text:style-name="T122_218"><text:s/></text:span><text:span text:style-name="T122_219">a</text:span><text:span text:style-name="T122_220"><text:s/></text:span><text:span text:style-name="T122_221">possibility</text:span><text:span text:style-name="T122_222"><text:s/></text:span><text:span text:style-name="T122_223">for</text:span><text:span text:style-name="T122_224"><text:s/>“</text:span><text:span text:style-name="T122_225">a</text:span><text:span text:style-name="T122_226"><text:s/></text:span><text:span text:style-name="T122_227">radically</text:span><text:span text:style-name="T122_228">,<text:s/></text:span><text:span text:style-name="T122_229">new</text:span><text:span text:style-name="T122_230"><text:s/></text:span><text:span text:style-name="T122_231">organization</text:span><text:span text:style-name="T122_232">”<text:s/></text:span><text:span text:style-name="T122_233">that</text:span><text:span text:style-name="T122_234"><text:s/></text:span><text:span text:style-name="T122_235">is</text:span><text:span text:style-name="T122_236"><text:s/></text:span><text:span text:style-name="T122_237">yet</text:span><text:span text:style-name="T122_238"><text:s/></text:span><text:span text:style-name="T122_239">unimagined</text:span><text:span text:style-name="T122_240"><text:s/>(</text:span><text:span text:style-name="T122_241">Attali</text:span><text:span text:style-name="T122_242">,<text:s/>1977,<text:s/></text:span><text:span text:style-name="T122_243">p</text:span><text:span text:style-name="T122_244">.5).<text:s/></text:span><text:span text:style-name="T122_245">We</text:span><text:span text:style-name="T122_246"><text:s/></text:span><text:span text:style-name="T122_247">may</text:span><text:span text:style-name="T122_248"><text:s/></text:span><text:span text:style-name="T122_249">look</text:span><text:span text:style-name="T122_250"><text:s/></text:span><text:span text:style-name="T122_251">at</text:span><text:span text:style-name="T122_252"><text:s/></text:span><text:span text:style-name="T122_253">artistic</text:span><text:span text:style-name="T122_254"><text:s/></text:span><text:span text:style-name="T122_255">research</text:span><text:span text:style-name="T122_256"><text:s/></text:span><text:span text:style-name="T122_257">as</text:span><text:span text:style-name="T122_258"><text:s/></text:span><text:span text:style-name="T122_259">a</text:span><text:span text:style-name="T122_260"><text:s/></text:span><text:span text:style-name="T122_261">space</text:span><text:span text:style-name="T122_262"><text:s/></text:span><text:span text:style-name="T122_263">in</text:span><text:span text:style-name="T122_264"><text:s/></text:span><text:span text:style-name="T122_265">which</text:span><text:span text:style-name="T122_266"><text:s/></text:span><text:span text:style-name="T122_267">such</text:span><text:span text:style-name="T122_268"><text:s/></text:span><text:span text:style-name="T122_269">expressions</text:span><text:span text:style-name="T122_270"><text:s/></text:span><text:span text:style-name="T122_271">of</text:span><text:span text:style-name="T122_272"><text:s/></text:span><text:span text:style-name="T122_273">radically</text:span><text:span text:style-name="T122_274"><text:s/></text:span><text:span text:style-name="T122_275">new</text:span><text:span text:style-name="T122_276"><text:s/></text:span><text:span text:style-name="T122_277">organizations</text:span><text:span text:style-name="T122_278"><text:s/></text:span><text:span text:style-name="T122_279">could</text:span><text:span text:style-name="T122_280"><text:s/></text:span><text:span text:style-name="T122_281">be</text:span><text:span text:style-name="T122_282"><text:s/></text:span><text:span text:style-name="T122_283">developed</text:span><text:span text:style-name="T122_284">,<text:s/></text:span><text:span text:style-name="T122_285">although</text:span><text:span text:style-name="T122_286">,<text:s/></text:span><text:span text:style-name="T122_287">having</text:span><text:span text:style-name="T122_288"><text:s/></text:span><text:span text:style-name="T122_289">said</text:span><text:span text:style-name="T122_290"><text:s/></text:span><text:span text:style-name="T122_291">this</text:span><text:span text:style-name="T122_292">,<text:s/></text:span><text:span text:style-name="T122_293">the</text:span><text:span text:style-name="T122_294"><text:s/></text:span><text:span text:style-name="T122_295">relation</text:span><text:span text:style-name="T122_296"><text:s/></text:span><text:span text:style-name="T122_297">between</text:span><text:span text:style-name="T122_298"><text:s/></text:span><text:span text:style-name="T122_299">artistic</text:span><text:span text:style-name="T122_300"><text:s/></text:span><text:span text:style-name="T122_301">freedom</text:span><text:span text:style-name="T122_302"><text:s/></text:span><text:span text:style-name="T122_303">and</text:span><text:span text:style-name="T122_304"><text:s/></text:span><text:span text:style-name="T122_305">academic</text:span><text:span text:style-name="T122_306"><text:s/></text:span><text:span text:style-name="T122_307">structures</text:span><text:span text:style-name="T122_308"><text:s/></text:span><text:span text:style-name="T122_309">needs</text:span><text:span text:style-name="T122_310"><text:s/></text:span><text:span text:style-name="T122_311">to</text:span><text:span text:style-name="T122_312"><text:s/></text:span><text:span text:style-name="T122_313">be</text:span><text:span text:style-name="T122_314"><text:s/></text:span><text:span text:style-name="T122_315">carefully</text:span><text:span text:style-name="T122_316"><text:s/></text:span><text:span text:style-name="T122_317">considered</text:span><text:span text:style-name="T122_318">.<text:s/></text:span><text:span text:style-name="T122_319">(</text:span><text:span text:style-name="T122_320">Re</text:span><text:span text:style-name="T122_321">)</text:span><text:span text:style-name="T122_322">thinking</text:span><text:span text:style-name="T122_323"><text:s/></text:span><text:span text:style-name="T122_324">Improvisation</text:span><text:span text:style-name="T122_325"><text:s/></text:span><text:span text:style-name="T122_326">was</text:span><text:span text:style-name="T122_327"><text:s/></text:span><text:span text:style-name="T122_328">intended</text:span><text:span text:style-name="T122_329"><text:s/></text:span><text:span text:style-name="T122_330">and</text:span><text:span text:style-name="T122_331"><text:s/></text:span><text:span text:style-name="T122_332">also</text:span><text:span text:style-name="T122_333"><text:s/></text:span><text:span text:style-name="T122_334">organized</text:span><text:span text:style-name="T122_335"><text:s/></text:span><text:span text:style-name="T122_336">with</text:span><text:span text:style-name="T122_337"><text:s/></text:span><text:span text:style-name="T122_338">the</text:span><text:span text:style-name="T122_339"><text:s/></text:span><text:span text:style-name="T122_340">ambition</text:span><text:span text:style-name="T122_341"><text:s/></text:span><text:span text:style-name="T122_342">to</text:span><text:span text:style-name="T122_343"><text:s/></text:span><text:span text:style-name="T122_344">acknowledge</text:span><text:span text:style-name="T122_345"><text:s/></text:span><text:span text:style-name="T122_346">and</text:span><text:span text:style-name="T122_347"><text:s/></text:span><text:span text:style-name="T122_348">address</text:span><text:span text:style-name="T122_349"><text:s/></text:span><text:span text:style-name="T122_350">the</text:span><text:span text:style-name="T122_351"><text:s/></text:span><text:span text:style-name="T122_352">complexity</text:span><text:span text:style-name="T122_353"><text:s/></text:span><text:span text:style-name="T122_354">of</text:span><text:span text:style-name="T122_355"><text:s/></text:span><text:span text:style-name="T122_356">the</text:span><text:span text:style-name="T122_357"><text:s/></text:span><text:span text:style-name="T122_358">relations</text:span><text:span text:style-name="T122_359"><text:s/></text:span><text:span text:style-name="T122_360">between</text:span><text:span text:style-name="T122_361"><text:s/></text:span><text:span text:style-name="T122_362">artistic</text:span><text:span text:style-name="T122_363"><text:s/></text:span><text:span text:style-name="T122_364">communities</text:span><text:span text:style-name="T122_365"><text:s/></text:span><text:span text:style-name="T122_366">and</text:span><text:span text:style-name="T122_367"><text:s/></text:span><text:span text:style-name="T122_368">the</text:span><text:span text:style-name="T122_369"><text:s/></text:span><text:span text:style-name="T122_370">institutions</text:span><text:span text:style-name="T122_371"><text:s/></text:span><text:span text:style-name="T122_372">of</text:span><text:span text:style-name="T122_373"><text:s/></text:span><text:span text:style-name="T122_374">musical</text:span><text:span text:style-name="T122_375"><text:s/></text:span><text:span text:style-name="T122_376">education</text:span><text:span text:style-name="T122_377">,<text:s/></text:span><text:span text:style-name="T122_378">by</text:span><text:span text:style-name="T122_379"><text:s/></text:span><text:span text:style-name="T122_380">bringing</text:span><text:span text:style-name="T122_381"><text:s/></text:span><text:span text:style-name="T122_382">together</text:span><text:span text:style-name="T122_383"><text:s/></text:span><text:span text:style-name="T122_384">several</text:span><text:span text:style-name="T122_385"><text:s/></text:span><text:span text:style-name="T122_386">independent</text:span><text:span text:style-name="T122_387"><text:s/></text:span><text:span text:style-name="T122_388">concert</text:span><text:span text:style-name="T122_389"><text:s/></text:span><text:span text:style-name="T122_390">organizers</text:span><text:span text:style-name="T122_391"><text:s/></text:span><text:span text:style-name="T122_392">with</text:span><text:span text:style-name="T122_393"><text:s/></text:span><text:span text:style-name="T122_394">the</text:span><text:span text:style-name="T122_395"><text:s/></text:span><text:span text:style-name="T122_396">researchers</text:span><text:span text:style-name="T122_397"><text:s/></text:span><text:span text:style-name="T122_398">in</text:span><text:span text:style-name="T122_399"><text:s/></text:span><text:span text:style-name="T122_400">the</text:span><text:span text:style-name="T122_401"><text:s/></text:span><text:span text:style-name="T122_402">project</text:span><text:span text:style-name="T122_403"><text:s/></text:span><text:span text:style-name="T122_404">into</text:span><text:span text:style-name="T122_405"><text:s/></text:span><text:span text:style-name="T122_406">its</text:span><text:span text:style-name="T122_407"><text:s/></text:span><text:span text:style-name="T122_408">program</text:span><text:span text:style-name="T122_409"><text:s/></text:span><text:span text:style-name="T122_410">committee</text:span><text:span text:style-name="T122_411">.<text:s/></text:span><text:span text:style-name="T122_412">It</text:span><text:span text:style-name="T122_413"><text:s/></text:span><text:span text:style-name="T122_414">is</text:span><text:span text:style-name="T122_415"><text:s/></text:span><text:span text:style-name="T122_416">essential</text:span><text:span text:style-name="T122_417"><text:s/></text:span><text:span text:style-name="T122_418">for</text:span><text:span text:style-name="T122_419"><text:s/></text:span><text:span text:style-name="T122_420">the</text:span><text:span text:style-name="T122_421"><text:s/></text:span><text:span text:style-name="T122_422">credibility</text:span><text:span text:style-name="T122_423"><text:s/></text:span><text:span text:style-name="T122_424">and</text:span><text:span text:style-name="T122_425"><text:s/></text:span><text:span text:style-name="T122_426">assessment</text:span><text:span text:style-name="T122_427"><text:s/></text:span><text:span text:style-name="T122_428">of</text:span><text:span text:style-name="T122_429"><text:s/></text:span><text:span text:style-name="T122_430">artistic</text:span><text:span text:style-name="T122_431"><text:s/></text:span><text:span text:style-name="T122_432">research</text:span><text:span text:style-name="T122_433"><text:s/></text:span><text:span text:style-name="T122_434">that</text:span><text:span text:style-name="T122_435"><text:s/></text:span><text:span text:style-name="T122_436">it</text:span><text:span text:style-name="T122_437"><text:s/></text:span><text:span text:style-name="T122_438">is</text:span><text:span text:style-name="T122_439"><text:s/></text:span><text:span text:style-name="T122_440">clearly</text:span><text:span text:style-name="T122_441"><text:s/></text:span><text:span text:style-name="T122_442">situated</text:span><text:span text:style-name="T122_443"><text:s/></text:span><text:span text:style-name="T122_444">also</text:span><text:span text:style-name="T122_445"><text:s/></text:span><text:span text:style-name="T122_446">outside</text:span><text:span text:style-name="T122_447"><text:s/></text:span><text:span text:style-name="T122_448">of</text:span><text:span text:style-name="T122_449"><text:s/></text:span><text:span text:style-name="T122_450">the</text:span><text:span text:style-name="T122_451"><text:s/></text:span><text:span text:style-name="T122_452">academy</text:span><text:span text:style-name="T122_453">.<text:s/></text:span><text:span text:style-name="T122_454">For</text:span><text:span text:style-name="T122_455"><text:s/></text:span><text:span text:style-name="T122_456">the</text:span><text:span text:style-name="T122_457"><text:s/></text:span><text:span text:style-name="T122_458">political</text:span><text:span text:style-name="T122_459"><text:s/></text:span><text:span text:style-name="T122_460">dimension</text:span><text:span text:style-name="T122_461"><text:s/></text:span><text:span text:style-name="T122_462">of</text:span><text:span text:style-name="T122_463"><text:s/></text:span><text:span text:style-name="T122_464">artistic</text:span><text:span text:style-name="T122_465"><text:s/></text:span><text:span text:style-name="T122_466">research</text:span><text:span text:style-name="T122_467"><text:s/>(</text:span><text:span text:style-name="T122_468">and</text:span><text:span text:style-name="T122_469"><text:s/></text:span><text:span text:style-name="T122_470">of</text:span><text:span text:style-name="T122_471"><text:s/></text:span><text:span text:style-name="T122_472">any</text:span><text:span text:style-name="T122_473"><text:s/></text:span><text:span text:style-name="T122_474">musical</text:span><text:span text:style-name="T122_475"><text:s/></text:span><text:span text:style-name="T122_476">practice</text:span><text:span text:style-name="T122_477">)<text:s/></text:span><text:span text:style-name="T122_478">to</text:span><text:span text:style-name="T122_479"><text:s/></text:span><text:span text:style-name="T122_480">emerge</text:span><text:span text:style-name="T122_481">,<text:s/></text:span><text:span text:style-name="T122_482">it</text:span><text:span text:style-name="T122_483"><text:s/></text:span><text:span text:style-name="T122_484">must</text:span><text:span text:style-name="T122_485"><text:s/></text:span><text:span text:style-name="T122_486">be</text:span><text:span text:style-name="T122_487"><text:s/></text:span><text:span text:style-name="T122_488">situated</text:span><text:span text:style-name="T122_489"><text:s/></text:span><text:span text:style-name="T122_490">in</text:span><text:span text:style-name="T122_491"><text:s/></text:span><text:span text:style-name="T122_492">a</text:span><text:span text:style-name="T122_493"><text:s/></text:span><text:span text:style-name="T122_494">particular</text:span><text:span text:style-name="T122_495"><text:s/></text:span><text:span text:style-name="T122_496">social</text:span><text:span text:style-name="T122_497">,<text:s/></text:span><text:span text:style-name="T122_498">theoretical</text:span><text:span text:style-name="T122_499">,<text:s/></text:span><text:span text:style-name="T122_500">cultural</text:span><text:span text:style-name="T122_501">,<text:s/></text:span><text:span text:style-name="T122_502">and</text:span><text:span text:style-name="T122_503"><text:s/></text:span><text:span text:style-name="T122_504">philosophical</text:span><text:span text:style-name="T122_505"><text:s/></text:span><text:span text:style-name="T122_506">framework</text:span><text:span text:style-name="T122_507"><text:s/></text:span><text:span text:style-name="T122_508">which</text:span><text:span text:style-name="T122_509"><text:s/></text:span><text:span text:style-name="T122_510">we</text:span><text:span text:style-name="T122_511"><text:s/></text:span><text:span text:style-name="T122_512">believe</text:span><text:span text:style-name="T122_513"><text:s/></text:span><text:span text:style-name="T122_514">has</text:span><text:span text:style-name="T122_515"><text:s/></text:span><text:span text:style-name="T122_516">been</text:span><text:span text:style-name="T122_517"><text:s/></text:span><text:span text:style-name="T122_518">developed</text:span><text:span text:style-name="T122_519"><text:s/></text:span><text:span text:style-name="T122_520">within</text:span><text:span text:style-name="T122_521"><text:s/></text:span><text:span text:style-name="T122_522">post</text:span><text:span text:style-name="T122_523">-</text:span><text:span text:style-name="T122_524">colonial</text:span><text:span text:style-name="T122_525"><text:s/></text:span><text:span text:style-name="T122_526">and</text:span><text:span text:style-name="T122_527"><text:s/></text:span><text:span text:style-name="T122_528">feminist</text:span><text:span text:style-name="T122_529"><text:s/></text:span><text:span text:style-name="T122_530">epistemologies</text:span><text:span text:style-name="T122_531">.<text:s/></text:span><text:span text:style-name="T122_532">In</text:span><text:span text:style-name="T122_533"><text:s/></text:span><text:span text:style-name="T122_534">the</text:span><text:span text:style-name="T122_535"><text:s/></text:span><text:span text:style-name="T122_536">sociological</text:span><text:span text:style-name="T122_537"><text:s/></text:span><text:span text:style-name="T122_538">analysis</text:span><text:span text:style-name="T122_539"><text:s/></text:span><text:span text:style-name="T122_540">of</text:span><text:span text:style-name="T122_541"><text:s/></text:span><text:span text:style-name="T122_542">cultural</text:span><text:span text:style-name="T122_543"><text:s/></text:span><text:span text:style-name="T122_544">institutions</text:span><text:span text:style-name="T122_545">,<text:s/></text:span><text:span text:style-name="T122_546">both</text:span><text:span text:style-name="T122_547"><text:s/></text:span><text:span text:style-name="T122_548">with</text:span><text:span text:style-name="T122_549"><text:s/></text:span><text:span text:style-name="T122_550">Adorno</text:span><text:span text:style-name="T122_551"><text:s/></text:span><text:span text:style-name="T122_552">and</text:span><text:span text:style-name="T122_553"><text:s/></text:span><text:span text:style-name="T122_554">in</text:span><text:span text:style-name="T122_555"><text:s/></text:span><text:span text:style-name="T122_556">Bourdieu</text:span><text:span text:style-name="T122_557">,<text:s/></text:span><text:span text:style-name="T122_558">we</text:span><text:span text:style-name="T122_559"><text:s/></text:span><text:span text:style-name="T122_560">see</text:span><text:span text:style-name="T122_561"><text:s/></text:span><text:span text:style-name="T122_562">approaches</text:span><text:span text:style-name="T122_563"><text:s/></text:span><text:span text:style-name="T122_564">towards</text:span><text:span text:style-name="T122_565"><text:s/></text:span><text:span text:style-name="T122_566">new</text:span><text:span text:style-name="T122_567"><text:s/></text:span><text:span text:style-name="T122_568">understandings</text:span><text:span text:style-name="T122_569"><text:s/></text:span><text:span text:style-name="T122_570">of</text:span><text:span text:style-name="T122_571"><text:s/></text:span><text:span text:style-name="T122_572">the</text:span><text:span text:style-name="T122_573"><text:s/></text:span><text:span text:style-name="T122_574">inter</text:span><text:span text:style-name="T122_575">-</text:span><text:span text:style-name="T122_576">relations</text:span><text:span text:style-name="T122_577"><text:s/></text:span><text:span text:style-name="T122_578">between</text:span><text:span text:style-name="T122_579"><text:s/></text:span><text:span text:style-name="T122_580">the</text:span><text:span text:style-name="T122_581"><text:s/></text:span><text:span text:style-name="T122_582">individual</text:span><text:span text:style-name="T122_583"><text:s/></text:span><text:span text:style-name="T122_584">and</text:span><text:span text:style-name="T122_585"><text:s/></text:span><text:span text:style-name="T122_586">the</text:span><text:span text:style-name="T122_587"><text:s/></text:span><text:span text:style-name="T122_588">social</text:span><text:span text:style-name="T122_589">.<text:s/></text:span><text:span text:style-name="T122_590">Attali</text:span><text:span text:style-name="T122_591"><text:s/></text:span><text:span text:style-name="T122_592">strikes</text:span><text:span text:style-name="T122_593"><text:s/></text:span><text:span text:style-name="T122_594">a</text:span><text:span text:style-name="T122_595"><text:s/></text:span><text:span text:style-name="T122_596">similar</text:span><text:span text:style-name="T122_597"><text:s/></text:span><text:span text:style-name="T122_598">note</text:span><text:span text:style-name="T122_599"><text:s/></text:span><text:span text:style-name="T122_600">as</text:span><text:span text:style-name="T122_601"><text:s/></text:span><text:span text:style-name="T122_602">in</text:span><text:span text:style-name="T122_603"><text:s/></text:span><text:span text:style-name="T122_604">Adorno</text:span><text:span text:style-name="T122_605">’</text:span><text:span text:style-name="T122_606">s</text:span><text:span text:style-name="T122_607"><text:s/></text:span><text:span text:style-name="T122_608">critique</text:span><text:span text:style-name="T122_609"><text:s/></text:span><text:span text:style-name="T122_610">of</text:span><text:span text:style-name="T122_611"><text:s/></text:span><text:span text:style-name="T122_612">mass</text:span><text:span text:style-name="T122_613">-</text:span><text:span text:style-name="T122_614">culture</text:span><text:span text:style-name="T122_615"><text:s/></text:span><text:span text:style-name="T122_616">and</text:span><text:span text:style-name="T122_617"><text:s/></text:span><text:span text:style-name="T122_618">music</text:span><text:span text:style-name="T122_619"><text:s/></text:span><text:span text:style-name="T122_620">as</text:span><text:span text:style-name="T122_621"><text:s/></text:span><text:span text:style-name="T122_622">a</text:span><text:span text:style-name="T122_623"><text:s/></text:span><text:span text:style-name="T122_624">commodity</text:span><text:span text:style-name="T122_625"><text:s/></text:span><text:span text:style-name="T122_626">deprived</text:span><text:span text:style-name="T122_627"><text:s/></text:span><text:span text:style-name="T122_628">of</text:span><text:span text:style-name="T122_629"><text:s/></text:span><text:span text:style-name="T122_630">all</text:span><text:span text:style-name="T122_631"><text:s/></text:span><text:span text:style-name="T122_632">its</text:span><text:span text:style-name="T122_633"><text:s/></text:span><text:span text:style-name="T122_634">meaning</text:span><text:span text:style-name="T122_635">,<text:s/></text:span><text:span text:style-name="T122_636">but</text:span><text:span text:style-name="T122_637"><text:s/></text:span><text:span text:style-name="T122_638">at</text:span><text:span text:style-name="T122_639"><text:s/></text:span><text:span text:style-name="T122_640">the</text:span><text:span text:style-name="T122_641"><text:s/></text:span><text:span text:style-name="T122_642">same</text:span><text:span text:style-name="T122_643"><text:s/></text:span><text:span text:style-name="T122_644">time</text:span><text:span text:style-name="T122_645"><text:s/></text:span><text:span text:style-name="T122_646">situates</text:span><text:span text:style-name="T122_647"><text:s/></text:span><text:span text:style-name="T122_648">this</text:span><text:span text:style-name="T122_649"><text:s/></text:span><text:span text:style-name="T122_650">discussion</text:span><text:span text:style-name="T122_651"><text:s/></text:span><text:span text:style-name="T122_652">in</text:span><text:span text:style-name="T122_653"><text:s/></text:span><text:span text:style-name="T122_654">a</text:span><text:span text:style-name="T122_655"><text:s/></text:span><text:span text:style-name="T122_656">contemporary</text:span><text:span text:style-name="T122_657"><text:s/></text:span><text:span text:style-name="T122_658">and</text:span><text:span text:style-name="T122_659"><text:s/></text:span><text:span text:style-name="T122_660">political</text:span><text:span text:style-name="T122_661"><text:s/></text:span><text:span text:style-name="T122_662">understanding</text:span><text:span text:style-name="T122_663"><text:s/></text:span><text:span text:style-name="T122_664">of</text:span><text:span text:style-name="T122_665"><text:s/></text:span><text:span text:style-name="T122_666">these</text:span><text:span text:style-name="T122_667"><text:s/></text:span><text:span text:style-name="T122_668">forces</text:span><text:span text:style-name="T122_669">:</text:span></text:p>
      <text:p text:style-name="P123"/>
      <text:p text:style-name="P124"><text:span text:style-name="T124_1">[...]<text:s/></text:span><text:span text:style-name="T124_2">music</text:span><text:span text:style-name="T124_3"><text:s/></text:span><text:span text:style-name="T124_4">is</text:span><text:span text:style-name="T124_5"><text:s/></text:span><text:span text:style-name="T124_6">not</text:span><text:span text:style-name="T124_7"><text:s/></text:span><text:span text:style-name="T124_8">innocent</text:span><text:span text:style-name="T124_9">:<text:s/></text:span><text:span text:style-name="T124_10">unquantifiable</text:span><text:span text:style-name="T124_11"><text:s/></text:span><text:span text:style-name="T124_12">and</text:span><text:span text:style-name="T124_13"><text:s/></text:span><text:span text:style-name="T124_14">unproductive</text:span><text:span text:style-name="T124_15">,<text:s/></text:span><text:span text:style-name="T124_16">a</text:span><text:span text:style-name="T124_17"><text:s/></text:span><text:span text:style-name="T124_18">pure</text:span><text:span text:style-name="T124_19"><text:s/></text:span><text:span text:style-name="T124_20">sign</text:span><text:span text:style-name="T124_21"><text:s/></text:span><text:span text:style-name="T124_22">that</text:span><text:span text:style-name="T124_23"><text:s/></text:span><text:span text:style-name="T124_24">is</text:span><text:span text:style-name="T124_25"><text:s/></text:span><text:span text:style-name="T124_26">now</text:span><text:span text:style-name="T124_27"><text:s/></text:span><text:span text:style-name="T124_28">for</text:span><text:span text:style-name="T124_29"><text:s/></text:span><text:span text:style-name="T124_30">sale</text:span><text:span text:style-name="T124_31">,<text:s/></text:span><text:span text:style-name="T124_32">it</text:span><text:span text:style-name="T124_33"><text:s/></text:span><text:span text:style-name="T124_34">provides</text:span><text:span text:style-name="T124_35"><text:s/></text:span><text:span text:style-name="T124_36">a</text:span><text:span text:style-name="T124_37"><text:s/></text:span><text:span text:style-name="T124_38">rough</text:span><text:span text:style-name="T124_39"><text:s/></text:span><text:span text:style-name="T124_40">sketch</text:span><text:span text:style-name="T124_41"><text:s/></text:span><text:span text:style-name="T124_42">of</text:span><text:span text:style-name="T124_43"><text:s/></text:span><text:span text:style-name="T124_44">the</text:span><text:span text:style-name="T124_45"><text:s/></text:span><text:span text:style-name="T124_46">society</text:span><text:span text:style-name="T124_47"><text:s/></text:span><text:span text:style-name="T124_48">under</text:span><text:span text:style-name="T124_49"><text:s/></text:span><text:span text:style-name="T124_50">production</text:span><text:span text:style-name="T124_51">,<text:s/></text:span><text:span text:style-name="T124_52">a</text:span><text:span text:style-name="T124_53"><text:s/></text:span><text:span text:style-name="T124_54">society</text:span><text:span text:style-name="T124_55"><text:s/></text:span><text:span text:style-name="T124_56">in</text:span><text:span text:style-name="T124_57"><text:s/></text:span><text:span text:style-name="T124_58">which</text:span><text:span text:style-name="T124_59"><text:s/></text:span><text:span text:style-name="T124_60">the</text:span><text:span text:style-name="T124_61"><text:s/></text:span><text:span text:style-name="T124_62">informal</text:span><text:span text:style-name="T124_63"><text:s/></text:span><text:span text:style-name="T124_64">is</text:span><text:span text:style-name="T124_65"><text:s/></text:span><text:span text:style-name="T124_66">mass</text:span><text:span text:style-name="T124_67"><text:s/></text:span><text:span text:style-name="T124_68">produced</text:span><text:span text:style-name="T124_69"><text:s/></text:span><text:span text:style-name="T124_70">and</text:span><text:span text:style-name="T124_71"><text:s/></text:span><text:span text:style-name="T124_72">consumed</text:span><text:span text:style-name="T124_73">,<text:s/></text:span><text:span text:style-name="T124_74">in</text:span><text:span text:style-name="T124_75"><text:s/></text:span><text:span text:style-name="T124_76">which</text:span><text:span text:style-name="T124_77"><text:s/></text:span><text:span text:style-name="T124_78">difference</text:span><text:span text:style-name="T124_79"><text:s/></text:span><text:span text:style-name="T124_80">is</text:span><text:span text:style-name="T124_81"><text:s/></text:span><text:span text:style-name="T124_82">artificially</text:span><text:span text:style-name="T124_83"><text:s/></text:span><text:span text:style-name="T124_84">recreated</text:span><text:span text:style-name="T124_85"><text:s/></text:span><text:span text:style-name="T124_86">in</text:span><text:span text:style-name="T124_87"><text:s/></text:span><text:span text:style-name="T124_88">the</text:span><text:span text:style-name="T124_89"><text:s/></text:span><text:span text:style-name="T124_90">multiplication</text:span><text:span text:style-name="T124_91"><text:s/></text:span><text:span text:style-name="T124_92">of</text:span><text:span text:style-name="T124_93"><text:s/></text:span><text:span text:style-name="T124_94">semi</text:span><text:span text:style-name="T124_95">-</text:span><text:span text:style-name="T124_96">identical</text:span><text:span text:style-name="T124_97"><text:s/></text:span><text:span text:style-name="T124_98">objects</text:span><text:span text:style-name="T124_99">.<text:s/>(</text:span><text:span text:style-name="T124_100">Attali</text:span><text:span text:style-name="T124_101">,<text:s/>1977,<text:s/></text:span><text:span text:style-name="T124_102">p</text:span><text:span text:style-name="T124_103">.<text:s/>5)</text:span></text:p>
      <text:p text:style-name="P125"/>
      <text:p text:style-name="P126"><text:span text:style-name="T126_1">A</text:span><text:span text:style-name="T126_2"><text:s/></text:span><text:span text:style-name="T126_3">radical</text:span><text:span text:style-name="T126_4"><text:s/></text:span><text:span text:style-name="T126_5">critique</text:span><text:span text:style-name="T126_6"><text:s/></text:span><text:span text:style-name="T126_7">of</text:span><text:span text:style-name="T126_8"><text:s/></text:span><text:span text:style-name="T126_9">institutional</text:span><text:span text:style-name="T126_10"><text:s/></text:span><text:span text:style-name="T126_11">structures</text:span><text:span text:style-name="T126_12"><text:s/></text:span><text:span text:style-name="T126_13">is</text:span><text:span text:style-name="T126_14"><text:s/></text:span><text:span text:style-name="T126_15">indeed</text:span><text:span text:style-name="T126_16"><text:s/></text:span><text:span text:style-name="T126_17">necessary</text:span><text:span text:style-name="T126_18"><text:s/></text:span><text:span text:style-name="T126_19">but</text:span><text:span text:style-name="T126_20"><text:s/></text:span><text:span text:style-name="T126_21">not</text:span><text:span text:style-name="T126_22"><text:s/></text:span><text:span text:style-name="T126_23">sufficient</text:span><text:span text:style-name="T126_24">.<text:s/></text:span><text:span text:style-name="T126_25">The</text:span><text:span text:style-name="T126_26"><text:s/></text:span><text:span text:style-name="T126_27">movement</text:span><text:span text:style-name="T126_28"><text:s/></text:span><text:span text:style-name="T126_29">towards</text:span><text:span text:style-name="T126_30"><text:s/></text:span><text:span text:style-name="T126_31">a</text:span><text:span text:style-name="T126_32"><text:s/>“</text:span><text:span text:style-name="T126_33">radically</text:span><text:span text:style-name="T126_34"><text:s/></text:span><text:span text:style-name="T126_35">new</text:span><text:span text:style-name="T126_36"><text:s/></text:span><text:span text:style-name="T126_37">organisation</text:span><text:span text:style-name="T126_38">”<text:s/></text:span><text:span text:style-name="T126_39">must</text:span><text:span text:style-name="T126_40"><text:s/></text:span><text:span text:style-name="T126_41">also</text:span><text:span text:style-name="T126_42"><text:s/></text:span><text:span text:style-name="T126_43">involve</text:span><text:span text:style-name="T126_44"><text:s/></text:span><text:span text:style-name="T126_45">a</text:span><text:span text:style-name="T126_46"><text:s/></text:span><text:span text:style-name="T126_47">new</text:span><text:span text:style-name="T126_48"><text:s/></text:span><text:span text:style-name="T126_49">understanding</text:span><text:span text:style-name="T126_50"><text:s/></text:span><text:span text:style-name="T126_51">of</text:span><text:span text:style-name="T126_52"><text:s/></text:span><text:span text:style-name="T126_53">our</text:span><text:span text:style-name="T126_54"><text:s/></text:span><text:span text:style-name="T126_55">subject</text:span><text:span text:style-name="T126_56"><text:s/></text:span><text:span text:style-name="T126_57">positions</text:span><text:span text:style-name="T126_58"><text:s/>(</text:span><text:span text:style-name="T126_59">Hall</text:span><text:span text:style-name="T126_60">,<text:s/>2000)<text:s/></text:span><text:span text:style-name="T126_61">and</text:span><text:span text:style-name="T126_62"><text:s/></text:span><text:span text:style-name="T126_63">the</text:span><text:span text:style-name="T126_64"><text:s/></text:span><text:span text:style-name="T126_65">hybridity</text:span><text:span text:style-name="T126_66"><text:s/></text:span><text:span text:style-name="T126_67">of</text:span><text:span text:style-name="T126_68"><text:s/></text:span><text:span text:style-name="T126_69">migratory</text:span><text:span text:style-name="T126_70"><text:s/></text:span><text:span text:style-name="T126_71">identities</text:span><text:span text:style-name="T126_72">.<text:s/></text:span><text:span text:style-name="T126_73">The</text:span><text:span text:style-name="T126_74"><text:s/></text:span><text:span text:style-name="T126_75">film</text:span><text:span text:style-name="T126_76">-</text:span><text:span text:style-name="T126_77">maker</text:span><text:span text:style-name="T126_78"><text:s/></text:span><text:span text:style-name="T126_79">and</text:span><text:span text:style-name="T126_80"><text:s/></text:span><text:span text:style-name="T126_81">feminist</text:span><text:span text:style-name="T126_82"><text:s/></text:span><text:span text:style-name="T126_83">researcher</text:span><text:span text:style-name="T126_84"><text:s/></text:span><text:span text:style-name="T126_85">Trinh</text:span><text:span text:style-name="T126_86"><text:s/></text:span><text:span text:style-name="T126_87">Minh</text:span><text:span text:style-name="T126_88">-</text:span><text:span text:style-name="T126_89">ha</text:span><text:span text:style-name="T126_90"><text:s/></text:span><text:span text:style-name="T126_91">discusses</text:span><text:span text:style-name="T126_92"><text:s/></text:span><text:span text:style-name="T126_93">the</text:span><text:span text:style-name="T126_94"><text:s/></text:span><text:span text:style-name="T126_95">nature</text:span><text:span text:style-name="T126_96"><text:s/></text:span><text:span text:style-name="T126_97">of</text:span><text:span text:style-name="T126_98"><text:s/></text:span><text:span text:style-name="T126_99">this</text:span><text:span text:style-name="T126_100"><text:s/></text:span><text:span text:style-name="T126_101">shift</text:span><text:span text:style-name="T126_102"><text:s/></text:span><text:span text:style-name="T126_103">of</text:span><text:span text:style-name="T126_104"><text:s/></text:span><text:span text:style-name="T126_105">perspective</text:span><text:span text:style-name="T126_106"><text:s/></text:span><text:span text:style-name="T126_107">and</text:span><text:span text:style-name="T126_108"><text:s/></text:span><text:span text:style-name="T126_109">emphasizes</text:span><text:span text:style-name="T126_110"><text:s/></text:span><text:span text:style-name="T126_111">the</text:span><text:span text:style-name="T126_112"><text:s/></text:span><text:span text:style-name="T126_113">need</text:span><text:span text:style-name="T126_114"><text:s/></text:span><text:span text:style-name="T126_115">to</text:span><text:span text:style-name="T126_116"><text:s/></text:span><text:span text:style-name="T126_117">not</text:span><text:span text:style-name="T126_118"><text:s/></text:span><text:span text:style-name="T126_119">only</text:span><text:span text:style-name="T126_120"><text:s/></text:span><text:span text:style-name="T126_121">focus</text:span><text:span text:style-name="T126_122"><text:s/></text:span><text:span text:style-name="T126_123">on</text:span><text:span text:style-name="T126_124"><text:s/></text:span><text:span text:style-name="T126_125">self</text:span><text:span text:style-name="T126_126">-</text:span><text:span text:style-name="T126_127">expression</text:span><text:span text:style-name="T126_128"><text:s/></text:span><text:span text:style-name="T126_129">of</text:span><text:span text:style-name="T126_130"><text:s/></text:span><text:span text:style-name="T126_131">the</text:span><text:span text:style-name="T126_132"><text:s/></text:span><text:span text:style-name="T126_133">world</text:span><text:span text:style-name="T126_134"><text:s/></text:span><text:span text:style-name="T126_135">but</text:span><text:span text:style-name="T126_136"><text:s/></text:span><text:span text:style-name="T126_137">to</text:span><text:span text:style-name="T126_138"><text:s/></text:span><text:span text:style-name="T126_139">challenge</text:span><text:span text:style-name="T126_140"><text:s/></text:span><text:span text:style-name="T126_141">the</text:span><text:span text:style-name="T126_142"><text:s/></text:span><text:span text:style-name="T126_143">individual</text:span><text:span text:style-name="T126_144"><text:s/></text:span><text:span text:style-name="T126_145">by</text:span><text:span text:style-name="T126_146"><text:s/></text:span><text:span text:style-name="T126_147">the</text:span><text:span text:style-name="T126_148"><text:s/></text:span><text:span text:style-name="T126_149">production</text:span><text:span text:style-name="T126_150"><text:s/></text:span><text:span text:style-name="T126_151">of</text:span><text:span text:style-name="T126_152"><text:s/>“</text:span><text:span text:style-name="T126_153">texts</text:span><text:span text:style-name="T126_154">”<text:s/></text:span><text:span text:style-name="T126_155">that</text:span><text:span text:style-name="T126_156"><text:s/></text:span><text:span text:style-name="T126_157">question</text:span><text:span text:style-name="T126_158"><text:s/></text:span><text:span text:style-name="T126_159">the</text:span><text:span text:style-name="T126_160"><text:s/></text:span><text:span text:style-name="T126_161">systems</text:span><text:span text:style-name="T126_162"><text:s/></text:span><text:span text:style-name="T126_163">of</text:span><text:span text:style-name="T126_164"><text:s/></text:span><text:span text:style-name="T126_165">domination</text:span><text:span text:style-name="T126_166">.<text:s/></text:span><text:span text:style-name="T126_167">This</text:span><text:span text:style-name="T126_168"><text:s/></text:span><text:span text:style-name="T126_169">perspective</text:span><text:span text:style-name="T126_170">,<text:s/></text:span><text:span text:style-name="T126_171">“</text:span><text:span text:style-name="T126_172">while</text:span><text:span text:style-name="T126_173"><text:s/></text:span><text:span text:style-name="T126_174">it</text:span><text:span text:style-name="T126_175"><text:s/></text:span><text:span text:style-name="T126_176">must</text:span><text:span text:style-name="T126_177"><text:s/></text:span><text:span text:style-name="T126_178">insist</text:span><text:span text:style-name="T126_179"><text:s/></text:span><text:span text:style-name="T126_180">on</text:span><text:span text:style-name="T126_181"><text:s/></text:span><text:span text:style-name="T126_182">the</text:span><text:span text:style-name="T126_183"><text:s/></text:span><text:span text:style-name="T126_184">self</text:span><text:span text:style-name="T126_185"><text:s/></text:span><text:span text:style-name="T126_186">as</text:span><text:span text:style-name="T126_187"><text:s/></text:span><text:span text:style-name="T126_188">the</text:span><text:span text:style-name="T126_189"><text:s/></text:span><text:span text:style-name="T126_190">site</text:span><text:span text:style-name="T126_191"><text:s/></text:span><text:span text:style-name="T126_192">for</text:span><text:span text:style-name="T126_193"><text:s/></text:span><text:span text:style-name="T126_194">politicization</text:span><text:span text:style-name="T126_195">,<text:s/></text:span><text:span text:style-name="T126_196">would</text:span><text:span text:style-name="T126_197"><text:s/></text:span><text:span text:style-name="T126_198">equally</text:span><text:span text:style-name="T126_199"><text:s/></text:span><text:span text:style-name="T126_200">insist</text:span><text:span text:style-name="T126_201"><text:s/></text:span><text:span text:style-name="T126_202">that</text:span><text:span text:style-name="T126_203"><text:s/></text:span><text:span text:style-name="T126_204">simply</text:span><text:span text:style-name="T126_205"><text:s/></text:span><text:span text:style-name="T126_206">describing</text:span><text:span text:style-name="T126_207"><text:s/></text:span><text:span text:style-name="T126_208">one</text:span><text:span text:style-name="T126_209">’</text:span><text:span text:style-name="T126_210">s</text:span><text:span text:style-name="T126_211"><text:s/></text:span><text:span text:style-name="T126_212">experience</text:span><text:span text:style-name="T126_213"><text:s/></text:span><text:span text:style-name="T126_214">of</text:span><text:span text:style-name="T126_215"><text:s/></text:span><text:span text:style-name="T126_216">exploitation</text:span><text:span text:style-name="T126_217"><text:s/></text:span><text:span text:style-name="T126_218">or</text:span><text:span text:style-name="T126_219"><text:s/></text:span><text:span text:style-name="T126_220">oppression</text:span><text:span text:style-name="T126_221"><text:s/></text:span><text:span text:style-name="T126_222">is</text:span><text:span text:style-name="T126_223"><text:s/></text:span><text:span text:style-name="T126_224">not</text:span><text:span text:style-name="T126_225"><text:s/></text:span><text:span text:style-name="T126_226">to</text:span><text:span text:style-name="T126_227"><text:s/></text:span><text:span text:style-name="T126_228">become</text:span><text:span text:style-name="T126_229"><text:s/></text:span><text:span text:style-name="T126_230">politicized</text:span><text:span text:style-name="T126_231">”<text:s/>(</text:span><text:span text:style-name="T126_232">Trinh</text:span><text:span text:style-name="T126_233">,<text:s/>1991,<text:s/></text:span><text:span text:style-name="T126_234">p</text:span><text:span text:style-name="T126_235">.<text:s/>163-164)</text:span><text:span text:style-name="T126_236">.<text:s/></text:span><text:span text:style-name="T126_237">This</text:span><text:span text:style-name="T126_238"><text:s/></text:span><text:span text:style-name="T126_239">shift</text:span><text:span text:style-name="T126_240"><text:s/></text:span><text:span text:style-name="T126_241">involves</text:span><text:span text:style-name="T126_242"><text:s/></text:span><text:span text:style-name="T126_243">more</text:span><text:span text:style-name="T126_244"><text:s/></text:span><text:span text:style-name="T126_245">than</text:span><text:span text:style-name="T126_246"><text:s/></text:span><text:span text:style-name="T126_247">just</text:span><text:span text:style-name="T126_248"><text:s/></text:span><text:span text:style-name="T126_249">a</text:span><text:span text:style-name="T126_250"><text:s/></text:span><text:span text:style-name="T126_251">personal</text:span><text:span text:style-name="T126_252"><text:s/></text:span><text:span text:style-name="T126_253">development</text:span><text:span text:style-name="T126_254"><text:s/></text:span><text:span text:style-name="T126_255">or</text:span><text:span text:style-name="T126_256"><text:s/></text:span><text:span text:style-name="T126_257">new</text:span><text:span text:style-name="T126_258"><text:s/></text:span><text:span text:style-name="T126_259">understandings</text:span><text:span text:style-name="T126_260"><text:s/></text:span><text:span text:style-name="T126_261">but</text:span><text:span text:style-name="T126_262"><text:s/></text:span><text:span text:style-name="T126_263">must</text:span><text:span text:style-name="T126_264"><text:s/></text:span><text:span text:style-name="T126_265">take</text:span><text:span text:style-name="T126_266"><text:s/></text:span><text:span text:style-name="T126_267">shape</text:span><text:span text:style-name="T126_268"><text:s/></text:span><text:span text:style-name="T126_269">in</text:span><text:span text:style-name="T126_270"><text:s/></text:span><text:span text:style-name="T126_271">artistic</text:span><text:span text:style-name="T126_272"><text:s/></text:span><text:span text:style-name="T126_273">expression</text:span><text:span text:style-name="T126_274"><text:s/></text:span><text:span text:style-name="T126_275">and</text:span><text:span text:style-name="T126_276"><text:s/>“</text:span><text:span text:style-name="T126_277">to</text:span><text:span text:style-name="T126_278"><text:s/></text:span><text:span text:style-name="T126_279">know</text:span><text:span text:style-name="T126_280">-</text:span><text:span text:style-name="T126_281">to</text:span><text:span text:style-name="T126_282"><text:s/></text:span><text:span text:style-name="T126_283">speak</text:span><text:span text:style-name="T126_284"><text:s/></text:span><text:span text:style-name="T126_285">in</text:span><text:span text:style-name="T126_286"><text:s/></text:span><text:span text:style-name="T126_287">a</text:span><text:span text:style-name="T126_288"><text:s/></text:span><text:span text:style-name="T126_289">different</text:span><text:span text:style-name="T126_290"><text:s/></text:span><text:span text:style-name="T126_291">way</text:span><text:span text:style-name="T126_292">”<text:s/>(</text:span><text:span text:style-name="T126_293">ibid</text:span><text:span text:style-name="T126_294"><text:s/></text:span><text:span text:style-name="T126_295">p</text:span><text:span text:style-name="T126_296"><text:s/>164).</text:span></text:p>
      <text:p text:style-name="P127"/>
      <text:p text:style-name="P128"><text:span text:style-name="T128_1">The</text:span><text:span text:style-name="T128_2"><text:s/></text:span><text:span text:style-name="T128_3">politics</text:span><text:span text:style-name="T128_4"><text:s/></text:span><text:span text:style-name="T128_5">of</text:span><text:span text:style-name="T128_6"><text:s/></text:span><text:span text:style-name="T128_7">musical</text:span><text:span text:style-name="T128_8"><text:s/></text:span><text:span text:style-name="T128_9">traditions</text:span><text:span text:style-name="T128_10">,<text:s/></text:span><text:span text:style-name="T128_11">notation</text:span><text:span text:style-name="T128_12"><text:s/></text:span><text:span text:style-name="T128_13">and</text:span><text:span text:style-name="T128_14"><text:s/></text:span><text:span text:style-name="T128_15">of</text:span><text:span text:style-name="T128_16"><text:s/></text:span><text:span text:style-name="T128_17">improvisation</text:span></text:p>
      <text:p text:style-name="P129"><text:span text:style-name="T129_1">What</text:span><text:span text:style-name="T129_2"><text:s/></text:span><text:span text:style-name="T129_3">is</text:span><text:span text:style-name="T129_4"><text:s/></text:span><text:span text:style-name="T129_5">the</text:span><text:span text:style-name="T129_6"><text:s/></text:span><text:span text:style-name="T129_7">signification</text:span><text:span text:style-name="T129_8"><text:s/></text:span><text:span text:style-name="T129_9">of</text:span><text:span text:style-name="T129_10"><text:s/></text:span><text:span text:style-name="T129_11">conforming</text:span><text:span text:style-name="T129_12"><text:s/></text:span><text:span text:style-name="T129_13">with</text:span><text:span text:style-name="T129_14"><text:s/></text:span><text:span text:style-name="T129_15">the</text:span><text:span text:style-name="T129_16"><text:s/></text:span><text:span text:style-name="T129_17">traditions</text:span><text:span text:style-name="T129_18"><text:s/></text:span><text:span text:style-name="T129_19">of</text:span><text:span text:style-name="T129_20"><text:s/></text:span><text:span text:style-name="T129_21">an</text:span><text:span text:style-name="T129_22"><text:s/></text:span><text:span text:style-name="T129_23">idiomatic</text:span><text:span text:style-name="T129_24"><text:s/></text:span><text:span text:style-name="T129_25">style</text:span><text:span text:style-name="T129_26"><text:s/></text:span><text:span text:style-name="T129_27">of</text:span><text:span text:style-name="T129_28"><text:s/></text:span><text:span text:style-name="T129_29">improvisation</text:span><text:span text:style-name="T129_30">?<text:s/></text:span><text:span text:style-name="T129_31">From</text:span><text:span text:style-name="T129_32"><text:s/></text:span><text:span text:style-name="T129_33">a</text:span><text:span text:style-name="T129_34"><text:s/></text:span><text:span text:style-name="T129_35">political</text:span><text:span text:style-name="T129_36"><text:s/></text:span><text:span text:style-name="T129_37">perspective</text:span><text:span text:style-name="T129_38">,<text:s/></text:span><text:span text:style-name="T129_39">the</text:span><text:span text:style-name="T129_40"><text:s/></text:span><text:span text:style-name="T129_41">answer</text:span><text:span text:style-name="T129_42"><text:s/></text:span><text:span text:style-name="T129_43">is</text:span><text:span text:style-name="T129_44"><text:s/></text:span><text:span text:style-name="T129_45">highly</text:span><text:span text:style-name="T129_46"><text:s/></text:span><text:span text:style-name="T129_47">dependent</text:span><text:span text:style-name="T129_48"><text:s/></text:span><text:span text:style-name="T129_49">on</text:span><text:span text:style-name="T129_50"><text:s/></text:span><text:span text:style-name="T129_51">the</text:span><text:span text:style-name="T129_52"><text:s/></text:span><text:span text:style-name="T129_53">context</text:span><text:span text:style-name="T129_54">.<text:s/></text:span><text:span text:style-name="T129_55">When</text:span><text:span text:style-name="T129_56"><text:s/></text:span><text:span text:style-name="T129_57">the</text:span><text:span text:style-name="T129_58"><text:s/></text:span><text:span text:style-name="T129_59">Chinese</text:span><text:span text:style-name="T129_60"><text:s/></text:span><text:span text:style-name="T129_61">sheng</text:span><text:span text:style-name="T129_62"><text:s/></text:span><text:span text:style-name="T129_63">player</text:span><text:span text:style-name="T129_64"><text:s/></text:span><text:span text:style-name="T129_65">Wu</text:span><text:span text:style-name="T129_66"><text:s/></text:span><text:span text:style-name="T129_67">Wei</text:span><text:span text:style-name="T129_68"><text:s/></text:span><text:span text:style-name="T129_69">joins</text:span><text:span text:style-name="T129_70"><text:s/></text:span><text:span text:style-name="T129_71">the</text:span><text:span text:style-name="T129_72"><text:s/></text:span><text:span text:style-name="T129_73">Vietnamese</text:span><text:span text:style-name="T129_74">/</text:span><text:span text:style-name="T129_75">Swedish</text:span><text:span text:style-name="T129_76"><text:s/></text:span><text:span text:style-name="T129_77">group</text:span><text:span text:style-name="T129_78"><text:s/></text:span><text:span text:style-name="T129_79">The</text:span><text:span text:style-name="T129_80"><text:s/></text:span><text:span text:style-name="T129_81">Six</text:span><text:span text:style-name="T129_82"><text:s/></text:span><text:span text:style-name="T129_83">Tones</text:span><text:span text:style-name="T129_84"><text:s/></text:span><text:span text:style-name="T129_85">in</text:span><text:span text:style-name="T129_86"><text:s/></text:span><text:span text:style-name="T129_87">a</text:span><text:span text:style-name="T129_88"><text:s/></text:span><text:span text:style-name="T129_89">performance</text:span><text:span text:style-name="T129_90"><text:s/></text:span><text:span text:style-name="T129_91">of</text:span><text:span text:style-name="T129_92"><text:s/></text:span><text:span text:style-name="T129_93">He</text:span><text:span text:style-name="T129_94"><text:s/></text:span><text:span text:style-name="T129_95">Moi</text:span><text:span text:style-name="T129_96"><text:s/>-<text:s/></text:span><text:span text:style-name="T129_97">a</text:span><text:span text:style-name="T129_98"><text:s/></text:span><text:span text:style-name="T129_99">Vietnamese</text:span><text:span text:style-name="T129_100"><text:s/></text:span><text:span text:style-name="T129_101">tune</text:span><text:span text:style-name="T129_102"><text:s/></text:span><text:span text:style-name="T129_103">from</text:span><text:span text:style-name="T129_104"><text:s/></text:span><text:span text:style-name="T129_105">traditional</text:span><text:span text:style-name="T129_106"><text:s/></text:span><text:span text:style-name="T129_107">Cheo</text:span><text:span text:style-name="T129_108"><text:s/></text:span><text:span text:style-name="T129_109">theatre</text:span><text:span text:style-name="T129_110"><text:s/>-<text:s/></text:span><text:span text:style-name="T129_111">an</text:span><text:span text:style-name="T129_112"><text:s/></text:span><text:span text:style-name="T129_113">exploration</text:span><text:span text:style-name="T129_114"><text:s/></text:span><text:span text:style-name="T129_115">of</text:span><text:span text:style-name="T129_116"><text:s/></text:span><text:span text:style-name="T129_117">the</text:span><text:span text:style-name="T129_118"><text:s/></text:span><text:span text:style-name="T129_119">boundaries</text:span><text:span text:style-name="T129_120"><text:s/></text:span><text:span text:style-name="T129_121">between</text:span><text:span text:style-name="T129_122"><text:s/></text:span><text:span text:style-name="T129_123">distinct</text:span><text:span text:style-name="T129_124"><text:s/></text:span><text:span text:style-name="T129_125">idiomatic</text:span><text:span text:style-name="T129_126"><text:s/></text:span><text:span text:style-name="T129_127">traditions</text:span><text:span text:style-name="T129_128"><text:s/>(</text:span><text:span text:style-name="T129_129">musical</text:span><text:span text:style-name="T129_130"><text:s/></text:span><text:span text:style-name="T129_131">idioms</text:span><text:span text:style-name="T129_132"><text:s/></text:span><text:span text:style-name="T129_133">that</text:span><text:span text:style-name="T129_134"><text:s/></text:span><text:span text:style-name="T129_135">have</text:span><text:span text:style-name="T129_136"><text:s/></text:span><text:span text:style-name="T129_137">always</text:span><text:span text:style-name="T129_138"><text:s/></text:span><text:span text:style-name="T129_139">had</text:span><text:span text:style-name="T129_140"><text:s/></text:span><text:span text:style-name="T129_141">a</text:span><text:span text:style-name="T129_142"><text:s/></text:span><text:span text:style-name="T129_143">political</text:span><text:span text:style-name="T129_144"><text:s/></text:span><text:span text:style-name="T129_145">significance</text:span><text:span text:style-name="T129_146">)<text:s/></text:span><text:span text:style-name="T129_147">is</text:span><text:span text:style-name="T129_148"><text:s/></text:span><text:span text:style-name="T129_149">launched</text:span><text:span text:style-name="T129_150"><text:s/></text:span><text:span text:style-name="T129_151">through</text:span><text:span text:style-name="T129_152"><text:s/></text:span><text:span text:style-name="T129_153">a</text:span><text:span text:style-name="T129_154"><text:s/></text:span><text:span text:style-name="T129_155">dialogue</text:span><text:span text:style-name="T129_156"><text:s/></text:span><text:span text:style-name="T129_157">that</text:span><text:span text:style-name="T129_158"><text:s/></text:span><text:span text:style-name="T129_159">would</text:span><text:span text:style-name="T129_160"><text:s/></text:span><text:span text:style-name="T129_161">have</text:span><text:span text:style-name="T129_162"><text:s/></text:span><text:span text:style-name="T129_163">been</text:span><text:span text:style-name="T129_164"><text:s/></text:span><text:span text:style-name="T129_165">unthinkable</text:span><text:span text:style-name="T129_166"><text:s/></text:span><text:span text:style-name="T129_167">without</text:span><text:span text:style-name="T129_168"><text:s/></text:span><text:span text:style-name="T129_169">the</text:span><text:span text:style-name="T129_170"><text:s/></text:span><text:span text:style-name="T129_171">freedom</text:span><text:span text:style-name="T129_172"><text:s/></text:span><text:span text:style-name="T129_173">of</text:span><text:span text:style-name="T129_174"><text:s/></text:span><text:span text:style-name="T129_175">mind</text:span><text:span text:style-name="T129_176"><text:s/></text:span><text:span text:style-name="T129_177">that</text:span><text:span text:style-name="T129_178"><text:s/></text:span><text:span text:style-name="T129_179">may</text:span><text:span text:style-name="T129_180"><text:s/></text:span><text:span text:style-name="T129_181">emerge</text:span><text:span text:style-name="T129_182"><text:s/></text:span><text:span text:style-name="T129_183">from</text:span><text:span text:style-name="T129_184"><text:s/></text:span><text:span text:style-name="T129_185">the</text:span><text:span text:style-name="T129_186"><text:s/></text:span><text:span text:style-name="T129_187">openness</text:span><text:span text:style-name="T129_188"><text:s/></text:span><text:span text:style-name="T129_189">of</text:span><text:span text:style-name="T129_190"><text:s/></text:span><text:span text:style-name="T129_191">true</text:span><text:span text:style-name="T129_192"><text:s/></text:span><text:span text:style-name="T129_193">listening</text:span><text:span text:style-name="T129_194">.<text:s/></text:span><text:span text:style-name="T129_195">Speaking</text:span><text:span text:style-name="T129_196"><text:s/></text:span><text:span text:style-name="T129_197">with</text:span><text:span text:style-name="T129_198"><text:s/></text:span><text:span text:style-name="T129_199">Jean</text:span><text:span text:style-name="T129_200">-</text:span><text:span text:style-name="T129_201">Luc</text:span><text:span text:style-name="T129_202"><text:s/></text:span><text:span text:style-name="T129_203">Nancy</text:span><text:span text:style-name="T129_204"><text:s/></text:span><text:span text:style-name="T129_205">one</text:span><text:span text:style-name="T129_206"><text:s/></text:span><text:span text:style-name="T129_207">may</text:span><text:span text:style-name="T129_208"><text:s/></text:span><text:span text:style-name="T129_209">ask</text:span><text:span text:style-name="T129_210">,<text:s/>‘</text:span><text:span text:style-name="T129_211">what</text:span><text:span text:style-name="T129_212"><text:s/></text:span><text:span text:style-name="T129_213">secret</text:span><text:span text:style-name="T129_214"><text:s/></text:span><text:span text:style-name="T129_215">is</text:span><text:span text:style-name="T129_216"><text:s/></text:span><text:span text:style-name="T129_217">at</text:span><text:span text:style-name="T129_218"><text:s/></text:span><text:span text:style-name="T129_219">stake</text:span><text:span text:style-name="T129_220"><text:s/></text:span><text:span text:style-name="T129_221">when</text:span><text:span text:style-name="T129_222"><text:s/></text:span><text:span text:style-name="T129_223">one</text:span><text:span text:style-name="T129_224"><text:s/></text:span><text:span text:style-name="T129_225">truly</text:span><text:span text:style-name="T129_226"><text:s/></text:span><text:span text:style-name="T129_227">listens</text:span><text:span text:style-name="T129_228">,<text:s/></text:span><text:span text:style-name="T129_229">that</text:span><text:span text:style-name="T129_230"><text:s/></text:span><text:span text:style-name="T129_231">is</text:span><text:span text:style-name="T129_232">,<text:s/></text:span><text:span text:style-name="T129_233">when</text:span><text:span text:style-name="T129_234"><text:s/></text:span><text:span text:style-name="T129_235">one</text:span><text:span text:style-name="T129_236"><text:s/></text:span><text:span text:style-name="T129_237">tries</text:span><text:span text:style-name="T129_238"><text:s/></text:span><text:span text:style-name="T129_239">to</text:span><text:span text:style-name="T129_240"><text:s/></text:span><text:span text:style-name="T129_241">capture</text:span><text:span text:style-name="T129_242"><text:s/></text:span><text:span text:style-name="T129_243">or</text:span><text:span text:style-name="T129_244"><text:s/></text:span><text:span text:style-name="T129_245">surprise</text:span><text:span text:style-name="T129_246"><text:s/></text:span><text:span text:style-name="T129_247">the</text:span><text:span text:style-name="T129_248"><text:s/></text:span><text:span text:style-name="T129_249">sonority</text:span><text:span text:style-name="T129_250"><text:s/></text:span><text:span text:style-name="T129_251">rather</text:span><text:span text:style-name="T129_252"><text:s/></text:span><text:span text:style-name="T129_253">than</text:span><text:span text:style-name="T129_254"><text:s/></text:span><text:span text:style-name="T129_255">the</text:span><text:span text:style-name="T129_256"><text:s/></text:span><text:span text:style-name="T129_257">message</text:span><text:span text:style-name="T129_258"><text:s/>(2007,<text:s/></text:span><text:span text:style-name="T129_259">p</text:span><text:span text:style-name="T129_260">.<text:s/>5)?’<text:s/></text:span><text:span text:style-name="T129_261">In</text:span><text:span text:style-name="T129_262"><text:s/></text:span><text:span text:style-name="T129_263">Wu</text:span><text:span text:style-name="T129_264"><text:s/></text:span><text:span text:style-name="T129_265">Wei</text:span><text:span text:style-name="T129_266">’</text:span><text:span text:style-name="T129_267">s</text:span><text:span text:style-name="T129_268"><text:s/></text:span><text:span text:style-name="T129_269">explorations</text:span><text:span text:style-name="T129_270"><text:s/></text:span><text:span text:style-name="T129_271">of</text:span><text:span text:style-name="T129_272"><text:s/></text:span><text:span text:style-name="T129_273">the</text:span><text:span text:style-name="T129_274"><text:s/></text:span><text:span text:style-name="T129_275">sonorities</text:span><text:span text:style-name="T129_276"><text:s/></text:span><text:span text:style-name="T129_277">that</text:span><text:span text:style-name="T129_278"><text:s/></text:span><text:span text:style-name="T129_279">emerge</text:span><text:span text:style-name="T129_280"><text:s/></text:span><text:span text:style-name="T129_281">in</text:span><text:span text:style-name="T129_282"><text:s/></text:span><text:span text:style-name="T129_283">this</text:span><text:span text:style-name="T129_284"><text:s/></text:span><text:span text:style-name="T129_285">no</text:span><text:span text:style-name="T129_286"><text:s/></text:span><text:span text:style-name="T129_287">man</text:span><text:span text:style-name="T129_288">’</text:span><text:span text:style-name="T129_289">s</text:span><text:span text:style-name="T129_290"><text:s/></text:span><text:span text:style-name="T129_291">land</text:span><text:span text:style-name="T129_292"><text:s/></text:span><text:span text:style-name="T129_293">between</text:span><text:span text:style-name="T129_294"><text:s/></text:span><text:span text:style-name="T129_295">different</text:span><text:span text:style-name="T129_296"><text:s/></text:span><text:span text:style-name="T129_297">musical</text:span><text:span text:style-name="T129_298"><text:s/></text:span><text:span text:style-name="T129_299">traditions</text:span><text:span text:style-name="T129_300">,<text:s/></text:span><text:span text:style-name="T129_301">a</text:span><text:span text:style-name="T129_302"><text:s/></text:span><text:span text:style-name="T129_303">music</text:span><text:span text:style-name="T129_304"><text:s/></text:span><text:span text:style-name="T129_305">is</text:span><text:span text:style-name="T129_306"><text:s/></text:span><text:span text:style-name="T129_307">revealed</text:span><text:span text:style-name="T129_308"><text:s/></text:span><text:span text:style-name="T129_309">that</text:span><text:span text:style-name="T129_310"><text:s/></text:span><text:span text:style-name="T129_311">is</text:span><text:span text:style-name="T129_312">,<text:s/></text:span><text:span text:style-name="T129_313">again</text:span><text:span text:style-name="T129_314">,<text:s/></text:span><text:span text:style-name="T129_315">anything</text:span><text:span text:style-name="T129_316"><text:s/></text:span><text:span text:style-name="T129_317">but</text:span><text:span text:style-name="T129_318"><text:s/></text:span><text:span text:style-name="T129_319">innocent</text:span><text:span text:style-name="T129_320">.<text:s/></text:span><text:span text:style-name="T129_321">The</text:span><text:span text:style-name="T129_322"><text:s/></text:span><text:span text:style-name="T129_323">complexity</text:span><text:span text:style-name="T129_324"><text:s/></text:span><text:span text:style-name="T129_325">of</text:span><text:span text:style-name="T129_326"><text:s/></text:span><text:span text:style-name="T129_327">the</text:span><text:span text:style-name="T129_328"><text:s/></text:span><text:span text:style-name="T129_329">relations</text:span><text:span text:style-name="T129_330"><text:s/></text:span><text:span text:style-name="T129_331">between</text:span><text:span text:style-name="T129_332"><text:s/></text:span><text:span text:style-name="T129_333">the</text:span><text:span text:style-name="T129_334"><text:s/></text:span><text:span text:style-name="T129_335">musical</text:span><text:span text:style-name="T129_336"><text:s/></text:span><text:span text:style-name="T129_337">traditions</text:span><text:span text:style-name="T129_338"><text:s/></text:span><text:span text:style-name="T129_339">of</text:span><text:span text:style-name="T129_340"><text:s/></text:span><text:span text:style-name="T129_341">Vietnam</text:span><text:span text:style-name="T129_342"><text:s/></text:span><text:span text:style-name="T129_343">and</text:span><text:span text:style-name="T129_344"><text:s/></text:span><text:span text:style-name="T129_345">China</text:span><text:span text:style-name="T129_346"><text:s/></text:span><text:span text:style-name="T129_347">has</text:span><text:span text:style-name="T129_348"><text:s/></text:span><text:span text:style-name="T129_349">much</text:span><text:span text:style-name="T129_350"><text:s/></text:span><text:span text:style-name="T129_351">resonance</text:span><text:span text:style-name="T129_352"><text:s/></text:span><text:span text:style-name="T129_353">in</text:span><text:span text:style-name="T129_354"><text:s/></text:span><text:span text:style-name="T129_355">the</text:span><text:span text:style-name="T129_356"><text:s/></text:span><text:span text:style-name="T129_357">political</text:span><text:span text:style-name="T129_358"><text:s/></text:span><text:span text:style-name="T129_359">violence</text:span><text:span text:style-name="T129_360"><text:s/></text:span><text:span text:style-name="T129_361">in</text:span><text:span text:style-name="T129_362"><text:s/></text:span><text:span text:style-name="T129_363">the</text:span><text:span text:style-name="T129_364"><text:s/></text:span><text:span text:style-name="T129_365">past</text:span><text:span text:style-name="T129_366">.<text:s/></text:span><text:span text:style-name="T129_367">But</text:span><text:span text:style-name="T129_368"><text:s/></text:span><text:span text:style-name="T129_369">also</text:span><text:span text:style-name="T129_370"><text:s/></text:span><text:span text:style-name="T129_371">the</text:span><text:span text:style-name="T129_372"><text:s/></text:span><text:span text:style-name="T129_373">individual</text:span><text:span text:style-name="T129_374"><text:s/></text:span><text:span text:style-name="T129_375">traditions</text:span><text:span text:style-name="T129_376"><text:s/></text:span><text:span text:style-name="T129_377">are</text:span><text:span text:style-name="T129_378"><text:s/></text:span><text:span text:style-name="T129_379">informed</text:span><text:span text:style-name="T129_380"><text:s/></text:span><text:span text:style-name="T129_381">and</text:span><text:span text:style-name="T129_382"><text:s/></text:span><text:span text:style-name="T129_383">influenced</text:span><text:span text:style-name="T129_384"><text:s/></text:span><text:span text:style-name="T129_385">by</text:span><text:span text:style-name="T129_386">,<text:s/></text:span><text:span text:style-name="T129_387">as</text:span><text:span text:style-name="T129_388"><text:s/></text:span><text:span text:style-name="T129_389">well</text:span><text:span text:style-name="T129_390"><text:s/></text:span><text:span text:style-name="T129_391">as</text:span><text:span text:style-name="T129_392"><text:s/></text:span><text:span text:style-name="T129_393">expressions</text:span><text:span text:style-name="T129_394"><text:s/></text:span><text:span text:style-name="T129_395">of</text:span><text:span text:style-name="T129_396">,<text:s/></text:span><text:span text:style-name="T129_397">the</text:span><text:span text:style-name="T129_398"><text:s/></text:span><text:span text:style-name="T129_399">two</text:span><text:span text:style-name="T129_400"><text:s/></text:span><text:span text:style-name="T129_401">countries</text:span><text:span text:style-name="T129_402">’<text:s/></text:span><text:span text:style-name="T129_403">politics</text:span><text:span text:style-name="T129_404">.<text:s/></text:span><text:span text:style-name="T129_405">Returning</text:span><text:span text:style-name="T129_406"><text:s/></text:span><text:span text:style-name="T129_407">to</text:span><text:span text:style-name="T129_408"><text:s/></text:span><text:span text:style-name="T129_409">Nancy</text:span><text:span text:style-name="T129_410">,<text:s/></text:span><text:span text:style-name="T129_411">sound</text:span><text:span text:style-name="T129_412"><text:s/></text:span><text:span text:style-name="T129_413">has</text:span><text:span text:style-name="T129_414"><text:s/></text:span><text:span text:style-name="T129_415">never</text:span><text:span text:style-name="T129_416"><text:s/></text:span><text:span text:style-name="T129_417">been</text:span><text:span text:style-name="T129_418"><text:s/></text:span><text:span text:style-name="T129_419">apolitical</text:span><text:span text:style-name="T129_420"><text:s/></text:span><text:span text:style-name="T129_421">and</text:span><text:span text:style-name="T129_422"><text:s/></text:span><text:span text:style-name="T129_423">there</text:span><text:span text:style-name="T129_424"><text:s/></text:span><text:span text:style-name="T129_425">is</text:span><text:span text:style-name="T129_426"><text:s/></text:span><text:span text:style-name="T129_427">no</text:span><text:span text:style-name="T129_428"><text:s/></text:span><text:span text:style-name="T129_429">way</text:span><text:span text:style-name="T129_430"><text:s/></text:span><text:span text:style-name="T129_431">in</text:span><text:span text:style-name="T129_432"><text:s/></text:span><text:span text:style-name="T129_433">which</text:span><text:span text:style-name="T129_434"><text:s/></text:span><text:span text:style-name="T129_435">a</text:span><text:span text:style-name="T129_436"><text:s/></text:span><text:span text:style-name="T129_437">clear</text:span><text:span text:style-name="T129_438"><text:s/></text:span><text:span text:style-name="T129_439">demarcation</text:span><text:span text:style-name="T129_440"><text:s/></text:span><text:span text:style-name="T129_441">can</text:span><text:span text:style-name="T129_442"><text:s/></text:span><text:span text:style-name="T129_443">be</text:span><text:span text:style-name="T129_444"><text:s/></text:span><text:span text:style-name="T129_445">drawn</text:span><text:span text:style-name="T129_446"><text:s/></text:span><text:span text:style-name="T129_447">between</text:span><text:span text:style-name="T129_448"><text:s/></text:span><text:span text:style-name="T129_449">message</text:span><text:span text:style-name="T129_450"><text:s/></text:span><text:span text:style-name="T129_451">and</text:span><text:span text:style-name="T129_452"><text:s/></text:span><text:span text:style-name="T129_453">sonority</text:span><text:span text:style-name="T129_454">.<text:s/></text:span><text:span text:style-name="T129_455">But</text:span><text:span text:style-name="T129_456"><text:s/></text:span><text:span text:style-name="T129_457">what</text:span><text:span text:style-name="T129_458"><text:s/></text:span><text:span text:style-name="T129_459">is</text:span><text:span text:style-name="T129_460"><text:s/></text:span><text:span text:style-name="T129_461">the</text:span><text:span text:style-name="T129_462"><text:s/></text:span><text:span text:style-name="T129_463">secret</text:span><text:span text:style-name="T129_464"><text:s/></text:span><text:span text:style-name="T129_465">that</text:span><text:span text:style-name="T129_466"><text:s/></text:span><text:span text:style-name="T129_467">is</text:span><text:span text:style-name="T129_468"><text:s/></text:span><text:span text:style-name="T129_469">at</text:span><text:span text:style-name="T129_470"><text:s/></text:span><text:span text:style-name="T129_471">stake</text:span><text:span text:style-name="T129_472"><text:s/></text:span><text:span text:style-name="T129_473">in</text:span><text:span text:style-name="T129_474"><text:s/></text:span><text:span text:style-name="T129_475">a</text:span><text:span text:style-name="T129_476"><text:s/></text:span><text:span text:style-name="T129_477">performance</text:span><text:span text:style-name="T129_478"><text:s/></text:span><text:span text:style-name="T129_479">such</text:span><text:span text:style-name="T129_480"><text:s/></text:span><text:span text:style-name="T129_481">as</text:span><text:span text:style-name="T129_482"><text:s/></text:span><text:span text:style-name="T129_483">that</text:span><text:span text:style-name="T129_484"><text:s/></text:span><text:span text:style-name="T129_485">of</text:span><text:span text:style-name="T129_486"><text:s/></text:span><text:span text:style-name="T129_487">Wu</text:span><text:span text:style-name="T129_488"><text:s/></text:span><text:span text:style-name="T129_489">Wei</text:span><text:span text:style-name="T129_490">?<text:s/></text:span><text:span text:style-name="T129_491">Is</text:span><text:span text:style-name="T129_492"><text:s/></text:span><text:span text:style-name="T129_493">it</text:span><text:span text:style-name="T129_494"><text:s/></text:span><text:span text:style-name="T129_495">not</text:span><text:span text:style-name="T129_496"><text:s/></text:span><text:span text:style-name="T129_497">found</text:span><text:span text:style-name="T129_498"><text:s/></text:span><text:span text:style-name="T129_499">in</text:span><text:span text:style-name="T129_500"><text:s/></text:span><text:span text:style-name="T129_501">the</text:span><text:span text:style-name="T129_502"><text:s/></text:span><text:span text:style-name="T129_503">modes</text:span><text:span text:style-name="T129_504"><text:s/></text:span><text:span text:style-name="T129_505">of</text:span><text:span text:style-name="T129_506"><text:s/></text:span><text:span text:style-name="T129_507">listening</text:span><text:span text:style-name="T129_508">?<text:s/></text:span><text:span text:style-name="T129_509">The</text:span><text:span text:style-name="T129_510"><text:s/></text:span><text:span text:style-name="T129_511">politics</text:span><text:span text:style-name="T129_512"><text:s/></text:span><text:span text:style-name="T129_513">of</text:span><text:span text:style-name="T129_514"><text:s/></text:span><text:span text:style-name="T129_515">a</text:span><text:span text:style-name="T129_516"><text:s/>‘</text:span><text:span text:style-name="T129_517">true</text:span><text:span text:style-name="T129_518"><text:s/></text:span><text:span text:style-name="T129_519">listening</text:span><text:span text:style-name="T129_520">’<text:s/></text:span><text:span text:style-name="T129_521">is</text:span><text:span text:style-name="T129_522"><text:s/></text:span><text:span text:style-name="T129_523">a</text:span><text:span text:style-name="T129_524"><text:s/></text:span><text:span text:style-name="T129_525">challenge</text:span><text:span text:style-name="T129_526"><text:s/></text:span><text:span text:style-name="T129_527">to</text:span><text:span text:style-name="T129_528"><text:s/></text:span><text:span text:style-name="T129_529">the</text:span><text:span text:style-name="T129_530"><text:s/></text:span><text:span text:style-name="T129_531">Western</text:span><text:span text:style-name="T129_532"><text:s/></text:span><text:span text:style-name="T129_533">concept</text:span><text:span text:style-name="T129_534"><text:s/></text:span><text:span text:style-name="T129_535">of</text:span><text:span text:style-name="T129_536"><text:s/></text:span><text:span text:style-name="T129_537">the</text:span><text:span text:style-name="T129_538"><text:s/></text:span><text:span text:style-name="T129_539">oriental</text:span><text:span text:style-name="T129_540"><text:s/>‘</text:span><text:span text:style-name="T129_541">other</text:span><text:span text:style-name="T129_542">’.<text:s/></text:span><text:span text:style-name="T129_543">In</text:span><text:span text:style-name="T129_544"><text:s/></text:span><text:span text:style-name="T129_545">this</text:span><text:span text:style-name="T129_546"><text:s/></text:span><text:span text:style-name="T129_547">space</text:span><text:span text:style-name="T129_548">,<text:s/></text:span><text:span text:style-name="T129_549">in</text:span><text:span text:style-name="T129_550"><text:s/></text:span><text:span text:style-name="T129_551">which</text:span><text:span text:style-name="T129_552"><text:s/></text:span><text:span text:style-name="T129_553">meaning</text:span><text:span text:style-name="T129_554"><text:s/></text:span><text:span text:style-name="T129_555">has</text:span><text:span text:style-name="T129_556"><text:s/></text:span><text:span text:style-name="T129_557">to</text:span><text:span text:style-name="T129_558"><text:s/></text:span><text:span text:style-name="T129_559">be</text:span><text:span text:style-name="T129_560"><text:s/></text:span><text:span text:style-name="T129_561">negotiated</text:span><text:span text:style-name="T129_562"><text:s/></text:span><text:span text:style-name="T129_563">in</text:span><text:span text:style-name="T129_564"><text:s/></text:span><text:span text:style-name="T129_565">between</text:span><text:span text:style-name="T129_566"><text:s/></text:span><text:span text:style-name="T129_567">traditions</text:span><text:span text:style-name="T129_568"><text:s/></text:span><text:span text:style-name="T129_569">and</text:span><text:span text:style-name="T129_570"><text:s/></text:span><text:span text:style-name="T129_571">musical</text:span><text:span text:style-name="T129_572"><text:s/></text:span><text:span text:style-name="T129_573">idioms</text:span><text:span text:style-name="T129_574">,<text:s/></text:span><text:span text:style-name="T129_575">true</text:span><text:span text:style-name="T129_576"><text:s/></text:span><text:span text:style-name="T129_577">listening</text:span><text:span text:style-name="T129_578"><text:s/></text:span><text:span text:style-name="T129_579">is</text:span><text:span text:style-name="T129_580"><text:s/></text:span><text:span text:style-name="T129_581">the</text:span><text:span text:style-name="T129_582"><text:s/></text:span><text:span text:style-name="T129_583">primary</text:span><text:span text:style-name="T129_584"><text:s/></text:span><text:span text:style-name="T129_585">source</text:span><text:span text:style-name="T129_586"><text:s/></text:span><text:span text:style-name="T129_587">for</text:span><text:span text:style-name="T129_588"><text:s/></text:span><text:span text:style-name="T129_589">human</text:span><text:span text:style-name="T129_590"><text:s/></text:span><text:span text:style-name="T129_591"><office:annotation><dc:creator/><text:p text:style-name="P130"><text:span text:style-name="T130_1">Stefan</text:span><text:span text:style-name="T130_2"><text:s/></text:span><text:span text:style-name="T130_3">Östersjö</text:span><text:span text:style-name="T130_4">:</text:span></text:p><text:p text:style-name="P131"><text:span text:style-name="T131_1">man</text:span><text:span text:style-name="T131_2"><text:s/></text:span><text:span text:style-name="T131_3">kan</text:span><text:span text:style-name="T131_4"><text:s/></text:span><text:span text:style-name="T131_5">trixa</text:span><text:span text:style-name="T131_6"><text:s/></text:span><text:span text:style-name="T131_7">lite</text:span><text:span text:style-name="T131_8"><text:s/></text:span><text:span text:style-name="T131_9">med</text:span><text:span text:style-name="T131_10"><text:s/></text:span><text:span text:style-name="T131_11">slutet</text:span><text:span text:style-name="T131_12"><text:s/></text:span><text:span text:style-name="T131_13">på</text:span><text:span text:style-name="T131_14"><text:s/></text:span><text:span text:style-name="T131_15">detta</text:span><text:span text:style-name="T131_16"><text:s/></text:span><text:span text:style-name="T131_17">stycke</text:span><text:span text:style-name="T131_18">!</text:span></text:p></office:annotation></text:span><text:span text:style-name="T131_19">interaction</text:span><text:span text:style-name="T131_20">.</text:span><text:span text:style-name="T131_21"><text:note text:note-class="footnote"><text:note-citation/><text:note-body><text:p text:style-name="P132"><text:span text:style-name="T132_1"><text:s/></text:span><text:span text:style-name="T132_2">A</text:span><text:span text:style-name="T132_3"><text:s/></text:span><text:span text:style-name="T132_4">further</text:span><text:span text:style-name="T132_5"><text:s/></text:span><text:span text:style-name="T132_6">discussion</text:span><text:span text:style-name="T132_7"><text:s/></text:span><text:span text:style-name="T132_8">of</text:span><text:span text:style-name="T132_9"><text:s/></text:span><text:span text:style-name="T132_10">the</text:span><text:span text:style-name="T132_11"><text:s/></text:span><text:span text:style-name="T132_12">transformation</text:span><text:span text:style-name="T132_13"><text:s/></text:span><text:span text:style-name="T132_14">of</text:span><text:span text:style-name="T132_15"><text:s/></text:span><text:span text:style-name="T132_16">traditions</text:span><text:span text:style-name="T132_17"><text:s/></text:span><text:span text:style-name="T132_18">and</text:span><text:span text:style-name="T132_19"><text:s/></text:span><text:span text:style-name="T132_20">the</text:span><text:span text:style-name="T132_21"><text:s/></text:span><text:span text:style-name="T132_22">function</text:span><text:span text:style-name="T132_23"><text:s/></text:span><text:span text:style-name="T132_24">of</text:span><text:span text:style-name="T132_25"><text:s/></text:span><text:span text:style-name="T132_26">openness</text:span><text:span text:style-name="T132_27"><text:s/></text:span><text:span text:style-name="T132_28">in</text:span><text:span text:style-name="T132_29"><text:s/></text:span><text:span text:style-name="T132_30">listening</text:span><text:span text:style-name="T132_31"><text:s/></text:span><text:span text:style-name="T132_32">to</text:span><text:span text:style-name="T132_33"><text:s/></text:span><text:span text:style-name="T132_34">the</text:span><text:span text:style-name="T132_35"><text:s/></text:span><text:span text:style-name="T132_36">other</text:span><text:span text:style-name="T132_37"><text:s/></text:span><text:span text:style-name="T132_38">is</text:span><text:span text:style-name="T132_39"><text:s/></text:span><text:span text:style-name="T132_40">found</text:span><text:span text:style-name="T132_41"><text:s/></text:span><text:span text:style-name="T132_42">in</text:span><text:span text:style-name="T132_43"><text:s/></text:span><text:span text:style-name="T132_44">the</text:span><text:span text:style-name="T132_45"><text:s/></text:span><text:span text:style-name="T132_46">text</text:span><text:span text:style-name="T132_47"><text:s/></text:span><text:span text:style-name="T132_48">by</text:span><text:span text:style-name="T132_49"><text:s/></text:span><text:span text:style-name="T132_50">Nguyen</text:span><text:span text:style-name="T132_51"><text:s/>&amp;<text:s/></text:span><text:span text:style-name="T132_52">Östersjö</text:span><text:span text:style-name="T132_53"><text:s/></text:span><text:span text:style-name="T132_54">in</text:span><text:span text:style-name="T132_55"><text:s/></text:span><text:span text:style-name="T132_56">the</text:span><text:span text:style-name="T132_57"><text:s/></text:span><text:span text:style-name="T132_58">present</text:span><text:span text:style-name="T132_59"><text:s/></text:span><text:span text:style-name="T132_60">publication</text:span><text:span text:style-name="T132_61">.</text:span></text:p></text:note-body></text:note></text:span></text:p>
      <text:p text:style-name="P133"/>
      <text:p text:style-name="P134"><text:span text:style-name="T134_1">In</text:span><text:span text:style-name="T134_2"><text:s/></text:span><text:span text:style-name="T134_3">the</text:span><text:span text:style-name="T134_4"><text:s/></text:span><text:span text:style-name="T134_5">present</text:span><text:span text:style-name="T134_6"><text:s/></text:span><text:span text:style-name="T134_7">day</text:span><text:span text:style-name="T134_8">,<text:s/></text:span><text:span text:style-name="T134_9">traditional</text:span><text:span text:style-name="T134_10"><text:s/></text:span><text:span text:style-name="T134_11">Swedish</text:span><text:span text:style-name="T134_12"><text:s/></text:span><text:span text:style-name="T134_13">music</text:span><text:span text:style-name="T134_14"><text:s/></text:span><text:span text:style-name="T134_15">and</text:span><text:span text:style-name="T134_16"><text:s/></text:span><text:span text:style-name="T134_17">culture</text:span><text:span text:style-name="T134_18"><text:s/></text:span><text:span text:style-name="T134_19">has</text:span><text:span text:style-name="T134_20"><text:s/></text:span><text:span text:style-name="T134_21">become</text:span><text:span text:style-name="T134_22"><text:s/></text:span><text:span text:style-name="T134_23">part</text:span><text:span text:style-name="T134_24"><text:s/></text:span><text:span text:style-name="T134_25">of</text:span><text:span text:style-name="T134_26"><text:s/></text:span><text:span text:style-name="T134_27">the</text:span><text:span text:style-name="T134_28"><text:s/></text:span><text:span text:style-name="T134_29">current</text:span><text:span text:style-name="T134_30"><text:s/></text:span><text:span text:style-name="T134_31">political</text:span><text:span text:style-name="T134_32"><text:s/></text:span><text:span text:style-name="T134_33">debate</text:span><text:span text:style-name="T134_34"><text:s/></text:span><text:span text:style-name="T134_35">surrounding</text:span><text:span text:style-name="T134_36"><text:s/></text:span><text:span text:style-name="T134_37">the</text:span><text:span text:style-name="T134_38"><text:s/></text:span><text:span text:style-name="T134_39">Swedish</text:span><text:span text:style-name="T134_40"><text:s/></text:span><text:span text:style-name="T134_41">national</text:span><text:span text:style-name="T134_42"><text:s/></text:span><text:span text:style-name="T134_43">democratic</text:span><text:span text:style-name="T134_44"><text:s/></text:span><text:span text:style-name="T134_45">party</text:span><text:span text:style-name="T134_46"><text:s/>(</text:span><text:span text:style-name="T134_47">Sverigedemokraterna</text:span><text:span text:style-name="T134_48">).<text:s/></text:span><text:span text:style-name="T134_49">To</text:span><text:span text:style-name="T134_50"><text:s/></text:span><text:span text:style-name="T134_51">little</text:span><text:span text:style-name="T134_52"><text:s/></text:span><text:span text:style-name="T134_53">surprise</text:span><text:span text:style-name="T134_54"><text:s/></text:span><text:span text:style-name="T134_55">many</text:span><text:span text:style-name="T134_56"><text:s/></text:span><text:span text:style-name="T134_57">folk</text:span><text:span text:style-name="T134_58"><text:s/></text:span><text:span text:style-name="T134_59">musicians</text:span><text:span text:style-name="T134_60"><text:s/></text:span><text:span text:style-name="T134_61">in</text:span><text:span text:style-name="T134_62"><text:s/></text:span><text:span text:style-name="T134_63">Sweden</text:span><text:span text:style-name="T134_64"><text:s/></text:span><text:span text:style-name="T134_65">felt</text:span><text:span text:style-name="T134_66"><text:s/></text:span><text:span text:style-name="T134_67">uneasy</text:span><text:span text:style-name="T134_68"><text:s/></text:span><text:span text:style-name="T134_69">about</text:span><text:span text:style-name="T134_70"><text:s/></text:span><text:span text:style-name="T134_71">the</text:span><text:span text:style-name="T134_72"><text:s/></text:span><text:span text:style-name="T134_73">way</text:span><text:span text:style-name="T134_74"><text:s/></text:span><text:span text:style-name="T134_75">the</text:span><text:span text:style-name="T134_76"><text:s/></text:span><text:span text:style-name="T134_77">national</text:span><text:span text:style-name="T134_78"><text:s/></text:span><text:span text:style-name="T134_79">democrats</text:span><text:span text:style-name="T134_80"><text:s/></text:span><text:span text:style-name="T134_81">hijacked</text:span><text:span text:style-name="T134_82"><text:s/></text:span><text:span text:style-name="T134_83">traditional</text:span><text:span text:style-name="T134_84"><text:s/></text:span><text:span text:style-name="T134_85">culture</text:span><text:span text:style-name="T134_86">,<text:s/></text:span><text:span text:style-name="T134_87">including</text:span><text:span text:style-name="T134_88"><text:s/></text:span><text:span text:style-name="T134_89">music</text:span><text:span text:style-name="T134_90">,<text:s/></text:span><text:span text:style-name="T134_91">and</text:span><text:span text:style-name="T134_92"><text:s/></text:span><text:span text:style-name="T134_93">turned</text:span><text:span text:style-name="T134_94"><text:s/></text:span><text:span text:style-name="T134_95">it</text:span><text:span text:style-name="T134_96"><text:s/></text:span><text:span text:style-name="T134_97">into</text:span><text:span text:style-name="T134_98"><text:s/></text:span><text:span text:style-name="T134_99">a</text:span><text:span text:style-name="T134_100"><text:s/></text:span><text:span text:style-name="T134_101">vehicle</text:span><text:span text:style-name="T134_102"><text:s/></text:span><text:span text:style-name="T134_103">for</text:span><text:span text:style-name="T134_104"><text:s/></text:span><text:span text:style-name="T134_105">their</text:span><text:span text:style-name="T134_106"><text:s/></text:span><text:span text:style-name="T134_107">nationalist</text:span><text:span text:style-name="T134_108"><text:s/></text:span><text:span text:style-name="T134_109">propaganda</text:span><text:span text:style-name="T134_110">.<text:s/></text:span><text:span text:style-name="T134_111">But</text:span><text:span text:style-name="T134_112"><text:s/></text:span><text:span text:style-name="T134_113">is</text:span><text:span text:style-name="T134_114"><text:s/></text:span><text:span text:style-name="T134_115">the</text:span><text:span text:style-name="T134_116"><text:s/></text:span><text:span text:style-name="T134_117">influence</text:span><text:span text:style-name="T134_118"><text:s/></text:span><text:span text:style-name="T134_119">from</text:span><text:span text:style-name="T134_120"><text:s/></text:span><text:span text:style-name="T134_121">other</text:span><text:span text:style-name="T134_122"><text:s/></text:span><text:span text:style-name="T134_123">cultures</text:span><text:span text:style-name="T134_124"><text:s/></text:span><text:span text:style-name="T134_125">a</text:span><text:span text:style-name="T134_126"><text:s/></text:span><text:span text:style-name="T134_127">threat</text:span><text:span text:style-name="T134_128"><text:s/></text:span><text:span text:style-name="T134_129">to</text:span><text:span text:style-name="T134_130"><text:s/></text:span><text:span text:style-name="T134_131">national</text:span><text:span text:style-name="T134_132"><text:s/></text:span><text:span text:style-name="T134_133">tradition</text:span><text:span text:style-name="T134_134"><text:s/></text:span><text:span text:style-name="T134_135">and</text:span><text:span text:style-name="T134_136"><text:s/></text:span><text:span text:style-name="T134_137">identity</text:span><text:span text:style-name="T134_138">?<text:s/></text:span><text:span text:style-name="T134_139">Obviously</text:span><text:span text:style-name="T134_140">,<text:s/></text:span><text:span text:style-name="T134_141">the</text:span><text:span text:style-name="T134_142"><text:s/></text:span><text:span text:style-name="T134_143">interest</text:span><text:span text:style-name="T134_144"><text:s/></text:span><text:span text:style-name="T134_145">in</text:span><text:span text:style-name="T134_146"><text:s/></text:span><text:span text:style-name="T134_147">the</text:span><text:span text:style-name="T134_148"><text:s/></text:span><text:span text:style-name="T134_149">preservation</text:span><text:span text:style-name="T134_150"><text:s/></text:span><text:span text:style-name="T134_151">of</text:span><text:span text:style-name="T134_152"><text:s/></text:span><text:span text:style-name="T134_153">national</text:span><text:span text:style-name="T134_154"><text:s/></text:span><text:span text:style-name="T134_155">culture</text:span><text:span text:style-name="T134_156"><text:s/></text:span><text:span text:style-name="T134_157">grew</text:span><text:span text:style-name="T134_158"><text:s/></text:span><text:span text:style-name="T134_159">out</text:span><text:span text:style-name="T134_160"><text:s/></text:span><text:span text:style-name="T134_161">of</text:span><text:span text:style-name="T134_162"><text:s/></text:span><text:span text:style-name="T134_163">national</text:span><text:span text:style-name="T134_164"><text:s/></text:span><text:span text:style-name="T134_165">romanticism</text:span><text:span text:style-name="T134_166"><text:s/></text:span><text:span text:style-name="T134_167">in</text:span><text:span text:style-name="T134_168"><text:s/></text:span><text:span text:style-name="T134_169">the</text:span><text:span text:style-name="T134_170"><text:s/>19</text:span><text:span text:style-name="T134_171">th</text:span><text:span text:style-name="T134_172"><text:s/></text:span><text:span text:style-name="T134_173">Century</text:span><text:span text:style-name="T134_174">.<text:s/></text:span><text:span text:style-name="T134_175">The</text:span><text:span text:style-name="T134_176"><text:s/></text:span><text:span text:style-name="T134_177">roots</text:span><text:span text:style-name="T134_178"><text:s/></text:span><text:span text:style-name="T134_179">of</text:span><text:span text:style-name="T134_180"><text:s/></text:span><text:span text:style-name="T134_181">the</text:span><text:span text:style-name="T134_182"><text:s/></text:span><text:span text:style-name="T134_183">current</text:span><text:span text:style-name="T134_184"><text:s/></text:span><text:span text:style-name="T134_185">movement</text:span><text:span text:style-name="T134_186"><text:s/></text:span><text:span text:style-name="T134_187">for</text:span><text:span text:style-name="T134_188"><text:s/></text:span><text:span text:style-name="T134_189">traditional</text:span><text:span text:style-name="T134_190"><text:s/></text:span><text:span text:style-name="T134_191">Swedish</text:span><text:span text:style-name="T134_192"><text:s/></text:span><text:span text:style-name="T134_193">music</text:span><text:span text:style-name="T134_194"><text:s/></text:span><text:span text:style-name="T134_195">is</text:span><text:span text:style-name="T134_196"><text:s/></text:span><text:span text:style-name="T134_197">in</text:span><text:span text:style-name="T134_198"><text:s/></text:span><text:span text:style-name="T134_199">other</text:span><text:span text:style-name="T134_200"><text:s/></text:span><text:span text:style-name="T134_201">words</text:span><text:span text:style-name="T134_202"><text:s/></text:span><text:span text:style-name="T134_203">based</text:span><text:span text:style-name="T134_204"><text:s/></text:span><text:span text:style-name="T134_205">on</text:span><text:span text:style-name="T134_206"><text:s/></text:span><text:span text:style-name="T134_207">conservative</text:span><text:span text:style-name="T134_208"><text:s/></text:span><text:span text:style-name="T134_209">political</text:span><text:span text:style-name="T134_210"><text:s/></text:span><text:span text:style-name="T134_211">values</text:span><text:span text:style-name="T134_212">.<text:s/></text:span><text:span text:style-name="T134_213">However</text:span><text:span text:style-name="T134_214">,<text:s/></text:span><text:span text:style-name="T134_215">much</text:span><text:span text:style-name="T134_216"><text:s/></text:span><text:span text:style-name="T134_217">water</text:span><text:span text:style-name="T134_218"><text:s/></text:span><text:span text:style-name="T134_219">has</text:span><text:span text:style-name="T134_220"><text:s/></text:span><text:span text:style-name="T134_221">flown</text:span><text:span text:style-name="T134_222"><text:s/></text:span><text:span text:style-name="T134_223">under</text:span><text:span text:style-name="T134_224"><text:s/></text:span><text:span text:style-name="T134_225">the</text:span><text:span text:style-name="T134_226"><text:s/></text:span><text:span text:style-name="T134_227">bridges</text:span><text:span text:style-name="T134_228"><text:s/></text:span><text:span text:style-name="T134_229">between</text:span><text:span text:style-name="T134_230"><text:s/></text:span><text:span text:style-name="T134_231">the</text:span><text:span text:style-name="T134_232"><text:s/></text:span><text:span text:style-name="T134_233">defenders</text:span><text:span text:style-name="T134_234"><text:s/></text:span><text:span text:style-name="T134_235">of</text:span><text:span text:style-name="T134_236"><text:s/></text:span><text:span text:style-name="T134_237">national</text:span><text:span text:style-name="T134_238"><text:s/></text:span><text:span text:style-name="T134_239">culture</text:span><text:span text:style-name="T134_240"><text:s/></text:span><text:span text:style-name="T134_241">in</text:span><text:span text:style-name="T134_242"><text:s/></text:span><text:span text:style-name="T134_243">those</text:span><text:span text:style-name="T134_244"><text:s/></text:span><text:span text:style-name="T134_245">days</text:span><text:span text:style-name="T134_246"><text:s/></text:span><text:span text:style-name="T134_247">and</text:span><text:span text:style-name="T134_248"><text:s/></text:span><text:span text:style-name="T134_249">the</text:span><text:span text:style-name="T134_250"><text:s/></text:span><text:span text:style-name="T134_251">folk</text:span><text:span text:style-name="T134_252"><text:s/></text:span><text:span text:style-name="T134_253">movement</text:span><text:span text:style-name="T134_254"><text:s/></text:span><text:span text:style-name="T134_255">of</text:span><text:span text:style-name="T134_256"><text:s/></text:span><text:span text:style-name="T134_257">the</text:span><text:span text:style-name="T134_258"><text:s/>1960</text:span><text:span text:style-name="T134_259">s</text:span><text:span text:style-name="T134_260">.<text:s/></text:span><text:span text:style-name="T134_261">The</text:span><text:span text:style-name="T134_262"><text:s/></text:span><text:span text:style-name="T134_263">pendulum</text:span><text:span text:style-name="T134_264"><text:s/></text:span><text:span text:style-name="T134_265">of</text:span><text:span text:style-name="T134_266"><text:s/></text:span><text:span text:style-name="T134_267">political</text:span><text:span text:style-name="T134_268"><text:s/></text:span><text:span text:style-name="T134_269">bias</text:span><text:span text:style-name="T134_270"><text:s/></text:span><text:span text:style-name="T134_271">can</text:span><text:span text:style-name="T134_272"><text:s/></text:span><text:span text:style-name="T134_273">swing</text:span><text:span text:style-name="T134_274"><text:s/></text:span><text:span text:style-name="T134_275">quite</text:span><text:span text:style-name="T134_276"><text:s/></text:span><text:span text:style-name="T134_277">radically</text:span><text:span text:style-name="T134_278"><text:s/></text:span><text:span text:style-name="T134_279">over</text:span><text:span text:style-name="T134_280"><text:s/></text:span><text:span text:style-name="T134_281">the</text:span><text:span text:style-name="T134_282"><text:s/></text:span><text:span text:style-name="T134_283">centuries</text:span><text:span text:style-name="T134_284">.<text:s/></text:span><text:span text:style-name="T134_285">In</text:span><text:span text:style-name="T134_286"><text:s/></text:span><text:span text:style-name="T134_287">the</text:span><text:span text:style-name="T134_288"><text:s/></text:span><text:span text:style-name="T134_289">present</text:span><text:span text:style-name="T134_290"><text:s/></text:span><text:span text:style-name="T134_291">day</text:span><text:span text:style-name="T134_292">,<text:s/></text:span><text:span text:style-name="T134_293">there</text:span><text:span text:style-name="T134_294"><text:s/></text:span><text:span text:style-name="T134_295">is</text:span><text:span text:style-name="T134_296"><text:s/></text:span><text:span text:style-name="T134_297">a</text:span><text:span text:style-name="T134_298"><text:s/></text:span><text:span text:style-name="T134_299">growing</text:span><text:span text:style-name="T134_300"><text:s/></text:span><text:span text:style-name="T134_301">awareness</text:span><text:span text:style-name="T134_302"><text:s/></text:span><text:span text:style-name="T134_303">of</text:span><text:span text:style-name="T134_304"><text:s/></text:span><text:span text:style-name="T134_305">the</text:span><text:span text:style-name="T134_306"><text:s/></text:span><text:span text:style-name="T134_307">necessity</text:span><text:span text:style-name="T134_308"><text:s/></text:span><text:span text:style-name="T134_309">of</text:span><text:span text:style-name="T134_310"><text:s/></text:span><text:span text:style-name="T134_311">change</text:span><text:span text:style-name="T134_312"><text:s/></text:span><text:span text:style-name="T134_313">as</text:span><text:span text:style-name="T134_314"><text:s/></text:span><text:span text:style-name="T134_315">a</text:span><text:span text:style-name="T134_316"><text:s/></text:span><text:span text:style-name="T134_317">fundamental</text:span><text:span text:style-name="T134_318"><text:s/></text:span><text:span text:style-name="T134_319">of</text:span><text:span text:style-name="T134_320"><text:s/></text:span><text:span text:style-name="T134_321">the</text:span><text:span text:style-name="T134_322"><text:s/></text:span><text:span text:style-name="T134_323">transmission</text:span><text:span text:style-name="T134_324"><text:s/></text:span><text:span text:style-name="T134_325">of</text:span><text:span text:style-name="T134_326"><text:s/></text:span><text:span text:style-name="T134_327">a</text:span><text:span text:style-name="T134_328"><text:s/></text:span><text:span text:style-name="T134_329">tradition</text:span><text:span text:style-name="T134_330">.<text:s/></text:span><text:span text:style-name="T134_331">The</text:span><text:span text:style-name="T134_332"><text:s/></text:span><text:span text:style-name="T134_333">investigations</text:span><text:span text:style-name="T134_334"><text:s/></text:span><text:span text:style-name="T134_335">of</text:span><text:span text:style-name="T134_336"><text:s/></text:span><text:span text:style-name="T134_337">Susanne</text:span><text:span text:style-name="T134_338"><text:s/></text:span><text:span text:style-name="T134_339">Rosenberg</text:span><text:span text:style-name="T134_340"><text:s/></text:span><text:span text:style-name="T134_341">and</text:span><text:span text:style-name="T134_342"><text:s/></text:span><text:span text:style-name="T134_343">Olof</text:span><text:span text:style-name="T134_344"><text:s/></text:span><text:span text:style-name="T134_345">Misgeld</text:span><text:span text:style-name="T134_346"><text:s/></text:span><text:span text:style-name="T134_347">into</text:span><text:span text:style-name="T134_348"><text:s/></text:span><text:span text:style-name="T134_349">the</text:span><text:span text:style-name="T134_350"><text:s/></text:span><text:span text:style-name="T134_351">basic</text:span><text:span text:style-name="T134_352"><text:s/></text:span><text:span text:style-name="T134_353">functions</text:span><text:span text:style-name="T134_354"><text:s/></text:span><text:span text:style-name="T134_355">of</text:span><text:span text:style-name="T134_356"><text:s/></text:span><text:span text:style-name="T134_357">variation</text:span><text:span text:style-name="T134_358"><text:s/></text:span><text:span text:style-name="T134_359">and</text:span><text:span text:style-name="T134_360"><text:s/></text:span><text:span text:style-name="T134_361">improvisation</text:span><text:span text:style-name="T134_362"><text:s/></text:span><text:span text:style-name="T134_363">in</text:span><text:span text:style-name="T134_364"><text:s/></text:span><text:span text:style-name="T134_365">traditional</text:span><text:span text:style-name="T134_366"><text:s/></text:span><text:span text:style-name="T134_367">Swedish</text:span><text:span text:style-name="T134_368"><text:s/></text:span><text:span text:style-name="T134_369">music</text:span><text:span text:style-name="T134_370"><text:s/></text:span><text:span text:style-name="T134_371">can</text:span><text:span text:style-name="T134_372"><text:s/></text:span><text:span text:style-name="T134_373">be</text:span><text:span text:style-name="T134_374"><text:s/></text:span><text:span text:style-name="T134_375">understood</text:span><text:span text:style-name="T134_376"><text:s/></text:span><text:span text:style-name="T134_377">as</text:span><text:span text:style-name="T134_378"><text:s/></text:span><text:span text:style-name="T134_379">a</text:span><text:span text:style-name="T134_380"><text:s/></text:span><text:span text:style-name="T134_381">de</text:span><text:span text:style-name="T134_382">-</text:span><text:span text:style-name="T134_383">mystification</text:span><text:span text:style-name="T134_384"><text:s/></text:span><text:span text:style-name="T134_385">of</text:span><text:span text:style-name="T134_386"><text:s/></text:span><text:span text:style-name="T134_387">the</text:span><text:span text:style-name="T134_388"><text:s/></text:span><text:span text:style-name="T134_389">way</text:span><text:span text:style-name="T134_390"><text:s/></text:span><text:span text:style-name="T134_391">traditions</text:span><text:span text:style-name="T134_392"><text:s/></text:span><text:span text:style-name="T134_393">are</text:span><text:span text:style-name="T134_394"><text:s/></text:span><text:span text:style-name="T134_395">communicated</text:span><text:span text:style-name="T134_396"><text:s/></text:span><text:span text:style-name="T134_397">and</text:span><text:span text:style-name="T134_398"><text:s/></text:span><text:span text:style-name="T134_399">how</text:span><text:span text:style-name="T134_400"><text:s/></text:span><text:span text:style-name="T134_401">they</text:span><text:span text:style-name="T134_402"><text:s/></text:span><text:span text:style-name="T134_403">live</text:span><text:span text:style-name="T134_404"><text:s/></text:span><text:span text:style-name="T134_405">on</text:span><text:span text:style-name="T134_406">.<text:s/></text:span><text:span text:style-name="T134_407">Though</text:span><text:span text:style-name="T134_408"><text:s/></text:span><text:span text:style-name="T134_409">there</text:span><text:span text:style-name="T134_410"><text:s/></text:span><text:span text:style-name="T134_411">was</text:span><text:span text:style-name="T134_412"><text:s/></text:span><text:span text:style-name="T134_413">no</text:span><text:span text:style-name="T134_414"><text:s/></text:span><text:span text:style-name="T134_415">outspoken</text:span><text:span text:style-name="T134_416"><text:s/></text:span><text:span text:style-name="T134_417">political</text:span><text:span text:style-name="T134_418"><text:s/></text:span><text:span text:style-name="T134_419">intention</text:span><text:span text:style-name="T134_420"><text:s/></text:span><text:span text:style-name="T134_421">behind</text:span><text:span text:style-name="T134_422">,<text:s/></text:span><text:span text:style-name="T134_423">the</text:span><text:span text:style-name="T134_424"><text:s/></text:span><text:span text:style-name="T134_425">current</text:span><text:span text:style-name="T134_426"><text:s/></text:span><text:span text:style-name="T134_427">political</text:span><text:span text:style-name="T134_428"><text:s/></text:span><text:span text:style-name="T134_429">debate</text:span><text:span text:style-name="T134_430"><text:s/></text:span><text:span text:style-name="T134_431">has</text:span><text:span text:style-name="T134_432"><text:s/></text:span><text:span text:style-name="T134_433">become</text:span><text:span text:style-name="T134_434"><text:s/></text:span><text:span text:style-name="T134_435">a</text:span><text:span text:style-name="T134_436"><text:s/></text:span><text:span text:style-name="T134_437">context</text:span><text:span text:style-name="T134_438"><text:s/></text:span><text:span text:style-name="T134_439">that</text:span><text:span text:style-name="T134_440"><text:s/></text:span><text:span text:style-name="T134_441">gives</text:span><text:span text:style-name="T134_442"><text:s/></text:span><text:span text:style-name="T134_443">these</text:span><text:span text:style-name="T134_444"><text:s/></text:span><text:span text:style-name="T134_445">musical</text:span><text:span text:style-name="T134_446"><text:s/></text:span><text:span text:style-name="T134_447">practices</text:span><text:span text:style-name="T134_448"><text:s/></text:span><text:span text:style-name="T134_449">further</text:span><text:span text:style-name="T134_450"><text:s/></text:span><text:span text:style-name="T134_451">political</text:span><text:span text:style-name="T134_452"><text:s/></text:span><text:span text:style-name="T134_453">relevance</text:span><text:span text:style-name="T134_454">.<text:s/></text:span></text:p>
      <text:p text:style-name="P135"/>
      <text:p text:style-name="P136"><text:span text:style-name="T136_1">Helen</text:span><text:span text:style-name="T136_2"><text:s/></text:span><text:span text:style-name="T136_3">Papaioannou</text:span><text:span text:style-name="T136_4"><text:s/></text:span><text:span text:style-name="T136_5">shifts</text:span><text:span text:style-name="T136_6"><text:s/></text:span><text:span text:style-name="T136_7">the</text:span><text:span text:style-name="T136_8"><text:s/></text:span><text:span text:style-name="T136_9">focus</text:span><text:span text:style-name="T136_10"><text:s/></text:span><text:span text:style-name="T136_11">from</text:span><text:span text:style-name="T136_12"><text:s/></text:span><text:span text:style-name="T136_13">the</text:span><text:span text:style-name="T136_14"><text:s/></text:span><text:span text:style-name="T136_15">composer</text:span><text:span text:style-name="T136_16">’</text:span><text:span text:style-name="T136_17">s</text:span><text:span text:style-name="T136_18"><text:s/></text:span><text:span text:style-name="T136_19">intention</text:span><text:span text:style-name="T136_20"><text:s/></text:span><text:span text:style-name="T136_21">towards</text:span><text:span text:style-name="T136_22"><text:s/></text:span><text:span text:style-name="T136_23">the</text:span><text:span text:style-name="T136_24"><text:s/></text:span><text:span text:style-name="T136_25">realtime</text:span><text:span text:style-name="T136_26"><text:s/></text:span><text:span text:style-name="T136_27">interaction</text:span><text:span text:style-name="T136_28"><text:s/></text:span><text:span text:style-name="T136_29">between</text:span><text:span text:style-name="T136_30"><text:s/></text:span><text:span text:style-name="T136_31">the</text:span><text:span text:style-name="T136_32"><text:s/></text:span><text:span text:style-name="T136_33">performers</text:span><text:span text:style-name="T136_34"><text:s/></text:span><text:span text:style-name="T136_35">by</text:span><text:span text:style-name="T136_36"><text:s/></text:span><text:span text:style-name="T136_37">way</text:span><text:span text:style-name="T136_38"><text:s/></text:span><text:span text:style-name="T136_39">of</text:span><text:span text:style-name="T136_40"><text:s/></text:span><text:span text:style-name="T136_41">a</text:span><text:span text:style-name="T136_42"><text:s/></text:span><text:span text:style-name="T136_43">score</text:span><text:span text:style-name="T136_44"><text:s/></text:span><text:span text:style-name="T136_45">that</text:span><text:span text:style-name="T136_46"><text:s/></text:span><text:span text:style-name="T136_47">does</text:span><text:span text:style-name="T136_48"><text:s/></text:span><text:span text:style-name="T136_49">not</text:span><text:span text:style-name="T136_50"><text:s/></text:span><text:span text:style-name="T136_51">represent</text:span><text:span text:style-name="T136_52"><text:s/></text:span><text:span text:style-name="T136_53">sounding</text:span><text:span text:style-name="T136_54"><text:s/></text:span><text:span text:style-name="T136_55">results</text:span><text:span text:style-name="T136_56"><text:s/></text:span><text:span text:style-name="T136_57">as</text:span><text:span text:style-name="T136_58"><text:s/></text:span><text:span text:style-name="T136_59">much</text:span><text:span text:style-name="T136_60"><text:s/></text:span><text:span text:style-name="T136_61">as</text:span><text:span text:style-name="T136_62"><text:s/></text:span><text:span text:style-name="T136_63">it</text:span><text:span text:style-name="T136_64"><text:s/></text:span><text:span text:style-name="T136_65">is</text:span><text:span text:style-name="T136_66"><text:s/></text:span><text:span text:style-name="T136_67">intended</text:span><text:span text:style-name="T136_68"><text:s/></text:span><text:span text:style-name="T136_69">to</text:span><text:span text:style-name="T136_70"><text:s/></text:span><text:span text:style-name="T136_71">evoke</text:span><text:span text:style-name="T136_72"><text:s/></text:span><text:span text:style-name="T136_73">action</text:span><text:span text:style-name="T136_74">.<text:s/></text:span><text:span text:style-name="T136_75">The</text:span><text:span text:style-name="T136_76"><text:s/></text:span><text:span text:style-name="T136_77">authority</text:span><text:span text:style-name="T136_78"><text:s/></text:span><text:span text:style-name="T136_79">of</text:span><text:span text:style-name="T136_80"><text:s/></text:span><text:span text:style-name="T136_81">the</text:span><text:span text:style-name="T136_82"><text:s/></text:span><text:span text:style-name="T136_83">score</text:span><text:span text:style-name="T136_84"><text:s/></text:span><text:span text:style-name="T136_85">and</text:span><text:span text:style-name="T136_86"><text:s/></text:span><text:span text:style-name="T136_87">its</text:span><text:span text:style-name="T136_88"><text:s/></text:span><text:span text:style-name="T136_89">imagined</text:span><text:span text:style-name="T136_90"><text:s/></text:span><text:span text:style-name="T136_91">representation</text:span><text:span text:style-name="T136_92"><text:s/></text:span><text:span text:style-name="T136_93">of</text:span><text:span text:style-name="T136_94"><text:s/></text:span><text:span text:style-name="T136_95">the</text:span><text:span text:style-name="T136_96"><text:s/></text:span><text:span text:style-name="T136_97">composer</text:span><text:span text:style-name="T136_98">’</text:span><text:span text:style-name="T136_99">s</text:span><text:span text:style-name="T136_100"><text:s/></text:span><text:span text:style-name="T136_101">intention</text:span><text:span text:style-name="T136_102"><text:s/></text:span><text:span text:style-name="T136_103">in</text:span><text:span text:style-name="T136_104"><text:s/></text:span><text:span text:style-name="T136_105">the</text:span><text:span text:style-name="T136_106"><text:s/></text:span><text:span text:style-name="T136_107">regime</text:span><text:span text:style-name="T136_108"><text:s/></text:span><text:span text:style-name="T136_109">of</text:span><text:span text:style-name="T136_110"><text:s/></text:span><text:span text:style-name="T136_111">werktrue</text:span><text:span text:style-name="T136_112"><text:s/></text:span><text:span text:style-name="T136_113">and</text:span><text:span text:style-name="T136_114"><text:s/></text:span><text:span text:style-name="T136_115">the</text:span><text:span text:style-name="T136_116"><text:s/></text:span><text:span text:style-name="T136_117">hierarchies</text:span><text:span text:style-name="T136_118"><text:s/></text:span><text:span text:style-name="T136_119">that</text:span><text:span text:style-name="T136_120"><text:s/></text:span><text:span text:style-name="T136_121">it</text:span><text:span text:style-name="T136_122"><text:s/></text:span><text:span text:style-name="T136_123">assumes</text:span><text:span text:style-name="T136_124"><text:s/></text:span><text:span text:style-name="T136_125">is</text:span><text:span text:style-name="T136_126"><text:s/></text:span><text:span text:style-name="T136_127">thus</text:span><text:span text:style-name="T136_128"><text:s/></text:span><text:span text:style-name="T136_129">by</text:span><text:span text:style-name="T136_130">-</text:span><text:span text:style-name="T136_131">passed</text:span><text:span text:style-name="T136_132">.<text:s/></text:span><text:span text:style-name="T136_133">In</text:span><text:span text:style-name="T136_134"><text:s/></text:span><text:span text:style-name="T136_135">similar</text:span><text:span text:style-name="T136_136"><text:s/></text:span><text:span text:style-name="T136_137">ways</text:span><text:span text:style-name="T136_138">,<text:s/></text:span><text:span text:style-name="T136_139">Sandeep</text:span><text:span text:style-name="T136_140"><text:s/></text:span><text:span text:style-name="T136_141">Bagwaati</text:span><text:span text:style-name="T136_142">’</text:span><text:span text:style-name="T136_143">s</text:span><text:span text:style-name="T136_144"><text:s/></text:span><text:span text:style-name="T136_145">interactive</text:span><text:span text:style-name="T136_146"><text:s/></text:span><text:span text:style-name="T136_147">score</text:span><text:span text:style-name="T136_148"><text:s/></text:span><text:span text:style-name="T136_149">in</text:span><text:span text:style-name="T136_150"><text:s/></text:span><text:span text:style-name="T136_151">the</text:span><text:span text:style-name="T136_152"><text:s/></text:span><text:span text:style-name="T136_153">series</text:span><text:span text:style-name="T136_154"><text:s/></text:span><text:span text:style-name="T136_155">of</text:span><text:span text:style-name="T136_156"><text:s/>‘</text:span><text:span text:style-name="T136_157">Comprovisations</text:span><text:span text:style-name="T136_158">’<text:s/></text:span><text:span text:style-name="T136_159">creats</text:span><text:span text:style-name="T136_160"><text:s/></text:span><text:span text:style-name="T136_161">a</text:span><text:span text:style-name="T136_162"><text:s/></text:span><text:span text:style-name="T136_163">space</text:span><text:span text:style-name="T136_164"><text:s/></text:span><text:span text:style-name="T136_165">where</text:span><text:span text:style-name="T136_166"><text:s/></text:span><text:span text:style-name="T136_167">meaning</text:span><text:span text:style-name="T136_168"><text:s/></text:span><text:span text:style-name="T136_169">can</text:span><text:span text:style-name="T136_170"><text:s/></text:span><text:span text:style-name="T136_171">be</text:span><text:span text:style-name="T136_172"><text:s/></text:span><text:span text:style-name="T136_173">negotiated</text:span><text:span text:style-name="T136_174"><text:s/></text:span><text:span text:style-name="T136_175">in</text:span><text:span text:style-name="T136_176"><text:s/></text:span><text:span text:style-name="T136_177">relation</text:span><text:span text:style-name="T136_178"><text:s/></text:span><text:span text:style-name="T136_179">not</text:span><text:span text:style-name="T136_180"><text:s/></text:span><text:span text:style-name="T136_181">only</text:span><text:span text:style-name="T136_182"><text:s/></text:span><text:span text:style-name="T136_183">to</text:span><text:span text:style-name="T136_184"><text:s/></text:span><text:span text:style-name="T136_185">the</text:span><text:span text:style-name="T136_186"><text:s/></text:span><text:span text:style-name="T136_187">composer</text:span><text:span text:style-name="T136_188">’</text:span><text:span text:style-name="T136_189">s</text:span><text:span text:style-name="T136_190"><text:s/></text:span><text:span text:style-name="T136_191">inscriptions</text:span><text:span text:style-name="T136_192"><text:s/></text:span><text:span text:style-name="T136_193">in</text:span><text:span text:style-name="T136_194"><text:s/></text:span><text:span text:style-name="T136_195">the</text:span><text:span text:style-name="T136_196"><text:s/></text:span><text:span text:style-name="T136_197">score</text:span><text:span text:style-name="T136_198"><text:s/></text:span><text:span text:style-name="T136_199">but</text:span><text:span text:style-name="T136_200"><text:s/></text:span><text:span text:style-name="T136_201">also</text:span><text:span text:style-name="T136_202"><text:s/></text:span><text:span text:style-name="T136_203">in</text:span><text:span text:style-name="T136_204"><text:s/></text:span><text:span text:style-name="T136_205">relation</text:span><text:span text:style-name="T136_206"><text:s/></text:span><text:span text:style-name="T136_207">to</text:span><text:span text:style-name="T136_208"><text:s/></text:span><text:span text:style-name="T136_209">the</text:span><text:span text:style-name="T136_210"><text:s/></text:span><text:span text:style-name="T136_211">traditions</text:span><text:span text:style-name="T136_212"><text:s/></text:span><text:span text:style-name="T136_213">embodied</text:span><text:span text:style-name="T136_214"><text:s/></text:span><text:span text:style-name="T136_215">by</text:span><text:span text:style-name="T136_216"><text:s/></text:span><text:span text:style-name="T136_217">the</text:span><text:span text:style-name="T136_218"><text:s/></text:span><text:span text:style-name="T136_219">performers</text:span><text:span text:style-name="T136_220">.<text:s/></text:span><text:span text:style-name="T136_221">Kim</text:span><text:span text:style-name="T136_222"><text:s/></text:span><text:span text:style-name="T136_223">Ngoc</text:span><text:span text:style-name="T136_224"><text:s/></text:span><text:span text:style-name="T136_225">Tran</text:span><text:span text:style-name="T136_226"><text:s/></text:span><text:span text:style-name="T136_227">Thi</text:span><text:span text:style-name="T136_228">,<text:s/></text:span><text:span text:style-name="T136_229">in</text:span><text:span text:style-name="T136_230"><text:s/></text:span><text:span text:style-name="T136_231">her</text:span><text:span text:style-name="T136_232"><text:s/></text:span><text:span text:style-name="T136_233">composition</text:span><text:span text:style-name="T136_234"><text:s/></text:span><text:span text:style-name="T136_235">titled</text:span><text:span text:style-name="T136_236"><text:s/></text:span><text:span text:style-name="T136_237">Move</text:span><text:span text:style-name="T136_238">,<text:s/></text:span><text:span text:style-name="T136_239">makes</text:span><text:span text:style-name="T136_240"><text:s/></text:span><text:span text:style-name="T136_241">the</text:span><text:span text:style-name="T136_242"><text:s/></text:span><text:span text:style-name="T136_243">identity</text:span><text:span text:style-name="T136_244"><text:s/></text:span><text:span text:style-name="T136_245">of</text:span><text:span text:style-name="T136_246"><text:s/></text:span><text:span text:style-name="T136_247">the</text:span><text:span text:style-name="T136_248"><text:s/></text:span><text:span text:style-name="T136_249">composition</text:span><text:span text:style-name="T136_250"><text:s/></text:span><text:span text:style-name="T136_251">highly</text:span><text:span text:style-name="T136_252"><text:s/></text:span><text:span text:style-name="T136_253">dependent</text:span><text:span text:style-name="T136_254"><text:s/></text:span><text:span text:style-name="T136_255">on</text:span><text:span text:style-name="T136_256"><text:s/></text:span><text:span text:style-name="T136_257">the</text:span><text:span text:style-name="T136_258"><text:s/></text:span><text:span text:style-name="T136_259">identity</text:span><text:span text:style-name="T136_260"><text:s/></text:span><text:span text:style-name="T136_261">of</text:span><text:span text:style-name="T136_262"><text:s/></text:span><text:span text:style-name="T136_263">the</text:span><text:span text:style-name="T136_264"><text:s/></text:span><text:span text:style-name="T136_265">performers</text:span><text:span text:style-name="T136_266"><text:s/></text:span><text:span text:style-name="T136_267">and</text:span><text:span text:style-name="T136_268"><text:s/></text:span><text:span text:style-name="T136_269">specifically</text:span><text:span text:style-name="T136_270"><text:s/></text:span><text:span text:style-name="T136_271">on</text:span><text:span text:style-name="T136_272"><text:s/></text:span><text:span text:style-name="T136_273">the</text:span><text:span text:style-name="T136_274"><text:s/></text:span><text:span text:style-name="T136_275">hybridity</text:span><text:span text:style-name="T136_276"><text:s/></text:span><text:span text:style-name="T136_277">that</text:span><text:span text:style-name="T136_278"><text:s/></text:span><text:span text:style-name="T136_279">emerged</text:span><text:span text:style-name="T136_280"><text:s/></text:span><text:span text:style-name="T136_281">through</text:span><text:span text:style-name="T136_282"><text:s/></text:span><text:span text:style-name="T136_283">the</text:span><text:span text:style-name="T136_284"><text:s/></text:span><text:span text:style-name="T136_285">long</text:span><text:span text:style-name="T136_286">-</text:span><text:span text:style-name="T136_287">term</text:span><text:span text:style-name="T136_288"><text:s/></text:span><text:span text:style-name="T136_289">blending</text:span><text:span text:style-name="T136_290"><text:s/></text:span><text:span text:style-name="T136_291">of</text:span><text:span text:style-name="T136_292"><text:s/></text:span><text:span text:style-name="T136_293">traditional</text:span><text:span text:style-name="T136_294"><text:s/></text:span><text:span text:style-name="T136_295">Vietnamese</text:span><text:span text:style-name="T136_296"><text:s/></text:span><text:span text:style-name="T136_297">music</text:span><text:span text:style-name="T136_298"><text:s/></text:span><text:span text:style-name="T136_299">and</text:span><text:span text:style-name="T136_300"><text:s/></text:span><text:span text:style-name="T136_301">experimental</text:span><text:span text:style-name="T136_302"><text:s/></text:span><text:span text:style-name="T136_303">western</text:span><text:span text:style-name="T136_304"><text:s/></text:span><text:span text:style-name="T136_305">modes</text:span><text:span text:style-name="T136_306"><text:s/></text:span><text:span text:style-name="T136_307">of</text:span><text:span text:style-name="T136_308"><text:s/></text:span><text:span text:style-name="T136_309">expression</text:span><text:span text:style-name="T136_310"><text:s/></text:span><text:span text:style-name="T136_311">in</text:span><text:span text:style-name="T136_312"><text:s/></text:span><text:span text:style-name="T136_313">the</text:span><text:span text:style-name="T136_314"><text:s/></text:span><text:span text:style-name="T136_315">work</text:span><text:span text:style-name="T136_316"><text:s/></text:span><text:span text:style-name="T136_317">of</text:span><text:span text:style-name="T136_318"><text:s/></text:span><text:span text:style-name="T136_319">The</text:span><text:span text:style-name="T136_320"><text:s/></text:span><text:span text:style-name="T136_321">Six</text:span><text:span text:style-name="T136_322"><text:s/></text:span><text:span text:style-name="T136_323">Tones</text:span><text:span text:style-name="T136_324">.<text:s/></text:span><text:span text:style-name="T136_325">All</text:span><text:span text:style-name="T136_326"><text:s/></text:span><text:span text:style-name="T136_327">these</text:span><text:span text:style-name="T136_328"><text:s/></text:span><text:span text:style-name="T136_329">examples</text:span><text:span text:style-name="T136_330"><text:s/></text:span><text:span text:style-name="T136_331">of</text:span><text:span text:style-name="T136_332"><text:s/></text:span><text:span text:style-name="T136_333">works</text:span><text:span text:style-name="T136_334"><text:s/></text:span><text:span text:style-name="T136_335">also</text:span><text:span text:style-name="T136_336"><text:s/></text:span><text:span text:style-name="T136_337">released</text:span><text:span text:style-name="T136_338"><text:s/></text:span><text:span text:style-name="T136_339">in</text:span><text:span text:style-name="T136_340"><text:s/></text:span><text:span text:style-name="T136_341">the</text:span><text:span text:style-name="T136_342"><text:s/></text:span><text:span text:style-name="T136_343">present</text:span><text:span text:style-name="T136_344"><text:s/></text:span><text:span text:style-name="T136_345">publication</text:span><text:span text:style-name="T136_346"><text:s/></text:span><text:span text:style-name="T136_347">point</text:span><text:span text:style-name="T136_348"><text:s/></text:span><text:span text:style-name="T136_349">to</text:span><text:span text:style-name="T136_350"><text:s/></text:span><text:span text:style-name="T136_351">the</text:span><text:span text:style-name="T136_352"><text:s/></text:span><text:span text:style-name="T136_353">further</text:span><text:span text:style-name="T136_354"><text:s/></text:span><text:span text:style-name="T136_355">political</text:span><text:span text:style-name="T136_356"><text:s/></text:span><text:span text:style-name="T136_357">implications</text:span><text:span text:style-name="T136_358"><text:s/></text:span><text:span text:style-name="T136_359">of</text:span><text:span text:style-name="T136_360"><text:s/></text:span><text:span text:style-name="T136_361">a</text:span><text:span text:style-name="T136_362"><text:s/></text:span><text:span text:style-name="T136_363">shift</text:span><text:span text:style-name="T136_364"><text:s/></text:span><text:span text:style-name="T136_365">in</text:span><text:span text:style-name="T136_366"><text:s/></text:span><text:span text:style-name="T136_367">the</text:span><text:span text:style-name="T136_368"><text:s/></text:span><text:span text:style-name="T136_369">view</text:span><text:span text:style-name="T136_370"><text:s/></text:span><text:span text:style-name="T136_371">of</text:span><text:span text:style-name="T136_372"><text:s/></text:span><text:span text:style-name="T136_373">the</text:span><text:span text:style-name="T136_374"><text:s/></text:span><text:span text:style-name="T136_375">composer</text:span><text:span text:style-name="T136_376"><text:s/></text:span><text:span text:style-name="T136_377">and</text:span><text:span text:style-name="T136_378"><text:s/></text:span><text:span text:style-name="T136_379">of</text:span><text:span text:style-name="T136_380"><text:s/></text:span><text:span text:style-name="T136_381">the</text:span><text:span text:style-name="T136_382"><text:s/></text:span><text:span text:style-name="T136_383">score</text:span><text:span text:style-name="T136_384"><text:s/></text:span><text:span text:style-name="T136_385">in</text:span><text:span text:style-name="T136_386"><text:s/></text:span><text:span text:style-name="T136_387">relation</text:span><text:span text:style-name="T136_388"><text:s/></text:span><text:span text:style-name="T136_389">to</text:span><text:span text:style-name="T136_390"><text:s/></text:span><text:span text:style-name="T136_391">a</text:span><text:span text:style-name="T136_392"><text:s/></text:span><text:span text:style-name="T136_393">globalized</text:span><text:span text:style-name="T136_394"><text:s/></text:span><text:span text:style-name="T136_395">and</text:span><text:span text:style-name="T136_396"><text:s/></text:span><text:span text:style-name="T136_397">post</text:span><text:span text:style-name="T136_398">-</text:span><text:span text:style-name="T136_399">colonial</text:span><text:span text:style-name="T136_400"><text:s/></text:span><text:span text:style-name="T136_401">society</text:span><text:span text:style-name="T136_402">.<text:s/></text:span></text:p>
      <text:p text:style-name="P137"/>
      <text:p text:style-name="P138"><text:span text:style-name="T138_1">By</text:span><text:span text:style-name="T138_2"><text:s/></text:span><text:span text:style-name="T138_3">situating</text:span><text:span text:style-name="T138_4"><text:s/></text:span><text:span text:style-name="T138_5">the</text:span><text:span text:style-name="T138_6"><text:s/></text:span><text:span text:style-name="T138_7">diverse</text:span><text:span text:style-name="T138_8"><text:s/></text:span><text:span text:style-name="T138_9">kinds</text:span><text:span text:style-name="T138_10"><text:s/></text:span><text:span text:style-name="T138_11">of</text:span><text:span text:style-name="T138_12"><text:s/></text:span><text:span text:style-name="T138_13">music</text:span><text:span text:style-name="T138_14"><text:s/></text:span><text:span text:style-name="T138_15">making</text:span><text:span text:style-name="T138_16"><text:s/></text:span><text:span text:style-name="T138_17">discussed</text:span><text:span text:style-name="T138_18"><text:s/></text:span><text:span text:style-name="T138_19">above</text:span><text:span text:style-name="T138_20"><text:s/></text:span><text:span text:style-name="T138_21">in</text:span><text:span text:style-name="T138_22"><text:s/></text:span><text:span text:style-name="T138_23">a</text:span><text:span text:style-name="T138_24"><text:s/></text:span><text:span text:style-name="T138_25">wider</text:span><text:span text:style-name="T138_26"><text:s/></text:span><text:span text:style-name="T138_27">discourse</text:span><text:span text:style-name="T138_28">,<text:s/></text:span><text:span text:style-name="T138_29">a</text:span><text:span text:style-name="T138_30"><text:s/></text:span><text:span text:style-name="T138_31">politicalization</text:span><text:span text:style-name="T138_32"><text:s/></text:span><text:span text:style-name="T138_33">may</text:span><text:span text:style-name="T138_34"><text:s/></text:span><text:span text:style-name="T138_35">be</text:span><text:span text:style-name="T138_36"><text:s/></text:span><text:span text:style-name="T138_37">said</text:span><text:span text:style-name="T138_38"><text:s/></text:span><text:span text:style-name="T138_39">to</text:span><text:span text:style-name="T138_40"><text:s/></text:span><text:span text:style-name="T138_41">occur</text:span><text:span text:style-name="T138_42">.<text:s/></text:span><text:span text:style-name="T138_43">However</text:span><text:span text:style-name="T138_44">,<text:s/></text:span><text:span text:style-name="T138_45">our</text:span><text:span text:style-name="T138_46"><text:s/></text:span><text:span text:style-name="T138_47">claim</text:span><text:span text:style-name="T138_48"><text:s/></text:span><text:span text:style-name="T138_49">is</text:span><text:span text:style-name="T138_50"><text:s/></text:span><text:span text:style-name="T138_51">that</text:span><text:span text:style-name="T138_52"><text:s/></text:span><text:span text:style-name="T138_53">in</text:span><text:span text:style-name="T138_54"><text:s/></text:span><text:span text:style-name="T138_55">essence</text:span><text:span text:style-name="T138_56">,<text:s/></text:span><text:span text:style-name="T138_57">it</text:span><text:span text:style-name="T138_58"><text:s/></text:span><text:span text:style-name="T138_59">is</text:span><text:span text:style-name="T138_60"><text:s/></text:span><text:span text:style-name="T138_61">the</text:span><text:span text:style-name="T138_62"><text:s/></text:span><text:span text:style-name="T138_63">resonance</text:span><text:span text:style-name="T138_64"><text:s/></text:span><text:span text:style-name="T138_65">within</text:span><text:span text:style-name="T138_66"><text:s/></text:span><text:span text:style-name="T138_67">the</text:span><text:span text:style-name="T138_68"><text:s/></text:span><text:span text:style-name="T138_69">listening</text:span><text:span text:style-name="T138_70"><text:s/></text:span><text:span text:style-name="T138_71">subject</text:span><text:span text:style-name="T138_72"><text:s/></text:span><text:span text:style-name="T138_73">that</text:span><text:span text:style-name="T138_74"><text:s/></text:span><text:span text:style-name="T138_75">reveals</text:span><text:span text:style-name="T138_76"><text:s/></text:span><text:span text:style-name="T138_77">the</text:span><text:span text:style-name="T138_78"><text:s/></text:span><text:span text:style-name="T138_79">political</text:span><text:span text:style-name="T138_80"><text:s/></text:span><text:span text:style-name="T138_81">nature</text:span><text:span text:style-name="T138_82"><text:s/></text:span><text:span text:style-name="T138_83">of</text:span><text:span text:style-name="T138_84"><text:s/></text:span><text:span text:style-name="T138_85">all</text:span><text:span text:style-name="T138_86"><text:s/></text:span><text:span text:style-name="T138_87">artistic</text:span><text:span text:style-name="T138_88"><text:s/></text:span><text:span text:style-name="T138_89">practice</text:span><text:span text:style-name="T138_90">.<text:s/></text:span><text:span text:style-name="T138_91">This</text:span><text:span text:style-name="T138_92"><text:s/></text:span><text:span text:style-name="T138_93">claim</text:span><text:span text:style-name="T138_94"><text:s/></text:span><text:span text:style-name="T138_95">has</text:span><text:span text:style-name="T138_96"><text:s/></text:span><text:span text:style-name="T138_97">very</text:span><text:span text:style-name="T138_98"><text:s/></text:span><text:span text:style-name="T138_99">little</text:span><text:span text:style-name="T138_100"><text:s/></text:span><text:span text:style-name="T138_101">to</text:span><text:span text:style-name="T138_102"><text:s/></text:span><text:span text:style-name="T138_103">do</text:span><text:span text:style-name="T138_104"><text:s/></text:span><text:span text:style-name="T138_105">with</text:span><text:span text:style-name="T138_106"><text:s/></text:span><text:span text:style-name="T138_107">what</text:span><text:span text:style-name="T138_108"><text:s/></text:span><text:span text:style-name="T138_109">is</text:span><text:span text:style-name="T138_110"><text:s/></text:span><text:span text:style-name="T138_111">commonly</text:span><text:span text:style-name="T138_112"><text:s/></text:span><text:span text:style-name="T138_113">referred</text:span><text:span text:style-name="T138_114"><text:s/></text:span><text:span text:style-name="T138_115">to</text:span><text:span text:style-name="T138_116"><text:s/></text:span><text:span text:style-name="T138_117">as</text:span><text:span text:style-name="T138_118"><text:s/></text:span><text:span text:style-name="T138_119">political</text:span><text:span text:style-name="T138_120"><text:s/></text:span><text:span text:style-name="T138_121">art</text:span><text:span text:style-name="T138_122"><text:s/></text:span><text:span text:style-name="T138_123">and</text:span><text:span text:style-name="T138_124"><text:s/></text:span><text:span text:style-name="T138_125">goes</text:span><text:span text:style-name="T138_126"><text:s/></text:span><text:span text:style-name="T138_127">beyond</text:span><text:span text:style-name="T138_128"><text:s/></text:span><text:span text:style-name="T138_129">any</text:span><text:span text:style-name="T138_130"><text:s/></text:span><text:span text:style-name="T138_131">specific</text:span><text:span text:style-name="T138_132"><text:s/></text:span><text:span text:style-name="T138_133">modelling</text:span><text:span text:style-name="T138_134"><text:s/></text:span><text:span text:style-name="T138_135">of</text:span><text:span text:style-name="T138_136"><text:s/></text:span><text:span text:style-name="T138_137">the</text:span><text:span text:style-name="T138_138"><text:s/></text:span><text:span text:style-name="T138_139">artistic</text:span><text:span text:style-name="T138_140"><text:s/></text:span><text:span text:style-name="T138_141">output</text:span><text:span text:style-name="T138_142"><text:s/></text:span><text:span text:style-name="T138_143">along</text:span><text:span text:style-name="T138_144"><text:s/></text:span><text:span text:style-name="T138_145">political</text:span><text:span text:style-name="T138_146"><text:s/></text:span><text:span text:style-name="T138_147">lines</text:span><text:span text:style-name="T138_148">.<text:s/></text:span><text:span text:style-name="T138_149">Also</text:span><text:span text:style-name="T138_150">,<text:s/></text:span><text:span text:style-name="T138_151">it</text:span><text:span text:style-name="T138_152"><text:s/></text:span><text:span text:style-name="T138_153">is</text:span><text:span text:style-name="T138_154"><text:s/></text:span><text:span text:style-name="T138_155">not</text:span><text:span text:style-name="T138_156"><text:s/></text:span><text:span text:style-name="T138_157">linked</text:span><text:span text:style-name="T138_158"><text:s/></text:span><text:span text:style-name="T138_159">only</text:span><text:span text:style-name="T138_160"><text:s/></text:span><text:span text:style-name="T138_161">to</text:span><text:span text:style-name="T138_162"><text:s/></text:span><text:span text:style-name="T138_163">verbal</text:span><text:span text:style-name="T138_164"><text:s/></text:span><text:span text:style-name="T138_165">discourse</text:span><text:span text:style-name="T138_166"><text:s/></text:span><text:span text:style-name="T138_167">on</text:span><text:span text:style-name="T138_168"><text:s/></text:span><text:span text:style-name="T138_169">music</text:span><text:span text:style-name="T138_170"><text:s/></text:span><text:span text:style-name="T138_171">but</text:span><text:span text:style-name="T138_172"><text:s/></text:span><text:span text:style-name="T138_173">it</text:span><text:span text:style-name="T138_174"><text:s/></text:span><text:span text:style-name="T138_175">is</text:span><text:span text:style-name="T138_176"><text:s/></text:span><text:span text:style-name="T138_177">rather</text:span><text:span text:style-name="T138_178"><text:s/></text:span><text:span text:style-name="T138_179">a</text:span><text:span text:style-name="T138_180"><text:s/></text:span><text:span text:style-name="T138_181">discourse</text:span><text:span text:style-name="T138_182"><text:s/></text:span><text:span text:style-name="T138_183">in</text:span><text:span text:style-name="T138_184"><text:s/></text:span><text:span text:style-name="T138_185">music</text:span><text:span text:style-name="T138_186"><text:s/>(</text:span><text:span text:style-name="T138_187">Folkestad</text:span><text:span text:style-name="T138_188">,<text:s/>1996)<text:s/></text:span><text:span text:style-name="T138_189">that</text:span><text:span text:style-name="T138_190"><text:s/></text:span><text:span text:style-name="T138_191">does</text:span><text:span text:style-name="T138_192"><text:s/></text:span><text:span text:style-name="T138_193">have</text:span><text:span text:style-name="T138_194"><text:s/></text:span><text:span text:style-name="T138_195">the</text:span><text:span text:style-name="T138_196"><text:s/></text:span><text:span text:style-name="T138_197">potential</text:span><text:span text:style-name="T138_198"><text:s/></text:span><text:span text:style-name="T138_199">to</text:span><text:span text:style-name="T138_200"><text:s/></text:span><text:span text:style-name="T138_201">create</text:span><text:span text:style-name="T138_202"><text:s/></text:span><text:span text:style-name="T138_203">the</text:span><text:span text:style-name="T138_204"><text:s/></text:span><text:span text:style-name="T138_205">radicalization</text:span><text:span text:style-name="T138_206"><text:s/></text:span><text:span text:style-name="T138_207">that</text:span><text:span text:style-name="T138_208"><text:s/></text:span><text:span text:style-name="T138_209">Attali</text:span><text:span text:style-name="T138_210"><text:s/></text:span><text:span text:style-name="T138_211">discusses</text:span><text:span text:style-name="T138_212">.<text:s/></text:span></text:p>
      <text:p text:style-name="P139"/>
      <text:p text:style-name="P140"><text:span text:style-name="T140_1">Like</text:span><text:span text:style-name="T140_2"><text:s/></text:span><text:span text:style-name="T140_3">much</text:span><text:span text:style-name="T140_4"><text:s/></text:span><text:span text:style-name="T140_5">artistic</text:span><text:span text:style-name="T140_6"><text:s/></text:span><text:span text:style-name="T140_7">practice</text:span><text:span text:style-name="T140_8"><text:s/></text:span><text:span text:style-name="T140_9">and</text:span><text:span text:style-name="T140_10"><text:s/></text:span><text:span text:style-name="T140_11">research</text:span><text:span text:style-name="T140_12"><text:s/></text:span><text:span text:style-name="T140_13">neither</text:span><text:span text:style-name="T140_14"><text:s/></text:span><text:span text:style-name="T140_15">the</text:span><text:span text:style-name="T140_16"><text:s/></text:span><text:span text:style-name="T140_17">project</text:span><text:span text:style-name="T140_18"><text:s/>(</text:span><text:span text:style-name="T140_19">re</text:span><text:span text:style-name="T140_20">)</text:span><text:span text:style-name="T140_21">thinking</text:span><text:span text:style-name="T140_22">,<text:s/></text:span><text:span text:style-name="T140_23">nor</text:span><text:span text:style-name="T140_24"><text:s/></text:span><text:span text:style-name="T140_25">the</text:span><text:span text:style-name="T140_26"><text:s/></text:span><text:span text:style-name="T140_27">event</text:span><text:span text:style-name="T140_28"><text:s/>(</text:span><text:span text:style-name="T140_29">re</text:span><text:span text:style-name="T140_30">)</text:span><text:span text:style-name="T140_31">thinking</text:span><text:span text:style-name="T140_32"><text:s/></text:span><text:span text:style-name="T140_33">improvisation</text:span><text:span text:style-name="T140_34"><text:s/></text:span><text:span text:style-name="T140_35">have</text:span><text:span text:style-name="T140_36"><text:s/></text:span><text:span text:style-name="T140_37">been</text:span><text:span text:style-name="T140_38"><text:s/></text:span><text:span text:style-name="T140_39">activities</text:span><text:span text:style-name="T140_40"><text:s/></text:span><text:span text:style-name="T140_41">that</text:span><text:span text:style-name="T140_42"><text:s/></text:span><text:span text:style-name="T140_43">have</text:span><text:span text:style-name="T140_44"><text:s/></text:span><text:span text:style-name="T140_45">come</text:span><text:span text:style-name="T140_46"><text:s/></text:span><text:span text:style-name="T140_47">to</text:span><text:span text:style-name="T140_48"><text:s/></text:span><text:span text:style-name="T140_49">complete</text:span><text:span text:style-name="T140_50"><text:s/></text:span><text:span text:style-name="T140_51">and</text:span><text:span text:style-name="T140_52"><text:s/></text:span><text:span text:style-name="T140_53">final</text:span><text:span text:style-name="T140_54"><text:s/></text:span><text:span text:style-name="T140_55">end</text:span><text:span text:style-name="T140_56">,<text:s/></text:span><text:span text:style-name="T140_57">but</text:span><text:span text:style-name="T140_58"><text:s/></text:span><text:span text:style-name="T140_59">should</text:span><text:span text:style-name="T140_60"><text:s/></text:span><text:span text:style-name="T140_61">be</text:span><text:span text:style-name="T140_62"><text:s/></text:span><text:span text:style-name="T140_63">regarded</text:span><text:span text:style-name="T140_64"><text:s/></text:span><text:span text:style-name="T140_65">as</text:span><text:span text:style-name="T140_66"><text:s/></text:span><text:span text:style-name="T140_67">a</text:span><text:span text:style-name="T140_68"><text:s/></text:span><text:span text:style-name="T140_69">contribution</text:span><text:span text:style-name="T140_70"><text:s/></text:span><text:span text:style-name="T140_71">to</text:span><text:span text:style-name="T140_72"><text:s/></text:span><text:span text:style-name="T140_73">the</text:span><text:span text:style-name="T140_74"><text:s/></text:span><text:span text:style-name="T140_75">widening</text:span><text:span text:style-name="T140_76"><text:s/></text:span><text:span text:style-name="T140_77">field</text:span><text:span text:style-name="T140_78"><text:s/></text:span><text:span text:style-name="T140_79">of</text:span><text:span text:style-name="T140_80"><text:s/></text:span><text:span text:style-name="T140_81">research</text:span><text:span text:style-name="T140_82"><text:s/></text:span><text:span text:style-name="T140_83">into</text:span><text:span text:style-name="T140_84"><text:s/></text:span><text:span text:style-name="T140_85">musical</text:span><text:span text:style-name="T140_86"><text:s/></text:span><text:span text:style-name="T140_87">improvisation</text:span><text:span text:style-name="T140_88">.<text:s/></text:span><text:span text:style-name="T140_89">Although</text:span><text:span text:style-name="T140_90"><text:s/></text:span><text:span text:style-name="T140_91">limited</text:span><text:span text:style-name="T140_92"><text:s/></text:span><text:span text:style-name="T140_93">in</text:span><text:span text:style-name="T140_94"><text:s/></text:span><text:span text:style-name="T140_95">scope</text:span><text:span text:style-name="T140_96"><text:s/></text:span><text:span text:style-name="T140_97">and</text:span><text:span text:style-name="T140_98"><text:s/></text:span><text:span text:style-name="T140_99">as</text:span><text:span text:style-name="T140_100"><text:s/></text:span><text:span text:style-name="T140_101">always</text:span><text:span text:style-name="T140_102"><text:s/></text:span><text:span text:style-name="T140_103">in</text:span><text:span text:style-name="T140_104"><text:s/></text:span><text:span text:style-name="T140_105">human</text:span><text:span text:style-name="T140_106"><text:s/></text:span><text:span text:style-name="T140_107">activities</text:span><text:span text:style-name="T140_108"><text:s/></text:span><text:span text:style-name="T140_109">also</text:span><text:span text:style-name="T140_110"><text:s/></text:span><text:span text:style-name="T140_111">replete</text:span><text:span text:style-name="T140_112"><text:s/></text:span><text:span text:style-name="T140_113">with</text:span><text:span text:style-name="T140_114"><text:s/></text:span><text:span text:style-name="T140_115">shortcomings</text:span><text:span text:style-name="T140_116">,<text:s/></text:span><text:span text:style-name="T140_117">it</text:span><text:span text:style-name="T140_118"><text:s/></text:span><text:span text:style-name="T140_119">was</text:span><text:span text:style-name="T140_120"><text:s/></text:span><text:span text:style-name="T140_121">an</text:span><text:span text:style-name="T140_122"><text:s/></text:span><text:span text:style-name="T140_123">attempt</text:span><text:span text:style-name="T140_124"><text:s/></text:span><text:span text:style-name="T140_125">to</text:span><text:span text:style-name="T140_126"><text:s/></text:span><text:span text:style-name="T140_127">address</text:span><text:span text:style-name="T140_128"><text:s/></text:span><text:span text:style-name="T140_129">and</text:span><text:span text:style-name="T140_130"><text:s/></text:span><text:span text:style-name="T140_131">bring</text:span><text:span text:style-name="T140_132"><text:s/></text:span><text:span text:style-name="T140_133">together</text:span><text:span text:style-name="T140_134"><text:s/></text:span><text:span text:style-name="T140_135">some</text:span><text:span text:style-name="T140_136"><text:s/></text:span><text:span text:style-name="T140_137">of</text:span><text:span text:style-name="T140_138"><text:s/></text:span><text:span text:style-name="T140_139">the</text:span><text:span text:style-name="T140_140"><text:s/></text:span><text:span text:style-name="T140_141">many</text:span><text:span text:style-name="T140_142"><text:s/></text:span><text:span text:style-name="T140_143">expressions</text:span><text:span text:style-name="T140_144"><text:s/></text:span><text:span text:style-name="T140_145">of</text:span><text:span text:style-name="T140_146"><text:s/></text:span><text:span text:style-name="T140_147">this</text:span><text:span text:style-name="T140_148"><text:s/></text:span><text:span text:style-name="T140_149">shift</text:span><text:span text:style-name="T140_150"><text:s/></text:span><text:span text:style-name="T140_151">in</text:span><text:span text:style-name="T140_152"><text:s/></text:span><text:span text:style-name="T140_153">contemporary</text:span><text:span text:style-name="T140_154"><text:s/></text:span><text:span text:style-name="T140_155">musical</text:span><text:span text:style-name="T140_156"><text:s/></text:span><text:span text:style-name="T140_157">practices</text:span><text:span text:style-name="T140_158">.<text:s/></text:span><text:span text:style-name="T140_159">The</text:span><text:span text:style-name="T140_160"><text:s/></text:span><text:span text:style-name="T140_161">present</text:span><text:span text:style-name="T140_162"><text:s/></text:span><text:span text:style-name="T140_163">publication</text:span><text:span text:style-name="T140_164"><text:s/></text:span><text:span text:style-name="T140_165">contains</text:span><text:span text:style-name="T140_166"><text:s/></text:span><text:span text:style-name="T140_167">essays</text:span><text:span text:style-name="T140_168">,<text:s/></text:span><text:span text:style-name="T140_169">both</text:span><text:span text:style-name="T140_170"><text:s/></text:span><text:span text:style-name="T140_171">in</text:span><text:span text:style-name="T140_172"><text:s/></text:span><text:span text:style-name="T140_173">writing</text:span><text:span text:style-name="T140_174"><text:s/></text:span><text:span text:style-name="T140_175">and</text:span><text:span text:style-name="T140_176"><text:s/></text:span><text:span text:style-name="T140_177">in</text:span><text:span text:style-name="T140_178"><text:s/></text:span><text:span text:style-name="T140_179">musical</text:span><text:span text:style-name="T140_180"><text:s/></text:span><text:span text:style-name="T140_181">performance</text:span><text:span text:style-name="T140_182">,<text:s/></text:span><text:span text:style-name="T140_183">that</text:span><text:span text:style-name="T140_184"><text:s/></text:span><text:span text:style-name="T140_185">share</text:span><text:span text:style-name="T140_186"><text:s/></text:span><text:span text:style-name="T140_187">some</text:span><text:span text:style-name="T140_188"><text:s/></text:span><text:span text:style-name="T140_189">of</text:span><text:span text:style-name="T140_190"><text:s/></text:span><text:span text:style-name="T140_191">these</text:span><text:span text:style-name="T140_192"><text:s/></text:span><text:span text:style-name="T140_193">qualities</text:span><text:span text:style-name="T140_194">.<text:s/></text:span><text:span text:style-name="T140_195">It</text:span><text:span text:style-name="T140_196"><text:s/></text:span><text:span text:style-name="T140_197">is</text:span><text:span text:style-name="T140_198"><text:s/></text:span><text:span text:style-name="T140_199">our</text:span><text:span text:style-name="T140_200"><text:s/></text:span><text:span text:style-name="T140_201">hope</text:span><text:span text:style-name="T140_202"><text:s/></text:span><text:span text:style-name="T140_203">that</text:span><text:span text:style-name="T140_204"><text:s/>(</text:span><text:span text:style-name="T140_205">re</text:span><text:span text:style-name="T140_206">)</text:span><text:span text:style-name="T140_207">thinking</text:span><text:span text:style-name="T140_208"><text:s/></text:span><text:span text:style-name="T140_209">improvisation</text:span><text:span text:style-name="T140_210"><text:s/></text:span><text:span text:style-name="T140_211">may</text:span><text:span text:style-name="T140_212"><text:s/></text:span><text:span text:style-name="T140_213">provide</text:span><text:span text:style-name="T140_214"><text:s/></text:span><text:span text:style-name="T140_215">a</text:span><text:span text:style-name="T140_216"><text:s/></text:span><text:span text:style-name="T140_217">spark</text:span><text:span text:style-name="T140_218"><text:s/></text:span><text:span text:style-name="T140_219">into</text:span><text:span text:style-name="T140_220"><text:s/></text:span><text:span text:style-name="T140_221">the</text:span><text:span text:style-name="T140_222"><text:s/></text:span><text:span text:style-name="T140_223">emerging</text:span><text:span text:style-name="T140_224"><text:s/></text:span><text:span text:style-name="T140_225">field</text:span><text:span text:style-name="T140_226"><text:s/></text:span><text:span text:style-name="T140_227">of</text:span><text:span text:style-name="T140_228"><text:s/></text:span><text:span text:style-name="T140_229">artistic</text:span><text:span text:style-name="T140_230"><text:s/></text:span><text:span text:style-name="T140_231">research</text:span><text:span text:style-name="T140_232"><text:s/></text:span><text:span text:style-name="T140_233">and</text:span><text:span text:style-name="T140_234"><text:s/></text:span><text:span text:style-name="T140_235">contribute</text:span><text:span text:style-name="T140_236"><text:s/></text:span><text:span text:style-name="T140_237">to</text:span><text:span text:style-name="T140_238"><text:s/></text:span><text:span text:style-name="T140_239">a</text:span><text:span text:style-name="T140_240"><text:s/></text:span><text:span text:style-name="T140_241">development</text:span><text:span text:style-name="T140_242"><text:s/></text:span><text:span text:style-name="T140_243">in</text:span><text:span text:style-name="T140_244"><text:s/></text:span><text:span text:style-name="T140_245">which</text:span><text:span text:style-name="T140_246"><text:s/></text:span><text:span text:style-name="T140_247">experimental</text:span><text:span text:style-name="T140_248"><text:s/></text:span><text:span text:style-name="T140_249">work</text:span><text:span text:style-name="T140_250"><text:s/></text:span><text:span text:style-name="T140_251">can</text:span><text:span text:style-name="T140_252"><text:s/></text:span><text:span text:style-name="T140_253">constitute</text:span><text:span text:style-name="T140_254"><text:s/></text:span><text:span text:style-name="T140_255">a</text:span><text:span text:style-name="T140_256"><text:s/></text:span><text:span text:style-name="T140_257">bridge</text:span><text:span text:style-name="T140_258"><text:s/></text:span><text:span text:style-name="T140_259">between</text:span><text:span text:style-name="T140_260"><text:s/></text:span><text:span text:style-name="T140_261">the</text:span><text:span text:style-name="T140_262"><text:s/></text:span><text:span text:style-name="T140_263">academy</text:span><text:span text:style-name="T140_264"><text:s/></text:span><text:span text:style-name="T140_265">and</text:span><text:span text:style-name="T140_266"><text:s/></text:span><text:span text:style-name="T140_267">the</text:span><text:span text:style-name="T140_268"><text:s/></text:span><text:span text:style-name="T140_269">many</text:span><text:span text:style-name="T140_270"><text:s/></text:span><text:span text:style-name="T140_271">musical</text:span><text:span text:style-name="T140_272"><text:s/></text:span><text:span text:style-name="T140_273">subcultures</text:span><text:span text:style-name="T140_274">,<text:s/></text:span><text:span text:style-name="T140_275">the</text:span><text:span text:style-name="T140_276"><text:s/></text:span><text:span text:style-name="T140_277">laboratories</text:span><text:span text:style-name="T140_278"><text:s/></text:span><text:span text:style-name="T140_279">in</text:span><text:span text:style-name="T140_280"><text:s/></text:span><text:span text:style-name="T140_281">which</text:span><text:span text:style-name="T140_282"><text:s/></text:span><text:span text:style-name="T140_283">we</text:span><text:span text:style-name="T140_284"><text:s/></text:span><text:span text:style-name="T140_285">can</text:span><text:span text:style-name="T140_286"><text:s/></text:span><text:span text:style-name="T140_287">experiment</text:span><text:span text:style-name="T140_288">,<text:s/></text:span><text:span text:style-name="T140_289">and</text:span><text:span text:style-name="T140_290"><text:s/></text:span><text:span text:style-name="T140_291">provide</text:span><text:span text:style-name="T140_292"><text:s/></text:span><text:span text:style-name="T140_293">a</text:span><text:span text:style-name="T140_294"><text:s/></text:span><text:span text:style-name="T140_295">site</text:span><text:span text:style-name="T140_296"><text:s/></text:span><text:span text:style-name="T140_297">where</text:span><text:span text:style-name="T140_298"><text:s/></text:span><text:span text:style-name="T140_299">we</text:span><text:span text:style-name="T140_300"><text:s/></text:span><text:span text:style-name="T140_301">can</text:span><text:span text:style-name="T140_302"><text:s/></text:span><text:span text:style-name="T140_303">learn</text:span><text:span text:style-name="T140_304">,<text:s/></text:span><text:span text:style-name="T140_305">with</text:span><text:span text:style-name="T140_306"><text:s/></text:span><text:span text:style-name="T140_307">reference</text:span><text:span text:style-name="T140_308"><text:s/></text:span><text:span text:style-name="T140_309">to</text:span><text:span text:style-name="T140_310"><text:s/></text:span><text:span text:style-name="T140_311">Trinh</text:span><text:span text:style-name="T140_312"><text:s/></text:span><text:span text:style-name="T140_313">Minh</text:span><text:span text:style-name="T140_314">-</text:span><text:span text:style-name="T140_315">ha</text:span><text:span text:style-name="T140_316">,<text:s/>-<text:s/></text:span><text:span text:style-name="T140_317">“</text:span><text:span text:style-name="T140_318">to</text:span><text:span text:style-name="T140_319"><text:s/></text:span><text:span text:style-name="T140_320">know</text:span><text:span text:style-name="T140_321">-</text:span><text:span text:style-name="T140_322">to</text:span><text:span text:style-name="T140_323"><text:s/></text:span><text:span text:style-name="T140_324">speak</text:span><text:span text:style-name="T140_325"><text:s/></text:span><text:span text:style-name="T140_326">in</text:span><text:span text:style-name="T140_327"><text:s/></text:span><text:span text:style-name="T140_328">a</text:span><text:span text:style-name="T140_329"><text:s/></text:span><text:span text:style-name="T140_330">different</text:span><text:span text:style-name="T140_331"><text:s/></text:span><text:span text:style-name="T140_332">way</text:span><text:span text:style-name="T140_333">”.</text:span></text:p>
      <text:p text:style-name="P141"/>
      <text:p text:style-name="P142"/>
      <text:h text:style-name="P143" text:outline-level="10"><text:bookmark-start text:name="h.j5j1fy1mvsk4"/><text:bookmark-end text:name="h.j5j1fy1mvsk4"/><text:span text:style-name="T143_1">References</text:span></text:h>
      <text:p text:style-name="P144"><text:span text:style-name="T144_1">Bennis</text:span><text:span text:style-name="T144_2">,<text:s/></text:span><text:span text:style-name="T144_3">W</text:span><text:span text:style-name="T144_4">.<text:s/></text:span><text:span text:style-name="T144_5">G</text:span><text:span text:style-name="T144_6">.,<text:s/>&amp;<text:s/></text:span><text:span text:style-name="T144_7">Nanus</text:span><text:span text:style-name="T144_8">,<text:s/></text:span><text:span text:style-name="T144_9">B</text:span><text:span text:style-name="T144_10">.<text:s/>(1985).<text:s/></text:span><text:span text:style-name="T144_11">Leaders</text:span><text:span text:style-name="T144_12">:<text:s/></text:span><text:span text:style-name="T144_13">The</text:span><text:span text:style-name="T144_14"><text:s/></text:span><text:span text:style-name="T144_15">strategies</text:span><text:span text:style-name="T144_16"><text:s/></text:span><text:span text:style-name="T144_17">for</text:span><text:span text:style-name="T144_18"><text:s/></text:span><text:span text:style-name="T144_19">taking</text:span><text:span text:style-name="T144_20"><text:s/></text:span><text:span text:style-name="T144_21">charge</text:span><text:span text:style-name="T144_22">.<text:s/></text:span><text:span text:style-name="T144_23">New</text:span><text:span text:style-name="T144_24"><text:s/></text:span><text:span text:style-name="T144_25">York</text:span><text:span text:style-name="T144_26">:<text:s/></text:span><text:span text:style-name="T144_27">Harper</text:span><text:span text:style-name="T144_28"><text:s/></text:span><text:span text:style-name="T144_29">and</text:span><text:span text:style-name="T144_30"><text:s/></text:span><text:span text:style-name="T144_31">Row</text:span></text:p>
      <text:p text:style-name="P145"><text:span text:style-name="T145_1">Berio</text:span><text:span text:style-name="T145_2">,<text:s/></text:span><text:span text:style-name="T145_3">Luciano</text:span><text:span text:style-name="T145_4"><text:s/>(1986).<text:s/></text:span><text:span text:style-name="T145_5">Sinfonia</text:span><text:span text:style-name="T145_6">,<text:s/></text:span><text:span text:style-name="T145_7">Program</text:span><text:span text:style-name="T145_8"><text:s/></text:span><text:span text:style-name="T145_9">Note</text:span><text:span text:style-name="T145_10">,<text:s/>(</text:span><text:span text:style-name="T145_11">trans</text:span><text:span text:style-name="T145_12"><text:s/></text:span><text:span text:style-name="T145_13">Underwood</text:span><text:span text:style-name="T145_14">,<text:s/></text:span><text:span text:style-name="T145_15">J</text:span><text:span text:style-name="T145_16">)<text:s/></text:span><text:span text:style-name="T145_17">Erato</text:span><text:span text:style-name="T145_18"><text:s/></text:span><text:span text:style-name="T145_19">Disques</text:span><text:span text:style-name="T145_20">,<text:s/>1986.</text:span></text:p>
      <text:p text:style-name="P146"><text:span text:style-name="T146_1">Borgdorff</text:span><text:span text:style-name="T146_2">,<text:s/></text:span><text:span text:style-name="T146_3">H</text:span><text:span text:style-name="T146_4">.<text:s/>(2012).<text:s/></text:span><text:span text:style-name="T146_5">The</text:span><text:span text:style-name="T146_6"><text:s/></text:span><text:span text:style-name="T146_7">conflict</text:span><text:span text:style-name="T146_8"><text:s/></text:span><text:span text:style-name="T146_9">of</text:span><text:span text:style-name="T146_10"><text:s/></text:span><text:span text:style-name="T146_11">the</text:span><text:span text:style-name="T146_12"><text:s/></text:span><text:span text:style-name="T146_13">faculties</text:span><text:span text:style-name="T146_14"><text:s/>:<text:s/></text:span><text:span text:style-name="T146_15">perspectives</text:span><text:span text:style-name="T146_16"><text:s/></text:span><text:span text:style-name="T146_17">on</text:span><text:span text:style-name="T146_18"><text:s/></text:span><text:span text:style-name="T146_19">artistic</text:span><text:span text:style-name="T146_20"><text:s/></text:span><text:span text:style-name="T146_21">research</text:span><text:span text:style-name="T146_22"><text:s/></text:span><text:span text:style-name="T146_23">and</text:span><text:span text:style-name="T146_24"><text:s/></text:span><text:span text:style-name="T146_25">academia</text:span><text:span text:style-name="T146_26">.<text:s/></text:span><text:span text:style-name="T146_27">Leiden</text:span><text:span text:style-name="T146_28"><text:s/></text:span><text:span text:style-name="T146_29">University</text:span><text:span text:style-name="T146_30"><text:s/></text:span><text:span text:style-name="T146_31">Press</text:span><text:span text:style-name="T146_32">,<text:s/>2012.</text:span></text:p>
      <text:p text:style-name="P147"><text:span text:style-name="T147_1">Denzin</text:span><text:span text:style-name="T147_2">,<text:s/></text:span><text:span text:style-name="T147_3">Lincoln</text:span><text:span text:style-name="T147_4"><text:s/>&amp;<text:s/></text:span><text:span text:style-name="T147_5">Giardina</text:span><text:span text:style-name="T147_6"><text:s/>(2006):<text:s/></text:span><text:span text:style-name="T147_7">Disciplining</text:span><text:span text:style-name="T147_8"><text:s/></text:span><text:span text:style-name="T147_9">qualitative</text:span><text:span text:style-name="T147_10"><text:s/></text:span><text:span text:style-name="T147_11">research</text:span><text:span text:style-name="T147_12">,<text:s/></text:span><text:span text:style-name="T147_13">International</text:span><text:span text:style-name="T147_14"><text:s/></text:span><text:span text:style-name="T147_15">Journal</text:span><text:span text:style-name="T147_16"><text:s/></text:span><text:span text:style-name="T147_17">of</text:span><text:span text:style-name="T147_18"><text:s/></text:span><text:span text:style-name="T147_19">Qualitative</text:span><text:span text:style-name="T147_20"><text:s/></text:span><text:span text:style-name="T147_21">Studies</text:span><text:span text:style-name="T147_22"><text:s/></text:span><text:span text:style-name="T147_23">in</text:span><text:span text:style-name="T147_24"><text:s/></text:span><text:span text:style-name="T147_25">Education</text:span><text:span text:style-name="T147_26"><text:s/></text:span><text:span text:style-name="T147_27">Vol</text:span><text:span text:style-name="T147_28">.<text:s/>19,<text:s/></text:span><text:span text:style-name="T147_29">No</text:span><text:span text:style-name="T147_30">.<text:s/>6,<text:s/></text:span><text:span text:style-name="T147_31">November</text:span><text:span text:style-name="T147_32">-</text:span><text:span text:style-name="T147_33">December</text:span><text:span text:style-name="T147_34"><text:s/>2006,<text:s/></text:span><text:span text:style-name="T147_35">pp</text:span><text:span text:style-name="T147_36">.<text:s/>769–782,<text:s/></text:span><text:span text:style-name="T147_37">Routledge</text:span></text:p>
      <text:p text:style-name="P148"><text:span text:style-name="T148_1">Druker</text:span><text:span text:style-name="T148_2">,<text:s/></text:span><text:span text:style-name="T148_3">P</text:span><text:span text:style-name="T148_4">.<text:s/></text:span><text:span text:style-name="T148_5">F</text:span><text:span text:style-name="T148_6">.<text:s/>(1988).<text:s/></text:span><text:span text:style-name="T148_7">The</text:span><text:span text:style-name="T148_8"><text:s/></text:span><text:span text:style-name="T148_9">society</text:span><text:span text:style-name="T148_10"><text:s/></text:span><text:span text:style-name="T148_11">of</text:span><text:span text:style-name="T148_12"><text:s/></text:span><text:span text:style-name="T148_13">new</text:span><text:span text:style-name="T148_14"><text:s/></text:span><text:span text:style-name="T148_15">organizations</text:span><text:span text:style-name="T148_16">.<text:s/></text:span><text:span text:style-name="T148_17">Harvard</text:span><text:span text:style-name="T148_18"><text:s/></text:span><text:span text:style-name="T148_19">Business</text:span><text:span text:style-name="T148_20"><text:s/></text:span><text:span text:style-name="T148_21">Review</text:span><text:span text:style-name="T148_22">,<text:s/>70(5),<text:s/>95<text:s/>–<text:s/>104</text:span></text:p>
      <text:p text:style-name="P149"><text:span text:style-name="T149_1">Eco</text:span><text:span text:style-name="T149_2">,<text:s/></text:span><text:span text:style-name="T149_3">U</text:span><text:span text:style-name="T149_4">.<text:s/>(1989).<text:s/></text:span><text:span text:style-name="T149_5">The</text:span><text:span text:style-name="T149_6"><text:s/></text:span><text:span text:style-name="T149_7">Open</text:span><text:span text:style-name="T149_8"><text:s/></text:span><text:span text:style-name="T149_9">Work</text:span><text:span text:style-name="T149_10"><text:s/>(</text:span><text:span text:style-name="T149_11">A</text:span><text:span text:style-name="T149_12">.<text:s/></text:span><text:span text:style-name="T149_13">Cancogni</text:span><text:span text:style-name="T149_14">,<text:s/></text:span><text:span text:style-name="T149_15">Trans</text:span><text:span text:style-name="T149_16">.).<text:s/></text:span><text:span text:style-name="T149_17">London</text:span><text:span text:style-name="T149_18">:<text:s/></text:span><text:span text:style-name="T149_19">Hutchinson</text:span><text:span text:style-name="T149_20"><text:s/></text:span><text:span text:style-name="T149_21">Radius</text:span><text:span text:style-name="T149_22">.</text:span></text:p>
      <text:p text:style-name="P150"><text:span text:style-name="T150_1">Folkestad</text:span><text:span text:style-name="T150_2">,<text:s/></text:span><text:span text:style-name="T150_3">G</text:span><text:span text:style-name="T150_4">.<text:s/>(1996).<text:s/></text:span><text:span text:style-name="T150_5">Computer</text:span><text:span text:style-name="T150_6"><text:s/></text:span><text:span text:style-name="T150_7">based</text:span><text:span text:style-name="T150_8"><text:s/></text:span><text:span text:style-name="T150_9">creative</text:span><text:span text:style-name="T150_10"><text:s/></text:span><text:span text:style-name="T150_11">music</text:span><text:span text:style-name="T150_12"><text:s/></text:span><text:span text:style-name="T150_13">making</text:span><text:span text:style-name="T150_14"><text:s/>:<text:s/></text:span><text:span text:style-name="T150_15">young</text:span><text:span text:style-name="T150_16"><text:s/></text:span><text:span text:style-name="T150_17">people</text:span><text:span text:style-name="T150_18">'</text:span><text:span text:style-name="T150_19">s</text:span><text:span text:style-name="T150_20"><text:s/></text:span><text:span text:style-name="T150_21">music</text:span><text:span text:style-name="T150_22"><text:s/></text:span><text:span text:style-name="T150_23">in</text:span><text:span text:style-name="T150_24"><text:s/></text:span><text:span text:style-name="T150_25">the</text:span><text:span text:style-name="T150_26"><text:s/></text:span><text:span text:style-name="T150_27">digital</text:span><text:span text:style-name="T150_28"><text:s/></text:span><text:span text:style-name="T150_29">age</text:span><text:span text:style-name="T150_30">.<text:s/></text:span><text:span text:style-name="T150_31">Göteborg</text:span><text:span text:style-name="T150_32">:<text:s/></text:span><text:span text:style-name="T150_33">Acta</text:span><text:span text:style-name="T150_34"><text:s/></text:span><text:span text:style-name="T150_35">Universitatis</text:span><text:span text:style-name="T150_36"><text:s/></text:span><text:span text:style-name="T150_37">Gothoburgensis</text:span></text:p>
      <text:p text:style-name="P151"><text:span text:style-name="T151_1">Folkestad</text:span><text:span text:style-name="T151_2">,<text:s/></text:span><text:span text:style-name="T151_3">G</text:span><text:span text:style-name="T151_4">.<text:s/>(2012).<text:s/>“</text:span><text:span text:style-name="T151_5">Digital</text:span><text:span text:style-name="T151_6"><text:s/></text:span><text:span text:style-name="T151_7">tools</text:span><text:span text:style-name="T151_8"><text:s/></text:span><text:span text:style-name="T151_9">and</text:span><text:span text:style-name="T151_10"><text:s/></text:span><text:span text:style-name="T151_11">discourse</text:span><text:span text:style-name="T151_12"><text:s/></text:span><text:span text:style-name="T151_13">in</text:span><text:span text:style-name="T151_14"><text:s/></text:span><text:span text:style-name="T151_15">music</text:span><text:span text:style-name="T151_16">:<text:s/></text:span><text:span text:style-name="T151_17">The</text:span><text:span text:style-name="T151_18"><text:s/></text:span><text:span text:style-name="T151_19">ecology</text:span><text:span text:style-name="T151_20"><text:s/></text:span><text:span text:style-name="T151_21">of</text:span><text:span text:style-name="T151_22"><text:s/></text:span><text:span text:style-name="T151_23">composition</text:span><text:span text:style-name="T151_24">”<text:s/></text:span><text:span text:style-name="T151_25">in</text:span><text:span text:style-name="T151_26"><text:s/></text:span><text:span text:style-name="T151_27">Musical</text:span><text:span text:style-name="T151_28"><text:s/></text:span><text:span text:style-name="T151_29">Imaginations</text:span><text:span text:style-name="T151_30">:</text:span><text:span text:style-name="T151_31">Multidisciplinary</text:span><text:span text:style-name="T151_32"><text:s/></text:span><text:span text:style-name="T151_33">perspectives</text:span><text:span text:style-name="T151_34"><text:s/></text:span><text:span text:style-name="T151_35">on</text:span><text:span text:style-name="T151_36"><text:s/></text:span><text:span text:style-name="T151_37">creativity</text:span><text:span text:style-name="T151_38"><text:s/></text:span><text:span text:style-name="T151_39">performance</text:span><text:span text:style-name="T151_40"><text:s/></text:span><text:span text:style-name="T151_41">and</text:span><text:span text:style-name="T151_42"><text:s/></text:span><text:span text:style-name="T151_43">perception</text:span><text:span text:style-name="T151_44">,<text:s/></text:span><text:span text:style-name="T151_45">ed</text:span><text:span text:style-name="T151_46"><text:s/></text:span><text:span text:style-name="T151_47">Hargreaves</text:span><text:span text:style-name="T151_48">,<text:s/></text:span><text:span text:style-name="T151_49">MacDonald</text:span><text:span text:style-name="T151_50"><text:s/>&amp;</text:span><text:span text:style-name="T151_51">Miell</text:span><text:span text:style-name="T151_52">,<text:s/></text:span><text:span text:style-name="T151_53">Oxford</text:span><text:span text:style-name="T151_54"><text:s/></text:span><text:span text:style-name="T151_55">University</text:span><text:span text:style-name="T151_56"><text:s/></text:span><text:span text:style-name="T151_57">Press</text:span><text:span text:style-name="T151_58">,<text:s/></text:span><text:span text:style-name="T151_59">Oxford</text:span></text:p>
      <text:p text:style-name="P152"><text:span text:style-name="T152_1">Frisk</text:span><text:span text:style-name="T152_2">,<text:s/></text:span><text:span text:style-name="T152_3">H</text:span><text:span text:style-name="T152_4">.,<text:s/>&amp;<text:s/></text:span><text:span text:style-name="T152_5">Östersjö</text:span><text:span text:style-name="T152_6">,<text:s/></text:span><text:span text:style-name="T152_7">S</text:span><text:span text:style-name="T152_8">.<text:s/>(2006).<text:s/></text:span><text:span text:style-name="T152_9">Negotiating</text:span><text:span text:style-name="T152_10"><text:s/></text:span><text:span text:style-name="T152_11">the</text:span><text:span text:style-name="T152_12"><text:s/></text:span><text:span text:style-name="T152_13">Musical</text:span><text:span text:style-name="T152_14"><text:s/></text:span><text:span text:style-name="T152_15">Work</text:span><text:span text:style-name="T152_16">:<text:s/></text:span><text:span text:style-name="T152_17">An</text:span><text:span text:style-name="T152_18"><text:s/></text:span><text:span text:style-name="T152_19">empirical</text:span><text:span text:style-name="T152_20"><text:s/></text:span><text:span text:style-name="T152_21">study</text:span><text:span text:style-name="T152_22">.<text:s/></text:span><text:span text:style-name="T152_23">Proceedings</text:span><text:span text:style-name="T152_24"><text:s/></text:span><text:span text:style-name="T152_25">of</text:span><text:span text:style-name="T152_26"><text:s/></text:span><text:span text:style-name="T152_27">the</text:span><text:span text:style-name="T152_28"><text:s/></text:span><text:span text:style-name="T152_29">International</text:span><text:span text:style-name="T152_30"><text:s/></text:span><text:span text:style-name="T152_31">Computer</text:span><text:span text:style-name="T152_32"><text:s/></text:span><text:span text:style-name="T152_33">Music</text:span><text:span text:style-name="T152_34"><text:s/></text:span><text:span text:style-name="T152_35">Conference</text:span><text:span text:style-name="T152_36"><text:s/>2006<text:s/>(</text:span><text:span text:style-name="T152_37">pp</text:span><text:span text:style-name="T152_38">.<text:s/>242–249).<text:s/></text:span><text:span text:style-name="T152_39">San</text:span><text:span text:style-name="T152_40"><text:s/></text:span><text:span text:style-name="T152_41">Francisco</text:span><text:span text:style-name="T152_42">,<text:s/></text:span><text:span text:style-name="T152_43">Calif</text:span><text:span text:style-name="T152_44">.:<text:s/></text:span><text:span text:style-name="T152_45">Computer</text:span><text:span text:style-name="T152_46"><text:s/></text:span><text:span text:style-name="T152_47">Music</text:span><text:span text:style-name="T152_48"><text:s/></text:span><text:span text:style-name="T152_49">Assoc</text:span><text:span text:style-name="T152_50">.</text:span></text:p>
      <text:p text:style-name="P153"><text:span text:style-name="T153_1">Frisk</text:span><text:span text:style-name="T153_2">,<text:s/></text:span><text:span text:style-name="T153_3">H</text:span><text:span text:style-name="T153_4">.<text:s/>(2008).<text:s/></text:span><text:span text:style-name="T153_5">Improvisation</text:span><text:span text:style-name="T153_6">,<text:s/></text:span><text:span text:style-name="T153_7">Computers</text:span><text:span text:style-name="T153_8">,<text:s/></text:span><text:span text:style-name="T153_9">and</text:span><text:span text:style-name="T153_10"><text:s/></text:span><text:span text:style-name="T153_11">Interaction</text:span><text:span text:style-name="T153_12">:<text:s/></text:span><text:span text:style-name="T153_13">Rethinking</text:span><text:span text:style-name="T153_14"><text:s/></text:span><text:span text:style-name="T153_15">Human</text:span><text:span text:style-name="T153_16">-</text:span><text:span text:style-name="T153_17">Computer</text:span><text:span text:style-name="T153_18"><text:s/></text:span><text:span text:style-name="T153_19">Interaction</text:span><text:span text:style-name="T153_20"><text:s/></text:span><text:span text:style-name="T153_21">ThroughMusic</text:span><text:span text:style-name="T153_22">.<text:s/></text:span><text:span text:style-name="T153_23">PhD</text:span><text:span text:style-name="T153_24"><text:s/></text:span><text:span text:style-name="T153_25">thesis</text:span><text:span text:style-name="T153_26">,<text:s/></text:span><text:span text:style-name="T153_27">Malmö</text:span><text:span text:style-name="T153_28"><text:s/></text:span><text:span text:style-name="T153_29">Faculty</text:span><text:span text:style-name="T153_30"><text:s/></text:span><text:span text:style-name="T153_31">of</text:span><text:span text:style-name="T153_32"><text:s/></text:span><text:span text:style-name="T153_33">Fine</text:span><text:span text:style-name="T153_34"><text:s/></text:span><text:span text:style-name="T153_35">and</text:span><text:span text:style-name="T153_36"><text:s/></text:span><text:span text:style-name="T153_37">Performing</text:span><text:span text:style-name="T153_38"><text:s/></text:span><text:span text:style-name="T153_39">Arts</text:span><text:span text:style-name="T153_40">,<text:s/></text:span><text:span text:style-name="T153_41">Lund</text:span><text:span text:style-name="T153_42"><text:s/></text:span><text:span text:style-name="T153_43">University</text:span><text:span text:style-name="T153_44">.</text:span></text:p>
      <text:p text:style-name="P154"><text:span text:style-name="T154_1">Gibson</text:span><text:span text:style-name="T154_2">,<text:s/></text:span><text:span text:style-name="T154_3">J</text:span><text:span text:style-name="T154_4">.<text:s/></text:span><text:span text:style-name="T154_5">J</text:span><text:span text:style-name="T154_6">.<text:s/>(1986).<text:s/></text:span><text:span text:style-name="T154_7">The</text:span><text:span text:style-name="T154_8"><text:s/></text:span><text:span text:style-name="T154_9">ecological</text:span><text:span text:style-name="T154_10"><text:s/></text:span><text:span text:style-name="T154_11">approach</text:span><text:span text:style-name="T154_12"><text:s/></text:span><text:span text:style-name="T154_13">to</text:span><text:span text:style-name="T154_14"><text:s/></text:span><text:span text:style-name="T154_15">visual</text:span><text:span text:style-name="T154_16"><text:s/></text:span><text:span text:style-name="T154_17">perception</text:span><text:span text:style-name="T154_18">.<text:s/></text:span><text:span text:style-name="T154_19">Hillsdale</text:span><text:span text:style-name="T154_20">,<text:s/></text:span><text:span text:style-name="T154_21">N</text:span><text:span text:style-name="T154_22">.</text:span><text:span text:style-name="T154_23">J</text:span><text:span text:style-name="T154_24">.:<text:s/></text:span><text:span text:style-name="T154_25">LEA</text:span><text:span text:style-name="T154_26">.</text:span></text:p>
      <text:p text:style-name="P155"><text:span text:style-name="T155_1">Hall</text:span><text:span text:style-name="T155_2">,<text:s/></text:span><text:span text:style-name="T155_3">S</text:span><text:span text:style-name="T155_4">.<text:s/>(1993).<text:s/></text:span><text:span text:style-name="T155_5">Cultural</text:span><text:span text:style-name="T155_6"><text:s/></text:span><text:span text:style-name="T155_7">Identity</text:span><text:span text:style-name="T155_8"><text:s/></text:span><text:span text:style-name="T155_9">and</text:span><text:span text:style-name="T155_10"><text:s/></text:span><text:span text:style-name="T155_11">Diaspora</text:span><text:span text:style-name="T155_12"><text:s/></text:span><text:span text:style-name="T155_13">in</text:span><text:span text:style-name="T155_14"><text:s/></text:span><text:span text:style-name="T155_15">Williams</text:span><text:span text:style-name="T155_16">,<text:s/></text:span><text:span text:style-name="T155_17">Patrick</text:span><text:span text:style-name="T155_18"><text:s/>&amp;<text:s/></text:span><text:span text:style-name="T155_19">Laura</text:span><text:span text:style-name="T155_20"><text:s/></text:span><text:span text:style-name="T155_21">Chrisman</text:span><text:span text:style-name="T155_22"><text:s/></text:span><text:span text:style-name="T155_23">eds</text:span><text:span text:style-name="T155_24">.<text:s/></text:span><text:span text:style-name="T155_25">Colonial</text:span><text:span text:style-name="T155_26"><text:s/></text:span><text:span text:style-name="T155_27">Discourse</text:span><text:span text:style-name="T155_28"><text:s/>&amp;<text:s/></text:span><text:span text:style-name="T155_29">Postcolonial</text:span><text:span text:style-name="T155_30"><text:s/></text:span><text:span text:style-name="T155_31">Theory</text:span><text:span text:style-name="T155_32">:<text:s/></text:span><text:span text:style-name="T155_33">A</text:span><text:span text:style-name="T155_34"><text:s/></text:span><text:span text:style-name="T155_35">Reader</text:span><text:span text:style-name="T155_36">.<text:s text:c="2"/></text:span><text:span text:style-name="T155_37">New</text:span><text:span text:style-name="T155_38"><text:s/></text:span><text:span text:style-name="T155_39">York</text:span><text:span text:style-name="T155_40">:<text:s/></text:span><text:span text:style-name="T155_41">Harvester</text:span><text:span text:style-name="T155_42"><text:s/></text:span><text:span text:style-name="T155_43">Wheatsheaf</text:span><text:span text:style-name="T155_44">.</text:span></text:p>
      <text:p text:style-name="P156"><text:span text:style-name="T156_1">Hall</text:span><text:span text:style-name="T156_2">,<text:s/></text:span><text:span text:style-name="T156_3">S</text:span><text:span text:style-name="T156_4">.<text:s/>(2000).<text:s/></text:span><text:span text:style-name="T156_5">Who</text:span><text:span text:style-name="T156_6"><text:s/></text:span><text:span text:style-name="T156_7">Needs</text:span><text:span text:style-name="T156_8"><text:s/></text:span><text:span text:style-name="T156_9">Identity</text:span><text:span text:style-name="T156_10">?</text:span><text:span text:style-name="T156_11"><text:s/></text:span><text:span text:style-name="T156_12">in</text:span><text:span text:style-name="T156_13"><text:s/></text:span><text:span text:style-name="T156_14">Identity</text:span><text:span text:style-name="T156_15">:<text:s/></text:span><text:span text:style-name="T156_16">A</text:span><text:span text:style-name="T156_17"><text:s/></text:span><text:span text:style-name="T156_18">Reader</text:span><text:span text:style-name="T156_19"><text:s/></text:span><text:span text:style-name="T156_20">edited</text:span><text:span text:style-name="T156_21"><text:s/></text:span><text:span text:style-name="T156_22">by</text:span><text:span text:style-name="T156_23"><text:s/></text:span><text:span text:style-name="T156_24">Paul</text:span><text:span text:style-name="T156_25"><text:s/></text:span><text:span text:style-name="T156_26">du</text:span><text:span text:style-name="T156_27"><text:s/></text:span><text:span text:style-name="T156_28">Gay</text:span><text:span text:style-name="T156_29">,<text:s/></text:span><text:span text:style-name="T156_30">Jessica</text:span><text:span text:style-name="T156_31"><text:s/></text:span><text:span text:style-name="T156_32">Evans</text:span><text:span text:style-name="T156_33">,<text:s/></text:span><text:span text:style-name="T156_34">Peter</text:span><text:span text:style-name="T156_35"><text:s/></text:span><text:span text:style-name="T156_36">Redman</text:span></text:p>
      <text:p text:style-name="P157"><text:span text:style-name="T157_1">Haring</text:span><text:span text:style-name="T157_2">,<text:s/></text:span><text:span text:style-name="T157_3">L</text:span><text:span text:style-name="T157_4">.<text:s/>(1988).<text:s/></text:span><text:span text:style-name="T157_5">Interperformance</text:span><text:span text:style-name="T157_6">.<text:s/></text:span><text:span text:style-name="T157_7">In</text:span><text:span text:style-name="T157_8"><text:s/></text:span><text:span text:style-name="T157_9">de</text:span><text:span text:style-name="T157_10"><text:s/></text:span><text:span text:style-name="T157_11">Gruyter</text:span><text:span text:style-name="T157_12"><text:s/>(</text:span><text:span text:style-name="T157_13">ed</text:span><text:span text:style-name="T157_14">),<text:s/></text:span><text:span text:style-name="T157_15">Fabula</text:span><text:span text:style-name="T157_16">,<text:s/></text:span><text:span text:style-name="T157_17">Volume</text:span><text:span text:style-name="T157_18"><text:s/>29<text:s/>(1),<text:s/>365-372.</text:span></text:p>
      <text:p text:style-name="P158"><text:span text:style-name="T158_1">Levinson</text:span><text:span text:style-name="T158_2">,<text:s/></text:span><text:span text:style-name="T158_3">G</text:span><text:span text:style-name="T158_4">.<text:s/>(1993).<text:s/></text:span><text:span text:style-name="T158_5">Performative</text:span><text:span text:style-name="T158_6"><text:s/></text:span><text:span text:style-name="T158_7">vs</text:span><text:span text:style-name="T158_8">.<text:s/></text:span><text:span text:style-name="T158_9">Critical</text:span><text:span text:style-name="T158_10"><text:s/></text:span><text:span text:style-name="T158_11">Interpretations</text:span><text:span text:style-name="T158_12"><text:s/></text:span><text:span text:style-name="T158_13">of</text:span><text:span text:style-name="T158_14"><text:s/></text:span><text:span text:style-name="T158_15">Music</text:span><text:span text:style-name="T158_16">.<text:s/></text:span><text:span text:style-name="T158_17">The</text:span><text:span text:style-name="T158_18"><text:s/></text:span><text:span text:style-name="T158_19">Interpretation</text:span><text:span text:style-name="T158_20"><text:s/></text:span><text:span text:style-name="T158_21">of</text:span><text:span text:style-name="T158_22"><text:s/></text:span><text:span text:style-name="T158_23">Music</text:span><text:span text:style-name="T158_24">:<text:s/></text:span><text:span text:style-name="T158_25">philosophical</text:span><text:span text:style-name="T158_26"><text:s/></text:span><text:span text:style-name="T158_27">essays</text:span><text:span text:style-name="T158_28">.<text:s/></text:span><text:span text:style-name="T158_29">Clarendon</text:span><text:span text:style-name="T158_30"><text:s/></text:span><text:span text:style-name="T158_31">Press</text:span><text:span text:style-name="T158_32">,<text:s/></text:span><text:span text:style-name="T158_33">Oxford</text:span><text:span text:style-name="T158_34">.<text:tab/><text:tab/><text:tab/><text:tab/></text:span></text:p>
      <text:p text:style-name="P159"><text:span text:style-name="T159_1">Merleau</text:span><text:span text:style-name="T159_2">-</text:span><text:span text:style-name="T159_3">Ponty</text:span><text:span text:style-name="T159_4">,<text:s/></text:span><text:span text:style-name="T159_5">M</text:span><text:span text:style-name="T159_6">.<text:s/>(2002).<text:s/></text:span><text:span text:style-name="T159_7">Phenomenology</text:span><text:span text:style-name="T159_8"><text:s/></text:span><text:span text:style-name="T159_9">of</text:span><text:span text:style-name="T159_10"><text:s/></text:span><text:span text:style-name="T159_11">Perception</text:span><text:span text:style-name="T159_12">.<text:s/></text:span><text:span text:style-name="T159_13">London</text:span><text:span text:style-name="T159_14">:<text:s/></text:span><text:span text:style-name="T159_15">Routledge</text:span><text:span text:style-name="T159_16">.</text:span></text:p>
      <text:p text:style-name="P160"><text:span text:style-name="T160_1">Mozart</text:span><text:span text:style-name="T160_2">,<text:s/></text:span><text:span text:style-name="T160_3">L</text:span><text:span text:style-name="T160_4">.<text:s/>(1951/1776).<text:s/></text:span><text:span text:style-name="T160_5">A</text:span><text:span text:style-name="T160_6"><text:s/></text:span><text:span text:style-name="T160_7">Treatise</text:span><text:span text:style-name="T160_8"><text:s/></text:span><text:span text:style-name="T160_9">on</text:span><text:span text:style-name="T160_10"><text:s/></text:span><text:span text:style-name="T160_11">the</text:span><text:span text:style-name="T160_12"><text:s/></text:span><text:span text:style-name="T160_13">Fundamental</text:span><text:span text:style-name="T160_14"><text:s/></text:span><text:span text:style-name="T160_15">Principles</text:span><text:span text:style-name="T160_16"><text:s/></text:span><text:span text:style-name="T160_17">of</text:span><text:span text:style-name="T160_18"><text:s/></text:span><text:span text:style-name="T160_19">Violin</text:span><text:span text:style-name="T160_20"><text:s/></text:span><text:span text:style-name="T160_21">Playing</text:span><text:span text:style-name="T160_22">,<text:s/></text:span><text:span text:style-name="T160_23">Oxford</text:span><text:span text:style-name="T160_24"><text:s/></text:span><text:span text:style-name="T160_25">University</text:span><text:span text:style-name="T160_26"><text:s/></text:span><text:span text:style-name="T160_27">Press</text:span></text:p>
      <text:p text:style-name="P161"><text:span text:style-name="T161_1">Nancy</text:span><text:span text:style-name="T161_2">,<text:s/></text:span><text:span text:style-name="T161_3">J</text:span><text:span text:style-name="T161_4">.-</text:span><text:span text:style-name="T161_5">L</text:span><text:span text:style-name="T161_6">.<text:s/>(2007).<text:s/></text:span><text:span text:style-name="T161_7">Listening</text:span><text:span text:style-name="T161_8"><text:s/>(</text:span><text:span text:style-name="T161_9">C</text:span><text:span text:style-name="T161_10">.<text:s/></text:span><text:span text:style-name="T161_11">Madell</text:span><text:span text:style-name="T161_12">,<text:s/></text:span><text:span text:style-name="T161_13">Trans</text:span><text:span text:style-name="T161_14">.).<text:s/></text:span><text:span text:style-name="T161_15">New</text:span><text:span text:style-name="T161_16"><text:s/></text:span><text:span text:style-name="T161_17">York</text:span><text:span text:style-name="T161_18">:<text:s/></text:span><text:span text:style-name="T161_19">Fordham</text:span><text:span text:style-name="T161_20"><text:s/></text:span><text:span text:style-name="T161_21">University</text:span><text:span text:style-name="T161_22"><text:s/></text:span><text:span text:style-name="T161_23">Press</text:span><text:span text:style-name="T161_24">.</text:span></text:p>
      <text:p text:style-name="P162"><text:span text:style-name="T162_1">Novotny</text:span><text:span text:style-name="T162_2">,<text:s/></text:span><text:span text:style-name="T162_3">H</text:span><text:span text:style-name="T162_4">.<text:s/>(2011).<text:s/></text:span><text:span text:style-name="T162_5">Foreword</text:span><text:span text:style-name="T162_6">.<text:s/></text:span><text:span text:style-name="T162_7">In</text:span><text:span text:style-name="T162_8"><text:s/>(</text:span><text:span text:style-name="T162_9">Biggs</text:span><text:span text:style-name="T162_10"><text:s/></text:span><text:span text:style-name="T162_11">and</text:span><text:span text:style-name="T162_12"><text:s/></text:span><text:span text:style-name="T162_13">Karlsson</text:span><text:span text:style-name="T162_14"><text:s/>(2010))</text:span></text:p>
      <text:p text:style-name="P163"><text:span text:style-name="T163_1">Parks</text:span><text:span text:style-name="T163_2">,<text:s/></text:span><text:span text:style-name="T163_3">W</text:span><text:span text:style-name="T163_4">.<text:s/>(1988).<text:s/></text:span><text:span text:style-name="T163_5">Interperformativity</text:span><text:span text:style-name="T163_6"><text:s/></text:span><text:span text:style-name="T163_7">and</text:span><text:span text:style-name="T163_8"><text:s/></text:span><text:span text:style-name="T163_9">Beowulf</text:span><text:span text:style-name="T163_10">.<text:s text:c="2"/></text:span><text:span text:style-name="T163_11">In</text:span><text:span text:style-name="T163_12"><text:s/></text:span><text:span text:style-name="T163_13">Narodna</text:span><text:span text:style-name="T163_14"><text:s/></text:span><text:span text:style-name="T163_15">Umjetnost</text:span><text:span text:style-name="T163_16">,<text:s/></text:span><text:span text:style-name="T163_17">Croatian</text:span><text:span text:style-name="T163_18"><text:s/></text:span><text:span text:style-name="T163_19">Journal</text:span><text:span text:style-name="T163_20"><text:s/></text:span><text:span text:style-name="T163_21">of</text:span><text:span text:style-name="T163_22"><text:s/></text:span><text:span text:style-name="T163_23">Ethnology</text:span><text:span text:style-name="T163_24"><text:s/></text:span><text:span text:style-name="T163_25">and</text:span><text:span text:style-name="T163_26"><text:s/></text:span><text:span text:style-name="T163_27">Folklore</text:span><text:span text:style-name="T163_28"><text:s/></text:span><text:span text:style-name="T163_29">Research</text:span><text:span text:style-name="T163_30">,<text:s/></text:span><text:span text:style-name="T163_31">1989:<text:s/>26:1<text:s/></text:span><text:span text:style-name="T163_32">pp</text:span><text:span text:style-name="T163_33">.<text:s/>25-34.<text:s/></text:span><text:span text:style-name="T163_34">Retrieved</text:span><text:span text:style-name="T163_35"><text:s/></text:span><text:span text:style-name="T163_36">from</text:span><text:span text:style-name="T163_37"><text:a xlink:type="simple" xlink:href="http://hrcak.srce.hr/index.php?show=clanak&amp;id_clanak_jezik=98757&amp;lang=en"><text:span text:style-name="T163_38"><text:s/></text:span></text:a></text:span><text:span text:style-name="T163_39"><text:a xlink:type="simple" xlink:href="http://hrcak.srce.hr/index.php?show=clanak&amp;id_clanak_jezik=98757&amp;lang=en"><text:span text:style-name="T163_40">http</text:span></text:a></text:span><text:span text:style-name="T163_41"><text:a xlink:type="simple" xlink:href="http://hrcak.srce.hr/index.php?show=clanak&amp;id_clanak_jezik=98757&amp;lang=en"><text:span text:style-name="T163_42">://</text:span></text:a></text:span><text:span text:style-name="T163_43"><text:a xlink:type="simple" xlink:href="http://hrcak.srce.hr/index.php?show=clanak&amp;id_clanak_jezik=98757&amp;lang=en"><text:span text:style-name="T163_44">hrcak</text:span></text:a></text:span><text:span text:style-name="T163_45"><text:a xlink:type="simple" xlink:href="http://hrcak.srce.hr/index.php?show=clanak&amp;id_clanak_jezik=98757&amp;lang=en"><text:span text:style-name="T163_46">.</text:span></text:a></text:span><text:span text:style-name="T163_47"><text:a xlink:type="simple" xlink:href="http://hrcak.srce.hr/index.php?show=clanak&amp;id_clanak_jezik=98757&amp;lang=en"><text:span text:style-name="T163_48">srce</text:span></text:a></text:span><text:span text:style-name="T163_49"><text:a xlink:type="simple" xlink:href="http://hrcak.srce.hr/index.php?show=clanak&amp;id_clanak_jezik=98757&amp;lang=en"><text:span text:style-name="T163_50">.</text:span></text:a></text:span><text:span text:style-name="T163_51"><text:a xlink:type="simple" xlink:href="http://hrcak.srce.hr/index.php?show=clanak&amp;id_clanak_jezik=98757&amp;lang=en"><text:span text:style-name="T163_52">hr</text:span></text:a></text:span><text:span text:style-name="T163_53"><text:a xlink:type="simple" xlink:href="http://hrcak.srce.hr/index.php?show=clanak&amp;id_clanak_jezik=98757&amp;lang=en"><text:span text:style-name="T163_54">/</text:span></text:a></text:span><text:span text:style-name="T163_55"><text:a xlink:type="simple" xlink:href="http://hrcak.srce.hr/index.php?show=clanak&amp;id_clanak_jezik=98757&amp;lang=en"><text:span text:style-name="T163_56">index</text:span></text:a></text:span><text:span text:style-name="T163_57"><text:a xlink:type="simple" xlink:href="http://hrcak.srce.hr/index.php?show=clanak&amp;id_clanak_jezik=98757&amp;lang=en"><text:span text:style-name="T163_58">.</text:span></text:a></text:span><text:span text:style-name="T163_59"><text:a xlink:type="simple" xlink:href="http://hrcak.srce.hr/index.php?show=clanak&amp;id_clanak_jezik=98757&amp;lang=en"><text:span text:style-name="T163_60">php</text:span></text:a></text:span><text:span text:style-name="T163_61"><text:a xlink:type="simple" xlink:href="http://hrcak.srce.hr/index.php?show=clanak&amp;id_clanak_jezik=98757&amp;lang=en"><text:span text:style-name="T163_62">?</text:span></text:a></text:span><text:span text:style-name="T163_63"><text:a xlink:type="simple" xlink:href="http://hrcak.srce.hr/index.php?show=clanak&amp;id_clanak_jezik=98757&amp;lang=en"><text:span text:style-name="T163_64">show</text:span></text:a></text:span><text:span text:style-name="T163_65"><text:a xlink:type="simple" xlink:href="http://hrcak.srce.hr/index.php?show=clanak&amp;id_clanak_jezik=98757&amp;lang=en"><text:span text:style-name="T163_66">=</text:span></text:a></text:span><text:span text:style-name="T163_67"><text:a xlink:type="simple" xlink:href="http://hrcak.srce.hr/index.php?show=clanak&amp;id_clanak_jezik=98757&amp;lang=en"><text:span text:style-name="T163_68">clanak</text:span></text:a></text:span><text:span text:style-name="T163_69"><text:a xlink:type="simple" xlink:href="http://hrcak.srce.hr/index.php?show=clanak&amp;id_clanak_jezik=98757&amp;lang=en"><text:span text:style-name="T163_70">&amp;</text:span></text:a></text:span><text:span text:style-name="T163_71"><text:a xlink:type="simple" xlink:href="http://hrcak.srce.hr/index.php?show=clanak&amp;id_clanak_jezik=98757&amp;lang=en"><text:span text:style-name="T163_72">id</text:span></text:a></text:span><text:span text:style-name="T163_73"><text:a xlink:type="simple" xlink:href="http://hrcak.srce.hr/index.php?show=clanak&amp;id_clanak_jezik=98757&amp;lang=en"><text:span text:style-name="T163_74">_</text:span></text:a></text:span><text:span text:style-name="T163_75"><text:a xlink:type="simple" xlink:href="http://hrcak.srce.hr/index.php?show=clanak&amp;id_clanak_jezik=98757&amp;lang=en"><text:span text:style-name="T163_76">clanak</text:span></text:a></text:span><text:span text:style-name="T163_77"><text:a xlink:type="simple" xlink:href="http://hrcak.srce.hr/index.php?show=clanak&amp;id_clanak_jezik=98757&amp;lang=en"><text:span text:style-name="T163_78">_</text:span></text:a></text:span><text:span text:style-name="T163_79"><text:a xlink:type="simple" xlink:href="http://hrcak.srce.hr/index.php?show=clanak&amp;id_clanak_jezik=98757&amp;lang=en"><text:span text:style-name="T163_80">jezik</text:span></text:a></text:span><text:span text:style-name="T163_81"><text:a xlink:type="simple" xlink:href="http://hrcak.srce.hr/index.php?show=clanak&amp;id_clanak_jezik=98757&amp;lang=en"><text:span text:style-name="T163_82">=98757&amp;</text:span></text:a></text:span><text:span text:style-name="T163_83"><text:a xlink:type="simple" xlink:href="http://hrcak.srce.hr/index.php?show=clanak&amp;id_clanak_jezik=98757&amp;lang=en"><text:span text:style-name="T163_84">lang</text:span></text:a></text:span><text:span text:style-name="T163_85"><text:a xlink:type="simple" xlink:href="http://hrcak.srce.hr/index.php?show=clanak&amp;id_clanak_jezik=98757&amp;lang=en"><text:span text:style-name="T163_86">=</text:span></text:a></text:span><text:span text:style-name="T163_87"><text:a xlink:type="simple" xlink:href="http://hrcak.srce.hr/index.php?show=clanak&amp;id_clanak_jezik=98757&amp;lang=en"><text:span text:style-name="T163_88">en</text:span></text:a></text:span></text:p>
      <text:p text:style-name="P164"><text:span text:style-name="T164_1">Traub</text:span><text:span text:style-name="T164_2">,<text:s/></text:span><text:span text:style-name="T164_3">J</text:span><text:span text:style-name="T164_4">.<text:s/>(1996).<text:s/></text:span><text:span text:style-name="T164_5">What</text:span><text:span text:style-name="T164_6"><text:s/></text:span><text:span text:style-name="T164_7">CEO</text:span><text:span text:style-name="T164_8">’</text:span><text:span text:style-name="T164_9">s</text:span><text:span text:style-name="T164_10"><text:s/></text:span><text:span text:style-name="T164_11">could</text:span><text:span text:style-name="T164_12"><text:s/></text:span><text:span text:style-name="T164_13">learn</text:span><text:span text:style-name="T164_14"><text:s/></text:span><text:span text:style-name="T164_15">from</text:span><text:span text:style-name="T164_16"><text:s/></text:span><text:span text:style-name="T164_17">the</text:span><text:span text:style-name="T164_18"><text:s/></text:span><text:span text:style-name="T164_19">Orpheus</text:span><text:span text:style-name="T164_20"><text:s/></text:span><text:span text:style-name="T164_21">Chamber</text:span><text:span text:style-name="T164_22"><text:s/></text:span><text:span text:style-name="T164_23">Orchestra</text:span><text:span text:style-name="T164_24">.<text:s/></text:span><text:span text:style-name="T164_25">New</text:span><text:span text:style-name="T164_26"><text:s/></text:span><text:span text:style-name="T164_27">Yorker</text:span><text:span text:style-name="T164_28"><text:s/></text:span><text:span text:style-name="T164_29">Magazine</text:span><text:span text:style-name="T164_30">,<text:s/>100<text:s/>–<text:s/>105.</text:span></text:p>
      <text:p text:style-name="P165"><text:span text:style-name="T165_1">Wörner</text:span><text:span text:style-name="T165_2">,<text:s/></text:span><text:span text:style-name="T165_3">K</text:span><text:span text:style-name="T165_4">.<text:s/>(1963).<text:s/></text:span><text:span text:style-name="T165_5">Stockhausen</text:span><text:span text:style-name="T165_6">:<text:s/></text:span><text:span text:style-name="T165_7">Life</text:span><text:span text:style-name="T165_8"><text:s/></text:span><text:span text:style-name="T165_9">and</text:span><text:span text:style-name="T165_10"><text:s/></text:span><text:span text:style-name="T165_11">work</text:span><text:span text:style-name="T165_12">,<text:s/></text:span><text:span text:style-name="T165_13">University</text:span><text:span text:style-name="T165_14"><text:s/></text:span><text:span text:style-name="T165_15">of</text:span><text:span text:style-name="T165_16"><text:s/></text:span><text:span text:style-name="T165_17">California</text:span><text:span text:style-name="T165_18"><text:s/></text:span><text:span text:style-name="T165_19">press</text:span><text:span text:style-name="T165_20">.</text:span></text:p>
      <text:p text:style-name="P166"><text:span text:style-name="T166_1">Östersjö</text:span><text:span text:style-name="T166_2">,<text:s/></text:span><text:span text:style-name="T166_3">S</text:span><text:span text:style-name="T166_4">.<text:s/>(2008).<text:s/></text:span><text:span text:style-name="T166_5">SHUT</text:span><text:span text:style-name="T166_6"><text:s/></text:span><text:span text:style-name="T166_7">UP</text:span><text:span text:style-name="T166_8"><text:s/>'</text:span><text:span text:style-name="T166_9">N</text:span><text:span text:style-name="T166_10">'<text:s/></text:span><text:span text:style-name="T166_11">PLAY</text:span><text:span text:style-name="T166_12">!<text:s/></text:span><text:span text:style-name="T166_13">Negotiating</text:span><text:span text:style-name="T166_14"><text:s/></text:span><text:span text:style-name="T166_15">the</text:span><text:span text:style-name="T166_16"><text:s/></text:span><text:span text:style-name="T166_17">Musical</text:span><text:span text:style-name="T166_18"><text:s/></text:span><text:span text:style-name="T166_19">Work</text:span><text:span text:style-name="T166_20">.</text:span><text:span text:style-name="T166_21"><text:s/></text:span><text:span text:style-name="T166_22">Lund</text:span><text:span text:style-name="T166_23"><text:s/></text:span><text:span text:style-name="T166_24">University</text:span><text:span text:style-name="T166_25">,<text:s/></text:span><text:span text:style-name="T166_26">Malmö</text:span><text:span text:style-name="T166_27">.</text:span></text:p>
      <text:p text:style-name="P167"><text:span text:style-name="T167_1">Östersjö</text:span><text:span text:style-name="T167_2">,<text:s/></text:span><text:span text:style-name="T167_3">S</text:span><text:span text:style-name="T167_4"><text:s/>(2013).<text:s/></text:span><text:span text:style-name="T167_5">The</text:span><text:span text:style-name="T167_6"><text:s/></text:span><text:span text:style-name="T167_7">resistance</text:span><text:span text:style-name="T167_8"><text:s/></text:span><text:span text:style-name="T167_9">of</text:span><text:span text:style-name="T167_10"><text:s/></text:span><text:span text:style-name="T167_11">the</text:span><text:span text:style-name="T167_12"><text:s/></text:span><text:span text:style-name="T167_13">Turkish</text:span><text:span text:style-name="T167_14"><text:s/></text:span><text:span text:style-name="T167_15">Makam</text:span><text:span text:style-name="T167_16"><text:s/></text:span><text:span text:style-name="T167_17">and</text:span><text:span text:style-name="T167_18"><text:s/></text:span><text:span text:style-name="T167_19">the</text:span><text:span text:style-name="T167_20"><text:s/></text:span><text:span text:style-name="T167_21">Habitus</text:span><text:span text:style-name="T167_22"><text:s/></text:span><text:span text:style-name="T167_23">of</text:span><text:span text:style-name="T167_24"><text:s/></text:span><text:span text:style-name="T167_25">the</text:span><text:span text:style-name="T167_26"><text:s/></text:span><text:span text:style-name="T167_27">performer</text:span><text:span text:style-name="T167_28">.<text:s/></text:span><text:span text:style-name="T167_29">Contemporary</text:span><text:span text:style-name="T167_30"><text:s/></text:span><text:span text:style-name="T167_31">Music</text:span><text:span text:style-name="T167_32"><text:s/></text:span><text:span text:style-name="T167_33">Review</text:span></text:p>
      <text:p text:style-name="P168"><text:span text:style-name="T168_1">Trinh</text:span><text:span text:style-name="T168_2"><text:s/></text:span><text:span text:style-name="T168_3">Minh</text:span><text:span text:style-name="T168_4">-</text:span><text:span text:style-name="T168_5">ha</text:span><text:span text:style-name="T168_6"><text:s/>(1991).<text:s/></text:span><text:span text:style-name="T168_7">When</text:span><text:span text:style-name="T168_8"><text:s/></text:span><text:span text:style-name="T168_9">The</text:span><text:span text:style-name="T168_10"><text:s/></text:span><text:span text:style-name="T168_11">Moon</text:span><text:span text:style-name="T168_12"><text:s/></text:span><text:span text:style-name="T168_13">Waxes</text:span><text:span text:style-name="T168_14"><text:s/></text:span><text:span text:style-name="T168_15">Red</text:span><text:span text:style-name="T168_16">.<text:s/></text:span><text:span text:style-name="T168_17">New</text:span><text:span text:style-name="T168_18"><text:s/></text:span><text:span text:style-name="T168_19">York</text:span><text:span text:style-name="T168_20">:<text:s/></text:span><text:span text:style-name="T168_21">Routledg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